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85cm"/>
    </style:style>
    <style:style style:name="co2" style:family="table-column">
      <style:table-column-properties fo:break-before="auto" style:column-width="2.258cm"/>
    </style:style>
    <style:style style:name="co3" style:family="table-column">
      <style:table-column-properties fo:break-before="auto" style:column-width="7.334cm"/>
    </style:style>
    <style:style style:name="co4" style:family="table-column">
      <style:table-column-properties fo:break-before="auto" style:column-width="7.597cm"/>
    </style:style>
    <style:style style:name="co5" style:family="table-column">
      <style:table-column-properties fo:break-before="auto" style:column-width="4.828cm"/>
    </style:style>
    <style:style style:name="co6" style:family="table-column">
      <style:table-column-properties fo:break-before="auto" style:column-width="4.202cm"/>
    </style:style>
    <style:style style:name="co7" style:family="table-column">
      <style:table-column-properties fo:break-before="auto" style:column-width="5.209cm"/>
    </style:style>
    <style:style style:name="co8" style:family="table-column">
      <style:table-column-properties fo:break-before="auto" style:column-width="9.095cm"/>
    </style:style>
    <style:style style:name="co9" style:family="table-column">
      <style:table-column-properties fo:break-before="auto" style:column-width="7.4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ities" table:style-name="ta1">
        <table:table-column table:style-name="co1" table:number-columns-repeated="2" table:default-cell-style-name="Default"/>
        <table:table-column table:style-name="co2" table:number-columns-repeated="4"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Cities</text:p>
          </table:table-cell>
          <table:table-cell office:value-type="string" calcext:value-type="string">
            <text:p>x</text:p>
          </table:table-cell>
          <table:table-cell office:value-type="string" calcext:value-type="string">
            <text:p>y</text:p>
          </table:table-cell>
          <table:table-cell office:value-type="string" calcext:value-type="string">
            <text:p>xMod</text:p>
          </table:table-cell>
          <table:table-cell office:value-type="string" calcext:value-type="string">
            <text:p>yMod</text:p>
          </table:table-cell>
          <table:table-cell office:value-type="string" calcext:value-type="string">
            <text:p>localization</text:p>
          </table:table-cell>
          <table:table-cell office:value-type="string" calcext:value-type="string">
            <text:p>desc</text:p>
          </table:table-cell>
          <table:table-cell table:number-columns-repeated="3"/>
          <table:table-cell table:style-name="ce1" office:value-type="string" calcext:value-type="string">
            <text:p>DestinationCard ts</text:p>
          </table:table-cell>
          <table:table-cell/>
          <table:table-cell office:value-type="string" calcext:value-type="string">
            <text:p>cities names</text:p>
          </table:table-cell>
          <table:table-cell office:value-type="string" calcext:value-type="string">
            <text:p>php cities</text:p>
          </table:table-cell>
          <table:table-cell table:style-name="ce1" office:value-type="string" calcext:value-type="string">
            <text:p>DestinationCard php</text:p>
          </table:table-cell>
          <table:table-cell office:value-type="string" calcext:value-type="string">
            <text:p>cities_desc</text:p>
          </table:table-cell>
          <table:table-cell office:value-type="string" calcext:value-type="string">
            <text:p>cities_locations</text:p>
          </table:table-cell>
        </table:table-row>
        <table:table-row table:style-name="ro1">
          <table:table-cell office:value-type="float" office:value="100" calcext:value-type="float">
            <text:p>100</text:p>
          </table:table-cell>
          <table:table-cell office:value-type="string" calcext:value-type="string">
            <text:p>Starting point</text:p>
          </table:table-cell>
          <table:table-cell office:value-type="float" office:value="818" calcext:value-type="float">
            <text:p>818</text:p>
          </table:table-cell>
          <table:table-cell office:value-type="float" office:value="211" calcext:value-type="float">
            <text:p>211</text:p>
          </table:table-cell>
          <table:table-cell office:value-type="float" office:value="818" calcext:value-type="float">
            <text:p>818</text:p>
          </table:table-cell>
          <table:table-cell office:value-type="float" office:value="211" calcext:value-type="float">
            <text:p>211</text:p>
          </table:table-cell>
          <table:table-cell table:number-columns-repeated="4"/>
          <table:table-cell office:value-type="string" calcext:value-type="string">
            <text:p>new City(100,818,211), //Starting point</text:p>
          </table:table-cell>
          <table:table-cell table:style-name="ce1"/>
          <table:table-cell/>
          <table:table-cell office:value-type="string" calcext:value-type="string">
            <text:p>'Starting point',</text:p>
          </table:table-cell>
          <table:table-cell office:value-type="string" calcext:value-type="string">
            <text:p>100=&gt;'Starting point',</text:p>
          </table:table-cell>
          <table:table-cell table:formula="of:=CONCATENATE([.A2]-100;&quot;=&gt; &quot;;&quot;new DestinationCard(&quot;;[.A2];&quot;,&quot;;[.A2];&quot;),&quot;)" office:value-type="string" office:string-value="0=&gt; new DestinationCard(100,100)," calcext:value-type="string">
            <text:p>0=&gt; new DestinationCard(100,100),</text:p>
          </table:table-cell>
          <table:table-cell table:number-columns-repeated="2" office:value-type="string" calcext:value-type="string">
            <text:p>'',</text:p>
          </table:table-cell>
        </table:table-row>
        <table:table-row table:style-name="ro1">
          <table:table-cell office:value-type="float" office:value="101" calcext:value-type="float">
            <text:p>101</text:p>
          </table:table-cell>
          <table:table-cell office:value-type="string" calcext:value-type="string">
            <text:p>Denali</text:p>
          </table:table-cell>
          <table:table-cell office:value-type="float" office:value="114" calcext:value-type="float">
            <text:p>114</text:p>
          </table:table-cell>
          <table:table-cell office:value-type="float" office:value="86" calcext:value-type="float">
            <text:p>86</text:p>
          </table:table-cell>
          <table:table-cell table:formula="of:=[.C3]" office:value-type="float" office:value="114" calcext:value-type="float">
            <text:p>114</text:p>
          </table:table-cell>
          <table:table-cell table:formula="of:=[.D3]" office:value-type="float" office:value="86" calcext:value-type="float">
            <text:p>86</text:p>
          </table:table-cell>
          <table:table-cell office:value-type="string" calcext:value-type="string">
            <text:p>UNITED STATES - North America</text:p>
          </table:table-cell>
          <table:table-cell office:value-type="string" calcext:value-type="string">
            <text:p>The highest summit in North America reaches 6,190 m. Long named Mount McKinley (1896–2015), Denali means “the tall one” in the Koyukon Athabaskan (Native Alaskan) language.</text:p>
          </table:table-cell>
          <table:table-cell table:number-columns-repeated="2"/>
          <table:table-cell table:formula="of:=CONCATENATE(&quot;new City(&quot;;[.A3];&quot;,&quot;;[.E3];&quot;,&quot;;[.F3];&quot;), //&quot;;[.B3])" office:value-type="string" office:string-value="new City(101,114,86), //Denali" calcext:value-type="string">
            <text:p>new City(101,114,86), //Denali</text:p>
          </table:table-cell>
          <table:table-cell table:formula="of:=CONCATENATE(&quot;new DestinationCard(&quot;;[.A3];&quot;,&quot;;[.A3];&quot;),&quot;)" office:value-type="string" office:string-value="new DestinationCard(101,101)," calcext:value-type="string">
            <text:p>new DestinationCard(101,101),</text:p>
          </table:table-cell>
          <table:table-cell/>
          <table:table-cell table:formula="of:=CONCATENATE(&quot;'&quot;;[.B3];&quot;',&quot;)" office:value-type="string" office:string-value="'Denali'," calcext:value-type="string">
            <text:p>'Denali',</text:p>
          </table:table-cell>
          <table:table-cell table:formula="of:=CONCATENATE([.A3];&quot;=&gt;'&quot;;[.B3];&quot;',&quot;)" office:value-type="string" office:string-value="101=&gt;'Denali'," calcext:value-type="string">
            <text:p>101=&gt;'Denali',</text:p>
          </table:table-cell>
          <table:table-cell table:formula="of:=CONCATENATE([.A3]-100;&quot;=&gt; &quot;;&quot;new DestinationCard(&quot;;[.A3];&quot;,&quot;;[.A3];&quot;),&quot;)" office:value-type="string" office:string-value="1=&gt; new DestinationCard(101,101)," calcext:value-type="string">
            <text:p>1=&gt; new DestinationCard(101,101),</text:p>
          </table:table-cell>
          <table:table-cell table:formula="of:=CONCATENATE(&quot;'&quot;;[.H3];&quot;',&quot;)" office:value-type="string" office:string-value="'The highest summit in North America reaches 6,190 m. Long named Mount McKinley (1896–2015), Denali means “the tall one” in the Koyukon Athabaskan (Native Alaskan) language.'," calcext:value-type="string">
            <text:p>'The highest summit in North America reaches 6,190 m. Long named Mount McKinley (1896–2015), Denali means “the tall one” in the Koyukon Athabaskan (Native Alaskan) language.',</text:p>
          </table:table-cell>
          <table:table-cell table:formula="of:=CONCATENATE(&quot;'&quot;;[.G3];&quot;',&quot;)" office:value-type="string" office:string-value="'UNITED STATES - North America'," calcext:value-type="string">
            <text:p>'UNITED STATES - North America',</text:p>
          </table:table-cell>
        </table:table-row>
        <table:table-row table:style-name="ro1">
          <table:table-cell office:value-type="float" office:value="102" calcext:value-type="float">
            <text:p>102</text:p>
          </table:table-cell>
          <table:table-cell office:value-type="string" calcext:value-type="string">
            <text:p>Mackenzie Delta</text:p>
          </table:table-cell>
          <table:table-cell office:value-type="float" office:value="248" calcext:value-type="float">
            <text:p>248</text:p>
          </table:table-cell>
          <table:table-cell office:value-type="float" office:value="36" calcext:value-type="float">
            <text:p>36</text:p>
          </table:table-cell>
          <table:table-cell table:formula="of:=[.C4]" office:value-type="float" office:value="248" calcext:value-type="float">
            <text:p>248</text:p>
          </table:table-cell>
          <table:table-cell table:formula="of:=[.D4]" office:value-type="float" office:value="36" calcext:value-type="float">
            <text:p>36</text:p>
          </table:table-cell>
          <table:table-cell office:value-type="string" calcext:value-type="string">
            <text:p>CANADA - North America</text:p>
          </table:table-cell>
          <table:table-cell office:value-type="string" calcext:value-type="string">
            <text:p>The Mackenzie is Canada’s longest river. It stays frozen about 5 months per year. The delta forms a 13,500 km² swamp, and shelters an important population of migratory birds.</text:p>
          </table:table-cell>
          <table:table-cell table:number-columns-repeated="2"/>
          <table:table-cell table:formula="of:=CONCATENATE(&quot;new City(&quot;;[.A4];&quot;,&quot;;[.E4];&quot;,&quot;;[.F4];&quot;), //&quot;;[.B4])" office:value-type="string" office:string-value="new City(102,248,36), //Mackenzie Delta" calcext:value-type="string">
            <text:p>new City(102,248,36), //Mackenzie Delta</text:p>
          </table:table-cell>
          <table:table-cell table:formula="of:=CONCATENATE(&quot;new DestinationCard(&quot;;[.A4];&quot;,&quot;;[.A4];&quot;),&quot;)" office:value-type="string" office:string-value="new DestinationCard(102,102)," calcext:value-type="string">
            <text:p>new DestinationCard(102,102),</text:p>
          </table:table-cell>
          <table:table-cell/>
          <table:table-cell table:formula="of:=CONCATENATE(&quot;'&quot;;[.B4];&quot;',&quot;)" office:value-type="string" office:string-value="'Mackenzie Delta'," calcext:value-type="string">
            <text:p>'Mackenzie Delta',</text:p>
          </table:table-cell>
          <table:table-cell table:formula="of:=CONCATENATE([.A4];&quot;=&gt;'&quot;;[.B4];&quot;',&quot;)" office:value-type="string" office:string-value="102=&gt;'Mackenzie Delta'," calcext:value-type="string">
            <text:p>102=&gt;'Mackenzie Delta',</text:p>
          </table:table-cell>
          <table:table-cell table:formula="of:=CONCATENATE([.A4]-100;&quot;=&gt; &quot;;&quot;new DestinationCard(&quot;;[.A4];&quot;,&quot;;[.A4];&quot;),&quot;)" office:value-type="string" office:string-value="2=&gt; new DestinationCard(102,102)," calcext:value-type="string">
            <text:p>2=&gt; new DestinationCard(102,102),</text:p>
          </table:table-cell>
          <table:table-cell table:formula="of:=CONCATENATE(&quot;'&quot;;[.H4];&quot;',&quot;)" office:value-type="string" office:string-value="'The Mackenzie is Canada’s longest river. It stays frozen about 5 months per year. The delta forms a 13,500 km² swamp, and shelters an important population of migratory birds.'," calcext:value-type="string">
            <text:p>'The Mackenzie is Canada’s longest river. It stays frozen about 5 months per year. The delta forms a 13,500 km² swamp, and shelters an important population of migratory birds.',</text:p>
          </table:table-cell>
          <table:table-cell table:formula="of:=CONCATENATE(&quot;'&quot;;[.G4];&quot;',&quot;)" office:value-type="string" office:string-value="'CANADA - North America'," calcext:value-type="string">
            <text:p>'CANADA - North America',</text:p>
          </table:table-cell>
        </table:table-row>
        <table:table-row table:style-name="ro1">
          <table:table-cell office:value-type="float" office:value="103" calcext:value-type="float">
            <text:p>103</text:p>
          </table:table-cell>
          <table:table-cell office:value-type="string" calcext:value-type="string">
            <text:p>Northwest Passage</text:p>
          </table:table-cell>
          <table:table-cell office:value-type="float" office:value="489" calcext:value-type="float">
            <text:p>489</text:p>
          </table:table-cell>
          <table:table-cell office:value-type="float" office:value="95" calcext:value-type="float">
            <text:p>95</text:p>
          </table:table-cell>
          <table:table-cell table:formula="of:=[.C5]" office:value-type="float" office:value="489" calcext:value-type="float">
            <text:p>489</text:p>
          </table:table-cell>
          <table:table-cell table:formula="of:=[.D5]" office:value-type="float" office:value="95" calcext:value-type="float">
            <text:p>95</text:p>
          </table:table-cell>
          <table:table-cell office:value-type="string" calcext:value-type="string">
            <text:p>ARCTIC OCEAN</text:p>
          </table:table-cell>
          <table:table-cell office:value-type="string" calcext:value-type="string">
            <text:p>The famous Northwest Passage allows ships to connect from the Atlantic Ocean to the Pacific Ocean. Since the 15th Century CE, numerous explorers have tried to traverse it with varying degrees of success.</text:p>
          </table:table-cell>
          <table:table-cell table:number-columns-repeated="2"/>
          <table:table-cell table:formula="of:=CONCATENATE(&quot;new City(&quot;;[.A5];&quot;,&quot;;[.E5];&quot;,&quot;;[.F5];&quot;), //&quot;;[.B5])" office:value-type="string" office:string-value="new City(103,489,95), //Northwest Passage" calcext:value-type="string">
            <text:p>new City(103,489,95), //Northwest Passage</text:p>
          </table:table-cell>
          <table:table-cell table:formula="of:=CONCATENATE(&quot;new DestinationCard(&quot;;[.A5];&quot;,&quot;;[.A5];&quot;),&quot;)" office:value-type="string" office:string-value="new DestinationCard(103,103)," calcext:value-type="string">
            <text:p>new DestinationCard(103,103),</text:p>
          </table:table-cell>
          <table:table-cell/>
          <table:table-cell table:formula="of:=CONCATENATE(&quot;'&quot;;[.B5];&quot;',&quot;)" office:value-type="string" office:string-value="'Northwest Passage'," calcext:value-type="string">
            <text:p>'Northwest Passage',</text:p>
          </table:table-cell>
          <table:table-cell table:formula="of:=CONCATENATE([.A5];&quot;=&gt;'&quot;;[.B5];&quot;',&quot;)" office:value-type="string" office:string-value="103=&gt;'Northwest Passage'," calcext:value-type="string">
            <text:p>103=&gt;'Northwest Passage',</text:p>
          </table:table-cell>
          <table:table-cell table:formula="of:=CONCATENATE([.A5]-100;&quot;=&gt; &quot;;&quot;new DestinationCard(&quot;;[.A5];&quot;,&quot;;[.A5];&quot;),&quot;)" office:value-type="string" office:string-value="3=&gt; new DestinationCard(103,103)," calcext:value-type="string">
            <text:p>3=&gt; new DestinationCard(103,103),</text:p>
          </table:table-cell>
          <table:table-cell table:formula="of:=CONCATENATE(&quot;'&quot;;[.H5];&quot;',&quot;)" office:value-type="string" office:string-value="'The famous Northwest Passage allows ships to connect from the Atlantic Ocean to the Pacific Ocean. Since the 15th Century CE, numerous explorers have tried to traverse it with varying degrees of success.'," calcext:value-type="string">
            <text:p>'The famous Northwest Passage allows ships to connect from the Atlantic Ocean to the Pacific Ocean. Since the 15th Century CE, numerous explorers have tried to traverse it with varying degrees of success.',</text:p>
          </table:table-cell>
          <table:table-cell table:formula="of:=CONCATENATE(&quot;'&quot;;[.G5];&quot;',&quot;)" office:value-type="string" office:string-value="'ARCTIC OCEAN'," calcext:value-type="string">
            <text:p>'ARCTIC OCEAN',</text:p>
          </table:table-cell>
        </table:table-row>
        <table:table-row table:style-name="ro1">
          <table:table-cell office:value-type="float" office:value="104" calcext:value-type="float">
            <text:p>104</text:p>
          </table:table-cell>
          <table:table-cell office:value-type="string" calcext:value-type="string">
            <text:p>Banff</text:p>
          </table:table-cell>
          <table:table-cell office:value-type="float" office:value="224" calcext:value-type="float">
            <text:p>224</text:p>
          </table:table-cell>
          <table:table-cell office:value-type="float" office:value="195" calcext:value-type="float">
            <text:p>195</text:p>
          </table:table-cell>
          <table:table-cell table:formula="of:=[.C6]" office:value-type="float" office:value="224" calcext:value-type="float">
            <text:p>224</text:p>
          </table:table-cell>
          <table:table-cell table:formula="of:=[.D6]" office:value-type="float" office:value="195" calcext:value-type="float">
            <text:p>195</text:p>
          </table:table-cell>
          <table:table-cell office:value-type="string" calcext:value-type="string">
            <text:p>CANADA - North America</text:p>
          </table:table-cell>
          <table:table-cell office:value-type="string" calcext:value-type="string">
            <text:p>Established in 1885, Banff National Park (listed as a UNESCO World Heritage Site) is Canada’s oldest national park; it is among the most frequented in the world, thanks to its varied and sumptuous landscapes.</text:p>
          </table:table-cell>
          <table:table-cell table:number-columns-repeated="2"/>
          <table:table-cell table:formula="of:=CONCATENATE(&quot;new City(&quot;;[.A6];&quot;,&quot;;[.E6];&quot;,&quot;;[.F6];&quot;), //&quot;;[.B6])" office:value-type="string" office:string-value="new City(104,224,195), //Banff" calcext:value-type="string">
            <text:p>new City(104,224,195), //Banff</text:p>
          </table:table-cell>
          <table:table-cell table:formula="of:=CONCATENATE(&quot;new DestinationCard(&quot;;[.A6];&quot;,&quot;;[.A6];&quot;),&quot;)" office:value-type="string" office:string-value="new DestinationCard(104,104)," calcext:value-type="string">
            <text:p>new DestinationCard(104,104),</text:p>
          </table:table-cell>
          <table:table-cell/>
          <table:table-cell table:formula="of:=CONCATENATE(&quot;'&quot;;[.B6];&quot;',&quot;)" office:value-type="string" office:string-value="'Banff'," calcext:value-type="string">
            <text:p>'Banff',</text:p>
          </table:table-cell>
          <table:table-cell table:formula="of:=CONCATENATE([.A6];&quot;=&gt;'&quot;;[.B6];&quot;',&quot;)" office:value-type="string" office:string-value="104=&gt;'Banff'," calcext:value-type="string">
            <text:p>104=&gt;'Banff',</text:p>
          </table:table-cell>
          <table:table-cell table:formula="of:=CONCATENATE([.A6]-100;&quot;=&gt; &quot;;&quot;new DestinationCard(&quot;;[.A6];&quot;,&quot;;[.A6];&quot;),&quot;)" office:value-type="string" office:string-value="4=&gt; new DestinationCard(104,104)," calcext:value-type="string">
            <text:p>4=&gt; new DestinationCard(104,104),</text:p>
          </table:table-cell>
          <table:table-cell table:formula="of:=CONCATENATE(&quot;'&quot;;[.H6];&quot;',&quot;)" office:value-type="string" office:string-value="'Established in 1885, Banff National Park (listed as a UNESCO World Heritage Site) is Canada’s oldest national park; it is among the most frequented in the world, thanks to its varied and sumptuous landscapes.'," calcext:value-type="string">
            <text:p>'Established in 1885, Banff National Park (listed as a UNESCO World Heritage Site) is Canada’s oldest national park; it is among the most frequented in the world, thanks to its varied and sumptuous landscapes.',</text:p>
          </table:table-cell>
          <table:table-cell table:formula="of:=CONCATENATE(&quot;'&quot;;[.G6];&quot;',&quot;)" office:value-type="string" office:string-value="'CANADA - North America'," calcext:value-type="string">
            <text:p>'CANADA - North America',</text:p>
          </table:table-cell>
        </table:table-row>
        <table:table-row table:style-name="ro1">
          <table:table-cell office:value-type="float" office:value="105" calcext:value-type="float">
            <text:p>105</text:p>
          </table:table-cell>
          <table:table-cell office:value-type="string" calcext:value-type="string">
            <text:p>Crater Lake</text:p>
          </table:table-cell>
          <table:table-cell office:value-type="float" office:value="117" calcext:value-type="float">
            <text:p>117</text:p>
          </table:table-cell>
          <table:table-cell office:value-type="float" office:value="215" calcext:value-type="float">
            <text:p>215</text:p>
          </table:table-cell>
          <table:table-cell table:formula="of:=[.C7]" office:value-type="float" office:value="117" calcext:value-type="float">
            <text:p>117</text:p>
          </table:table-cell>
          <table:table-cell table:formula="of:=[.D7]" office:value-type="float" office:value="215" calcext:value-type="float">
            <text:p>215</text:p>
          </table:table-cell>
          <table:table-cell office:value-type="string" calcext:value-type="string">
            <text:p>UNITED STATES - North America</text:p>
          </table:table-cell>
          <table:table-cell office:value-type="string" calcext:value-type="string">
            <text:p>A lake that formed in a crater of the volcano Mount Mazama in Oregon, it is the deepest in the United States (592 m), and has water so clear that objects up to 37 m deep can be seen with the naked eye.</text:p>
          </table:table-cell>
          <table:table-cell table:number-columns-repeated="2"/>
          <table:table-cell table:formula="of:=CONCATENATE(&quot;new City(&quot;;[.A7];&quot;,&quot;;[.E7];&quot;,&quot;;[.F7];&quot;), //&quot;;[.B7])" office:value-type="string" office:string-value="new City(105,117,215), //Crater Lake" calcext:value-type="string">
            <text:p>new City(105,117,215), //Crater Lake</text:p>
          </table:table-cell>
          <table:table-cell table:formula="of:=CONCATENATE(&quot;new DestinationCard(&quot;;[.A7];&quot;,&quot;;[.A7];&quot;),&quot;)" office:value-type="string" office:string-value="new DestinationCard(105,105)," calcext:value-type="string">
            <text:p>new DestinationCard(105,105),</text:p>
          </table:table-cell>
          <table:table-cell/>
          <table:table-cell table:formula="of:=CONCATENATE(&quot;'&quot;;[.B7];&quot;',&quot;)" office:value-type="string" office:string-value="'Crater Lake'," calcext:value-type="string">
            <text:p>'Crater Lake',</text:p>
          </table:table-cell>
          <table:table-cell table:formula="of:=CONCATENATE([.A7];&quot;=&gt;'&quot;;[.B7];&quot;',&quot;)" office:value-type="string" office:string-value="105=&gt;'Crater Lake'," calcext:value-type="string">
            <text:p>105=&gt;'Crater Lake',</text:p>
          </table:table-cell>
          <table:table-cell table:formula="of:=CONCATENATE([.A7]-100;&quot;=&gt; &quot;;&quot;new DestinationCard(&quot;;[.A7];&quot;,&quot;;[.A7];&quot;),&quot;)" office:value-type="string" office:string-value="5=&gt; new DestinationCard(105,105)," calcext:value-type="string">
            <text:p>5=&gt; new DestinationCard(105,105),</text:p>
          </table:table-cell>
          <table:table-cell table:formula="of:=CONCATENATE(&quot;'&quot;;[.H7];&quot;',&quot;)" office:value-type="string" office:string-value="'A lake that formed in a crater of the volcano Mount Mazama in Oregon, it is the deepest in the United States (592 m), and has water so clear that objects up to 37 m deep can be seen with the naked eye.'," calcext:value-type="string">
            <text:p>'A lake that formed in a crater of the volcano Mount Mazama in Oregon, it is the deepest in the United States (592 m), and has water so clear that objects up to 37 m deep can be seen with the naked eye.',</text:p>
          </table:table-cell>
          <table:table-cell table:formula="of:=CONCATENATE(&quot;'&quot;;[.G7];&quot;',&quot;)" office:value-type="string" office:string-value="'UNITED STATES - North America'," calcext:value-type="string">
            <text:p>'UNITED STATES - North America',</text:p>
          </table:table-cell>
        </table:table-row>
        <table:table-row table:style-name="ro1">
          <table:table-cell office:value-type="float" office:value="106" calcext:value-type="float">
            <text:p>106</text:p>
          </table:table-cell>
          <table:table-cell office:value-type="string" calcext:value-type="string">
            <text:p>Old Faithful</text:p>
          </table:table-cell>
          <table:table-cell office:value-type="float" office:value="173" calcext:value-type="float">
            <text:p>173</text:p>
          </table:table-cell>
          <table:table-cell office:value-type="float" office:value="255" calcext:value-type="float">
            <text:p>255</text:p>
          </table:table-cell>
          <table:table-cell table:formula="of:=[.C8]" office:value-type="float" office:value="173" calcext:value-type="float">
            <text:p>173</text:p>
          </table:table-cell>
          <table:table-cell table:formula="of:=[.D8]" office:value-type="float" office:value="255" calcext:value-type="float">
            <text:p>255</text:p>
          </table:table-cell>
          <table:table-cell office:value-type="string" calcext:value-type="string">
            <text:p>UNITED STATES - North America</text:p>
          </table:table-cell>
          <table:table-cell office:value-type="string" calcext:value-type="string">
            <text:p>This geyser situated in Yellowstone National Park is one of the largest jets of hot water and steam in the world. Very hot water (90°C) shoots up to 50 m high every 88 minutes, on average.</text:p>
          </table:table-cell>
          <table:table-cell table:number-columns-repeated="2"/>
          <table:table-cell table:formula="of:=CONCATENATE(&quot;new City(&quot;;[.A8];&quot;,&quot;;[.E8];&quot;,&quot;;[.F8];&quot;), //&quot;;[.B8])" office:value-type="string" office:string-value="new City(106,173,255), //Old Faithful" calcext:value-type="string">
            <text:p>new City(106,173,255), //Old Faithful</text:p>
          </table:table-cell>
          <table:table-cell table:formula="of:=CONCATENATE(&quot;new DestinationCard(&quot;;[.A8];&quot;,&quot;;[.A8];&quot;),&quot;)" office:value-type="string" office:string-value="new DestinationCard(106,106)," calcext:value-type="string">
            <text:p>new DestinationCard(106,106),</text:p>
          </table:table-cell>
          <table:table-cell/>
          <table:table-cell table:formula="of:=CONCATENATE(&quot;'&quot;;[.B8];&quot;',&quot;)" office:value-type="string" office:string-value="'Old Faithful'," calcext:value-type="string">
            <text:p>'Old Faithful',</text:p>
          </table:table-cell>
          <table:table-cell table:formula="of:=CONCATENATE([.A8];&quot;=&gt;'&quot;;[.B8];&quot;',&quot;)" office:value-type="string" office:string-value="106=&gt;'Old Faithful'," calcext:value-type="string">
            <text:p>106=&gt;'Old Faithful',</text:p>
          </table:table-cell>
          <table:table-cell table:formula="of:=CONCATENATE([.A8]-100;&quot;=&gt; &quot;;&quot;new DestinationCard(&quot;;[.A8];&quot;,&quot;;[.A8];&quot;),&quot;)" office:value-type="string" office:string-value="6=&gt; new DestinationCard(106,106)," calcext:value-type="string">
            <text:p>6=&gt; new DestinationCard(106,106),</text:p>
          </table:table-cell>
          <table:table-cell table:formula="of:=CONCATENATE(&quot;'&quot;;[.H8];&quot;',&quot;)" office:value-type="string" office:string-value="'This geyser situated in Yellowstone National Park is one of the largest jets of hot water and steam in the world. Very hot water (90°C) shoots up to 50 m high every 88 minutes, on average.'," calcext:value-type="string">
            <text:p>'This geyser situated in Yellowstone National Park is one of the largest jets of hot water and steam in the world. Very hot water (90°C) shoots up to 50 m high every 88 minutes, on average.',</text:p>
          </table:table-cell>
          <table:table-cell table:formula="of:=CONCATENATE(&quot;'&quot;;[.G8];&quot;',&quot;)" office:value-type="string" office:string-value="'UNITED STATES - North America'," calcext:value-type="string">
            <text:p>'UNITED STATES - North America',</text:p>
          </table:table-cell>
        </table:table-row>
        <table:table-row table:style-name="ro1">
          <table:table-cell office:value-type="float" office:value="107" calcext:value-type="float">
            <text:p>107</text:p>
          </table:table-cell>
          <table:table-cell office:value-type="string" calcext:value-type="string">
            <text:p>Puerto Rico</text:p>
          </table:table-cell>
          <table:table-cell office:value-type="float" office:value="359" calcext:value-type="float">
            <text:p>359</text:p>
          </table:table-cell>
          <table:table-cell office:value-type="float" office:value="532" calcext:value-type="float">
            <text:p>532</text:p>
          </table:table-cell>
          <table:table-cell table:formula="of:=[.C9]" office:value-type="float" office:value="359" calcext:value-type="float">
            <text:p>359</text:p>
          </table:table-cell>
          <table:table-cell table:formula="of:=[.D9]" office:value-type="float" office:value="532" calcext:value-type="float">
            <text:p>532</text:p>
          </table:table-cell>
          <table:table-cell office:value-type="string" calcext:value-type="string">
            <text:p>UNITED STATES - North America</text:p>
          </table:table-cell>
          <table:table-cell office:value-type="string" calcext:value-type="string">
            <text:p>A free state, but associated with the United States; Christopher Columbus made it known to the world, naming it San Juan Bautista in honor of Saint John the Baptist. Today, San Juan is the name of its capital.</text:p>
          </table:table-cell>
          <table:table-cell table:number-columns-repeated="2"/>
          <table:table-cell table:formula="of:=CONCATENATE(&quot;new City(&quot;;[.A9];&quot;,&quot;;[.E9];&quot;,&quot;;[.F9];&quot;), //&quot;;[.B9])" office:value-type="string" office:string-value="new City(107,359,532), //Puerto Rico" calcext:value-type="string">
            <text:p>new City(107,359,532), //Puerto Rico</text:p>
          </table:table-cell>
          <table:table-cell table:formula="of:=CONCATENATE(&quot;new DestinationCard(&quot;;[.A9];&quot;,&quot;;[.A9];&quot;),&quot;)" office:value-type="string" office:string-value="new DestinationCard(107,107)," calcext:value-type="string">
            <text:p>new DestinationCard(107,107),</text:p>
          </table:table-cell>
          <table:table-cell/>
          <table:table-cell table:formula="of:=CONCATENATE(&quot;'&quot;;[.B9];&quot;',&quot;)" office:value-type="string" office:string-value="'Puerto Rico'," calcext:value-type="string">
            <text:p>'Puerto Rico',</text:p>
          </table:table-cell>
          <table:table-cell table:formula="of:=CONCATENATE([.A9];&quot;=&gt;'&quot;;[.B9];&quot;',&quot;)" office:value-type="string" office:string-value="107=&gt;'Puerto Rico'," calcext:value-type="string">
            <text:p>107=&gt;'Puerto Rico',</text:p>
          </table:table-cell>
          <table:table-cell table:formula="of:=CONCATENATE([.A9]-100;&quot;=&gt; &quot;;&quot;new DestinationCard(&quot;;[.A9];&quot;,&quot;;[.A9];&quot;),&quot;)" office:value-type="string" office:string-value="7=&gt; new DestinationCard(107,107)," calcext:value-type="string">
            <text:p>7=&gt; new DestinationCard(107,107),</text:p>
          </table:table-cell>
          <table:table-cell table:formula="of:=CONCATENATE(&quot;'&quot;;[.H9];&quot;',&quot;)" office:value-type="string" office:string-value="'A free state, but associated with the United States; Christopher Columbus made it known to the world, naming it San Juan Bautista in honor of Saint John the Baptist. Today, San Juan is the name of its capital.'," calcext:value-type="string">
            <text:p>'A free state, but associated with the United States; Christopher Columbus made it known to the world, naming it San Juan Bautista in honor of Saint John the Baptist. Today, San Juan is the name of its capital.',</text:p>
          </table:table-cell>
          <table:table-cell table:formula="of:=CONCATENATE(&quot;'&quot;;[.G9];&quot;',&quot;)" office:value-type="string" office:string-value="'UNITED STATES - North America'," calcext:value-type="string">
            <text:p>'UNITED STATES - North America',</text:p>
          </table:table-cell>
        </table:table-row>
        <table:table-row table:style-name="ro1">
          <table:table-cell office:value-type="float" office:value="108" calcext:value-type="float">
            <text:p>108</text:p>
          </table:table-cell>
          <table:table-cell office:value-type="string" calcext:value-type="string">
            <text:p>Grand Canyon</text:p>
          </table:table-cell>
          <table:table-cell office:value-type="float" office:value="114" calcext:value-type="float">
            <text:p>114</text:p>
          </table:table-cell>
          <table:table-cell office:value-type="float" office:value="353" calcext:value-type="float">
            <text:p>353</text:p>
          </table:table-cell>
          <table:table-cell table:formula="of:=[.C10]" office:value-type="float" office:value="114" calcext:value-type="float">
            <text:p>114</text:p>
          </table:table-cell>
          <table:table-cell table:formula="of:=[.D10]" office:value-type="float" office:value="353" calcext:value-type="float">
            <text:p>353</text:p>
          </table:table-cell>
          <table:table-cell office:value-type="string" calcext:value-type="string">
            <text:p>UNITED STATES - North America</text:p>
          </table:table-cell>
          <table:table-cell office:value-type="string" calcext:value-type="string">
            <text:p>“In the Grand Canyon, Arizona has a natural wonder which is in kind absolutely unparalleled throughout the rest of the world.” Theodore Roosevelt.</text:p>
          </table:table-cell>
          <table:table-cell table:number-columns-repeated="2"/>
          <table:table-cell table:formula="of:=CONCATENATE(&quot;new City(&quot;;[.A10];&quot;,&quot;;[.E10];&quot;,&quot;;[.F10];&quot;), //&quot;;[.B10])" office:value-type="string" office:string-value="new City(108,114,353), //Grand Canyon" calcext:value-type="string">
            <text:p>new City(108,114,353), //Grand Canyon</text:p>
          </table:table-cell>
          <table:table-cell table:formula="of:=CONCATENATE(&quot;new DestinationCard(&quot;;[.A10];&quot;,&quot;;[.A10];&quot;),&quot;)" office:value-type="string" office:string-value="new DestinationCard(108,108)," calcext:value-type="string">
            <text:p>new DestinationCard(108,108),</text:p>
          </table:table-cell>
          <table:table-cell/>
          <table:table-cell table:formula="of:=CONCATENATE(&quot;'&quot;;[.B10];&quot;',&quot;)" office:value-type="string" office:string-value="'Grand Canyon'," calcext:value-type="string">
            <text:p>'Grand Canyon',</text:p>
          </table:table-cell>
          <table:table-cell table:formula="of:=CONCATENATE([.A10];&quot;=&gt;'&quot;;[.B10];&quot;',&quot;)" office:value-type="string" office:string-value="108=&gt;'Grand Canyon'," calcext:value-type="string">
            <text:p>108=&gt;'Grand Canyon',</text:p>
          </table:table-cell>
          <table:table-cell table:formula="of:=CONCATENATE([.A10]-100;&quot;=&gt; &quot;;&quot;new DestinationCard(&quot;;[.A10];&quot;,&quot;;[.A10];&quot;),&quot;)" office:value-type="string" office:string-value="8=&gt; new DestinationCard(108,108)," calcext:value-type="string">
            <text:p>8=&gt; new DestinationCard(108,108),</text:p>
          </table:table-cell>
          <table:table-cell table:formula="of:=CONCATENATE(&quot;'&quot;;[.H10];&quot;',&quot;)" office:value-type="string" office:string-value="'“In the Grand Canyon, Arizona has a natural wonder which is in kind absolutely unparalleled throughout the rest of the world.” Theodore Roosevelt.'," calcext:value-type="string">
            <text:p>'“In the Grand Canyon, Arizona has a natural wonder which is in kind absolutely unparalleled throughout the rest of the world.” Theodore Roosevelt.',</text:p>
          </table:table-cell>
          <table:table-cell table:formula="of:=CONCATENATE(&quot;'&quot;;[.G10];&quot;',&quot;)" office:value-type="string" office:string-value="'UNITED STATES - North America'," calcext:value-type="string">
            <text:p>'UNITED STATES - North America',</text:p>
          </table:table-cell>
        </table:table-row>
        <table:table-row table:style-name="ro1">
          <table:table-cell office:value-type="float" office:value="109" calcext:value-type="float">
            <text:p>109</text:p>
          </table:table-cell>
          <table:table-cell office:value-type="string" calcext:value-type="string">
            <text:p>Niagara Falls</text:p>
          </table:table-cell>
          <table:table-cell office:value-type="float" office:value="365" calcext:value-type="float">
            <text:p>365</text:p>
          </table:table-cell>
          <table:table-cell office:value-type="float" office:value="295" calcext:value-type="float">
            <text:p>295</text:p>
          </table:table-cell>
          <table:table-cell table:formula="of:=[.C11]" office:value-type="float" office:value="365" calcext:value-type="float">
            <text:p>365</text:p>
          </table:table-cell>
          <table:table-cell table:formula="of:=[.D11]" office:value-type="float" office:value="295" calcext:value-type="float">
            <text:p>295</text:p>
          </table:table-cell>
          <table:table-cell office:value-type="string" calcext:value-type="string">
            <text:p>CANADA, UNITED STATES - North America</text:p>
          </table:table-cell>
          <table:table-cell office:value-type="string" calcext:value-type="string">
            <text:p>Comprising 3 waterfalls (Horseshoe Falls, American Falls, and Bridal Veil Falls), these form not only a major tourist attraction, but a source of hydroelectric energy.</text:p>
          </table:table-cell>
          <table:table-cell table:number-columns-repeated="2"/>
          <table:table-cell table:formula="of:=CONCATENATE(&quot;new City(&quot;;[.A11];&quot;,&quot;;[.E11];&quot;,&quot;;[.F11];&quot;), //&quot;;[.B11])" office:value-type="string" office:string-value="new City(109,365,295), //Niagara Falls" calcext:value-type="string">
            <text:p>new City(109,365,295), //Niagara Falls</text:p>
          </table:table-cell>
          <table:table-cell table:formula="of:=CONCATENATE(&quot;new DestinationCard(&quot;;[.A11];&quot;,&quot;;[.A11];&quot;),&quot;)" office:value-type="string" office:string-value="new DestinationCard(109,109)," calcext:value-type="string">
            <text:p>new DestinationCard(109,109),</text:p>
          </table:table-cell>
          <table:table-cell/>
          <table:table-cell table:formula="of:=CONCATENATE(&quot;'&quot;;[.B11];&quot;',&quot;)" office:value-type="string" office:string-value="'Niagara Falls'," calcext:value-type="string">
            <text:p>'Niagara Falls',</text:p>
          </table:table-cell>
          <table:table-cell table:formula="of:=CONCATENATE([.A11];&quot;=&gt;'&quot;;[.B11];&quot;',&quot;)" office:value-type="string" office:string-value="109=&gt;'Niagara Falls'," calcext:value-type="string">
            <text:p>109=&gt;'Niagara Falls',</text:p>
          </table:table-cell>
          <table:table-cell table:formula="of:=CONCATENATE([.A11]-100;&quot;=&gt; &quot;;&quot;new DestinationCard(&quot;;[.A11];&quot;,&quot;;[.A11];&quot;),&quot;)" office:value-type="string" office:string-value="9=&gt; new DestinationCard(109,109)," calcext:value-type="string">
            <text:p>9=&gt; new DestinationCard(109,109),</text:p>
          </table:table-cell>
          <table:table-cell table:formula="of:=CONCATENATE(&quot;'&quot;;[.H11];&quot;',&quot;)" office:value-type="string" office:string-value="'Comprising 3 waterfalls (Horseshoe Falls, American Falls, and Bridal Veil Falls), these form not only a major tourist attraction, but a source of hydroelectric energy.'," calcext:value-type="string">
            <text:p>'Comprising 3 waterfalls (Horseshoe Falls, American Falls, and Bridal Veil Falls), these form not only a major tourist attraction, but a source of hydroelectric energy.',</text:p>
          </table:table-cell>
          <table:table-cell table:formula="of:=CONCATENATE(&quot;'&quot;;[.G11];&quot;',&quot;)" office:value-type="string" office:string-value="'CANADA, UNITED STATES - North America'," calcext:value-type="string">
            <text:p>'CANADA, UNITED STATES - North America',</text:p>
          </table:table-cell>
        </table:table-row>
        <table:table-row table:style-name="ro1">
          <table:table-cell office:value-type="float" office:value="110" calcext:value-type="float">
            <text:p>110</text:p>
          </table:table-cell>
          <table:table-cell office:value-type="string" calcext:value-type="string">
            <text:p>Louisiana</text:p>
          </table:table-cell>
          <table:table-cell office:value-type="float" office:value="253" calcext:value-type="float">
            <text:p>253</text:p>
          </table:table-cell>
          <table:table-cell office:value-type="float" office:value="418" calcext:value-type="float">
            <text:p>418</text:p>
          </table:table-cell>
          <table:table-cell table:formula="of:=[.C12]" office:value-type="float" office:value="253" calcext:value-type="float">
            <text:p>253</text:p>
          </table:table-cell>
          <table:table-cell table:formula="of:=[.D12]" office:value-type="float" office:value="418" calcext:value-type="float">
            <text:p>418</text:p>
          </table:table-cell>
          <table:table-cell office:value-type="string" calcext:value-type="string">
            <text:p>UNITED STATES - North America</text:p>
          </table:table-cell>
          <table:table-cell office:value-type="string" calcext:value-type="string">
            <text:p>This state (sold by Napoleon to the United States in 1803) is known for its bayous: large extremely humid marshes formed by the Mississippi River Delta Basin.</text:p>
          </table:table-cell>
          <table:table-cell table:number-columns-repeated="2"/>
          <table:table-cell table:formula="of:=CONCATENATE(&quot;new City(&quot;;[.A12];&quot;,&quot;;[.E12];&quot;,&quot;;[.F12];&quot;), //&quot;;[.B12])" office:value-type="string" office:string-value="new City(110,253,418), //Louisiana" calcext:value-type="string">
            <text:p>new City(110,253,418), //Louisiana</text:p>
          </table:table-cell>
          <table:table-cell table:formula="of:=CONCATENATE(&quot;new DestinationCard(&quot;;[.A12];&quot;,&quot;;[.A12];&quot;),&quot;)" office:value-type="string" office:string-value="new DestinationCard(110,110)," calcext:value-type="string">
            <text:p>new DestinationCard(110,110),</text:p>
          </table:table-cell>
          <table:table-cell/>
          <table:table-cell table:formula="of:=CONCATENATE(&quot;'&quot;;[.B12];&quot;',&quot;)" office:value-type="string" office:string-value="'Louisiana'," calcext:value-type="string">
            <text:p>'Louisiana',</text:p>
          </table:table-cell>
          <table:table-cell table:formula="of:=CONCATENATE([.A12];&quot;=&gt;'&quot;;[.B12];&quot;',&quot;)" office:value-type="string" office:string-value="110=&gt;'Louisiana'," calcext:value-type="string">
            <text:p>110=&gt;'Louisiana',</text:p>
          </table:table-cell>
          <table:table-cell table:formula="of:=CONCATENATE([.A12]-100;&quot;=&gt; &quot;;&quot;new DestinationCard(&quot;;[.A12];&quot;,&quot;;[.A12];&quot;),&quot;)" office:value-type="string" office:string-value="10=&gt; new DestinationCard(110,110)," calcext:value-type="string">
            <text:p>10=&gt; new DestinationCard(110,110),</text:p>
          </table:table-cell>
          <table:table-cell table:formula="of:=CONCATENATE(&quot;'&quot;;[.H12];&quot;',&quot;)" office:value-type="string" office:string-value="'This state (sold by Napoleon to the United States in 1803) is known for its bayous: large extremely humid marshes formed by the Mississippi River Delta Basin.'," calcext:value-type="string">
            <text:p>'This state (sold by Napoleon to the United States in 1803) is known for its bayous: large extremely humid marshes formed by the Mississippi River Delta Basin.',</text:p>
          </table:table-cell>
          <table:table-cell table:formula="of:=CONCATENATE(&quot;'&quot;;[.G12];&quot;',&quot;)" office:value-type="string" office:string-value="'UNITED STATES - North America'," calcext:value-type="string">
            <text:p>'UNITED STATES - North America',</text:p>
          </table:table-cell>
        </table:table-row>
        <table:table-row table:style-name="ro1">
          <table:table-cell office:value-type="float" office:value="111" calcext:value-type="float">
            <text:p>111</text:p>
          </table:table-cell>
          <table:table-cell office:value-type="string" calcext:value-type="string">
            <text:p>Teotihuacan</text:p>
          </table:table-cell>
          <table:table-cell office:value-type="float" office:value="156" calcext:value-type="float">
            <text:p>156</text:p>
          </table:table-cell>
          <table:table-cell office:value-type="float" office:value="517" calcext:value-type="float">
            <text:p>517</text:p>
          </table:table-cell>
          <table:table-cell table:formula="of:=[.C13]" office:value-type="float" office:value="156" calcext:value-type="float">
            <text:p>156</text:p>
          </table:table-cell>
          <table:table-cell table:formula="of:=[.D13]" office:value-type="float" office:value="517" calcext:value-type="float">
            <text:p>517</text:p>
          </table:table-cell>
          <table:table-cell office:value-type="string" calcext:value-type="string">
            <text:p>MEXICO - North America</text:p>
          </table:table-cell>
          <table:table-cell office:value-type="string" calcext:value-type="string">
            <text:p>An archaeological site in the Valley of Mexico, this city was one of the largest cities in the world in its heyday (around 500 CE), with around 200,000 inhabitants.</text:p>
          </table:table-cell>
          <table:table-cell table:number-columns-repeated="2"/>
          <table:table-cell table:formula="of:=CONCATENATE(&quot;new City(&quot;;[.A13];&quot;,&quot;;[.E13];&quot;,&quot;;[.F13];&quot;), //&quot;;[.B13])" office:value-type="string" office:string-value="new City(111,156,517), //Teotihuacan" calcext:value-type="string">
            <text:p>new City(111,156,517), //Teotihuacan</text:p>
          </table:table-cell>
          <table:table-cell table:formula="of:=CONCATENATE(&quot;new DestinationCard(&quot;;[.A13];&quot;,&quot;;[.A13];&quot;),&quot;)" office:value-type="string" office:string-value="new DestinationCard(111,111)," calcext:value-type="string">
            <text:p>new DestinationCard(111,111),</text:p>
          </table:table-cell>
          <table:table-cell/>
          <table:table-cell table:formula="of:=CONCATENATE(&quot;'&quot;;[.B13];&quot;',&quot;)" office:value-type="string" office:string-value="'Teotihuacan'," calcext:value-type="string">
            <text:p>'Teotihuacan',</text:p>
          </table:table-cell>
          <table:table-cell table:formula="of:=CONCATENATE([.A13];&quot;=&gt;'&quot;;[.B13];&quot;',&quot;)" office:value-type="string" office:string-value="111=&gt;'Teotihuacan'," calcext:value-type="string">
            <text:p>111=&gt;'Teotihuacan',</text:p>
          </table:table-cell>
          <table:table-cell table:formula="of:=CONCATENATE([.A13]-100;&quot;=&gt; &quot;;&quot;new DestinationCard(&quot;;[.A13];&quot;,&quot;;[.A13];&quot;),&quot;)" office:value-type="string" office:string-value="11=&gt; new DestinationCard(111,111)," calcext:value-type="string">
            <text:p>11=&gt; new DestinationCard(111,111),</text:p>
          </table:table-cell>
          <table:table-cell table:formula="of:=CONCATENATE(&quot;'&quot;;[.H13];&quot;',&quot;)" office:value-type="string" office:string-value="'An archaeological site in the Valley of Mexico, this city was one of the largest cities in the world in its heyday (around 500 CE), with around 200,000 inhabitants.'," calcext:value-type="string">
            <text:p>'An archaeological site in the Valley of Mexico, this city was one of the largest cities in the world in its heyday (around 500 CE), with around 200,000 inhabitants.',</text:p>
          </table:table-cell>
          <table:table-cell table:formula="of:=CONCATENATE(&quot;'&quot;;[.G13];&quot;',&quot;)" office:value-type="string" office:string-value="'MEXICO - North America'," calcext:value-type="string">
            <text:p>'MEXICO - North America',</text:p>
          </table:table-cell>
        </table:table-row>
        <table:table-row table:style-name="ro1">
          <table:table-cell office:value-type="float" office:value="112" calcext:value-type="float">
            <text:p>112</text:p>
          </table:table-cell>
          <table:table-cell office:value-type="string" calcext:value-type="string">
            <text:p>Tikal</text:p>
          </table:table-cell>
          <table:table-cell office:value-type="float" office:value="236" calcext:value-type="float">
            <text:p>236</text:p>
          </table:table-cell>
          <table:table-cell office:value-type="float" office:value="548" calcext:value-type="float">
            <text:p>548</text:p>
          </table:table-cell>
          <table:table-cell table:formula="of:=[.C14]" office:value-type="float" office:value="236" calcext:value-type="float">
            <text:p>236</text:p>
          </table:table-cell>
          <table:table-cell table:formula="of:=[.D14]" office:value-type="float" office:value="548" calcext:value-type="float">
            <text:p>548</text:p>
          </table:table-cell>
          <table:table-cell office:value-type="string" calcext:value-type="string">
            <text:p>GUATEMALA - Central America</text:p>
          </table:table-cell>
          <table:table-cell office:value-type="string" calcext:value-type="string">
            <text:p>This city is one of the best known of the great Mayan cities, and is a major archaeological site in Central America. The heart of the city centers around a concentration of temples around the Great Plaza.</text:p>
          </table:table-cell>
          <table:table-cell table:number-columns-repeated="2"/>
          <table:table-cell table:formula="of:=CONCATENATE(&quot;new City(&quot;;[.A14];&quot;,&quot;;[.E14];&quot;,&quot;;[.F14];&quot;), //&quot;;[.B14])" office:value-type="string" office:string-value="new City(112,236,548), //Tikal" calcext:value-type="string">
            <text:p>new City(112,236,548), //Tikal</text:p>
          </table:table-cell>
          <table:table-cell table:formula="of:=CONCATENATE(&quot;new DestinationCard(&quot;;[.A14];&quot;,&quot;;[.A14];&quot;),&quot;)" office:value-type="string" office:string-value="new DestinationCard(112,112)," calcext:value-type="string">
            <text:p>new DestinationCard(112,112),</text:p>
          </table:table-cell>
          <table:table-cell/>
          <table:table-cell table:formula="of:=CONCATENATE(&quot;'&quot;;[.B14];&quot;',&quot;)" office:value-type="string" office:string-value="'Tikal'," calcext:value-type="string">
            <text:p>'Tikal',</text:p>
          </table:table-cell>
          <table:table-cell table:formula="of:=CONCATENATE([.A14];&quot;=&gt;'&quot;;[.B14];&quot;',&quot;)" office:value-type="string" office:string-value="112=&gt;'Tikal'," calcext:value-type="string">
            <text:p>112=&gt;'Tikal',</text:p>
          </table:table-cell>
          <table:table-cell table:formula="of:=CONCATENATE([.A14]-100;&quot;=&gt; &quot;;&quot;new DestinationCard(&quot;;[.A14];&quot;,&quot;;[.A14];&quot;),&quot;)" office:value-type="string" office:string-value="12=&gt; new DestinationCard(112,112)," calcext:value-type="string">
            <text:p>12=&gt; new DestinationCard(112,112),</text:p>
          </table:table-cell>
          <table:table-cell table:formula="of:=CONCATENATE(&quot;'&quot;;[.H14];&quot;',&quot;)" office:value-type="string" office:string-value="'This city is one of the best known of the great Mayan cities, and is a major archaeological site in Central America. The heart of the city centers around a concentration of temples around the Great Plaza.'," calcext:value-type="string">
            <text:p>'This city is one of the best known of the great Mayan cities, and is a major archaeological site in Central America. The heart of the city centers around a concentration of temples around the Great Plaza.',</text:p>
          </table:table-cell>
          <table:table-cell table:formula="of:=CONCATENATE(&quot;'&quot;;[.G14];&quot;',&quot;)" office:value-type="string" office:string-value="'GUATEMALA - Central America'," calcext:value-type="string">
            <text:p>'GUATEMALA - Central America',</text:p>
          </table:table-cell>
        </table:table-row>
        <table:table-row table:style-name="ro1">
          <table:table-cell office:value-type="float" office:value="113" calcext:value-type="float">
            <text:p>113</text:p>
          </table:table-cell>
          <table:table-cell office:value-type="string" calcext:value-type="string">
            <text:p>Newfoundland</text:p>
          </table:table-cell>
          <table:table-cell office:value-type="float" office:value="534" calcext:value-type="float">
            <text:p>534</text:p>
          </table:table-cell>
          <table:table-cell office:value-type="float" office:value="253" calcext:value-type="float">
            <text:p>253</text:p>
          </table:table-cell>
          <table:table-cell table:formula="of:=[.C15]" office:value-type="float" office:value="534" calcext:value-type="float">
            <text:p>534</text:p>
          </table:table-cell>
          <table:table-cell table:formula="of:=[.D15]" office:value-type="float" office:value="253" calcext:value-type="float">
            <text:p>253</text:p>
          </table:table-cell>
          <table:table-cell office:value-type="string" calcext:value-type="string">
            <text:p>CANADA - North America</text:p>
          </table:table-cell>
          <table:table-cell office:value-type="string" calcext:value-type="string">
            <text:p>This large island became Canadian in 1949. Its capital, St. John’s, which is at the eastern end of the island, is the easternmost point in North America.</text:p>
          </table:table-cell>
          <table:table-cell table:number-columns-repeated="2"/>
          <table:table-cell table:formula="of:=CONCATENATE(&quot;new City(&quot;;[.A15];&quot;,&quot;;[.E15];&quot;,&quot;;[.F15];&quot;), //&quot;;[.B15])" office:value-type="string" office:string-value="new City(113,534,253), //Newfoundland" calcext:value-type="string">
            <text:p>new City(113,534,253), //Newfoundland</text:p>
          </table:table-cell>
          <table:table-cell table:formula="of:=CONCATENATE(&quot;new DestinationCard(&quot;;[.A15];&quot;,&quot;;[.A15];&quot;),&quot;)" office:value-type="string" office:string-value="new DestinationCard(113,113)," calcext:value-type="string">
            <text:p>new DestinationCard(113,113),</text:p>
          </table:table-cell>
          <table:table-cell/>
          <table:table-cell table:formula="of:=CONCATENATE(&quot;'&quot;;[.B15];&quot;',&quot;)" office:value-type="string" office:string-value="'Newfoundland'," calcext:value-type="string">
            <text:p>'Newfoundland',</text:p>
          </table:table-cell>
          <table:table-cell table:formula="of:=CONCATENATE([.A15];&quot;=&gt;'&quot;;[.B15];&quot;',&quot;)" office:value-type="string" office:string-value="113=&gt;'Newfoundland'," calcext:value-type="string">
            <text:p>113=&gt;'Newfoundland',</text:p>
          </table:table-cell>
          <table:table-cell table:formula="of:=CONCATENATE([.A15]-100;&quot;=&gt; &quot;;&quot;new DestinationCard(&quot;;[.A15];&quot;,&quot;;[.A15];&quot;),&quot;)" office:value-type="string" office:string-value="13=&gt; new DestinationCard(113,113)," calcext:value-type="string">
            <text:p>13=&gt; new DestinationCard(113,113),</text:p>
          </table:table-cell>
          <table:table-cell table:formula="of:=CONCATENATE(&quot;'&quot;;[.H15];&quot;',&quot;)" office:value-type="string" office:string-value="'This large island became Canadian in 1949. Its capital, St. John’s, which is at the eastern end of the island, is the easternmost point in North America.'," calcext:value-type="string">
            <text:p>'This large island became Canadian in 1949. Its capital, St. John’s, which is at the eastern end of the island, is the easternmost point in North America.',</text:p>
          </table:table-cell>
          <table:table-cell table:formula="of:=CONCATENATE(&quot;'&quot;;[.G15];&quot;',&quot;)" office:value-type="string" office:string-value="'CANADA - North America'," calcext:value-type="string">
            <text:p>'CANADA - North America',</text:p>
          </table:table-cell>
        </table:table-row>
        <table:table-row table:style-name="ro1">
          <table:table-cell office:value-type="float" office:value="114" calcext:value-type="float">
            <text:p>114</text:p>
          </table:table-cell>
          <table:table-cell office:value-type="string" calcext:value-type="string">
            <text:p>Greenland</text:p>
          </table:table-cell>
          <table:table-cell office:value-type="float" office:value="639" calcext:value-type="float">
            <text:p>639</text:p>
          </table:table-cell>
          <table:table-cell office:value-type="float" office:value="30" calcext:value-type="float">
            <text:p>30</text:p>
          </table:table-cell>
          <table:table-cell table:formula="of:=[.C16]" office:value-type="float" office:value="639" calcext:value-type="float">
            <text:p>639</text:p>
          </table:table-cell>
          <table:table-cell table:formula="of:=[.D16]" office:value-type="float" office:value="30" calcext:value-type="float">
            <text:p>30</text:p>
          </table:table-cell>
          <table:table-cell office:value-type="string" calcext:value-type="string">
            <text:p>North America</text:p>
          </table:table-cell>
          <table:table-cell office:value-type="string" calcext:value-type="string">
            <text:p>It is the least densely populated country in the world, with just over 50,000 inhabitants in an area 4 times the size of France. The capital is Nuuk, and the statue ofHans Egede, its founder, watches over the city.</text:p>
          </table:table-cell>
          <table:table-cell table:number-columns-repeated="2"/>
          <table:table-cell table:formula="of:=CONCATENATE(&quot;new City(&quot;;[.A16];&quot;,&quot;;[.E16];&quot;,&quot;;[.F16];&quot;), //&quot;;[.B16])" office:value-type="string" office:string-value="new City(114,639,30), //Greenland" calcext:value-type="string">
            <text:p>new City(114,639,30), //Greenland</text:p>
          </table:table-cell>
          <table:table-cell table:formula="of:=CONCATENATE(&quot;new DestinationCard(&quot;;[.A16];&quot;,&quot;;[.A16];&quot;),&quot;)" office:value-type="string" office:string-value="new DestinationCard(114,114)," calcext:value-type="string">
            <text:p>new DestinationCard(114,114),</text:p>
          </table:table-cell>
          <table:table-cell/>
          <table:table-cell table:formula="of:=CONCATENATE(&quot;'&quot;;[.B16];&quot;',&quot;)" office:value-type="string" office:string-value="'Greenland'," calcext:value-type="string">
            <text:p>'Greenland',</text:p>
          </table:table-cell>
          <table:table-cell table:formula="of:=CONCATENATE([.A16];&quot;=&gt;'&quot;;[.B16];&quot;',&quot;)" office:value-type="string" office:string-value="114=&gt;'Greenland'," calcext:value-type="string">
            <text:p>114=&gt;'Greenland',</text:p>
          </table:table-cell>
          <table:table-cell table:formula="of:=CONCATENATE([.A16]-100;&quot;=&gt; &quot;;&quot;new DestinationCard(&quot;;[.A16];&quot;,&quot;;[.A16];&quot;),&quot;)" office:value-type="string" office:string-value="14=&gt; new DestinationCard(114,114)," calcext:value-type="string">
            <text:p>14=&gt; new DestinationCard(114,114),</text:p>
          </table:table-cell>
          <table:table-cell table:formula="of:=CONCATENATE(&quot;'&quot;;[.H16];&quot;',&quot;)" office:value-type="string" office:string-value="'It is the least densely populated country in the world, with just over 50,000 inhabitants in an area 4 times the size of France. The capital is Nuuk, and the statue ofHans Egede, its founder, watches over the city.'," calcext:value-type="string">
            <text:p>'It is the least densely populated country in the world, with just over 50,000 inhabitants in an area 4 times the size of France. The capital is Nuuk, and the statue ofHans Egede, its founder, watches over the city.',</text:p>
          </table:table-cell>
          <table:table-cell table:formula="of:=CONCATENATE(&quot;'&quot;;[.G16];&quot;',&quot;)" office:value-type="string" office:string-value="'North America'," calcext:value-type="string">
            <text:p>'North America',</text:p>
          </table:table-cell>
        </table:table-row>
        <table:table-row table:style-name="ro1">
          <table:table-cell office:value-type="float" office:value="115" calcext:value-type="float">
            <text:p>115</text:p>
          </table:table-cell>
          <table:table-cell office:value-type="string" calcext:value-type="string">
            <text:p>Angel Falls</text:p>
          </table:table-cell>
          <table:table-cell office:value-type="float" office:value="364" calcext:value-type="float">
            <text:p>364</text:p>
          </table:table-cell>
          <table:table-cell office:value-type="float" office:value="644" calcext:value-type="float">
            <text:p>644</text:p>
          </table:table-cell>
          <table:table-cell table:formula="of:=[.C17]" office:value-type="float" office:value="364" calcext:value-type="float">
            <text:p>364</text:p>
          </table:table-cell>
          <table:table-cell table:formula="of:=[.D17]" office:value-type="float" office:value="644" calcext:value-type="float">
            <text:p>644</text:p>
          </table:table-cell>
          <table:table-cell office:value-type="string" calcext:value-type="string">
            <text:p>VENEZUELA - South America</text:p>
          </table:table-cell>
          <table:table-cell office:value-type="string" calcext:value-type="string">
            <text:p>This waterfall in Venezuela is the highest in the world (807 m), and owes its name to the aviator Jimmy Angel, who saw it in 1933 while panning for gold.</text:p>
          </table:table-cell>
          <table:table-cell table:number-columns-repeated="2"/>
          <table:table-cell table:formula="of:=CONCATENATE(&quot;new City(&quot;;[.A17];&quot;,&quot;;[.E17];&quot;,&quot;;[.F17];&quot;), //&quot;;[.B17])" office:value-type="string" office:string-value="new City(115,364,644), //Angel Falls" calcext:value-type="string">
            <text:p>new City(115,364,644), //Angel Falls</text:p>
          </table:table-cell>
          <table:table-cell table:formula="of:=CONCATENATE(&quot;new DestinationCard(&quot;;[.A17];&quot;,&quot;;[.A17];&quot;),&quot;)" office:value-type="string" office:string-value="new DestinationCard(115,115)," calcext:value-type="string">
            <text:p>new DestinationCard(115,115),</text:p>
          </table:table-cell>
          <table:table-cell/>
          <table:table-cell table:formula="of:=CONCATENATE(&quot;'&quot;;[.B17];&quot;',&quot;)" office:value-type="string" office:string-value="'Angel Falls'," calcext:value-type="string">
            <text:p>'Angel Falls',</text:p>
          </table:table-cell>
          <table:table-cell table:formula="of:=CONCATENATE([.A17];&quot;=&gt;'&quot;;[.B17];&quot;',&quot;)" office:value-type="string" office:string-value="115=&gt;'Angel Falls'," calcext:value-type="string">
            <text:p>115=&gt;'Angel Falls',</text:p>
          </table:table-cell>
          <table:table-cell table:formula="of:=CONCATENATE([.A17]-100;&quot;=&gt; &quot;;&quot;new DestinationCard(&quot;;[.A17];&quot;,&quot;;[.A17];&quot;),&quot;)" office:value-type="string" office:string-value="15=&gt; new DestinationCard(115,115)," calcext:value-type="string">
            <text:p>15=&gt; new DestinationCard(115,115),</text:p>
          </table:table-cell>
          <table:table-cell table:formula="of:=CONCATENATE(&quot;'&quot;;[.H17];&quot;',&quot;)" office:value-type="string" office:string-value="'This waterfall in Venezuela is the highest in the world (807 m), and owes its name to the aviator Jimmy Angel, who saw it in 1933 while panning for gold.'," calcext:value-type="string">
            <text:p>'This waterfall in Venezuela is the highest in the world (807 m), and owes its name to the aviator Jimmy Angel, who saw it in 1933 while panning for gold.',</text:p>
          </table:table-cell>
          <table:table-cell table:formula="of:=CONCATENATE(&quot;'&quot;;[.G17];&quot;',&quot;)" office:value-type="string" office:string-value="'VENEZUELA - South America'," calcext:value-type="string">
            <text:p>'VENEZUELA - South America',</text:p>
          </table:table-cell>
        </table:table-row>
        <table:table-row table:style-name="ro1">
          <table:table-cell office:value-type="float" office:value="116" calcext:value-type="float">
            <text:p>116</text:p>
          </table:table-cell>
          <table:table-cell office:value-type="string" calcext:value-type="string">
            <text:p>Marajó</text:p>
          </table:table-cell>
          <table:table-cell office:value-type="float" office:value="460" calcext:value-type="float">
            <text:p>460</text:p>
          </table:table-cell>
          <table:table-cell office:value-type="float" office:value="721" calcext:value-type="float">
            <text:p>721</text:p>
          </table:table-cell>
          <table:table-cell table:formula="of:=[.C18]" office:value-type="float" office:value="460" calcext:value-type="float">
            <text:p>460</text:p>
          </table:table-cell>
          <table:table-cell table:formula="of:=[.D18]" office:value-type="float" office:value="721" calcext:value-type="float">
            <text:p>721</text:p>
          </table:table-cell>
          <table:table-cell office:value-type="string" calcext:value-type="string">
            <text:p>BRAZIL - South America</text:p>
          </table:table-cell>
          <table:table-cell office:value-type="string" calcext:value-type="string">
            <text:p>Marajó Island is the largest coastal island in Brazil, and its local police do not use horses to patrol, but rather… water buffalo.</text:p>
          </table:table-cell>
          <table:table-cell table:number-columns-repeated="2"/>
          <table:table-cell table:formula="of:=CONCATENATE(&quot;new City(&quot;;[.A18];&quot;,&quot;;[.E18];&quot;,&quot;;[.F18];&quot;), //&quot;;[.B18])" office:value-type="string" office:string-value="new City(116,460,721), //Marajó" calcext:value-type="string">
            <text:p>new City(116,460,721), //Marajó</text:p>
          </table:table-cell>
          <table:table-cell table:formula="of:=CONCATENATE(&quot;new DestinationCard(&quot;;[.A18];&quot;,&quot;;[.A18];&quot;),&quot;)" office:value-type="string" office:string-value="new DestinationCard(116,116)," calcext:value-type="string">
            <text:p>new DestinationCard(116,116),</text:p>
          </table:table-cell>
          <table:table-cell/>
          <table:table-cell table:formula="of:=CONCATENATE(&quot;'&quot;;[.B18];&quot;',&quot;)" office:value-type="string" office:string-value="'Marajó'," calcext:value-type="string">
            <text:p>'Marajó',</text:p>
          </table:table-cell>
          <table:table-cell table:formula="of:=CONCATENATE([.A18];&quot;=&gt;'&quot;;[.B18];&quot;',&quot;)" office:value-type="string" office:string-value="116=&gt;'Marajó'," calcext:value-type="string">
            <text:p>116=&gt;'Marajó',</text:p>
          </table:table-cell>
          <table:table-cell table:formula="of:=CONCATENATE([.A18]-100;&quot;=&gt; &quot;;&quot;new DestinationCard(&quot;;[.A18];&quot;,&quot;;[.A18];&quot;),&quot;)" office:value-type="string" office:string-value="16=&gt; new DestinationCard(116,116)," calcext:value-type="string">
            <text:p>16=&gt; new DestinationCard(116,116),</text:p>
          </table:table-cell>
          <table:table-cell table:formula="of:=CONCATENATE(&quot;'&quot;;[.H18];&quot;',&quot;)" office:value-type="string" office:string-value="'Marajó Island is the largest coastal island in Brazil, and its local police do not use horses to patrol, but rather… water buffalo.'," calcext:value-type="string">
            <text:p>'Marajó Island is the largest coastal island in Brazil, and its local police do not use horses to patrol, but rather… water buffalo.',</text:p>
          </table:table-cell>
          <table:table-cell table:formula="of:=CONCATENATE(&quot;'&quot;;[.G18];&quot;',&quot;)" office:value-type="string" office:string-value="'BRAZIL - South America'," calcext:value-type="string">
            <text:p>'BRAZIL - South America',</text:p>
          </table:table-cell>
        </table:table-row>
        <table:table-row table:style-name="ro1">
          <table:table-cell office:value-type="float" office:value="117" calcext:value-type="float">
            <text:p>117</text:p>
          </table:table-cell>
          <table:table-cell office:value-type="string" calcext:value-type="string">
            <text:p>Amazon Rainforest</text:p>
          </table:table-cell>
          <table:table-cell office:value-type="float" office:value="392" calcext:value-type="float">
            <text:p>392</text:p>
          </table:table-cell>
          <table:table-cell office:value-type="float" office:value="763" calcext:value-type="float">
            <text:p>763</text:p>
          </table:table-cell>
          <table:table-cell table:formula="of:=[.C19]" office:value-type="float" office:value="392" calcext:value-type="float">
            <text:p>392</text:p>
          </table:table-cell>
          <table:table-cell table:formula="of:=[.D19]" office:value-type="float" office:value="763" calcext:value-type="float">
            <text:p>763</text:p>
          </table:table-cell>
          <table:table-cell office:value-type="string" calcext:value-type="string">
            <text:p>AMAZON - South America</text:p>
          </table:table-cell>
          <table:table-cell office:value-type="string"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number-columns-repeated="2"/>
          <table:table-cell table:formula="of:=CONCATENATE(&quot;new City(&quot;;[.A19];&quot;,&quot;;[.E19];&quot;,&quot;;[.F19];&quot;), //&quot;;[.B19])" office:value-type="string" office:string-value="new City(117,392,763), //Amazon Rainforest" calcext:value-type="string">
            <text:p>new City(117,392,763), //Amazon Rainforest</text:p>
          </table:table-cell>
          <table:table-cell table:formula="of:=CONCATENATE(&quot;new DestinationCard(&quot;;[.A19];&quot;,&quot;;[.A19];&quot;),&quot;)" office:value-type="string" office:string-value="new DestinationCard(117,117)," calcext:value-type="string">
            <text:p>new DestinationCard(117,117),</text:p>
          </table:table-cell>
          <table:table-cell/>
          <table:table-cell table:formula="of:=CONCATENATE(&quot;'&quot;;[.B19];&quot;',&quot;)" office:value-type="string" office:string-value="'Amazon Rainforest'," calcext:value-type="string">
            <text:p>'Amazon Rainforest',</text:p>
          </table:table-cell>
          <table:table-cell table:formula="of:=CONCATENATE([.A19];&quot;=&gt;'&quot;;[.B19];&quot;',&quot;)" office:value-type="string" office:string-value="117=&gt;'Amazon Rainforest'," calcext:value-type="string">
            <text:p>117=&gt;'Amazon Rainforest',</text:p>
          </table:table-cell>
          <table:table-cell table:formula="of:=CONCATENATE([.A19]-100;&quot;=&gt; &quot;;&quot;new DestinationCard(&quot;;[.A19];&quot;,&quot;;[.A19];&quot;),&quot;)" office:value-type="string" office:string-value="17=&gt; new DestinationCard(117,117)," calcext:value-type="string">
            <text:p>17=&gt; new DestinationCard(117,117),</text:p>
          </table:table-cell>
          <table:table-cell table:formula="of:=CONCATENATE(&quot;'&quot;;[.H19];&quot;',&quot;)" office:value-type="string" office:string-value="'400 billion trees (13% of the trees on Earth) of 16,000 different species, as well as 14,000 species of other plants, 2,200 species of fish, 1,300 species of birds…. This is the largest reservoir of biodiversity in the world.',"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formula="of:=CONCATENATE(&quot;'&quot;;[.G19];&quot;',&quot;)" office:value-type="string" office:string-value="'AMAZON - South America'," calcext:value-type="string">
            <text:p>'AMAZON - South America',</text:p>
          </table:table-cell>
        </table:table-row>
        <table:table-row table:style-name="ro1">
          <table:table-cell office:value-type="float" office:value="118" calcext:value-type="float">
            <text:p>118</text:p>
          </table:table-cell>
          <table:table-cell office:value-type="string" calcext:value-type="string">
            <text:p>Machu Picchu</text:p>
          </table:table-cell>
          <table:table-cell office:value-type="float" office:value="278" calcext:value-type="float">
            <text:p>278</text:p>
          </table:table-cell>
          <table:table-cell office:value-type="float" office:value="824" calcext:value-type="float">
            <text:p>824</text:p>
          </table:table-cell>
          <table:table-cell table:formula="of:=[.C20]" office:value-type="float" office:value="278" calcext:value-type="float">
            <text:p>278</text:p>
          </table:table-cell>
          <table:table-cell table:formula="of:=[.D20]" office:value-type="float" office:value="824" calcext:value-type="float">
            <text:p>824</text:p>
          </table:table-cell>
          <table:table-cell office:value-type="string" calcext:value-type="string">
            <text:p>PERU - South America</text:p>
          </table:table-cell>
          <table:table-cell office:value-type="string" calcext:value-type="string">
            <text:p>This ancient Incan city from the 15th Century CE perches atop a mountain more than 2,400 m above sea level (its name means “old mountain”). Access to it is by foot, and is subject to strict control.</text:p>
          </table:table-cell>
          <table:table-cell table:number-columns-repeated="2"/>
          <table:table-cell table:formula="of:=CONCATENATE(&quot;new City(&quot;;[.A20];&quot;,&quot;;[.E20];&quot;,&quot;;[.F20];&quot;), //&quot;;[.B20])" office:value-type="string" office:string-value="new City(118,278,824), //Machu Picchu" calcext:value-type="string">
            <text:p>new City(118,278,824), //Machu Picchu</text:p>
          </table:table-cell>
          <table:table-cell table:formula="of:=CONCATENATE(&quot;new DestinationCard(&quot;;[.A20];&quot;,&quot;;[.A20];&quot;),&quot;)" office:value-type="string" office:string-value="new DestinationCard(118,118)," calcext:value-type="string">
            <text:p>new DestinationCard(118,118),</text:p>
          </table:table-cell>
          <table:table-cell/>
          <table:table-cell table:formula="of:=CONCATENATE(&quot;'&quot;;[.B20];&quot;',&quot;)" office:value-type="string" office:string-value="'Machu Picchu'," calcext:value-type="string">
            <text:p>'Machu Picchu',</text:p>
          </table:table-cell>
          <table:table-cell table:formula="of:=CONCATENATE([.A20];&quot;=&gt;'&quot;;[.B20];&quot;',&quot;)" office:value-type="string" office:string-value="118=&gt;'Machu Picchu'," calcext:value-type="string">
            <text:p>118=&gt;'Machu Picchu',</text:p>
          </table:table-cell>
          <table:table-cell table:formula="of:=CONCATENATE([.A20]-100;&quot;=&gt; &quot;;&quot;new DestinationCard(&quot;;[.A20];&quot;,&quot;;[.A20];&quot;),&quot;)" office:value-type="string" office:string-value="18=&gt; new DestinationCard(118,118)," calcext:value-type="string">
            <text:p>18=&gt; new DestinationCard(118,118),</text:p>
          </table:table-cell>
          <table:table-cell table:formula="of:=CONCATENATE(&quot;'&quot;;[.H20];&quot;',&quot;)" office:value-type="string" office:string-value="'This ancient Incan city from the 15th Century CE perches atop a mountain more than 2,400 m above sea level (its name means “old mountain”). Access to it is by foot, and is subject to strict control.'," calcext:value-type="string">
            <text:p>'This ancient Incan city from the 15th Century CE perches atop a mountain more than 2,400 m above sea level (its name means “old mountain”). Access to it is by foot, and is subject to strict control.',</text:p>
          </table:table-cell>
          <table:table-cell table:formula="of:=CONCATENATE(&quot;'&quot;;[.G20];&quot;',&quot;)" office:value-type="string" office:string-value="'PERU - South America'," calcext:value-type="string">
            <text:p>'PERU - South America',</text:p>
          </table:table-cell>
        </table:table-row>
        <table:table-row table:style-name="ro1">
          <table:table-cell office:value-type="float" office:value="119" calcext:value-type="float">
            <text:p>119</text:p>
          </table:table-cell>
          <table:table-cell office:value-type="string" calcext:value-type="string">
            <text:p>Aripuanã</text:p>
          </table:table-cell>
          <table:table-cell office:value-type="float" office:value="420" calcext:value-type="float">
            <text:p>420</text:p>
          </table:table-cell>
          <table:table-cell office:value-type="float" office:value="839" calcext:value-type="float">
            <text:p>839</text:p>
          </table:table-cell>
          <table:table-cell table:formula="of:=[.C21]" office:value-type="float" office:value="420" calcext:value-type="float">
            <text:p>420</text:p>
          </table:table-cell>
          <table:table-cell table:formula="of:=[.D21]" office:value-type="float" office:value="839" calcext:value-type="float">
            <text:p>839</text:p>
          </table:table-cell>
          <table:table-cell office:value-type="string" calcext:value-type="string">
            <text:p>BRAZIL - South America</text:p>
          </table:table-cell>
          <table:table-cell office:value-type="string" calcext:value-type="string">
            <text:p>The Aripuanã National Forest is still home to a few indigenous tribes, including the Surui, who call themselves Paiter, which means “real people, ourselves”.</text:p>
          </table:table-cell>
          <table:table-cell table:number-columns-repeated="2"/>
          <table:table-cell table:formula="of:=CONCATENATE(&quot;new City(&quot;;[.A21];&quot;,&quot;;[.E21];&quot;,&quot;;[.F21];&quot;), //&quot;;[.B21])" office:value-type="string" office:string-value="new City(119,420,839), //Aripuanã" calcext:value-type="string">
            <text:p>new City(119,420,839), //Aripuanã</text:p>
          </table:table-cell>
          <table:table-cell table:formula="of:=CONCATENATE(&quot;new DestinationCard(&quot;;[.A21];&quot;,&quot;;[.A21];&quot;),&quot;)" office:value-type="string" office:string-value="new DestinationCard(119,119)," calcext:value-type="string">
            <text:p>new DestinationCard(119,119),</text:p>
          </table:table-cell>
          <table:table-cell/>
          <table:table-cell table:formula="of:=CONCATENATE(&quot;'&quot;;[.B21];&quot;',&quot;)" office:value-type="string" office:string-value="'Aripuanã'," calcext:value-type="string">
            <text:p>'Aripuanã',</text:p>
          </table:table-cell>
          <table:table-cell table:formula="of:=CONCATENATE([.A21];&quot;=&gt;'&quot;;[.B21];&quot;',&quot;)" office:value-type="string" office:string-value="119=&gt;'Aripuanã'," calcext:value-type="string">
            <text:p>119=&gt;'Aripuanã',</text:p>
          </table:table-cell>
          <table:table-cell table:formula="of:=CONCATENATE([.A21]-100;&quot;=&gt; &quot;;&quot;new DestinationCard(&quot;;[.A21];&quot;,&quot;;[.A21];&quot;),&quot;)" office:value-type="string" office:string-value="19=&gt; new DestinationCard(119,119)," calcext:value-type="string">
            <text:p>19=&gt; new DestinationCard(119,119),</text:p>
          </table:table-cell>
          <table:table-cell table:formula="of:=CONCATENATE(&quot;'&quot;;[.H21];&quot;',&quot;)" office:value-type="string" office:string-value="'The Aripuanã National Forest is still home to a few indigenous tribes, including the Surui, who call themselves Paiter, which means “real people, ourselves”.'," calcext:value-type="string">
            <text:p>'The Aripuanã National Forest is still home to a few indigenous tribes, including the Surui, who call themselves Paiter, which means “real people, ourselves”.',</text:p>
          </table:table-cell>
          <table:table-cell table:formula="of:=CONCATENATE(&quot;'&quot;;[.G21];&quot;',&quot;)" office:value-type="string" office:string-value="'BRAZIL - South America'," calcext:value-type="string">
            <text:p>'BRAZIL - South America',</text:p>
          </table:table-cell>
        </table:table-row>
        <table:table-row table:style-name="ro1">
          <table:table-cell office:value-type="float" office:value="120" calcext:value-type="float">
            <text:p>120</text:p>
          </table:table-cell>
          <table:table-cell office:value-type="string" calcext:value-type="string">
            <text:p>Salvador de Bahia</text:p>
          </table:table-cell>
          <table:table-cell office:value-type="float" office:value="537" calcext:value-type="float">
            <text:p>537</text:p>
          </table:table-cell>
          <table:table-cell office:value-type="float" office:value="853" calcext:value-type="float">
            <text:p>853</text:p>
          </table:table-cell>
          <table:table-cell table:formula="of:=[.C22]" office:value-type="float" office:value="537" calcext:value-type="float">
            <text:p>537</text:p>
          </table:table-cell>
          <table:table-cell table:formula="of:=[.D22]" office:value-type="float" office:value="853" calcext:value-type="float">
            <text:p>853</text:p>
          </table:table-cell>
          <table:table-cell office:value-type="string" calcext:value-type="string">
            <text:p>BRAZIL - South America</text:p>
          </table:table-cell>
          <table:table-cell office:value-type="string" calcext:value-type="string">
            <text:p>Consisting of two parts, Upper Town and Lower Town, the traditional way to go from one to the other is to take the Lacerda Elevator, which was built in 1873, and is 72 m high.</text:p>
          </table:table-cell>
          <table:table-cell table:number-columns-repeated="2"/>
          <table:table-cell table:formula="of:=CONCATENATE(&quot;new City(&quot;;[.A22];&quot;,&quot;;[.E22];&quot;,&quot;;[.F22];&quot;), //&quot;;[.B22])" office:value-type="string" office:string-value="new City(120,537,853), //Salvador de Bahia" calcext:value-type="string">
            <text:p>new City(120,537,853), //Salvador de Bahia</text:p>
          </table:table-cell>
          <table:table-cell table:formula="of:=CONCATENATE(&quot;new DestinationCard(&quot;;[.A22];&quot;,&quot;;[.A22];&quot;),&quot;)" office:value-type="string" office:string-value="new DestinationCard(120,120)," calcext:value-type="string">
            <text:p>new DestinationCard(120,120),</text:p>
          </table:table-cell>
          <table:table-cell/>
          <table:table-cell table:formula="of:=CONCATENATE(&quot;'&quot;;[.B22];&quot;',&quot;)" office:value-type="string" office:string-value="'Salvador de Bahia'," calcext:value-type="string">
            <text:p>'Salvador de Bahia',</text:p>
          </table:table-cell>
          <table:table-cell table:formula="of:=CONCATENATE([.A22];&quot;=&gt;'&quot;;[.B22];&quot;',&quot;)" office:value-type="string" office:string-value="120=&gt;'Salvador de Bahia'," calcext:value-type="string">
            <text:p>120=&gt;'Salvador de Bahia',</text:p>
          </table:table-cell>
          <table:table-cell table:formula="of:=CONCATENATE([.A22]-100;&quot;=&gt; &quot;;&quot;new DestinationCard(&quot;;[.A22];&quot;,&quot;;[.A22];&quot;),&quot;)" office:value-type="string" office:string-value="20=&gt; new DestinationCard(120,120)," calcext:value-type="string">
            <text:p>20=&gt; new DestinationCard(120,120),</text:p>
          </table:table-cell>
          <table:table-cell table:formula="of:=CONCATENATE(&quot;'&quot;;[.H22];&quot;',&quot;)" office:value-type="string" office:string-value="'Consisting of two parts, Upper Town and Lower Town, the traditional way to go from one to the other is to take the Lacerda Elevator, which was built in 1873, and is 72 m high.'," calcext:value-type="string">
            <text:p>'Consisting of two parts, Upper Town and Lower Town, the traditional way to go from one to the other is to take the Lacerda Elevator, which was built in 1873, and is 72 m high.',</text:p>
          </table:table-cell>
          <table:table-cell table:formula="of:=CONCATENATE(&quot;'&quot;;[.G22];&quot;',&quot;)" office:value-type="string" office:string-value="'BRAZIL - South America'," calcext:value-type="string">
            <text:p>'BRAZIL - South America',</text:p>
          </table:table-cell>
        </table:table-row>
        <table:table-row table:style-name="ro1">
          <table:table-cell office:value-type="float" office:value="121" calcext:value-type="float">
            <text:p>121</text:p>
          </table:table-cell>
          <table:table-cell office:value-type="string" calcext:value-type="string">
            <text:p>Altiplano</text:p>
          </table:table-cell>
          <table:table-cell office:value-type="float" office:value="359" calcext:value-type="float">
            <text:p>359</text:p>
          </table:table-cell>
          <table:table-cell office:value-type="float" office:value="902" calcext:value-type="float">
            <text:p>902</text:p>
          </table:table-cell>
          <table:table-cell table:formula="of:=[.C23]" office:value-type="float" office:value="359" calcext:value-type="float">
            <text:p>359</text:p>
          </table:table-cell>
          <table:table-cell table:formula="of:=[.D23]" office:value-type="float" office:value="902" calcext:value-type="float">
            <text:p>902</text:p>
          </table:table-cell>
          <table:table-cell office:value-type="string" calcext:value-type="string">
            <text:p>BOLIVIA - South America</text:p>
          </table:table-cell>
          <table:table-cell office:value-type="string"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number-columns-repeated="2"/>
          <table:table-cell table:formula="of:=CONCATENATE(&quot;new City(&quot;;[.A23];&quot;,&quot;;[.E23];&quot;,&quot;;[.F23];&quot;), //&quot;;[.B23])" office:value-type="string" office:string-value="new City(121,359,902), //Altiplano" calcext:value-type="string">
            <text:p>new City(121,359,902), //Altiplano</text:p>
          </table:table-cell>
          <table:table-cell table:formula="of:=CONCATENATE(&quot;new DestinationCard(&quot;;[.A23];&quot;,&quot;;[.A23];&quot;),&quot;)" office:value-type="string" office:string-value="new DestinationCard(121,121)," calcext:value-type="string">
            <text:p>new DestinationCard(121,121),</text:p>
          </table:table-cell>
          <table:table-cell/>
          <table:table-cell table:formula="of:=CONCATENATE(&quot;'&quot;;[.B23];&quot;',&quot;)" office:value-type="string" office:string-value="'Altiplano'," calcext:value-type="string">
            <text:p>'Altiplano',</text:p>
          </table:table-cell>
          <table:table-cell table:formula="of:=CONCATENATE([.A23];&quot;=&gt;'&quot;;[.B23];&quot;',&quot;)" office:value-type="string" office:string-value="121=&gt;'Altiplano'," calcext:value-type="string">
            <text:p>121=&gt;'Altiplano',</text:p>
          </table:table-cell>
          <table:table-cell table:formula="of:=CONCATENATE([.A23]-100;&quot;=&gt; &quot;;&quot;new DestinationCard(&quot;;[.A23];&quot;,&quot;;[.A23];&quot;),&quot;)" office:value-type="string" office:string-value="21=&gt; new DestinationCard(121,121)," calcext:value-type="string">
            <text:p>21=&gt; new DestinationCard(121,121),</text:p>
          </table:table-cell>
          <table:table-cell table:formula="of:=CONCATENATE(&quot;'&quot;;[.H23];&quot;',&quot;)" office:value-type="string" office:string-value="'This region, which has been inhabited for more than 10,000 years, extends over 4 countries, but most of it is in Bolivia. Its average altitude of 3,330 m makes it the 2nd highest inhabited region in the world (after the Tibetan plateau).',"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formula="of:=CONCATENATE(&quot;'&quot;;[.G23];&quot;',&quot;)" office:value-type="string" office:string-value="'BOLIVIA - South America'," calcext:value-type="string">
            <text:p>'BOLIVIA - South America',</text:p>
          </table:table-cell>
        </table:table-row>
        <table:table-row table:style-name="ro1">
          <table:table-cell office:value-type="float" office:value="122" calcext:value-type="float">
            <text:p>122</text:p>
          </table:table-cell>
          <table:table-cell office:value-type="string" calcext:value-type="string">
            <text:p>Iguazú Falls</text:p>
          </table:table-cell>
          <table:table-cell office:value-type="float" office:value="436" calcext:value-type="float">
            <text:p>436</text:p>
          </table:table-cell>
          <table:table-cell office:value-type="float" office:value="960" calcext:value-type="float">
            <text:p>960</text:p>
          </table:table-cell>
          <table:table-cell table:formula="of:=[.C24]" office:value-type="float" office:value="436" calcext:value-type="float">
            <text:p>436</text:p>
          </table:table-cell>
          <table:table-cell table:formula="of:=[.D24]" office:value-type="float" office:value="960" calcext:value-type="float">
            <text:p>960</text:p>
          </table:table-cell>
          <table:table-cell office:value-type="string" calcext:value-type="string">
            <text:p>ARGENTINA, BRAZIL - South America</text:p>
          </table:table-cell>
          <table:table-cell office:value-type="string" calcext:value-type="string">
            <text:p>These waterfalls are among the most impressive in the world, comprising 275 individual falls, and forming a front about 3 km long, 80% of which is in Argentina, 20% of which is in Brazil.</text:p>
          </table:table-cell>
          <table:table-cell table:number-columns-repeated="2"/>
          <table:table-cell table:formula="of:=CONCATENATE(&quot;new City(&quot;;[.A24];&quot;,&quot;;[.E24];&quot;,&quot;;[.F24];&quot;), //&quot;;[.B24])" office:value-type="string" office:string-value="new City(122,436,960), //Iguazú Falls" calcext:value-type="string">
            <text:p>new City(122,436,960), //Iguazú Falls</text:p>
          </table:table-cell>
          <table:table-cell table:formula="of:=CONCATENATE(&quot;new DestinationCard(&quot;;[.A24];&quot;,&quot;;[.A24];&quot;),&quot;)" office:value-type="string" office:string-value="new DestinationCard(122,122)," calcext:value-type="string">
            <text:p>new DestinationCard(122,122),</text:p>
          </table:table-cell>
          <table:table-cell/>
          <table:table-cell table:formula="of:=CONCATENATE(&quot;'&quot;;[.B24];&quot;',&quot;)" office:value-type="string" office:string-value="'Iguazú Falls'," calcext:value-type="string">
            <text:p>'Iguazú Falls',</text:p>
          </table:table-cell>
          <table:table-cell table:formula="of:=CONCATENATE([.A24];&quot;=&gt;'&quot;;[.B24];&quot;',&quot;)" office:value-type="string" office:string-value="122=&gt;'Iguazú Falls'," calcext:value-type="string">
            <text:p>122=&gt;'Iguazú Falls',</text:p>
          </table:table-cell>
          <table:table-cell table:formula="of:=CONCATENATE([.A24]-100;&quot;=&gt; &quot;;&quot;new DestinationCard(&quot;;[.A24];&quot;,&quot;;[.A24];&quot;),&quot;)" office:value-type="string" office:string-value="22=&gt; new DestinationCard(122,122)," calcext:value-type="string">
            <text:p>22=&gt; new DestinationCard(122,122),</text:p>
          </table:table-cell>
          <table:table-cell table:formula="of:=CONCATENATE(&quot;'&quot;;[.H24];&quot;',&quot;)" office:value-type="string" office:string-value="'These waterfalls are among the most impressive in the world, comprising 275 individual falls, and forming a front about 3 km long, 80% of which is in Argentina, 20% of which is in Brazil.'," calcext:value-type="string">
            <text:p>'These waterfalls are among the most impressive in the world, comprising 275 individual falls, and forming a front about 3 km long, 80% of which is in Argentina, 20% of which is in Brazil.',</text:p>
          </table:table-cell>
          <table:table-cell table:formula="of:=CONCATENATE(&quot;'&quot;;[.G24];&quot;',&quot;)" office:value-type="string" office:string-value="'ARGENTINA, BRAZIL - South America'," calcext:value-type="string">
            <text:p>'ARGENTINA, BRAZIL - South America',</text:p>
          </table:table-cell>
        </table:table-row>
        <table:table-row table:style-name="ro1">
          <table:table-cell office:value-type="float" office:value="123" calcext:value-type="float">
            <text:p>123</text:p>
          </table:table-cell>
          <table:table-cell office:value-type="string" calcext:value-type="string">
            <text:p>Atacama</text:p>
          </table:table-cell>
          <table:table-cell office:value-type="float" office:value="351" calcext:value-type="float">
            <text:p>351</text:p>
          </table:table-cell>
          <table:table-cell office:value-type="float" office:value="1034" calcext:value-type="float">
            <text:p>1034</text:p>
          </table:table-cell>
          <table:table-cell table:formula="of:=[.C25]" office:value-type="float" office:value="351" calcext:value-type="float">
            <text:p>351</text:p>
          </table:table-cell>
          <table:table-cell table:formula="of:=[.D25]" office:value-type="float" office:value="1034" calcext:value-type="float">
            <text:p>1034</text:p>
          </table:table-cell>
          <table:table-cell office:value-type="string" calcext:value-type="string">
            <text:p>CHILE, PERU - South America</text:p>
          </table:table-cell>
          <table:table-cell office:value-type="string" calcext:value-type="string">
            <text:p>The Hand of the Desert in Chile is an 11 m tall sculpture created in 1992 by Chilean artist Mario Irarrázabal, which leaves the visitor free to make their own interpretation.</text:p>
          </table:table-cell>
          <table:table-cell table:number-columns-repeated="2"/>
          <table:table-cell table:formula="of:=CONCATENATE(&quot;new City(&quot;;[.A25];&quot;,&quot;;[.E25];&quot;,&quot;;[.F25];&quot;), //&quot;;[.B25])" office:value-type="string" office:string-value="new City(123,351,1034), //Atacama" calcext:value-type="string">
            <text:p>new City(123,351,1034), //Atacama</text:p>
          </table:table-cell>
          <table:table-cell table:formula="of:=CONCATENATE(&quot;new DestinationCard(&quot;;[.A25];&quot;,&quot;;[.A25];&quot;),&quot;)" office:value-type="string" office:string-value="new DestinationCard(123,123)," calcext:value-type="string">
            <text:p>new DestinationCard(123,123),</text:p>
          </table:table-cell>
          <table:table-cell/>
          <table:table-cell table:formula="of:=CONCATENATE(&quot;'&quot;;[.B25];&quot;',&quot;)" office:value-type="string" office:string-value="'Atacama'," calcext:value-type="string">
            <text:p>'Atacama',</text:p>
          </table:table-cell>
          <table:table-cell table:formula="of:=CONCATENATE([.A25];&quot;=&gt;'&quot;;[.B25];&quot;',&quot;)" office:value-type="string" office:string-value="123=&gt;'Atacama'," calcext:value-type="string">
            <text:p>123=&gt;'Atacama',</text:p>
          </table:table-cell>
          <table:table-cell table:formula="of:=CONCATENATE([.A25]-100;&quot;=&gt; &quot;;&quot;new DestinationCard(&quot;;[.A25];&quot;,&quot;;[.A25];&quot;),&quot;)" office:value-type="string" office:string-value="23=&gt; new DestinationCard(123,123)," calcext:value-type="string">
            <text:p>23=&gt; new DestinationCard(123,123),</text:p>
          </table:table-cell>
          <table:table-cell table:formula="of:=CONCATENATE(&quot;'&quot;;[.H25];&quot;',&quot;)" office:value-type="string" office:string-value="'The Hand of the Desert in Chile is an 11 m tall sculpture created in 1992 by Chilean artist Mario Irarrázabal, which leaves the visitor free to make their own interpretation.'," calcext:value-type="string">
            <text:p>'The Hand of the Desert in Chile is an 11 m tall sculpture created in 1992 by Chilean artist Mario Irarrázabal, which leaves the visitor free to make their own interpretation.',</text:p>
          </table:table-cell>
          <table:table-cell table:formula="of:=CONCATENATE(&quot;'&quot;;[.G25];&quot;',&quot;)" office:value-type="string" office:string-value="'CHILE, PERU - South America'," calcext:value-type="string">
            <text:p>'CHILE, PERU - South America',</text:p>
          </table:table-cell>
        </table:table-row>
        <table:table-row table:style-name="ro1">
          <table:table-cell office:value-type="float" office:value="124" calcext:value-type="float">
            <text:p>124</text:p>
          </table:table-cell>
          <table:table-cell office:value-type="string" calcext:value-type="string">
            <text:p>Galápagos Islands</text:p>
          </table:table-cell>
          <table:table-cell office:value-type="float" office:value="156" calcext:value-type="float">
            <text:p>156</text:p>
          </table:table-cell>
          <table:table-cell office:value-type="float" office:value="717" calcext:value-type="float">
            <text:p>717</text:p>
          </table:table-cell>
          <table:table-cell table:formula="of:=[.C26]" office:value-type="float" office:value="156" calcext:value-type="float">
            <text:p>156</text:p>
          </table:table-cell>
          <table:table-cell table:formula="of:=[.D26]" office:value-type="float" office:value="717" calcext:value-type="float">
            <text:p>717</text:p>
          </table:table-cell>
          <table:table-cell office:value-type="string" calcext:value-type="string">
            <text:p>ECUADOR - South America</text:p>
          </table:table-cell>
          <table:table-cell office:value-type="string" calcext:value-type="string">
            <text:p>This archipelago, composed of 127 islands, islets, and rocks (29 of which are large) was annexed by Ecuador in 1832. “Islas de los Galápagos” in Spanish means “Islands of the Giant Tortoises”.</text:p>
          </table:table-cell>
          <table:table-cell table:number-columns-repeated="2"/>
          <table:table-cell table:formula="of:=CONCATENATE(&quot;new City(&quot;;[.A26];&quot;,&quot;;[.E26];&quot;,&quot;;[.F26];&quot;), //&quot;;[.B26])" office:value-type="string" office:string-value="new City(124,156,717), //Galápagos Islands" calcext:value-type="string">
            <text:p>new City(124,156,717), //Galápagos Islands</text:p>
          </table:table-cell>
          <table:table-cell table:formula="of:=CONCATENATE(&quot;new DestinationCard(&quot;;[.A26];&quot;,&quot;;[.A26];&quot;),&quot;)" office:value-type="string" office:string-value="new DestinationCard(124,124)," calcext:value-type="string">
            <text:p>new DestinationCard(124,124),</text:p>
          </table:table-cell>
          <table:table-cell/>
          <table:table-cell table:formula="of:=CONCATENATE(&quot;'&quot;;[.B26];&quot;',&quot;)" office:value-type="string" office:string-value="'Galápagos Islands'," calcext:value-type="string">
            <text:p>'Galápagos Islands',</text:p>
          </table:table-cell>
          <table:table-cell table:formula="of:=CONCATENATE([.A26];&quot;=&gt;'&quot;;[.B26];&quot;',&quot;)" office:value-type="string" office:string-value="124=&gt;'Galápagos Islands'," calcext:value-type="string">
            <text:p>124=&gt;'Galápagos Islands',</text:p>
          </table:table-cell>
          <table:table-cell table:formula="of:=CONCATENATE([.A26]-100;&quot;=&gt; &quot;;&quot;new DestinationCard(&quot;;[.A26];&quot;,&quot;;[.A26];&quot;),&quot;)" office:value-type="string" office:string-value="24=&gt; new DestinationCard(124,124)," calcext:value-type="string">
            <text:p>24=&gt; new DestinationCard(124,124),</text:p>
          </table:table-cell>
          <table:table-cell table:formula="of:=CONCATENATE(&quot;'&quot;;[.H26];&quot;',&quot;)" office:value-type="string" office:string-value="'This archipelago, composed of 127 islands, islets, and rocks (29 of which are large) was annexed by Ecuador in 1832. “Islas de los Galápagos” in Spanish means “Islands of the Giant Tortoises”.'," calcext:value-type="string">
            <text:p>'This archipelago, composed of 127 islands, islets, and rocks (29 of which are large) was annexed by Ecuador in 1832. “Islas de los Galápagos” in Spanish means “Islands of the Giant Tortoises”.',</text:p>
          </table:table-cell>
          <table:table-cell table:formula="of:=CONCATENATE(&quot;'&quot;;[.G26];&quot;',&quot;)" office:value-type="string" office:string-value="'ECUADOR - South America'," calcext:value-type="string">
            <text:p>'ECUADOR - South America',</text:p>
          </table:table-cell>
        </table:table-row>
        <table:table-row table:style-name="ro1">
          <table:table-cell office:value-type="float" office:value="125" calcext:value-type="float">
            <text:p>125</text:p>
          </table:table-cell>
          <table:table-cell office:value-type="string" calcext:value-type="string">
            <text:p>Pacific Ocean</text:p>
          </table:table-cell>
          <table:table-cell office:value-type="float" office:value="72" calcext:value-type="float">
            <text:p>72</text:p>
          </table:table-cell>
          <table:table-cell office:value-type="float" office:value="854" calcext:value-type="float">
            <text:p>854</text:p>
          </table:table-cell>
          <table:table-cell table:formula="of:=[.C27]" office:value-type="float" office:value="72" calcext:value-type="float">
            <text:p>72</text:p>
          </table:table-cell>
          <table:table-cell table:formula="of:=[.D27]" office:value-type="float" office:value="854" calcext:value-type="float">
            <text:p>854</text:p>
          </table:table-cell>
          <table:table-cell/>
          <table:table-cell office:value-type="string" calcext:value-type="string">
            <text:p>It is the largest ocean on Earth, covering 1/3 of Earth’s surface, and larger than the surface of Mars. Its depth in places is as great as 10,000 m.</text:p>
          </table:table-cell>
          <table:table-cell table:number-columns-repeated="2"/>
          <table:table-cell table:formula="of:=CONCATENATE(&quot;new City(&quot;;[.A27];&quot;,&quot;;[.E27];&quot;,&quot;;[.F27];&quot;), //&quot;;[.B27])" office:value-type="string" office:string-value="new City(125,72,854), //Pacific Ocean" calcext:value-type="string">
            <text:p>new City(125,72,854), //Pacific Ocean</text:p>
          </table:table-cell>
          <table:table-cell table:formula="of:=CONCATENATE(&quot;new DestinationCard(&quot;;[.A27];&quot;,&quot;;[.A27];&quot;),&quot;)" office:value-type="string" office:string-value="new DestinationCard(125,125)," calcext:value-type="string">
            <text:p>new DestinationCard(125,125),</text:p>
          </table:table-cell>
          <table:table-cell/>
          <table:table-cell table:formula="of:=CONCATENATE(&quot;'&quot;;[.B27];&quot;',&quot;)" office:value-type="string" office:string-value="'Pacific Ocean'," calcext:value-type="string">
            <text:p>'Pacific Ocean',</text:p>
          </table:table-cell>
          <table:table-cell table:formula="of:=CONCATENATE([.A27];&quot;=&gt;'&quot;;[.B27];&quot;',&quot;)" office:value-type="string" office:string-value="125=&gt;'Pacific Ocean'," calcext:value-type="string">
            <text:p>125=&gt;'Pacific Ocean',</text:p>
          </table:table-cell>
          <table:table-cell table:formula="of:=CONCATENATE([.A27]-100;&quot;=&gt; &quot;;&quot;new DestinationCard(&quot;;[.A27];&quot;,&quot;;[.A27];&quot;),&quot;)" office:value-type="string" office:string-value="25=&gt; new DestinationCard(125,125)," calcext:value-type="string">
            <text:p>25=&gt; new DestinationCard(125,125),</text:p>
          </table:table-cell>
          <table:table-cell table:formula="of:=CONCATENATE(&quot;'&quot;;[.H27];&quot;',&quot;)" office:value-type="string" office:string-value="'It is the largest ocean on Earth, covering 1/3 of Earth’s surface, and larger than the surface of Mars. Its depth in places is as great as 10,000 m.'," calcext:value-type="string">
            <text:p>'It is the largest ocean on Earth, covering 1/3 of Earth’s surface, and larger than the surface of Mars. Its depth in places is as great as 10,000 m.',</text:p>
          </table:table-cell>
          <table:table-cell table:formula="of:=CONCATENATE(&quot;'&quot;;[.G27];&quot;',&quot;)" office:value-type="string" office:string-value="''," calcext:value-type="string">
            <text:p>'',</text:p>
          </table:table-cell>
        </table:table-row>
        <table:table-row table:style-name="ro1">
          <table:table-cell office:value-type="float" office:value="126" calcext:value-type="float">
            <text:p>126</text:p>
          </table:table-cell>
          <table:table-cell office:value-type="string" calcext:value-type="string">
            <text:p>Rapa Nui</text:p>
          </table:table-cell>
          <table:table-cell office:value-type="float" office:value="59" calcext:value-type="float">
            <text:p>59</text:p>
          </table:table-cell>
          <table:table-cell office:value-type="float" office:value="1035" calcext:value-type="float">
            <text:p>1035</text:p>
          </table:table-cell>
          <table:table-cell table:formula="of:=[.C28]" office:value-type="float" office:value="59" calcext:value-type="float">
            <text:p>59</text:p>
          </table:table-cell>
          <table:table-cell table:formula="of:=[.D28]" office:value-type="float" office:value="1035" calcext:value-type="float">
            <text:p>1035</text:p>
          </table:table-cell>
          <table:table-cell office:value-type="string" calcext:value-type="string">
            <text:p>CHILE - South America</text:p>
          </table:table-cell>
          <table:table-cell office:value-type="string" calcext:value-type="string">
            <text:p>This polynesian island is the most isolated inhabited place in the world (the nearest inhabited island is more than 2,000 km away). It is known for its impressive statues (moai).</text:p>
          </table:table-cell>
          <table:table-cell table:number-columns-repeated="2"/>
          <table:table-cell table:formula="of:=CONCATENATE(&quot;new City(&quot;;[.A28];&quot;,&quot;;[.E28];&quot;,&quot;;[.F28];&quot;), //&quot;;[.B28])" office:value-type="string" office:string-value="new City(126,59,1035), //Rapa Nui" calcext:value-type="string">
            <text:p>new City(126,59,1035), //Rapa Nui</text:p>
          </table:table-cell>
          <table:table-cell table:formula="of:=CONCATENATE(&quot;new DestinationCard(&quot;;[.A28];&quot;,&quot;;[.A28];&quot;),&quot;)" office:value-type="string" office:string-value="new DestinationCard(126,126)," calcext:value-type="string">
            <text:p>new DestinationCard(126,126),</text:p>
          </table:table-cell>
          <table:table-cell/>
          <table:table-cell table:formula="of:=CONCATENATE(&quot;'&quot;;[.B28];&quot;',&quot;)" office:value-type="string" office:string-value="'Rapa Nui'," calcext:value-type="string">
            <text:p>'Rapa Nui',</text:p>
          </table:table-cell>
          <table:table-cell table:formula="of:=CONCATENATE([.A28];&quot;=&gt;'&quot;;[.B28];&quot;',&quot;)" office:value-type="string" office:string-value="126=&gt;'Rapa Nui'," calcext:value-type="string">
            <text:p>126=&gt;'Rapa Nui',</text:p>
          </table:table-cell>
          <table:table-cell table:formula="of:=CONCATENATE([.A28]-100;&quot;=&gt; &quot;;&quot;new DestinationCard(&quot;;[.A28];&quot;,&quot;;[.A28];&quot;),&quot;)" office:value-type="string" office:string-value="26=&gt; new DestinationCard(126,126)," calcext:value-type="string">
            <text:p>26=&gt; new DestinationCard(126,126),</text:p>
          </table:table-cell>
          <table:table-cell table:formula="of:=CONCATENATE(&quot;'&quot;;[.H28];&quot;',&quot;)" office:value-type="string" office:string-value="'This polynesian island is the most isolated inhabited place in the world (the nearest inhabited island is more than 2,000 km away). It is known for its impressive statues (moai).'," calcext:value-type="string">
            <text:p>'This polynesian island is the most isolated inhabited place in the world (the nearest inhabited island is more than 2,000 km away). It is known for its impressive statues (moai).',</text:p>
          </table:table-cell>
          <table:table-cell table:formula="of:=CONCATENATE(&quot;'&quot;;[.G28];&quot;',&quot;)" office:value-type="string" office:string-value="'CHILE - South America'," calcext:value-type="string">
            <text:p>'CHILE - South America',</text:p>
          </table:table-cell>
        </table:table-row>
        <table:table-row table:style-name="ro1">
          <table:table-cell office:value-type="float" office:value="127" calcext:value-type="float">
            <text:p>127</text:p>
          </table:table-cell>
          <table:table-cell office:value-type="string" calcext:value-type="string">
            <text:p>Tierra del Fuego</text:p>
          </table:table-cell>
          <table:table-cell office:value-type="float" office:value="400" calcext:value-type="float">
            <text:p>400</text:p>
          </table:table-cell>
          <table:table-cell office:value-type="float" office:value="1216" calcext:value-type="float">
            <text:p>1216</text:p>
          </table:table-cell>
          <table:table-cell table:formula="of:=[.C29]" office:value-type="float" office:value="400" calcext:value-type="float">
            <text:p>400</text:p>
          </table:table-cell>
          <table:table-cell table:formula="of:=[.D29]" office:value-type="float" office:value="1216" calcext:value-type="float">
            <text:p>1216</text:p>
          </table:table-cell>
          <table:table-cell office:value-type="string" calcext:value-type="string">
            <text:p>ARGENTINA, CHILE - South America</text:p>
          </table:table-cell>
          <table:table-cell office:value-type="string" calcext:value-type="string">
            <text:p>This archipelago was named by the first European explorers to arrive, who saw fires moving in the darkness; it was the indigenous people using fire for warmth.</text:p>
          </table:table-cell>
          <table:table-cell table:number-columns-repeated="2"/>
          <table:table-cell table:formula="of:=CONCATENATE(&quot;new City(&quot;;[.A29];&quot;,&quot;;[.E29];&quot;,&quot;;[.F29];&quot;), //&quot;;[.B29])" office:value-type="string" office:string-value="new City(127,400,1216), //Tierra del Fuego" calcext:value-type="string">
            <text:p>new City(127,400,1216), //Tierra del Fuego</text:p>
          </table:table-cell>
          <table:table-cell table:formula="of:=CONCATENATE(&quot;new DestinationCard(&quot;;[.A29];&quot;,&quot;;[.A29];&quot;),&quot;)" office:value-type="string" office:string-value="new DestinationCard(127,127)," calcext:value-type="string">
            <text:p>new DestinationCard(127,127),</text:p>
          </table:table-cell>
          <table:table-cell/>
          <table:table-cell table:formula="of:=CONCATENATE(&quot;'&quot;;[.B29];&quot;',&quot;)" office:value-type="string" office:string-value="'Tierra del Fuego'," calcext:value-type="string">
            <text:p>'Tierra del Fuego',</text:p>
          </table:table-cell>
          <table:table-cell table:formula="of:=CONCATENATE([.A29];&quot;=&gt;'&quot;;[.B29];&quot;',&quot;)" office:value-type="string" office:string-value="127=&gt;'Tierra del Fuego'," calcext:value-type="string">
            <text:p>127=&gt;'Tierra del Fuego',</text:p>
          </table:table-cell>
          <table:table-cell table:formula="of:=CONCATENATE([.A29]-100;&quot;=&gt; &quot;;&quot;new DestinationCard(&quot;;[.A29];&quot;,&quot;;[.A29];&quot;),&quot;)" office:value-type="string" office:string-value="27=&gt; new DestinationCard(127,127)," calcext:value-type="string">
            <text:p>27=&gt; new DestinationCard(127,127),</text:p>
          </table:table-cell>
          <table:table-cell table:formula="of:=CONCATENATE(&quot;'&quot;;[.H29];&quot;',&quot;)" office:value-type="string" office:string-value="'This archipelago was named by the first European explorers to arrive, who saw fires moving in the darkness; it was the indigenous people using fire for warmth.'," calcext:value-type="string">
            <text:p>'This archipelago was named by the first European explorers to arrive, who saw fires moving in the darkness; it was the indigenous people using fire for warmth.',</text:p>
          </table:table-cell>
          <table:table-cell table:formula="of:=CONCATENATE(&quot;'&quot;;[.G29];&quot;',&quot;)" office:value-type="string" office:string-value="'ARGENTINA, CHILE - South America'," calcext:value-type="string">
            <text:p>'ARGENTINA, CHILE - South America',</text:p>
          </table:table-cell>
        </table:table-row>
        <table:table-row table:style-name="ro1">
          <table:table-cell office:value-type="float" office:value="128" calcext:value-type="float">
            <text:p>128</text:p>
          </table:table-cell>
          <table:table-cell office:value-type="string" calcext:value-type="string">
            <text:p>Graham Land</text:p>
          </table:table-cell>
          <table:table-cell office:value-type="float" office:value="567" calcext:value-type="float">
            <text:p>567</text:p>
          </table:table-cell>
          <table:table-cell office:value-type="float" office:value="1299" calcext:value-type="float">
            <text:p>1299</text:p>
          </table:table-cell>
          <table:table-cell table:formula="of:=[.C30]" office:value-type="float" office:value="567" calcext:value-type="float">
            <text:p>567</text:p>
          </table:table-cell>
          <table:table-cell table:formula="of:=[.D30]" office:value-type="float" office:value="1299" calcext:value-type="float">
            <text:p>1299</text:p>
          </table:table-cell>
          <table:table-cell office:value-type="string" calcext:value-type="string">
            <text:p>ANTARCTIC PENINSULA</text:p>
          </table:table-cell>
          <table:table-cell office:value-type="string" calcext:value-type="string">
            <text:p>Graham Land is the least icy region of Antarctica, and is therefore home to numerous scientific bases.</text:p>
          </table:table-cell>
          <table:table-cell table:number-columns-repeated="2"/>
          <table:table-cell table:formula="of:=CONCATENATE(&quot;new City(&quot;;[.A30];&quot;,&quot;;[.E30];&quot;,&quot;;[.F30];&quot;), //&quot;;[.B30])" office:value-type="string" office:string-value="new City(128,567,1299), //Graham Land" calcext:value-type="string">
            <text:p>new City(128,567,1299), //Graham Land</text:p>
          </table:table-cell>
          <table:table-cell table:formula="of:=CONCATENATE(&quot;new DestinationCard(&quot;;[.A30];&quot;,&quot;;[.A30];&quot;),&quot;)" office:value-type="string" office:string-value="new DestinationCard(128,128)," calcext:value-type="string">
            <text:p>new DestinationCard(128,128),</text:p>
          </table:table-cell>
          <table:table-cell/>
          <table:table-cell table:formula="of:=CONCATENATE(&quot;'&quot;;[.B30];&quot;',&quot;)" office:value-type="string" office:string-value="'Graham Land'," calcext:value-type="string">
            <text:p>'Graham Land',</text:p>
          </table:table-cell>
          <table:table-cell table:formula="of:=CONCATENATE([.A30];&quot;=&gt;'&quot;;[.B30];&quot;',&quot;)" office:value-type="string" office:string-value="128=&gt;'Graham Land'," calcext:value-type="string">
            <text:p>128=&gt;'Graham Land',</text:p>
          </table:table-cell>
          <table:table-cell table:formula="of:=CONCATENATE([.A30]-100;&quot;=&gt; &quot;;&quot;new DestinationCard(&quot;;[.A30];&quot;,&quot;;[.A30];&quot;),&quot;)" office:value-type="string" office:string-value="28=&gt; new DestinationCard(128,128)," calcext:value-type="string">
            <text:p>28=&gt; new DestinationCard(128,128),</text:p>
          </table:table-cell>
          <table:table-cell table:formula="of:=CONCATENATE(&quot;'&quot;;[.H30];&quot;',&quot;)" office:value-type="string" office:string-value="'Graham Land is the least icy region of Antarctica, and is therefore home to numerous scientific bases.'," calcext:value-type="string">
            <text:p>'Graham Land is the least icy region of Antarctica, and is therefore home to numerous scientific bases.',</text:p>
          </table:table-cell>
          <table:table-cell table:formula="of:=CONCATENATE(&quot;'&quot;;[.G30];&quot;',&quot;)" office:value-type="string" office:string-value="'ANTARCTIC PENINSULA'," calcext:value-type="string">
            <text:p>'ANTARCTIC PENINSULA',</text:p>
          </table:table-cell>
        </table:table-row>
        <table:table-row table:style-name="ro1">
          <table:table-cell office:value-type="float" office:value="129" calcext:value-type="float">
            <text:p>129</text:p>
          </table:table-cell>
          <table:table-cell office:value-type="string" calcext:value-type="string">
            <text:p>Svalbard</text:p>
          </table:table-cell>
          <table:table-cell office:value-type="float" office:value="837" calcext:value-type="float">
            <text:p>837</text:p>
          </table:table-cell>
          <table:table-cell office:value-type="float" office:value="23" calcext:value-type="float">
            <text:p>23</text:p>
          </table:table-cell>
          <table:table-cell table:formula="of:=[.C31]" office:value-type="float" office:value="837" calcext:value-type="float">
            <text:p>837</text:p>
          </table:table-cell>
          <table:table-cell table:formula="of:=[.D31]" office:value-type="float" office:value="23" calcext:value-type="float">
            <text:p>23</text:p>
          </table:table-cell>
          <table:table-cell office:value-type="string" calcext:value-type="string">
            <text:p>NORWAY - Europe</text:p>
          </table:table-cell>
          <table:table-cell office:value-type="string" calcext:value-type="string">
            <text:p>One of the best places to observe polar bears; today, there are 3,500 in the region.</text:p>
          </table:table-cell>
          <table:table-cell table:number-columns-repeated="2"/>
          <table:table-cell table:formula="of:=CONCATENATE(&quot;new City(&quot;;[.A31];&quot;,&quot;;[.E31];&quot;,&quot;;[.F31];&quot;), //&quot;;[.B31])" office:value-type="string" office:string-value="new City(129,837,23), //Svalbard" calcext:value-type="string">
            <text:p>new City(129,837,23), //Svalbard</text:p>
          </table:table-cell>
          <table:table-cell table:formula="of:=CONCATENATE(&quot;new DestinationCard(&quot;;[.A31];&quot;,&quot;;[.A31];&quot;),&quot;)" office:value-type="string" office:string-value="new DestinationCard(129,129)," calcext:value-type="string">
            <text:p>new DestinationCard(129,129),</text:p>
          </table:table-cell>
          <table:table-cell/>
          <table:table-cell table:formula="of:=CONCATENATE(&quot;'&quot;;[.B31];&quot;',&quot;)" office:value-type="string" office:string-value="'Svalbard'," calcext:value-type="string">
            <text:p>'Svalbard',</text:p>
          </table:table-cell>
          <table:table-cell table:formula="of:=CONCATENATE([.A31];&quot;=&gt;'&quot;;[.B31];&quot;',&quot;)" office:value-type="string" office:string-value="129=&gt;'Svalbard'," calcext:value-type="string">
            <text:p>129=&gt;'Svalbard',</text:p>
          </table:table-cell>
          <table:table-cell table:formula="of:=CONCATENATE([.A31]-100;&quot;=&gt; &quot;;&quot;new DestinationCard(&quot;;[.A31];&quot;,&quot;;[.A31];&quot;),&quot;)" office:value-type="string" office:string-value="29=&gt; new DestinationCard(129,129)," calcext:value-type="string">
            <text:p>29=&gt; new DestinationCard(129,129),</text:p>
          </table:table-cell>
          <table:table-cell table:formula="of:=CONCATENATE(&quot;'&quot;;[.H31];&quot;',&quot;)" office:value-type="string" office:string-value="'One of the best places to observe polar bears; today, there are 3,500 in the region.'," calcext:value-type="string">
            <text:p>'One of the best places to observe polar bears; today, there are 3,500 in the region.',</text:p>
          </table:table-cell>
          <table:table-cell table:formula="of:=CONCATENATE(&quot;'&quot;;[.G31];&quot;',&quot;)" office:value-type="string" office:string-value="'NORWAY - Europe'," calcext:value-type="string">
            <text:p>'NORWAY - Europe',</text:p>
          </table:table-cell>
        </table:table-row>
        <table:table-row table:style-name="ro1">
          <table:table-cell office:value-type="float" office:value="130" calcext:value-type="float">
            <text:p>130</text:p>
          </table:table-cell>
          <table:table-cell office:value-type="string" calcext:value-type="string">
            <text:p>Thingvellir</text:p>
          </table:table-cell>
          <table:table-cell office:value-type="float" office:value="739" calcext:value-type="float">
            <text:p>739</text:p>
          </table:table-cell>
          <table:table-cell office:value-type="float" office:value="110" calcext:value-type="float">
            <text:p>110</text:p>
          </table:table-cell>
          <table:table-cell table:formula="of:=[.C32]" office:value-type="float" office:value="739" calcext:value-type="float">
            <text:p>739</text:p>
          </table:table-cell>
          <table:table-cell table:formula="of:=[.D32]" office:value-type="float" office:value="110" calcext:value-type="float">
            <text:p>110</text:p>
          </table:table-cell>
          <table:table-cell office:value-type="string" calcext:value-type="string">
            <text:p>ICELAND - Europe</text:p>
          </table:table-cell>
          <table:table-cell office:value-type="string" calcext:value-type="string">
            <text:p>Thingvellir National Park is one of Iceland’s most famous sites. From 930 to 1798, it housed the Althingi, considered to be the oldest parliament in Europe.</text:p>
          </table:table-cell>
          <table:table-cell table:number-columns-repeated="2"/>
          <table:table-cell table:formula="of:=CONCATENATE(&quot;new City(&quot;;[.A32];&quot;,&quot;;[.E32];&quot;,&quot;;[.F32];&quot;), //&quot;;[.B32])" office:value-type="string" office:string-value="new City(130,739,110), //Thingvellir" calcext:value-type="string">
            <text:p>new City(130,739,110), //Thingvellir</text:p>
          </table:table-cell>
          <table:table-cell table:formula="of:=CONCATENATE(&quot;new DestinationCard(&quot;;[.A32];&quot;,&quot;;[.A32];&quot;),&quot;)" office:value-type="string" office:string-value="new DestinationCard(130,130)," calcext:value-type="string">
            <text:p>new DestinationCard(130,130),</text:p>
          </table:table-cell>
          <table:table-cell/>
          <table:table-cell table:formula="of:=CONCATENATE(&quot;'&quot;;[.B32];&quot;',&quot;)" office:value-type="string" office:string-value="'Thingvellir'," calcext:value-type="string">
            <text:p>'Thingvellir',</text:p>
          </table:table-cell>
          <table:table-cell table:formula="of:=CONCATENATE([.A32];&quot;=&gt;'&quot;;[.B32];&quot;',&quot;)" office:value-type="string" office:string-value="130=&gt;'Thingvellir'," calcext:value-type="string">
            <text:p>130=&gt;'Thingvellir',</text:p>
          </table:table-cell>
          <table:table-cell table:formula="of:=CONCATENATE([.A32]-100;&quot;=&gt; &quot;;&quot;new DestinationCard(&quot;;[.A32];&quot;,&quot;;[.A32];&quot;),&quot;)" office:value-type="string" office:string-value="30=&gt; new DestinationCard(130,130)," calcext:value-type="string">
            <text:p>30=&gt; new DestinationCard(130,130),</text:p>
          </table:table-cell>
          <table:table-cell table:formula="of:=CONCATENATE(&quot;'&quot;;[.H32];&quot;',&quot;)" office:value-type="string" office:string-value="'Thingvellir National Park is one of Iceland’s most famous sites. From 930 to 1798, it housed the Althingi, considered to be the oldest parliament in Europe.'," calcext:value-type="string">
            <text:p>'Thingvellir National Park is one of Iceland’s most famous sites. From 930 to 1798, it housed the Althingi, considered to be the oldest parliament in Europe.',</text:p>
          </table:table-cell>
          <table:table-cell table:formula="of:=CONCATENATE(&quot;'&quot;;[.G32];&quot;',&quot;)" office:value-type="string" office:string-value="'ICELAND - Europe'," calcext:value-type="string">
            <text:p>'ICELAND - Europe',</text:p>
          </table:table-cell>
        </table:table-row>
        <table:table-row table:style-name="ro1">
          <table:table-cell office:value-type="float" office:value="131" calcext:value-type="float">
            <text:p>131</text:p>
          </table:table-cell>
          <table:table-cell office:value-type="string" calcext:value-type="string">
            <text:p>Stonehenge</text:p>
          </table:table-cell>
          <table:table-cell office:value-type="float" office:value="713" calcext:value-type="float">
            <text:p>713</text:p>
          </table:table-cell>
          <table:table-cell office:value-type="float" office:value="245" calcext:value-type="float">
            <text:p>245</text:p>
          </table:table-cell>
          <table:table-cell table:formula="of:=[.C33]" office:value-type="float" office:value="713" calcext:value-type="float">
            <text:p>713</text:p>
          </table:table-cell>
          <table:table-cell table:formula="of:=[.D33]" office:value-type="float" office:value="245" calcext:value-type="float">
            <text:p>245</text:p>
          </table:table-cell>
          <table:table-cell office:value-type="string" calcext:value-type="string">
            <text:p>UNITED KINGDOM - Europe</text:p>
          </table:table-cell>
          <table:table-cell office:value-type="string" calcext:value-type="string">
            <text:p>Stonehenge is one of the most impressive prehistoric monuments in the world, due to the size of its megaliths, the complexity of its concentric plan, and its architectural design.</text:p>
          </table:table-cell>
          <table:table-cell table:number-columns-repeated="2"/>
          <table:table-cell table:formula="of:=CONCATENATE(&quot;new City(&quot;;[.A33];&quot;,&quot;;[.E33];&quot;,&quot;;[.F33];&quot;), //&quot;;[.B33])" office:value-type="string" office:string-value="new City(131,713,245), //Stonehenge" calcext:value-type="string">
            <text:p>new City(131,713,245), //Stonehenge</text:p>
          </table:table-cell>
          <table:table-cell table:formula="of:=CONCATENATE(&quot;new DestinationCard(&quot;;[.A33];&quot;,&quot;;[.A33];&quot;),&quot;)" office:value-type="string" office:string-value="new DestinationCard(131,131)," calcext:value-type="string">
            <text:p>new DestinationCard(131,131),</text:p>
          </table:table-cell>
          <table:table-cell/>
          <table:table-cell table:formula="of:=CONCATENATE(&quot;'&quot;;[.B33];&quot;',&quot;)" office:value-type="string" office:string-value="'Stonehenge'," calcext:value-type="string">
            <text:p>'Stonehenge',</text:p>
          </table:table-cell>
          <table:table-cell table:formula="of:=CONCATENATE([.A33];&quot;=&gt;'&quot;;[.B33];&quot;',&quot;)" office:value-type="string" office:string-value="131=&gt;'Stonehenge'," calcext:value-type="string">
            <text:p>131=&gt;'Stonehenge',</text:p>
          </table:table-cell>
          <table:table-cell table:formula="of:=CONCATENATE([.A33]-100;&quot;=&gt; &quot;;&quot;new DestinationCard(&quot;;[.A33];&quot;,&quot;;[.A33];&quot;),&quot;)" office:value-type="string" office:string-value="31=&gt; new DestinationCard(131,131)," calcext:value-type="string">
            <text:p>31=&gt; new DestinationCard(131,131),</text:p>
          </table:table-cell>
          <table:table-cell table:formula="of:=CONCATENATE(&quot;'&quot;;[.H33];&quot;',&quot;)" office:value-type="string" office:string-value="'Stonehenge is one of the most impressive prehistoric monuments in the world, due to the size of its megaliths, the complexity of its concentric plan, and its architectural design.'," calcext:value-type="string">
            <text:p>'Stonehenge is one of the most impressive prehistoric monuments in the world, due to the size of its megaliths, the complexity of its concentric plan, and its architectural design.',</text:p>
          </table:table-cell>
          <table:table-cell table:formula="of:=CONCATENATE(&quot;'&quot;;[.G33];&quot;',&quot;)" office:value-type="string" office:string-value="'UNITED KINGDOM - Europe'," calcext:value-type="string">
            <text:p>'UNITED KINGDOM - Europe',</text:p>
          </table:table-cell>
        </table:table-row>
        <table:table-row table:style-name="ro1">
          <table:table-cell office:value-type="float" office:value="132" calcext:value-type="float">
            <text:p>132</text:p>
          </table:table-cell>
          <table:table-cell office:value-type="string" calcext:value-type="string">
            <text:p>Rome</text:p>
          </table:table-cell>
          <table:table-cell office:value-type="float" office:value="808" calcext:value-type="float">
            <text:p>808</text:p>
          </table:table-cell>
          <table:table-cell office:value-type="float" office:value="333" calcext:value-type="float">
            <text:p>333</text:p>
          </table:table-cell>
          <table:table-cell table:formula="of:=[.C34]" office:value-type="float" office:value="808" calcext:value-type="float">
            <text:p>808</text:p>
          </table:table-cell>
          <table:table-cell table:formula="of:=[.D34]" office:value-type="float" office:value="333" calcext:value-type="float">
            <text:p>333</text:p>
          </table:table-cell>
          <table:table-cell office:value-type="string" calcext:value-type="string">
            <text:p>ITALY - Europe</text:p>
          </table:table-cell>
          <table:table-cell office:value-type="string" calcext:value-type="string">
            <text:p>The Colosseum is the largest amphitheater in the Roman world. With its ovoid shape and extraordinary dimensions, it can accommodate as many spectators as the Stade de France.</text:p>
          </table:table-cell>
          <table:table-cell table:number-columns-repeated="2"/>
          <table:table-cell table:formula="of:=CONCATENATE(&quot;new City(&quot;;[.A34];&quot;,&quot;;[.E34];&quot;,&quot;;[.F34];&quot;), //&quot;;[.B34])" office:value-type="string" office:string-value="new City(132,808,333), //Rome" calcext:value-type="string">
            <text:p>new City(132,808,333), //Rome</text:p>
          </table:table-cell>
          <table:table-cell table:formula="of:=CONCATENATE(&quot;new DestinationCard(&quot;;[.A34];&quot;,&quot;;[.A34];&quot;),&quot;)" office:value-type="string" office:string-value="new DestinationCard(132,132)," calcext:value-type="string">
            <text:p>new DestinationCard(132,132),</text:p>
          </table:table-cell>
          <table:table-cell/>
          <table:table-cell table:formula="of:=CONCATENATE(&quot;'&quot;;[.B34];&quot;',&quot;)" office:value-type="string" office:string-value="'Rome'," calcext:value-type="string">
            <text:p>'Rome',</text:p>
          </table:table-cell>
          <table:table-cell table:formula="of:=CONCATENATE([.A34];&quot;=&gt;'&quot;;[.B34];&quot;',&quot;)" office:value-type="string" office:string-value="132=&gt;'Rome'," calcext:value-type="string">
            <text:p>132=&gt;'Rome',</text:p>
          </table:table-cell>
          <table:table-cell table:formula="of:=CONCATENATE([.A34]-100;&quot;=&gt; &quot;;&quot;new DestinationCard(&quot;;[.A34];&quot;,&quot;;[.A34];&quot;),&quot;)" office:value-type="string" office:string-value="32=&gt; new DestinationCard(132,132)," calcext:value-type="string">
            <text:p>32=&gt; new DestinationCard(132,132),</text:p>
          </table:table-cell>
          <table:table-cell table:formula="of:=CONCATENATE(&quot;'&quot;;[.H34];&quot;',&quot;)" office:value-type="string" office:string-value="'The Colosseum is the largest amphitheater in the Roman world. With its ovoid shape and extraordinary dimensions, it can accommodate as many spectators as the Stade de France.'," calcext:value-type="string">
            <text:p>'The Colosseum is the largest amphitheater in the Roman world. With its ovoid shape and extraordinary dimensions, it can accommodate as many spectators as the Stade de France.',</text:p>
          </table:table-cell>
          <table:table-cell table:formula="of:=CONCATENATE(&quot;'&quot;;[.G34];&quot;',&quot;)" office:value-type="string" office:string-value="'ITALY - Europe'," calcext:value-type="string">
            <text:p>'ITALY - Europe',</text:p>
          </table:table-cell>
        </table:table-row>
        <table:table-row table:style-name="ro1">
          <table:table-cell office:value-type="float" office:value="133" calcext:value-type="float">
            <text:p>133</text:p>
          </table:table-cell>
          <table:table-cell office:value-type="string" calcext:value-type="string">
            <text:p>Athens</text:p>
          </table:table-cell>
          <table:table-cell office:value-type="float" office:value="883" calcext:value-type="float">
            <text:p>883</text:p>
          </table:table-cell>
          <table:table-cell office:value-type="float" office:value="380" calcext:value-type="float">
            <text:p>380</text:p>
          </table:table-cell>
          <table:table-cell table:formula="of:=[.C35]" office:value-type="float" office:value="883" calcext:value-type="float">
            <text:p>883</text:p>
          </table:table-cell>
          <table:table-cell table:formula="of:=[.D35]" office:value-type="float" office:value="380" calcext:value-type="float">
            <text:p>380</text:p>
          </table:table-cell>
          <table:table-cell office:value-type="string" calcext:value-type="string">
            <text:p>GREECE - Europe</text:p>
          </table:table-cell>
          <table:table-cell office:value-type="string" calcext:value-type="string">
            <text:p>It is the oldest European city, and the cradle of democracy. The name comes from Athena, protective goddess of the city, who knew how to stand up to Poseidon.</text:p>
          </table:table-cell>
          <table:table-cell table:number-columns-repeated="2"/>
          <table:table-cell table:formula="of:=CONCATENATE(&quot;new City(&quot;;[.A35];&quot;,&quot;;[.E35];&quot;,&quot;;[.F35];&quot;), //&quot;;[.B35])" office:value-type="string" office:string-value="new City(133,883,380), //Athens" calcext:value-type="string">
            <text:p>new City(133,883,380), //Athens</text:p>
          </table:table-cell>
          <table:table-cell table:formula="of:=CONCATENATE(&quot;new DestinationCard(&quot;;[.A35];&quot;,&quot;;[.A35];&quot;),&quot;)" office:value-type="string" office:string-value="new DestinationCard(133,133)," calcext:value-type="string">
            <text:p>new DestinationCard(133,133),</text:p>
          </table:table-cell>
          <table:table-cell/>
          <table:table-cell table:formula="of:=CONCATENATE(&quot;'&quot;;[.B35];&quot;',&quot;)" office:value-type="string" office:string-value="'Athens'," calcext:value-type="string">
            <text:p>'Athens',</text:p>
          </table:table-cell>
          <table:table-cell table:formula="of:=CONCATENATE([.A35];&quot;=&gt;'&quot;;[.B35];&quot;',&quot;)" office:value-type="string" office:string-value="133=&gt;'Athens'," calcext:value-type="string">
            <text:p>133=&gt;'Athens',</text:p>
          </table:table-cell>
          <table:table-cell table:formula="of:=CONCATENATE([.A35]-100;&quot;=&gt; &quot;;&quot;new DestinationCard(&quot;;[.A35];&quot;,&quot;;[.A35];&quot;),&quot;)" office:value-type="string" office:string-value="33=&gt; new DestinationCard(133,133)," calcext:value-type="string">
            <text:p>33=&gt; new DestinationCard(133,133),</text:p>
          </table:table-cell>
          <table:table-cell table:formula="of:=CONCATENATE(&quot;'&quot;;[.H35];&quot;',&quot;)" office:value-type="string" office:string-value="'It is the oldest European city, and the cradle of democracy. The name comes from Athena, protective goddess of the city, who knew how to stand up to Poseidon.'," calcext:value-type="string">
            <text:p>'It is the oldest European city, and the cradle of democracy. The name comes from Athena, protective goddess of the city, who knew how to stand up to Poseidon.',</text:p>
          </table:table-cell>
          <table:table-cell table:formula="of:=CONCATENATE(&quot;'&quot;;[.G35];&quot;',&quot;)" office:value-type="string" office:string-value="'GREECE - Europe'," calcext:value-type="string">
            <text:p>'GREECE - Europe',</text:p>
          </table:table-cell>
        </table:table-row>
        <table:table-row table:style-name="ro1">
          <table:table-cell office:value-type="float" office:value="134" calcext:value-type="float">
            <text:p>134</text:p>
          </table:table-cell>
          <table:table-cell office:value-type="string" calcext:value-type="string">
            <text:p>Timgad</text:p>
          </table:table-cell>
          <table:table-cell office:value-type="float" office:value="760" calcext:value-type="float">
            <text:p>760</text:p>
          </table:table-cell>
          <table:table-cell office:value-type="float" office:value="398" calcext:value-type="float">
            <text:p>398</text:p>
          </table:table-cell>
          <table:table-cell table:formula="of:=[.C36]" office:value-type="float" office:value="760" calcext:value-type="float">
            <text:p>760</text:p>
          </table:table-cell>
          <table:table-cell table:formula="of:=[.D36]" office:value-type="float" office:value="398" calcext:value-type="float">
            <text:p>398</text:p>
          </table:table-cell>
          <table:table-cell office:value-type="string" calcext:value-type="string">
            <text:p>ALGERIA - Africa</text:p>
          </table:table-cell>
          <table:table-cell office:value-type="string" calcext:value-type="string">
            <text:p>Founded by Trajan in 100 CE as a military colony, this ancient Roman city in Algeria is nicknamed “Pompeii of North Africa”.</text:p>
          </table:table-cell>
          <table:table-cell table:number-columns-repeated="2"/>
          <table:table-cell table:formula="of:=CONCATENATE(&quot;new City(&quot;;[.A36];&quot;,&quot;;[.E36];&quot;,&quot;;[.F36];&quot;), //&quot;;[.B36])" office:value-type="string" office:string-value="new City(134,760,398), //Timgad" calcext:value-type="string">
            <text:p>new City(134,760,398), //Timgad</text:p>
          </table:table-cell>
          <table:table-cell table:formula="of:=CONCATENATE(&quot;new DestinationCard(&quot;;[.A36];&quot;,&quot;;[.A36];&quot;),&quot;)" office:value-type="string" office:string-value="new DestinationCard(134,134)," calcext:value-type="string">
            <text:p>new DestinationCard(134,134),</text:p>
          </table:table-cell>
          <table:table-cell/>
          <table:table-cell table:formula="of:=CONCATENATE(&quot;'&quot;;[.B36];&quot;',&quot;)" office:value-type="string" office:string-value="'Timgad'," calcext:value-type="string">
            <text:p>'Timgad',</text:p>
          </table:table-cell>
          <table:table-cell table:formula="of:=CONCATENATE([.A36];&quot;=&gt;'&quot;;[.B36];&quot;',&quot;)" office:value-type="string" office:string-value="134=&gt;'Timgad'," calcext:value-type="string">
            <text:p>134=&gt;'Timgad',</text:p>
          </table:table-cell>
          <table:table-cell table:formula="of:=CONCATENATE([.A36]-100;&quot;=&gt; &quot;;&quot;new DestinationCard(&quot;;[.A36];&quot;,&quot;;[.A36];&quot;),&quot;)" office:value-type="string" office:string-value="34=&gt; new DestinationCard(134,134)," calcext:value-type="string">
            <text:p>34=&gt; new DestinationCard(134,134),</text:p>
          </table:table-cell>
          <table:table-cell table:formula="of:=CONCATENATE(&quot;'&quot;;[.H36];&quot;',&quot;)" office:value-type="string" office:string-value="'Founded by Trajan in 100 CE as a military colony, this ancient Roman city in Algeria is nicknamed “Pompeii of North Africa”.'," calcext:value-type="string">
            <text:p>'Founded by Trajan in 100 CE as a military colony, this ancient Roman city in Algeria is nicknamed “Pompeii of North Africa”.',</text:p>
          </table:table-cell>
          <table:table-cell table:formula="of:=CONCATENATE(&quot;'&quot;;[.G36];&quot;',&quot;)" office:value-type="string" office:string-value="'ALGERIA - Africa'," calcext:value-type="string">
            <text:p>'ALGERIA - Africa',</text:p>
          </table:table-cell>
        </table:table-row>
        <table:table-row table:style-name="ro1">
          <table:table-cell office:value-type="float" office:value="135" calcext:value-type="float">
            <text:p>135</text:p>
          </table:table-cell>
          <table:table-cell office:value-type="string" calcext:value-type="string">
            <text:p>Canary Islands</text:p>
          </table:table-cell>
          <table:table-cell office:value-type="float" office:value="601" calcext:value-type="float">
            <text:p>601</text:p>
          </table:table-cell>
          <table:table-cell office:value-type="float" office:value="462" calcext:value-type="float">
            <text:p>462</text:p>
          </table:table-cell>
          <table:table-cell table:formula="of:=[.C37]" office:value-type="float" office:value="601" calcext:value-type="float">
            <text:p>601</text:p>
          </table:table-cell>
          <table:table-cell table:formula="of:=[.D37]" office:value-type="float" office:value="462" calcext:value-type="float">
            <text:p>462</text:p>
          </table:table-cell>
          <table:table-cell office:value-type="string" calcext:value-type="string">
            <text:p>SPAIN - Europe</text:p>
          </table:table-cell>
          <table:table-cell office:value-type="string" calcext:value-type="string">
            <text:p>This archipelago, located off the coast of Morocco, is composed of 7 main islands of volcanic origin. The last eruption of the volcano Cumbre Vieja occurred in September 2021.</text:p>
          </table:table-cell>
          <table:table-cell table:number-columns-repeated="2"/>
          <table:table-cell table:formula="of:=CONCATENATE(&quot;new City(&quot;;[.A37];&quot;,&quot;;[.E37];&quot;,&quot;;[.F37];&quot;), //&quot;;[.B37])" office:value-type="string" office:string-value="new City(135,601,462), //Canary Islands" calcext:value-type="string">
            <text:p>new City(135,601,462), //Canary Islands</text:p>
          </table:table-cell>
          <table:table-cell table:formula="of:=CONCATENATE(&quot;new DestinationCard(&quot;;[.A37];&quot;,&quot;;[.A37];&quot;),&quot;)" office:value-type="string" office:string-value="new DestinationCard(135,135)," calcext:value-type="string">
            <text:p>new DestinationCard(135,135),</text:p>
          </table:table-cell>
          <table:table-cell/>
          <table:table-cell table:formula="of:=CONCATENATE(&quot;'&quot;;[.B37];&quot;',&quot;)" office:value-type="string" office:string-value="'Canary Islands'," calcext:value-type="string">
            <text:p>'Canary Islands',</text:p>
          </table:table-cell>
          <table:table-cell table:formula="of:=CONCATENATE([.A37];&quot;=&gt;'&quot;;[.B37];&quot;',&quot;)" office:value-type="string" office:string-value="135=&gt;'Canary Islands'," calcext:value-type="string">
            <text:p>135=&gt;'Canary Islands',</text:p>
          </table:table-cell>
          <table:table-cell table:formula="of:=CONCATENATE([.A37]-100;&quot;=&gt; &quot;;&quot;new DestinationCard(&quot;;[.A37];&quot;,&quot;;[.A37];&quot;),&quot;)" office:value-type="string" office:string-value="35=&gt; new DestinationCard(135,135)," calcext:value-type="string">
            <text:p>35=&gt; new DestinationCard(135,135),</text:p>
          </table:table-cell>
          <table:table-cell table:formula="of:=CONCATENATE(&quot;'&quot;;[.H37];&quot;',&quot;)" office:value-type="string" office:string-value="'This archipelago, located off the coast of Morocco, is composed of 7 main islands of volcanic origin. The last eruption of the volcano Cumbre Vieja occurred in September 2021.'," calcext:value-type="string">
            <text:p>'This archipelago, located off the coast of Morocco, is composed of 7 main islands of volcanic origin. The last eruption of the volcano Cumbre Vieja occurred in September 2021.',</text:p>
          </table:table-cell>
          <table:table-cell table:formula="of:=CONCATENATE(&quot;'&quot;;[.G37];&quot;',&quot;)" office:value-type="string" office:string-value="'SPAIN - Europe'," calcext:value-type="string">
            <text:p>'SPAIN - Europe',</text:p>
          </table:table-cell>
        </table:table-row>
        <table:table-row table:style-name="ro1">
          <table:table-cell office:value-type="float" office:value="136" calcext:value-type="float">
            <text:p>136</text:p>
          </table:table-cell>
          <table:table-cell office:value-type="string" calcext:value-type="string">
            <text:p>Sahara</text:p>
          </table:table-cell>
          <table:table-cell office:value-type="float" office:value="827" calcext:value-type="float">
            <text:p>827</text:p>
          </table:table-cell>
          <table:table-cell office:value-type="float" office:value="518" calcext:value-type="float">
            <text:p>518</text:p>
          </table:table-cell>
          <table:table-cell table:formula="of:=[.C38]" office:value-type="float" office:value="827" calcext:value-type="float">
            <text:p>827</text:p>
          </table:table-cell>
          <table:table-cell table:formula="of:=[.D38]" office:value-type="float" office:value="518" calcext:value-type="float">
            <text:p>518</text:p>
          </table:table-cell>
          <table:table-cell office:value-type="string" calcext:value-type="string">
            <text:p>Africa</text:p>
          </table:table-cell>
          <table:table-cell office:value-type="string" calcext:value-type="string">
            <text:p>The Sahara has 20% sandy surfaces and 80% rocky surfaces. It gets 5 to 10 mm of rain per year, which makes it the driest region in the world.</text:p>
          </table:table-cell>
          <table:table-cell table:number-columns-repeated="2"/>
          <table:table-cell table:formula="of:=CONCATENATE(&quot;new City(&quot;;[.A38];&quot;,&quot;;[.E38];&quot;,&quot;;[.F38];&quot;), //&quot;;[.B38])" office:value-type="string" office:string-value="new City(136,827,518), //Sahara" calcext:value-type="string">
            <text:p>new City(136,827,518), //Sahara</text:p>
          </table:table-cell>
          <table:table-cell table:formula="of:=CONCATENATE(&quot;new DestinationCard(&quot;;[.A38];&quot;,&quot;;[.A38];&quot;),&quot;)" office:value-type="string" office:string-value="new DestinationCard(136,136)," calcext:value-type="string">
            <text:p>new DestinationCard(136,136),</text:p>
          </table:table-cell>
          <table:table-cell/>
          <table:table-cell table:formula="of:=CONCATENATE(&quot;'&quot;;[.B38];&quot;',&quot;)" office:value-type="string" office:string-value="'Sahara'," calcext:value-type="string">
            <text:p>'Sahara',</text:p>
          </table:table-cell>
          <table:table-cell table:formula="of:=CONCATENATE([.A38];&quot;=&gt;'&quot;;[.B38];&quot;',&quot;)" office:value-type="string" office:string-value="136=&gt;'Sahara'," calcext:value-type="string">
            <text:p>136=&gt;'Sahara',</text:p>
          </table:table-cell>
          <table:table-cell table:formula="of:=CONCATENATE([.A38]-100;&quot;=&gt; &quot;;&quot;new DestinationCard(&quot;;[.A38];&quot;,&quot;;[.A38];&quot;),&quot;)" office:value-type="string" office:string-value="36=&gt; new DestinationCard(136,136)," calcext:value-type="string">
            <text:p>36=&gt; new DestinationCard(136,136),</text:p>
          </table:table-cell>
          <table:table-cell table:formula="of:=CONCATENATE(&quot;'&quot;;[.H38];&quot;',&quot;)" office:value-type="string" office:string-value="'The Sahara has 20% sandy surfaces and 80% rocky surfaces. It gets 5 to 10 mm of rain per year, which makes it the driest region in the world.'," calcext:value-type="string">
            <text:p>'The Sahara has 20% sandy surfaces and 80% rocky surfaces. It gets 5 to 10 mm of rain per year, which makes it the driest region in the world.',</text:p>
          </table:table-cell>
          <table:table-cell table:formula="of:=CONCATENATE(&quot;'&quot;;[.G38];&quot;',&quot;)" office:value-type="string" office:string-value="'Africa'," calcext:value-type="string">
            <text:p>'Africa',</text:p>
          </table:table-cell>
        </table:table-row>
        <table:table-row table:style-name="ro1">
          <table:table-cell office:value-type="float" office:value="137" calcext:value-type="float">
            <text:p>137</text:p>
          </table:table-cell>
          <table:table-cell office:value-type="string" calcext:value-type="string">
            <text:p>Gizeh</text:p>
          </table:table-cell>
          <table:table-cell office:value-type="float" office:value="918" calcext:value-type="float">
            <text:p>918</text:p>
          </table:table-cell>
          <table:table-cell office:value-type="float" office:value="444" calcext:value-type="float">
            <text:p>444</text:p>
          </table:table-cell>
          <table:table-cell table:formula="of:=[.C39]" office:value-type="float" office:value="918" calcext:value-type="float">
            <text:p>918</text:p>
          </table:table-cell>
          <table:table-cell table:formula="of:=[.D39]" office:value-type="float" office:value="444" calcext:value-type="float">
            <text:p>444</text:p>
          </table:table-cell>
          <table:table-cell office:value-type="string" calcext:value-type="string">
            <text:p>EGYPT - Africa</text:p>
          </table:table-cell>
          <table:table-cell office:value-type="string" calcext:value-type="string">
            <text:p>In 1798, at the foot of the pyramids of Giza, Bonaparte pronounced decisively, “Think of it, soldiers: From the summit of these pyramids, forty centuries look down upon you.”</text:p>
          </table:table-cell>
          <table:table-cell table:number-columns-repeated="2"/>
          <table:table-cell table:formula="of:=CONCATENATE(&quot;new City(&quot;;[.A39];&quot;,&quot;;[.E39];&quot;,&quot;;[.F39];&quot;), //&quot;;[.B39])" office:value-type="string" office:string-value="new City(137,918,444), //Gizeh" calcext:value-type="string">
            <text:p>new City(137,918,444), //Gizeh</text:p>
          </table:table-cell>
          <table:table-cell table:formula="of:=CONCATENATE(&quot;new DestinationCard(&quot;;[.A39];&quot;,&quot;;[.A39];&quot;),&quot;)" office:value-type="string" office:string-value="new DestinationCard(137,137)," calcext:value-type="string">
            <text:p>new DestinationCard(137,137),</text:p>
          </table:table-cell>
          <table:table-cell/>
          <table:table-cell table:formula="of:=CONCATENATE(&quot;'&quot;;[.B39];&quot;',&quot;)" office:value-type="string" office:string-value="'Gizeh'," calcext:value-type="string">
            <text:p>'Gizeh',</text:p>
          </table:table-cell>
          <table:table-cell table:formula="of:=CONCATENATE([.A39];&quot;=&gt;'&quot;;[.B39];&quot;',&quot;)" office:value-type="string" office:string-value="137=&gt;'Gizeh'," calcext:value-type="string">
            <text:p>137=&gt;'Gizeh',</text:p>
          </table:table-cell>
          <table:table-cell table:formula="of:=CONCATENATE([.A39]-100;&quot;=&gt; &quot;;&quot;new DestinationCard(&quot;;[.A39];&quot;,&quot;;[.A39];&quot;),&quot;)" office:value-type="string" office:string-value="37=&gt; new DestinationCard(137,137)," calcext:value-type="string">
            <text:p>37=&gt; new DestinationCard(137,137),</text:p>
          </table:table-cell>
          <table:table-cell table:formula="of:=CONCATENATE(&quot;'&quot;;[.H39];&quot;',&quot;)" office:value-type="string" office:string-value="'In 1798, at the foot of the pyramids of Giza, Bonaparte pronounced decisively, “Think of it, soldiers: From the summit of these pyramids, forty centuries look down upon you.”'," calcext:value-type="string">
            <text:p>'In 1798, at the foot of the pyramids of Giza, Bonaparte pronounced decisively, “Think of it, soldiers: From the summit of these pyramids, forty centuries look down upon you.”',</text:p>
          </table:table-cell>
          <table:table-cell table:formula="of:=CONCATENATE(&quot;'&quot;;[.G39];&quot;',&quot;)" office:value-type="string" office:string-value="'EGYPT - Africa'," calcext:value-type="string">
            <text:p>'EGYPT - Africa',</text:p>
          </table:table-cell>
        </table:table-row>
        <table:table-row table:style-name="ro1">
          <table:table-cell office:value-type="float" office:value="138" calcext:value-type="float">
            <text:p>138</text:p>
          </table:table-cell>
          <table:table-cell office:value-type="string" calcext:value-type="string">
            <text:p>Timbuktu</text:p>
          </table:table-cell>
          <table:table-cell office:value-type="float" office:value="698" calcext:value-type="float">
            <text:p>698</text:p>
          </table:table-cell>
          <table:table-cell office:value-type="float" office:value="550" calcext:value-type="float">
            <text:p>550</text:p>
          </table:table-cell>
          <table:table-cell table:formula="of:=[.C40]" office:value-type="float" office:value="698" calcext:value-type="float">
            <text:p>698</text:p>
          </table:table-cell>
          <table:table-cell table:formula="of:=[.D40]" office:value-type="float" office:value="550" calcext:value-type="float">
            <text:p>550</text:p>
          </table:table-cell>
          <table:table-cell office:value-type="string" calcext:value-type="string">
            <text:p>MALI - Africa</text:p>
          </table:table-cell>
          <table:table-cell office:value-type="string" calcext:value-type="string">
            <text:p>Founded in the 5th Century CE, this Malian city is full of mosques and mausoleums to perpetuate the memory of pious men, earning the city its nickname, “the city of 333 saints”.</text:p>
          </table:table-cell>
          <table:table-cell table:number-columns-repeated="2"/>
          <table:table-cell table:formula="of:=CONCATENATE(&quot;new City(&quot;;[.A40];&quot;,&quot;;[.E40];&quot;,&quot;;[.F40];&quot;), //&quot;;[.B40])" office:value-type="string" office:string-value="new City(138,698,550), //Timbuktu" calcext:value-type="string">
            <text:p>new City(138,698,550), //Timbuktu</text:p>
          </table:table-cell>
          <table:table-cell table:formula="of:=CONCATENATE(&quot;new DestinationCard(&quot;;[.A40];&quot;,&quot;;[.A40];&quot;),&quot;)" office:value-type="string" office:string-value="new DestinationCard(138,138)," calcext:value-type="string">
            <text:p>new DestinationCard(138,138),</text:p>
          </table:table-cell>
          <table:table-cell/>
          <table:table-cell table:formula="of:=CONCATENATE(&quot;'&quot;;[.B40];&quot;',&quot;)" office:value-type="string" office:string-value="'Timbuktu'," calcext:value-type="string">
            <text:p>'Timbuktu',</text:p>
          </table:table-cell>
          <table:table-cell table:formula="of:=CONCATENATE([.A40];&quot;=&gt;'&quot;;[.B40];&quot;',&quot;)" office:value-type="string" office:string-value="138=&gt;'Timbuktu'," calcext:value-type="string">
            <text:p>138=&gt;'Timbuktu',</text:p>
          </table:table-cell>
          <table:table-cell table:formula="of:=CONCATENATE([.A40]-100;&quot;=&gt; &quot;;&quot;new DestinationCard(&quot;;[.A40];&quot;,&quot;;[.A40];&quot;),&quot;)" office:value-type="string" office:string-value="38=&gt; new DestinationCard(138,138)," calcext:value-type="string">
            <text:p>38=&gt; new DestinationCard(138,138),</text:p>
          </table:table-cell>
          <table:table-cell table:formula="of:=CONCATENATE(&quot;'&quot;;[.H40];&quot;',&quot;)" office:value-type="string" office:string-value="'Founded in the 5th Century CE, this Malian city is full of mosques and mausoleums to perpetuate the memory of pious men, earning the city its nickname, “the city of 333 saints”.'," calcext:value-type="string">
            <text:p>'Founded in the 5th Century CE, this Malian city is full of mosques and mausoleums to perpetuate the memory of pious men, earning the city its nickname, “the city of 333 saints”.',</text:p>
          </table:table-cell>
          <table:table-cell table:formula="of:=CONCATENATE(&quot;'&quot;;[.G40];&quot;',&quot;)" office:value-type="string" office:string-value="'MALI - Africa'," calcext:value-type="string">
            <text:p>'MALI - Africa',</text:p>
          </table:table-cell>
        </table:table-row>
        <table:table-row table:style-name="ro1">
          <table:table-cell office:value-type="float" office:value="139" calcext:value-type="float">
            <text:p>139</text:p>
          </table:table-cell>
          <table:table-cell office:value-type="string" calcext:value-type="string">
            <text:p>Kush</text:p>
          </table:table-cell>
          <table:table-cell office:value-type="float" office:value="931" calcext:value-type="float">
            <text:p>931</text:p>
          </table:table-cell>
          <table:table-cell office:value-type="float" office:value="603" calcext:value-type="float">
            <text:p>603</text:p>
          </table:table-cell>
          <table:table-cell table:formula="of:=[.C41]" office:value-type="float" office:value="931" calcext:value-type="float">
            <text:p>931</text:p>
          </table:table-cell>
          <table:table-cell table:formula="of:=[.D41]" office:value-type="float" office:value="603" calcext:value-type="float">
            <text:p>603</text:p>
          </table:table-cell>
          <table:table-cell office:value-type="string" calcext:value-type="string">
            <text:p>SUDAN, EGYPT - Africa</text:p>
          </table:table-cell>
          <table:table-cell office:value-type="string" calcext:value-type="string">
            <text:p>Meroë became the capital of the Kingdom of Kush in the 4th Century BCE (after Kerma and Napata). The pyramids found there host the sepulchers of deceased royalty.</text:p>
          </table:table-cell>
          <table:table-cell table:number-columns-repeated="2"/>
          <table:table-cell table:formula="of:=CONCATENATE(&quot;new City(&quot;;[.A41];&quot;,&quot;;[.E41];&quot;,&quot;;[.F41];&quot;), //&quot;;[.B41])" office:value-type="string" office:string-value="new City(139,931,603), //Kush" calcext:value-type="string">
            <text:p>new City(139,931,603), //Kush</text:p>
          </table:table-cell>
          <table:table-cell table:formula="of:=CONCATENATE(&quot;new DestinationCard(&quot;;[.A41];&quot;,&quot;;[.A41];&quot;),&quot;)" office:value-type="string" office:string-value="new DestinationCard(139,139)," calcext:value-type="string">
            <text:p>new DestinationCard(139,139),</text:p>
          </table:table-cell>
          <table:table-cell/>
          <table:table-cell table:formula="of:=CONCATENATE(&quot;'&quot;;[.B41];&quot;',&quot;)" office:value-type="string" office:string-value="'Kush'," calcext:value-type="string">
            <text:p>'Kush',</text:p>
          </table:table-cell>
          <table:table-cell table:formula="of:=CONCATENATE([.A41];&quot;=&gt;'&quot;;[.B41];&quot;',&quot;)" office:value-type="string" office:string-value="139=&gt;'Kush'," calcext:value-type="string">
            <text:p>139=&gt;'Kush',</text:p>
          </table:table-cell>
          <table:table-cell table:formula="of:=CONCATENATE([.A41]-100;&quot;=&gt; &quot;;&quot;new DestinationCard(&quot;;[.A41];&quot;,&quot;;[.A41];&quot;),&quot;)" office:value-type="string" office:string-value="39=&gt; new DestinationCard(139,139)," calcext:value-type="string">
            <text:p>39=&gt; new DestinationCard(139,139),</text:p>
          </table:table-cell>
          <table:table-cell table:formula="of:=CONCATENATE(&quot;'&quot;;[.H41];&quot;',&quot;)" office:value-type="string" office:string-value="'Meroë became the capital of the Kingdom of Kush in the 4th Century BCE (after Kerma and Napata). The pyramids found there host the sepulchers of deceased royalty.'," calcext:value-type="string">
            <text:p>'Meroë became the capital of the Kingdom of Kush in the 4th Century BCE (after Kerma and Napata). The pyramids found there host the sepulchers of deceased royalty.',</text:p>
          </table:table-cell>
          <table:table-cell table:formula="of:=CONCATENATE(&quot;'&quot;;[.G41];&quot;',&quot;)" office:value-type="string" office:string-value="'SUDAN, EGYPT - Africa'," calcext:value-type="string">
            <text:p>'SUDAN, EGYPT - Africa',</text:p>
          </table:table-cell>
        </table:table-row>
        <table:table-row table:style-name="ro1">
          <table:table-cell office:value-type="float" office:value="140" calcext:value-type="float">
            <text:p>140</text:p>
          </table:table-cell>
          <table:table-cell office:value-type="string" calcext:value-type="string">
            <text:p>Aksum</text:p>
          </table:table-cell>
          <table:table-cell office:value-type="float" office:value="1003" calcext:value-type="float">
            <text:p>1003</text:p>
          </table:table-cell>
          <table:table-cell office:value-type="float" office:value="588" calcext:value-type="float">
            <text:p>588</text:p>
          </table:table-cell>
          <table:table-cell table:formula="of:=[.C42]" office:value-type="float" office:value="1003" calcext:value-type="float">
            <text:p>1003</text:p>
          </table:table-cell>
          <table:table-cell table:formula="of:=[.D42]" office:value-type="float" office:value="588" calcext:value-type="float">
            <text:p>588</text:p>
          </table:table-cell>
          <table:table-cell office:value-type="string" calcext:value-type="string">
            <text:p>ETHIOPIA - Africa</text:p>
          </table:table-cell>
          <table:table-cell office:value-type="string" calcext:value-type="string">
            <text:p>According to archaeologists, the Aksumite stelae mark the site of the tombs of Aksumite rulers. Their empire was an important state in the Horn of Africa from the 1st through 4th Century CE.</text:p>
          </table:table-cell>
          <table:table-cell table:number-columns-repeated="2"/>
          <table:table-cell table:formula="of:=CONCATENATE(&quot;new City(&quot;;[.A42];&quot;,&quot;;[.E42];&quot;,&quot;;[.F42];&quot;), //&quot;;[.B42])" office:value-type="string" office:string-value="new City(140,1003,588), //Aksum" calcext:value-type="string">
            <text:p>new City(140,1003,588), //Aksum</text:p>
          </table:table-cell>
          <table:table-cell table:formula="of:=CONCATENATE(&quot;new DestinationCard(&quot;;[.A42];&quot;,&quot;;[.A42];&quot;),&quot;)" office:value-type="string" office:string-value="new DestinationCard(140,140)," calcext:value-type="string">
            <text:p>new DestinationCard(140,140),</text:p>
          </table:table-cell>
          <table:table-cell/>
          <table:table-cell table:formula="of:=CONCATENATE(&quot;'&quot;;[.B42];&quot;',&quot;)" office:value-type="string" office:string-value="'Aksum'," calcext:value-type="string">
            <text:p>'Aksum',</text:p>
          </table:table-cell>
          <table:table-cell table:formula="of:=CONCATENATE([.A42];&quot;=&gt;'&quot;;[.B42];&quot;',&quot;)" office:value-type="string" office:string-value="140=&gt;'Aksum'," calcext:value-type="string">
            <text:p>140=&gt;'Aksum',</text:p>
          </table:table-cell>
          <table:table-cell table:formula="of:=CONCATENATE([.A42]-100;&quot;=&gt; &quot;;&quot;new DestinationCard(&quot;;[.A42];&quot;,&quot;;[.A42];&quot;),&quot;)" office:value-type="string" office:string-value="40=&gt; new DestinationCard(140,140)," calcext:value-type="string">
            <text:p>40=&gt; new DestinationCard(140,140),</text:p>
          </table:table-cell>
          <table:table-cell table:formula="of:=CONCATENATE(&quot;'&quot;;[.H42];&quot;',&quot;)" office:value-type="string" office:string-value="'According to archaeologists, the Aksumite stelae mark the site of the tombs of Aksumite rulers. Their empire was an important state in the Horn of Africa from the 1st through 4th Century CE.'," calcext:value-type="string">
            <text:p>'According to archaeologists, the Aksumite stelae mark the site of the tombs of Aksumite rulers. Their empire was an important state in the Horn of Africa from the 1st through 4th Century CE.',</text:p>
          </table:table-cell>
          <table:table-cell table:formula="of:=CONCATENATE(&quot;'&quot;;[.G42];&quot;',&quot;)" office:value-type="string" office:string-value="'ETHIOPIA - Africa'," calcext:value-type="string">
            <text:p>'ETHIOPIA - Africa',</text:p>
          </table:table-cell>
        </table:table-row>
        <table:table-row table:style-name="ro1">
          <table:table-cell office:value-type="float" office:value="141" calcext:value-type="float">
            <text:p>141</text:p>
          </table:table-cell>
          <table:table-cell office:value-type="string" calcext:value-type="string">
            <text:p>Elmina</text:p>
          </table:table-cell>
          <table:table-cell office:value-type="float" office:value="699" calcext:value-type="float">
            <text:p>699</text:p>
          </table:table-cell>
          <table:table-cell office:value-type="float" office:value="674" calcext:value-type="float">
            <text:p>674</text:p>
          </table:table-cell>
          <table:table-cell table:formula="of:=[.C43]" office:value-type="float" office:value="699" calcext:value-type="float">
            <text:p>699</text:p>
          </table:table-cell>
          <table:table-cell table:formula="of:=[.D43]" office:value-type="float" office:value="674" calcext:value-type="float">
            <text:p>674</text:p>
          </table:table-cell>
          <table:table-cell office:value-type="string" calcext:value-type="string">
            <text:p>GHANA - Africa</text:p>
          </table:table-cell>
          <table:table-cell office:value-type="string" calcext:value-type="string">
            <text:p>São Jorge da Mina Castle, which was built by the Portuguese in 1482, was a commercial center on the Gold Coast before unfortunately becoming a hub for slave trade.</text:p>
          </table:table-cell>
          <table:table-cell table:number-columns-repeated="2"/>
          <table:table-cell table:formula="of:=CONCATENATE(&quot;new City(&quot;;[.A43];&quot;,&quot;;[.E43];&quot;,&quot;;[.F43];&quot;), //&quot;;[.B43])" office:value-type="string" office:string-value="new City(141,699,674), //Elmina" calcext:value-type="string">
            <text:p>new City(141,699,674), //Elmina</text:p>
          </table:table-cell>
          <table:table-cell table:formula="of:=CONCATENATE(&quot;new DestinationCard(&quot;;[.A43];&quot;,&quot;;[.A43];&quot;),&quot;)" office:value-type="string" office:string-value="new DestinationCard(141,141)," calcext:value-type="string">
            <text:p>new DestinationCard(141,141),</text:p>
          </table:table-cell>
          <table:table-cell/>
          <table:table-cell table:formula="of:=CONCATENATE(&quot;'&quot;;[.B43];&quot;',&quot;)" office:value-type="string" office:string-value="'Elmina'," calcext:value-type="string">
            <text:p>'Elmina',</text:p>
          </table:table-cell>
          <table:table-cell table:formula="of:=CONCATENATE([.A43];&quot;=&gt;'&quot;;[.B43];&quot;',&quot;)" office:value-type="string" office:string-value="141=&gt;'Elmina'," calcext:value-type="string">
            <text:p>141=&gt;'Elmina',</text:p>
          </table:table-cell>
          <table:table-cell table:formula="of:=CONCATENATE([.A43]-100;&quot;=&gt; &quot;;&quot;new DestinationCard(&quot;;[.A43];&quot;,&quot;;[.A43];&quot;),&quot;)" office:value-type="string" office:string-value="41=&gt; new DestinationCard(141,141)," calcext:value-type="string">
            <text:p>41=&gt; new DestinationCard(141,141),</text:p>
          </table:table-cell>
          <table:table-cell table:formula="of:=CONCATENATE(&quot;'&quot;;[.H43];&quot;',&quot;)" office:value-type="string" office:string-value="'São Jorge da Mina Castle, which was built by the Portuguese in 1482, was a commercial center on the Gold Coast before unfortunately becoming a hub for slave trade.'," calcext:value-type="string">
            <text:p>'São Jorge da Mina Castle, which was built by the Portuguese in 1482, was a commercial center on the Gold Coast before unfortunately becoming a hub for slave trade.',</text:p>
          </table:table-cell>
          <table:table-cell table:formula="of:=CONCATENATE(&quot;'&quot;;[.G43];&quot;',&quot;)" office:value-type="string" office:string-value="'GHANA - Africa'," calcext:value-type="string">
            <text:p>'GHANA - Africa',</text:p>
          </table:table-cell>
        </table:table-row>
        <table:table-row table:style-name="ro1">
          <table:table-cell office:value-type="float" office:value="142" calcext:value-type="float">
            <text:p>142</text:p>
          </table:table-cell>
          <table:table-cell office:value-type="string" calcext:value-type="string">
            <text:p>Douala</text:p>
          </table:table-cell>
          <table:table-cell office:value-type="float" office:value="800" calcext:value-type="float">
            <text:p>800</text:p>
          </table:table-cell>
          <table:table-cell office:value-type="float" office:value="705" calcext:value-type="float">
            <text:p>705</text:p>
          </table:table-cell>
          <table:table-cell table:formula="of:=[.C44]" office:value-type="float" office:value="800" calcext:value-type="float">
            <text:p>800</text:p>
          </table:table-cell>
          <table:table-cell table:formula="of:=[.D44]" office:value-type="float" office:value="705" calcext:value-type="float">
            <text:p>705</text:p>
          </table:table-cell>
          <table:table-cell office:value-type="string" calcext:value-type="string">
            <text:p>CAMEROON - Africa</text:p>
          </table:table-cell>
          <table:table-cell office:value-type="string" calcext:value-type="string">
            <text:p>In this economic capital of Cameroon, La Nouvelle Liberté statue in the Deido suburb, restored in 2007, is today considered the symbol of the city.</text:p>
          </table:table-cell>
          <table:table-cell table:number-columns-repeated="2"/>
          <table:table-cell table:formula="of:=CONCATENATE(&quot;new City(&quot;;[.A44];&quot;,&quot;;[.E44];&quot;,&quot;;[.F44];&quot;), //&quot;;[.B44])" office:value-type="string" office:string-value="new City(142,800,705), //Douala" calcext:value-type="string">
            <text:p>new City(142,800,705), //Douala</text:p>
          </table:table-cell>
          <table:table-cell table:formula="of:=CONCATENATE(&quot;new DestinationCard(&quot;;[.A44];&quot;,&quot;;[.A44];&quot;),&quot;)" office:value-type="string" office:string-value="new DestinationCard(142,142)," calcext:value-type="string">
            <text:p>new DestinationCard(142,142),</text:p>
          </table:table-cell>
          <table:table-cell/>
          <table:table-cell table:formula="of:=CONCATENATE(&quot;'&quot;;[.B44];&quot;',&quot;)" office:value-type="string" office:string-value="'Douala'," calcext:value-type="string">
            <text:p>'Douala',</text:p>
          </table:table-cell>
          <table:table-cell table:formula="of:=CONCATENATE([.A44];&quot;=&gt;'&quot;;[.B44];&quot;',&quot;)" office:value-type="string" office:string-value="142=&gt;'Douala'," calcext:value-type="string">
            <text:p>142=&gt;'Douala',</text:p>
          </table:table-cell>
          <table:table-cell table:formula="of:=CONCATENATE([.A44]-100;&quot;=&gt; &quot;;&quot;new DestinationCard(&quot;;[.A44];&quot;,&quot;;[.A44];&quot;),&quot;)" office:value-type="string" office:string-value="42=&gt; new DestinationCard(142,142)," calcext:value-type="string">
            <text:p>42=&gt; new DestinationCard(142,142),</text:p>
          </table:table-cell>
          <table:table-cell table:formula="of:=CONCATENATE(&quot;'&quot;;[.H44];&quot;',&quot;)" office:value-type="string" office:string-value="'In this economic capital of Cameroon, La Nouvelle Liberté statue in the Deido suburb, restored in 2007, is today considered the symbol of the city.'," calcext:value-type="string">
            <text:p>'In this economic capital of Cameroon, La Nouvelle Liberté statue in the Deido suburb, restored in 2007, is today considered the symbol of the city.',</text:p>
          </table:table-cell>
          <table:table-cell table:formula="of:=CONCATENATE(&quot;'&quot;;[.G44];&quot;',&quot;)" office:value-type="string" office:string-value="'CAMEROON - Africa'," calcext:value-type="string">
            <text:p>'CAMEROON - Africa',</text:p>
          </table:table-cell>
        </table:table-row>
        <table:table-row table:style-name="ro1">
          <table:table-cell office:value-type="float" office:value="143" calcext:value-type="float">
            <text:p>143</text:p>
          </table:table-cell>
          <table:table-cell office:value-type="string" calcext:value-type="string">
            <text:p>Virunga</text:p>
          </table:table-cell>
          <table:table-cell office:value-type="float" office:value="941" calcext:value-type="float">
            <text:p>941</text:p>
          </table:table-cell>
          <table:table-cell office:value-type="float" office:value="746" calcext:value-type="float">
            <text:p>746</text:p>
          </table:table-cell>
          <table:table-cell table:formula="of:=[.C45]" office:value-type="float" office:value="941" calcext:value-type="float">
            <text:p>941</text:p>
          </table:table-cell>
          <table:table-cell table:formula="of:=[.D45]" office:value-type="float" office:value="746" calcext:value-type="float">
            <text:p>746</text:p>
          </table:table-cell>
          <table:table-cell office:value-type="string" calcext:value-type="string">
            <text:p>DEMOCRATIC REPUBLIC OF THE CONGO – Africa</text:p>
          </table:table-cell>
          <table:table-cell office:value-type="string" calcext:value-type="string">
            <text:p>This national park is home to more than a thousand species of mammals, birds, reptiles, and amphibians, as well as a third of the world’s endangered mountain gorillas. </text:p>
          </table:table-cell>
          <table:table-cell table:number-columns-repeated="2"/>
          <table:table-cell table:formula="of:=CONCATENATE(&quot;new City(&quot;;[.A45];&quot;,&quot;;[.E45];&quot;,&quot;;[.F45];&quot;), //&quot;;[.B45])" office:value-type="string" office:string-value="new City(143,941,746), //Virunga" calcext:value-type="string">
            <text:p>new City(143,941,746), //Virunga</text:p>
          </table:table-cell>
          <table:table-cell table:formula="of:=CONCATENATE(&quot;new DestinationCard(&quot;;[.A45];&quot;,&quot;;[.A45];&quot;),&quot;)" office:value-type="string" office:string-value="new DestinationCard(143,143)," calcext:value-type="string">
            <text:p>new DestinationCard(143,143),</text:p>
          </table:table-cell>
          <table:table-cell/>
          <table:table-cell table:formula="of:=CONCATENATE(&quot;'&quot;;[.B45];&quot;',&quot;)" office:value-type="string" office:string-value="'Virunga'," calcext:value-type="string">
            <text:p>'Virunga',</text:p>
          </table:table-cell>
          <table:table-cell table:formula="of:=CONCATENATE([.A45];&quot;=&gt;'&quot;;[.B45];&quot;',&quot;)" office:value-type="string" office:string-value="143=&gt;'Virunga'," calcext:value-type="string">
            <text:p>143=&gt;'Virunga',</text:p>
          </table:table-cell>
          <table:table-cell table:formula="of:=CONCATENATE([.A45]-100;&quot;=&gt; &quot;;&quot;new DestinationCard(&quot;;[.A45];&quot;,&quot;;[.A45];&quot;),&quot;)" office:value-type="string" office:string-value="43=&gt; new DestinationCard(143,143)," calcext:value-type="string">
            <text:p>43=&gt; new DestinationCard(143,143),</text:p>
          </table:table-cell>
          <table:table-cell table:formula="of:=CONCATENATE(&quot;'&quot;;[.H45];&quot;',&quot;)" office:value-type="string" office:string-value="'This national park is home to more than a thousand species of mammals, birds, reptiles, and amphibians, as well as a third of the world’s endangered mountain gorillas. '," calcext:value-type="string">
            <text:p>'This national park is home to more than a thousand species of mammals, birds, reptiles, and amphibians, as well as a third of the world’s endangered mountain gorillas. ',</text:p>
          </table:table-cell>
          <table:table-cell table:formula="of:=CONCATENATE(&quot;'&quot;;[.G45];&quot;',&quot;)" office:value-type="string" office:string-value="'DEMOCRATIC REPUBLIC OF THE CONGO – Africa'," calcext:value-type="string">
            <text:p>'DEMOCRATIC REPUBLIC OF THE CONGO – Africa',</text:p>
          </table:table-cell>
        </table:table-row>
        <table:table-row table:style-name="ro1">
          <table:table-cell office:value-type="float" office:value="144" calcext:value-type="float">
            <text:p>144</text:p>
          </table:table-cell>
          <table:table-cell office:value-type="string" calcext:value-type="string">
            <text:p>Victoria Falls</text:p>
          </table:table-cell>
          <table:table-cell office:value-type="float" office:value="914" calcext:value-type="float">
            <text:p>914</text:p>
          </table:table-cell>
          <table:table-cell office:value-type="float" office:value="901" calcext:value-type="float">
            <text:p>901</text:p>
          </table:table-cell>
          <table:table-cell table:formula="of:=[.C46]" office:value-type="float" office:value="914" calcext:value-type="float">
            <text:p>914</text:p>
          </table:table-cell>
          <table:table-cell table:formula="of:=[.D46]" office:value-type="float" office:value="901" calcext:value-type="float">
            <text:p>901</text:p>
          </table:table-cell>
          <table:table-cell office:value-type="string" calcext:value-type="string">
            <text:p>ZAMBIA - Africa</text:p>
          </table:table-cell>
          <table:table-cell office:value-type="string" calcext:value-type="string">
            <text:p>Among the most impressive waterfalls in the world. Situated on the Zambezi River, they are 1,700 m wide, and reach as high as 108 m.</text:p>
          </table:table-cell>
          <table:table-cell table:number-columns-repeated="2"/>
          <table:table-cell table:formula="of:=CONCATENATE(&quot;new City(&quot;;[.A46];&quot;,&quot;;[.E46];&quot;,&quot;;[.F46];&quot;), //&quot;;[.B46])" office:value-type="string" office:string-value="new City(144,914,901), //Victoria Falls" calcext:value-type="string">
            <text:p>new City(144,914,901), //Victoria Falls</text:p>
          </table:table-cell>
          <table:table-cell table:formula="of:=CONCATENATE(&quot;new DestinationCard(&quot;;[.A46];&quot;,&quot;;[.A46];&quot;),&quot;)" office:value-type="string" office:string-value="new DestinationCard(144,144)," calcext:value-type="string">
            <text:p>new DestinationCard(144,144),</text:p>
          </table:table-cell>
          <table:table-cell/>
          <table:table-cell table:formula="of:=CONCATENATE(&quot;'&quot;;[.B46];&quot;',&quot;)" office:value-type="string" office:string-value="'Victoria Falls'," calcext:value-type="string">
            <text:p>'Victoria Falls',</text:p>
          </table:table-cell>
          <table:table-cell table:formula="of:=CONCATENATE([.A46];&quot;=&gt;'&quot;;[.B46];&quot;',&quot;)" office:value-type="string" office:string-value="144=&gt;'Victoria Falls'," calcext:value-type="string">
            <text:p>144=&gt;'Victoria Falls',</text:p>
          </table:table-cell>
          <table:table-cell table:formula="of:=CONCATENATE([.A46]-100;&quot;=&gt; &quot;;&quot;new DestinationCard(&quot;;[.A46];&quot;,&quot;;[.A46];&quot;),&quot;)" office:value-type="string" office:string-value="44=&gt; new DestinationCard(144,144)," calcext:value-type="string">
            <text:p>44=&gt; new DestinationCard(144,144),</text:p>
          </table:table-cell>
          <table:table-cell table:formula="of:=CONCATENATE(&quot;'&quot;;[.H46];&quot;',&quot;)" office:value-type="string" office:string-value="'Among the most impressive waterfalls in the world. Situated on the Zambezi River, they are 1,700 m wide, and reach as high as 108 m.'," calcext:value-type="string">
            <text:p>'Among the most impressive waterfalls in the world. Situated on the Zambezi River, they are 1,700 m wide, and reach as high as 108 m.',</text:p>
          </table:table-cell>
          <table:table-cell table:formula="of:=CONCATENATE(&quot;'&quot;;[.G46];&quot;',&quot;)" office:value-type="string" office:string-value="'ZAMBIA - Africa'," calcext:value-type="string">
            <text:p>'ZAMBIA - Africa',</text:p>
          </table:table-cell>
        </table:table-row>
        <table:table-row table:style-name="ro1">
          <table:table-cell office:value-type="float" office:value="145" calcext:value-type="float">
            <text:p>145</text:p>
          </table:table-cell>
          <table:table-cell office:value-type="string" calcext:value-type="string">
            <text:p>Omatako</text:p>
          </table:table-cell>
          <table:table-cell office:value-type="float" office:value="850" calcext:value-type="float">
            <text:p>850</text:p>
          </table:table-cell>
          <table:table-cell office:value-type="float" office:value="923" calcext:value-type="float">
            <text:p>923</text:p>
          </table:table-cell>
          <table:table-cell table:formula="of:=[.C47]" office:value-type="float" office:value="850" calcext:value-type="float">
            <text:p>850</text:p>
          </table:table-cell>
          <table:table-cell table:formula="of:=[.D47]" office:value-type="float" office:value="923" calcext:value-type="float">
            <text:p>923</text:p>
          </table:table-cell>
          <table:table-cell office:value-type="string" calcext:value-type="string">
            <text:p>NAMIBIA - Africa</text:p>
          </table:table-cell>
          <table:table-cell office:value-type="string" calcext:value-type="string">
            <text:p>A pair of mountains with an appearance similar to a pair of buttocks, which is precisely what they are named in Herero, the local language: Omatako.</text:p>
          </table:table-cell>
          <table:table-cell table:number-columns-repeated="2"/>
          <table:table-cell table:formula="of:=CONCATENATE(&quot;new City(&quot;;[.A47];&quot;,&quot;;[.E47];&quot;,&quot;;[.F47];&quot;), //&quot;;[.B47])" office:value-type="string" office:string-value="new City(145,850,923), //Omatako" calcext:value-type="string">
            <text:p>new City(145,850,923), //Omatako</text:p>
          </table:table-cell>
          <table:table-cell table:formula="of:=CONCATENATE(&quot;new DestinationCard(&quot;;[.A47];&quot;,&quot;;[.A47];&quot;),&quot;)" office:value-type="string" office:string-value="new DestinationCard(145,145)," calcext:value-type="string">
            <text:p>new DestinationCard(145,145),</text:p>
          </table:table-cell>
          <table:table-cell/>
          <table:table-cell table:formula="of:=CONCATENATE(&quot;'&quot;;[.B47];&quot;',&quot;)" office:value-type="string" office:string-value="'Omatako'," calcext:value-type="string">
            <text:p>'Omatako',</text:p>
          </table:table-cell>
          <table:table-cell table:formula="of:=CONCATENATE([.A47];&quot;=&gt;'&quot;;[.B47];&quot;',&quot;)" office:value-type="string" office:string-value="145=&gt;'Omatako'," calcext:value-type="string">
            <text:p>145=&gt;'Omatako',</text:p>
          </table:table-cell>
          <table:table-cell table:formula="of:=CONCATENATE([.A47]-100;&quot;=&gt; &quot;;&quot;new DestinationCard(&quot;;[.A47];&quot;,&quot;;[.A47];&quot;),&quot;)" office:value-type="string" office:string-value="45=&gt; new DestinationCard(145,145)," calcext:value-type="string">
            <text:p>45=&gt; new DestinationCard(145,145),</text:p>
          </table:table-cell>
          <table:table-cell table:formula="of:=CONCATENATE(&quot;'&quot;;[.H47];&quot;',&quot;)" office:value-type="string" office:string-value="'A pair of mountains with an appearance similar to a pair of buttocks, which is precisely what they are named in Herero, the local language: Omatako.'," calcext:value-type="string">
            <text:p>'A pair of mountains with an appearance similar to a pair of buttocks, which is precisely what they are named in Herero, the local language: Omatako.',</text:p>
          </table:table-cell>
          <table:table-cell table:formula="of:=CONCATENATE(&quot;'&quot;;[.G47];&quot;',&quot;)" office:value-type="string" office:string-value="'NAMIBIA - Africa'," calcext:value-type="string">
            <text:p>'NAMIBIA - Africa',</text:p>
          </table:table-cell>
        </table:table-row>
        <table:table-row table:style-name="ro1">
          <table:table-cell office:value-type="float" office:value="146" calcext:value-type="float">
            <text:p>146</text:p>
          </table:table-cell>
          <table:table-cell office:value-type="string" calcext:value-type="string">
            <text:p>Atlantic Ocean</text:p>
          </table:table-cell>
          <table:table-cell office:value-type="float" office:value="807" calcext:value-type="float">
            <text:p>807</text:p>
          </table:table-cell>
          <table:table-cell office:value-type="float" office:value="1041" calcext:value-type="float">
            <text:p>1041</text:p>
          </table:table-cell>
          <table:table-cell table:formula="of:=[.C48]" office:value-type="float" office:value="807" calcext:value-type="float">
            <text:p>807</text:p>
          </table:table-cell>
          <table:table-cell table:formula="of:=[.D48]" office:value-type="float" office:value="1041" calcext:value-type="float">
            <text:p>1041</text:p>
          </table:table-cell>
          <table:table-cell/>
          <table:table-cell office:value-type="string" calcext:value-type="string">
            <text:p>From the 5th to the 15th Century CE, Europeans called it the Ocean Sea. Christopher Columbus, the first to cross the Atlantic in 1492, was nicknamed “the Admiral of the Ocean Sea”.</text:p>
          </table:table-cell>
          <table:table-cell table:number-columns-repeated="2"/>
          <table:table-cell table:formula="of:=CONCATENATE(&quot;new City(&quot;;[.A48];&quot;,&quot;;[.E48];&quot;,&quot;;[.F48];&quot;), //&quot;;[.B48])" office:value-type="string" office:string-value="new City(146,807,1041), //Atlantic Ocean" calcext:value-type="string">
            <text:p>new City(146,807,1041), //Atlantic Ocean</text:p>
          </table:table-cell>
          <table:table-cell table:formula="of:=CONCATENATE(&quot;new DestinationCard(&quot;;[.A48];&quot;,&quot;;[.A48];&quot;),&quot;)" office:value-type="string" office:string-value="new DestinationCard(146,146)," calcext:value-type="string">
            <text:p>new DestinationCard(146,146),</text:p>
          </table:table-cell>
          <table:table-cell/>
          <table:table-cell table:formula="of:=CONCATENATE(&quot;'&quot;;[.B48];&quot;',&quot;)" office:value-type="string" office:string-value="'Atlantic Ocean'," calcext:value-type="string">
            <text:p>'Atlantic Ocean',</text:p>
          </table:table-cell>
          <table:table-cell table:formula="of:=CONCATENATE([.A48];&quot;=&gt;'&quot;;[.B48];&quot;',&quot;)" office:value-type="string" office:string-value="146=&gt;'Atlantic Ocean'," calcext:value-type="string">
            <text:p>146=&gt;'Atlantic Ocean',</text:p>
          </table:table-cell>
          <table:table-cell table:formula="of:=CONCATENATE([.A48]-100;&quot;=&gt; &quot;;&quot;new DestinationCard(&quot;;[.A48];&quot;,&quot;;[.A48];&quot;),&quot;)" office:value-type="string" office:string-value="46=&gt; new DestinationCard(146,146)," calcext:value-type="string">
            <text:p>46=&gt; new DestinationCard(146,146),</text:p>
          </table:table-cell>
          <table:table-cell table:formula="of:=CONCATENATE(&quot;'&quot;;[.H48];&quot;',&quot;)" office:value-type="string" office:string-value="'From the 5th to the 15th Century CE, Europeans called it the Ocean Sea. Christopher Columbus, the first to cross the Atlantic in 1492, was nicknamed “the Admiral of the Ocean Sea”.'," calcext:value-type="string">
            <text:p>'From the 5th to the 15th Century CE, Europeans called it the Ocean Sea. Christopher Columbus, the first to cross the Atlantic in 1492, was nicknamed “the Admiral of the Ocean Sea”.',</text:p>
          </table:table-cell>
          <table:table-cell table:formula="of:=CONCATENATE(&quot;'&quot;;[.G48];&quot;',&quot;)" office:value-type="string" office:string-value="''," calcext:value-type="string">
            <text:p>'',</text:p>
          </table:table-cell>
        </table:table-row>
        <table:table-row table:style-name="ro1">
          <table:table-cell office:value-type="float" office:value="147" calcext:value-type="float">
            <text:p>147</text:p>
          </table:table-cell>
          <table:table-cell office:value-type="string" calcext:value-type="string">
            <text:p>Madagascar</text:p>
          </table:table-cell>
          <table:table-cell office:value-type="float" office:value="1084" calcext:value-type="float">
            <text:p>1084</text:p>
          </table:table-cell>
          <table:table-cell office:value-type="float" office:value="915" calcext:value-type="float">
            <text:p>915</text:p>
          </table:table-cell>
          <table:table-cell table:formula="of:=[.C49]" office:value-type="float" office:value="1084" calcext:value-type="float">
            <text:p>1084</text:p>
          </table:table-cell>
          <table:table-cell table:formula="of:=[.D49]" office:value-type="float" office:value="915" calcext:value-type="float">
            <text:p>915</text:p>
          </table:table-cell>
          <table:table-cell office:value-type="string" calcext:value-type="string">
            <text:p>Africa</text:p>
          </table:table-cell>
          <table:table-cell office:value-type="string"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number-columns-repeated="2"/>
          <table:table-cell table:formula="of:=CONCATENATE(&quot;new City(&quot;;[.A49];&quot;,&quot;;[.E49];&quot;,&quot;;[.F49];&quot;), //&quot;;[.B49])" office:value-type="string" office:string-value="new City(147,1084,915), //Madagascar" calcext:value-type="string">
            <text:p>new City(147,1084,915), //Madagascar</text:p>
          </table:table-cell>
          <table:table-cell table:formula="of:=CONCATENATE(&quot;new DestinationCard(&quot;;[.A49];&quot;,&quot;;[.A49];&quot;),&quot;)" office:value-type="string" office:string-value="new DestinationCard(147,147)," calcext:value-type="string">
            <text:p>new DestinationCard(147,147),</text:p>
          </table:table-cell>
          <table:table-cell/>
          <table:table-cell table:formula="of:=CONCATENATE(&quot;'&quot;;[.B49];&quot;',&quot;)" office:value-type="string" office:string-value="'Madagascar'," calcext:value-type="string">
            <text:p>'Madagascar',</text:p>
          </table:table-cell>
          <table:table-cell table:formula="of:=CONCATENATE([.A49];&quot;=&gt;'&quot;;[.B49];&quot;',&quot;)" office:value-type="string" office:string-value="147=&gt;'Madagascar'," calcext:value-type="string">
            <text:p>147=&gt;'Madagascar',</text:p>
          </table:table-cell>
          <table:table-cell table:formula="of:=CONCATENATE([.A49]-100;&quot;=&gt; &quot;;&quot;new DestinationCard(&quot;;[.A49];&quot;,&quot;;[.A49];&quot;),&quot;)" office:value-type="string" office:string-value="47=&gt; new DestinationCard(147,147)," calcext:value-type="string">
            <text:p>47=&gt; new DestinationCard(147,147),</text:p>
          </table:table-cell>
          <table:table-cell table:formula="of:=CONCATENATE(&quot;'&quot;;[.H49];&quot;',&quot;)" office:value-type="string" office:string-value="'The isolation of the island has generated a very high rate of endemism in animal and plant species. Among the numerous unique species is a baobab that is emblematic of the island; it is a gigantic bottletree that can live for more than 2,000 years.',"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formula="of:=CONCATENATE(&quot;'&quot;;[.G49];&quot;',&quot;)" office:value-type="string" office:string-value="'Africa'," calcext:value-type="string">
            <text:p>'Africa',</text:p>
          </table:table-cell>
        </table:table-row>
        <table:table-row table:style-name="ro1">
          <table:table-cell office:value-type="float" office:value="148" calcext:value-type="float">
            <text:p>148</text:p>
          </table:table-cell>
          <table:table-cell office:value-type="string" calcext:value-type="string">
            <text:p>Indian Ocean</text:p>
          </table:table-cell>
          <table:table-cell office:value-type="float" office:value="937" calcext:value-type="float">
            <text:p>937</text:p>
          </table:table-cell>
          <table:table-cell office:value-type="float" office:value="1111" calcext:value-type="float">
            <text:p>1111</text:p>
          </table:table-cell>
          <table:table-cell table:formula="of:=[.C50]" office:value-type="float" office:value="937" calcext:value-type="float">
            <text:p>937</text:p>
          </table:table-cell>
          <table:table-cell table:formula="of:=[.D50]" office:value-type="float" office:value="1111" calcext:value-type="float">
            <text:p>1111</text:p>
          </table:table-cell>
          <table:table-cell/>
          <table:table-cell office:value-type="string" calcext:value-type="string">
            <text:p>Formerly known to Europe as the Eastern Ocean, and to China as the Western Ocean, it covers 20% of the globe. Most of the waters in this ocean are tropical, making it the warmest ocean on the planet.</text:p>
          </table:table-cell>
          <table:table-cell table:number-columns-repeated="2"/>
          <table:table-cell table:formula="of:=CONCATENATE(&quot;new City(&quot;;[.A50];&quot;,&quot;;[.E50];&quot;,&quot;;[.F50];&quot;), //&quot;;[.B50])" office:value-type="string" office:string-value="new City(148,937,1111), //Indian Ocean" calcext:value-type="string">
            <text:p>new City(148,937,1111), //Indian Ocean</text:p>
          </table:table-cell>
          <table:table-cell table:formula="of:=CONCATENATE(&quot;new DestinationCard(&quot;;[.A50];&quot;,&quot;;[.A50];&quot;),&quot;)" office:value-type="string" office:string-value="new DestinationCard(148,148)," calcext:value-type="string">
            <text:p>new DestinationCard(148,148),</text:p>
          </table:table-cell>
          <table:table-cell/>
          <table:table-cell table:formula="of:=CONCATENATE(&quot;'&quot;;[.B50];&quot;',&quot;)" office:value-type="string" office:string-value="'Indian Ocean'," calcext:value-type="string">
            <text:p>'Indian Ocean',</text:p>
          </table:table-cell>
          <table:table-cell table:formula="of:=CONCATENATE([.A50];&quot;=&gt;'&quot;;[.B50];&quot;',&quot;)" office:value-type="string" office:string-value="148=&gt;'Indian Ocean'," calcext:value-type="string">
            <text:p>148=&gt;'Indian Ocean',</text:p>
          </table:table-cell>
          <table:table-cell table:formula="of:=CONCATENATE([.A50]-100;&quot;=&gt; &quot;;&quot;new DestinationCard(&quot;;[.A50];&quot;,&quot;;[.A50];&quot;),&quot;)" office:value-type="string" office:string-value="48=&gt; new DestinationCard(148,148)," calcext:value-type="string">
            <text:p>48=&gt; new DestinationCard(148,148),</text:p>
          </table:table-cell>
          <table:table-cell table:formula="of:=CONCATENATE(&quot;'&quot;;[.H50];&quot;',&quot;)" office:value-type="string" office:string-value="'Formerly known to Europe as the Eastern Ocean, and to China as the Western Ocean, it covers 20% of the globe. Most of the waters in this ocean are tropical, making it the warmest ocean on the planet.'," calcext:value-type="string">
            <text:p>'Formerly known to Europe as the Eastern Ocean, and to China as the Western Ocean, it covers 20% of the globe. Most of the waters in this ocean are tropical, making it the warmest ocean on the planet.',</text:p>
          </table:table-cell>
          <table:table-cell table:formula="of:=CONCATENATE(&quot;'&quot;;[.G50];&quot;',&quot;)" office:value-type="string" office:string-value="''," calcext:value-type="string">
            <text:p>'',</text:p>
          </table:table-cell>
        </table:table-row>
        <table:table-row table:style-name="ro1">
          <table:table-cell office:value-type="float" office:value="149" calcext:value-type="float">
            <text:p>149</text:p>
          </table:table-cell>
          <table:table-cell office:value-type="string" calcext:value-type="string">
            <text:p>Petra</text:p>
          </table:table-cell>
          <table:table-cell office:value-type="float" office:value="984" calcext:value-type="float">
            <text:p>984</text:p>
          </table:table-cell>
          <table:table-cell office:value-type="float" office:value="442" calcext:value-type="float">
            <text:p>442</text:p>
          </table:table-cell>
          <table:table-cell table:formula="of:=[.C51]" office:value-type="float" office:value="984" calcext:value-type="float">
            <text:p>984</text:p>
          </table:table-cell>
          <table:table-cell table:formula="of:=[.D51]" office:value-type="float" office:value="442" calcext:value-type="float">
            <text:p>442</text:p>
          </table:table-cell>
          <table:table-cell office:value-type="string" calcext:value-type="string">
            <text:p>JORDAN - Asia</text:p>
          </table:table-cell>
          <table:table-cell office:value-type="string" calcext:value-type="string">
            <text:p>Al-Khazneh, the most famous of the monuments in the city, is believed to be the tomb of a king or queen, and was long the target of attacks by Bedouins who thought they’d find some important treasure there.</text:p>
          </table:table-cell>
          <table:table-cell table:number-columns-repeated="2"/>
          <table:table-cell table:formula="of:=CONCATENATE(&quot;new City(&quot;;[.A51];&quot;,&quot;;[.E51];&quot;,&quot;;[.F51];&quot;), //&quot;;[.B51])" office:value-type="string" office:string-value="new City(149,984,442), //Petra" calcext:value-type="string">
            <text:p>new City(149,984,442), //Petra</text:p>
          </table:table-cell>
          <table:table-cell table:formula="of:=CONCATENATE(&quot;new DestinationCard(&quot;;[.A51];&quot;,&quot;;[.A51];&quot;),&quot;)" office:value-type="string" office:string-value="new DestinationCard(149,149)," calcext:value-type="string">
            <text:p>new DestinationCard(149,149),</text:p>
          </table:table-cell>
          <table:table-cell/>
          <table:table-cell table:formula="of:=CONCATENATE(&quot;'&quot;;[.B51];&quot;',&quot;)" office:value-type="string" office:string-value="'Petra'," calcext:value-type="string">
            <text:p>'Petra',</text:p>
          </table:table-cell>
          <table:table-cell table:formula="of:=CONCATENATE([.A51];&quot;=&gt;'&quot;;[.B51];&quot;',&quot;)" office:value-type="string" office:string-value="149=&gt;'Petra'," calcext:value-type="string">
            <text:p>149=&gt;'Petra',</text:p>
          </table:table-cell>
          <table:table-cell table:formula="of:=CONCATENATE([.A51]-100;&quot;=&gt; &quot;;&quot;new DestinationCard(&quot;;[.A51];&quot;,&quot;;[.A51];&quot;),&quot;)" office:value-type="string" office:string-value="49=&gt; new DestinationCard(149,149)," calcext:value-type="string">
            <text:p>49=&gt; new DestinationCard(149,149),</text:p>
          </table:table-cell>
          <table:table-cell table:formula="of:=CONCATENATE(&quot;'&quot;;[.H51];&quot;',&quot;)" office:value-type="string" office:string-value="'Al-Khazneh, the most famous of the monuments in the city, is believed to be the tomb of a king or queen, and was long the target of attacks by Bedouins who thought they’d find some important treasure there.'," calcext:value-type="string">
            <text:p>'Al-Khazneh, the most famous of the monuments in the city, is believed to be the tomb of a king or queen, and was long the target of attacks by Bedouins who thought they’d find some important treasure there.',</text:p>
          </table:table-cell>
          <table:table-cell table:formula="of:=CONCATENATE(&quot;'&quot;;[.G51];&quot;',&quot;)" office:value-type="string" office:string-value="'JORDAN - Asia'," calcext:value-type="string">
            <text:p>'JORDAN - Asia',</text:p>
          </table:table-cell>
        </table:table-row>
        <table:table-row table:style-name="ro1">
          <table:table-cell office:value-type="float" office:value="150" calcext:value-type="float">
            <text:p>150</text:p>
          </table:table-cell>
          <table:table-cell office:value-type="string" calcext:value-type="string">
            <text:p>Babylon</text:p>
          </table:table-cell>
          <table:table-cell office:value-type="float" office:value="1101" calcext:value-type="float">
            <text:p>1101</text:p>
          </table:table-cell>
          <table:table-cell office:value-type="float" office:value="397" calcext:value-type="float">
            <text:p>397</text:p>
          </table:table-cell>
          <table:table-cell table:formula="of:=[.C52]" office:value-type="float" office:value="1101" calcext:value-type="float">
            <text:p>1101</text:p>
          </table:table-cell>
          <table:table-cell table:formula="of:=[.D52]" office:value-type="float" office:value="397" calcext:value-type="float">
            <text:p>397</text:p>
          </table:table-cell>
          <table:table-cell office:value-type="string" calcext:value-type="string">
            <text:p>IRAQ - Asia</text:p>
          </table:table-cell>
          <table:table-cell office:value-type="string" calcext:value-type="string">
            <text:p>The Lion of Babylon is a statue made of black basalt. It was discovered at the site in 1876, and is an important symbol of Mesopotamia that is used by several Iraqi organizations.</text:p>
          </table:table-cell>
          <table:table-cell table:number-columns-repeated="2"/>
          <table:table-cell table:formula="of:=CONCATENATE(&quot;new City(&quot;;[.A52];&quot;,&quot;;[.E52];&quot;,&quot;;[.F52];&quot;), //&quot;;[.B52])" office:value-type="string" office:string-value="new City(150,1101,397), //Babylon" calcext:value-type="string">
            <text:p>new City(150,1101,397), //Babylon</text:p>
          </table:table-cell>
          <table:table-cell table:formula="of:=CONCATENATE(&quot;new DestinationCard(&quot;;[.A52];&quot;,&quot;;[.A52];&quot;),&quot;)" office:value-type="string" office:string-value="new DestinationCard(150,150)," calcext:value-type="string">
            <text:p>new DestinationCard(150,150),</text:p>
          </table:table-cell>
          <table:table-cell/>
          <table:table-cell table:formula="of:=CONCATENATE(&quot;'&quot;;[.B52];&quot;',&quot;)" office:value-type="string" office:string-value="'Babylon'," calcext:value-type="string">
            <text:p>'Babylon',</text:p>
          </table:table-cell>
          <table:table-cell table:formula="of:=CONCATENATE([.A52];&quot;=&gt;'&quot;;[.B52];&quot;',&quot;)" office:value-type="string" office:string-value="150=&gt;'Babylon'," calcext:value-type="string">
            <text:p>150=&gt;'Babylon',</text:p>
          </table:table-cell>
          <table:table-cell table:formula="of:=CONCATENATE([.A52]-100;&quot;=&gt; &quot;;&quot;new DestinationCard(&quot;;[.A52];&quot;,&quot;;[.A52];&quot;),&quot;)" office:value-type="string" office:string-value="50=&gt; new DestinationCard(150,150)," calcext:value-type="string">
            <text:p>50=&gt; new DestinationCard(150,150),</text:p>
          </table:table-cell>
          <table:table-cell table:formula="of:=CONCATENATE(&quot;'&quot;;[.H52];&quot;',&quot;)" office:value-type="string" office:string-value="'The Lion of Babylon is a statue made of black basalt. It was discovered at the site in 1876, and is an important symbol of Mesopotamia that is used by several Iraqi organizations.'," calcext:value-type="string">
            <text:p>'The Lion of Babylon is a statue made of black basalt. It was discovered at the site in 1876, and is an important symbol of Mesopotamia that is used by several Iraqi organizations.',</text:p>
          </table:table-cell>
          <table:table-cell table:formula="of:=CONCATENATE(&quot;'&quot;;[.G52];&quot;',&quot;)" office:value-type="string" office:string-value="'IRAQ - Asia'," calcext:value-type="string">
            <text:p>'IRAQ - Asia',</text:p>
          </table:table-cell>
        </table:table-row>
        <table:table-row table:style-name="ro1">
          <table:table-cell office:value-type="float" office:value="151" calcext:value-type="float">
            <text:p>151</text:p>
          </table:table-cell>
          <table:table-cell office:value-type="string" calcext:value-type="string">
            <text:p>Persepolis</text:p>
          </table:table-cell>
          <table:table-cell office:value-type="float" office:value="1120" calcext:value-type="float">
            <text:p>1120</text:p>
          </table:table-cell>
          <table:table-cell office:value-type="float" office:value="446" calcext:value-type="float">
            <text:p>446</text:p>
          </table:table-cell>
          <table:table-cell table:formula="of:=[.C53]" office:value-type="float" office:value="1120" calcext:value-type="float">
            <text:p>1120</text:p>
          </table:table-cell>
          <table:table-cell table:formula="of:=[.D53]" office:value-type="float" office:value="446" calcext:value-type="float">
            <text:p>446</text:p>
          </table:table-cell>
          <table:table-cell office:value-type="string" calcext:value-type="string">
            <text:p>IRAN - Asia</text:p>
          </table:table-cell>
          <table:table-cell office:value-type="string" calcext:value-type="string">
            <text:p>This former capital of Persia was constructed under Darius I around 500 BCE. The Gate of All Nations, built by his son Xerxes, is one of the major remains of the ancient city.</text:p>
          </table:table-cell>
          <table:table-cell table:number-columns-repeated="2"/>
          <table:table-cell table:formula="of:=CONCATENATE(&quot;new City(&quot;;[.A53];&quot;,&quot;;[.E53];&quot;,&quot;;[.F53];&quot;), //&quot;;[.B53])" office:value-type="string" office:string-value="new City(151,1120,446), //Persepolis" calcext:value-type="string">
            <text:p>new City(151,1120,446), //Persepolis</text:p>
          </table:table-cell>
          <table:table-cell table:formula="of:=CONCATENATE(&quot;new DestinationCard(&quot;;[.A53];&quot;,&quot;;[.A53];&quot;),&quot;)" office:value-type="string" office:string-value="new DestinationCard(151,151)," calcext:value-type="string">
            <text:p>new DestinationCard(151,151),</text:p>
          </table:table-cell>
          <table:table-cell/>
          <table:table-cell table:formula="of:=CONCATENATE(&quot;'&quot;;[.B53];&quot;',&quot;)" office:value-type="string" office:string-value="'Persepolis'," calcext:value-type="string">
            <text:p>'Persepolis',</text:p>
          </table:table-cell>
          <table:table-cell table:formula="of:=CONCATENATE([.A53];&quot;=&gt;'&quot;;[.B53];&quot;',&quot;)" office:value-type="string" office:string-value="151=&gt;'Persepolis'," calcext:value-type="string">
            <text:p>151=&gt;'Persepolis',</text:p>
          </table:table-cell>
          <table:table-cell table:formula="of:=CONCATENATE([.A53]-100;&quot;=&gt; &quot;;&quot;new DestinationCard(&quot;;[.A53];&quot;,&quot;;[.A53];&quot;),&quot;)" office:value-type="string" office:string-value="51=&gt; new DestinationCard(151,151)," calcext:value-type="string">
            <text:p>51=&gt; new DestinationCard(151,151),</text:p>
          </table:table-cell>
          <table:table-cell table:formula="of:=CONCATENATE(&quot;'&quot;;[.H53];&quot;',&quot;)" office:value-type="string" office:string-value="'This former capital of Persia was constructed under Darius I around 500 BCE. The Gate of All Nations, built by his son Xerxes, is one of the major remains of the ancient city.'," calcext:value-type="string">
            <text:p>'This former capital of Persia was constructed under Darius I around 500 BCE. The Gate of All Nations, built by his son Xerxes, is one of the major remains of the ancient city.',</text:p>
          </table:table-cell>
          <table:table-cell table:formula="of:=CONCATENATE(&quot;'&quot;;[.G53];&quot;',&quot;)" office:value-type="string" office:string-value="'IRAN - Asia'," calcext:value-type="string">
            <text:p>'IRAN - Asia',</text:p>
          </table:table-cell>
        </table:table-row>
        <table:table-row table:style-name="ro1">
          <table:table-cell office:value-type="float" office:value="152" calcext:value-type="float">
            <text:p>152</text:p>
          </table:table-cell>
          <table:table-cell office:value-type="string" calcext:value-type="string">
            <text:p>Sanaa</text:p>
          </table:table-cell>
          <table:table-cell office:value-type="float" office:value="1069" calcext:value-type="float">
            <text:p>1069</text:p>
          </table:table-cell>
          <table:table-cell office:value-type="float" office:value="585" calcext:value-type="float">
            <text:p>585</text:p>
          </table:table-cell>
          <table:table-cell table:formula="of:=[.C54]" office:value-type="float" office:value="1069" calcext:value-type="float">
            <text:p>1069</text:p>
          </table:table-cell>
          <table:table-cell table:formula="of:=[.D54]" office:value-type="float" office:value="585" calcext:value-type="float">
            <text:p>585</text:p>
          </table:table-cell>
          <table:table-cell office:value-type="string" calcext:value-type="string">
            <text:p>YEMEN - Asia</text:p>
          </table:table-cell>
          <table:table-cell office:value-type="string" calcext:value-type="string">
            <text:p>An artistic and architectural masterpiece, this city has been inhabited for more than 3,000 years, and today still has 106 mosques and 3,500 houses dating from before the 11th Century CE.</text:p>
          </table:table-cell>
          <table:table-cell table:number-columns-repeated="2"/>
          <table:table-cell table:formula="of:=CONCATENATE(&quot;new City(&quot;;[.A54];&quot;,&quot;;[.E54];&quot;,&quot;;[.F54];&quot;), //&quot;;[.B54])" office:value-type="string" office:string-value="new City(152,1069,585), //Sanaa" calcext:value-type="string">
            <text:p>new City(152,1069,585), //Sanaa</text:p>
          </table:table-cell>
          <table:table-cell table:formula="of:=CONCATENATE(&quot;new DestinationCard(&quot;;[.A54];&quot;,&quot;;[.A54];&quot;),&quot;)" office:value-type="string" office:string-value="new DestinationCard(152,152)," calcext:value-type="string">
            <text:p>new DestinationCard(152,152),</text:p>
          </table:table-cell>
          <table:table-cell/>
          <table:table-cell table:formula="of:=CONCATENATE(&quot;'&quot;;[.B54];&quot;',&quot;)" office:value-type="string" office:string-value="'Sanaa'," calcext:value-type="string">
            <text:p>'Sanaa',</text:p>
          </table:table-cell>
          <table:table-cell table:formula="of:=CONCATENATE([.A54];&quot;=&gt;'&quot;;[.B54];&quot;',&quot;)" office:value-type="string" office:string-value="152=&gt;'Sanaa'," calcext:value-type="string">
            <text:p>152=&gt;'Sanaa',</text:p>
          </table:table-cell>
          <table:table-cell table:formula="of:=CONCATENATE([.A54]-100;&quot;=&gt; &quot;;&quot;new DestinationCard(&quot;;[.A54];&quot;,&quot;;[.A54];&quot;),&quot;)" office:value-type="string" office:string-value="52=&gt; new DestinationCard(152,152)," calcext:value-type="string">
            <text:p>52=&gt; new DestinationCard(152,152),</text:p>
          </table:table-cell>
          <table:table-cell table:formula="of:=CONCATENATE(&quot;'&quot;;[.H54];&quot;',&quot;)" office:value-type="string" office:string-value="'An artistic and architectural masterpiece, this city has been inhabited for more than 3,000 years, and today still has 106 mosques and 3,500 houses dating from before the 11th Century CE.'," calcext:value-type="string">
            <text:p>'An artistic and architectural masterpiece, this city has been inhabited for more than 3,000 years, and today still has 106 mosques and 3,500 houses dating from before the 11th Century CE.',</text:p>
          </table:table-cell>
          <table:table-cell table:formula="of:=CONCATENATE(&quot;'&quot;;[.G54];&quot;',&quot;)" office:value-type="string" office:string-value="'YEMEN - Asia'," calcext:value-type="string">
            <text:p>'YEMEN - Asia',</text:p>
          </table:table-cell>
        </table:table-row>
        <table:table-row table:style-name="ro1">
          <table:table-cell office:value-type="float" office:value="153" calcext:value-type="float">
            <text:p>153</text:p>
          </table:table-cell>
          <table:table-cell office:value-type="string" calcext:value-type="string">
            <text:p>Caspian Sea</text:p>
          </table:table-cell>
          <table:table-cell office:value-type="float" office:value="1068" calcext:value-type="float">
            <text:p>1068</text:p>
          </table:table-cell>
          <table:table-cell office:value-type="float" office:value="295" calcext:value-type="float">
            <text:p>295</text:p>
          </table:table-cell>
          <table:table-cell table:formula="of:=[.C55]" office:value-type="float" office:value="1068" calcext:value-type="float">
            <text:p>1068</text:p>
          </table:table-cell>
          <table:table-cell table:formula="of:=[.D55]" office:value-type="float" office:value="295" calcext:value-type="float">
            <text:p>295</text:p>
          </table:table-cell>
          <table:table-cell office:value-type="string" calcext:value-type="string">
            <text:p>Asia</text:p>
          </table:table-cell>
          <table:table-cell office:value-type="string" calcext:value-type="string">
            <text:p>It is the largest closed sea in the world, bordered by 5 countries. Its large quantity of fish, especially sturgeon, makes it the leading caviar-producing region of the world.</text:p>
          </table:table-cell>
          <table:table-cell table:number-columns-repeated="2"/>
          <table:table-cell table:formula="of:=CONCATENATE(&quot;new City(&quot;;[.A55];&quot;,&quot;;[.E55];&quot;,&quot;;[.F55];&quot;), //&quot;;[.B55])" office:value-type="string" office:string-value="new City(153,1068,295), //Caspian Sea" calcext:value-type="string">
            <text:p>new City(153,1068,295), //Caspian Sea</text:p>
          </table:table-cell>
          <table:table-cell table:formula="of:=CONCATENATE(&quot;new DestinationCard(&quot;;[.A55];&quot;,&quot;;[.A55];&quot;),&quot;)" office:value-type="string" office:string-value="new DestinationCard(153,153)," calcext:value-type="string">
            <text:p>new DestinationCard(153,153),</text:p>
          </table:table-cell>
          <table:table-cell/>
          <table:table-cell table:formula="of:=CONCATENATE(&quot;'&quot;;[.B55];&quot;',&quot;)" office:value-type="string" office:string-value="'Caspian Sea'," calcext:value-type="string">
            <text:p>'Caspian Sea',</text:p>
          </table:table-cell>
          <table:table-cell table:formula="of:=CONCATENATE([.A55];&quot;=&gt;'&quot;;[.B55];&quot;',&quot;)" office:value-type="string" office:string-value="153=&gt;'Caspian Sea'," calcext:value-type="string">
            <text:p>153=&gt;'Caspian Sea',</text:p>
          </table:table-cell>
          <table:table-cell table:formula="of:=CONCATENATE([.A55]-100;&quot;=&gt; &quot;;&quot;new DestinationCard(&quot;;[.A55];&quot;,&quot;;[.A55];&quot;),&quot;)" office:value-type="string" office:string-value="53=&gt; new DestinationCard(153,153)," calcext:value-type="string">
            <text:p>53=&gt; new DestinationCard(153,153),</text:p>
          </table:table-cell>
          <table:table-cell table:formula="of:=CONCATENATE(&quot;'&quot;;[.H55];&quot;',&quot;)" office:value-type="string" office:string-value="'It is the largest closed sea in the world, bordered by 5 countries. Its large quantity of fish, especially sturgeon, makes it the leading caviar-producing region of the world.'," calcext:value-type="string">
            <text:p>'It is the largest closed sea in the world, bordered by 5 countries. Its large quantity of fish, especially sturgeon, makes it the leading caviar-producing region of the world.',</text:p>
          </table:table-cell>
          <table:table-cell table:formula="of:=CONCATENATE(&quot;'&quot;;[.G55];&quot;',&quot;)" office:value-type="string" office:string-value="'Asia'," calcext:value-type="string">
            <text:p>'Asia',</text:p>
          </table:table-cell>
        </table:table-row>
        <table:table-row table:style-name="ro1">
          <table:table-cell office:value-type="float" office:value="154" calcext:value-type="float">
            <text:p>154</text:p>
          </table:table-cell>
          <table:table-cell office:value-type="string" calcext:value-type="string">
            <text:p>Zagorsk</text:p>
          </table:table-cell>
          <table:table-cell office:value-type="float" office:value="1031" calcext:value-type="float">
            <text:p>1031</text:p>
          </table:table-cell>
          <table:table-cell office:value-type="float" office:value="163" calcext:value-type="float">
            <text:p>163</text:p>
          </table:table-cell>
          <table:table-cell table:formula="of:=[.C56]" office:value-type="float" office:value="1031" calcext:value-type="float">
            <text:p>1031</text:p>
          </table:table-cell>
          <table:table-cell table:formula="of:=[.D56]" office:value-type="float" office:value="163" calcext:value-type="float">
            <text:p>163</text:p>
          </table:table-cell>
          <table:table-cell office:value-type="string" calcext:value-type="string">
            <text:p>RUSSIA - Asia</text:p>
          </table:table-cell>
          <table:table-cell office:value-type="string" calcext:value-type="string">
            <text:p>The city is best known for its huge Orthodox monastery, founded in the 14th Century CE (Trinity Lavra of Saint Sergius), considered the heart of Russian Orthodoxy.</text:p>
          </table:table-cell>
          <table:table-cell table:number-columns-repeated="2"/>
          <table:table-cell table:formula="of:=CONCATENATE(&quot;new City(&quot;;[.A56];&quot;,&quot;;[.E56];&quot;,&quot;;[.F56];&quot;), //&quot;;[.B56])" office:value-type="string" office:string-value="new City(154,1031,163), //Zagorsk" calcext:value-type="string">
            <text:p>new City(154,1031,163), //Zagorsk</text:p>
          </table:table-cell>
          <table:table-cell table:formula="of:=CONCATENATE(&quot;new DestinationCard(&quot;;[.A56];&quot;,&quot;;[.A56];&quot;),&quot;)" office:value-type="string" office:string-value="new DestinationCard(154,154)," calcext:value-type="string">
            <text:p>new DestinationCard(154,154),</text:p>
          </table:table-cell>
          <table:table-cell/>
          <table:table-cell table:formula="of:=CONCATENATE(&quot;'&quot;;[.B56];&quot;',&quot;)" office:value-type="string" office:string-value="'Zagorsk'," calcext:value-type="string">
            <text:p>'Zagorsk',</text:p>
          </table:table-cell>
          <table:table-cell table:formula="of:=CONCATENATE([.A56];&quot;=&gt;'&quot;;[.B56];&quot;',&quot;)" office:value-type="string" office:string-value="154=&gt;'Zagorsk'," calcext:value-type="string">
            <text:p>154=&gt;'Zagorsk',</text:p>
          </table:table-cell>
          <table:table-cell table:formula="of:=CONCATENATE([.A56]-100;&quot;=&gt; &quot;;&quot;new DestinationCard(&quot;;[.A56];&quot;,&quot;;[.A56];&quot;),&quot;)" office:value-type="string" office:string-value="54=&gt; new DestinationCard(154,154)," calcext:value-type="string">
            <text:p>54=&gt; new DestinationCard(154,154),</text:p>
          </table:table-cell>
          <table:table-cell table:formula="of:=CONCATENATE(&quot;'&quot;;[.H56];&quot;',&quot;)" office:value-type="string" office:string-value="'The city is best known for its huge Orthodox monastery, founded in the 14th Century CE (Trinity Lavra of Saint Sergius), considered the heart of Russian Orthodoxy.'," calcext:value-type="string">
            <text:p>'The city is best known for its huge Orthodox monastery, founded in the 14th Century CE (Trinity Lavra of Saint Sergius), considered the heart of Russian Orthodoxy.',</text:p>
          </table:table-cell>
          <table:table-cell table:formula="of:=CONCATENATE(&quot;'&quot;;[.G56];&quot;',&quot;)" office:value-type="string" office:string-value="'RUSSIA - Asia'," calcext:value-type="string">
            <text:p>'RUSSIA - Asia',</text:p>
          </table:table-cell>
        </table:table-row>
        <table:table-row table:style-name="ro1">
          <table:table-cell office:value-type="float" office:value="155" calcext:value-type="float">
            <text:p>155</text:p>
          </table:table-cell>
          <table:table-cell office:value-type="string" calcext:value-type="string">
            <text:p>Putorana Plateau</text:p>
          </table:table-cell>
          <table:table-cell office:value-type="float" office:value="1184" calcext:value-type="float">
            <text:p>1184</text:p>
          </table:table-cell>
          <table:table-cell office:value-type="float" office:value="48" calcext:value-type="float">
            <text:p>48</text:p>
          </table:table-cell>
          <table:table-cell table:formula="of:=[.C57]" office:value-type="float" office:value="1184" calcext:value-type="float">
            <text:p>1184</text:p>
          </table:table-cell>
          <table:table-cell table:formula="of:=[.D57]" office:value-type="float" office:value="48" calcext:value-type="float">
            <text:p>48</text:p>
          </table:table-cell>
          <table:table-cell office:value-type="string" calcext:value-type="string">
            <text:p>Putorana Plateau - RUSSIA - Asia</text:p>
          </table:table-cell>
          <table:table-cell office:value-type="string" calcext:value-type="string">
            <text:p>This plateau is part of the Putorana Nature Reserve; its lakes and rivers belong to an ecosystem untouched by humans, and make it a protected territory.</text:p>
          </table:table-cell>
          <table:table-cell table:number-columns-repeated="2"/>
          <table:table-cell table:formula="of:=CONCATENATE(&quot;new City(&quot;;[.A57];&quot;,&quot;;[.E57];&quot;,&quot;;[.F57];&quot;), //&quot;;[.B57])" office:value-type="string" office:string-value="new City(155,1184,48), //Putorana Plateau" calcext:value-type="string">
            <text:p>new City(155,1184,48), //Putorana Plateau</text:p>
          </table:table-cell>
          <table:table-cell table:formula="of:=CONCATENATE(&quot;new DestinationCard(&quot;;[.A57];&quot;,&quot;;[.A57];&quot;),&quot;)" office:value-type="string" office:string-value="new DestinationCard(155,155)," calcext:value-type="string">
            <text:p>new DestinationCard(155,155),</text:p>
          </table:table-cell>
          <table:table-cell/>
          <table:table-cell table:formula="of:=CONCATENATE(&quot;'&quot;;[.B57];&quot;',&quot;)" office:value-type="string" office:string-value="'Putorana Plateau'," calcext:value-type="string">
            <text:p>'Putorana Plateau',</text:p>
          </table:table-cell>
          <table:table-cell table:formula="of:=CONCATENATE([.A57];&quot;=&gt;'&quot;;[.B57];&quot;',&quot;)" office:value-type="string" office:string-value="155=&gt;'Putorana Plateau'," calcext:value-type="string">
            <text:p>155=&gt;'Putorana Plateau',</text:p>
          </table:table-cell>
          <table:table-cell table:formula="of:=CONCATENATE([.A57]-100;&quot;=&gt; &quot;;&quot;new DestinationCard(&quot;;[.A57];&quot;,&quot;;[.A57];&quot;),&quot;)" office:value-type="string" office:string-value="55=&gt; new DestinationCard(155,155)," calcext:value-type="string">
            <text:p>55=&gt; new DestinationCard(155,155),</text:p>
          </table:table-cell>
          <table:table-cell table:formula="of:=CONCATENATE(&quot;'&quot;;[.H57];&quot;',&quot;)" office:value-type="string" office:string-value="'This plateau is part of the Putorana Nature Reserve; its lakes and rivers belong to an ecosystem untouched by humans, and make it a protected territory.'," calcext:value-type="string">
            <text:p>'This plateau is part of the Putorana Nature Reserve; its lakes and rivers belong to an ecosystem untouched by humans, and make it a protected territory.',</text:p>
          </table:table-cell>
          <table:table-cell table:formula="of:=CONCATENATE(&quot;'&quot;;[.G57];&quot;',&quot;)" office:value-type="string" office:string-value="'Putorana Plateau - RUSSIA - Asia'," calcext:value-type="string">
            <text:p>'Putorana Plateau - RUSSIA - Asia',</text:p>
          </table:table-cell>
        </table:table-row>
        <table:table-row table:style-name="ro1">
          <table:table-cell office:value-type="float" office:value="156" calcext:value-type="float">
            <text:p>156</text:p>
          </table:table-cell>
          <table:table-cell office:value-type="string" calcext:value-type="string">
            <text:p>Novosibirsk</text:p>
          </table:table-cell>
          <table:table-cell office:value-type="float" office:value="1185" calcext:value-type="float">
            <text:p>1185</text:p>
          </table:table-cell>
          <table:table-cell office:value-type="float" office:value="245" calcext:value-type="float">
            <text:p>245</text:p>
          </table:table-cell>
          <table:table-cell table:formula="of:=[.C58]" office:value-type="float" office:value="1185" calcext:value-type="float">
            <text:p>1185</text:p>
          </table:table-cell>
          <table:table-cell table:formula="of:=[.D58]" office:value-type="float" office:value="245" calcext:value-type="float">
            <text:p>245</text:p>
          </table:table-cell>
          <table:table-cell office:value-type="string" calcext:value-type="string">
            <text:p>RUSSIA - Asia</text:p>
          </table:table-cell>
          <table:table-cell office:value-type="string" calcext:value-type="string">
            <text:p>Culture in this city in Western Siberia is considered very important, including the Opera and Ballet Theater, the largest in Russia.</text:p>
          </table:table-cell>
          <table:table-cell table:number-columns-repeated="2"/>
          <table:table-cell table:formula="of:=CONCATENATE(&quot;new City(&quot;;[.A58];&quot;,&quot;;[.E58];&quot;,&quot;;[.F58];&quot;), //&quot;;[.B58])" office:value-type="string" office:string-value="new City(156,1185,245), //Novosibirsk" calcext:value-type="string">
            <text:p>new City(156,1185,245), //Novosibirsk</text:p>
          </table:table-cell>
          <table:table-cell table:formula="of:=CONCATENATE(&quot;new DestinationCard(&quot;;[.A58];&quot;,&quot;;[.A58];&quot;),&quot;)" office:value-type="string" office:string-value="new DestinationCard(156,156)," calcext:value-type="string">
            <text:p>new DestinationCard(156,156),</text:p>
          </table:table-cell>
          <table:table-cell/>
          <table:table-cell table:formula="of:=CONCATENATE(&quot;'&quot;;[.B58];&quot;',&quot;)" office:value-type="string" office:string-value="'Novosibirsk'," calcext:value-type="string">
            <text:p>'Novosibirsk',</text:p>
          </table:table-cell>
          <table:table-cell table:formula="of:=CONCATENATE([.A58];&quot;=&gt;'&quot;;[.B58];&quot;',&quot;)" office:value-type="string" office:string-value="156=&gt;'Novosibirsk'," calcext:value-type="string">
            <text:p>156=&gt;'Novosibirsk',</text:p>
          </table:table-cell>
          <table:table-cell table:formula="of:=CONCATENATE([.A58]-100;&quot;=&gt; &quot;;&quot;new DestinationCard(&quot;;[.A58];&quot;,&quot;;[.A58];&quot;),&quot;)" office:value-type="string" office:string-value="56=&gt; new DestinationCard(156,156)," calcext:value-type="string">
            <text:p>56=&gt; new DestinationCard(156,156),</text:p>
          </table:table-cell>
          <table:table-cell table:formula="of:=CONCATENATE(&quot;'&quot;;[.H58];&quot;',&quot;)" office:value-type="string" office:string-value="'Culture in this city in Western Siberia is considered very important, including the Opera and Ballet Theater, the largest in Russia.'," calcext:value-type="string">
            <text:p>'Culture in this city in Western Siberia is considered very important, including the Opera and Ballet Theater, the largest in Russia.',</text:p>
          </table:table-cell>
          <table:table-cell table:formula="of:=CONCATENATE(&quot;'&quot;;[.G58];&quot;',&quot;)" office:value-type="string" office:string-value="'RUSSIA - Asia'," calcext:value-type="string">
            <text:p>'RUSSIA - Asia',</text:p>
          </table:table-cell>
        </table:table-row>
        <table:table-row table:style-name="ro1">
          <table:table-cell office:value-type="float" office:value="157" calcext:value-type="float">
            <text:p>157</text:p>
          </table:table-cell>
          <table:table-cell office:value-type="string" calcext:value-type="string">
            <text:p>Harappa</text:p>
          </table:table-cell>
          <table:table-cell office:value-type="float" office:value="1225" calcext:value-type="float">
            <text:p>1225</text:p>
          </table:table-cell>
          <table:table-cell office:value-type="float" office:value="398" calcext:value-type="float">
            <text:p>398</text:p>
          </table:table-cell>
          <table:table-cell table:formula="of:=[.C59]" office:value-type="float" office:value="1225" calcext:value-type="float">
            <text:p>1225</text:p>
          </table:table-cell>
          <table:table-cell table:formula="of:=[.D59]" office:value-type="float" office:value="398" calcext:value-type="float">
            <text:p>398</text:p>
          </table:table-cell>
          <table:table-cell office:value-type="string" calcext:value-type="string">
            <text:p>PAKISTAN - Asia</text:p>
          </table:table-cell>
          <table:table-cell office:value-type="string" calcext:value-type="string">
            <text:p>Terracotta pottery is typical in this archaeological site of a Bronze-Age walled city that spanned the period of the Indus Valley civilization, or Harappan, named after the city.</text:p>
          </table:table-cell>
          <table:table-cell table:number-columns-repeated="2"/>
          <table:table-cell table:formula="of:=CONCATENATE(&quot;new City(&quot;;[.A59];&quot;,&quot;;[.E59];&quot;,&quot;;[.F59];&quot;), //&quot;;[.B59])" office:value-type="string" office:string-value="new City(157,1225,398), //Harappa" calcext:value-type="string">
            <text:p>new City(157,1225,398), //Harappa</text:p>
          </table:table-cell>
          <table:table-cell table:formula="of:=CONCATENATE(&quot;new DestinationCard(&quot;;[.A59];&quot;,&quot;;[.A59];&quot;),&quot;)" office:value-type="string" office:string-value="new DestinationCard(157,157)," calcext:value-type="string">
            <text:p>new DestinationCard(157,157),</text:p>
          </table:table-cell>
          <table:table-cell/>
          <table:table-cell table:formula="of:=CONCATENATE(&quot;'&quot;;[.B59];&quot;',&quot;)" office:value-type="string" office:string-value="'Harappa'," calcext:value-type="string">
            <text:p>'Harappa',</text:p>
          </table:table-cell>
          <table:table-cell table:formula="of:=CONCATENATE([.A59];&quot;=&gt;'&quot;;[.B59];&quot;',&quot;)" office:value-type="string" office:string-value="157=&gt;'Harappa'," calcext:value-type="string">
            <text:p>157=&gt;'Harappa',</text:p>
          </table:table-cell>
          <table:table-cell table:formula="of:=CONCATENATE([.A59]-100;&quot;=&gt; &quot;;&quot;new DestinationCard(&quot;;[.A59];&quot;,&quot;;[.A59];&quot;),&quot;)" office:value-type="string" office:string-value="57=&gt; new DestinationCard(157,157)," calcext:value-type="string">
            <text:p>57=&gt; new DestinationCard(157,157),</text:p>
          </table:table-cell>
          <table:table-cell table:formula="of:=CONCATENATE(&quot;'&quot;;[.H59];&quot;',&quot;)" office:value-type="string" office:string-value="'Terracotta pottery is typical in this archaeological site of a Bronze-Age walled city that spanned the period of the Indus Valley civilization, or Harappan, named after the city.'," calcext:value-type="string">
            <text:p>'Terracotta pottery is typical in this archaeological site of a Bronze-Age walled city that spanned the period of the Indus Valley civilization, or Harappan, named after the city.',</text:p>
          </table:table-cell>
          <table:table-cell table:formula="of:=CONCATENATE(&quot;'&quot;;[.G59];&quot;',&quot;)" office:value-type="string" office:string-value="'PAKISTAN - Asia'," calcext:value-type="string">
            <text:p>'PAKISTAN - Asia',</text:p>
          </table:table-cell>
        </table:table-row>
        <table:table-row table:style-name="ro1">
          <table:table-cell office:value-type="float" office:value="158" calcext:value-type="float">
            <text:p>158</text:p>
          </table:table-cell>
          <table:table-cell office:value-type="string" calcext:value-type="string">
            <text:p>Sakha</text:p>
          </table:table-cell>
          <table:table-cell office:value-type="float" office:value="1363" calcext:value-type="float">
            <text:p>1363</text:p>
          </table:table-cell>
          <table:table-cell office:value-type="float" office:value="82" calcext:value-type="float">
            <text:p>82</text:p>
          </table:table-cell>
          <table:table-cell table:formula="of:=[.C60]" office:value-type="float" office:value="1363" calcext:value-type="float">
            <text:p>1363</text:p>
          </table:table-cell>
          <table:table-cell table:formula="of:=[.D60]" office:value-type="float" office:value="82" calcext:value-type="float">
            <text:p>82</text:p>
          </table:table-cell>
          <table:table-cell office:value-type="string" calcext:value-type="string">
            <text:p>RUSSIA - Asia</text:p>
          </table:table-cell>
          <table:table-cell office:value-type="string" calcext:value-type="string">
            <text:p>Recent studies of the Pleistocene Park, in the Sakha region, have made it possible to reconstruct the woolly mammoth’s food and uses of the Siberian steppe.</text:p>
          </table:table-cell>
          <table:table-cell table:number-columns-repeated="2"/>
          <table:table-cell table:formula="of:=CONCATENATE(&quot;new City(&quot;;[.A60];&quot;,&quot;;[.E60];&quot;,&quot;;[.F60];&quot;), //&quot;;[.B60])" office:value-type="string" office:string-value="new City(158,1363,82), //Sakha" calcext:value-type="string">
            <text:p>new City(158,1363,82), //Sakha</text:p>
          </table:table-cell>
          <table:table-cell table:formula="of:=CONCATENATE(&quot;new DestinationCard(&quot;;[.A60];&quot;,&quot;;[.A60];&quot;),&quot;)" office:value-type="string" office:string-value="new DestinationCard(158,158)," calcext:value-type="string">
            <text:p>new DestinationCard(158,158),</text:p>
          </table:table-cell>
          <table:table-cell/>
          <table:table-cell table:formula="of:=CONCATENATE(&quot;'&quot;;[.B60];&quot;',&quot;)" office:value-type="string" office:string-value="'Sakha'," calcext:value-type="string">
            <text:p>'Sakha',</text:p>
          </table:table-cell>
          <table:table-cell table:formula="of:=CONCATENATE([.A60];&quot;=&gt;'&quot;;[.B60];&quot;',&quot;)" office:value-type="string" office:string-value="158=&gt;'Sakha'," calcext:value-type="string">
            <text:p>158=&gt;'Sakha',</text:p>
          </table:table-cell>
          <table:table-cell table:formula="of:=CONCATENATE([.A60]-100;&quot;=&gt; &quot;;&quot;new DestinationCard(&quot;;[.A60];&quot;,&quot;;[.A60];&quot;),&quot;)" office:value-type="string" office:string-value="58=&gt; new DestinationCard(158,158)," calcext:value-type="string">
            <text:p>58=&gt; new DestinationCard(158,158),</text:p>
          </table:table-cell>
          <table:table-cell table:formula="of:=CONCATENATE(&quot;'&quot;;[.H60];&quot;',&quot;)" office:value-type="string" office:string-value="'Recent studies of the Pleistocene Park, in the Sakha region, have made it possible to reconstruct the woolly mammoth’s food and uses of the Siberian steppe.'," calcext:value-type="string">
            <text:p>'Recent studies of the Pleistocene Park, in the Sakha region, have made it possible to reconstruct the woolly mammoth’s food and uses of the Siberian steppe.',</text:p>
          </table:table-cell>
          <table:table-cell table:formula="of:=CONCATENATE(&quot;'&quot;;[.G60];&quot;',&quot;)" office:value-type="string" office:string-value="'RUSSIA - Asia'," calcext:value-type="string">
            <text:p>'RUSSIA - Asia',</text:p>
          </table:table-cell>
        </table:table-row>
        <table:table-row table:style-name="ro1">
          <table:table-cell office:value-type="float" office:value="159" calcext:value-type="float">
            <text:p>159</text:p>
          </table:table-cell>
          <table:table-cell office:value-type="string" calcext:value-type="string">
            <text:p>Lake Baikal</text:p>
          </table:table-cell>
          <table:table-cell office:value-type="float" office:value="1423" calcext:value-type="float">
            <text:p>1423</text:p>
          </table:table-cell>
          <table:table-cell office:value-type="float" office:value="181" calcext:value-type="float">
            <text:p>181</text:p>
          </table:table-cell>
          <table:table-cell table:formula="of:=[.C61]" office:value-type="float" office:value="1423" calcext:value-type="float">
            <text:p>1423</text:p>
          </table:table-cell>
          <table:table-cell table:formula="of:=[.D61]" office:value-type="float" office:value="181" calcext:value-type="float">
            <text:p>181</text:p>
          </table:table-cell>
          <table:table-cell office:value-type="string" calcext:value-type="string">
            <text:p>RUSSIA - Asia</text:p>
          </table:table-cell>
          <table:table-cell office:value-type="string" calcext:value-type="string">
            <text:p>336 rivers flow into this lake, which represents the largest reservoir of fresh water on the planet. It has exceptional aquatic fauna, with more than 1,500 animal species.</text:p>
          </table:table-cell>
          <table:table-cell table:number-columns-repeated="2"/>
          <table:table-cell table:formula="of:=CONCATENATE(&quot;new City(&quot;;[.A61];&quot;,&quot;;[.E61];&quot;,&quot;;[.F61];&quot;), //&quot;;[.B61])" office:value-type="string" office:string-value="new City(159,1423,181), //Lake Baikal" calcext:value-type="string">
            <text:p>new City(159,1423,181), //Lake Baikal</text:p>
          </table:table-cell>
          <table:table-cell table:formula="of:=CONCATENATE(&quot;new DestinationCard(&quot;;[.A61];&quot;,&quot;;[.A61];&quot;),&quot;)" office:value-type="string" office:string-value="new DestinationCard(159,159)," calcext:value-type="string">
            <text:p>new DestinationCard(159,159),</text:p>
          </table:table-cell>
          <table:table-cell/>
          <table:table-cell table:formula="of:=CONCATENATE(&quot;'&quot;;[.B61];&quot;',&quot;)" office:value-type="string" office:string-value="'Lake Baikal'," calcext:value-type="string">
            <text:p>'Lake Baikal',</text:p>
          </table:table-cell>
          <table:table-cell table:formula="of:=CONCATENATE([.A61];&quot;=&gt;'&quot;;[.B61];&quot;',&quot;)" office:value-type="string" office:string-value="159=&gt;'Lake Baikal'," calcext:value-type="string">
            <text:p>159=&gt;'Lake Baikal',</text:p>
          </table:table-cell>
          <table:table-cell table:formula="of:=CONCATENATE([.A61]-100;&quot;=&gt; &quot;;&quot;new DestinationCard(&quot;;[.A61];&quot;,&quot;;[.A61];&quot;),&quot;)" office:value-type="string" office:string-value="59=&gt; new DestinationCard(159,159)," calcext:value-type="string">
            <text:p>59=&gt; new DestinationCard(159,159),</text:p>
          </table:table-cell>
          <table:table-cell table:formula="of:=CONCATENATE(&quot;'&quot;;[.H61];&quot;',&quot;)" office:value-type="string" office:string-value="'336 rivers flow into this lake, which represents the largest reservoir of fresh water on the planet. It has exceptional aquatic fauna, with more than 1,500 animal species.'," calcext:value-type="string">
            <text:p>'336 rivers flow into this lake, which represents the largest reservoir of fresh water on the planet. It has exceptional aquatic fauna, with more than 1,500 animal species.',</text:p>
          </table:table-cell>
          <table:table-cell table:formula="of:=CONCATENATE(&quot;'&quot;;[.G61];&quot;',&quot;)" office:value-type="string" office:string-value="'RUSSIA - Asia'," calcext:value-type="string">
            <text:p>'RUSSIA - Asia',</text:p>
          </table:table-cell>
        </table:table-row>
        <table:table-row table:style-name="ro1">
          <table:table-cell office:value-type="float" office:value="160" calcext:value-type="float">
            <text:p>160</text:p>
          </table:table-cell>
          <table:table-cell office:value-type="string" calcext:value-type="string">
            <text:p>Great Wall</text:p>
          </table:table-cell>
          <table:table-cell office:value-type="float" office:value="1517" calcext:value-type="float">
            <text:p>1517</text:p>
          </table:table-cell>
          <table:table-cell office:value-type="float" office:value="334" calcext:value-type="float">
            <text:p>334</text:p>
          </table:table-cell>
          <table:table-cell table:formula="of:=[.C62]" office:value-type="float" office:value="1517" calcext:value-type="float">
            <text:p>1517</text:p>
          </table:table-cell>
          <table:table-cell table:formula="of:=[.D62]" office:value-type="float" office:value="334" calcext:value-type="float">
            <text:p>334</text:p>
          </table:table-cell>
          <table:table-cell office:value-type="string" calcext:value-type="string">
            <text:p>CHINA - Asia</text:p>
          </table:table-cell>
          <table:table-cell office:value-type="string" calcext:value-type="string">
            <text:p>Although it is the longest human construction, the legend that it is visible from the moon is false: Its width (equivalent to a highway) is too narrow!</text:p>
          </table:table-cell>
          <table:table-cell table:number-columns-repeated="2"/>
          <table:table-cell table:formula="of:=CONCATENATE(&quot;new City(&quot;;[.A62];&quot;,&quot;;[.E62];&quot;,&quot;;[.F62];&quot;), //&quot;;[.B62])" office:value-type="string" office:string-value="new City(160,1517,334), //Great Wall" calcext:value-type="string">
            <text:p>new City(160,1517,334), //Great Wall</text:p>
          </table:table-cell>
          <table:table-cell table:formula="of:=CONCATENATE(&quot;new DestinationCard(&quot;;[.A62];&quot;,&quot;;[.A62];&quot;),&quot;)" office:value-type="string" office:string-value="new DestinationCard(160,160)," calcext:value-type="string">
            <text:p>new DestinationCard(160,160),</text:p>
          </table:table-cell>
          <table:table-cell/>
          <table:table-cell table:formula="of:=CONCATENATE(&quot;'&quot;;[.B62];&quot;',&quot;)" office:value-type="string" office:string-value="'Great Wall'," calcext:value-type="string">
            <text:p>'Great Wall',</text:p>
          </table:table-cell>
          <table:table-cell table:formula="of:=CONCATENATE([.A62];&quot;=&gt;'&quot;;[.B62];&quot;',&quot;)" office:value-type="string" office:string-value="160=&gt;'Great Wall'," calcext:value-type="string">
            <text:p>160=&gt;'Great Wall',</text:p>
          </table:table-cell>
          <table:table-cell table:formula="of:=CONCATENATE([.A62]-100;&quot;=&gt; &quot;;&quot;new DestinationCard(&quot;;[.A62];&quot;,&quot;;[.A62];&quot;),&quot;)" office:value-type="string" office:string-value="60=&gt; new DestinationCard(160,160)," calcext:value-type="string">
            <text:p>60=&gt; new DestinationCard(160,160),</text:p>
          </table:table-cell>
          <table:table-cell table:formula="of:=CONCATENATE(&quot;'&quot;;[.H62];&quot;',&quot;)" office:value-type="string" office:string-value="'Although it is the longest human construction, the legend that it is visible from the moon is false: Its width (equivalent to a highway) is too narrow!'," calcext:value-type="string">
            <text:p>'Although it is the longest human construction, the legend that it is visible from the moon is false: Its width (equivalent to a highway) is too narrow!',</text:p>
          </table:table-cell>
          <table:table-cell table:formula="of:=CONCATENATE(&quot;'&quot;;[.G62];&quot;',&quot;)" office:value-type="string" office:string-value="'CHINA - Asia'," calcext:value-type="string">
            <text:p>'CHINA - Asia',</text:p>
          </table:table-cell>
        </table:table-row>
        <table:table-row table:style-name="ro1">
          <table:table-cell office:value-type="float" office:value="161" calcext:value-type="float">
            <text:p>161</text:p>
          </table:table-cell>
          <table:table-cell office:value-type="string" calcext:value-type="string">
            <text:p>Mount Everest</text:p>
          </table:table-cell>
          <table:table-cell office:value-type="float" office:value="1369" calcext:value-type="float">
            <text:p>1369</text:p>
          </table:table-cell>
          <table:table-cell office:value-type="float" office:value="426" calcext:value-type="float">
            <text:p>426</text:p>
          </table:table-cell>
          <table:table-cell table:formula="of:=[.C63]" office:value-type="float" office:value="1369" calcext:value-type="float">
            <text:p>1369</text:p>
          </table:table-cell>
          <table:table-cell table:formula="of:=[.D63]" office:value-type="float" office:value="426" calcext:value-type="float">
            <text:p>426</text:p>
          </table:table-cell>
          <table:table-cell office:value-type="string" calcext:value-type="string">
            <text:p>NEPAL, CHINA- Asia</text:p>
          </table:table-cell>
          <table:table-cell office:value-type="string" calcext:value-type="string">
            <text:p>Nearly 6,000 people have successfully reached the summit at 8,848 m above sea level, including a 13-year-old boy, someone blind, a 73-year-old woman, and an 80-year-old man!</text:p>
          </table:table-cell>
          <table:table-cell table:number-columns-repeated="2"/>
          <table:table-cell table:formula="of:=CONCATENATE(&quot;new City(&quot;;[.A63];&quot;,&quot;;[.E63];&quot;,&quot;;[.F63];&quot;), //&quot;;[.B63])" office:value-type="string" office:string-value="new City(161,1369,426), //Mount Everest" calcext:value-type="string">
            <text:p>new City(161,1369,426), //Mount Everest</text:p>
          </table:table-cell>
          <table:table-cell table:formula="of:=CONCATENATE(&quot;new DestinationCard(&quot;;[.A63];&quot;,&quot;;[.A63];&quot;),&quot;)" office:value-type="string" office:string-value="new DestinationCard(161,161)," calcext:value-type="string">
            <text:p>new DestinationCard(161,161),</text:p>
          </table:table-cell>
          <table:table-cell/>
          <table:table-cell table:formula="of:=CONCATENATE(&quot;'&quot;;[.B63];&quot;',&quot;)" office:value-type="string" office:string-value="'Mount Everest'," calcext:value-type="string">
            <text:p>'Mount Everest',</text:p>
          </table:table-cell>
          <table:table-cell table:formula="of:=CONCATENATE([.A63];&quot;=&gt;'&quot;;[.B63];&quot;',&quot;)" office:value-type="string" office:string-value="161=&gt;'Mount Everest'," calcext:value-type="string">
            <text:p>161=&gt;'Mount Everest',</text:p>
          </table:table-cell>
          <table:table-cell table:formula="of:=CONCATENATE([.A63]-100;&quot;=&gt; &quot;;&quot;new DestinationCard(&quot;;[.A63];&quot;,&quot;;[.A63];&quot;),&quot;)" office:value-type="string" office:string-value="61=&gt; new DestinationCard(161,161)," calcext:value-type="string">
            <text:p>61=&gt; new DestinationCard(161,161),</text:p>
          </table:table-cell>
          <table:table-cell table:formula="of:=CONCATENATE(&quot;'&quot;;[.H63];&quot;',&quot;)" office:value-type="string" office:string-value="'Nearly 6,000 people have successfully reached the summit at 8,848 m above sea level, including a 13-year-old boy, someone blind, a 73-year-old woman, and an 80-year-old man!'," calcext:value-type="string">
            <text:p>'Nearly 6,000 people have successfully reached the summit at 8,848 m above sea level, including a 13-year-old boy, someone blind, a 73-year-old woman, and an 80-year-old man!',</text:p>
          </table:table-cell>
          <table:table-cell table:formula="of:=CONCATENATE(&quot;'&quot;;[.G63];&quot;',&quot;)" office:value-type="string" office:string-value="'NEPAL, CHINA- Asia'," calcext:value-type="string">
            <text:p>'NEPAL, CHINA- Asia',</text:p>
          </table:table-cell>
        </table:table-row>
        <table:table-row table:style-name="ro1">
          <table:table-cell office:value-type="float" office:value="162" calcext:value-type="float">
            <text:p>162</text:p>
          </table:table-cell>
          <table:table-cell office:value-type="string" calcext:value-type="string">
            <text:p>Taj Mahal</text:p>
          </table:table-cell>
          <table:table-cell office:value-type="float" office:value="1306" calcext:value-type="float">
            <text:p>1306</text:p>
          </table:table-cell>
          <table:table-cell office:value-type="float" office:value="495" calcext:value-type="float">
            <text:p>495</text:p>
          </table:table-cell>
          <table:table-cell table:formula="of:=[.C64]" office:value-type="float" office:value="1306" calcext:value-type="float">
            <text:p>1306</text:p>
          </table:table-cell>
          <table:table-cell table:formula="of:=[.D64]" office:value-type="float" office:value="495" calcext:value-type="float">
            <text:p>495</text:p>
          </table:table-cell>
          <table:table-cell office:value-type="string" calcext:value-type="string">
            <text:p>INDIA - Asia</text:p>
          </table:table-cell>
          <table:table-cell office:value-type="string" calcext:value-type="string">
            <text:p>The Muslim Mughal emperor Shah Jahan had this white marble mausoleum built in homage to his wife, Arjumand Banu Begum, who died giving birth to their fourteenth child.</text:p>
          </table:table-cell>
          <table:table-cell table:number-columns-repeated="2"/>
          <table:table-cell table:formula="of:=CONCATENATE(&quot;new City(&quot;;[.A64];&quot;,&quot;;[.E64];&quot;,&quot;;[.F64];&quot;), //&quot;;[.B64])" office:value-type="string" office:string-value="new City(162,1306,495), //Taj Mahal" calcext:value-type="string">
            <text:p>new City(162,1306,495), //Taj Mahal</text:p>
          </table:table-cell>
          <table:table-cell table:formula="of:=CONCATENATE(&quot;new DestinationCard(&quot;;[.A64];&quot;,&quot;;[.A64];&quot;),&quot;)" office:value-type="string" office:string-value="new DestinationCard(162,162)," calcext:value-type="string">
            <text:p>new DestinationCard(162,162),</text:p>
          </table:table-cell>
          <table:table-cell/>
          <table:table-cell table:formula="of:=CONCATENATE(&quot;'&quot;;[.B64];&quot;',&quot;)" office:value-type="string" office:string-value="'Taj Mahal'," calcext:value-type="string">
            <text:p>'Taj Mahal',</text:p>
          </table:table-cell>
          <table:table-cell table:formula="of:=CONCATENATE([.A64];&quot;=&gt;'&quot;;[.B64];&quot;',&quot;)" office:value-type="string" office:string-value="162=&gt;'Taj Mahal'," calcext:value-type="string">
            <text:p>162=&gt;'Taj Mahal',</text:p>
          </table:table-cell>
          <table:table-cell table:formula="of:=CONCATENATE([.A64]-100;&quot;=&gt; &quot;;&quot;new DestinationCard(&quot;;[.A64];&quot;,&quot;;[.A64];&quot;),&quot;)" office:value-type="string" office:string-value="62=&gt; new DestinationCard(162,162)," calcext:value-type="string">
            <text:p>62=&gt; new DestinationCard(162,162),</text:p>
          </table:table-cell>
          <table:table-cell table:formula="of:=CONCATENATE(&quot;'&quot;;[.H64];&quot;',&quot;)" office:value-type="string" office:string-value="'The Muslim Mughal emperor Shah Jahan had this white marble mausoleum built in homage to his wife, Arjumand Banu Begum, who died giving birth to their fourteenth child.'," calcext:value-type="string">
            <text:p>'The Muslim Mughal emperor Shah Jahan had this white marble mausoleum built in homage to his wife, Arjumand Banu Begum, who died giving birth to their fourteenth child.',</text:p>
          </table:table-cell>
          <table:table-cell table:formula="of:=CONCATENATE(&quot;'&quot;;[.G64];&quot;',&quot;)" office:value-type="string" office:string-value="'INDIA - Asia'," calcext:value-type="string">
            <text:p>'INDIA - Asia',</text:p>
          </table:table-cell>
        </table:table-row>
        <table:table-row table:style-name="ro1">
          <table:table-cell office:value-type="float" office:value="163" calcext:value-type="float">
            <text:p>163</text:p>
          </table:table-cell>
          <table:table-cell office:value-type="string" calcext:value-type="string">
            <text:p>Sigiriya</text:p>
          </table:table-cell>
          <table:table-cell office:value-type="float" office:value="1349" calcext:value-type="float">
            <text:p>1349</text:p>
          </table:table-cell>
          <table:table-cell office:value-type="float" office:value="660" calcext:value-type="float">
            <text:p>660</text:p>
          </table:table-cell>
          <table:table-cell table:formula="of:=[.C65]" office:value-type="float" office:value="1349" calcext:value-type="float">
            <text:p>1349</text:p>
          </table:table-cell>
          <table:table-cell table:formula="of:=[.D65]" office:value-type="float" office:value="660" calcext:value-type="float">
            <text:p>660</text:p>
          </table:table-cell>
          <table:table-cell office:value-type="string" calcext:value-type="string">
            <text:p>SRI LANKA - Asia</text:p>
          </table:table-cell>
          <table:table-cell office:value-type="string" calcext:value-type="string">
            <text:p>An immense rock, 370 m high, dubbed “Lion Rock”. To reach the fortress of King Kassapa at its summit, you must climb more than 1,300 steps.</text:p>
          </table:table-cell>
          <table:table-cell table:number-columns-repeated="2"/>
          <table:table-cell table:formula="of:=CONCATENATE(&quot;new City(&quot;;[.A65];&quot;,&quot;;[.E65];&quot;,&quot;;[.F65];&quot;), //&quot;;[.B65])" office:value-type="string" office:string-value="new City(163,1349,660), //Sigiriya" calcext:value-type="string">
            <text:p>new City(163,1349,660), //Sigiriya</text:p>
          </table:table-cell>
          <table:table-cell table:formula="of:=CONCATENATE(&quot;new DestinationCard(&quot;;[.A65];&quot;,&quot;;[.A65];&quot;),&quot;)" office:value-type="string" office:string-value="new DestinationCard(163,163)," calcext:value-type="string">
            <text:p>new DestinationCard(163,163),</text:p>
          </table:table-cell>
          <table:table-cell/>
          <table:table-cell table:formula="of:=CONCATENATE(&quot;'&quot;;[.B65];&quot;',&quot;)" office:value-type="string" office:string-value="'Sigiriya'," calcext:value-type="string">
            <text:p>'Sigiriya',</text:p>
          </table:table-cell>
          <table:table-cell table:formula="of:=CONCATENATE([.A65];&quot;=&gt;'&quot;;[.B65];&quot;',&quot;)" office:value-type="string" office:string-value="163=&gt;'Sigiriya'," calcext:value-type="string">
            <text:p>163=&gt;'Sigiriya',</text:p>
          </table:table-cell>
          <table:table-cell table:formula="of:=CONCATENATE([.A65]-100;&quot;=&gt; &quot;;&quot;new DestinationCard(&quot;;[.A65];&quot;,&quot;;[.A65];&quot;),&quot;)" office:value-type="string" office:string-value="63=&gt; new DestinationCard(163,163)," calcext:value-type="string">
            <text:p>63=&gt; new DestinationCard(163,163),</text:p>
          </table:table-cell>
          <table:table-cell table:formula="of:=CONCATENATE(&quot;'&quot;;[.H65];&quot;',&quot;)" office:value-type="string" office:string-value="'An immense rock, 370 m high, dubbed “Lion Rock”. To reach the fortress of King Kassapa at its summit, you must climb more than 1,300 steps.'," calcext:value-type="string">
            <text:p>'An immense rock, 370 m high, dubbed “Lion Rock”. To reach the fortress of King Kassapa at its summit, you must climb more than 1,300 steps.',</text:p>
          </table:table-cell>
          <table:table-cell table:formula="of:=CONCATENATE(&quot;'&quot;;[.G65];&quot;',&quot;)" office:value-type="string" office:string-value="'SRI LANKA - Asia'," calcext:value-type="string">
            <text:p>'SRI LANKA - Asia',</text:p>
          </table:table-cell>
        </table:table-row>
        <table:table-row table:style-name="ro1">
          <table:table-cell office:value-type="float" office:value="164" calcext:value-type="float">
            <text:p>164</text:p>
          </table:table-cell>
          <table:table-cell office:value-type="string" calcext:value-type="string">
            <text:p>Bagan</text:p>
          </table:table-cell>
          <table:table-cell office:value-type="float" office:value="1432" calcext:value-type="float">
            <text:p>1432</text:p>
          </table:table-cell>
          <table:table-cell office:value-type="float" office:value="549" calcext:value-type="float">
            <text:p>549</text:p>
          </table:table-cell>
          <table:table-cell table:formula="of:=[.C66]" office:value-type="float" office:value="1432" calcext:value-type="float">
            <text:p>1432</text:p>
          </table:table-cell>
          <table:table-cell table:formula="of:=[.D66]" office:value-type="float" office:value="549" calcext:value-type="float">
            <text:p>549</text:p>
          </table:table-cell>
          <table:table-cell office:value-type="string" calcext:value-type="string">
            <text:p>MYANMAR - Asia</text:p>
          </table:table-cell>
          <table:table-cell office:value-type="string" calcext:value-type="string">
            <text:p>Buddhists have made pilgrimages to this location for centuries. The site still has 2,834 monuments (temples, stupas, pagodas) today, but only a few dozen are maintained.</text:p>
          </table:table-cell>
          <table:table-cell table:number-columns-repeated="2"/>
          <table:table-cell table:formula="of:=CONCATENATE(&quot;new City(&quot;;[.A66];&quot;,&quot;;[.E66];&quot;,&quot;;[.F66];&quot;), //&quot;;[.B66])" office:value-type="string" office:string-value="new City(164,1432,549), //Bagan" calcext:value-type="string">
            <text:p>new City(164,1432,549), //Bagan</text:p>
          </table:table-cell>
          <table:table-cell table:formula="of:=CONCATENATE(&quot;new DestinationCard(&quot;;[.A66];&quot;,&quot;;[.A66];&quot;),&quot;)" office:value-type="string" office:string-value="new DestinationCard(164,164)," calcext:value-type="string">
            <text:p>new DestinationCard(164,164),</text:p>
          </table:table-cell>
          <table:table-cell/>
          <table:table-cell table:formula="of:=CONCATENATE(&quot;'&quot;;[.B66];&quot;',&quot;)" office:value-type="string" office:string-value="'Bagan'," calcext:value-type="string">
            <text:p>'Bagan',</text:p>
          </table:table-cell>
          <table:table-cell table:formula="of:=CONCATENATE([.A66];&quot;=&gt;'&quot;;[.B66];&quot;',&quot;)" office:value-type="string" office:string-value="164=&gt;'Bagan'," calcext:value-type="string">
            <text:p>164=&gt;'Bagan',</text:p>
          </table:table-cell>
          <table:table-cell table:formula="of:=CONCATENATE([.A66]-100;&quot;=&gt; &quot;;&quot;new DestinationCard(&quot;;[.A66];&quot;,&quot;;[.A66];&quot;),&quot;)" office:value-type="string" office:string-value="64=&gt; new DestinationCard(164,164)," calcext:value-type="string">
            <text:p>64=&gt; new DestinationCard(164,164),</text:p>
          </table:table-cell>
          <table:table-cell table:formula="of:=CONCATENATE(&quot;'&quot;;[.H66];&quot;',&quot;)" office:value-type="string" office:string-value="'Buddhists have made pilgrimages to this location for centuries. The site still has 2,834 monuments (temples, stupas, pagodas) today, but only a few dozen are maintained.'," calcext:value-type="string">
            <text:p>'Buddhists have made pilgrimages to this location for centuries. The site still has 2,834 monuments (temples, stupas, pagodas) today, but only a few dozen are maintained.',</text:p>
          </table:table-cell>
          <table:table-cell table:formula="of:=CONCATENATE(&quot;'&quot;;[.G66];&quot;',&quot;)" office:value-type="string" office:string-value="'MYANMAR - Asia'," calcext:value-type="string">
            <text:p>'MYANMAR - Asia',</text:p>
          </table:table-cell>
        </table:table-row>
        <table:table-row table:style-name="ro1">
          <table:table-cell office:value-type="float" office:value="165" calcext:value-type="float">
            <text:p>165</text:p>
          </table:table-cell>
          <table:table-cell office:value-type="string" calcext:value-type="string">
            <text:p>Angkor Wat</text:p>
          </table:table-cell>
          <table:table-cell office:value-type="float" office:value="1490" calcext:value-type="float">
            <text:p>1490</text:p>
          </table:table-cell>
          <table:table-cell office:value-type="float" office:value="623" calcext:value-type="float">
            <text:p>623</text:p>
          </table:table-cell>
          <table:table-cell table:formula="of:=[.C67]" office:value-type="float" office:value="1490" calcext:value-type="float">
            <text:p>1490</text:p>
          </table:table-cell>
          <table:table-cell table:formula="of:=[.D67]" office:value-type="float" office:value="623" calcext:value-type="float">
            <text:p>623</text:p>
          </table:table-cell>
          <table:table-cell office:value-type="string" calcext:value-type="string">
            <text:p>CAMBODIA - Asia</text:p>
          </table:table-cell>
          <table:table-cell office:value-type="string" calcext:value-type="string">
            <text:p>This temple, first dedicated to the god Vishnu, became a place of Buddhist worship at the end of the 12th Century CE. It is the largest religious monument in the world, and the best preserved in Angkor.</text:p>
          </table:table-cell>
          <table:table-cell table:number-columns-repeated="2"/>
          <table:table-cell table:formula="of:=CONCATENATE(&quot;new City(&quot;;[.A67];&quot;,&quot;;[.E67];&quot;,&quot;;[.F67];&quot;), //&quot;;[.B67])" office:value-type="string" office:string-value="new City(165,1490,623), //Angkor Wat" calcext:value-type="string">
            <text:p>new City(165,1490,623), //Angkor Wat</text:p>
          </table:table-cell>
          <table:table-cell table:formula="of:=CONCATENATE(&quot;new DestinationCard(&quot;;[.A67];&quot;,&quot;;[.A67];&quot;),&quot;)" office:value-type="string" office:string-value="new DestinationCard(165,165)," calcext:value-type="string">
            <text:p>new DestinationCard(165,165),</text:p>
          </table:table-cell>
          <table:table-cell/>
          <table:table-cell table:formula="of:=CONCATENATE(&quot;'&quot;;[.B67];&quot;',&quot;)" office:value-type="string" office:string-value="'Angkor Wat'," calcext:value-type="string">
            <text:p>'Angkor Wat',</text:p>
          </table:table-cell>
          <table:table-cell table:formula="of:=CONCATENATE([.A67];&quot;=&gt;'&quot;;[.B67];&quot;',&quot;)" office:value-type="string" office:string-value="165=&gt;'Angkor Wat'," calcext:value-type="string">
            <text:p>165=&gt;'Angkor Wat',</text:p>
          </table:table-cell>
          <table:table-cell table:formula="of:=CONCATENATE([.A67]-100;&quot;=&gt; &quot;;&quot;new DestinationCard(&quot;;[.A67];&quot;,&quot;;[.A67];&quot;),&quot;)" office:value-type="string" office:string-value="65=&gt; new DestinationCard(165,165)," calcext:value-type="string">
            <text:p>65=&gt; new DestinationCard(165,165),</text:p>
          </table:table-cell>
          <table:table-cell table:formula="of:=CONCATENATE(&quot;'&quot;;[.H67];&quot;',&quot;)" office:value-type="string" office:string-value="'This temple, first dedicated to the god Vishnu, became a place of Buddhist worship at the end of the 12th Century CE. It is the largest religious monument in the world, and the best preserved in Angkor.'," calcext:value-type="string">
            <text:p>'This temple, first dedicated to the god Vishnu, became a place of Buddhist worship at the end of the 12th Century CE. It is the largest religious monument in the world, and the best preserved in Angkor.',</text:p>
          </table:table-cell>
          <table:table-cell table:formula="of:=CONCATENATE(&quot;'&quot;;[.G67];&quot;',&quot;)" office:value-type="string" office:string-value="'CAMBODIA - Asia'," calcext:value-type="string">
            <text:p>'CAMBODIA - Asia',</text:p>
          </table:table-cell>
        </table:table-row>
        <table:table-row table:style-name="ro1">
          <table:table-cell office:value-type="float" office:value="166" calcext:value-type="float">
            <text:p>166</text:p>
          </table:table-cell>
          <table:table-cell office:value-type="string" calcext:value-type="string">
            <text:p>Xi’an</text:p>
          </table:table-cell>
          <table:table-cell office:value-type="float" office:value="1538" calcext:value-type="float">
            <text:p>1538</text:p>
          </table:table-cell>
          <table:table-cell office:value-type="float" office:value="398" calcext:value-type="float">
            <text:p>398</text:p>
          </table:table-cell>
          <table:table-cell table:formula="of:=[.C68]" office:value-type="float" office:value="1538" calcext:value-type="float">
            <text:p>1538</text:p>
          </table:table-cell>
          <table:table-cell table:formula="of:=[.D68]" office:value-type="float" office:value="398" calcext:value-type="float">
            <text:p>398</text:p>
          </table:table-cell>
          <table:table-cell office:value-type="string" calcext:value-type="string">
            <text:p>CHINA - Asia</text:p>
          </table:table-cell>
          <table:table-cell office:value-type="string" calcext:value-type="string">
            <text:p>The mausoleum of Emperor Qin hosts an array of nearly 8,000 life-size terracotta statues of soldiers and horses meant to protect the late emperor.</text:p>
          </table:table-cell>
          <table:table-cell table:number-columns-repeated="2"/>
          <table:table-cell table:formula="of:=CONCATENATE(&quot;new City(&quot;;[.A68];&quot;,&quot;;[.E68];&quot;,&quot;;[.F68];&quot;), //&quot;;[.B68])" office:value-type="string" office:string-value="new City(166,1538,398), //Xi’an" calcext:value-type="string">
            <text:p>new City(166,1538,398), //Xi’an</text:p>
          </table:table-cell>
          <table:table-cell table:formula="of:=CONCATENATE(&quot;new DestinationCard(&quot;;[.A68];&quot;,&quot;;[.A68];&quot;),&quot;)" office:value-type="string" office:string-value="new DestinationCard(166,166)," calcext:value-type="string">
            <text:p>new DestinationCard(166,166),</text:p>
          </table:table-cell>
          <table:table-cell/>
          <table:table-cell table:formula="of:=CONCATENATE(&quot;'&quot;;[.B68];&quot;',&quot;)" office:value-type="string" office:string-value="'Xi’an'," calcext:value-type="string">
            <text:p>'Xi’an',</text:p>
          </table:table-cell>
          <table:table-cell table:formula="of:=CONCATENATE([.A68];&quot;=&gt;'&quot;;[.B68];&quot;',&quot;)" office:value-type="string" office:string-value="166=&gt;'Xi’an'," calcext:value-type="string">
            <text:p>166=&gt;'Xi’an',</text:p>
          </table:table-cell>
          <table:table-cell table:formula="of:=CONCATENATE([.A68]-100;&quot;=&gt; &quot;;&quot;new DestinationCard(&quot;;[.A68];&quot;,&quot;;[.A68];&quot;),&quot;)" office:value-type="string" office:string-value="66=&gt; new DestinationCard(166,166)," calcext:value-type="string">
            <text:p>66=&gt; new DestinationCard(166,166),</text:p>
          </table:table-cell>
          <table:table-cell table:formula="of:=CONCATENATE(&quot;'&quot;;[.H68];&quot;',&quot;)" office:value-type="string" office:string-value="'The mausoleum of Emperor Qin hosts an array of nearly 8,000 life-size terracotta statues of soldiers and horses meant to protect the late emperor.'," calcext:value-type="string">
            <text:p>'The mausoleum of Emperor Qin hosts an array of nearly 8,000 life-size terracotta statues of soldiers and horses meant to protect the late emperor.',</text:p>
          </table:table-cell>
          <table:table-cell table:formula="of:=CONCATENATE(&quot;'&quot;;[.G68];&quot;',&quot;)" office:value-type="string" office:string-value="'CHINA - Asia'," calcext:value-type="string">
            <text:p>'CHINA - Asia',</text:p>
          </table:table-cell>
        </table:table-row>
        <table:table-row table:style-name="ro1">
          <table:table-cell office:value-type="float" office:value="167" calcext:value-type="float">
            <text:p>167</text:p>
          </table:table-cell>
          <table:table-cell office:value-type="string" calcext:value-type="string">
            <text:p>Amur River</text:p>
          </table:table-cell>
          <table:table-cell office:value-type="float" office:value="1596" calcext:value-type="float">
            <text:p>1596</text:p>
          </table:table-cell>
          <table:table-cell office:value-type="float" office:value="205" calcext:value-type="float">
            <text:p>205</text:p>
          </table:table-cell>
          <table:table-cell table:formula="of:=[.C69]" office:value-type="float" office:value="1596" calcext:value-type="float">
            <text:p>1596</text:p>
          </table:table-cell>
          <table:table-cell table:formula="of:=[.D69]" office:value-type="float" office:value="205" calcext:value-type="float">
            <text:p>205</text:p>
          </table:table-cell>
          <table:table-cell office:value-type="string" calcext:value-type="string">
            <text:p>CHINA, RUSSIA - Asia</text:p>
          </table:table-cell>
          <table:table-cell office:value-type="string" calcext:value-type="string">
            <text:p>The name Amur comes from a Mongolian dialect, and means “mud”. Its current name in Mongolian means “black river”. As its names suggest, this is a black and muddy river.</text:p>
          </table:table-cell>
          <table:table-cell table:number-columns-repeated="2"/>
          <table:table-cell table:formula="of:=CONCATENATE(&quot;new City(&quot;;[.A69];&quot;,&quot;;[.E69];&quot;,&quot;;[.F69];&quot;), //&quot;;[.B69])" office:value-type="string" office:string-value="new City(167,1596,205), //Amur River" calcext:value-type="string">
            <text:p>new City(167,1596,205), //Amur River</text:p>
          </table:table-cell>
          <table:table-cell table:formula="of:=CONCATENATE(&quot;new DestinationCard(&quot;;[.A69];&quot;,&quot;;[.A69];&quot;),&quot;)" office:value-type="string" office:string-value="new DestinationCard(167,167)," calcext:value-type="string">
            <text:p>new DestinationCard(167,167),</text:p>
          </table:table-cell>
          <table:table-cell/>
          <table:table-cell table:formula="of:=CONCATENATE(&quot;'&quot;;[.B69];&quot;',&quot;)" office:value-type="string" office:string-value="'Amur River'," calcext:value-type="string">
            <text:p>'Amur River',</text:p>
          </table:table-cell>
          <table:table-cell table:formula="of:=CONCATENATE([.A69];&quot;=&gt;'&quot;;[.B69];&quot;',&quot;)" office:value-type="string" office:string-value="167=&gt;'Amur River'," calcext:value-type="string">
            <text:p>167=&gt;'Amur River',</text:p>
          </table:table-cell>
          <table:table-cell table:formula="of:=CONCATENATE([.A69]-100;&quot;=&gt; &quot;;&quot;new DestinationCard(&quot;;[.A69];&quot;,&quot;;[.A69];&quot;),&quot;)" office:value-type="string" office:string-value="67=&gt; new DestinationCard(167,167)," calcext:value-type="string">
            <text:p>67=&gt; new DestinationCard(167,167),</text:p>
          </table:table-cell>
          <table:table-cell table:formula="of:=CONCATENATE(&quot;'&quot;;[.H69];&quot;',&quot;)" office:value-type="string" office:string-value="'The name Amur comes from a Mongolian dialect, and means “mud”. Its current name in Mongolian means “black river”. As its names suggest, this is a black and muddy river.'," calcext:value-type="string">
            <text:p>'The name Amur comes from a Mongolian dialect, and means “mud”. Its current name in Mongolian means “black river”. As its names suggest, this is a black and muddy river.',</text:p>
          </table:table-cell>
          <table:table-cell table:formula="of:=CONCATENATE(&quot;'&quot;;[.G69];&quot;',&quot;)" office:value-type="string" office:string-value="'CHINA, RUSSIA - Asia'," calcext:value-type="string">
            <text:p>'CHINA, RUSSIA - Asia',</text:p>
          </table:table-cell>
        </table:table-row>
        <table:table-row table:style-name="ro1">
          <table:table-cell office:value-type="float" office:value="168" calcext:value-type="float">
            <text:p>168</text:p>
          </table:table-cell>
          <table:table-cell office:value-type="string" calcext:value-type="string">
            <text:p>Kolyma</text:p>
          </table:table-cell>
          <table:table-cell office:value-type="float" office:value="1509" calcext:value-type="float">
            <text:p>1509</text:p>
          </table:table-cell>
          <table:table-cell office:value-type="float" office:value="52" calcext:value-type="float">
            <text:p>52</text:p>
          </table:table-cell>
          <table:table-cell table:formula="of:=[.C70]" office:value-type="float" office:value="1509" calcext:value-type="float">
            <text:p>1509</text:p>
          </table:table-cell>
          <table:table-cell table:formula="of:=[.D70]" office:value-type="float" office:value="52" calcext:value-type="float">
            <text:p>52</text:p>
          </table:table-cell>
          <table:table-cell office:value-type="string" calcext:value-type="string">
            <text:p>RUSSIA - Asia</text:p>
          </table:table-cell>
          <table:table-cell office:value-type="string" calcext:value-type="string">
            <text:p>A major mining center in the 20th Century CE, this region had many forced labor camps, which were particularly feared by prisoners, due to the climate and working conditions.</text:p>
          </table:table-cell>
          <table:table-cell table:number-columns-repeated="2"/>
          <table:table-cell table:formula="of:=CONCATENATE(&quot;new City(&quot;;[.A70];&quot;,&quot;;[.E70];&quot;,&quot;;[.F70];&quot;), //&quot;;[.B70])" office:value-type="string" office:string-value="new City(168,1509,52), //Kolyma" calcext:value-type="string">
            <text:p>new City(168,1509,52), //Kolyma</text:p>
          </table:table-cell>
          <table:table-cell table:formula="of:=CONCATENATE(&quot;new DestinationCard(&quot;;[.A70];&quot;,&quot;;[.A70];&quot;),&quot;)" office:value-type="string" office:string-value="new DestinationCard(168,168)," calcext:value-type="string">
            <text:p>new DestinationCard(168,168),</text:p>
          </table:table-cell>
          <table:table-cell/>
          <table:table-cell table:formula="of:=CONCATENATE(&quot;'&quot;;[.B70];&quot;',&quot;)" office:value-type="string" office:string-value="'Kolyma'," calcext:value-type="string">
            <text:p>'Kolyma',</text:p>
          </table:table-cell>
          <table:table-cell table:formula="of:=CONCATENATE([.A70];&quot;=&gt;'&quot;;[.B70];&quot;',&quot;)" office:value-type="string" office:string-value="168=&gt;'Kolyma'," calcext:value-type="string">
            <text:p>168=&gt;'Kolyma',</text:p>
          </table:table-cell>
          <table:table-cell table:formula="of:=CONCATENATE([.A70]-100;&quot;=&gt; &quot;;&quot;new DestinationCard(&quot;;[.A70];&quot;,&quot;;[.A70];&quot;),&quot;)" office:value-type="string" office:string-value="68=&gt; new DestinationCard(168,168)," calcext:value-type="string">
            <text:p>68=&gt; new DestinationCard(168,168),</text:p>
          </table:table-cell>
          <table:table-cell table:formula="of:=CONCATENATE(&quot;'&quot;;[.H70];&quot;',&quot;)" office:value-type="string" office:string-value="'A major mining center in the 20th Century CE, this region had many forced labor camps, which were particularly feared by prisoners, due to the climate and working conditions.'," calcext:value-type="string">
            <text:p>'A major mining center in the 20th Century CE, this region had many forced labor camps, which were particularly feared by prisoners, due to the climate and working conditions.',</text:p>
          </table:table-cell>
          <table:table-cell table:formula="of:=CONCATENATE(&quot;'&quot;;[.G70];&quot;',&quot;)" office:value-type="string" office:string-value="'RUSSIA - Asia'," calcext:value-type="string">
            <text:p>'RUSSIA - Asia',</text:p>
          </table:table-cell>
        </table:table-row>
        <table:table-row table:style-name="ro1">
          <table:table-cell office:value-type="float" office:value="169" calcext:value-type="float">
            <text:p>169</text:p>
          </table:table-cell>
          <table:table-cell office:value-type="string" calcext:value-type="string">
            <text:p>Bering Strait</text:p>
          </table:table-cell>
          <table:table-cell office:value-type="float" office:value="1708" calcext:value-type="float">
            <text:p>1708</text:p>
          </table:table-cell>
          <table:table-cell office:value-type="float" office:value="53" calcext:value-type="float">
            <text:p>53</text:p>
          </table:table-cell>
          <table:table-cell table:formula="of:=[.C71]" office:value-type="float" office:value="1708" calcext:value-type="float">
            <text:p>1708</text:p>
          </table:table-cell>
          <table:table-cell table:formula="of:=[.D71]" office:value-type="float" office:value="53" calcext:value-type="float">
            <text:p>53</text:p>
          </table:table-cell>
          <table:table-cell office:value-type="string" calcext:value-type="string">
            <text:p>UNITED STATES, RUSSIA - Asia</text:p>
          </table:table-cell>
          <table:table-cell office:value-type="string" calcext:value-type="string">
            <text:p>The 83 km wide strait separates Alaska from Russia, and was nicknamed the “Ice Curtain” during the Cold War. The two Diomede Islands form the strait, separated by 3 km; each belongs to one of the countries.</text:p>
          </table:table-cell>
          <table:table-cell table:number-columns-repeated="2"/>
          <table:table-cell table:formula="of:=CONCATENATE(&quot;new City(&quot;;[.A71];&quot;,&quot;;[.E71];&quot;,&quot;;[.F71];&quot;), //&quot;;[.B71])" office:value-type="string" office:string-value="new City(169,1708,53), //Bering Strait" calcext:value-type="string">
            <text:p>new City(169,1708,53), //Bering Strait</text:p>
          </table:table-cell>
          <table:table-cell table:formula="of:=CONCATENATE(&quot;new DestinationCard(&quot;;[.A71];&quot;,&quot;;[.A71];&quot;),&quot;)" office:value-type="string" office:string-value="new DestinationCard(169,169)," calcext:value-type="string">
            <text:p>new DestinationCard(169,169),</text:p>
          </table:table-cell>
          <table:table-cell/>
          <table:table-cell table:formula="of:=CONCATENATE(&quot;'&quot;;[.B71];&quot;',&quot;)" office:value-type="string" office:string-value="'Bering Strait'," calcext:value-type="string">
            <text:p>'Bering Strait',</text:p>
          </table:table-cell>
          <table:table-cell table:formula="of:=CONCATENATE([.A71];&quot;=&gt;'&quot;;[.B71];&quot;',&quot;)" office:value-type="string" office:string-value="169=&gt;'Bering Strait'," calcext:value-type="string">
            <text:p>169=&gt;'Bering Strait',</text:p>
          </table:table-cell>
          <table:table-cell table:formula="of:=CONCATENATE([.A71]-100;&quot;=&gt; &quot;;&quot;new DestinationCard(&quot;;[.A71];&quot;,&quot;;[.A71];&quot;),&quot;)" office:value-type="string" office:string-value="69=&gt; new DestinationCard(169,169)," calcext:value-type="string">
            <text:p>69=&gt; new DestinationCard(169,169),</text:p>
          </table:table-cell>
          <table:table-cell table:formula="of:=CONCATENATE(&quot;'&quot;;[.H71];&quot;',&quot;)" office:value-type="string" office:string-value="'The 83 km wide strait separates Alaska from Russia, and was nicknamed the “Ice Curtain” during the Cold War. The two Diomede Islands form the strait, separated by 3 km; each belongs to one of the countries.'," calcext:value-type="string">
            <text:p>'The 83 km wide strait separates Alaska from Russia, and was nicknamed the “Ice Curtain” during the Cold War. The two Diomede Islands form the strait, separated by 3 km; each belongs to one of the countries.',</text:p>
          </table:table-cell>
          <table:table-cell table:formula="of:=CONCATENATE(&quot;'&quot;;[.G71];&quot;',&quot;)" office:value-type="string" office:string-value="'UNITED STATES, RUSSIA - Asia'," calcext:value-type="string">
            <text:p>'UNITED STATES, RUSSIA - Asia',</text:p>
          </table:table-cell>
        </table:table-row>
        <table:table-row table:style-name="ro1">
          <table:table-cell office:value-type="float" office:value="170" calcext:value-type="float">
            <text:p>170</text:p>
          </table:table-cell>
          <table:table-cell office:value-type="string" calcext:value-type="string">
            <text:p>Mont Fuji</text:p>
          </table:table-cell>
          <table:table-cell office:value-type="float" office:value="1712" calcext:value-type="float">
            <text:p>1712</text:p>
          </table:table-cell>
          <table:table-cell office:value-type="float" office:value="348" calcext:value-type="float">
            <text:p>348</text:p>
          </table:table-cell>
          <table:table-cell table:formula="of:=[.C72]" office:value-type="float" office:value="1712" calcext:value-type="float">
            <text:p>1712</text:p>
          </table:table-cell>
          <table:table-cell table:formula="of:=[.D72]" office:value-type="float" office:value="348" calcext:value-type="float">
            <text:p>348</text:p>
          </table:table-cell>
          <table:table-cell office:value-type="string" calcext:value-type="string">
            <text:p>JAPAN - Asia</text:p>
          </table:table-cell>
          <table:table-cell office:value-type="string" calcext:value-type="string">
            <text:p>The sacred mountain (in reality made of 3 volcanoes) is a historical and cultural emblem in Japan. Its conical shape with perfect symmetry is linked to the last volcanic eruption in 1707.</text:p>
          </table:table-cell>
          <table:table-cell table:number-columns-repeated="2"/>
          <table:table-cell table:formula="of:=CONCATENATE(&quot;new City(&quot;;[.A72];&quot;,&quot;;[.E72];&quot;,&quot;;[.F72];&quot;), //&quot;;[.B72])" office:value-type="string" office:string-value="new City(170,1712,348), //Mont Fuji" calcext:value-type="string">
            <text:p>new City(170,1712,348), //Mont Fuji</text:p>
          </table:table-cell>
          <table:table-cell table:formula="of:=CONCATENATE(&quot;new DestinationCard(&quot;;[.A72];&quot;,&quot;;[.A72];&quot;),&quot;)" office:value-type="string" office:string-value="new DestinationCard(170,170)," calcext:value-type="string">
            <text:p>new DestinationCard(170,170),</text:p>
          </table:table-cell>
          <table:table-cell/>
          <table:table-cell table:formula="of:=CONCATENATE(&quot;'&quot;;[.B72];&quot;',&quot;)" office:value-type="string" office:string-value="'Mont Fuji'," calcext:value-type="string">
            <text:p>'Mont Fuji',</text:p>
          </table:table-cell>
          <table:table-cell table:formula="of:=CONCATENATE([.A72];&quot;=&gt;'&quot;;[.B72];&quot;',&quot;)" office:value-type="string" office:string-value="170=&gt;'Mont Fuji'," calcext:value-type="string">
            <text:p>170=&gt;'Mont Fuji',</text:p>
          </table:table-cell>
          <table:table-cell table:formula="of:=CONCATENATE([.A72]-100;&quot;=&gt; &quot;;&quot;new DestinationCard(&quot;;[.A72];&quot;,&quot;;[.A72];&quot;),&quot;)" office:value-type="string" office:string-value="70=&gt; new DestinationCard(170,170)," calcext:value-type="string">
            <text:p>70=&gt; new DestinationCard(170,170),</text:p>
          </table:table-cell>
          <table:table-cell table:formula="of:=CONCATENATE(&quot;'&quot;;[.H72];&quot;',&quot;)" office:value-type="string" office:string-value="'The sacred mountain (in reality made of 3 volcanoes) is a historical and cultural emblem in Japan. Its conical shape with perfect symmetry is linked to the last volcanic eruption in 1707.'," calcext:value-type="string">
            <text:p>'The sacred mountain (in reality made of 3 volcanoes) is a historical and cultural emblem in Japan. Its conical shape with perfect symmetry is linked to the last volcanic eruption in 1707.',</text:p>
          </table:table-cell>
          <table:table-cell table:formula="of:=CONCATENATE(&quot;'&quot;;[.G72];&quot;',&quot;)" office:value-type="string" office:string-value="'JAPAN - Asia'," calcext:value-type="string">
            <text:p>'JAPAN - Asia',</text:p>
          </table:table-cell>
        </table:table-row>
        <table:table-row table:style-name="ro1">
          <table:table-cell office:value-type="float" office:value="171" calcext:value-type="float">
            <text:p>171</text:p>
          </table:table-cell>
          <table:table-cell office:value-type="string" calcext:value-type="string">
            <text:p>Borobudur</text:p>
          </table:table-cell>
          <table:table-cell office:value-type="float" office:value="1494" calcext:value-type="float">
            <text:p>1494</text:p>
          </table:table-cell>
          <table:table-cell office:value-type="float" office:value="843" calcext:value-type="float">
            <text:p>843</text:p>
          </table:table-cell>
          <table:table-cell table:formula="of:=[.C73]" office:value-type="float" office:value="1494" calcext:value-type="float">
            <text:p>1494</text:p>
          </table:table-cell>
          <table:table-cell table:formula="of:=[.D73]" office:value-type="float" office:value="843" calcext:value-type="float">
            <text:p>843</text:p>
          </table:table-cell>
          <table:table-cell office:value-type="string" calcext:value-type="string">
            <text:p>INDONESIA - Asia</text:p>
          </table:table-cell>
          <table:table-cell office:value-type="string" calcext:value-type="string">
            <text:p>This Buddhist temple was built around 800 CE, then abandoned around 1100 for unknown reasons. Rediscovered in 1814, it took 200 men 2 months to update the monument.</text:p>
          </table:table-cell>
          <table:table-cell table:number-columns-repeated="2"/>
          <table:table-cell table:formula="of:=CONCATENATE(&quot;new City(&quot;;[.A73];&quot;,&quot;;[.E73];&quot;,&quot;;[.F73];&quot;), //&quot;;[.B73])" office:value-type="string" office:string-value="new City(171,1494,843), //Borobudur" calcext:value-type="string">
            <text:p>new City(171,1494,843), //Borobudur</text:p>
          </table:table-cell>
          <table:table-cell table:formula="of:=CONCATENATE(&quot;new DestinationCard(&quot;;[.A73];&quot;,&quot;;[.A73];&quot;),&quot;)" office:value-type="string" office:string-value="new DestinationCard(171,171)," calcext:value-type="string">
            <text:p>new DestinationCard(171,171),</text:p>
          </table:table-cell>
          <table:table-cell/>
          <table:table-cell table:formula="of:=CONCATENATE(&quot;'&quot;;[.B73];&quot;',&quot;)" office:value-type="string" office:string-value="'Borobudur'," calcext:value-type="string">
            <text:p>'Borobudur',</text:p>
          </table:table-cell>
          <table:table-cell table:formula="of:=CONCATENATE([.A73];&quot;=&gt;'&quot;;[.B73];&quot;',&quot;)" office:value-type="string" office:string-value="171=&gt;'Borobudur'," calcext:value-type="string">
            <text:p>171=&gt;'Borobudur',</text:p>
          </table:table-cell>
          <table:table-cell table:formula="of:=CONCATENATE([.A73]-100;&quot;=&gt; &quot;;&quot;new DestinationCard(&quot;;[.A73];&quot;,&quot;;[.A73];&quot;),&quot;)" office:value-type="string" office:string-value="71=&gt; new DestinationCard(171,171)," calcext:value-type="string">
            <text:p>71=&gt; new DestinationCard(171,171),</text:p>
          </table:table-cell>
          <table:table-cell table:formula="of:=CONCATENATE(&quot;'&quot;;[.H73];&quot;',&quot;)" office:value-type="string" office:string-value="'This Buddhist temple was built around 800 CE, then abandoned around 1100 for unknown reasons. Rediscovered in 1814, it took 200 men 2 months to update the monument.'," calcext:value-type="string">
            <text:p>'This Buddhist temple was built around 800 CE, then abandoned around 1100 for unknown reasons. Rediscovered in 1814, it took 200 men 2 months to update the monument.',</text:p>
          </table:table-cell>
          <table:table-cell table:formula="of:=CONCATENATE(&quot;'&quot;;[.G73];&quot;',&quot;)" office:value-type="string" office:string-value="'INDONESIA - Asia'," calcext:value-type="string">
            <text:p>'INDONESIA - Asia',</text:p>
          </table:table-cell>
        </table:table-row>
        <table:table-row table:style-name="ro1">
          <table:table-cell office:value-type="float" office:value="172" calcext:value-type="float">
            <text:p>172</text:p>
          </table:table-cell>
          <table:table-cell office:value-type="string" calcext:value-type="string">
            <text:p>Sulawesi</text:p>
          </table:table-cell>
          <table:table-cell office:value-type="float" office:value="1579" calcext:value-type="float">
            <text:p>1579</text:p>
          </table:table-cell>
          <table:table-cell office:value-type="float" office:value="791" calcext:value-type="float">
            <text:p>791</text:p>
          </table:table-cell>
          <table:table-cell table:formula="of:=[.C74]" office:value-type="float" office:value="1579" calcext:value-type="float">
            <text:p>1579</text:p>
          </table:table-cell>
          <table:table-cell table:formula="of:=[.D74]" office:value-type="float" office:value="791" calcext:value-type="float">
            <text:p>791</text:p>
          </table:table-cell>
          <table:table-cell office:value-type="string" calcext:value-type="string">
            <text:p>INDONESIA - Asia</text:p>
          </table:table-cell>
          <table:table-cell office:value-type="string" calcext:value-type="string">
            <text:p>The traditional houses of Tana Toraja have roofs reminiscent of the shape of buffalo horns, which are a sacred animal in the community, sacrificed during funeral ceremonies.</text:p>
          </table:table-cell>
          <table:table-cell table:number-columns-repeated="2"/>
          <table:table-cell table:formula="of:=CONCATENATE(&quot;new City(&quot;;[.A74];&quot;,&quot;;[.E74];&quot;,&quot;;[.F74];&quot;), //&quot;;[.B74])" office:value-type="string" office:string-value="new City(172,1579,791), //Sulawesi" calcext:value-type="string">
            <text:p>new City(172,1579,791), //Sulawesi</text:p>
          </table:table-cell>
          <table:table-cell table:formula="of:=CONCATENATE(&quot;new DestinationCard(&quot;;[.A74];&quot;,&quot;;[.A74];&quot;),&quot;)" office:value-type="string" office:string-value="new DestinationCard(172,172)," calcext:value-type="string">
            <text:p>new DestinationCard(172,172),</text:p>
          </table:table-cell>
          <table:table-cell/>
          <table:table-cell table:formula="of:=CONCATENATE(&quot;'&quot;;[.B74];&quot;',&quot;)" office:value-type="string" office:string-value="'Sulawesi'," calcext:value-type="string">
            <text:p>'Sulawesi',</text:p>
          </table:table-cell>
          <table:table-cell table:formula="of:=CONCATENATE([.A74];&quot;=&gt;'&quot;;[.B74];&quot;',&quot;)" office:value-type="string" office:string-value="172=&gt;'Sulawesi'," calcext:value-type="string">
            <text:p>172=&gt;'Sulawesi',</text:p>
          </table:table-cell>
          <table:table-cell table:formula="of:=CONCATENATE([.A74]-100;&quot;=&gt; &quot;;&quot;new DestinationCard(&quot;;[.A74];&quot;,&quot;;[.A74];&quot;),&quot;)" office:value-type="string" office:string-value="72=&gt; new DestinationCard(172,172)," calcext:value-type="string">
            <text:p>72=&gt; new DestinationCard(172,172),</text:p>
          </table:table-cell>
          <table:table-cell table:formula="of:=CONCATENATE(&quot;'&quot;;[.H74];&quot;',&quot;)" office:value-type="string" office:string-value="'The traditional houses of Tana Toraja have roofs reminiscent of the shape of buffalo horns, which are a sacred animal in the community, sacrificed during funeral ceremonies.'," calcext:value-type="string">
            <text:p>'The traditional houses of Tana Toraja have roofs reminiscent of the shape of buffalo horns, which are a sacred animal in the community, sacrificed during funeral ceremonies.',</text:p>
          </table:table-cell>
          <table:table-cell table:formula="of:=CONCATENATE(&quot;'&quot;;[.G74];&quot;',&quot;)" office:value-type="string" office:string-value="'INDONESIA - Asia'," calcext:value-type="string">
            <text:p>'INDONESIA - Asia',</text:p>
          </table:table-cell>
        </table:table-row>
        <table:table-row table:style-name="ro1">
          <table:table-cell office:value-type="float" office:value="173" calcext:value-type="float">
            <text:p>173</text:p>
          </table:table-cell>
          <table:table-cell office:value-type="string" calcext:value-type="string">
            <text:p>Papua</text:p>
          </table:table-cell>
          <table:table-cell office:value-type="float" office:value="1716" calcext:value-type="float">
            <text:p>1716</text:p>
          </table:table-cell>
          <table:table-cell office:value-type="float" office:value="909" calcext:value-type="float">
            <text:p>909</text:p>
          </table:table-cell>
          <table:table-cell table:formula="of:=[.C75]" office:value-type="float" office:value="1716" calcext:value-type="float">
            <text:p>1716</text:p>
          </table:table-cell>
          <table:table-cell table:formula="of:=[.D75]" office:value-type="float" office:value="909" calcext:value-type="float">
            <text:p>909</text:p>
          </table:table-cell>
          <table:table-cell office:value-type="string" calcext:value-type="string">
            <text:p>INDONESIA - Oceania</text:p>
          </table:table-cell>
          <table:table-cell office:value-type="string" calcext:value-type="string">
            <text:p>Most of the country is on the island of New Guinea. It is essentially mountainous and covered with tropical forests, very dense with trees and vegetation.</text:p>
          </table:table-cell>
          <table:table-cell table:number-columns-repeated="2"/>
          <table:table-cell table:formula="of:=CONCATENATE(&quot;new City(&quot;;[.A75];&quot;,&quot;;[.E75];&quot;,&quot;;[.F75];&quot;), //&quot;;[.B75])" office:value-type="string" office:string-value="new City(173,1716,909), //Papua" calcext:value-type="string">
            <text:p>new City(173,1716,909), //Papua</text:p>
          </table:table-cell>
          <table:table-cell table:formula="of:=CONCATENATE(&quot;new DestinationCard(&quot;;[.A75];&quot;,&quot;;[.A75];&quot;),&quot;)" office:value-type="string" office:string-value="new DestinationCard(173,173)," calcext:value-type="string">
            <text:p>new DestinationCard(173,173),</text:p>
          </table:table-cell>
          <table:table-cell/>
          <table:table-cell table:formula="of:=CONCATENATE(&quot;'&quot;;[.B75];&quot;',&quot;)" office:value-type="string" office:string-value="'Papua'," calcext:value-type="string">
            <text:p>'Papua',</text:p>
          </table:table-cell>
          <table:table-cell table:formula="of:=CONCATENATE([.A75];&quot;=&gt;'&quot;;[.B75];&quot;',&quot;)" office:value-type="string" office:string-value="173=&gt;'Papua'," calcext:value-type="string">
            <text:p>173=&gt;'Papua',</text:p>
          </table:table-cell>
          <table:table-cell table:formula="of:=CONCATENATE([.A75]-100;&quot;=&gt; &quot;;&quot;new DestinationCard(&quot;;[.A75];&quot;,&quot;;[.A75];&quot;),&quot;)" office:value-type="string" office:string-value="73=&gt; new DestinationCard(173,173)," calcext:value-type="string">
            <text:p>73=&gt; new DestinationCard(173,173),</text:p>
          </table:table-cell>
          <table:table-cell table:formula="of:=CONCATENATE(&quot;'&quot;;[.H75];&quot;',&quot;)" office:value-type="string" office:string-value="'Most of the country is on the island of New Guinea. It is essentially mountainous and covered with tropical forests, very dense with trees and vegetation.'," calcext:value-type="string">
            <text:p>'Most of the country is on the island of New Guinea. It is essentially mountainous and covered with tropical forests, very dense with trees and vegetation.',</text:p>
          </table:table-cell>
          <table:table-cell table:formula="of:=CONCATENATE(&quot;'&quot;;[.G75];&quot;',&quot;)" office:value-type="string" office:string-value="'INDONESIA - Oceania'," calcext:value-type="string">
            <text:p>'INDONESIA - Oceania',</text:p>
          </table:table-cell>
        </table:table-row>
        <table:table-row table:style-name="ro1">
          <table:table-cell office:value-type="float" office:value="174" calcext:value-type="float">
            <text:p>174</text:p>
          </table:table-cell>
          <table:table-cell office:value-type="string" calcext:value-type="string">
            <text:p>Arnhem Land</text:p>
          </table:table-cell>
          <table:table-cell office:value-type="float" office:value="1579" calcext:value-type="float">
            <text:p>1579</text:p>
          </table:table-cell>
          <table:table-cell office:value-type="float" office:value="961" calcext:value-type="float">
            <text:p>961</text:p>
          </table:table-cell>
          <table:table-cell table:formula="of:=[.C76]" office:value-type="float" office:value="1579" calcext:value-type="float">
            <text:p>1579</text:p>
          </table:table-cell>
          <table:table-cell table:formula="of:=[.D76]" office:value-type="float" office:value="961" calcext:value-type="float">
            <text:p>961</text:p>
          </table:table-cell>
          <table:table-cell office:value-type="string" calcext:value-type="string">
            <text:p>AUSTRALIA - Oceania</text:p>
          </table:table-cell>
          <table:table-cell office:value-type="string" calcext:value-type="string">
            <text:p>This vast wild expanse is rich with aboriginal culture, and is one of the best fishing spots in the world. The didgeridoo, a traditional Australian musical instrument, was also born here.</text:p>
          </table:table-cell>
          <table:table-cell table:number-columns-repeated="2"/>
          <table:table-cell table:formula="of:=CONCATENATE(&quot;new City(&quot;;[.A76];&quot;,&quot;;[.E76];&quot;,&quot;;[.F76];&quot;), //&quot;;[.B76])" office:value-type="string" office:string-value="new City(174,1579,961), //Arnhem Land" calcext:value-type="string">
            <text:p>new City(174,1579,961), //Arnhem Land</text:p>
          </table:table-cell>
          <table:table-cell table:formula="of:=CONCATENATE(&quot;new DestinationCard(&quot;;[.A76];&quot;,&quot;;[.A76];&quot;),&quot;)" office:value-type="string" office:string-value="new DestinationCard(174,174)," calcext:value-type="string">
            <text:p>new DestinationCard(174,174),</text:p>
          </table:table-cell>
          <table:table-cell/>
          <table:table-cell table:formula="of:=CONCATENATE(&quot;'&quot;;[.B76];&quot;',&quot;)" office:value-type="string" office:string-value="'Arnhem Land'," calcext:value-type="string">
            <text:p>'Arnhem Land',</text:p>
          </table:table-cell>
          <table:table-cell table:formula="of:=CONCATENATE([.A76];&quot;=&gt;'&quot;;[.B76];&quot;',&quot;)" office:value-type="string" office:string-value="174=&gt;'Arnhem Land'," calcext:value-type="string">
            <text:p>174=&gt;'Arnhem Land',</text:p>
          </table:table-cell>
          <table:table-cell table:formula="of:=CONCATENATE([.A76]-100;&quot;=&gt; &quot;;&quot;new DestinationCard(&quot;;[.A76];&quot;,&quot;;[.A76];&quot;),&quot;)" office:value-type="string" office:string-value="74=&gt; new DestinationCard(174,174)," calcext:value-type="string">
            <text:p>74=&gt; new DestinationCard(174,174),</text:p>
          </table:table-cell>
          <table:table-cell table:formula="of:=CONCATENATE(&quot;'&quot;;[.H76];&quot;',&quot;)" office:value-type="string" office:string-value="'This vast wild expanse is rich with aboriginal culture, and is one of the best fishing spots in the world. The didgeridoo, a traditional Australian musical instrument, was also born here.'," calcext:value-type="string">
            <text:p>'This vast wild expanse is rich with aboriginal culture, and is one of the best fishing spots in the world. The didgeridoo, a traditional Australian musical instrument, was also born here.',</text:p>
          </table:table-cell>
          <table:table-cell table:formula="of:=CONCATENATE(&quot;'&quot;;[.G76];&quot;',&quot;)" office:value-type="string" office:string-value="'AUSTRALIA - Oceania'," calcext:value-type="string">
            <text:p>'AUSTRALIA - Oceania',</text:p>
          </table:table-cell>
        </table:table-row>
        <table:table-row table:style-name="ro1">
          <table:table-cell office:value-type="float" office:value="175" calcext:value-type="float">
            <text:p>175</text:p>
          </table:table-cell>
          <table:table-cell office:value-type="string" calcext:value-type="string">
            <text:p>Bungle Bungle Range</text:p>
          </table:table-cell>
          <table:table-cell office:value-type="float" office:value="1528" calcext:value-type="float">
            <text:p>1528</text:p>
          </table:table-cell>
          <table:table-cell office:value-type="float" office:value="1020" calcext:value-type="float">
            <text:p>1020</text:p>
          </table:table-cell>
          <table:table-cell table:formula="of:=[.C77]" office:value-type="float" office:value="1528" calcext:value-type="float">
            <text:p>1528</text:p>
          </table:table-cell>
          <table:table-cell table:formula="of:=[.D77]" office:value-type="float" office:value="1020" calcext:value-type="float">
            <text:p>1020</text:p>
          </table:table-cell>
          <table:table-cell office:value-type="string" calcext:value-type="string">
            <text:p>AUSTRALIA - Oceania</text:p>
          </table:table-cell>
          <table:table-cell office:value-type="string" calcext:value-type="string">
            <text:p>This unique, orange-colored formation is made up of a set of towers and beehive-shaped cones, with steep sides, and a surface streaked with gray bands.</text:p>
          </table:table-cell>
          <table:table-cell table:number-columns-repeated="2"/>
          <table:table-cell table:formula="of:=CONCATENATE(&quot;new City(&quot;;[.A77];&quot;,&quot;;[.E77];&quot;,&quot;;[.F77];&quot;), //&quot;;[.B77])" office:value-type="string" office:string-value="new City(175,1528,1020), //Bungle Bungle Range" calcext:value-type="string">
            <text:p>new City(175,1528,1020), //Bungle Bungle Range</text:p>
          </table:table-cell>
          <table:table-cell table:formula="of:=CONCATENATE(&quot;new DestinationCard(&quot;;[.A77];&quot;,&quot;;[.A77];&quot;),&quot;)" office:value-type="string" office:string-value="new DestinationCard(175,175)," calcext:value-type="string">
            <text:p>new DestinationCard(175,175),</text:p>
          </table:table-cell>
          <table:table-cell/>
          <table:table-cell table:formula="of:=CONCATENATE(&quot;'&quot;;[.B77];&quot;',&quot;)" office:value-type="string" office:string-value="'Bungle Bungle Range'," calcext:value-type="string">
            <text:p>'Bungle Bungle Range',</text:p>
          </table:table-cell>
          <table:table-cell table:formula="of:=CONCATENATE([.A77];&quot;=&gt;'&quot;;[.B77];&quot;',&quot;)" office:value-type="string" office:string-value="175=&gt;'Bungle Bungle Range'," calcext:value-type="string">
            <text:p>175=&gt;'Bungle Bungle Range',</text:p>
          </table:table-cell>
          <table:table-cell table:formula="of:=CONCATENATE([.A77]-100;&quot;=&gt; &quot;;&quot;new DestinationCard(&quot;;[.A77];&quot;,&quot;;[.A77];&quot;),&quot;)" office:value-type="string" office:string-value="75=&gt; new DestinationCard(175,175)," calcext:value-type="string">
            <text:p>75=&gt; new DestinationCard(175,175),</text:p>
          </table:table-cell>
          <table:table-cell table:formula="of:=CONCATENATE(&quot;'&quot;;[.H77];&quot;',&quot;)" office:value-type="string" office:string-value="'This unique, orange-colored formation is made up of a set of towers and beehive-shaped cones, with steep sides, and a surface streaked with gray bands.'," calcext:value-type="string">
            <text:p>'This unique, orange-colored formation is made up of a set of towers and beehive-shaped cones, with steep sides, and a surface streaked with gray bands.',</text:p>
          </table:table-cell>
          <table:table-cell table:formula="of:=CONCATENATE(&quot;'&quot;;[.G77];&quot;',&quot;)" office:value-type="string" office:string-value="'AUSTRALIA - Oceania'," calcext:value-type="string">
            <text:p>'AUSTRALIA - Oceania',</text:p>
          </table:table-cell>
        </table:table-row>
        <table:table-row table:style-name="ro1">
          <table:table-cell office:value-type="float" office:value="176" calcext:value-type="float">
            <text:p>176</text:p>
          </table:table-cell>
          <table:table-cell office:value-type="string" calcext:value-type="string">
            <text:p>Great Barrier Reef</text:p>
          </table:table-cell>
          <table:table-cell office:value-type="float" office:value="1685" calcext:value-type="float">
            <text:p>1685</text:p>
          </table:table-cell>
          <table:table-cell office:value-type="float" office:value="1041" calcext:value-type="float">
            <text:p>1041</text:p>
          </table:table-cell>
          <table:table-cell table:formula="of:=[.C78]" office:value-type="float" office:value="1685" calcext:value-type="float">
            <text:p>1685</text:p>
          </table:table-cell>
          <table:table-cell table:formula="of:=[.D78]" office:value-type="float" office:value="1041" calcext:value-type="float">
            <text:p>1041</text:p>
          </table:table-cell>
          <table:table-cell office:value-type="string" calcext:value-type="string">
            <text:p>AUSTRALIA - Oceania</text:p>
          </table:table-cell>
          <table:table-cell office:value-type="string" calcext:value-type="string">
            <text:p>The coral that makes up the Great Barrier Reef is 18 million years old, and cannot live deeper than 30 m, because it needs sunlight to live.</text:p>
          </table:table-cell>
          <table:table-cell table:number-columns-repeated="2"/>
          <table:table-cell table:formula="of:=CONCATENATE(&quot;new City(&quot;;[.A78];&quot;,&quot;;[.E78];&quot;,&quot;;[.F78];&quot;), //&quot;;[.B78])" office:value-type="string" office:string-value="new City(176,1685,1041), //Great Barrier Reef" calcext:value-type="string">
            <text:p>new City(176,1685,1041), //Great Barrier Reef</text:p>
          </table:table-cell>
          <table:table-cell table:formula="of:=CONCATENATE(&quot;new DestinationCard(&quot;;[.A78];&quot;,&quot;;[.A78];&quot;),&quot;)" office:value-type="string" office:string-value="new DestinationCard(176,176)," calcext:value-type="string">
            <text:p>new DestinationCard(176,176),</text:p>
          </table:table-cell>
          <table:table-cell/>
          <table:table-cell table:formula="of:=CONCATENATE(&quot;'&quot;;[.B78];&quot;',&quot;)" office:value-type="string" office:string-value="'Great Barrier Reef'," calcext:value-type="string">
            <text:p>'Great Barrier Reef',</text:p>
          </table:table-cell>
          <table:table-cell table:formula="of:=CONCATENATE([.A78];&quot;=&gt;'&quot;;[.B78];&quot;',&quot;)" office:value-type="string" office:string-value="176=&gt;'Great Barrier Reef'," calcext:value-type="string">
            <text:p>176=&gt;'Great Barrier Reef',</text:p>
          </table:table-cell>
          <table:table-cell table:formula="of:=CONCATENATE([.A78]-100;&quot;=&gt; &quot;;&quot;new DestinationCard(&quot;;[.A78];&quot;,&quot;;[.A78];&quot;),&quot;)" office:value-type="string" office:string-value="76=&gt; new DestinationCard(176,176)," calcext:value-type="string">
            <text:p>76=&gt; new DestinationCard(176,176),</text:p>
          </table:table-cell>
          <table:table-cell table:formula="of:=CONCATENATE(&quot;'&quot;;[.H78];&quot;',&quot;)" office:value-type="string" office:string-value="'The coral that makes up the Great Barrier Reef is 18 million years old, and cannot live deeper than 30 m, because it needs sunlight to live.'," calcext:value-type="string">
            <text:p>'The coral that makes up the Great Barrier Reef is 18 million years old, and cannot live deeper than 30 m, because it needs sunlight to live.',</text:p>
          </table:table-cell>
          <table:table-cell table:formula="of:=CONCATENATE(&quot;'&quot;;[.G78];&quot;',&quot;)" office:value-type="string" office:string-value="'AUSTRALIA - Oceania'," calcext:value-type="string">
            <text:p>'AUSTRALIA - Oceania',</text:p>
          </table:table-cell>
        </table:table-row>
        <table:table-row table:style-name="ro1">
          <table:table-cell office:value-type="float" office:value="177" calcext:value-type="float">
            <text:p>177</text:p>
          </table:table-cell>
          <table:table-cell office:value-type="string" calcext:value-type="string">
            <text:p>Uluru</text:p>
          </table:table-cell>
          <table:table-cell office:value-type="float" office:value="1537" calcext:value-type="float">
            <text:p>1537</text:p>
          </table:table-cell>
          <table:table-cell office:value-type="float" office:value="1110" calcext:value-type="float">
            <text:p>1110</text:p>
          </table:table-cell>
          <table:table-cell table:formula="of:=[.C79]" office:value-type="float" office:value="1537" calcext:value-type="float">
            <text:p>1537</text:p>
          </table:table-cell>
          <table:table-cell table:formula="of:=[.D79]" office:value-type="float" office:value="1110" calcext:value-type="float">
            <text:p>1110</text:p>
          </table:table-cell>
          <table:table-cell office:value-type="string" calcext:value-type="string">
            <text:p>AUSTRALIA - Oceania</text:p>
          </table:table-cell>
          <table:table-cell office:value-type="string" calcext:value-type="string">
            <text:p>Uluru is an inselberg (isolated relief, hill, or small mountain, which significantly dominates a plain or plateau). The site is home to watering holes, caves, and cave paintings.</text:p>
          </table:table-cell>
          <table:table-cell table:number-columns-repeated="2"/>
          <table:table-cell table:formula="of:=CONCATENATE(&quot;new City(&quot;;[.A79];&quot;,&quot;;[.E79];&quot;,&quot;;[.F79];&quot;), //&quot;;[.B79])" office:value-type="string" office:string-value="new City(177,1537,1110), //Uluru" calcext:value-type="string">
            <text:p>new City(177,1537,1110), //Uluru</text:p>
          </table:table-cell>
          <table:table-cell table:formula="of:=CONCATENATE(&quot;new DestinationCard(&quot;;[.A79];&quot;,&quot;;[.A79];&quot;),&quot;)" office:value-type="string" office:string-value="new DestinationCard(177,177)," calcext:value-type="string">
            <text:p>new DestinationCard(177,177),</text:p>
          </table:table-cell>
          <table:table-cell/>
          <table:table-cell table:formula="of:=CONCATENATE(&quot;'&quot;;[.B79];&quot;',&quot;)" office:value-type="string" office:string-value="'Uluru'," calcext:value-type="string">
            <text:p>'Uluru',</text:p>
          </table:table-cell>
          <table:table-cell table:formula="of:=CONCATENATE([.A79];&quot;=&gt;'&quot;;[.B79];&quot;',&quot;)" office:value-type="string" office:string-value="177=&gt;'Uluru'," calcext:value-type="string">
            <text:p>177=&gt;'Uluru',</text:p>
          </table:table-cell>
          <table:table-cell table:formula="of:=CONCATENATE([.A79]-100;&quot;=&gt; &quot;;&quot;new DestinationCard(&quot;;[.A79];&quot;,&quot;;[.A79];&quot;),&quot;)" office:value-type="string" office:string-value="77=&gt; new DestinationCard(177,177)," calcext:value-type="string">
            <text:p>77=&gt; new DestinationCard(177,177),</text:p>
          </table:table-cell>
          <table:table-cell table:formula="of:=CONCATENATE(&quot;'&quot;;[.H79];&quot;',&quot;)" office:value-type="string" office:string-value="'Uluru is an inselberg (isolated relief, hill, or small mountain, which significantly dominates a plain or plateau). The site is home to watering holes, caves, and cave paintings.'," calcext:value-type="string">
            <text:p>'Uluru is an inselberg (isolated relief, hill, or small mountain, which significantly dominates a plain or plateau). The site is home to watering holes, caves, and cave paintings.',</text:p>
          </table:table-cell>
          <table:table-cell table:formula="of:=CONCATENATE(&quot;'&quot;;[.G79];&quot;',&quot;)" office:value-type="string" office:string-value="'AUSTRALIA - Oceania'," calcext:value-type="string">
            <text:p>'AUSTRALIA - Oceania',</text:p>
          </table:table-cell>
        </table:table-row>
        <table:table-row table:style-name="ro1">
          <table:table-cell office:value-type="float" office:value="178" calcext:value-type="float">
            <text:p>178</text:p>
          </table:table-cell>
          <table:table-cell office:value-type="string" calcext:value-type="string">
            <text:p>Perth</text:p>
          </table:table-cell>
          <table:table-cell office:value-type="float" office:value="1388" calcext:value-type="float">
            <text:p>1388</text:p>
          </table:table-cell>
          <table:table-cell office:value-type="float" office:value="1145" calcext:value-type="float">
            <text:p>1145</text:p>
          </table:table-cell>
          <table:table-cell table:formula="of:=[.C80]" office:value-type="float" office:value="1388" calcext:value-type="float">
            <text:p>1388</text:p>
          </table:table-cell>
          <table:table-cell table:formula="of:=[.D80]" office:value-type="float" office:value="1145" calcext:value-type="float">
            <text:p>1145</text:p>
          </table:table-cell>
          <table:table-cell office:value-type="string" calcext:value-type="string">
            <text:p>AUSTRALIA - Oceania</text:p>
          </table:table-cell>
          <table:table-cell office:value-type="string" calcext:value-type="string">
            <text:p>The Elizabeth Quay Bridge, at 22 m high, allows pedestrians and cyclists to cross the Swan River, and connects downtown Perth to the business district.</text:p>
          </table:table-cell>
          <table:table-cell table:number-columns-repeated="2"/>
          <table:table-cell table:formula="of:=CONCATENATE(&quot;new City(&quot;;[.A80];&quot;,&quot;;[.E80];&quot;,&quot;;[.F80];&quot;), //&quot;;[.B80])" office:value-type="string" office:string-value="new City(178,1388,1145), //Perth" calcext:value-type="string">
            <text:p>new City(178,1388,1145), //Perth</text:p>
          </table:table-cell>
          <table:table-cell table:formula="of:=CONCATENATE(&quot;new DestinationCard(&quot;;[.A80];&quot;,&quot;;[.A80];&quot;),&quot;)" office:value-type="string" office:string-value="new DestinationCard(178,178)," calcext:value-type="string">
            <text:p>new DestinationCard(178,178),</text:p>
          </table:table-cell>
          <table:table-cell/>
          <table:table-cell table:formula="of:=CONCATENATE(&quot;'&quot;;[.B80];&quot;',&quot;)" office:value-type="string" office:string-value="'Perth'," calcext:value-type="string">
            <text:p>'Perth',</text:p>
          </table:table-cell>
          <table:table-cell table:formula="of:=CONCATENATE([.A80];&quot;=&gt;'&quot;;[.B80];&quot;',&quot;)" office:value-type="string" office:string-value="178=&gt;'Perth'," calcext:value-type="string">
            <text:p>178=&gt;'Perth',</text:p>
          </table:table-cell>
          <table:table-cell table:formula="of:=CONCATENATE([.A80]-100;&quot;=&gt; &quot;;&quot;new DestinationCard(&quot;;[.A80];&quot;,&quot;;[.A80];&quot;),&quot;)" office:value-type="string" office:string-value="78=&gt; new DestinationCard(178,178)," calcext:value-type="string">
            <text:p>78=&gt; new DestinationCard(178,178),</text:p>
          </table:table-cell>
          <table:table-cell table:formula="of:=CONCATENATE(&quot;'&quot;;[.H80];&quot;',&quot;)" office:value-type="string" office:string-value="'The Elizabeth Quay Bridge, at 22 m high, allows pedestrians and cyclists to cross the Swan River, and connects downtown Perth to the business district.'," calcext:value-type="string">
            <text:p>'The Elizabeth Quay Bridge, at 22 m high, allows pedestrians and cyclists to cross the Swan River, and connects downtown Perth to the business district.',</text:p>
          </table:table-cell>
          <table:table-cell table:formula="of:=CONCATENATE(&quot;'&quot;;[.G80];&quot;',&quot;)" office:value-type="string" office:string-value="'AUSTRALIA - Oceania'," calcext:value-type="string">
            <text:p>'AUSTRALIA - Oceania',</text:p>
          </table:table-cell>
        </table:table-row>
        <table:table-row table:style-name="ro1">
          <table:table-cell office:value-type="float" office:value="179" calcext:value-type="float">
            <text:p>179</text:p>
          </table:table-cell>
          <table:table-cell office:value-type="string" calcext:value-type="string">
            <text:p>Tasmania</text:p>
          </table:table-cell>
          <table:table-cell office:value-type="float" office:value="1524" calcext:value-type="float">
            <text:p>1524</text:p>
          </table:table-cell>
          <table:table-cell office:value-type="float" office:value="1271" calcext:value-type="float">
            <text:p>1271</text:p>
          </table:table-cell>
          <table:table-cell table:formula="of:=[.C81]" office:value-type="float" office:value="1524" calcext:value-type="float">
            <text:p>1524</text:p>
          </table:table-cell>
          <table:table-cell table:formula="of:=[.D81]" office:value-type="float" office:value="1271" calcext:value-type="float">
            <text:p>1271</text:p>
          </table:table-cell>
          <table:table-cell office:value-type="string" calcext:value-type="string">
            <text:p>AUSTRALIA - Oceania</text:p>
          </table:table-cell>
          <table:table-cell office:value-type="string" calcext:value-type="string">
            <text:p>This island is separated from the Australian mainland by the Bass Strait. The Freycinet National Park is home to the famous Wineglass Bay and its heavenly beaches.</text:p>
          </table:table-cell>
          <table:table-cell table:number-columns-repeated="2"/>
          <table:table-cell table:formula="of:=CONCATENATE(&quot;new City(&quot;;[.A81];&quot;,&quot;;[.E81];&quot;,&quot;;[.F81];&quot;), //&quot;;[.B81])" office:value-type="string" office:string-value="new City(179,1524,1271), //Tasmania" calcext:value-type="string">
            <text:p>new City(179,1524,1271), //Tasmania</text:p>
          </table:table-cell>
          <table:table-cell table:formula="of:=CONCATENATE(&quot;new DestinationCard(&quot;;[.A81];&quot;,&quot;;[.A81];&quot;),&quot;)" office:value-type="string" office:string-value="new DestinationCard(179,179)," calcext:value-type="string">
            <text:p>new DestinationCard(179,179),</text:p>
          </table:table-cell>
          <table:table-cell/>
          <table:table-cell table:formula="of:=CONCATENATE(&quot;'&quot;;[.B81];&quot;',&quot;)" office:value-type="string" office:string-value="'Tasmania'," calcext:value-type="string">
            <text:p>'Tasmania',</text:p>
          </table:table-cell>
          <table:table-cell table:formula="of:=CONCATENATE([.A81];&quot;=&gt;'&quot;;[.B81];&quot;',&quot;)" office:value-type="string" office:string-value="179=&gt;'Tasmania'," calcext:value-type="string">
            <text:p>179=&gt;'Tasmania',</text:p>
          </table:table-cell>
          <table:table-cell table:formula="of:=CONCATENATE([.A81]-100;&quot;=&gt; &quot;;&quot;new DestinationCard(&quot;;[.A81];&quot;,&quot;;[.A81];&quot;),&quot;)" office:value-type="string" office:string-value="79=&gt; new DestinationCard(179,179)," calcext:value-type="string">
            <text:p>79=&gt; new DestinationCard(179,179),</text:p>
          </table:table-cell>
          <table:table-cell table:formula="of:=CONCATENATE(&quot;'&quot;;[.H81];&quot;',&quot;)" office:value-type="string" office:string-value="'This island is separated from the Australian mainland by the Bass Strait. The Freycinet National Park is home to the famous Wineglass Bay and its heavenly beaches.'," calcext:value-type="string">
            <text:p>'This island is separated from the Australian mainland by the Bass Strait. The Freycinet National Park is home to the famous Wineglass Bay and its heavenly beaches.',</text:p>
          </table:table-cell>
          <table:table-cell table:formula="of:=CONCATENATE(&quot;'&quot;;[.G81];&quot;',&quot;)" office:value-type="string" office:string-value="'AUSTRALIA - Oceania'," calcext:value-type="string">
            <text:p>'AUSTRALIA - Oceania',</text:p>
          </table:table-cell>
        </table:table-row>
        <table:table-row table:style-name="ro1">
          <table:table-cell office:value-type="float" office:value="180" calcext:value-type="float">
            <text:p>180</text:p>
          </table:table-cell>
          <table:table-cell office:value-type="string" calcext:value-type="string">
            <text:p>Fiordland National Park</text:p>
          </table:table-cell>
          <table:table-cell office:value-type="float" office:value="1648" calcext:value-type="float">
            <text:p>1648</text:p>
          </table:table-cell>
          <table:table-cell office:value-type="float" office:value="1275" calcext:value-type="float">
            <text:p>1275</text:p>
          </table:table-cell>
          <table:table-cell table:formula="of:=[.C82]" office:value-type="float" office:value="1648" calcext:value-type="float">
            <text:p>1648</text:p>
          </table:table-cell>
          <table:table-cell table:formula="of:=[.D82]" office:value-type="float" office:value="1275" calcext:value-type="float">
            <text:p>1275</text:p>
          </table:table-cell>
          <table:table-cell office:value-type="string" calcext:value-type="string">
            <text:p>NEW ZEALAND - Oceania</text:p>
          </table:table-cell>
          <table:table-cell office:value-type="string" calcext:value-type="string">
            <text:p>This is the place with spectacular landscapes that Peter Jackson chose as the filming location for many scenes of his “The Lord of the Rings” film trilogy.</text:p>
          </table:table-cell>
          <table:table-cell table:number-columns-repeated="2"/>
          <table:table-cell table:formula="of:=CONCATENATE(&quot;new City(&quot;;[.A82];&quot;,&quot;;[.E82];&quot;,&quot;;[.F82];&quot;), //&quot;;[.B82])" office:value-type="string" office:string-value="new City(180,1648,1275), //Fiordland National Park" calcext:value-type="string">
            <text:p>new City(180,1648,1275), //Fiordland National Park</text:p>
          </table:table-cell>
          <table:table-cell table:formula="of:=CONCATENATE(&quot;new DestinationCard(&quot;;[.A82];&quot;,&quot;;[.A82];&quot;),&quot;)" office:value-type="string" office:string-value="new DestinationCard(180,180)," calcext:value-type="string">
            <text:p>new DestinationCard(180,180),</text:p>
          </table:table-cell>
          <table:table-cell/>
          <table:table-cell table:formula="of:=CONCATENATE(&quot;'&quot;;[.B82];&quot;',&quot;)" office:value-type="string" office:string-value="'Fiordland National Park'," calcext:value-type="string">
            <text:p>'Fiordland National Park',</text:p>
          </table:table-cell>
          <table:table-cell table:formula="of:=CONCATENATE([.A82];&quot;=&gt;'&quot;;[.B82];&quot;',&quot;)" office:value-type="string" office:string-value="180=&gt;'Fiordland National Park'," calcext:value-type="string">
            <text:p>180=&gt;'Fiordland National Park',</text:p>
          </table:table-cell>
          <table:table-cell table:formula="of:=CONCATENATE([.A82]-100;&quot;=&gt; &quot;;&quot;new DestinationCard(&quot;;[.A82];&quot;,&quot;;[.A82];&quot;),&quot;)" office:value-type="string" office:string-value="80=&gt; new DestinationCard(180,180)," calcext:value-type="string">
            <text:p>80=&gt; new DestinationCard(180,180),</text:p>
          </table:table-cell>
          <table:table-cell table:formula="of:=CONCATENATE(&quot;'&quot;;[.H82];&quot;',&quot;)" office:value-type="string" office:string-value="'This is the place with spectacular landscapes that Peter Jackson chose as the filming location for many scenes of his “The Lord of the Rings” film trilogy.'," calcext:value-type="string">
            <text:p>'This is the place with spectacular landscapes that Peter Jackson chose as the filming location for many scenes of his “The Lord of the Rings” film trilogy.',</text:p>
          </table:table-cell>
          <table:table-cell table:formula="of:=CONCATENATE(&quot;'&quot;;[.G82];&quot;',&quot;)" office:value-type="string" office:string-value="'NEW ZEALAND - Oceania'," calcext:value-type="string">
            <text:p>'NEW ZEALAND - Oceania',</text:p>
          </table:table-cell>
        </table:table-row>
        <table:table-row table:style-name="ro1">
          <table:table-cell office:value-type="float" office:value="181" calcext:value-type="float">
            <text:p>181</text:p>
          </table:table-cell>
          <table:table-cell/>
          <table:table-cell office:value-type="float" office:value="0" calcext:value-type="float">
            <text:p>0</text:p>
          </table:table-cell>
          <table:table-cell office:value-type="float" office:value="134" calcext:value-type="float">
            <text:p>134</text:p>
          </table:table-cell>
          <table:table-cell table:formula="of:=[.C83]" office:value-type="float" office:value="0" calcext:value-type="float">
            <text:p>0</text:p>
          </table:table-cell>
          <table:table-cell table:formula="of:=[.D83]" office:value-type="float" office:value="134" calcext:value-type="float">
            <text:p>134</text:p>
          </table:table-cell>
          <table:table-cell table:number-columns-repeated="4"/>
          <table:table-cell table:formula="of:=CONCATENATE(&quot;new City(&quot;;[.A83];&quot;,&quot;;[.E83];&quot;,&quot;;[.F83];&quot;), //&quot;;[.B83])" office:value-type="string" office:string-value="new City(181,0,134), //" calcext:value-type="string">
            <text:p>new City(181,0,134), //</text:p>
          </table:table-cell>
          <table:table-cell table:formula="of:=CONCATENATE(&quot;new DestinationCard(&quot;;[.A83];&quot;,&quot;;[.A83];&quot;),&quot;)" office:value-type="string" office:string-value="new DestinationCard(181,181)," calcext:value-type="string">
            <text:p>new DestinationCard(181,181),</text:p>
          </table:table-cell>
          <table:table-cell/>
          <table:table-cell table:formula="of:=CONCATENATE(&quot;'&quot;;[.B83];&quot;',&quot;)" office:value-type="string" office:string-value="''," calcext:value-type="string">
            <text:p>'',</text:p>
          </table:table-cell>
          <table:table-cell table:formula="of:=CONCATENATE([.A83];&quot;=&gt;'&quot;;[.B83];&quot;',&quot;)" office:value-type="string" office:string-value="181=&gt;''," calcext:value-type="string">
            <text:p>181=&gt;'',</text:p>
          </table:table-cell>
          <table:table-cell table:formula="of:=CONCATENATE([.A83]-100;&quot;=&gt; &quot;;&quot;new DestinationCard(&quot;;[.A83];&quot;,&quot;;[.A83];&quot;),&quot;)" office:value-type="string" office:string-value="81=&gt; new DestinationCard(181,181)," calcext:value-type="string">
            <text:p>81=&gt; new DestinationCard(181,181),</text:p>
          </table:table-cell>
          <table:table-cell table:number-columns-repeated="2"/>
        </table:table-row>
        <table:table-row table:style-name="ro1">
          <table:table-cell office:value-type="float" office:value="182" calcext:value-type="float">
            <text:p>182</text:p>
          </table:table-cell>
          <table:table-cell/>
          <table:table-cell office:value-type="float" office:value="0" calcext:value-type="float">
            <text:p>0</text:p>
          </table:table-cell>
          <table:table-cell office:value-type="float" office:value="664" calcext:value-type="float">
            <text:p>664</text:p>
          </table:table-cell>
          <table:table-cell table:formula="of:=[.C84]" office:value-type="float" office:value="0" calcext:value-type="float">
            <text:p>0</text:p>
          </table:table-cell>
          <table:table-cell table:formula="of:=[.D84]" office:value-type="float" office:value="664" calcext:value-type="float">
            <text:p>664</text:p>
          </table:table-cell>
          <table:table-cell table:number-columns-repeated="4"/>
          <table:table-cell table:formula="of:=CONCATENATE(&quot;new City(&quot;;[.A84];&quot;,&quot;;[.E84];&quot;,&quot;;[.F84];&quot;), //&quot;;[.B84])" office:value-type="string" office:string-value="new City(182,0,664), //" calcext:value-type="string">
            <text:p>new City(182,0,664), //</text:p>
          </table:table-cell>
          <table:table-cell table:formula="of:=CONCATENATE(&quot;new DestinationCard(&quot;;[.A84];&quot;,&quot;;[.A84];&quot;),&quot;)" office:value-type="string" office:string-value="new DestinationCard(182,182)," calcext:value-type="string">
            <text:p>new DestinationCard(182,182),</text:p>
          </table:table-cell>
          <table:table-cell/>
          <table:table-cell table:formula="of:=CONCATENATE(&quot;'&quot;;[.B84];&quot;',&quot;)" office:value-type="string" office:string-value="''," calcext:value-type="string">
            <text:p>'',</text:p>
          </table:table-cell>
          <table:table-cell table:formula="of:=CONCATENATE([.A84];&quot;=&gt;'&quot;;[.B84];&quot;',&quot;)" office:value-type="string" office:string-value="182=&gt;''," calcext:value-type="string">
            <text:p>182=&gt;'',</text:p>
          </table:table-cell>
          <table:table-cell table:formula="of:=CONCATENATE([.A84]-100;&quot;=&gt; &quot;;&quot;new DestinationCard(&quot;;[.A84];&quot;,&quot;;[.A84];&quot;),&quot;)" office:value-type="string" office:string-value="82=&gt; new DestinationCard(182,182)," calcext:value-type="string">
            <text:p>82=&gt; new DestinationCard(182,182),</text:p>
          </table:table-cell>
          <table:table-cell table:number-columns-repeated="2"/>
        </table:table-row>
        <table:table-row table:style-name="ro1">
          <table:table-cell office:value-type="float" office:value="183" calcext:value-type="float">
            <text:p>183</text:p>
          </table:table-cell>
          <table:table-cell/>
          <table:table-cell office:value-type="float" office:value="0" calcext:value-type="float">
            <text:p>0</text:p>
          </table:table-cell>
          <table:table-cell office:value-type="float" office:value="1135" calcext:value-type="float">
            <text:p>1135</text:p>
          </table:table-cell>
          <table:table-cell table:formula="of:=[.C85]" office:value-type="float" office:value="0" calcext:value-type="float">
            <text:p>0</text:p>
          </table:table-cell>
          <table:table-cell table:formula="of:=[.D85]" office:value-type="float" office:value="1135" calcext:value-type="float">
            <text:p>1135</text:p>
          </table:table-cell>
          <table:table-cell table:number-columns-repeated="4"/>
          <table:table-cell table:formula="of:=CONCATENATE(&quot;new City(&quot;;[.A85];&quot;,&quot;;[.E85];&quot;,&quot;;[.F85];&quot;), //&quot;;[.B85])" office:value-type="string" office:string-value="new City(183,0,1135), //" calcext:value-type="string">
            <text:p>new City(183,0,1135), //</text:p>
          </table:table-cell>
          <table:table-cell table:formula="of:=CONCATENATE(&quot;new DestinationCard(&quot;;[.A85];&quot;,&quot;;[.A85];&quot;),&quot;)" office:value-type="string" office:string-value="new DestinationCard(183,183)," calcext:value-type="string">
            <text:p>new DestinationCard(183,183),</text:p>
          </table:table-cell>
          <table:table-cell/>
          <table:table-cell table:formula="of:=CONCATENATE(&quot;'&quot;;[.B85];&quot;',&quot;)" office:value-type="string" office:string-value="''," calcext:value-type="string">
            <text:p>'',</text:p>
          </table:table-cell>
          <table:table-cell table:formula="of:=CONCATENATE([.A85];&quot;=&gt;'&quot;;[.B85];&quot;',&quot;)" office:value-type="string" office:string-value="183=&gt;''," calcext:value-type="string">
            <text:p>183=&gt;'',</text:p>
          </table:table-cell>
          <table:table-cell table:formula="of:=CONCATENATE([.A85]-100;&quot;=&gt; &quot;;&quot;new DestinationCard(&quot;;[.A85];&quot;,&quot;;[.A85];&quot;),&quot;)" office:value-type="string" office:string-value="83=&gt; new DestinationCard(183,183)," calcext:value-type="string">
            <text:p>83=&gt; new DestinationCard(183,183),</text:p>
          </table:table-cell>
          <table:table-cell table:number-columns-repeated="2"/>
        </table:table-row>
        <table:table-row table:style-name="ro1">
          <table:table-cell office:value-type="float" office:value="184" calcext:value-type="float">
            <text:p>184</text:p>
          </table:table-cell>
          <table:table-cell/>
          <table:table-cell office:value-type="float" office:value="256" calcext:value-type="float">
            <text:p>256</text:p>
          </table:table-cell>
          <table:table-cell office:value-type="float" office:value="692" calcext:value-type="float">
            <text:p>692</text:p>
          </table:table-cell>
          <table:table-cell table:formula="of:=[.C86]" office:value-type="float" office:value="256" calcext:value-type="float">
            <text:p>256</text:p>
          </table:table-cell>
          <table:table-cell table:formula="of:=[.D86]" office:value-type="float" office:value="692" calcext:value-type="float">
            <text:p>692</text:p>
          </table:table-cell>
          <table:table-cell table:number-columns-repeated="4"/>
          <table:table-cell table:formula="of:=CONCATENATE(&quot;new City(&quot;;[.A86];&quot;,&quot;;[.E86];&quot;,&quot;;[.F86];&quot;), //&quot;;[.B86])" office:value-type="string" office:string-value="new City(184,256,692), //" calcext:value-type="string">
            <text:p>new City(184,256,692), //</text:p>
          </table:table-cell>
          <table:table-cell table:formula="of:=CONCATENATE(&quot;new DestinationCard(&quot;;[.A86];&quot;,&quot;;[.A86];&quot;),&quot;)" office:value-type="string" office:string-value="new DestinationCard(184,184)," calcext:value-type="string">
            <text:p>new DestinationCard(184,184),</text:p>
          </table:table-cell>
          <table:table-cell/>
          <table:table-cell table:formula="of:=CONCATENATE(&quot;'&quot;;[.B86];&quot;',&quot;)" office:value-type="string" office:string-value="''," calcext:value-type="string">
            <text:p>'',</text:p>
          </table:table-cell>
          <table:table-cell table:formula="of:=CONCATENATE([.A86];&quot;=&gt;'&quot;;[.B86];&quot;',&quot;)" office:value-type="string" office:string-value="184=&gt;''," calcext:value-type="string">
            <text:p>184=&gt;'',</text:p>
          </table:table-cell>
          <table:table-cell table:formula="of:=CONCATENATE([.A86]-100;&quot;=&gt; &quot;;&quot;new DestinationCard(&quot;;[.A86];&quot;,&quot;;[.A86];&quot;),&quot;)" office:value-type="string" office:string-value="84=&gt; new DestinationCard(184,184)," calcext:value-type="string">
            <text:p>84=&gt; new DestinationCard(184,184),</text:p>
          </table:table-cell>
          <table:table-cell table:number-columns-repeated="2"/>
        </table:table-row>
        <table:table-row table:style-name="ro1">
          <table:table-cell office:value-type="float" office:value="185" calcext:value-type="float">
            <text:p>185</text:p>
          </table:table-cell>
          <table:table-cell/>
          <table:table-cell office:value-type="float" office:value="200" calcext:value-type="float">
            <text:p>200</text:p>
          </table:table-cell>
          <table:table-cell office:value-type="float" office:value="977" calcext:value-type="float">
            <text:p>977</text:p>
          </table:table-cell>
          <table:table-cell table:formula="of:=[.C87]" office:value-type="float" office:value="200" calcext:value-type="float">
            <text:p>200</text:p>
          </table:table-cell>
          <table:table-cell table:formula="of:=[.D87]" office:value-type="float" office:value="977" calcext:value-type="float">
            <text:p>977</text:p>
          </table:table-cell>
          <table:table-cell table:number-columns-repeated="4"/>
          <table:table-cell table:formula="of:=CONCATENATE(&quot;new City(&quot;;[.A87];&quot;,&quot;;[.E87];&quot;,&quot;;[.F87];&quot;), //&quot;;[.B87])" office:value-type="string" office:string-value="new City(185,200,977), //" calcext:value-type="string">
            <text:p>new City(185,200,977), //</text:p>
          </table:table-cell>
          <table:table-cell table:formula="of:=CONCATENATE(&quot;new DestinationCard(&quot;;[.A87];&quot;,&quot;;[.A87];&quot;),&quot;)" office:value-type="string" office:string-value="new DestinationCard(185,185)," calcext:value-type="string">
            <text:p>new DestinationCard(185,185),</text:p>
          </table:table-cell>
          <table:table-cell/>
          <table:table-cell table:formula="of:=CONCATENATE(&quot;'&quot;;[.B87];&quot;',&quot;)" office:value-type="string" office:string-value="''," calcext:value-type="string">
            <text:p>'',</text:p>
          </table:table-cell>
          <table:table-cell table:formula="of:=CONCATENATE([.A87];&quot;=&gt;'&quot;;[.B87];&quot;',&quot;)" office:value-type="string" office:string-value="185=&gt;''," calcext:value-type="string">
            <text:p>185=&gt;'',</text:p>
          </table:table-cell>
          <table:table-cell table:formula="of:=CONCATENATE([.A87]-100;&quot;=&gt; &quot;;&quot;new DestinationCard(&quot;;[.A87];&quot;,&quot;;[.A87];&quot;),&quot;)" office:value-type="string" office:string-value="85=&gt; new DestinationCard(185,185)," calcext:value-type="string">
            <text:p>85=&gt; new DestinationCard(185,185),</text:p>
          </table:table-cell>
          <table:table-cell table:number-columns-repeated="2"/>
        </table:table-row>
        <table:table-row table:style-name="ro1">
          <table:table-cell office:value-type="float" office:value="186" calcext:value-type="float">
            <text:p>186</text:p>
          </table:table-cell>
          <table:table-cell/>
          <table:table-cell office:value-type="float" office:value="267" calcext:value-type="float">
            <text:p>267</text:p>
          </table:table-cell>
          <table:table-cell office:value-type="float" office:value="1272" calcext:value-type="float">
            <text:p>1272</text:p>
          </table:table-cell>
          <table:table-cell table:formula="of:=[.C88]" office:value-type="float" office:value="267" calcext:value-type="float">
            <text:p>267</text:p>
          </table:table-cell>
          <table:table-cell table:formula="of:=[.D88]" office:value-type="float" office:value="1272" calcext:value-type="float">
            <text:p>1272</text:p>
          </table:table-cell>
          <table:table-cell table:number-columns-repeated="4"/>
          <table:table-cell table:formula="of:=CONCATENATE(&quot;new City(&quot;;[.A88];&quot;,&quot;;[.E88];&quot;,&quot;;[.F88];&quot;), //&quot;;[.B88])" office:value-type="string" office:string-value="new City(186,267,1272), //" calcext:value-type="string">
            <text:p>new City(186,267,1272), //</text:p>
          </table:table-cell>
          <table:table-cell table:formula="of:=CONCATENATE(&quot;new DestinationCard(&quot;;[.A88];&quot;,&quot;;[.A88];&quot;),&quot;)" office:value-type="string" office:string-value="new DestinationCard(186,186)," calcext:value-type="string">
            <text:p>new DestinationCard(186,186),</text:p>
          </table:table-cell>
          <table:table-cell/>
          <table:table-cell table:formula="of:=CONCATENATE(&quot;'&quot;;[.B88];&quot;',&quot;)" office:value-type="string" office:string-value="''," calcext:value-type="string">
            <text:p>'',</text:p>
          </table:table-cell>
          <table:table-cell table:formula="of:=CONCATENATE([.A88];&quot;=&gt;'&quot;;[.B88];&quot;',&quot;)" office:value-type="string" office:string-value="186=&gt;''," calcext:value-type="string">
            <text:p>186=&gt;'',</text:p>
          </table:table-cell>
          <table:table-cell table:formula="of:=CONCATENATE([.A88]-100;&quot;=&gt; &quot;;&quot;new DestinationCard(&quot;;[.A88];&quot;,&quot;;[.A88];&quot;),&quot;)" office:value-type="string" office:string-value="86=&gt; new DestinationCard(186,186)," calcext:value-type="string">
            <text:p>86=&gt; new DestinationCard(186,186),</text:p>
          </table:table-cell>
          <table:table-cell table:number-columns-repeated="2"/>
        </table:table-row>
        <table:table-row table:style-name="ro1">
          <table:table-cell office:value-type="float" office:value="187" calcext:value-type="float">
            <text:p>187</text:p>
          </table:table-cell>
          <table:table-cell/>
          <table:table-cell office:value-type="float" office:value="401" calcext:value-type="float">
            <text:p>401</text:p>
          </table:table-cell>
          <table:table-cell office:value-type="float" office:value="183" calcext:value-type="float">
            <text:p>183</text:p>
          </table:table-cell>
          <table:table-cell table:formula="of:=[.C89]" office:value-type="float" office:value="401" calcext:value-type="float">
            <text:p>401</text:p>
          </table:table-cell>
          <table:table-cell table:formula="of:=[.D89]" office:value-type="float" office:value="183" calcext:value-type="float">
            <text:p>183</text:p>
          </table:table-cell>
          <table:table-cell table:number-columns-repeated="4"/>
          <table:table-cell table:formula="of:=CONCATENATE(&quot;new City(&quot;;[.A89];&quot;,&quot;;[.E89];&quot;,&quot;;[.F89];&quot;), //&quot;;[.B89])" office:value-type="string" office:string-value="new City(187,401,183), //" calcext:value-type="string">
            <text:p>new City(187,401,183), //</text:p>
          </table:table-cell>
          <table:table-cell table:formula="of:=CONCATENATE(&quot;new DestinationCard(&quot;;[.A89];&quot;,&quot;;[.A89];&quot;),&quot;)" office:value-type="string" office:string-value="new DestinationCard(187,187)," calcext:value-type="string">
            <text:p>new DestinationCard(187,187),</text:p>
          </table:table-cell>
          <table:table-cell/>
          <table:table-cell table:formula="of:=CONCATENATE(&quot;'&quot;;[.B89];&quot;',&quot;)" office:value-type="string" office:string-value="''," calcext:value-type="string">
            <text:p>'',</text:p>
          </table:table-cell>
          <table:table-cell table:formula="of:=CONCATENATE([.A89];&quot;=&gt;'&quot;;[.B89];&quot;',&quot;)" office:value-type="string" office:string-value="187=&gt;''," calcext:value-type="string">
            <text:p>187=&gt;'',</text:p>
          </table:table-cell>
          <table:table-cell table:formula="of:=CONCATENATE([.A89]-100;&quot;=&gt; &quot;;&quot;new DestinationCard(&quot;;[.A89];&quot;,&quot;;[.A89];&quot;),&quot;)" office:value-type="string" office:string-value="87=&gt; new DestinationCard(187,187)," calcext:value-type="string">
            <text:p>87=&gt; new DestinationCard(187,187),</text:p>
          </table:table-cell>
          <table:table-cell table:number-columns-repeated="2"/>
        </table:table-row>
        <table:table-row table:style-name="ro1">
          <table:table-cell office:value-type="float" office:value="188" calcext:value-type="float">
            <text:p>188</text:p>
          </table:table-cell>
          <table:table-cell/>
          <table:table-cell office:value-type="float" office:value="487" calcext:value-type="float">
            <text:p>487</text:p>
          </table:table-cell>
          <table:table-cell office:value-type="float" office:value="531" calcext:value-type="float">
            <text:p>531</text:p>
          </table:table-cell>
          <table:table-cell table:formula="of:=[.C90]" office:value-type="float" office:value="487" calcext:value-type="float">
            <text:p>487</text:p>
          </table:table-cell>
          <table:table-cell table:formula="of:=[.D90]" office:value-type="float" office:value="531" calcext:value-type="float">
            <text:p>531</text:p>
          </table:table-cell>
          <table:table-cell table:number-columns-repeated="4"/>
          <table:table-cell table:formula="of:=CONCATENATE(&quot;new City(&quot;;[.A90];&quot;,&quot;;[.E90];&quot;,&quot;;[.F90];&quot;), //&quot;;[.B90])" office:value-type="string" office:string-value="new City(188,487,531), //" calcext:value-type="string">
            <text:p>new City(188,487,531), //</text:p>
          </table:table-cell>
          <table:table-cell table:formula="of:=CONCATENATE(&quot;new DestinationCard(&quot;;[.A90];&quot;,&quot;;[.A90];&quot;),&quot;)" office:value-type="string" office:string-value="new DestinationCard(188,188)," calcext:value-type="string">
            <text:p>new DestinationCard(188,188),</text:p>
          </table:table-cell>
          <table:table-cell/>
          <table:table-cell table:formula="of:=CONCATENATE(&quot;'&quot;;[.B90];&quot;',&quot;)" office:value-type="string" office:string-value="''," calcext:value-type="string">
            <text:p>'',</text:p>
          </table:table-cell>
          <table:table-cell table:formula="of:=CONCATENATE([.A90];&quot;=&gt;'&quot;;[.B90];&quot;',&quot;)" office:value-type="string" office:string-value="188=&gt;''," calcext:value-type="string">
            <text:p>188=&gt;'',</text:p>
          </table:table-cell>
          <table:table-cell table:formula="of:=CONCATENATE([.A90]-100;&quot;=&gt; &quot;;&quot;new DestinationCard(&quot;;[.A90];&quot;,&quot;;[.A90];&quot;),&quot;)" office:value-type="string" office:string-value="88=&gt; new DestinationCard(188,188)," calcext:value-type="string">
            <text:p>88=&gt; new DestinationCard(188,188),</text:p>
          </table:table-cell>
          <table:table-cell table:number-columns-repeated="2"/>
        </table:table-row>
        <table:table-row table:style-name="ro1">
          <table:table-cell office:value-type="float" office:value="189" calcext:value-type="float">
            <text:p>189</text:p>
          </table:table-cell>
          <table:table-cell/>
          <table:table-cell office:value-type="float" office:value="673" calcext:value-type="float">
            <text:p>673</text:p>
          </table:table-cell>
          <table:table-cell office:value-type="float" office:value="808" calcext:value-type="float">
            <text:p>808</text:p>
          </table:table-cell>
          <table:table-cell table:formula="of:=[.C91]" office:value-type="float" office:value="673" calcext:value-type="float">
            <text:p>673</text:p>
          </table:table-cell>
          <table:table-cell table:formula="of:=[.D91]" office:value-type="float" office:value="808" calcext:value-type="float">
            <text:p>808</text:p>
          </table:table-cell>
          <table:table-cell table:number-columns-repeated="4"/>
          <table:table-cell table:formula="of:=CONCATENATE(&quot;new City(&quot;;[.A91];&quot;,&quot;;[.E91];&quot;,&quot;;[.F91];&quot;), //&quot;;[.B91])" office:value-type="string" office:string-value="new City(189,673,808), //" calcext:value-type="string">
            <text:p>new City(189,673,808), //</text:p>
          </table:table-cell>
          <table:table-cell table:formula="of:=CONCATENATE(&quot;new DestinationCard(&quot;;[.A91];&quot;,&quot;;[.A91];&quot;),&quot;)" office:value-type="string" office:string-value="new DestinationCard(189,189)," calcext:value-type="string">
            <text:p>new DestinationCard(189,189),</text:p>
          </table:table-cell>
          <table:table-cell/>
          <table:table-cell table:formula="of:=CONCATENATE(&quot;'&quot;;[.B91];&quot;',&quot;)" office:value-type="string" office:string-value="''," calcext:value-type="string">
            <text:p>'',</text:p>
          </table:table-cell>
          <table:table-cell table:formula="of:=CONCATENATE([.A91];&quot;=&gt;'&quot;;[.B91];&quot;',&quot;)" office:value-type="string" office:string-value="189=&gt;''," calcext:value-type="string">
            <text:p>189=&gt;'',</text:p>
          </table:table-cell>
          <table:table-cell table:formula="of:=CONCATENATE([.A91]-100;&quot;=&gt; &quot;;&quot;new DestinationCard(&quot;;[.A91];&quot;,&quot;;[.A91];&quot;),&quot;)" office:value-type="string" office:string-value="89=&gt; new DestinationCard(189,189)," calcext:value-type="string">
            <text:p>89=&gt; new DestinationCard(189,189),</text:p>
          </table:table-cell>
          <table:table-cell table:number-columns-repeated="2"/>
        </table:table-row>
        <table:table-row table:style-name="ro1">
          <table:table-cell office:value-type="float" office:value="190" calcext:value-type="float">
            <text:p>190</text:p>
          </table:table-cell>
          <table:table-cell/>
          <table:table-cell office:value-type="float" office:value="604" calcext:value-type="float">
            <text:p>604</text:p>
          </table:table-cell>
          <table:table-cell office:value-type="float" office:value="1074" calcext:value-type="float">
            <text:p>1074</text:p>
          </table:table-cell>
          <table:table-cell table:formula="of:=[.C92]" office:value-type="float" office:value="604" calcext:value-type="float">
            <text:p>604</text:p>
          </table:table-cell>
          <table:table-cell table:formula="of:=[.D92]" office:value-type="float" office:value="1074" calcext:value-type="float">
            <text:p>1074</text:p>
          </table:table-cell>
          <table:table-cell table:number-columns-repeated="4"/>
          <table:table-cell table:formula="of:=CONCATENATE(&quot;new City(&quot;;[.A92];&quot;,&quot;;[.E92];&quot;,&quot;;[.F92];&quot;), //&quot;;[.B92])" office:value-type="string" office:string-value="new City(190,604,1074), //" calcext:value-type="string">
            <text:p>new City(190,604,1074), //</text:p>
          </table:table-cell>
          <table:table-cell table:formula="of:=CONCATENATE(&quot;new DestinationCard(&quot;;[.A92];&quot;,&quot;;[.A92];&quot;),&quot;)" office:value-type="string" office:string-value="new DestinationCard(190,190)," calcext:value-type="string">
            <text:p>new DestinationCard(190,190),</text:p>
          </table:table-cell>
          <table:table-cell/>
          <table:table-cell table:formula="of:=CONCATENATE(&quot;'&quot;;[.B92];&quot;',&quot;)" office:value-type="string" office:string-value="''," calcext:value-type="string">
            <text:p>'',</text:p>
          </table:table-cell>
          <table:table-cell table:formula="of:=CONCATENATE([.A92];&quot;=&gt;'&quot;;[.B92];&quot;',&quot;)" office:value-type="string" office:string-value="190=&gt;''," calcext:value-type="string">
            <text:p>190=&gt;'',</text:p>
          </table:table-cell>
          <table:table-cell table:formula="of:=CONCATENATE([.A92]-100;&quot;=&gt; &quot;;&quot;new DestinationCard(&quot;;[.A92];&quot;,&quot;;[.A92];&quot;),&quot;)" office:value-type="string" office:string-value="90=&gt; new DestinationCard(190,190)," calcext:value-type="string">
            <text:p>90=&gt; new DestinationCard(190,190),</text:p>
          </table:table-cell>
          <table:table-cell table:number-columns-repeated="2"/>
        </table:table-row>
        <table:table-row table:style-name="ro1">
          <table:table-cell office:value-type="float" office:value="191" calcext:value-type="float">
            <text:p>191</text:p>
          </table:table-cell>
          <table:table-cell/>
          <table:table-cell office:value-type="float" office:value="844" calcext:value-type="float">
            <text:p>844</text:p>
          </table:table-cell>
          <table:table-cell office:value-type="float" office:value="809" calcext:value-type="float">
            <text:p>809</text:p>
          </table:table-cell>
          <table:table-cell table:formula="of:=[.C93]" office:value-type="float" office:value="844" calcext:value-type="float">
            <text:p>844</text:p>
          </table:table-cell>
          <table:table-cell table:formula="of:=[.D93]" office:value-type="float" office:value="809" calcext:value-type="float">
            <text:p>809</text:p>
          </table:table-cell>
          <table:table-cell table:number-columns-repeated="4"/>
          <table:table-cell table:formula="of:=CONCATENATE(&quot;new City(&quot;;[.A93];&quot;,&quot;;[.E93];&quot;,&quot;;[.F93];&quot;), //&quot;;[.B93])" office:value-type="string" office:string-value="new City(191,844,809), //" calcext:value-type="string">
            <text:p>new City(191,844,809), //</text:p>
          </table:table-cell>
          <table:table-cell table:formula="of:=CONCATENATE(&quot;new DestinationCard(&quot;;[.A93];&quot;,&quot;;[.A93];&quot;),&quot;)" office:value-type="string" office:string-value="new DestinationCard(191,191)," calcext:value-type="string">
            <text:p>new DestinationCard(191,191),</text:p>
          </table:table-cell>
          <table:table-cell/>
          <table:table-cell table:formula="of:=CONCATENATE(&quot;'&quot;;[.B93];&quot;',&quot;)" office:value-type="string" office:string-value="''," calcext:value-type="string">
            <text:p>'',</text:p>
          </table:table-cell>
          <table:table-cell table:formula="of:=CONCATENATE([.A93];&quot;=&gt;'&quot;;[.B93];&quot;',&quot;)" office:value-type="string" office:string-value="191=&gt;''," calcext:value-type="string">
            <text:p>191=&gt;'',</text:p>
          </table:table-cell>
          <table:table-cell table:formula="of:=CONCATENATE([.A93]-100;&quot;=&gt; &quot;;&quot;new DestinationCard(&quot;;[.A93];&quot;,&quot;;[.A93];&quot;),&quot;)" office:value-type="string" office:string-value="91=&gt; new DestinationCard(191,191)," calcext:value-type="string">
            <text:p>91=&gt; new DestinationCard(191,191),</text:p>
          </table:table-cell>
          <table:table-cell table:number-columns-repeated="2"/>
        </table:table-row>
        <table:table-row table:style-name="ro1">
          <table:table-cell office:value-type="float" office:value="192" calcext:value-type="float">
            <text:p>192</text:p>
          </table:table-cell>
          <table:table-cell/>
          <table:table-cell office:value-type="float" office:value="825" calcext:value-type="float">
            <text:p>825</text:p>
          </table:table-cell>
          <table:table-cell office:value-type="float" office:value="1179" calcext:value-type="float">
            <text:p>1179</text:p>
          </table:table-cell>
          <table:table-cell table:formula="of:=[.C94]" office:value-type="float" office:value="825" calcext:value-type="float">
            <text:p>825</text:p>
          </table:table-cell>
          <table:table-cell table:formula="of:=[.D94]" office:value-type="float" office:value="1179" calcext:value-type="float">
            <text:p>1179</text:p>
          </table:table-cell>
          <table:table-cell table:number-columns-repeated="4"/>
          <table:table-cell table:formula="of:=CONCATENATE(&quot;new City(&quot;;[.A94];&quot;,&quot;;[.E94];&quot;,&quot;;[.F94];&quot;), //&quot;;[.B94])" office:value-type="string" office:string-value="new City(192,825,1179), //" calcext:value-type="string">
            <text:p>new City(192,825,1179), //</text:p>
          </table:table-cell>
          <table:table-cell table:formula="of:=CONCATENATE(&quot;new DestinationCard(&quot;;[.A94];&quot;,&quot;;[.A94];&quot;),&quot;)" office:value-type="string" office:string-value="new DestinationCard(192,192)," calcext:value-type="string">
            <text:p>new DestinationCard(192,192),</text:p>
          </table:table-cell>
          <table:table-cell/>
          <table:table-cell table:formula="of:=CONCATENATE(&quot;'&quot;;[.B94];&quot;',&quot;)" office:value-type="string" office:string-value="''," calcext:value-type="string">
            <text:p>'',</text:p>
          </table:table-cell>
          <table:table-cell table:formula="of:=CONCATENATE([.A94];&quot;=&gt;'&quot;;[.B94];&quot;',&quot;)" office:value-type="string" office:string-value="192=&gt;''," calcext:value-type="string">
            <text:p>192=&gt;'',</text:p>
          </table:table-cell>
          <table:table-cell table:formula="of:=CONCATENATE([.A94]-100;&quot;=&gt; &quot;;&quot;new DestinationCard(&quot;;[.A94];&quot;,&quot;;[.A94];&quot;),&quot;)" office:value-type="string" office:string-value="92=&gt; new DestinationCard(192,192)," calcext:value-type="string">
            <text:p>92=&gt; new DestinationCard(192,192),</text:p>
          </table:table-cell>
          <table:table-cell table:number-columns-repeated="2"/>
        </table:table-row>
        <table:table-row table:style-name="ro1">
          <table:table-cell office:value-type="float" office:value="193" calcext:value-type="float">
            <text:p>193</text:p>
          </table:table-cell>
          <table:table-cell/>
          <table:table-cell office:value-type="float" office:value="992" calcext:value-type="float">
            <text:p>992</text:p>
          </table:table-cell>
          <table:table-cell office:value-type="float" office:value="49" calcext:value-type="float">
            <text:p>49</text:p>
          </table:table-cell>
          <table:table-cell table:formula="of:=[.C95]" office:value-type="float" office:value="992" calcext:value-type="float">
            <text:p>992</text:p>
          </table:table-cell>
          <table:table-cell table:formula="of:=[.D95]" office:value-type="float" office:value="49" calcext:value-type="float">
            <text:p>49</text:p>
          </table:table-cell>
          <table:table-cell table:number-columns-repeated="4"/>
          <table:table-cell table:formula="of:=CONCATENATE(&quot;new City(&quot;;[.A95];&quot;,&quot;;[.E95];&quot;,&quot;;[.F95];&quot;), //&quot;;[.B95])" office:value-type="string" office:string-value="new City(193,992,49), //" calcext:value-type="string">
            <text:p>new City(193,992,49), //</text:p>
          </table:table-cell>
          <table:table-cell table:formula="of:=CONCATENATE(&quot;new DestinationCard(&quot;;[.A95];&quot;,&quot;;[.A95];&quot;),&quot;)" office:value-type="string" office:string-value="new DestinationCard(193,193)," calcext:value-type="string">
            <text:p>new DestinationCard(193,193),</text:p>
          </table:table-cell>
          <table:table-cell/>
          <table:table-cell table:formula="of:=CONCATENATE(&quot;'&quot;;[.B95];&quot;',&quot;)" office:value-type="string" office:string-value="''," calcext:value-type="string">
            <text:p>'',</text:p>
          </table:table-cell>
          <table:table-cell table:formula="of:=CONCATENATE([.A95];&quot;=&gt;'&quot;;[.B95];&quot;',&quot;)" office:value-type="string" office:string-value="193=&gt;''," calcext:value-type="string">
            <text:p>193=&gt;'',</text:p>
          </table:table-cell>
          <table:table-cell table:formula="of:=CONCATENATE([.A95]-100;&quot;=&gt; &quot;;&quot;new DestinationCard(&quot;;[.A95];&quot;,&quot;;[.A95];&quot;),&quot;)" office:value-type="string" office:string-value="93=&gt; new DestinationCard(193,193)," calcext:value-type="string">
            <text:p>93=&gt; new DestinationCard(193,193),</text:p>
          </table:table-cell>
          <table:table-cell table:number-columns-repeated="2"/>
        </table:table-row>
        <table:table-row table:style-name="ro1">
          <table:table-cell office:value-type="float" office:value="194" calcext:value-type="float">
            <text:p>194</text:p>
          </table:table-cell>
          <table:table-cell/>
          <table:table-cell office:value-type="float" office:value="1057" calcext:value-type="float">
            <text:p>1057</text:p>
          </table:table-cell>
          <table:table-cell office:value-type="float" office:value="1040" calcext:value-type="float">
            <text:p>1040</text:p>
          </table:table-cell>
          <table:table-cell table:formula="of:=[.C96]" office:value-type="float" office:value="1057" calcext:value-type="float">
            <text:p>1057</text:p>
          </table:table-cell>
          <table:table-cell table:formula="of:=[.D96]" office:value-type="float" office:value="1040" calcext:value-type="float">
            <text:p>1040</text:p>
          </table:table-cell>
          <table:table-cell table:number-columns-repeated="4"/>
          <table:table-cell table:formula="of:=CONCATENATE(&quot;new City(&quot;;[.A96];&quot;,&quot;;[.E96];&quot;,&quot;;[.F96];&quot;), //&quot;;[.B96])" office:value-type="string" office:string-value="new City(194,1057,1040), //" calcext:value-type="string">
            <text:p>new City(194,1057,1040), //</text:p>
          </table:table-cell>
          <table:table-cell table:formula="of:=CONCATENATE(&quot;new DestinationCard(&quot;;[.A96];&quot;,&quot;;[.A96];&quot;),&quot;)" office:value-type="string" office:string-value="new DestinationCard(194,194)," calcext:value-type="string">
            <text:p>new DestinationCard(194,194),</text:p>
          </table:table-cell>
          <table:table-cell/>
          <table:table-cell table:formula="of:=CONCATENATE(&quot;'&quot;;[.B96];&quot;',&quot;)" office:value-type="string" office:string-value="''," calcext:value-type="string">
            <text:p>'',</text:p>
          </table:table-cell>
          <table:table-cell table:formula="of:=CONCATENATE([.A96];&quot;=&gt;'&quot;;[.B96];&quot;',&quot;)" office:value-type="string" office:string-value="194=&gt;''," calcext:value-type="string">
            <text:p>194=&gt;'',</text:p>
          </table:table-cell>
          <table:table-cell table:formula="of:=CONCATENATE([.A96]-100;&quot;=&gt; &quot;;&quot;new DestinationCard(&quot;;[.A96];&quot;,&quot;;[.A96];&quot;),&quot;)" office:value-type="string" office:string-value="94=&gt; new DestinationCard(194,194)," calcext:value-type="string">
            <text:p>94=&gt; new DestinationCard(194,194),</text:p>
          </table:table-cell>
          <table:table-cell table:number-columns-repeated="2"/>
        </table:table-row>
        <table:table-row table:style-name="ro1">
          <table:table-cell office:value-type="float" office:value="195" calcext:value-type="float">
            <text:p>195</text:p>
          </table:table-cell>
          <table:table-cell/>
          <table:table-cell office:value-type="float" office:value="1064" calcext:value-type="float">
            <text:p>1064</text:p>
          </table:table-cell>
          <table:table-cell office:value-type="float" office:value="1278" calcext:value-type="float">
            <text:p>1278</text:p>
          </table:table-cell>
          <table:table-cell table:formula="of:=[.C97]" office:value-type="float" office:value="1064" calcext:value-type="float">
            <text:p>1064</text:p>
          </table:table-cell>
          <table:table-cell table:formula="of:=[.D97]" office:value-type="float" office:value="1278" calcext:value-type="float">
            <text:p>1278</text:p>
          </table:table-cell>
          <table:table-cell table:number-columns-repeated="4"/>
          <table:table-cell table:formula="of:=CONCATENATE(&quot;new City(&quot;;[.A97];&quot;,&quot;;[.E97];&quot;,&quot;;[.F97];&quot;), //&quot;;[.B97])" office:value-type="string" office:string-value="new City(195,1064,1278), //" calcext:value-type="string">
            <text:p>new City(195,1064,1278), //</text:p>
          </table:table-cell>
          <table:table-cell table:formula="of:=CONCATENATE(&quot;new DestinationCard(&quot;;[.A97];&quot;,&quot;;[.A97];&quot;),&quot;)" office:value-type="string" office:string-value="new DestinationCard(195,195)," calcext:value-type="string">
            <text:p>new DestinationCard(195,195),</text:p>
          </table:table-cell>
          <table:table-cell/>
          <table:table-cell table:formula="of:=CONCATENATE(&quot;'&quot;;[.B97];&quot;',&quot;)" office:value-type="string" office:string-value="''," calcext:value-type="string">
            <text:p>'',</text:p>
          </table:table-cell>
          <table:table-cell table:formula="of:=CONCATENATE([.A97];&quot;=&gt;'&quot;;[.B97];&quot;',&quot;)" office:value-type="string" office:string-value="195=&gt;''," calcext:value-type="string">
            <text:p>195=&gt;'',</text:p>
          </table:table-cell>
          <table:table-cell table:formula="of:=CONCATENATE([.A97]-100;&quot;=&gt; &quot;;&quot;new DestinationCard(&quot;;[.A97];&quot;,&quot;;[.A97];&quot;),&quot;)" office:value-type="string" office:string-value="95=&gt; new DestinationCard(195,195)," calcext:value-type="string">
            <text:p>95=&gt; new DestinationCard(195,195),</text:p>
          </table:table-cell>
          <table:table-cell table:number-columns-repeated="2"/>
        </table:table-row>
        <table:table-row table:style-name="ro1">
          <table:table-cell office:value-type="float" office:value="196" calcext:value-type="float">
            <text:p>196</text:p>
          </table:table-cell>
          <table:table-cell/>
          <table:table-cell office:value-type="float" office:value="1280" calcext:value-type="float">
            <text:p>1280</text:p>
          </table:table-cell>
          <table:table-cell office:value-type="float" office:value="155" calcext:value-type="float">
            <text:p>155</text:p>
          </table:table-cell>
          <table:table-cell table:formula="of:=[.C98]" office:value-type="float" office:value="1280" calcext:value-type="float">
            <text:p>1280</text:p>
          </table:table-cell>
          <table:table-cell table:formula="of:=[.D98]" office:value-type="float" office:value="155" calcext:value-type="float">
            <text:p>155</text:p>
          </table:table-cell>
          <table:table-cell table:number-columns-repeated="4"/>
          <table:table-cell table:formula="of:=CONCATENATE(&quot;new City(&quot;;[.A98];&quot;,&quot;;[.E98];&quot;,&quot;;[.F98];&quot;), //&quot;;[.B98])" office:value-type="string" office:string-value="new City(196,1280,155), //" calcext:value-type="string">
            <text:p>new City(196,1280,155), //</text:p>
          </table:table-cell>
          <table:table-cell table:formula="of:=CONCATENATE(&quot;new DestinationCard(&quot;;[.A98];&quot;,&quot;;[.A98];&quot;),&quot;)" office:value-type="string" office:string-value="new DestinationCard(196,196)," calcext:value-type="string">
            <text:p>new DestinationCard(196,196),</text:p>
          </table:table-cell>
          <table:table-cell/>
          <table:table-cell table:formula="of:=CONCATENATE(&quot;'&quot;;[.B98];&quot;',&quot;)" office:value-type="string" office:string-value="''," calcext:value-type="string">
            <text:p>'',</text:p>
          </table:table-cell>
          <table:table-cell table:formula="of:=CONCATENATE([.A98];&quot;=&gt;'&quot;;[.B98];&quot;',&quot;)" office:value-type="string" office:string-value="196=&gt;''," calcext:value-type="string">
            <text:p>196=&gt;'',</text:p>
          </table:table-cell>
          <table:table-cell table:formula="of:=CONCATENATE([.A98]-100;&quot;=&gt; &quot;;&quot;new DestinationCard(&quot;;[.A98];&quot;,&quot;;[.A98];&quot;),&quot;)" office:value-type="string" office:string-value="96=&gt; new DestinationCard(196,196)," calcext:value-type="string">
            <text:p>96=&gt; new DestinationCard(196,196),</text:p>
          </table:table-cell>
          <table:table-cell table:number-columns-repeated="2"/>
        </table:table-row>
        <table:table-row table:style-name="ro1">
          <table:table-cell office:value-type="float" office:value="197" calcext:value-type="float">
            <text:p>197</text:p>
          </table:table-cell>
          <table:table-cell/>
          <table:table-cell office:value-type="float" office:value="1138" calcext:value-type="float">
            <text:p>1138</text:p>
          </table:table-cell>
          <table:table-cell office:value-type="float" office:value="69" calcext:value-type="float">
            <text:p>69</text:p>
          </table:table-cell>
          <table:table-cell table:formula="of:=[.C99]" office:value-type="float" office:value="1138" calcext:value-type="float">
            <text:p>1138</text:p>
          </table:table-cell>
          <table:table-cell table:formula="of:=[.D99]" office:value-type="float" office:value="69" calcext:value-type="float">
            <text:p>69</text:p>
          </table:table-cell>
          <table:table-cell table:number-columns-repeated="4"/>
          <table:table-cell table:formula="of:=CONCATENATE(&quot;new City(&quot;;[.A99];&quot;,&quot;;[.E99];&quot;,&quot;;[.F99];&quot;), //&quot;;[.B99])" office:value-type="string" office:string-value="new City(197,1138,69), //" calcext:value-type="string">
            <text:p>new City(197,1138,69), //</text:p>
          </table:table-cell>
          <table:table-cell table:formula="of:=CONCATENATE(&quot;new DestinationCard(&quot;;[.A99];&quot;,&quot;;[.A99];&quot;),&quot;)" office:value-type="string" office:string-value="new DestinationCard(197,197)," calcext:value-type="string">
            <text:p>new DestinationCard(197,197),</text:p>
          </table:table-cell>
          <table:table-cell/>
          <table:table-cell table:formula="of:=CONCATENATE(&quot;'&quot;;[.B99];&quot;',&quot;)" office:value-type="string" office:string-value="''," calcext:value-type="string">
            <text:p>'',</text:p>
          </table:table-cell>
          <table:table-cell table:formula="of:=CONCATENATE([.A99];&quot;=&gt;'&quot;;[.B99];&quot;',&quot;)" office:value-type="string" office:string-value="197=&gt;''," calcext:value-type="string">
            <text:p>197=&gt;'',</text:p>
          </table:table-cell>
          <table:table-cell table:formula="of:=CONCATENATE([.A99]-100;&quot;=&gt; &quot;;&quot;new DestinationCard(&quot;;[.A99];&quot;,&quot;;[.A99];&quot;),&quot;)" office:value-type="string" office:string-value="97=&gt; new DestinationCard(197,197)," calcext:value-type="string">
            <text:p>97=&gt; new DestinationCard(197,197),</text:p>
          </table:table-cell>
          <table:table-cell table:number-columns-repeated="2"/>
        </table:table-row>
        <table:table-row table:style-name="ro1">
          <table:table-cell office:value-type="float" office:value="198" calcext:value-type="float">
            <text:p>198</text:p>
          </table:table-cell>
          <table:table-cell/>
          <table:table-cell office:value-type="float" office:value="1241" calcext:value-type="float">
            <text:p>1241</text:p>
          </table:table-cell>
          <table:table-cell office:value-type="float" office:value="1084" calcext:value-type="float">
            <text:p>1084</text:p>
          </table:table-cell>
          <table:table-cell table:formula="of:=[.C100]" office:value-type="float" office:value="1241" calcext:value-type="float">
            <text:p>1241</text:p>
          </table:table-cell>
          <table:table-cell table:formula="of:=[.D100]" office:value-type="float" office:value="1084" calcext:value-type="float">
            <text:p>1084</text:p>
          </table:table-cell>
          <table:table-cell table:number-columns-repeated="4"/>
          <table:table-cell table:formula="of:=CONCATENATE(&quot;new City(&quot;;[.A100];&quot;,&quot;;[.E100];&quot;,&quot;;[.F100];&quot;), //&quot;;[.B100])" office:value-type="string" office:string-value="new City(198,1241,1084), //" calcext:value-type="string">
            <text:p>new City(198,1241,1084), //</text:p>
          </table:table-cell>
          <table:table-cell table:formula="of:=CONCATENATE(&quot;new DestinationCard(&quot;;[.A100];&quot;,&quot;;[.A100];&quot;),&quot;)" office:value-type="string" office:string-value="new DestinationCard(198,198)," calcext:value-type="string">
            <text:p>new DestinationCard(198,198),</text:p>
          </table:table-cell>
          <table:table-cell/>
          <table:table-cell table:formula="of:=CONCATENATE(&quot;'&quot;;[.B100];&quot;',&quot;)" office:value-type="string" office:string-value="''," calcext:value-type="string">
            <text:p>'',</text:p>
          </table:table-cell>
          <table:table-cell table:formula="of:=CONCATENATE([.A100];&quot;=&gt;'&quot;;[.B100];&quot;',&quot;)" office:value-type="string" office:string-value="198=&gt;''," calcext:value-type="string">
            <text:p>198=&gt;'',</text:p>
          </table:table-cell>
          <table:table-cell table:formula="of:=CONCATENATE([.A100]-100;&quot;=&gt; &quot;;&quot;new DestinationCard(&quot;;[.A100];&quot;,&quot;;[.A100];&quot;),&quot;)" office:value-type="string" office:string-value="98=&gt; new DestinationCard(198,198)," calcext:value-type="string">
            <text:p>98=&gt; new DestinationCard(198,198),</text:p>
          </table:table-cell>
          <table:table-cell table:number-columns-repeated="2"/>
        </table:table-row>
        <table:table-row table:style-name="ro1">
          <table:table-cell office:value-type="float" office:value="199" calcext:value-type="float">
            <text:p>199</text:p>
          </table:table-cell>
          <table:table-cell/>
          <table:table-cell office:value-type="float" office:value="1224" calcext:value-type="float">
            <text:p>1224</text:p>
          </table:table-cell>
          <table:table-cell office:value-type="float" office:value="1265" calcext:value-type="float">
            <text:p>1265</text:p>
          </table:table-cell>
          <table:table-cell table:formula="of:=[.C101]" office:value-type="float" office:value="1224" calcext:value-type="float">
            <text:p>1224</text:p>
          </table:table-cell>
          <table:table-cell table:formula="of:=[.D101]" office:value-type="float" office:value="1265" calcext:value-type="float">
            <text:p>1265</text:p>
          </table:table-cell>
          <table:table-cell table:number-columns-repeated="4"/>
          <table:table-cell table:formula="of:=CONCATENATE(&quot;new City(&quot;;[.A101];&quot;,&quot;;[.E101];&quot;,&quot;;[.F101];&quot;), //&quot;;[.B101])" office:value-type="string" office:string-value="new City(199,1224,1265), //" calcext:value-type="string">
            <text:p>new City(199,1224,1265), //</text:p>
          </table:table-cell>
          <table:table-cell table:formula="of:=CONCATENATE(&quot;new DestinationCard(&quot;;[.A101];&quot;,&quot;;[.A101];&quot;),&quot;)" office:value-type="string" office:string-value="new DestinationCard(199,199)," calcext:value-type="string">
            <text:p>new DestinationCard(199,199),</text:p>
          </table:table-cell>
          <table:table-cell/>
          <table:table-cell table:formula="of:=CONCATENATE(&quot;'&quot;;[.B101];&quot;',&quot;)" office:value-type="string" office:string-value="''," calcext:value-type="string">
            <text:p>'',</text:p>
          </table:table-cell>
          <table:table-cell table:formula="of:=CONCATENATE([.A101];&quot;=&gt;'&quot;;[.B101];&quot;',&quot;)" office:value-type="string" office:string-value="199=&gt;''," calcext:value-type="string">
            <text:p>199=&gt;'',</text:p>
          </table:table-cell>
          <table:table-cell table:formula="of:=CONCATENATE([.A101]-100;&quot;=&gt; &quot;;&quot;new DestinationCard(&quot;;[.A101];&quot;,&quot;;[.A101];&quot;),&quot;)" office:value-type="string" office:string-value="99=&gt; new DestinationCard(199,199)," calcext:value-type="string">
            <text:p>99=&gt; new DestinationCard(199,199),</text:p>
          </table:table-cell>
          <table:table-cell table:number-columns-repeated="2"/>
        </table:table-row>
        <table:table-row table:style-name="ro1">
          <table:table-cell office:value-type="float" office:value="200" calcext:value-type="float">
            <text:p>200</text:p>
          </table:table-cell>
          <table:table-cell/>
          <table:table-cell office:value-type="float" office:value="1337" calcext:value-type="float">
            <text:p>1337</text:p>
          </table:table-cell>
          <table:table-cell office:value-type="float" office:value="811" calcext:value-type="float">
            <text:p>811</text:p>
          </table:table-cell>
          <table:table-cell table:formula="of:=[.C102]" office:value-type="float" office:value="1337" calcext:value-type="float">
            <text:p>1337</text:p>
          </table:table-cell>
          <table:table-cell table:formula="of:=[.D102]" office:value-type="float" office:value="811" calcext:value-type="float">
            <text:p>811</text:p>
          </table:table-cell>
          <table:table-cell table:number-columns-repeated="4"/>
          <table:table-cell table:formula="of:=CONCATENATE(&quot;new City(&quot;;[.A102];&quot;,&quot;;[.E102];&quot;,&quot;;[.F102];&quot;), //&quot;;[.B102])" office:value-type="string" office:string-value="new City(200,1337,811), //" calcext:value-type="string">
            <text:p>new City(200,1337,811), //</text:p>
          </table:table-cell>
          <table:table-cell table:formula="of:=CONCATENATE(&quot;new DestinationCard(&quot;;[.A102];&quot;,&quot;;[.A102];&quot;),&quot;)" office:value-type="string" office:string-value="new DestinationCard(200,200)," calcext:value-type="string">
            <text:p>new DestinationCard(200,200),</text:p>
          </table:table-cell>
          <table:table-cell/>
          <table:table-cell table:formula="of:=CONCATENATE(&quot;'&quot;;[.B102];&quot;',&quot;)" office:value-type="string" office:string-value="''," calcext:value-type="string">
            <text:p>'',</text:p>
          </table:table-cell>
          <table:table-cell table:formula="of:=CONCATENATE([.A102];&quot;=&gt;'&quot;;[.B102];&quot;',&quot;)" office:value-type="string" office:string-value="200=&gt;''," calcext:value-type="string">
            <text:p>200=&gt;'',</text:p>
          </table:table-cell>
          <table:table-cell table:formula="of:=CONCATENATE([.A102]-100;&quot;=&gt; &quot;;&quot;new DestinationCard(&quot;;[.A102];&quot;,&quot;;[.A102];&quot;),&quot;)" office:value-type="string" office:string-value="100=&gt; new DestinationCard(200,200)," calcext:value-type="string">
            <text:p>100=&gt; new DestinationCard(200,200),</text:p>
          </table:table-cell>
          <table:table-cell table:number-columns-repeated="2"/>
        </table:table-row>
        <table:table-row table:style-name="ro1">
          <table:table-cell office:value-type="float" office:value="201" calcext:value-type="float">
            <text:p>201</text:p>
          </table:table-cell>
          <table:table-cell/>
          <table:table-cell office:value-type="float" office:value="627" calcext:value-type="float">
            <text:p>627</text:p>
          </table:table-cell>
          <table:table-cell office:value-type="float" office:value="677" calcext:value-type="float">
            <text:p>677</text:p>
          </table:table-cell>
          <table:table-cell table:formula="of:=[.C103]" office:value-type="float" office:value="627" calcext:value-type="float">
            <text:p>627</text:p>
          </table:table-cell>
          <table:table-cell table:formula="of:=[.D103]" office:value-type="float" office:value="677" calcext:value-type="float">
            <text:p>677</text:p>
          </table:table-cell>
          <table:table-cell table:number-columns-repeated="4"/>
          <table:table-cell table:formula="of:=CONCATENATE(&quot;new City(&quot;;[.A103];&quot;,&quot;;[.E103];&quot;,&quot;;[.F103];&quot;), //&quot;;[.B103])" office:value-type="string" office:string-value="new City(201,627,677), //" calcext:value-type="string">
            <text:p>new City(201,627,677), //</text:p>
          </table:table-cell>
          <table:table-cell table:formula="of:=CONCATENATE(&quot;new DestinationCard(&quot;;[.A103];&quot;,&quot;;[.A103];&quot;),&quot;)" office:value-type="string" office:string-value="new DestinationCard(201,201)," calcext:value-type="string">
            <text:p>new DestinationCard(201,201),</text:p>
          </table:table-cell>
          <table:table-cell/>
          <table:table-cell table:formula="of:=CONCATENATE(&quot;'&quot;;[.B103];&quot;',&quot;)" office:value-type="string" office:string-value="''," calcext:value-type="string">
            <text:p>'',</text:p>
          </table:table-cell>
          <table:table-cell table:formula="of:=CONCATENATE([.A103];&quot;=&gt;'&quot;;[.B103];&quot;',&quot;)" office:value-type="string" office:string-value="201=&gt;''," calcext:value-type="string">
            <text:p>201=&gt;'',</text:p>
          </table:table-cell>
          <table:table-cell table:formula="of:=CONCATENATE([.A103]-100;&quot;=&gt; &quot;;&quot;new DestinationCard(&quot;;[.A103];&quot;,&quot;;[.A103];&quot;),&quot;)" office:value-type="string" office:string-value="101=&gt; new DestinationCard(201,201)," calcext:value-type="string">
            <text:p>101=&gt; new DestinationCard(201,201),</text:p>
          </table:table-cell>
          <table:table-cell table:number-columns-repeated="2"/>
        </table:table-row>
        <table:table-row table:style-name="ro1">
          <table:table-cell office:value-type="float" office:value="202" calcext:value-type="float">
            <text:p>202</text:p>
          </table:table-cell>
          <table:table-cell/>
          <table:table-cell office:value-type="float" office:value="110" calcext:value-type="float">
            <text:p>110</text:p>
          </table:table-cell>
          <table:table-cell office:value-type="float" office:value="1230" calcext:value-type="float">
            <text:p>1230</text:p>
          </table:table-cell>
          <table:table-cell table:formula="of:=[.C104]" office:value-type="float" office:value="110" calcext:value-type="float">
            <text:p>110</text:p>
          </table:table-cell>
          <table:table-cell table:formula="of:=[.D104]" office:value-type="float" office:value="1230" calcext:value-type="float">
            <text:p>1230</text:p>
          </table:table-cell>
          <table:table-cell table:number-columns-repeated="4"/>
          <table:table-cell table:formula="of:=CONCATENATE(&quot;new City(&quot;;[.A104];&quot;,&quot;;[.E104];&quot;,&quot;;[.F104];&quot;), //&quot;;[.B104])" office:value-type="string" office:string-value="new City(202,110,1230), //" calcext:value-type="string">
            <text:p>new City(202,110,1230), //</text:p>
          </table:table-cell>
          <table:table-cell table:formula="of:=CONCATENATE(&quot;new DestinationCard(&quot;;[.A104];&quot;,&quot;;[.A104];&quot;),&quot;)" office:value-type="string" office:string-value="new DestinationCard(202,202)," calcext:value-type="string">
            <text:p>new DestinationCard(202,202),</text:p>
          </table:table-cell>
          <table:table-cell/>
          <table:table-cell table:formula="of:=CONCATENATE(&quot;'&quot;;[.B104];&quot;',&quot;)" office:value-type="string" office:string-value="''," calcext:value-type="string">
            <text:p>'',</text:p>
          </table:table-cell>
          <table:table-cell table:formula="of:=CONCATENATE([.A104];&quot;=&gt;'&quot;;[.B104];&quot;',&quot;)" office:value-type="string" office:string-value="202=&gt;''," calcext:value-type="string">
            <text:p>202=&gt;'',</text:p>
          </table:table-cell>
          <table:table-cell table:formula="of:=CONCATENATE([.A104]-100;&quot;=&gt; &quot;;&quot;new DestinationCard(&quot;;[.A104];&quot;,&quot;;[.A104];&quot;),&quot;)" office:value-type="string" office:string-value="102=&gt; new DestinationCard(202,202)," calcext:value-type="string">
            <text:p>102=&gt; new DestinationCard(202,202),</text:p>
          </table:table-cell>
          <table:table-cell table:number-columns-repeated="2"/>
        </table:table-row>
        <table:table-row table:style-name="ro1">
          <table:table-cell office:value-type="float" office:value="203" calcext:value-type="float">
            <text:p>203</text:p>
          </table:table-cell>
          <table:table-cell/>
          <table:table-cell office:value-type="float" office:value="379" calcext:value-type="float">
            <text:p>379</text:p>
          </table:table-cell>
          <table:table-cell office:value-type="float" office:value="30" calcext:value-type="float">
            <text:p>30</text:p>
          </table:table-cell>
          <table:table-cell table:formula="of:=[.C105]" office:value-type="float" office:value="379" calcext:value-type="float">
            <text:p>379</text:p>
          </table:table-cell>
          <table:table-cell table:formula="of:=[.D105]" office:value-type="float" office:value="30" calcext:value-type="float">
            <text:p>30</text:p>
          </table:table-cell>
          <table:table-cell table:number-columns-repeated="4"/>
          <table:table-cell table:formula="of:=CONCATENATE(&quot;new City(&quot;;[.A105];&quot;,&quot;;[.E105];&quot;,&quot;;[.F105];&quot;), //&quot;;[.B105])" office:value-type="string" office:string-value="new City(203,379,30), //" calcext:value-type="string">
            <text:p>new City(203,379,30), //</text:p>
          </table:table-cell>
          <table:table-cell table:formula="of:=CONCATENATE(&quot;new DestinationCard(&quot;;[.A105];&quot;,&quot;;[.A105];&quot;),&quot;)" office:value-type="string" office:string-value="new DestinationCard(203,203)," calcext:value-type="string">
            <text:p>new DestinationCard(203,203),</text:p>
          </table:table-cell>
          <table:table-cell/>
          <table:table-cell table:formula="of:=CONCATENATE(&quot;'&quot;;[.B105];&quot;',&quot;)" office:value-type="string" office:string-value="''," calcext:value-type="string">
            <text:p>'',</text:p>
          </table:table-cell>
          <table:table-cell table:formula="of:=CONCATENATE([.A105];&quot;=&gt;'&quot;;[.B105];&quot;',&quot;)" office:value-type="string" office:string-value="203=&gt;''," calcext:value-type="string">
            <text:p>203=&gt;'',</text:p>
          </table:table-cell>
          <table:table-cell table:formula="of:=CONCATENATE([.A105]-100;&quot;=&gt; &quot;;&quot;new DestinationCard(&quot;;[.A105];&quot;,&quot;;[.A105];&quot;),&quot;)" office:value-type="string" office:string-value="103=&gt; new DestinationCard(203,203)," calcext:value-type="string">
            <text:p>103=&gt; new DestinationCard(203,203),</text:p>
          </table:table-cell>
          <table:table-cell table:number-columns-repeated="2"/>
        </table:table-row>
        <table:table-row table:style-name="ro1">
          <table:table-cell office:value-type="float" office:value="204" calcext:value-type="float">
            <text:p>204</text:p>
          </table:table-cell>
          <table:table-cell/>
          <table:table-cell office:value-type="float" office:value="474" calcext:value-type="float">
            <text:p>474</text:p>
          </table:table-cell>
          <table:table-cell office:value-type="float" office:value="386" calcext:value-type="float">
            <text:p>386</text:p>
          </table:table-cell>
          <table:table-cell table:formula="of:=[.C106]" office:value-type="float" office:value="474" calcext:value-type="float">
            <text:p>474</text:p>
          </table:table-cell>
          <table:table-cell table:formula="of:=[.D106]" office:value-type="float" office:value="386" calcext:value-type="float">
            <text:p>386</text:p>
          </table:table-cell>
          <table:table-cell table:number-columns-repeated="4"/>
          <table:table-cell table:formula="of:=CONCATENATE(&quot;new City(&quot;;[.A106];&quot;,&quot;;[.E106];&quot;,&quot;;[.F106];&quot;), //&quot;;[.B106])" office:value-type="string" office:string-value="new City(204,474,386), //" calcext:value-type="string">
            <text:p>new City(204,474,386), //</text:p>
          </table:table-cell>
          <table:table-cell table:formula="of:=CONCATENATE(&quot;new DestinationCard(&quot;;[.A106];&quot;,&quot;;[.A106];&quot;),&quot;)" office:value-type="string" office:string-value="new DestinationCard(204,204)," calcext:value-type="string">
            <text:p>new DestinationCard(204,204),</text:p>
          </table:table-cell>
          <table:table-cell/>
          <table:table-cell table:formula="of:=CONCATENATE(&quot;'&quot;;[.B106];&quot;',&quot;)" office:value-type="string" office:string-value="''," calcext:value-type="string">
            <text:p>'',</text:p>
          </table:table-cell>
          <table:table-cell table:formula="of:=CONCATENATE([.A106];&quot;=&gt;'&quot;;[.B106];&quot;',&quot;)" office:value-type="string" office:string-value="204=&gt;''," calcext:value-type="string">
            <text:p>204=&gt;'',</text:p>
          </table:table-cell>
          <table:table-cell table:formula="of:=CONCATENATE([.A106]-100;&quot;=&gt; &quot;;&quot;new DestinationCard(&quot;;[.A106];&quot;,&quot;;[.A106];&quot;),&quot;)" office:value-type="string" office:string-value="104=&gt; new DestinationCard(204,204)," calcext:value-type="string">
            <text:p>104=&gt; new DestinationCard(204,204),</text:p>
          </table:table-cell>
          <table:table-cell table:number-columns-repeated="2"/>
        </table:table-row>
        <table:table-row table:style-name="ro1">
          <table:table-cell office:value-type="float" office:value="205" calcext:value-type="float">
            <text:p>205</text:p>
          </table:table-cell>
          <table:table-cell/>
          <table:table-cell office:value-type="float" office:value="45" calcext:value-type="float">
            <text:p>45</text:p>
          </table:table-cell>
          <table:table-cell office:value-type="float" office:value="1084" calcext:value-type="float">
            <text:p>1084</text:p>
          </table:table-cell>
          <table:table-cell table:formula="of:=[.C107]" office:value-type="float" office:value="45" calcext:value-type="float">
            <text:p>45</text:p>
          </table:table-cell>
          <table:table-cell table:formula="of:=[.D107]" office:value-type="float" office:value="1084" calcext:value-type="float">
            <text:p>1084</text:p>
          </table:table-cell>
          <table:table-cell table:number-columns-repeated="4"/>
          <table:table-cell table:formula="of:=CONCATENATE(&quot;new City(&quot;;[.A107];&quot;,&quot;;[.E107];&quot;,&quot;;[.F107];&quot;), //&quot;;[.B107])" office:value-type="string" office:string-value="new City(205,45,1084), //" calcext:value-type="string">
            <text:p>new City(205,45,1084), //</text:p>
          </table:table-cell>
          <table:table-cell table:formula="of:=CONCATENATE(&quot;new DestinationCard(&quot;;[.A107];&quot;,&quot;;[.A107];&quot;),&quot;)" office:value-type="string" office:string-value="new DestinationCard(205,205)," calcext:value-type="string">
            <text:p>new DestinationCard(205,205),</text:p>
          </table:table-cell>
          <table:table-cell/>
          <table:table-cell table:formula="of:=CONCATENATE(&quot;'&quot;;[.B107];&quot;',&quot;)" office:value-type="string" office:string-value="''," calcext:value-type="string">
            <text:p>'',</text:p>
          </table:table-cell>
          <table:table-cell table:formula="of:=CONCATENATE([.A107];&quot;=&gt;'&quot;;[.B107];&quot;',&quot;)" office:value-type="string" office:string-value="205=&gt;''," calcext:value-type="string">
            <text:p>205=&gt;'',</text:p>
          </table:table-cell>
          <table:table-cell table:formula="of:=CONCATENATE([.A107]-100;&quot;=&gt; &quot;;&quot;new DestinationCard(&quot;;[.A107];&quot;,&quot;;[.A107];&quot;),&quot;)" office:value-type="string" office:string-value="105=&gt; new DestinationCard(205,205)," calcext:value-type="string">
            <text:p>105=&gt; new DestinationCard(205,205),</text:p>
          </table:table-cell>
          <table:table-cell table:number-columns-repeated="2"/>
        </table:table-row>
        <table:table-row table:style-name="ro1">
          <table:table-cell office:value-type="float" office:value="206" calcext:value-type="float">
            <text:p>206</text:p>
          </table:table-cell>
          <table:table-cell/>
          <table:table-cell office:value-type="float" office:value="597" calcext:value-type="float">
            <text:p>597</text:p>
          </table:table-cell>
          <table:table-cell office:value-type="float" office:value="155" calcext:value-type="float">
            <text:p>155</text:p>
          </table:table-cell>
          <table:table-cell table:formula="of:=[.C108]" office:value-type="float" office:value="597" calcext:value-type="float">
            <text:p>597</text:p>
          </table:table-cell>
          <table:table-cell table:formula="of:=[.D108]" office:value-type="float" office:value="155" calcext:value-type="float">
            <text:p>155</text:p>
          </table:table-cell>
          <table:table-cell table:number-columns-repeated="4"/>
          <table:table-cell table:formula="of:=CONCATENATE(&quot;new City(&quot;;[.A108];&quot;,&quot;;[.E108];&quot;,&quot;;[.F108];&quot;), //&quot;;[.B108])" office:value-type="string" office:string-value="new City(206,597,155), //" calcext:value-type="string">
            <text:p>new City(206,597,155), //</text:p>
          </table:table-cell>
          <table:table-cell table:formula="of:=CONCATENATE(&quot;new DestinationCard(&quot;;[.A108];&quot;,&quot;;[.A108];&quot;),&quot;)" office:value-type="string" office:string-value="new DestinationCard(206,206)," calcext:value-type="string">
            <text:p>new DestinationCard(206,206),</text:p>
          </table:table-cell>
          <table:table-cell/>
          <table:table-cell table:formula="of:=CONCATENATE(&quot;'&quot;;[.B108];&quot;',&quot;)" office:value-type="string" office:string-value="''," calcext:value-type="string">
            <text:p>'',</text:p>
          </table:table-cell>
          <table:table-cell table:formula="of:=CONCATENATE([.A108];&quot;=&gt;'&quot;;[.B108];&quot;',&quot;)" office:value-type="string" office:string-value="206=&gt;''," calcext:value-type="string">
            <text:p>206=&gt;'',</text:p>
          </table:table-cell>
          <table:table-cell table:formula="of:=CONCATENATE([.A108]-100;&quot;=&gt; &quot;;&quot;new DestinationCard(&quot;;[.A108];&quot;,&quot;;[.A108];&quot;),&quot;)" office:value-type="string" office:string-value="106=&gt; new DestinationCard(206,206)," calcext:value-type="string">
            <text:p>106=&gt; new DestinationCard(206,206),</text:p>
          </table:table-cell>
          <table:table-cell table:number-columns-repeated="2"/>
        </table:table-row>
        <table:table-row table:style-name="ro1">
          <table:table-cell office:value-type="float" office:value="207" calcext:value-type="float">
            <text:p>207</text:p>
          </table:table-cell>
          <table:table-cell/>
          <table:table-cell office:value-type="float" office:value="671" calcext:value-type="float">
            <text:p>671</text:p>
          </table:table-cell>
          <table:table-cell office:value-type="float" office:value="329" calcext:value-type="float">
            <text:p>329</text:p>
          </table:table-cell>
          <table:table-cell table:formula="of:=[.C109]" office:value-type="float" office:value="671" calcext:value-type="float">
            <text:p>671</text:p>
          </table:table-cell>
          <table:table-cell table:formula="of:=[.D109]" office:value-type="float" office:value="329" calcext:value-type="float">
            <text:p>329</text:p>
          </table:table-cell>
          <table:table-cell table:number-columns-repeated="4"/>
          <table:table-cell table:formula="of:=CONCATENATE(&quot;new City(&quot;;[.A109];&quot;,&quot;;[.E109];&quot;,&quot;;[.F109];&quot;), //&quot;;[.B109])" office:value-type="string" office:string-value="new City(207,671,329), //" calcext:value-type="string">
            <text:p>new City(207,671,329), //</text:p>
          </table:table-cell>
          <table:table-cell table:formula="of:=CONCATENATE(&quot;new DestinationCard(&quot;;[.A109];&quot;,&quot;;[.A109];&quot;),&quot;)" office:value-type="string" office:string-value="new DestinationCard(207,207)," calcext:value-type="string">
            <text:p>new DestinationCard(207,207),</text:p>
          </table:table-cell>
          <table:table-cell/>
          <table:table-cell table:formula="of:=CONCATENATE(&quot;'&quot;;[.B109];&quot;',&quot;)" office:value-type="string" office:string-value="''," calcext:value-type="string">
            <text:p>'',</text:p>
          </table:table-cell>
          <table:table-cell table:formula="of:=CONCATENATE([.A109];&quot;=&gt;'&quot;;[.B109];&quot;',&quot;)" office:value-type="string" office:string-value="207=&gt;''," calcext:value-type="string">
            <text:p>207=&gt;'',</text:p>
          </table:table-cell>
          <table:table-cell table:formula="of:=CONCATENATE([.A109]-100;&quot;=&gt; &quot;;&quot;new DestinationCard(&quot;;[.A109];&quot;,&quot;;[.A109];&quot;),&quot;)" office:value-type="string" office:string-value="107=&gt; new DestinationCard(207,207)," calcext:value-type="string">
            <text:p>107=&gt; new DestinationCard(207,207),</text:p>
          </table:table-cell>
          <table:table-cell table:number-columns-repeated="2"/>
        </table:table-row>
        <table:table-row table:style-name="ro1">
          <table:table-cell office:value-type="float" office:value="208" calcext:value-type="float">
            <text:p>208</text:p>
          </table:table-cell>
          <table:table-cell/>
          <table:table-cell office:value-type="float" office:value="575" calcext:value-type="float">
            <text:p>575</text:p>
          </table:table-cell>
          <table:table-cell office:value-type="float" office:value="691" calcext:value-type="float">
            <text:p>691</text:p>
          </table:table-cell>
          <table:table-cell table:formula="of:=[.C110]" office:value-type="float" office:value="575" calcext:value-type="float">
            <text:p>575</text:p>
          </table:table-cell>
          <table:table-cell table:formula="of:=[.D110]" office:value-type="float" office:value="691" calcext:value-type="float">
            <text:p>691</text:p>
          </table:table-cell>
          <table:table-cell table:number-columns-repeated="4"/>
          <table:table-cell table:formula="of:=CONCATENATE(&quot;new City(&quot;;[.A110];&quot;,&quot;;[.E110];&quot;,&quot;;[.F110];&quot;), //&quot;;[.B110])" office:value-type="string" office:string-value="new City(208,575,691), //" calcext:value-type="string">
            <text:p>new City(208,575,691), //</text:p>
          </table:table-cell>
          <table:table-cell table:formula="of:=CONCATENATE(&quot;new DestinationCard(&quot;;[.A110];&quot;,&quot;;[.A110];&quot;),&quot;)" office:value-type="string" office:string-value="new DestinationCard(208,208)," calcext:value-type="string">
            <text:p>new DestinationCard(208,208),</text:p>
          </table:table-cell>
          <table:table-cell/>
          <table:table-cell table:formula="of:=CONCATENATE(&quot;'&quot;;[.B110];&quot;',&quot;)" office:value-type="string" office:string-value="''," calcext:value-type="string">
            <text:p>'',</text:p>
          </table:table-cell>
          <table:table-cell table:formula="of:=CONCATENATE([.A110];&quot;=&gt;'&quot;;[.B110];&quot;',&quot;)" office:value-type="string" office:string-value="208=&gt;''," calcext:value-type="string">
            <text:p>208=&gt;'',</text:p>
          </table:table-cell>
          <table:table-cell table:formula="of:=CONCATENATE([.A110]-100;&quot;=&gt; &quot;;&quot;new DestinationCard(&quot;;[.A110];&quot;,&quot;;[.A110];&quot;),&quot;)" office:value-type="string" office:string-value="108=&gt; new DestinationCard(208,208)," calcext:value-type="string">
            <text:p>108=&gt; new DestinationCard(208,208),</text:p>
          </table:table-cell>
          <table:table-cell table:number-columns-repeated="2"/>
        </table:table-row>
        <table:table-row table:style-name="ro1">
          <table:table-cell office:value-type="float" office:value="209" calcext:value-type="float">
            <text:p>209</text:p>
          </table:table-cell>
          <table:table-cell/>
          <table:table-cell office:value-type="float" office:value="664" calcext:value-type="float">
            <text:p>664</text:p>
          </table:table-cell>
          <table:table-cell office:value-type="float" office:value="954" calcext:value-type="float">
            <text:p>954</text:p>
          </table:table-cell>
          <table:table-cell table:formula="of:=[.C111]" office:value-type="float" office:value="664" calcext:value-type="float">
            <text:p>664</text:p>
          </table:table-cell>
          <table:table-cell table:formula="of:=[.D111]" office:value-type="float" office:value="954" calcext:value-type="float">
            <text:p>954</text:p>
          </table:table-cell>
          <table:table-cell table:number-columns-repeated="4"/>
          <table:table-cell table:formula="of:=CONCATENATE(&quot;new City(&quot;;[.A111];&quot;,&quot;;[.E111];&quot;,&quot;;[.F111];&quot;), //&quot;;[.B111])" office:value-type="string" office:string-value="new City(209,664,954), //" calcext:value-type="string">
            <text:p>new City(209,664,954), //</text:p>
          </table:table-cell>
          <table:table-cell table:formula="of:=CONCATENATE(&quot;new DestinationCard(&quot;;[.A111];&quot;,&quot;;[.A111];&quot;),&quot;)" office:value-type="string" office:string-value="new DestinationCard(209,209)," calcext:value-type="string">
            <text:p>new DestinationCard(209,209),</text:p>
          </table:table-cell>
          <table:table-cell/>
          <table:table-cell table:formula="of:=CONCATENATE(&quot;'&quot;;[.B111];&quot;',&quot;)" office:value-type="string" office:string-value="''," calcext:value-type="string">
            <text:p>'',</text:p>
          </table:table-cell>
          <table:table-cell table:formula="of:=CONCATENATE([.A111];&quot;=&gt;'&quot;;[.B111];&quot;',&quot;)" office:value-type="string" office:string-value="209=&gt;''," calcext:value-type="string">
            <text:p>209=&gt;'',</text:p>
          </table:table-cell>
          <table:table-cell table:formula="of:=CONCATENATE([.A111]-100;&quot;=&gt; &quot;;&quot;new DestinationCard(&quot;;[.A111];&quot;,&quot;;[.A111];&quot;),&quot;)" office:value-type="string" office:string-value="109=&gt; new DestinationCard(209,209)," calcext:value-type="string">
            <text:p>109=&gt; new DestinationCard(209,209),</text:p>
          </table:table-cell>
          <table:table-cell table:number-columns-repeated="2"/>
        </table:table-row>
        <table:table-row table:style-name="ro1">
          <table:table-cell office:value-type="float" office:value="210" calcext:value-type="float">
            <text:p>210</text:p>
          </table:table-cell>
          <table:table-cell/>
          <table:table-cell office:value-type="float" office:value="673" calcext:value-type="float">
            <text:p>673</text:p>
          </table:table-cell>
          <table:table-cell office:value-type="float" office:value="1187" calcext:value-type="float">
            <text:p>1187</text:p>
          </table:table-cell>
          <table:table-cell table:formula="of:=[.C112]" office:value-type="float" office:value="673" calcext:value-type="float">
            <text:p>673</text:p>
          </table:table-cell>
          <table:table-cell table:formula="of:=[.D112]" office:value-type="float" office:value="1187" calcext:value-type="float">
            <text:p>1187</text:p>
          </table:table-cell>
          <table:table-cell table:number-columns-repeated="4"/>
          <table:table-cell table:formula="of:=CONCATENATE(&quot;new City(&quot;;[.A112];&quot;,&quot;;[.E112];&quot;,&quot;;[.F112];&quot;), //&quot;;[.B112])" office:value-type="string" office:string-value="new City(210,673,1187), //" calcext:value-type="string">
            <text:p>new City(210,673,1187), //</text:p>
          </table:table-cell>
          <table:table-cell table:formula="of:=CONCATENATE(&quot;new DestinationCard(&quot;;[.A112];&quot;,&quot;;[.A112];&quot;),&quot;)" office:value-type="string" office:string-value="new DestinationCard(210,210)," calcext:value-type="string">
            <text:p>new DestinationCard(210,210),</text:p>
          </table:table-cell>
          <table:table-cell/>
          <table:table-cell table:formula="of:=CONCATENATE(&quot;'&quot;;[.B112];&quot;',&quot;)" office:value-type="string" office:string-value="''," calcext:value-type="string">
            <text:p>'',</text:p>
          </table:table-cell>
          <table:table-cell table:formula="of:=CONCATENATE([.A112];&quot;=&gt;'&quot;;[.B112];&quot;',&quot;)" office:value-type="string" office:string-value="210=&gt;''," calcext:value-type="string">
            <text:p>210=&gt;'',</text:p>
          </table:table-cell>
          <table:table-cell table:formula="of:=CONCATENATE([.A112]-100;&quot;=&gt; &quot;;&quot;new DestinationCard(&quot;;[.A112];&quot;,&quot;;[.A112];&quot;),&quot;)" office:value-type="string" office:string-value="110=&gt; new DestinationCard(210,210)," calcext:value-type="string">
            <text:p>110=&gt; new DestinationCard(210,210),</text:p>
          </table:table-cell>
          <table:table-cell table:number-columns-repeated="2"/>
        </table:table-row>
        <table:table-row table:style-name="ro1">
          <table:table-cell office:value-type="float" office:value="211" calcext:value-type="float">
            <text:p>211</text:p>
          </table:table-cell>
          <table:table-cell/>
          <table:table-cell office:value-type="float" office:value="735" calcext:value-type="float">
            <text:p>735</text:p>
          </table:table-cell>
          <table:table-cell office:value-type="float" office:value="1291" calcext:value-type="float">
            <text:p>1291</text:p>
          </table:table-cell>
          <table:table-cell table:formula="of:=[.C113]" office:value-type="float" office:value="735" calcext:value-type="float">
            <text:p>735</text:p>
          </table:table-cell>
          <table:table-cell table:formula="of:=[.D113]" office:value-type="float" office:value="1291" calcext:value-type="float">
            <text:p>1291</text:p>
          </table:table-cell>
          <table:table-cell table:number-columns-repeated="4"/>
          <table:table-cell table:formula="of:=CONCATENATE(&quot;new City(&quot;;[.A113];&quot;,&quot;;[.E113];&quot;,&quot;;[.F113];&quot;), //&quot;;[.B113])" office:value-type="string" office:string-value="new City(211,735,1291), //" calcext:value-type="string">
            <text:p>new City(211,735,1291), //</text:p>
          </table:table-cell>
          <table:table-cell table:formula="of:=CONCATENATE(&quot;new DestinationCard(&quot;;[.A113];&quot;,&quot;;[.A113];&quot;),&quot;)" office:value-type="string" office:string-value="new DestinationCard(211,211)," calcext:value-type="string">
            <text:p>new DestinationCard(211,211),</text:p>
          </table:table-cell>
          <table:table-cell/>
          <table:table-cell table:formula="of:=CONCATENATE(&quot;'&quot;;[.B113];&quot;',&quot;)" office:value-type="string" office:string-value="''," calcext:value-type="string">
            <text:p>'',</text:p>
          </table:table-cell>
          <table:table-cell table:formula="of:=CONCATENATE([.A113];&quot;=&gt;'&quot;;[.B113];&quot;',&quot;)" office:value-type="string" office:string-value="211=&gt;''," calcext:value-type="string">
            <text:p>211=&gt;'',</text:p>
          </table:table-cell>
          <table:table-cell table:formula="of:=CONCATENATE([.A113]-100;&quot;=&gt; &quot;;&quot;new DestinationCard(&quot;;[.A113];&quot;,&quot;;[.A113];&quot;),&quot;)" office:value-type="string" office:string-value="111=&gt; new DestinationCard(211,211)," calcext:value-type="string">
            <text:p>111=&gt; new DestinationCard(211,211),</text:p>
          </table:table-cell>
          <table:table-cell table:number-columns-repeated="2"/>
        </table:table-row>
        <table:table-row table:style-name="ro1">
          <table:table-cell office:value-type="float" office:value="212" calcext:value-type="float">
            <text:p>212</text:p>
          </table:table-cell>
          <table:table-cell/>
          <table:table-cell office:value-type="float" office:value="949" calcext:value-type="float">
            <text:p>949</text:p>
          </table:table-cell>
          <table:table-cell office:value-type="float" office:value="275" calcext:value-type="float">
            <text:p>275</text:p>
          </table:table-cell>
          <table:table-cell table:formula="of:=[.C114]" office:value-type="float" office:value="949" calcext:value-type="float">
            <text:p>949</text:p>
          </table:table-cell>
          <table:table-cell table:formula="of:=[.D114]" office:value-type="float" office:value="275" calcext:value-type="float">
            <text:p>275</text:p>
          </table:table-cell>
          <table:table-cell table:number-columns-repeated="4"/>
          <table:table-cell table:formula="of:=CONCATENATE(&quot;new City(&quot;;[.A114];&quot;,&quot;;[.E114];&quot;,&quot;;[.F114];&quot;), //&quot;;[.B114])" office:value-type="string" office:string-value="new City(212,949,275), //" calcext:value-type="string">
            <text:p>new City(212,949,275), //</text:p>
          </table:table-cell>
          <table:table-cell table:formula="of:=CONCATENATE(&quot;new DestinationCard(&quot;;[.A114];&quot;,&quot;;[.A114];&quot;),&quot;)" office:value-type="string" office:string-value="new DestinationCard(212,212)," calcext:value-type="string">
            <text:p>new DestinationCard(212,212),</text:p>
          </table:table-cell>
          <table:table-cell/>
          <table:table-cell table:formula="of:=CONCATENATE(&quot;'&quot;;[.B114];&quot;',&quot;)" office:value-type="string" office:string-value="''," calcext:value-type="string">
            <text:p>'',</text:p>
          </table:table-cell>
          <table:table-cell table:formula="of:=CONCATENATE([.A114];&quot;=&gt;'&quot;;[.B114];&quot;',&quot;)" office:value-type="string" office:string-value="212=&gt;''," calcext:value-type="string">
            <text:p>212=&gt;'',</text:p>
          </table:table-cell>
          <table:table-cell table:formula="of:=CONCATENATE([.A114]-100;&quot;=&gt; &quot;;&quot;new DestinationCard(&quot;;[.A114];&quot;,&quot;;[.A114];&quot;),&quot;)" office:value-type="string" office:string-value="112=&gt; new DestinationCard(212,212)," calcext:value-type="string">
            <text:p>112=&gt; new DestinationCard(212,212),</text:p>
          </table:table-cell>
          <table:table-cell table:number-columns-repeated="2"/>
        </table:table-row>
        <table:table-row table:style-name="ro1">
          <table:table-cell office:value-type="float" office:value="213" calcext:value-type="float">
            <text:p>213</text:p>
          </table:table-cell>
          <table:table-cell/>
          <table:table-cell office:value-type="float" office:value="1024" calcext:value-type="float">
            <text:p>1024</text:p>
          </table:table-cell>
          <table:table-cell office:value-type="float" office:value="783" calcext:value-type="float">
            <text:p>783</text:p>
          </table:table-cell>
          <table:table-cell table:formula="of:=[.C115]" office:value-type="float" office:value="1024" calcext:value-type="float">
            <text:p>1024</text:p>
          </table:table-cell>
          <table:table-cell table:formula="of:=[.D115]" office:value-type="float" office:value="783" calcext:value-type="float">
            <text:p>783</text:p>
          </table:table-cell>
          <table:table-cell table:number-columns-repeated="4"/>
          <table:table-cell table:formula="of:=CONCATENATE(&quot;new City(&quot;;[.A115];&quot;,&quot;;[.E115];&quot;,&quot;;[.F115];&quot;), //&quot;;[.B115])" office:value-type="string" office:string-value="new City(213,1024,783), //" calcext:value-type="string">
            <text:p>new City(213,1024,783), //</text:p>
          </table:table-cell>
          <table:table-cell table:formula="of:=CONCATENATE(&quot;new DestinationCard(&quot;;[.A115];&quot;,&quot;;[.A115];&quot;),&quot;)" office:value-type="string" office:string-value="new DestinationCard(213,213)," calcext:value-type="string">
            <text:p>new DestinationCard(213,213),</text:p>
          </table:table-cell>
          <table:table-cell/>
          <table:table-cell table:formula="of:=CONCATENATE(&quot;'&quot;;[.B115];&quot;',&quot;)" office:value-type="string" office:string-value="''," calcext:value-type="string">
            <text:p>'',</text:p>
          </table:table-cell>
          <table:table-cell table:formula="of:=CONCATENATE([.A115];&quot;=&gt;'&quot;;[.B115];&quot;',&quot;)" office:value-type="string" office:string-value="213=&gt;''," calcext:value-type="string">
            <text:p>213=&gt;'',</text:p>
          </table:table-cell>
          <table:table-cell table:formula="of:=CONCATENATE([.A115]-100;&quot;=&gt; &quot;;&quot;new DestinationCard(&quot;;[.A115];&quot;,&quot;;[.A115];&quot;),&quot;)" office:value-type="string" office:string-value="113=&gt; new DestinationCard(213,213)," calcext:value-type="string">
            <text:p>113=&gt; new DestinationCard(213,213),</text:p>
          </table:table-cell>
          <table:table-cell table:number-columns-repeated="2"/>
        </table:table-row>
        <table:table-row table:style-name="ro1">
          <table:table-cell office:value-type="float" office:value="214" calcext:value-type="float">
            <text:p>214</text:p>
          </table:table-cell>
          <table:table-cell/>
          <table:table-cell office:value-type="float" office:value="918" calcext:value-type="float">
            <text:p>918</text:p>
          </table:table-cell>
          <table:table-cell office:value-type="float" office:value="1283" calcext:value-type="float">
            <text:p>1283</text:p>
          </table:table-cell>
          <table:table-cell table:formula="of:=[.C116]" office:value-type="float" office:value="918" calcext:value-type="float">
            <text:p>918</text:p>
          </table:table-cell>
          <table:table-cell table:formula="of:=[.D116]" office:value-type="float" office:value="1283" calcext:value-type="float">
            <text:p>1283</text:p>
          </table:table-cell>
          <table:table-cell table:number-columns-repeated="4"/>
          <table:table-cell table:formula="of:=CONCATENATE(&quot;new City(&quot;;[.A116];&quot;,&quot;;[.E116];&quot;,&quot;;[.F116];&quot;), //&quot;;[.B116])" office:value-type="string" office:string-value="new City(214,918,1283), //" calcext:value-type="string">
            <text:p>new City(214,918,1283), //</text:p>
          </table:table-cell>
          <table:table-cell table:formula="of:=CONCATENATE(&quot;new DestinationCard(&quot;;[.A116];&quot;,&quot;;[.A116];&quot;),&quot;)" office:value-type="string" office:string-value="new DestinationCard(214,214)," calcext:value-type="string">
            <text:p>new DestinationCard(214,214),</text:p>
          </table:table-cell>
          <table:table-cell/>
          <table:table-cell table:formula="of:=CONCATENATE(&quot;'&quot;;[.B116];&quot;',&quot;)" office:value-type="string" office:string-value="''," calcext:value-type="string">
            <text:p>'',</text:p>
          </table:table-cell>
          <table:table-cell table:formula="of:=CONCATENATE([.A116];&quot;=&gt;'&quot;;[.B116];&quot;',&quot;)" office:value-type="string" office:string-value="214=&gt;''," calcext:value-type="string">
            <text:p>214=&gt;'',</text:p>
          </table:table-cell>
          <table:table-cell table:formula="of:=CONCATENATE([.A116]-100;&quot;=&gt; &quot;;&quot;new DestinationCard(&quot;;[.A116];&quot;,&quot;;[.A116];&quot;),&quot;)" office:value-type="string" office:string-value="114=&gt; new DestinationCard(214,214)," calcext:value-type="string">
            <text:p>114=&gt; new DestinationCard(214,214),</text:p>
          </table:table-cell>
          <table:table-cell table:number-columns-repeated="2"/>
        </table:table-row>
        <table:table-row table:style-name="ro1">
          <table:table-cell office:value-type="float" office:value="215" calcext:value-type="float">
            <text:p>215</text:p>
          </table:table-cell>
          <table:table-cell/>
          <table:table-cell office:value-type="float" office:value="1117" calcext:value-type="float">
            <text:p>1117</text:p>
          </table:table-cell>
          <table:table-cell office:value-type="float" office:value="1165" calcext:value-type="float">
            <text:p>1165</text:p>
          </table:table-cell>
          <table:table-cell table:formula="of:=[.C117]" office:value-type="float" office:value="1117" calcext:value-type="float">
            <text:p>1117</text:p>
          </table:table-cell>
          <table:table-cell table:formula="of:=[.D117]" office:value-type="float" office:value="1165" calcext:value-type="float">
            <text:p>1165</text:p>
          </table:table-cell>
          <table:table-cell table:number-columns-repeated="4"/>
          <table:table-cell table:formula="of:=CONCATENATE(&quot;new City(&quot;;[.A117];&quot;,&quot;;[.E117];&quot;,&quot;;[.F117];&quot;), //&quot;;[.B117])" office:value-type="string" office:string-value="new City(215,1117,1165), //" calcext:value-type="string">
            <text:p>new City(215,1117,1165), //</text:p>
          </table:table-cell>
          <table:table-cell table:formula="of:=CONCATENATE(&quot;new DestinationCard(&quot;;[.A117];&quot;,&quot;;[.A117];&quot;),&quot;)" office:value-type="string" office:string-value="new DestinationCard(215,215)," calcext:value-type="string">
            <text:p>new DestinationCard(215,215),</text:p>
          </table:table-cell>
          <table:table-cell/>
          <table:table-cell table:formula="of:=CONCATENATE(&quot;'&quot;;[.B117];&quot;',&quot;)" office:value-type="string" office:string-value="''," calcext:value-type="string">
            <text:p>'',</text:p>
          </table:table-cell>
          <table:table-cell table:formula="of:=CONCATENATE([.A117];&quot;=&gt;'&quot;;[.B117];&quot;',&quot;)" office:value-type="string" office:string-value="215=&gt;''," calcext:value-type="string">
            <text:p>215=&gt;'',</text:p>
          </table:table-cell>
          <table:table-cell table:formula="of:=CONCATENATE([.A117]-100;&quot;=&gt; &quot;;&quot;new DestinationCard(&quot;;[.A117];&quot;,&quot;;[.A117];&quot;),&quot;)" office:value-type="string" office:string-value="115=&gt; new DestinationCard(215,215)," calcext:value-type="string">
            <text:p>115=&gt; new DestinationCard(215,215),</text:p>
          </table:table-cell>
          <table:table-cell table:number-columns-repeated="2"/>
        </table:table-row>
        <table:table-row table:style-name="ro1">
          <table:table-cell office:value-type="float" office:value="216" calcext:value-type="float">
            <text:p>216</text:p>
          </table:table-cell>
          <table:table-cell/>
          <table:table-cell office:value-type="float" office:value="1377" calcext:value-type="float">
            <text:p>1377</text:p>
          </table:table-cell>
          <table:table-cell office:value-type="float" office:value="277" calcext:value-type="float">
            <text:p>277</text:p>
          </table:table-cell>
          <table:table-cell table:formula="of:=[.C118]" office:value-type="float" office:value="1377" calcext:value-type="float">
            <text:p>1377</text:p>
          </table:table-cell>
          <table:table-cell table:formula="of:=[.D118]" office:value-type="float" office:value="277" calcext:value-type="float">
            <text:p>277</text:p>
          </table:table-cell>
          <table:table-cell table:number-columns-repeated="4"/>
          <table:table-cell table:formula="of:=CONCATENATE(&quot;new City(&quot;;[.A118];&quot;,&quot;;[.E118];&quot;,&quot;;[.F118];&quot;), //&quot;;[.B118])" office:value-type="string" office:string-value="new City(216,1377,277), //" calcext:value-type="string">
            <text:p>new City(216,1377,277), //</text:p>
          </table:table-cell>
          <table:table-cell table:formula="of:=CONCATENATE(&quot;new DestinationCard(&quot;;[.A118];&quot;,&quot;;[.A118];&quot;),&quot;)" office:value-type="string" office:string-value="new DestinationCard(216,216)," calcext:value-type="string">
            <text:p>new DestinationCard(216,216),</text:p>
          </table:table-cell>
          <table:table-cell/>
          <table:table-cell table:formula="of:=CONCATENATE(&quot;'&quot;;[.B118];&quot;',&quot;)" office:value-type="string" office:string-value="''," calcext:value-type="string">
            <text:p>'',</text:p>
          </table:table-cell>
          <table:table-cell table:formula="of:=CONCATENATE([.A118];&quot;=&gt;'&quot;;[.B118];&quot;',&quot;)" office:value-type="string" office:string-value="216=&gt;''," calcext:value-type="string">
            <text:p>216=&gt;'',</text:p>
          </table:table-cell>
          <table:table-cell table:formula="of:=CONCATENATE([.A118]-100;&quot;=&gt; &quot;;&quot;new DestinationCard(&quot;;[.A118];&quot;,&quot;;[.A118];&quot;),&quot;)" office:value-type="string" office:string-value="116=&gt; new DestinationCard(216,216)," calcext:value-type="string">
            <text:p>116=&gt; new DestinationCard(216,216),</text:p>
          </table:table-cell>
          <table:table-cell table:number-columns-repeated="2"/>
        </table:table-row>
        <table:table-row table:style-name="ro1">
          <table:table-cell office:value-type="float" office:value="217" calcext:value-type="float">
            <text:p>217</text:p>
          </table:table-cell>
          <table:table-cell/>
          <table:table-cell office:value-type="float" office:value="1201" calcext:value-type="float">
            <text:p>1201</text:p>
          </table:table-cell>
          <table:table-cell office:value-type="float" office:value="831" calcext:value-type="float">
            <text:p>831</text:p>
          </table:table-cell>
          <table:table-cell table:formula="of:=[.C119]" office:value-type="float" office:value="1201" calcext:value-type="float">
            <text:p>1201</text:p>
          </table:table-cell>
          <table:table-cell table:formula="of:=[.D119]" office:value-type="float" office:value="831" calcext:value-type="float">
            <text:p>831</text:p>
          </table:table-cell>
          <table:table-cell table:number-columns-repeated="4"/>
          <table:table-cell table:formula="of:=CONCATENATE(&quot;new City(&quot;;[.A119];&quot;,&quot;;[.E119];&quot;,&quot;;[.F119];&quot;), //&quot;;[.B119])" office:value-type="string" office:string-value="new City(217,1201,831), //" calcext:value-type="string">
            <text:p>new City(217,1201,831), //</text:p>
          </table:table-cell>
          <table:table-cell table:formula="of:=CONCATENATE(&quot;new DestinationCard(&quot;;[.A119];&quot;,&quot;;[.A119];&quot;),&quot;)" office:value-type="string" office:string-value="new DestinationCard(217,217)," calcext:value-type="string">
            <text:p>new DestinationCard(217,217),</text:p>
          </table:table-cell>
          <table:table-cell/>
          <table:table-cell table:formula="of:=CONCATENATE(&quot;'&quot;;[.B119];&quot;',&quot;)" office:value-type="string" office:string-value="''," calcext:value-type="string">
            <text:p>'',</text:p>
          </table:table-cell>
          <table:table-cell table:formula="of:=CONCATENATE([.A119];&quot;=&gt;'&quot;;[.B119];&quot;',&quot;)" office:value-type="string" office:string-value="217=&gt;''," calcext:value-type="string">
            <text:p>217=&gt;'',</text:p>
          </table:table-cell>
          <table:table-cell table:formula="of:=CONCATENATE([.A119]-100;&quot;=&gt; &quot;;&quot;new DestinationCard(&quot;;[.A119];&quot;,&quot;;[.A119];&quot;),&quot;)" office:value-type="string" office:string-value="117=&gt; new DestinationCard(217,217)," calcext:value-type="string">
            <text:p>117=&gt; new DestinationCard(217,217),</text:p>
          </table:table-cell>
          <table:table-cell table:number-columns-repeated="2"/>
        </table:table-row>
        <table:table-row table:style-name="ro1">
          <table:table-cell office:value-type="float" office:value="218" calcext:value-type="float">
            <text:p>218</text:p>
          </table:table-cell>
          <table:table-cell/>
          <table:table-cell office:value-type="float" office:value="1342" calcext:value-type="float">
            <text:p>1342</text:p>
          </table:table-cell>
          <table:table-cell office:value-type="float" office:value="954" calcext:value-type="float">
            <text:p>954</text:p>
          </table:table-cell>
          <table:table-cell table:formula="of:=[.C120]" office:value-type="float" office:value="1342" calcext:value-type="float">
            <text:p>1342</text:p>
          </table:table-cell>
          <table:table-cell table:formula="of:=[.D120]" office:value-type="float" office:value="954" calcext:value-type="float">
            <text:p>954</text:p>
          </table:table-cell>
          <table:table-cell table:number-columns-repeated="4"/>
          <table:table-cell table:formula="of:=CONCATENATE(&quot;new City(&quot;;[.A120];&quot;,&quot;;[.E120];&quot;,&quot;;[.F120];&quot;), //&quot;;[.B120])" office:value-type="string" office:string-value="new City(218,1342,954), //" calcext:value-type="string">
            <text:p>new City(218,1342,954), //</text:p>
          </table:table-cell>
          <table:table-cell table:formula="of:=CONCATENATE(&quot;new DestinationCard(&quot;;[.A120];&quot;,&quot;;[.A120];&quot;),&quot;)" office:value-type="string" office:string-value="new DestinationCard(218,218)," calcext:value-type="string">
            <text:p>new DestinationCard(218,218),</text:p>
          </table:table-cell>
          <table:table-cell/>
          <table:table-cell table:formula="of:=CONCATENATE(&quot;'&quot;;[.B120];&quot;',&quot;)" office:value-type="string" office:string-value="''," calcext:value-type="string">
            <text:p>'',</text:p>
          </table:table-cell>
          <table:table-cell table:formula="of:=CONCATENATE([.A120];&quot;=&gt;'&quot;;[.B120];&quot;',&quot;)" office:value-type="string" office:string-value="218=&gt;''," calcext:value-type="string">
            <text:p>218=&gt;'',</text:p>
          </table:table-cell>
          <table:table-cell table:formula="of:=CONCATENATE([.A120]-100;&quot;=&gt; &quot;;&quot;new DestinationCard(&quot;;[.A120];&quot;,&quot;;[.A120];&quot;),&quot;)" office:value-type="string" office:string-value="118=&gt; new DestinationCard(218,218)," calcext:value-type="string">
            <text:p>118=&gt; new DestinationCard(218,218),</text:p>
          </table:table-cell>
          <table:table-cell table:number-columns-repeated="2"/>
        </table:table-row>
        <table:table-row table:style-name="ro1">
          <table:table-cell office:value-type="float" office:value="219" calcext:value-type="float">
            <text:p>219</text:p>
          </table:table-cell>
          <table:table-cell/>
          <table:table-cell office:value-type="float" office:value="1369" calcext:value-type="float">
            <text:p>1369</text:p>
          </table:table-cell>
          <table:table-cell office:value-type="float" office:value="1277" calcext:value-type="float">
            <text:p>1277</text:p>
          </table:table-cell>
          <table:table-cell table:formula="of:=[.C121]" office:value-type="float" office:value="1369" calcext:value-type="float">
            <text:p>1369</text:p>
          </table:table-cell>
          <table:table-cell table:formula="of:=[.D121]" office:value-type="float" office:value="1277" calcext:value-type="float">
            <text:p>1277</text:p>
          </table:table-cell>
          <table:table-cell table:number-columns-repeated="4"/>
          <table:table-cell table:formula="of:=CONCATENATE(&quot;new City(&quot;;[.A121];&quot;,&quot;;[.E121];&quot;,&quot;;[.F121];&quot;), //&quot;;[.B121])" office:value-type="string" office:string-value="new City(219,1369,1277), //" calcext:value-type="string">
            <text:p>new City(219,1369,1277), //</text:p>
          </table:table-cell>
          <table:table-cell table:formula="of:=CONCATENATE(&quot;new DestinationCard(&quot;;[.A121];&quot;,&quot;;[.A121];&quot;),&quot;)" office:value-type="string" office:string-value="new DestinationCard(219,219)," calcext:value-type="string">
            <text:p>new DestinationCard(219,219),</text:p>
          </table:table-cell>
          <table:table-cell/>
          <table:table-cell table:formula="of:=CONCATENATE(&quot;'&quot;;[.B121];&quot;',&quot;)" office:value-type="string" office:string-value="''," calcext:value-type="string">
            <text:p>'',</text:p>
          </table:table-cell>
          <table:table-cell table:formula="of:=CONCATENATE([.A121];&quot;=&gt;'&quot;;[.B121];&quot;',&quot;)" office:value-type="string" office:string-value="219=&gt;''," calcext:value-type="string">
            <text:p>219=&gt;'',</text:p>
          </table:table-cell>
          <table:table-cell table:formula="of:=CONCATENATE([.A121]-100;&quot;=&gt; &quot;;&quot;new DestinationCard(&quot;;[.A121];&quot;,&quot;;[.A121];&quot;),&quot;)" office:value-type="string" office:string-value="119=&gt; new DestinationCard(219,219)," calcext:value-type="string">
            <text:p>119=&gt; new DestinationCard(219,219),</text:p>
          </table:table-cell>
          <table:table-cell table:number-columns-repeated="2"/>
        </table:table-row>
        <table:table-row table:style-name="ro1">
          <table:table-cell office:value-type="float" office:value="220" calcext:value-type="float">
            <text:p>220</text:p>
          </table:table-cell>
          <table:table-cell/>
          <table:table-cell office:value-type="float" office:value="1679" calcext:value-type="float">
            <text:p>1679</text:p>
          </table:table-cell>
          <table:table-cell office:value-type="float" office:value="512" calcext:value-type="float">
            <text:p>512</text:p>
          </table:table-cell>
          <table:table-cell table:formula="of:=[.C122]" office:value-type="float" office:value="1679" calcext:value-type="float">
            <text:p>1679</text:p>
          </table:table-cell>
          <table:table-cell table:formula="of:=[.D122]" office:value-type="float" office:value="512" calcext:value-type="float">
            <text:p>512</text:p>
          </table:table-cell>
          <table:table-cell table:number-columns-repeated="4"/>
          <table:table-cell table:formula="of:=CONCATENATE(&quot;new City(&quot;;[.A122];&quot;,&quot;;[.E122];&quot;,&quot;;[.F122];&quot;), //&quot;;[.B122])" office:value-type="string" office:string-value="new City(220,1679,512), //" calcext:value-type="string">
            <text:p>new City(220,1679,512), //</text:p>
          </table:table-cell>
          <table:table-cell table:formula="of:=CONCATENATE(&quot;new DestinationCard(&quot;;[.A122];&quot;,&quot;;[.A122];&quot;),&quot;)" office:value-type="string" office:string-value="new DestinationCard(220,220)," calcext:value-type="string">
            <text:p>new DestinationCard(220,220),</text:p>
          </table:table-cell>
          <table:table-cell/>
          <table:table-cell table:formula="of:=CONCATENATE(&quot;'&quot;;[.B122];&quot;',&quot;)" office:value-type="string" office:string-value="''," calcext:value-type="string">
            <text:p>'',</text:p>
          </table:table-cell>
          <table:table-cell table:formula="of:=CONCATENATE([.A122];&quot;=&gt;'&quot;;[.B122];&quot;',&quot;)" office:value-type="string" office:string-value="220=&gt;''," calcext:value-type="string">
            <text:p>220=&gt;'',</text:p>
          </table:table-cell>
          <table:table-cell table:formula="of:=CONCATENATE([.A122]-100;&quot;=&gt; &quot;;&quot;new DestinationCard(&quot;;[.A122];&quot;,&quot;;[.A122];&quot;),&quot;)" office:value-type="string" office:string-value="120=&gt; new DestinationCard(220,220)," calcext:value-type="string">
            <text:p>120=&gt; new DestinationCard(220,220),</text:p>
          </table:table-cell>
          <table:table-cell table:number-columns-repeated="2"/>
        </table:table-row>
        <table:table-row table:style-name="ro1">
          <table:table-cell office:value-type="float" office:value="221" calcext:value-type="float">
            <text:p>221</text:p>
          </table:table-cell>
          <table:table-cell/>
          <table:table-cell office:value-type="float" office:value="1690" calcext:value-type="float">
            <text:p>1690</text:p>
          </table:table-cell>
          <table:table-cell office:value-type="float" office:value="783" calcext:value-type="float">
            <text:p>783</text:p>
          </table:table-cell>
          <table:table-cell table:formula="of:=[.C123]" office:value-type="float" office:value="1690" calcext:value-type="float">
            <text:p>1690</text:p>
          </table:table-cell>
          <table:table-cell table:formula="of:=[.D123]" office:value-type="float" office:value="783" calcext:value-type="float">
            <text:p>783</text:p>
          </table:table-cell>
          <table:table-cell table:number-columns-repeated="4"/>
          <table:table-cell table:formula="of:=CONCATENATE(&quot;new City(&quot;;[.A123];&quot;,&quot;;[.E123];&quot;,&quot;;[.F123];&quot;), //&quot;;[.B123])" office:value-type="string" office:string-value="new City(221,1690,783), //" calcext:value-type="string">
            <text:p>new City(221,1690,783), //</text:p>
          </table:table-cell>
          <table:table-cell table:formula="of:=CONCATENATE(&quot;new DestinationCard(&quot;;[.A123];&quot;,&quot;;[.A123];&quot;),&quot;)" office:value-type="string" office:string-value="new DestinationCard(221,221)," calcext:value-type="string">
            <text:p>new DestinationCard(221,221),</text:p>
          </table:table-cell>
          <table:table-cell/>
          <table:table-cell table:formula="of:=CONCATENATE(&quot;'&quot;;[.B123];&quot;',&quot;)" office:value-type="string" office:string-value="''," calcext:value-type="string">
            <text:p>'',</text:p>
          </table:table-cell>
          <table:table-cell table:formula="of:=CONCATENATE([.A123];&quot;=&gt;'&quot;;[.B123];&quot;',&quot;)" office:value-type="string" office:string-value="221=&gt;''," calcext:value-type="string">
            <text:p>221=&gt;'',</text:p>
          </table:table-cell>
          <table:table-cell table:formula="of:=CONCATENATE([.A123]-100;&quot;=&gt; &quot;;&quot;new DestinationCard(&quot;;[.A123];&quot;,&quot;;[.A123];&quot;),&quot;)" office:value-type="string" office:string-value="121=&gt; new DestinationCard(221,221)," calcext:value-type="string">
            <text:p>121=&gt; new DestinationCard(221,221),</text:p>
          </table:table-cell>
          <table:table-cell table:number-columns-repeated="2"/>
        </table:table-row>
      </table:table>
      <table:table table:name="routes" table:style-name="ta1">
        <office:forms form:automatic-focus="false" form:apply-design-mode="false"/>
        <table:table-column table:style-name="co2" table:number-columns-repeated="7" table:default-cell-style-name="Default"/>
        <table:table-column table:style-name="co2" table:visibility="collapse" table:default-cell-style-name="Default"/>
        <table:table-column table:style-name="co8" table:default-cell-style-name="Default"/>
        <table:table-column table:style-name="co9" table:default-cell-style-name="Default"/>
        <table:table-column table:style-name="co2" table:number-columns-repeated="2" table:default-cell-style-name="Default"/>
        <table:table-column table:style-name="co4" table:default-cell-style-name="Default"/>
        <table:table-column table:style-name="co2" table:visibility="collapse" table:default-cell-style-name="Default"/>
        <table:table-column table:style-name="co2" table:number-columns-repeated="1010" table:default-cell-style-name="Default"/>
        <table:table-row table:style-name="ro1">
          <table:table-cell table:style-name="ce3" office:value-type="string" calcext:value-type="string">
            <text:p>id</text:p>
          </table:table-cell>
          <table:table-cell table:style-name="ce3" office:value-type="string" calcext:value-type="string">
            <text:p>route from</text:p>
          </table:table-cell>
          <table:table-cell table:style-name="ce3" office:value-type="string" calcext:value-type="string">
            <text:p>route to</text:p>
          </table:table-cell>
          <table:table-cell table:style-name="ce3" office:value-type="string" calcext:value-type="string">
            <text:p>x</text:p>
          </table:table-cell>
          <table:table-cell table:style-name="ce3" office:value-type="string" calcext:value-type="string">
            <text:p>y</text:p>
          </table:table-cell>
          <table:table-cell table:style-name="ce3" office:value-type="string" calcext:value-type="string">
            <text:p>length</text:p>
          </table:table-cell>
          <table:table-cell table:style-name="ce3" office:value-type="string" calcext:value-type="string">
            <text:p>angle</text:p>
          </table:table-cell>
          <table:table-cell table:style-name="ce3" office:value-type="string" calcext:value-type="string">
            <text:p>angle final</text:p>
          </table:table-cell>
          <table:table-cell table:style-name="ce3" office:value-type="string" calcext:value-type="string">
            <text:p>routes js</text:p>
          </table:table-cell>
          <table:table-cell table:style-name="ce3" office:value-type="string" calcext:value-type="string">
            <text:p>routes php</text:p>
          </table:table-cell>
          <table:table-cell table:style-name="ce3" table:number-columns-repeated="3"/>
          <table:table-cell table:style-name="ce3" office:value-type="string" calcext:value-type="string">
            <text:p>quart</text:p>
          </table:table-cell>
          <table:table-cell table:style-name="ce3" table:number-columns-repeated="1010"/>
        </table:table-row>
        <table:table-row table:style-name="ro1">
          <table:table-cell office:value-type="float" office:value="1" calcext:value-type="float">
            <text:p>1</text:p>
          </table:table-cell>
          <table:table-cell office:value-type="float" office:value="100" calcext:value-type="float">
            <text:p>100</text:p>
          </table:table-cell>
          <table:table-cell office:value-type="float" office:value="129" calcext:value-type="float">
            <text:p>129</text:p>
          </table:table-cell>
          <table:table-cell office:value-type="float" office:value="819" calcext:value-type="float">
            <text:p>819</text:p>
          </table:table-cell>
          <table:table-cell office:value-type="float" office:value="179" calcext:value-type="float">
            <text:p>179</text:p>
          </table:table-cell>
          <table:table-cell office:value-type="float" office:value="143" calcext:value-type="float">
            <text:p>143</text:p>
          </table:table-cell>
          <table:table-cell office:value-type="float" office:value="-82" calcext:value-type="float">
            <text:p>-82</text:p>
          </table:table-cell>
          <table:table-cell table:formula="of:=90*([.N2]-1)+[.G2]" office:value-type="float" office:value="-172" calcext:value-type="float">
            <text:p>-172</text:p>
          </table:table-cell>
          <table:table-cell table:formula="of:=CONCATENATE(&quot;new Route(&quot;; ([.A2]-1)*3+1 ; &quot;,&quot; ; [.B2] ; &quot;,&quot; ; [.C2] ; &quot;, [new RouteSpace(&quot;; [.D2] ; &quot;,&quot; ; [.E2] ; &quot;,&quot; ; [.F2] ;  &quot;,&quot; ;[.G2] ;  &quot;)], BLUE),&quot; ; &quot;new Route(&quot;; ([.A2]-1)*3+2 ; &quot;,&quot; ; [.B2] ; &quot;,&quot; ; [.C2] ; &quot;, [new RouteSpace(&quot;; [.D2] ; &quot;,&quot; ; [.E2] ; &quot;,&quot; ; [.F2] ;  &quot;,&quot; ;[.G2] ;  &quot;)], YELLOW),&quot; ; &quot;new Route(&quot;; ([.A2]-1)*3+3 ; &quot;,&quot; ; [.B2] ; &quot;,&quot; ; [.C2] ; &quot;, [new RouteSpace(&quot;; [.D2] ; &quot;,&quot; ; [.E2] ; &quot;,&quot; ; [.F2] ;  &quot;,&quot; ;[.G2] ;  &quot;)], RED),&quot;)" office:value-type="string" office:string-value="new Route(1,100,129, [new RouteSpace(819,179,143,-82)], BLUE),new Route(2,100,129, [new RouteSpace(819,179,143,-82)], YELLOW),new Route(3,100,129, [new RouteSpace(819,179,143,-82)], RED)," calcext:value-type="string">
            <text:p>new Route(1,100,129, [new RouteSpace(819,179,143,-82)], BLUE),new Route(2,100,129, [new RouteSpace(819,179,143,-82)], YELLOW),new Route(3,100,129, [new RouteSpace(819,179,143,-82)], RED),</text:p>
          </table:table-cell>
          <table:table-cell table:formula="of:=CONCATENATE(([.A2]-1)*3+1;&quot;=&gt;new Route(&quot;; [.B2] ; &quot;,&quot; ; [.C2]  ;  &quot;,BLUE),&quot; ;  ([.A2]-1)*3+2;&quot;=&gt;new Route(&quot;; [.B2] ; &quot;,&quot; ; [.C2]  ;  &quot;,YELLOW),&quot; ; ([.A2]-1)*3+3;&quot;=&gt;new Route(&quot;; [.B2] ; &quot;,&quot; ; [.C2]  ;  &quot;,RED),&quot;)" office:value-type="string" office:string-value="1=&gt;new Route(100,129,BLUE),2=&gt;new Route(100,129,YELLOW),3=&gt;new Route(100,129,RED)," calcext:value-type="string">
            <text:p>1=&gt;new Route(100,129,BLUE),2=&gt;new Route(100,129,YELLOW),3=&gt;new Route(100,129,RED),</text:p>
          </table:table-cell>
          <table:table-cell table:number-columns-repeated="1014"/>
        </table:table-row>
        <table:table-row table:style-name="ro1">
          <table:table-cell office:value-type="float" office:value="2" calcext:value-type="float">
            <text:p>2</text:p>
          </table:table-cell>
          <table:table-cell office:value-type="float" office:value="100" calcext:value-type="float">
            <text:p>100</text:p>
          </table:table-cell>
          <table:table-cell office:value-type="float" office:value="130" calcext:value-type="float">
            <text:p>130</text:p>
          </table:table-cell>
          <table:table-cell office:value-type="float" office:value="751" calcext:value-type="float">
            <text:p>751</text:p>
          </table:table-cell>
          <table:table-cell office:value-type="float" office:value="123" calcext:value-type="float">
            <text:p>123</text:p>
          </table:table-cell>
          <table:table-cell office:value-type="float" office:value="86" calcext:value-type="float">
            <text:p>86</text:p>
          </table:table-cell>
          <table:table-cell office:value-type="float" office:value="55" calcext:value-type="float">
            <text:p>55</text:p>
          </table:table-cell>
          <table:table-cell table:formula="of:=90*([.N3]-1)+[.G3]" office:value-type="float" office:value="325" calcext:value-type="float">
            <text:p>325</text:p>
          </table:table-cell>
          <table:table-cell table:formula="of:=CONCATENATE(&quot;new Route(&quot;; ([.A3]-1)*3+1 ; &quot;,&quot; ; [.B3] ; &quot;,&quot; ; [.C3] ; &quot;, [new RouteSpace(&quot;; [.D3] ; &quot;,&quot; ; [.E3] ; &quot;,&quot; ; [.F3] ;  &quot;,&quot; ;[.G3] ;  &quot;)], BLUE),&quot; ; &quot;new Route(&quot;; ([.A3]-1)*3+2 ; &quot;,&quot; ; [.B3] ; &quot;,&quot; ; [.C3] ; &quot;, [new RouteSpace(&quot;; [.D3] ; &quot;,&quot; ; [.E3] ; &quot;,&quot; ; [.F3] ;  &quot;,&quot; ;[.G3] ;  &quot;)], YELLOW),&quot; ; &quot;new Route(&quot;; ([.A3]-1)*3+3 ; &quot;,&quot; ; [.B3] ; &quot;,&quot; ; [.C3] ; &quot;, [new RouteSpace(&quot;; [.D3] ; &quot;,&quot; ; [.E3] ; &quot;,&quot; ; [.F3] ;  &quot;,&quot; ;[.G3] ;  &quot;)], RED),&quot;)" office:value-type="string" office:string-value="new Route(4,100,130, [new RouteSpace(751,123,86,55)], BLUE),new Route(5,100,130, [new RouteSpace(751,123,86,55)], YELLOW),new Route(6,100,130, [new RouteSpace(751,123,86,55)], RED)," calcext:value-type="string">
            <text:p>new Route(4,100,130, [new RouteSpace(751,123,86,55)], BLUE),new Route(5,100,130, [new RouteSpace(751,123,86,55)], YELLOW),new Route(6,100,130, [new RouteSpace(751,123,86,55)], RED),</text:p>
          </table:table-cell>
          <table:table-cell table:formula="of:=CONCATENATE(([.A3]-1)*3+1;&quot;=&gt;new Route(&quot;; [.B3] ; &quot;,&quot; ; [.C3]  ;  &quot;,BLUE),&quot; ;  ([.A3]-1)*3+2;&quot;=&gt;new Route(&quot;; [.B3] ; &quot;,&quot; ; [.C3]  ;  &quot;,YELLOW),&quot; ; ([.A3]-1)*3+3;&quot;=&gt;new Route(&quot;; [.B3] ; &quot;,&quot; ; [.C3]  ;  &quot;,RED),&quot;)" office:value-type="string" office:string-value="4=&gt;new Route(100,130,BLUE),5=&gt;new Route(100,130,YELLOW),6=&gt;new Route(100,130,RED)," calcext:value-type="string">
            <text:p>4=&gt;new Route(100,130,BLUE),5=&gt;new Route(100,130,YELLOW),6=&gt;new Route(100,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3" calcext:value-type="float">
            <text:p>3</text:p>
          </table:table-cell>
          <table:table-cell office:value-type="float" office:value="100" calcext:value-type="float">
            <text:p>100</text:p>
          </table:table-cell>
          <table:table-cell office:value-type="float" office:value="131" calcext:value-type="float">
            <text:p>131</text:p>
          </table:table-cell>
          <table:table-cell office:value-type="float" office:value="727" calcext:value-type="float">
            <text:p>727</text:p>
          </table:table-cell>
          <table:table-cell office:value-type="float" office:value="238" calcext:value-type="float">
            <text:p>238</text:p>
          </table:table-cell>
          <table:table-cell office:value-type="float" office:value="80" calcext:value-type="float">
            <text:p>80</text:p>
          </table:table-cell>
          <table:table-cell office:value-type="float" office:value="-13" calcext:value-type="float">
            <text:p>-13</text:p>
          </table:table-cell>
          <table:table-cell table:formula="of:=90*([.N4]-1)+[.G4]" office:value-type="float" office:value="77" calcext:value-type="float">
            <text:p>77</text:p>
          </table:table-cell>
          <table:table-cell table:formula="of:=CONCATENATE(&quot;new Route(&quot;; ([.A4]-1)*3+1 ; &quot;,&quot; ; [.B4] ; &quot;,&quot; ; [.C4] ; &quot;, [new RouteSpace(&quot;; [.D4] ; &quot;,&quot; ; [.E4] ; &quot;,&quot; ; [.F4] ;  &quot;,&quot; ;[.G4] ;  &quot;)], BLUE),&quot; ; &quot;new Route(&quot;; ([.A4]-1)*3+2 ; &quot;,&quot; ; [.B4] ; &quot;,&quot; ; [.C4] ; &quot;, [new RouteSpace(&quot;; [.D4] ; &quot;,&quot; ; [.E4] ; &quot;,&quot; ; [.F4] ;  &quot;,&quot; ;[.G4] ;  &quot;)], YELLOW),&quot; ; &quot;new Route(&quot;; ([.A4]-1)*3+3 ; &quot;,&quot; ; [.B4] ; &quot;,&quot; ; [.C4] ; &quot;, [new RouteSpace(&quot;; [.D4] ; &quot;,&quot; ; [.E4] ; &quot;,&quot; ; [.F4] ;  &quot;,&quot; ;[.G4] ;  &quot;)], RED),&quot;)" office:value-type="string" office:string-value="new Route(7,100,131, [new RouteSpace(727,238,80,-13)], BLUE),new Route(8,100,131, [new RouteSpace(727,238,80,-13)], YELLOW),new Route(9,100,131, [new RouteSpace(727,238,80,-13)], RED)," calcext:value-type="string">
            <text:p>new Route(7,100,131, [new RouteSpace(727,238,80,-13)], BLUE),new Route(8,100,131, [new RouteSpace(727,238,80,-13)], YELLOW),new Route(9,100,131, [new RouteSpace(727,238,80,-13)], RED),</text:p>
          </table:table-cell>
          <table:table-cell table:formula="of:=CONCATENATE(([.A4]-1)*3+1;&quot;=&gt;new Route(&quot;; [.B4] ; &quot;,&quot; ; [.C4]  ;  &quot;,BLUE),&quot; ;  ([.A4]-1)*3+2;&quot;=&gt;new Route(&quot;; [.B4] ; &quot;,&quot; ; [.C4]  ;  &quot;,YELLOW),&quot; ; ([.A4]-1)*3+3;&quot;=&gt;new Route(&quot;; [.B4] ; &quot;,&quot; ; [.C4]  ;  &quot;,RED),&quot;)" office:value-type="string" office:string-value="7=&gt;new Route(100,131,BLUE),8=&gt;new Route(100,131,YELLOW),9=&gt;new Route(100,131,RED)," calcext:value-type="string">
            <text:p>7=&gt;new Route(100,131,BLUE),8=&gt;new Route(100,131,YELLOW),9=&gt;new Route(100,13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 calcext:value-type="float">
            <text:p>4</text:p>
          </table:table-cell>
          <table:table-cell office:value-type="float" office:value="100" calcext:value-type="float">
            <text:p>100</text:p>
          </table:table-cell>
          <table:table-cell office:value-type="float" office:value="132" calcext:value-type="float">
            <text:p>132</text:p>
          </table:table-cell>
          <table:table-cell office:value-type="float" office:value="813" calcext:value-type="float">
            <text:p>813</text:p>
          </table:table-cell>
          <table:table-cell office:value-type="float" office:value="318" calcext:value-type="float">
            <text:p>318</text:p>
          </table:table-cell>
          <table:table-cell office:value-type="float" office:value="78" calcext:value-type="float">
            <text:p>78</text:p>
          </table:table-cell>
          <table:table-cell office:value-type="float" office:value="-86" calcext:value-type="float">
            <text:p>-86</text:p>
          </table:table-cell>
          <table:table-cell table:formula="of:=90*([.N5]-1)+[.G5]" office:value-type="float" office:value="4" calcext:value-type="float">
            <text:p>4</text:p>
          </table:table-cell>
          <table:table-cell table:formula="of:=CONCATENATE(&quot;new Route(&quot;; ([.A5]-1)*3+1 ; &quot;,&quot; ; [.B5] ; &quot;,&quot; ; [.C5] ; &quot;, [new RouteSpace(&quot;; [.D5] ; &quot;,&quot; ; [.E5] ; &quot;,&quot; ; [.F5] ;  &quot;,&quot; ;[.G5] ;  &quot;)], BLUE),&quot; ; &quot;new Route(&quot;; ([.A5]-1)*3+2 ; &quot;,&quot; ; [.B5] ; &quot;,&quot; ; [.C5] ; &quot;, [new RouteSpace(&quot;; [.D5] ; &quot;,&quot; ; [.E5] ; &quot;,&quot; ; [.F5] ;  &quot;,&quot; ;[.G5] ;  &quot;)], YELLOW),&quot; ; &quot;new Route(&quot;; ([.A5]-1)*3+3 ; &quot;,&quot; ; [.B5] ; &quot;,&quot; ; [.C5] ; &quot;, [new RouteSpace(&quot;; [.D5] ; &quot;,&quot; ; [.E5] ; &quot;,&quot; ; [.F5] ;  &quot;,&quot; ;[.G5] ;  &quot;)], RED),&quot;)" office:value-type="string" office:string-value="new Route(10,100,132, [new RouteSpace(813,318,78,-86)], BLUE),new Route(11,100,132, [new RouteSpace(813,318,78,-86)], YELLOW),new Route(12,100,132, [new RouteSpace(813,318,78,-86)], RED)," calcext:value-type="string">
            <text:p>new Route(10,100,132, [new RouteSpace(813,318,78,-86)], BLUE),new Route(11,100,132, [new RouteSpace(813,318,78,-86)], YELLOW),new Route(12,100,132, [new RouteSpace(813,318,78,-86)], RED),</text:p>
          </table:table-cell>
          <table:table-cell table:formula="of:=CONCATENATE(([.A5]-1)*3+1;&quot;=&gt;new Route(&quot;; [.B5] ; &quot;,&quot; ; [.C5]  ;  &quot;,BLUE),&quot; ;  ([.A5]-1)*3+2;&quot;=&gt;new Route(&quot;; [.B5] ; &quot;,&quot; ; [.C5]  ;  &quot;,YELLOW),&quot; ; ([.A5]-1)*3+3;&quot;=&gt;new Route(&quot;; [.B5] ; &quot;,&quot; ; [.C5]  ;  &quot;,RED),&quot;)" office:value-type="string" office:string-value="10=&gt;new Route(100,132,BLUE),11=&gt;new Route(100,132,YELLOW),12=&gt;new Route(100,132,RED)," calcext:value-type="string">
            <text:p>10=&gt;new Route(100,132,BLUE),11=&gt;new Route(100,132,YELLOW),12=&gt;new Route(100,13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 calcext:value-type="float">
            <text:p>5</text:p>
          </table:table-cell>
          <table:table-cell office:value-type="float" office:value="100" calcext:value-type="float">
            <text:p>100</text:p>
          </table:table-cell>
          <table:table-cell office:value-type="float" office:value="133" calcext:value-type="float">
            <text:p>133</text:p>
          </table:table-cell>
          <table:table-cell office:value-type="float" office:value="826" calcext:value-type="float">
            <text:p>826</text:p>
          </table:table-cell>
          <table:table-cell office:value-type="float" office:value="229" calcext:value-type="float">
            <text:p>229</text:p>
          </table:table-cell>
          <table:table-cell office:value-type="float" office:value="142" calcext:value-type="float">
            <text:p>142</text:p>
          </table:table-cell>
          <table:table-cell office:value-type="float" office:value="69" calcext:value-type="float">
            <text:p>69</text:p>
          </table:table-cell>
          <table:table-cell table:formula="of:=90*([.N6]-1)+[.G6]" office:value-type="float" office:value="159" calcext:value-type="float">
            <text:p>159</text:p>
          </table:table-cell>
          <table:table-cell table:formula="of:=CONCATENATE(&quot;new Route(&quot;; ([.A6]-1)*3+1 ; &quot;,&quot; ; [.B6] ; &quot;,&quot; ; [.C6] ; &quot;, [new RouteSpace(&quot;; [.D6] ; &quot;,&quot; ; [.E6] ; &quot;,&quot; ; [.F6] ;  &quot;,&quot; ;[.G6] ;  &quot;)], BLUE),&quot; ; &quot;new Route(&quot;; ([.A6]-1)*3+2 ; &quot;,&quot; ; [.B6] ; &quot;,&quot; ; [.C6] ; &quot;, [new RouteSpace(&quot;; [.D6] ; &quot;,&quot; ; [.E6] ; &quot;,&quot; ; [.F6] ;  &quot;,&quot; ;[.G6] ;  &quot;)], YELLOW),&quot; ; &quot;new Route(&quot;; ([.A6]-1)*3+3 ; &quot;,&quot; ; [.B6] ; &quot;,&quot; ; [.C6] ; &quot;, [new RouteSpace(&quot;; [.D6] ; &quot;,&quot; ; [.E6] ; &quot;,&quot; ; [.F6] ;  &quot;,&quot; ;[.G6] ;  &quot;)], RED),&quot;)" office:value-type="string" office:string-value="new Route(13,100,133, [new RouteSpace(826,229,142,69)], BLUE),new Route(14,100,133, [new RouteSpace(826,229,142,69)], YELLOW),new Route(15,100,133, [new RouteSpace(826,229,142,69)], RED)," calcext:value-type="string">
            <text:p>new Route(13,100,133, [new RouteSpace(826,229,142,69)], BLUE),new Route(14,100,133, [new RouteSpace(826,229,142,69)], YELLOW),new Route(15,100,133, [new RouteSpace(826,229,142,69)], RED),</text:p>
          </table:table-cell>
          <table:table-cell table:formula="of:=CONCATENATE(([.A6]-1)*3+1;&quot;=&gt;new Route(&quot;; [.B6] ; &quot;,&quot; ; [.C6]  ;  &quot;,BLUE),&quot; ;  ([.A6]-1)*3+2;&quot;=&gt;new Route(&quot;; [.B6] ; &quot;,&quot; ; [.C6]  ;  &quot;,YELLOW),&quot; ; ([.A6]-1)*3+3;&quot;=&gt;new Route(&quot;; [.B6] ; &quot;,&quot; ; [.C6]  ;  &quot;,RED),&quot;)" office:value-type="string" office:string-value="13=&gt;new Route(100,133,BLUE),14=&gt;new Route(100,133,YELLOW),15=&gt;new Route(100,133,RED)," calcext:value-type="string">
            <text:p>13=&gt;new Route(100,133,BLUE),14=&gt;new Route(100,133,YELLOW),15=&gt;new Route(100,13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 calcext:value-type="float">
            <text:p>6</text:p>
          </table:table-cell>
          <table:table-cell office:value-type="float" office:value="101" calcext:value-type="float">
            <text:p>101</text:p>
          </table:table-cell>
          <table:table-cell office:value-type="float" office:value="102" calcext:value-type="float">
            <text:p>102</text:p>
          </table:table-cell>
          <table:table-cell office:value-type="float" office:value="126" calcext:value-type="float">
            <text:p>126</text:p>
          </table:table-cell>
          <table:table-cell office:value-type="float" office:value="81" calcext:value-type="float">
            <text:p>81</text:p>
          </table:table-cell>
          <table:table-cell office:value-type="float" office:value="113" calcext:value-type="float">
            <text:p>113</text:p>
          </table:table-cell>
          <table:table-cell office:value-type="float" office:value="-22" calcext:value-type="float">
            <text:p>-22</text:p>
          </table:table-cell>
          <table:table-cell table:formula="of:=90*([.N7]-1)+[.G7]" office:value-type="float" office:value="-22" calcext:value-type="float">
            <text:p>-22</text:p>
          </table:table-cell>
          <table:table-cell table:formula="of:=CONCATENATE(&quot;new Route(&quot;; ([.A7]-1)*3+1 ; &quot;,&quot; ; [.B7] ; &quot;,&quot; ; [.C7] ; &quot;, [new RouteSpace(&quot;; [.D7] ; &quot;,&quot; ; [.E7] ; &quot;,&quot; ; [.F7] ;  &quot;,&quot; ;[.G7] ;  &quot;)], BLUE),&quot; ; &quot;new Route(&quot;; ([.A7]-1)*3+2 ; &quot;,&quot; ; [.B7] ; &quot;,&quot; ; [.C7] ; &quot;, [new RouteSpace(&quot;; [.D7] ; &quot;,&quot; ; [.E7] ; &quot;,&quot; ; [.F7] ;  &quot;,&quot; ;[.G7] ;  &quot;)], YELLOW),&quot; ; &quot;new Route(&quot;; ([.A7]-1)*3+3 ; &quot;,&quot; ; [.B7] ; &quot;,&quot; ; [.C7] ; &quot;, [new RouteSpace(&quot;; [.D7] ; &quot;,&quot; ; [.E7] ; &quot;,&quot; ; [.F7] ;  &quot;,&quot; ;[.G7] ;  &quot;)], RED),&quot;)" office:value-type="string" office:string-value="new Route(16,101,102, [new RouteSpace(126,81,113,-22)], BLUE),new Route(17,101,102, [new RouteSpace(126,81,113,-22)], YELLOW),new Route(18,101,102, [new RouteSpace(126,81,113,-22)], RED)," calcext:value-type="string">
            <text:p>new Route(16,101,102, [new RouteSpace(126,81,113,-22)], BLUE),new Route(17,101,102, [new RouteSpace(126,81,113,-22)], YELLOW),new Route(18,101,102, [new RouteSpace(126,81,113,-22)], RED),</text:p>
          </table:table-cell>
          <table:table-cell table:formula="of:=CONCATENATE(([.A7]-1)*3+1;&quot;=&gt;new Route(&quot;; [.B7] ; &quot;,&quot; ; [.C7]  ;  &quot;,BLUE),&quot; ;  ([.A7]-1)*3+2;&quot;=&gt;new Route(&quot;; [.B7] ; &quot;,&quot; ; [.C7]  ;  &quot;,YELLOW),&quot; ; ([.A7]-1)*3+3;&quot;=&gt;new Route(&quot;; [.B7] ; &quot;,&quot; ; [.C7]  ;  &quot;,RED),&quot;)" office:value-type="string" office:string-value="16=&gt;new Route(101,102,BLUE),17=&gt;new Route(101,102,YELLOW),18=&gt;new Route(101,102,RED)," calcext:value-type="string">
            <text:p>16=&gt;new Route(101,102,BLUE),17=&gt;new Route(101,102,YELLOW),18=&gt;new Route(101,10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 calcext:value-type="float">
            <text:p>7</text:p>
          </table:table-cell>
          <table:table-cell office:value-type="float" office:value="101" calcext:value-type="float">
            <text:p>101</text:p>
          </table:table-cell>
          <table:table-cell office:value-type="float" office:value="105" calcext:value-type="float">
            <text:p>105</text:p>
          </table:table-cell>
          <table:table-cell office:value-type="float" office:value="116" calcext:value-type="float">
            <text:p>116</text:p>
          </table:table-cell>
          <table:table-cell office:value-type="float" office:value="101" calcext:value-type="float">
            <text:p>101</text:p>
          </table:table-cell>
          <table:table-cell office:value-type="float" office:value="98" calcext:value-type="float">
            <text:p>98</text:p>
          </table:table-cell>
          <table:table-cell office:value-type="float" office:value="90" calcext:value-type="float">
            <text:p>90</text:p>
          </table:table-cell>
          <table:table-cell table:formula="of:=90*([.N8]-1)+[.G8]" office:value-type="float" office:value="270" calcext:value-type="float">
            <text:p>270</text:p>
          </table:table-cell>
          <table:table-cell table:formula="of:=CONCATENATE(&quot;new Route(&quot;; ([.A8]-1)*3+1 ; &quot;,&quot; ; [.B8] ; &quot;,&quot; ; [.C8] ; &quot;, [new RouteSpace(&quot;; [.D8] ; &quot;,&quot; ; [.E8] ; &quot;,&quot; ; [.F8] ;  &quot;,&quot; ;[.G8] ;  &quot;)], BLUE),&quot; ; &quot;new Route(&quot;; ([.A8]-1)*3+2 ; &quot;,&quot; ; [.B8] ; &quot;,&quot; ; [.C8] ; &quot;, [new RouteSpace(&quot;; [.D8] ; &quot;,&quot; ; [.E8] ; &quot;,&quot; ; [.F8] ;  &quot;,&quot; ;[.G8] ;  &quot;)], YELLOW),&quot; ; &quot;new Route(&quot;; ([.A8]-1)*3+3 ; &quot;,&quot; ; [.B8] ; &quot;,&quot; ; [.C8] ; &quot;, [new RouteSpace(&quot;; [.D8] ; &quot;,&quot; ; [.E8] ; &quot;,&quot; ; [.F8] ;  &quot;,&quot; ;[.G8] ;  &quot;)], RED),&quot;)" office:value-type="string" office:string-value="new Route(19,101,105, [new RouteSpace(116,101,98,90)], BLUE),new Route(20,101,105, [new RouteSpace(116,101,98,90)], YELLOW),new Route(21,101,105, [new RouteSpace(116,101,98,90)], RED)," calcext:value-type="string">
            <text:p>new Route(19,101,105, [new RouteSpace(116,101,98,90)], BLUE),new Route(20,101,105, [new RouteSpace(116,101,98,90)], YELLOW),new Route(21,101,105, [new RouteSpace(116,101,98,90)], RED),</text:p>
          </table:table-cell>
          <table:table-cell table:formula="of:=CONCATENATE(([.A8]-1)*3+1;&quot;=&gt;new Route(&quot;; [.B8] ; &quot;,&quot; ; [.C8]  ;  &quot;,BLUE),&quot; ;  ([.A8]-1)*3+2;&quot;=&gt;new Route(&quot;; [.B8] ; &quot;,&quot; ; [.C8]  ;  &quot;,YELLOW),&quot; ; ([.A8]-1)*3+3;&quot;=&gt;new Route(&quot;; [.B8] ; &quot;,&quot; ; [.C8]  ;  &quot;,RED),&quot;)" office:value-type="string" office:string-value="19=&gt;new Route(101,105,BLUE),20=&gt;new Route(101,105,YELLOW),21=&gt;new Route(101,105,RED)," calcext:value-type="string">
            <text:p>19=&gt;new Route(101,105,BLUE),20=&gt;new Route(101,105,YELLOW),21=&gt;new Route(101,105,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114" calcext:value-type="float">
            <text:p>114</text:p>
          </table:table-cell>
          <table:table-cell office:value-type="float" office:value="497" calcext:value-type="float">
            <text:p>497</text:p>
          </table:table-cell>
          <table:table-cell office:value-type="float" office:value="82" calcext:value-type="float">
            <text:p>82</text:p>
          </table:table-cell>
          <table:table-cell office:value-type="float" office:value="136" calcext:value-type="float">
            <text:p>136</text:p>
          </table:table-cell>
          <table:table-cell office:value-type="float" office:value="-21" calcext:value-type="float">
            <text:p>-21</text:p>
          </table:table-cell>
          <table:table-cell table:formula="of:=90*([.N9]-1)+[.G9]" office:value-type="float" office:value="159" calcext:value-type="float">
            <text:p>159</text:p>
          </table:table-cell>
          <table:table-cell table:formula="of:=CONCATENATE(&quot;new Route(&quot;; ([.A9]-1)*3+1 ; &quot;,&quot; ; [.B9] ; &quot;,&quot; ; [.C9] ; &quot;, [new RouteSpace(&quot;; [.D9] ; &quot;,&quot; ; [.E9] ; &quot;,&quot; ; [.F9] ;  &quot;,&quot; ;[.G9] ;  &quot;)], BLUE),&quot; ; &quot;new Route(&quot;; ([.A9]-1)*3+2 ; &quot;,&quot; ; [.B9] ; &quot;,&quot; ; [.C9] ; &quot;, [new RouteSpace(&quot;; [.D9] ; &quot;,&quot; ; [.E9] ; &quot;,&quot; ; [.F9] ;  &quot;,&quot; ;[.G9] ;  &quot;)], YELLOW),&quot; ; &quot;new Route(&quot;; ([.A9]-1)*3+3 ; &quot;,&quot; ; [.B9] ; &quot;,&quot; ; [.C9] ; &quot;, [new RouteSpace(&quot;; [.D9] ; &quot;,&quot; ; [.E9] ; &quot;,&quot; ; [.F9] ;  &quot;,&quot; ;[.G9] ;  &quot;)], RED),&quot;)" office:value-type="string" office:string-value="new Route(22,103,114, [new RouteSpace(497,82,136,-21)], BLUE),new Route(23,103,114, [new RouteSpace(497,82,136,-21)], YELLOW),new Route(24,103,114, [new RouteSpace(497,82,136,-21)], RED)," calcext:value-type="string">
            <text:p>new Route(22,103,114, [new RouteSpace(497,82,136,-21)], BLUE),new Route(23,103,114, [new RouteSpace(497,82,136,-21)], YELLOW),new Route(24,103,114, [new RouteSpace(497,82,136,-21)], RED),</text:p>
          </table:table-cell>
          <table:table-cell table:formula="of:=CONCATENATE(([.A9]-1)*3+1;&quot;=&gt;new Route(&quot;; [.B9] ; &quot;,&quot; ; [.C9]  ;  &quot;,BLUE),&quot; ;  ([.A9]-1)*3+2;&quot;=&gt;new Route(&quot;; [.B9] ; &quot;,&quot; ; [.C9]  ;  &quot;,YELLOW),&quot; ; ([.A9]-1)*3+3;&quot;=&gt;new Route(&quot;; [.B9] ; &quot;,&quot; ; [.C9]  ;  &quot;,RED),&quot;)" office:value-type="string" office:string-value="22=&gt;new Route(103,114,BLUE),23=&gt;new Route(103,114,YELLOW),24=&gt;new Route(103,114,RED)," calcext:value-type="string">
            <text:p>22=&gt;new Route(103,114,BLUE),23=&gt;new Route(103,114,YELLOW),24=&gt;new Route(103,114,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9" calcext:value-type="float">
            <text:p>9</text:p>
          </table:table-cell>
          <table:table-cell office:value-type="float" office:value="104" calcext:value-type="float">
            <text:p>104</text:p>
          </table:table-cell>
          <table:table-cell office:value-type="float" office:value="105" calcext:value-type="float">
            <text:p>105</text:p>
          </table:table-cell>
          <table:table-cell office:value-type="float" office:value="133" calcext:value-type="float">
            <text:p>133</text:p>
          </table:table-cell>
          <table:table-cell office:value-type="float" office:value="213" calcext:value-type="float">
            <text:p>213</text:p>
          </table:table-cell>
          <table:table-cell office:value-type="float" office:value="78" calcext:value-type="float">
            <text:p>78</text:p>
          </table:table-cell>
          <table:table-cell office:value-type="float" office:value="-13" calcext:value-type="float">
            <text:p>-13</text:p>
          </table:table-cell>
          <table:table-cell table:formula="of:=90*([.N10]-1)+[.G10]" office:value-type="float" office:value="257" calcext:value-type="float">
            <text:p>257</text:p>
          </table:table-cell>
          <table:table-cell table:formula="of:=CONCATENATE(&quot;new Route(&quot;; ([.A10]-1)*3+1 ; &quot;,&quot; ; [.B10] ; &quot;,&quot; ; [.C10] ; &quot;, [new RouteSpace(&quot;; [.D10] ; &quot;,&quot; ; [.E10] ; &quot;,&quot; ; [.F10] ;  &quot;,&quot; ;[.G10] ;  &quot;)], BLUE),&quot; ; &quot;new Route(&quot;; ([.A10]-1)*3+2 ; &quot;,&quot; ; [.B10] ; &quot;,&quot; ; [.C10] ; &quot;, [new RouteSpace(&quot;; [.D10] ; &quot;,&quot; ; [.E10] ; &quot;,&quot; ; [.F10] ;  &quot;,&quot; ;[.G10] ;  &quot;)], YELLOW),&quot; ; &quot;new Route(&quot;; ([.A10]-1)*3+3 ; &quot;,&quot; ; [.B10] ; &quot;,&quot; ; [.C10] ; &quot;, [new RouteSpace(&quot;; [.D10] ; &quot;,&quot; ; [.E10] ; &quot;,&quot; ; [.F10] ;  &quot;,&quot; ;[.G10] ;  &quot;)], RED),&quot;)" office:value-type="string" office:string-value="new Route(25,104,105, [new RouteSpace(133,213,78,-13)], BLUE),new Route(26,104,105, [new RouteSpace(133,213,78,-13)], YELLOW),new Route(27,104,105, [new RouteSpace(133,213,78,-13)], RED)," calcext:value-type="string">
            <text:p>new Route(25,104,105, [new RouteSpace(133,213,78,-13)], BLUE),new Route(26,104,105, [new RouteSpace(133,213,78,-13)], YELLOW),new Route(27,104,105, [new RouteSpace(133,213,78,-13)], RED),</text:p>
          </table:table-cell>
          <table:table-cell table:formula="of:=CONCATENATE(([.A10]-1)*3+1;&quot;=&gt;new Route(&quot;; [.B10] ; &quot;,&quot; ; [.C10]  ;  &quot;,BLUE),&quot; ;  ([.A10]-1)*3+2;&quot;=&gt;new Route(&quot;; [.B10] ; &quot;,&quot; ; [.C10]  ;  &quot;,YELLOW),&quot; ; ([.A10]-1)*3+3;&quot;=&gt;new Route(&quot;; [.B10] ; &quot;,&quot; ; [.C10]  ;  &quot;,RED),&quot;)" office:value-type="string" office:string-value="25=&gt;new Route(104,105,BLUE),26=&gt;new Route(104,105,YELLOW),27=&gt;new Route(104,105,RED)," calcext:value-type="string">
            <text:p>25=&gt;new Route(104,105,BLUE),26=&gt;new Route(104,105,YELLOW),27=&gt;new Route(104,10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0" calcext:value-type="float">
            <text:p>10</text:p>
          </table:table-cell>
          <table:table-cell office:value-type="float" office:value="104" calcext:value-type="float">
            <text:p>104</text:p>
          </table:table-cell>
          <table:table-cell office:value-type="float" office:value="109" calcext:value-type="float">
            <text:p>109</text:p>
          </table:table-cell>
          <table:table-cell office:value-type="float" office:value="234" calcext:value-type="float">
            <text:p>234</text:p>
          </table:table-cell>
          <table:table-cell office:value-type="float" office:value="204" calcext:value-type="float">
            <text:p>204</text:p>
          </table:table-cell>
          <table:table-cell office:value-type="float" office:value="142" calcext:value-type="float">
            <text:p>142</text:p>
          </table:table-cell>
          <table:table-cell office:value-type="float" office:value="33" calcext:value-type="float">
            <text:p>33</text:p>
          </table:table-cell>
          <table:table-cell table:formula="of:=90*([.N11]-1)+[.G11]" office:value-type="float" office:value="123" calcext:value-type="float">
            <text:p>123</text:p>
          </table:table-cell>
          <table:table-cell table:formula="of:=CONCATENATE(&quot;new Route(&quot;; ([.A11]-1)*3+1 ; &quot;,&quot; ; [.B11] ; &quot;,&quot; ; [.C11] ; &quot;, [new RouteSpace(&quot;; [.D11] ; &quot;,&quot; ; [.E11] ; &quot;,&quot; ; [.F11] ;  &quot;,&quot; ;[.G11] ;  &quot;)], BLUE),&quot; ; &quot;new Route(&quot;; ([.A11]-1)*3+2 ; &quot;,&quot; ; [.B11] ; &quot;,&quot; ; [.C11] ; &quot;, [new RouteSpace(&quot;; [.D11] ; &quot;,&quot; ; [.E11] ; &quot;,&quot; ; [.F11] ;  &quot;,&quot; ;[.G11] ;  &quot;)], YELLOW),&quot; ; &quot;new Route(&quot;; ([.A11]-1)*3+3 ; &quot;,&quot; ; [.B11] ; &quot;,&quot; ; [.C11] ; &quot;, [new RouteSpace(&quot;; [.D11] ; &quot;,&quot; ; [.E11] ; &quot;,&quot; ; [.F11] ;  &quot;,&quot; ;[.G11] ;  &quot;)], RED),&quot;)" office:value-type="string" office:string-value="new Route(28,104,109, [new RouteSpace(234,204,142,33)], BLUE),new Route(29,104,109, [new RouteSpace(234,204,142,33)], YELLOW),new Route(30,104,109, [new RouteSpace(234,204,142,33)], RED)," calcext:value-type="string">
            <text:p>new Route(28,104,109, [new RouteSpace(234,204,142,33)], BLUE),new Route(29,104,109, [new RouteSpace(234,204,142,33)], YELLOW),new Route(30,104,109, [new RouteSpace(234,204,142,33)], RED),</text:p>
          </table:table-cell>
          <table:table-cell table:formula="of:=CONCATENATE(([.A11]-1)*3+1;&quot;=&gt;new Route(&quot;; [.B11] ; &quot;,&quot; ; [.C11]  ;  &quot;,BLUE),&quot; ;  ([.A11]-1)*3+2;&quot;=&gt;new Route(&quot;; [.B11] ; &quot;,&quot; ; [.C11]  ;  &quot;,YELLOW),&quot; ; ([.A11]-1)*3+3;&quot;=&gt;new Route(&quot;; [.B11] ; &quot;,&quot; ; [.C11]  ;  &quot;,RED),&quot;)" office:value-type="string" office:string-value="28=&gt;new Route(104,109,BLUE),29=&gt;new Route(104,109,YELLOW),30=&gt;new Route(104,109,RED)," calcext:value-type="string">
            <text:p>28=&gt;new Route(104,109,BLUE),29=&gt;new Route(104,109,YELLOW),30=&gt;new Route(104,10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1" calcext:value-type="float">
            <text:p>11</text:p>
          </table:table-cell>
          <table:table-cell office:value-type="float" office:value="105" calcext:value-type="float">
            <text:p>105</text:p>
          </table:table-cell>
          <table:table-cell office:value-type="float" office:value="108" calcext:value-type="float">
            <text:p>108</text:p>
          </table:table-cell>
          <table:table-cell office:value-type="float" office:value="111" calcext:value-type="float">
            <text:p>111</text:p>
          </table:table-cell>
          <table:table-cell office:value-type="float" office:value="229" calcext:value-type="float">
            <text:p>229</text:p>
          </table:table-cell>
          <table:table-cell office:value-type="float" office:value="108" calcext:value-type="float">
            <text:p>108</text:p>
          </table:table-cell>
          <table:table-cell office:value-type="float" office:value="88" calcext:value-type="float">
            <text:p>88</text:p>
          </table:table-cell>
          <table:table-cell table:formula="of:=90*([.N12]-1)+[.G12]" office:value-type="float" office:value="88" calcext:value-type="float">
            <text:p>88</text:p>
          </table:table-cell>
          <table:table-cell table:formula="of:=CONCATENATE(&quot;new Route(&quot;; ([.A12]-1)*3+1 ; &quot;,&quot; ; [.B12] ; &quot;,&quot; ; [.C12] ; &quot;, [new RouteSpace(&quot;; [.D12] ; &quot;,&quot; ; [.E12] ; &quot;,&quot; ; [.F12] ;  &quot;,&quot; ;[.G12] ;  &quot;)], BLUE),&quot; ; &quot;new Route(&quot;; ([.A12]-1)*3+2 ; &quot;,&quot; ; [.B12] ; &quot;,&quot; ; [.C12] ; &quot;, [new RouteSpace(&quot;; [.D12] ; &quot;,&quot; ; [.E12] ; &quot;,&quot; ; [.F12] ;  &quot;,&quot; ;[.G12] ;  &quot;)], YELLOW),&quot; ; &quot;new Route(&quot;; ([.A12]-1)*3+3 ; &quot;,&quot; ; [.B12] ; &quot;,&quot; ; [.C12] ; &quot;, [new RouteSpace(&quot;; [.D12] ; &quot;,&quot; ; [.E12] ; &quot;,&quot; ; [.F12] ;  &quot;,&quot; ;[.G12] ;  &quot;)], RED),&quot;)" office:value-type="string" office:string-value="new Route(31,105,108, [new RouteSpace(111,229,108,88)], BLUE),new Route(32,105,108, [new RouteSpace(111,229,108,88)], YELLOW),new Route(33,105,108, [new RouteSpace(111,229,108,88)], RED)," calcext:value-type="string">
            <text:p>new Route(31,105,108, [new RouteSpace(111,229,108,88)], BLUE),new Route(32,105,108, [new RouteSpace(111,229,108,88)], YELLOW),new Route(33,105,108, [new RouteSpace(111,229,108,88)], RED),</text:p>
          </table:table-cell>
          <table:table-cell table:formula="of:=CONCATENATE(([.A12]-1)*3+1;&quot;=&gt;new Route(&quot;; [.B12] ; &quot;,&quot; ; [.C12]  ;  &quot;,BLUE),&quot; ;  ([.A12]-1)*3+2;&quot;=&gt;new Route(&quot;; [.B12] ; &quot;,&quot; ; [.C12]  ;  &quot;,YELLOW),&quot; ; ([.A12]-1)*3+3;&quot;=&gt;new Route(&quot;; [.B12] ; &quot;,&quot; ; [.C12]  ;  &quot;,RED),&quot;)" office:value-type="string" office:string-value="31=&gt;new Route(105,108,BLUE),32=&gt;new Route(105,108,YELLOW),33=&gt;new Route(105,108,RED)," calcext:value-type="string">
            <text:p>31=&gt;new Route(105,108,BLUE),32=&gt;new Route(105,108,YELLOW),33=&gt;new Route(105,10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2" calcext:value-type="float">
            <text:p>12</text:p>
          </table:table-cell>
          <table:table-cell office:value-type="float" office:value="106" calcext:value-type="float">
            <text:p>106</text:p>
          </table:table-cell>
          <table:table-cell office:value-type="float" office:value="108" calcext:value-type="float">
            <text:p>108</text:p>
          </table:table-cell>
          <table:table-cell office:value-type="float" office:value="122" calcext:value-type="float">
            <text:p>122</text:p>
          </table:table-cell>
          <table:table-cell office:value-type="float" office:value="340" calcext:value-type="float">
            <text:p>340</text:p>
          </table:table-cell>
          <table:table-cell office:value-type="float" office:value="84" calcext:value-type="float">
            <text:p>84</text:p>
          </table:table-cell>
          <table:table-cell office:value-type="float" office:value="-60" calcext:value-type="float">
            <text:p>-60</text:p>
          </table:table-cell>
          <table:table-cell table:formula="of:=90*([.N13]-1)+[.G13]" office:value-type="float" office:value="210" calcext:value-type="float">
            <text:p>210</text:p>
          </table:table-cell>
          <table:table-cell table:formula="of:=CONCATENATE(&quot;new Route(&quot;; ([.A13]-1)*3+1 ; &quot;,&quot; ; [.B13] ; &quot;,&quot; ; [.C13] ; &quot;, [new RouteSpace(&quot;; [.D13] ; &quot;,&quot; ; [.E13] ; &quot;,&quot; ; [.F13] ;  &quot;,&quot; ;[.G13] ;  &quot;)], BLUE),&quot; ; &quot;new Route(&quot;; ([.A13]-1)*3+2 ; &quot;,&quot; ; [.B13] ; &quot;,&quot; ; [.C13] ; &quot;, [new RouteSpace(&quot;; [.D13] ; &quot;,&quot; ; [.E13] ; &quot;,&quot; ; [.F13] ;  &quot;,&quot; ;[.G13] ;  &quot;)], YELLOW),&quot; ; &quot;new Route(&quot;; ([.A13]-1)*3+3 ; &quot;,&quot; ; [.B13] ; &quot;,&quot; ; [.C13] ; &quot;, [new RouteSpace(&quot;; [.D13] ; &quot;,&quot; ; [.E13] ; &quot;,&quot; ; [.F13] ;  &quot;,&quot; ;[.G13] ;  &quot;)], RED),&quot;)" office:value-type="string" office:string-value="new Route(34,106,108, [new RouteSpace(122,340,84,-60)], BLUE),new Route(35,106,108, [new RouteSpace(122,340,84,-60)], YELLOW),new Route(36,106,108, [new RouteSpace(122,340,84,-60)], RED)," calcext:value-type="string">
            <text:p>new Route(34,106,108, [new RouteSpace(122,340,84,-60)], BLUE),new Route(35,106,108, [new RouteSpace(122,340,84,-60)], YELLOW),new Route(36,106,108, [new RouteSpace(122,340,84,-60)], RED),</text:p>
          </table:table-cell>
          <table:table-cell table:formula="of:=CONCATENATE(([.A13]-1)*3+1;&quot;=&gt;new Route(&quot;; [.B13] ; &quot;,&quot; ; [.C13]  ;  &quot;,BLUE),&quot; ;  ([.A13]-1)*3+2;&quot;=&gt;new Route(&quot;; [.B13] ; &quot;,&quot; ; [.C13]  ;  &quot;,YELLOW),&quot; ; ([.A13]-1)*3+3;&quot;=&gt;new Route(&quot;; [.B13] ; &quot;,&quot; ; [.C13]  ;  &quot;,RED),&quot;)" office:value-type="string" office:string-value="34=&gt;new Route(106,108,BLUE),35=&gt;new Route(106,108,YELLOW),36=&gt;new Route(106,108,RED)," calcext:value-type="string">
            <text:p>34=&gt;new Route(106,108,BLUE),35=&gt;new Route(106,108,YELLOW),36=&gt;new Route(106,108,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3" calcext:value-type="float">
            <text:p>13</text:p>
          </table:table-cell>
          <table:table-cell office:value-type="float" office:value="106" calcext:value-type="float">
            <text:p>106</text:p>
          </table:table-cell>
          <table:table-cell office:value-type="float" office:value="109" calcext:value-type="float">
            <text:p>109</text:p>
          </table:table-cell>
          <table:table-cell office:value-type="float" office:value="188" calcext:value-type="float">
            <text:p>188</text:p>
          </table:table-cell>
          <table:table-cell office:value-type="float" office:value="254" calcext:value-type="float">
            <text:p>254</text:p>
          </table:table-cell>
          <table:table-cell office:value-type="float" office:value="165" calcext:value-type="float">
            <text:p>165</text:p>
          </table:table-cell>
          <table:table-cell office:value-type="float" office:value="13" calcext:value-type="float">
            <text:p>13</text:p>
          </table:table-cell>
          <table:table-cell table:formula="of:=90*([.N14]-1)+[.G14]" office:value-type="float" office:value="13" calcext:value-type="float">
            <text:p>13</text:p>
          </table:table-cell>
          <table:table-cell table:formula="of:=CONCATENATE(&quot;new Route(&quot;; ([.A14]-1)*3+1 ; &quot;,&quot; ; [.B14] ; &quot;,&quot; ; [.C14] ; &quot;, [new RouteSpace(&quot;; [.D14] ; &quot;,&quot; ; [.E14] ; &quot;,&quot; ; [.F14] ;  &quot;,&quot; ;[.G14] ;  &quot;)], BLUE),&quot; ; &quot;new Route(&quot;; ([.A14]-1)*3+2 ; &quot;,&quot; ; [.B14] ; &quot;,&quot; ; [.C14] ; &quot;, [new RouteSpace(&quot;; [.D14] ; &quot;,&quot; ; [.E14] ; &quot;,&quot; ; [.F14] ;  &quot;,&quot; ;[.G14] ;  &quot;)], YELLOW),&quot; ; &quot;new Route(&quot;; ([.A14]-1)*3+3 ; &quot;,&quot; ; [.B14] ; &quot;,&quot; ; [.C14] ; &quot;, [new RouteSpace(&quot;; [.D14] ; &quot;,&quot; ; [.E14] ; &quot;,&quot; ; [.F14] ;  &quot;,&quot; ;[.G14] ;  &quot;)], RED),&quot;)" office:value-type="string" office:string-value="new Route(37,106,109, [new RouteSpace(188,254,165,13)], BLUE),new Route(38,106,109, [new RouteSpace(188,254,165,13)], YELLOW),new Route(39,106,109, [new RouteSpace(188,254,165,13)], RED)," calcext:value-type="string">
            <text:p>new Route(37,106,109, [new RouteSpace(188,254,165,13)], BLUE),new Route(38,106,109, [new RouteSpace(188,254,165,13)], YELLOW),new Route(39,106,109, [new RouteSpace(188,254,165,13)], RED),</text:p>
          </table:table-cell>
          <table:table-cell table:formula="of:=CONCATENATE(([.A14]-1)*3+1;&quot;=&gt;new Route(&quot;; [.B14] ; &quot;,&quot; ; [.C14]  ;  &quot;,BLUE),&quot; ;  ([.A14]-1)*3+2;&quot;=&gt;new Route(&quot;; [.B14] ; &quot;,&quot; ; [.C14]  ;  &quot;,YELLOW),&quot; ; ([.A14]-1)*3+3;&quot;=&gt;new Route(&quot;; [.B14] ; &quot;,&quot; ; [.C14]  ;  &quot;,RED),&quot;)" office:value-type="string" office:string-value="37=&gt;new Route(106,109,BLUE),38=&gt;new Route(106,109,YELLOW),39=&gt;new Route(106,109,RED)," calcext:value-type="string">
            <text:p>37=&gt;new Route(106,109,BLUE),38=&gt;new Route(106,109,YELLOW),39=&gt;new Route(106,10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4" calcext:value-type="float">
            <text:p>14</text:p>
          </table:table-cell>
          <table:table-cell office:value-type="float" office:value="107" calcext:value-type="float">
            <text:p>107</text:p>
          </table:table-cell>
          <table:table-cell office:value-type="float" office:value="110" calcext:value-type="float">
            <text:p>110</text:p>
          </table:table-cell>
          <table:table-cell office:value-type="float" office:value="263" calcext:value-type="float">
            <text:p>263</text:p>
          </table:table-cell>
          <table:table-cell office:value-type="float" office:value="429" calcext:value-type="float">
            <text:p>429</text:p>
          </table:table-cell>
          <table:table-cell office:value-type="float" office:value="126" calcext:value-type="float">
            <text:p>126</text:p>
          </table:table-cell>
          <table:table-cell office:value-type="float" office:value="45" calcext:value-type="float">
            <text:p>45</text:p>
          </table:table-cell>
          <table:table-cell table:formula="of:=90*([.N15]-1)+[.G15]" office:value-type="float" office:value="45" calcext:value-type="float">
            <text:p>45</text:p>
          </table:table-cell>
          <table:table-cell table:formula="of:=CONCATENATE(&quot;new Route(&quot;; ([.A15]-1)*3+1 ; &quot;,&quot; ; [.B15] ; &quot;,&quot; ; [.C15] ; &quot;, [new RouteSpace(&quot;; [.D15] ; &quot;,&quot; ; [.E15] ; &quot;,&quot; ; [.F15] ;  &quot;,&quot; ;[.G15] ;  &quot;)], BLUE),&quot; ; &quot;new Route(&quot;; ([.A15]-1)*3+2 ; &quot;,&quot; ; [.B15] ; &quot;,&quot; ; [.C15] ; &quot;, [new RouteSpace(&quot;; [.D15] ; &quot;,&quot; ; [.E15] ; &quot;,&quot; ; [.F15] ;  &quot;,&quot; ;[.G15] ;  &quot;)], YELLOW),&quot; ; &quot;new Route(&quot;; ([.A15]-1)*3+3 ; &quot;,&quot; ; [.B15] ; &quot;,&quot; ; [.C15] ; &quot;, [new RouteSpace(&quot;; [.D15] ; &quot;,&quot; ; [.E15] ; &quot;,&quot; ; [.F15] ;  &quot;,&quot; ;[.G15] ;  &quot;)], RED),&quot;)" office:value-type="string" office:string-value="new Route(40,107,110, [new RouteSpace(263,429,126,45)], BLUE),new Route(41,107,110, [new RouteSpace(263,429,126,45)], YELLOW),new Route(42,107,110, [new RouteSpace(263,429,126,45)], RED)," calcext:value-type="string">
            <text:p>new Route(40,107,110, [new RouteSpace(263,429,126,45)], BLUE),new Route(41,107,110, [new RouteSpace(263,429,126,45)], YELLOW),new Route(42,107,110, [new RouteSpace(263,429,126,45)], RED),</text:p>
          </table:table-cell>
          <table:table-cell table:formula="of:=CONCATENATE(([.A15]-1)*3+1;&quot;=&gt;new Route(&quot;; [.B15] ; &quot;,&quot; ; [.C15]  ;  &quot;,BLUE),&quot; ;  ([.A15]-1)*3+2;&quot;=&gt;new Route(&quot;; [.B15] ; &quot;,&quot; ; [.C15]  ;  &quot;,YELLOW),&quot; ; ([.A15]-1)*3+3;&quot;=&gt;new Route(&quot;; [.B15] ; &quot;,&quot; ; [.C15]  ;  &quot;,RED),&quot;)" office:value-type="string" office:string-value="40=&gt;new Route(107,110,BLUE),41=&gt;new Route(107,110,YELLOW),42=&gt;new Route(107,110,RED)," calcext:value-type="string">
            <text:p>40=&gt;new Route(107,110,BLUE),41=&gt;new Route(107,110,YELLOW),42=&gt;new Route(107,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5" calcext:value-type="float">
            <text:p>15</text:p>
          </table:table-cell>
          <table:table-cell office:value-type="float" office:value="107" calcext:value-type="float">
            <text:p>107</text:p>
          </table:table-cell>
          <table:table-cell office:value-type="float" office:value="112" calcext:value-type="float">
            <text:p>112</text:p>
          </table:table-cell>
          <table:table-cell office:value-type="float" office:value="250" calcext:value-type="float">
            <text:p>250</text:p>
          </table:table-cell>
          <table:table-cell office:value-type="float" office:value="546" calcext:value-type="float">
            <text:p>546</text:p>
          </table:table-cell>
          <table:table-cell office:value-type="float" office:value="93" calcext:value-type="float">
            <text:p>93</text:p>
          </table:table-cell>
          <table:table-cell office:value-type="float" office:value="-7" calcext:value-type="float">
            <text:p>-7</text:p>
          </table:table-cell>
          <table:table-cell table:formula="of:=90*([.N16]-1)+[.G16]" office:value-type="float" office:value="173" calcext:value-type="float">
            <text:p>173</text:p>
          </table:table-cell>
          <table:table-cell table:formula="of:=CONCATENATE(&quot;new Route(&quot;; ([.A16]-1)*3+1 ; &quot;,&quot; ; [.B16] ; &quot;,&quot; ; [.C16] ; &quot;, [new RouteSpace(&quot;; [.D16] ; &quot;,&quot; ; [.E16] ; &quot;,&quot; ; [.F16] ;  &quot;,&quot; ;[.G16] ;  &quot;)], BLUE),&quot; ; &quot;new Route(&quot;; ([.A16]-1)*3+2 ; &quot;,&quot; ; [.B16] ; &quot;,&quot; ; [.C16] ; &quot;, [new RouteSpace(&quot;; [.D16] ; &quot;,&quot; ; [.E16] ; &quot;,&quot; ; [.F16] ;  &quot;,&quot; ;[.G16] ;  &quot;)], YELLOW),&quot; ; &quot;new Route(&quot;; ([.A16]-1)*3+3 ; &quot;,&quot; ; [.B16] ; &quot;,&quot; ; [.C16] ; &quot;, [new RouteSpace(&quot;; [.D16] ; &quot;,&quot; ; [.E16] ; &quot;,&quot; ; [.F16] ;  &quot;,&quot; ;[.G16] ;  &quot;)], RED),&quot;)" office:value-type="string" office:string-value="new Route(43,107,112, [new RouteSpace(250,546,93,-7)], BLUE),new Route(44,107,112, [new RouteSpace(250,546,93,-7)], YELLOW),new Route(45,107,112, [new RouteSpace(250,546,93,-7)], RED)," calcext:value-type="string">
            <text:p>new Route(43,107,112, [new RouteSpace(250,546,93,-7)], BLUE),new Route(44,107,112, [new RouteSpace(250,546,93,-7)], YELLOW),new Route(45,107,112, [new RouteSpace(250,546,93,-7)], RED),</text:p>
          </table:table-cell>
          <table:table-cell table:formula="of:=CONCATENATE(([.A16]-1)*3+1;&quot;=&gt;new Route(&quot;; [.B16] ; &quot;,&quot; ; [.C16]  ;  &quot;,BLUE),&quot; ;  ([.A16]-1)*3+2;&quot;=&gt;new Route(&quot;; [.B16] ; &quot;,&quot; ; [.C16]  ;  &quot;,YELLOW),&quot; ; ([.A16]-1)*3+3;&quot;=&gt;new Route(&quot;; [.B16] ; &quot;,&quot; ; [.C16]  ;  &quot;,RED),&quot;)" office:value-type="string" office:string-value="43=&gt;new Route(107,112,BLUE),44=&gt;new Route(107,112,YELLOW),45=&gt;new Route(107,112,RED)," calcext:value-type="string">
            <text:p>43=&gt;new Route(107,112,BLUE),44=&gt;new Route(107,112,YELLOW),45=&gt;new Route(107,112,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16" calcext:value-type="float">
            <text:p>16</text:p>
          </table:table-cell>
          <table:table-cell office:value-type="float" office:value="108" calcext:value-type="float">
            <text:p>108</text:p>
          </table:table-cell>
          <table:table-cell office:value-type="float" office:value="111" calcext:value-type="float">
            <text:p>111</text:p>
          </table:table-cell>
          <table:table-cell office:value-type="float" office:value="116" calcext:value-type="float">
            <text:p>116</text:p>
          </table:table-cell>
          <table:table-cell office:value-type="float" office:value="369" calcext:value-type="float">
            <text:p>369</text:p>
          </table:table-cell>
          <table:table-cell office:value-type="float" office:value="139" calcext:value-type="float">
            <text:p>139</text:p>
          </table:table-cell>
          <table:table-cell office:value-type="float" office:value="76" calcext:value-type="float">
            <text:p>76</text:p>
          </table:table-cell>
          <table:table-cell table:formula="of:=90*([.N17]-1)+[.G17]" office:value-type="float" office:value="346" calcext:value-type="float">
            <text:p>346</text:p>
          </table:table-cell>
          <table:table-cell table:formula="of:=CONCATENATE(&quot;new Route(&quot;; ([.A17]-1)*3+1 ; &quot;,&quot; ; [.B17] ; &quot;,&quot; ; [.C17] ; &quot;, [new RouteSpace(&quot;; [.D17] ; &quot;,&quot; ; [.E17] ; &quot;,&quot; ; [.F17] ;  &quot;,&quot; ;[.G17] ;  &quot;)], BLUE),&quot; ; &quot;new Route(&quot;; ([.A17]-1)*3+2 ; &quot;,&quot; ; [.B17] ; &quot;,&quot; ; [.C17] ; &quot;, [new RouteSpace(&quot;; [.D17] ; &quot;,&quot; ; [.E17] ; &quot;,&quot; ; [.F17] ;  &quot;,&quot; ;[.G17] ;  &quot;)], YELLOW),&quot; ; &quot;new Route(&quot;; ([.A17]-1)*3+3 ; &quot;,&quot; ; [.B17] ; &quot;,&quot; ; [.C17] ; &quot;, [new RouteSpace(&quot;; [.D17] ; &quot;,&quot; ; [.E17] ; &quot;,&quot; ; [.F17] ;  &quot;,&quot; ;[.G17] ;  &quot;)], RED),&quot;)" office:value-type="string" office:string-value="new Route(46,108,111, [new RouteSpace(116,369,139,76)], BLUE),new Route(47,108,111, [new RouteSpace(116,369,139,76)], YELLOW),new Route(48,108,111, [new RouteSpace(116,369,139,76)], RED)," calcext:value-type="string">
            <text:p>new Route(46,108,111, [new RouteSpace(116,369,139,76)], BLUE),new Route(47,108,111, [new RouteSpace(116,369,139,76)], YELLOW),new Route(48,108,111, [new RouteSpace(116,369,139,76)], RED),</text:p>
          </table:table-cell>
          <table:table-cell table:formula="of:=CONCATENATE(([.A17]-1)*3+1;&quot;=&gt;new Route(&quot;; [.B17] ; &quot;,&quot; ; [.C17]  ;  &quot;,BLUE),&quot; ;  ([.A17]-1)*3+2;&quot;=&gt;new Route(&quot;; [.B17] ; &quot;,&quot; ; [.C17]  ;  &quot;,YELLOW),&quot; ; ([.A17]-1)*3+3;&quot;=&gt;new Route(&quot;; [.B17] ; &quot;,&quot; ; [.C17]  ;  &quot;,RED),&quot;)" office:value-type="string" office:string-value="46=&gt;new Route(108,111,BLUE),47=&gt;new Route(108,111,YELLOW),48=&gt;new Route(108,111,RED)," calcext:value-type="string">
            <text:p>46=&gt;new Route(108,111,BLUE),47=&gt;new Route(108,111,YELLOW),48=&gt;new Route(108,11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7" calcext:value-type="float">
            <text:p>17</text:p>
          </table:table-cell>
          <table:table-cell office:value-type="float" office:value="109" calcext:value-type="float">
            <text:p>109</text:p>
          </table:table-cell>
          <table:table-cell office:value-type="float" office:value="110" calcext:value-type="float">
            <text:p>110</text:p>
          </table:table-cell>
          <table:table-cell office:value-type="float" office:value="263" calcext:value-type="float">
            <text:p>263</text:p>
          </table:table-cell>
          <table:table-cell office:value-type="float" office:value="406" calcext:value-type="float">
            <text:p>406</text:p>
          </table:table-cell>
          <table:table-cell office:value-type="float" office:value="132" calcext:value-type="float">
            <text:p>132</text:p>
          </table:table-cell>
          <table:table-cell office:value-type="float" office:value="-46" calcext:value-type="float">
            <text:p>-46</text:p>
          </table:table-cell>
          <table:table-cell table:formula="of:=90*([.N18]-1)+[.G18]" office:value-type="float" office:value="-46" calcext:value-type="float">
            <text:p>-46</text:p>
          </table:table-cell>
          <table:table-cell table:formula="of:=CONCATENATE(&quot;new Route(&quot;; ([.A18]-1)*3+1 ; &quot;,&quot; ; [.B18] ; &quot;,&quot; ; [.C18] ; &quot;, [new RouteSpace(&quot;; [.D18] ; &quot;,&quot; ; [.E18] ; &quot;,&quot; ; [.F18] ;  &quot;,&quot; ;[.G18] ;  &quot;)], BLUE),&quot; ; &quot;new Route(&quot;; ([.A18]-1)*3+2 ; &quot;,&quot; ; [.B18] ; &quot;,&quot; ; [.C18] ; &quot;, [new RouteSpace(&quot;; [.D18] ; &quot;,&quot; ; [.E18] ; &quot;,&quot; ; [.F18] ;  &quot;,&quot; ;[.G18] ;  &quot;)], YELLOW),&quot; ; &quot;new Route(&quot;; ([.A18]-1)*3+3 ; &quot;,&quot; ; [.B18] ; &quot;,&quot; ; [.C18] ; &quot;, [new RouteSpace(&quot;; [.D18] ; &quot;,&quot; ; [.E18] ; &quot;,&quot; ; [.F18] ;  &quot;,&quot; ;[.G18] ;  &quot;)], RED),&quot;)" office:value-type="string" office:string-value="new Route(49,109,110, [new RouteSpace(263,406,132,-46)], BLUE),new Route(50,109,110, [new RouteSpace(263,406,132,-46)], YELLOW),new Route(51,109,110, [new RouteSpace(263,406,132,-46)], RED)," calcext:value-type="string">
            <text:p>new Route(49,109,110, [new RouteSpace(263,406,132,-46)], BLUE),new Route(50,109,110, [new RouteSpace(263,406,132,-46)], YELLOW),new Route(51,109,110, [new RouteSpace(263,406,132,-46)], RED),</text:p>
          </table:table-cell>
          <table:table-cell table:formula="of:=CONCATENATE(([.A18]-1)*3+1;&quot;=&gt;new Route(&quot;; [.B18] ; &quot;,&quot; ; [.C18]  ;  &quot;,BLUE),&quot; ;  ([.A18]-1)*3+2;&quot;=&gt;new Route(&quot;; [.B18] ; &quot;,&quot; ; [.C18]  ;  &quot;,YELLOW),&quot; ; ([.A18]-1)*3+3;&quot;=&gt;new Route(&quot;; [.B18] ; &quot;,&quot; ; [.C18]  ;  &quot;,RED),&quot;)" office:value-type="string" office:string-value="49=&gt;new Route(109,110,BLUE),50=&gt;new Route(109,110,YELLOW),51=&gt;new Route(109,110,RED)," calcext:value-type="string">
            <text:p>49=&gt;new Route(109,110,BLUE),50=&gt;new Route(109,110,YELLOW),51=&gt;new Route(109,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8" calcext:value-type="float">
            <text:p>18</text:p>
          </table:table-cell>
          <table:table-cell office:value-type="float" office:value="110" calcext:value-type="float">
            <text:p>110</text:p>
          </table:table-cell>
          <table:table-cell office:value-type="float" office:value="111" calcext:value-type="float">
            <text:p>111</text:p>
          </table:table-cell>
          <table:table-cell office:value-type="float" office:value="169" calcext:value-type="float">
            <text:p>169</text:p>
          </table:table-cell>
          <table:table-cell office:value-type="float" office:value="503" calcext:value-type="float">
            <text:p>503</text:p>
          </table:table-cell>
          <table:table-cell office:value-type="float" office:value="103" calcext:value-type="float">
            <text:p>103</text:p>
          </table:table-cell>
          <table:table-cell office:value-type="float" office:value="-46" calcext:value-type="float">
            <text:p>-46</text:p>
          </table:table-cell>
          <table:table-cell table:formula="of:=90*([.N19]-1)+[.G19]" office:value-type="float" office:value="44" calcext:value-type="float">
            <text:p>44</text:p>
          </table:table-cell>
          <table:table-cell table:formula="of:=CONCATENATE(&quot;new Route(&quot;; ([.A19]-1)*3+1 ; &quot;,&quot; ; [.B19] ; &quot;,&quot; ; [.C19] ; &quot;, [new RouteSpace(&quot;; [.D19] ; &quot;,&quot; ; [.E19] ; &quot;,&quot; ; [.F19] ;  &quot;,&quot; ;[.G19] ;  &quot;)], BLUE),&quot; ; &quot;new Route(&quot;; ([.A19]-1)*3+2 ; &quot;,&quot; ; [.B19] ; &quot;,&quot; ; [.C19] ; &quot;, [new RouteSpace(&quot;; [.D19] ; &quot;,&quot; ; [.E19] ; &quot;,&quot; ; [.F19] ;  &quot;,&quot; ;[.G19] ;  &quot;)], YELLOW),&quot; ; &quot;new Route(&quot;; ([.A19]-1)*3+3 ; &quot;,&quot; ; [.B19] ; &quot;,&quot; ; [.C19] ; &quot;, [new RouteSpace(&quot;; [.D19] ; &quot;,&quot; ; [.E19] ; &quot;,&quot; ; [.F19] ;  &quot;,&quot; ;[.G19] ;  &quot;)], RED),&quot;)" office:value-type="string" office:string-value="new Route(52,110,111, [new RouteSpace(169,503,103,-46)], BLUE),new Route(53,110,111, [new RouteSpace(169,503,103,-46)], YELLOW),new Route(54,110,111, [new RouteSpace(169,503,103,-46)], RED)," calcext:value-type="string">
            <text:p>new Route(52,110,111, [new RouteSpace(169,503,103,-46)], BLUE),new Route(53,110,111, [new RouteSpace(169,503,103,-46)], YELLOW),new Route(54,110,111, [new RouteSpace(169,503,103,-46)], RED),</text:p>
          </table:table-cell>
          <table:table-cell table:formula="of:=CONCATENATE(([.A19]-1)*3+1;&quot;=&gt;new Route(&quot;; [.B19] ; &quot;,&quot; ; [.C19]  ;  &quot;,BLUE),&quot; ;  ([.A19]-1)*3+2;&quot;=&gt;new Route(&quot;; [.B19] ; &quot;,&quot; ; [.C19]  ;  &quot;,YELLOW),&quot; ; ([.A19]-1)*3+3;&quot;=&gt;new Route(&quot;; [.B19] ; &quot;,&quot; ; [.C19]  ;  &quot;,RED),&quot;)" office:value-type="string" office:string-value="52=&gt;new Route(110,111,BLUE),53=&gt;new Route(110,111,YELLOW),54=&gt;new Route(110,111,RED)," calcext:value-type="string">
            <text:p>52=&gt;new Route(110,111,BLUE),53=&gt;new Route(110,111,YELLOW),54=&gt;new Route(110,11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9" calcext:value-type="float">
            <text:p>19</text:p>
          </table:table-cell>
          <table:table-cell office:value-type="float" office:value="111" calcext:value-type="float">
            <text:p>111</text:p>
          </table:table-cell>
          <table:table-cell office:value-type="float" office:value="112" calcext:value-type="float">
            <text:p>112</text:p>
          </table:table-cell>
          <table:table-cell office:value-type="float" office:value="169" calcext:value-type="float">
            <text:p>169</text:p>
          </table:table-cell>
          <table:table-cell office:value-type="float" office:value="523" calcext:value-type="float">
            <text:p>523</text:p>
          </table:table-cell>
          <table:table-cell office:value-type="float" office:value="56" calcext:value-type="float">
            <text:p>56</text:p>
          </table:table-cell>
          <table:table-cell office:value-type="float" office:value="24" calcext:value-type="float">
            <text:p>24</text:p>
          </table:table-cell>
          <table:table-cell table:formula="of:=90*([.N20]-1)+[.G20]" office:value-type="float" office:value="114" calcext:value-type="float">
            <text:p>114</text:p>
          </table:table-cell>
          <table:table-cell table:formula="of:=CONCATENATE(&quot;new Route(&quot;; ([.A20]-1)*3+1 ; &quot;,&quot; ; [.B20] ; &quot;,&quot; ; [.C20] ; &quot;, [new RouteSpace(&quot;; [.D20] ; &quot;,&quot; ; [.E20] ; &quot;,&quot; ; [.F20] ;  &quot;,&quot; ;[.G20] ;  &quot;)], BLUE),&quot; ; &quot;new Route(&quot;; ([.A20]-1)*3+2 ; &quot;,&quot; ; [.B20] ; &quot;,&quot; ; [.C20] ; &quot;, [new RouteSpace(&quot;; [.D20] ; &quot;,&quot; ; [.E20] ; &quot;,&quot; ; [.F20] ;  &quot;,&quot; ;[.G20] ;  &quot;)], YELLOW),&quot; ; &quot;new Route(&quot;; ([.A20]-1)*3+3 ; &quot;,&quot; ; [.B20] ; &quot;,&quot; ; [.C20] ; &quot;, [new RouteSpace(&quot;; [.D20] ; &quot;,&quot; ; [.E20] ; &quot;,&quot; ; [.F20] ;  &quot;,&quot; ;[.G20] ;  &quot;)], RED),&quot;)" office:value-type="string" office:string-value="new Route(55,111,112, [new RouteSpace(169,523,56,24)], BLUE),new Route(56,111,112, [new RouteSpace(169,523,56,24)], YELLOW),new Route(57,111,112, [new RouteSpace(169,523,56,24)], RED)," calcext:value-type="string">
            <text:p>new Route(55,111,112, [new RouteSpace(169,523,56,24)], BLUE),new Route(56,111,112, [new RouteSpace(169,523,56,24)], YELLOW),new Route(57,111,112, [new RouteSpace(169,523,56,24)], RED),</text:p>
          </table:table-cell>
          <table:table-cell table:formula="of:=CONCATENATE(([.A20]-1)*3+1;&quot;=&gt;new Route(&quot;; [.B20] ; &quot;,&quot; ; [.C20]  ;  &quot;,BLUE),&quot; ;  ([.A20]-1)*3+2;&quot;=&gt;new Route(&quot;; [.B20] ; &quot;,&quot; ; [.C20]  ;  &quot;,YELLOW),&quot; ; ([.A20]-1)*3+3;&quot;=&gt;new Route(&quot;; [.B20] ; &quot;,&quot; ; [.C20]  ;  &quot;,RED),&quot;)" office:value-type="string" office:string-value="55=&gt;new Route(111,112,BLUE),56=&gt;new Route(111,112,YELLOW),57=&gt;new Route(111,112,RED)," calcext:value-type="string">
            <text:p>55=&gt;new Route(111,112,BLUE),56=&gt;new Route(111,112,YELLOW),57=&gt;new Route(111,11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0" calcext:value-type="float">
            <text:p>20</text:p>
          </table:table-cell>
          <table:table-cell office:value-type="float" office:value="112" calcext:value-type="float">
            <text:p>112</text:p>
          </table:table-cell>
          <table:table-cell office:value-type="float" office:value="124" calcext:value-type="float">
            <text:p>124</text:p>
          </table:table-cell>
          <table:table-cell office:value-type="float" office:value="162" calcext:value-type="float">
            <text:p>162</text:p>
          </table:table-cell>
          <table:table-cell office:value-type="float" office:value="703" calcext:value-type="float">
            <text:p>703</text:p>
          </table:table-cell>
          <table:table-cell office:value-type="float" office:value="158" calcext:value-type="float">
            <text:p>158</text:p>
          </table:table-cell>
          <table:table-cell office:value-type="float" office:value="-67" calcext:value-type="float">
            <text:p>-67</text:p>
          </table:table-cell>
          <table:table-cell table:formula="of:=90*([.N21]-1)+[.G21]" office:value-type="float" office:value="-67" calcext:value-type="float">
            <text:p>-67</text:p>
          </table:table-cell>
          <table:table-cell table:formula="of:=CONCATENATE(&quot;new Route(&quot;; ([.A21]-1)*3+1 ; &quot;,&quot; ; [.B21] ; &quot;,&quot; ; [.C21] ; &quot;, [new RouteSpace(&quot;; [.D21] ; &quot;,&quot; ; [.E21] ; &quot;,&quot; ; [.F21] ;  &quot;,&quot; ;[.G21] ;  &quot;)], BLUE),&quot; ; &quot;new Route(&quot;; ([.A21]-1)*3+2 ; &quot;,&quot; ; [.B21] ; &quot;,&quot; ; [.C21] ; &quot;, [new RouteSpace(&quot;; [.D21] ; &quot;,&quot; ; [.E21] ; &quot;,&quot; ; [.F21] ;  &quot;,&quot; ;[.G21] ;  &quot;)], YELLOW),&quot; ; &quot;new Route(&quot;; ([.A21]-1)*3+3 ; &quot;,&quot; ; [.B21] ; &quot;,&quot; ; [.C21] ; &quot;, [new RouteSpace(&quot;; [.D21] ; &quot;,&quot; ; [.E21] ; &quot;,&quot; ; [.F21] ;  &quot;,&quot; ;[.G21] ;  &quot;)], RED),&quot;)" office:value-type="string" office:string-value="new Route(58,112,124, [new RouteSpace(162,703,158,-67)], BLUE),new Route(59,112,124, [new RouteSpace(162,703,158,-67)], YELLOW),new Route(60,112,124, [new RouteSpace(162,703,158,-67)], RED)," calcext:value-type="string">
            <text:p>new Route(58,112,124, [new RouteSpace(162,703,158,-67)], BLUE),new Route(59,112,124, [new RouteSpace(162,703,158,-67)], YELLOW),new Route(60,112,124, [new RouteSpace(162,703,158,-67)], RED),</text:p>
          </table:table-cell>
          <table:table-cell table:formula="of:=CONCATENATE(([.A21]-1)*3+1;&quot;=&gt;new Route(&quot;; [.B21] ; &quot;,&quot; ; [.C21]  ;  &quot;,BLUE),&quot; ;  ([.A21]-1)*3+2;&quot;=&gt;new Route(&quot;; [.B21] ; &quot;,&quot; ; [.C21]  ;  &quot;,YELLOW),&quot; ; ([.A21]-1)*3+3;&quot;=&gt;new Route(&quot;; [.B21] ; &quot;,&quot; ; [.C21]  ;  &quot;,RED),&quot;)" office:value-type="string" office:string-value="58=&gt;new Route(112,124,BLUE),59=&gt;new Route(112,124,YELLOW),60=&gt;new Route(112,124,RED)," calcext:value-type="string">
            <text:p>58=&gt;new Route(112,124,BLUE),59=&gt;new Route(112,124,YELLOW),60=&gt;new Route(112,12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1" calcext:value-type="float">
            <text:p>21</text:p>
          </table:table-cell>
          <table:table-cell office:value-type="float" office:value="112" calcext:value-type="float">
            <text:p>112</text:p>
          </table:table-cell>
          <table:table-cell office:value-type="float" office:value="115" calcext:value-type="float">
            <text:p>115</text:p>
          </table:table-cell>
          <table:table-cell office:value-type="float" office:value="242" calcext:value-type="float">
            <text:p>242</text:p>
          </table:table-cell>
          <table:table-cell office:value-type="float" office:value="559" calcext:value-type="float">
            <text:p>559</text:p>
          </table:table-cell>
          <table:table-cell office:value-type="float" office:value="133" calcext:value-type="float">
            <text:p>133</text:p>
          </table:table-cell>
          <table:table-cell office:value-type="float" office:value="33" calcext:value-type="float">
            <text:p>33</text:p>
          </table:table-cell>
          <table:table-cell table:formula="of:=90*([.N22]-1)+[.G22]" office:value-type="float" office:value="123" calcext:value-type="float">
            <text:p>123</text:p>
          </table:table-cell>
          <table:table-cell table:formula="of:=CONCATENATE(&quot;new Route(&quot;; ([.A22]-1)*3+1 ; &quot;,&quot; ; [.B22] ; &quot;,&quot; ; [.C22] ; &quot;, [new RouteSpace(&quot;; [.D22] ; &quot;,&quot; ; [.E22] ; &quot;,&quot; ; [.F22] ;  &quot;,&quot; ;[.G22] ;  &quot;)], BLUE),&quot; ; &quot;new Route(&quot;; ([.A22]-1)*3+2 ; &quot;,&quot; ; [.B22] ; &quot;,&quot; ; [.C22] ; &quot;, [new RouteSpace(&quot;; [.D22] ; &quot;,&quot; ; [.E22] ; &quot;,&quot; ; [.F22] ;  &quot;,&quot; ;[.G22] ;  &quot;)], YELLOW),&quot; ; &quot;new Route(&quot;; ([.A22]-1)*3+3 ; &quot;,&quot; ; [.B22] ; &quot;,&quot; ; [.C22] ; &quot;, [new RouteSpace(&quot;; [.D22] ; &quot;,&quot; ; [.E22] ; &quot;,&quot; ; [.F22] ;  &quot;,&quot; ;[.G22] ;  &quot;)], RED),&quot;)" office:value-type="string" office:string-value="new Route(61,112,115, [new RouteSpace(242,559,133,33)], BLUE),new Route(62,112,115, [new RouteSpace(242,559,133,33)], YELLOW),new Route(63,112,115, [new RouteSpace(242,559,133,33)], RED)," calcext:value-type="string">
            <text:p>new Route(61,112,115, [new RouteSpace(242,559,133,33)], BLUE),new Route(62,112,115, [new RouteSpace(242,559,133,33)], YELLOW),new Route(63,112,115, [new RouteSpace(242,559,133,33)], RED),</text:p>
          </table:table-cell>
          <table:table-cell table:formula="of:=CONCATENATE(([.A22]-1)*3+1;&quot;=&gt;new Route(&quot;; [.B22] ; &quot;,&quot; ; [.C22]  ;  &quot;,BLUE),&quot; ;  ([.A22]-1)*3+2;&quot;=&gt;new Route(&quot;; [.B22] ; &quot;,&quot; ; [.C22]  ;  &quot;,YELLOW),&quot; ; ([.A22]-1)*3+3;&quot;=&gt;new Route(&quot;; [.B22] ; &quot;,&quot; ; [.C22]  ;  &quot;,RED),&quot;)" office:value-type="string" office:string-value="61=&gt;new Route(112,115,BLUE),62=&gt;new Route(112,115,YELLOW),63=&gt;new Route(112,115,RED)," calcext:value-type="string">
            <text:p>61=&gt;new Route(112,115,BLUE),62=&gt;new Route(112,115,YELLOW),63=&gt;new Route(112,115,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2" calcext:value-type="float">
            <text:p>22</text:p>
          </table:table-cell>
          <table:table-cell office:value-type="float" office:value="113" calcext:value-type="float">
            <text:p>113</text:p>
          </table:table-cell>
          <table:table-cell office:value-type="float" office:value="131" calcext:value-type="float">
            <text:p>131</text:p>
          </table:table-cell>
          <table:table-cell office:value-type="float" office:value="550" calcext:value-type="float">
            <text:p>550</text:p>
          </table:table-cell>
          <table:table-cell office:value-type="float" office:value="251" calcext:value-type="float">
            <text:p>251</text:p>
          </table:table-cell>
          <table:table-cell office:value-type="float" office:value="147" calcext:value-type="float">
            <text:p>147</text:p>
          </table:table-cell>
          <table:table-cell office:value-type="float" office:value="-3" calcext:value-type="float">
            <text:p>-3</text:p>
          </table:table-cell>
          <table:table-cell table:formula="of:=90*([.N23]-1)+[.G23]" office:value-type="float" office:value="-3" calcext:value-type="float">
            <text:p>-3</text:p>
          </table:table-cell>
          <table:table-cell table:formula="of:=CONCATENATE(&quot;new Route(&quot;; ([.A23]-1)*3+1 ; &quot;,&quot; ; [.B23] ; &quot;,&quot; ; [.C23] ; &quot;, [new RouteSpace(&quot;; [.D23] ; &quot;,&quot; ; [.E23] ; &quot;,&quot; ; [.F23] ;  &quot;,&quot; ;[.G23] ;  &quot;)], BLUE),&quot; ; &quot;new Route(&quot;; ([.A23]-1)*3+2 ; &quot;,&quot; ; [.B23] ; &quot;,&quot; ; [.C23] ; &quot;, [new RouteSpace(&quot;; [.D23] ; &quot;,&quot; ; [.E23] ; &quot;,&quot; ; [.F23] ;  &quot;,&quot; ;[.G23] ;  &quot;)], YELLOW),&quot; ; &quot;new Route(&quot;; ([.A23]-1)*3+3 ; &quot;,&quot; ; [.B23] ; &quot;,&quot; ; [.C23] ; &quot;, [new RouteSpace(&quot;; [.D23] ; &quot;,&quot; ; [.E23] ; &quot;,&quot; ; [.F23] ;  &quot;,&quot; ;[.G23] ;  &quot;)], RED),&quot;)" office:value-type="string" office:string-value="new Route(64,113,131, [new RouteSpace(550,251,147,-3)], BLUE),new Route(65,113,131, [new RouteSpace(550,251,147,-3)], YELLOW),new Route(66,113,131, [new RouteSpace(550,251,147,-3)], RED)," calcext:value-type="string">
            <text:p>new Route(64,113,131, [new RouteSpace(550,251,147,-3)], BLUE),new Route(65,113,131, [new RouteSpace(550,251,147,-3)], YELLOW),new Route(66,113,131, [new RouteSpace(550,251,147,-3)], RED),</text:p>
          </table:table-cell>
          <table:table-cell table:formula="of:=CONCATENATE(([.A23]-1)*3+1;&quot;=&gt;new Route(&quot;; [.B23] ; &quot;,&quot; ; [.C23]  ;  &quot;,BLUE),&quot; ;  ([.A23]-1)*3+2;&quot;=&gt;new Route(&quot;; [.B23] ; &quot;,&quot; ; [.C23]  ;  &quot;,YELLOW),&quot; ; ([.A23]-1)*3+3;&quot;=&gt;new Route(&quot;; [.B23] ; &quot;,&quot; ; [.C23]  ;  &quot;,RED),&quot;)" office:value-type="string" office:string-value="64=&gt;new Route(113,131,BLUE),65=&gt;new Route(113,131,YELLOW),66=&gt;new Route(113,131,RED)," calcext:value-type="string">
            <text:p>64=&gt;new Route(113,131,BLUE),65=&gt;new Route(113,131,YELLOW),66=&gt;new Route(113,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3" calcext:value-type="float">
            <text:p>23</text:p>
          </table:table-cell>
          <table:table-cell office:value-type="float" office:value="114" calcext:value-type="float">
            <text:p>114</text:p>
          </table:table-cell>
          <table:table-cell office:value-type="float" office:value="130" calcext:value-type="float">
            <text:p>130</text:p>
          </table:table-cell>
          <table:table-cell office:value-type="float" office:value="651" calcext:value-type="float">
            <text:p>651</text:p>
          </table:table-cell>
          <table:table-cell office:value-type="float" office:value="37" calcext:value-type="float">
            <text:p>37</text:p>
          </table:table-cell>
          <table:table-cell office:value-type="float" office:value="100" calcext:value-type="float">
            <text:p>100</text:p>
          </table:table-cell>
          <table:table-cell office:value-type="float" office:value="39" calcext:value-type="float">
            <text:p>39</text:p>
          </table:table-cell>
          <table:table-cell table:formula="of:=90*([.N24]-1)+[.G24]" office:value-type="float" office:value="309" calcext:value-type="float">
            <text:p>309</text:p>
          </table:table-cell>
          <table:table-cell table:formula="of:=CONCATENATE(&quot;new Route(&quot;; ([.A24]-1)*3+1 ; &quot;,&quot; ; [.B24] ; &quot;,&quot; ; [.C24] ; &quot;, [new RouteSpace(&quot;; [.D24] ; &quot;,&quot; ; [.E24] ; &quot;,&quot; ; [.F24] ;  &quot;,&quot; ;[.G24] ;  &quot;)], BLUE),&quot; ; &quot;new Route(&quot;; ([.A24]-1)*3+2 ; &quot;,&quot; ; [.B24] ; &quot;,&quot; ; [.C24] ; &quot;, [new RouteSpace(&quot;; [.D24] ; &quot;,&quot; ; [.E24] ; &quot;,&quot; ; [.F24] ;  &quot;,&quot; ;[.G24] ;  &quot;)], YELLOW),&quot; ; &quot;new Route(&quot;; ([.A24]-1)*3+3 ; &quot;,&quot; ; [.B24] ; &quot;,&quot; ; [.C24] ; &quot;, [new RouteSpace(&quot;; [.D24] ; &quot;,&quot; ; [.E24] ; &quot;,&quot; ; [.F24] ;  &quot;,&quot; ;[.G24] ;  &quot;)], RED),&quot;)" office:value-type="string" office:string-value="new Route(67,114,130, [new RouteSpace(651,37,100,39)], BLUE),new Route(68,114,130, [new RouteSpace(651,37,100,39)], YELLOW),new Route(69,114,130, [new RouteSpace(651,37,100,39)], RED)," calcext:value-type="string">
            <text:p>new Route(67,114,130, [new RouteSpace(651,37,100,39)], BLUE),new Route(68,114,130, [new RouteSpace(651,37,100,39)], YELLOW),new Route(69,114,130, [new RouteSpace(651,37,100,39)], RED),</text:p>
          </table:table-cell>
          <table:table-cell table:formula="of:=CONCATENATE(([.A24]-1)*3+1;&quot;=&gt;new Route(&quot;; [.B24] ; &quot;,&quot; ; [.C24]  ;  &quot;,BLUE),&quot; ;  ([.A24]-1)*3+2;&quot;=&gt;new Route(&quot;; [.B24] ; &quot;,&quot; ; [.C24]  ;  &quot;,YELLOW),&quot; ; ([.A24]-1)*3+3;&quot;=&gt;new Route(&quot;; [.B24] ; &quot;,&quot; ; [.C24]  ;  &quot;,RED),&quot;)" office:value-type="string" office:string-value="67=&gt;new Route(114,130,BLUE),68=&gt;new Route(114,130,YELLOW),69=&gt;new Route(114,130,RED)," calcext:value-type="string">
            <text:p>67=&gt;new Route(114,130,BLUE),68=&gt;new Route(114,130,YELLOW),69=&gt;new Route(114,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24" calcext:value-type="float">
            <text:p>24</text:p>
          </table:table-cell>
          <table:table-cell office:value-type="float" office:value="115" calcext:value-type="float">
            <text:p>115</text:p>
          </table:table-cell>
          <table:table-cell office:value-type="float" office:value="116" calcext:value-type="float">
            <text:p>116</text:p>
          </table:table-cell>
          <table:table-cell office:value-type="float" office:value="378" calcext:value-type="float">
            <text:p>378</text:p>
          </table:table-cell>
          <table:table-cell office:value-type="float" office:value="652" calcext:value-type="float">
            <text:p>652</text:p>
          </table:table-cell>
          <table:table-cell office:value-type="float" office:value="90" calcext:value-type="float">
            <text:p>90</text:p>
          </table:table-cell>
          <table:table-cell office:value-type="float" office:value="42" calcext:value-type="float">
            <text:p>42</text:p>
          </table:table-cell>
          <table:table-cell table:formula="of:=90*([.N25]-1)+[.G25]" office:value-type="float" office:value="42" calcext:value-type="float">
            <text:p>42</text:p>
          </table:table-cell>
          <table:table-cell table:formula="of:=CONCATENATE(&quot;new Route(&quot;; ([.A25]-1)*3+1 ; &quot;,&quot; ; [.B25] ; &quot;,&quot; ; [.C25] ; &quot;, [new RouteSpace(&quot;; [.D25] ; &quot;,&quot; ; [.E25] ; &quot;,&quot; ; [.F25] ;  &quot;,&quot; ;[.G25] ;  &quot;)], BLUE),&quot; ; &quot;new Route(&quot;; ([.A25]-1)*3+2 ; &quot;,&quot; ; [.B25] ; &quot;,&quot; ; [.C25] ; &quot;, [new RouteSpace(&quot;; [.D25] ; &quot;,&quot; ; [.E25] ; &quot;,&quot; ; [.F25] ;  &quot;,&quot; ;[.G25] ;  &quot;)], YELLOW),&quot; ; &quot;new Route(&quot;; ([.A25]-1)*3+3 ; &quot;,&quot; ; [.B25] ; &quot;,&quot; ; [.C25] ; &quot;, [new RouteSpace(&quot;; [.D25] ; &quot;,&quot; ; [.E25] ; &quot;,&quot; ; [.F25] ;  &quot;,&quot; ;[.G25] ;  &quot;)], RED),&quot;)" office:value-type="string" office:string-value="new Route(70,115,116, [new RouteSpace(378,652,90,42)], BLUE),new Route(71,115,116, [new RouteSpace(378,652,90,42)], YELLOW),new Route(72,115,116, [new RouteSpace(378,652,90,42)], RED)," calcext:value-type="string">
            <text:p>new Route(70,115,116, [new RouteSpace(378,652,90,42)], BLUE),new Route(71,115,116, [new RouteSpace(378,652,90,42)], YELLOW),new Route(72,115,116, [new RouteSpace(378,652,90,42)], RED),</text:p>
          </table:table-cell>
          <table:table-cell table:formula="of:=CONCATENATE(([.A25]-1)*3+1;&quot;=&gt;new Route(&quot;; [.B25] ; &quot;,&quot; ; [.C25]  ;  &quot;,BLUE),&quot; ;  ([.A25]-1)*3+2;&quot;=&gt;new Route(&quot;; [.B25] ; &quot;,&quot; ; [.C25]  ;  &quot;,YELLOW),&quot; ; ([.A25]-1)*3+3;&quot;=&gt;new Route(&quot;; [.B25] ; &quot;,&quot; ; [.C25]  ;  &quot;,RED),&quot;)" office:value-type="string" office:string-value="70=&gt;new Route(115,116,BLUE),71=&gt;new Route(115,116,YELLOW),72=&gt;new Route(115,116,RED)," calcext:value-type="string">
            <text:p>70=&gt;new Route(115,116,BLUE),71=&gt;new Route(115,116,YELLOW),72=&gt;new Route(115,11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5" calcext:value-type="float">
            <text:p>25</text:p>
          </table:table-cell>
          <table:table-cell office:value-type="float" office:value="115" calcext:value-type="float">
            <text:p>115</text:p>
          </table:table-cell>
          <table:table-cell office:value-type="float" office:value="117" calcext:value-type="float">
            <text:p>117</text:p>
          </table:table-cell>
          <table:table-cell office:value-type="float" office:value="367" calcext:value-type="float">
            <text:p>367</text:p>
          </table:table-cell>
          <table:table-cell office:value-type="float" office:value="657" calcext:value-type="float">
            <text:p>657</text:p>
          </table:table-cell>
          <table:table-cell office:value-type="float" office:value="98" calcext:value-type="float">
            <text:p>98</text:p>
          </table:table-cell>
          <table:table-cell office:value-type="float" office:value="77" calcext:value-type="float">
            <text:p>77</text:p>
          </table:table-cell>
          <table:table-cell table:formula="of:=90*([.N26]-1)+[.G26]" office:value-type="float" office:value="77" calcext:value-type="float">
            <text:p>77</text:p>
          </table:table-cell>
          <table:table-cell table:formula="of:=CONCATENATE(&quot;new Route(&quot;; ([.A26]-1)*3+1 ; &quot;,&quot; ; [.B26] ; &quot;,&quot; ; [.C26] ; &quot;, [new RouteSpace(&quot;; [.D26] ; &quot;,&quot; ; [.E26] ; &quot;,&quot; ; [.F26] ;  &quot;,&quot; ;[.G26] ;  &quot;)], BLUE),&quot; ; &quot;new Route(&quot;; ([.A26]-1)*3+2 ; &quot;,&quot; ; [.B26] ; &quot;,&quot; ; [.C26] ; &quot;, [new RouteSpace(&quot;; [.D26] ; &quot;,&quot; ; [.E26] ; &quot;,&quot; ; [.F26] ;  &quot;,&quot; ;[.G26] ;  &quot;)], YELLOW),&quot; ; &quot;new Route(&quot;; ([.A26]-1)*3+3 ; &quot;,&quot; ; [.B26] ; &quot;,&quot; ; [.C26] ; &quot;, [new RouteSpace(&quot;; [.D26] ; &quot;,&quot; ; [.E26] ; &quot;,&quot; ; [.F26] ;  &quot;,&quot; ;[.G26] ;  &quot;)], RED),&quot;)" office:value-type="string" office:string-value="new Route(73,115,117, [new RouteSpace(367,657,98,77)], BLUE),new Route(74,115,117, [new RouteSpace(367,657,98,77)], YELLOW),new Route(75,115,117, [new RouteSpace(367,657,98,77)], RED)," calcext:value-type="string">
            <text:p>new Route(73,115,117, [new RouteSpace(367,657,98,77)], BLUE),new Route(74,115,117, [new RouteSpace(367,657,98,77)], YELLOW),new Route(75,115,117, [new RouteSpace(367,657,98,77)], RED),</text:p>
          </table:table-cell>
          <table:table-cell table:formula="of:=CONCATENATE(([.A26]-1)*3+1;&quot;=&gt;new Route(&quot;; [.B26] ; &quot;,&quot; ; [.C26]  ;  &quot;,BLUE),&quot; ;  ([.A26]-1)*3+2;&quot;=&gt;new Route(&quot;; [.B26] ; &quot;,&quot; ; [.C26]  ;  &quot;,YELLOW),&quot; ; ([.A26]-1)*3+3;&quot;=&gt;new Route(&quot;; [.B26] ; &quot;,&quot; ; [.C26]  ;  &quot;,RED),&quot;)" office:value-type="string" office:string-value="73=&gt;new Route(115,117,BLUE),74=&gt;new Route(115,117,YELLOW),75=&gt;new Route(115,117,RED)," calcext:value-type="string">
            <text:p>73=&gt;new Route(115,117,BLUE),74=&gt;new Route(115,117,YELLOW),75=&gt;new Route(115,11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6" calcext:value-type="float">
            <text:p>26</text:p>
          </table:table-cell>
          <table:table-cell office:value-type="float" office:value="116" calcext:value-type="float">
            <text:p>116</text:p>
          </table:table-cell>
          <table:table-cell office:value-type="float" office:value="119" calcext:value-type="float">
            <text:p>119</text:p>
          </table:table-cell>
          <table:table-cell office:value-type="float" office:value="426" calcext:value-type="float">
            <text:p>426</text:p>
          </table:table-cell>
          <table:table-cell office:value-type="float" office:value="824" calcext:value-type="float">
            <text:p>824</text:p>
          </table:table-cell>
          <table:table-cell office:value-type="float" office:value="92" calcext:value-type="float">
            <text:p>92</text:p>
          </table:table-cell>
          <table:table-cell office:value-type="float" office:value="-70" calcext:value-type="float">
            <text:p>-70</text:p>
          </table:table-cell>
          <table:table-cell table:formula="of:=90*([.N27]-1)+[.G27]" office:value-type="float" office:value="-70" calcext:value-type="float">
            <text:p>-70</text:p>
          </table:table-cell>
          <table:table-cell table:formula="of:=CONCATENATE(&quot;new Route(&quot;; ([.A27]-1)*3+1 ; &quot;,&quot; ; [.B27] ; &quot;,&quot; ; [.C27] ; &quot;, [new RouteSpace(&quot;; [.D27] ; &quot;,&quot; ; [.E27] ; &quot;,&quot; ; [.F27] ;  &quot;,&quot; ;[.G27] ;  &quot;)], BLUE),&quot; ; &quot;new Route(&quot;; ([.A27]-1)*3+2 ; &quot;,&quot; ; [.B27] ; &quot;,&quot; ; [.C27] ; &quot;, [new RouteSpace(&quot;; [.D27] ; &quot;,&quot; ; [.E27] ; &quot;,&quot; ; [.F27] ;  &quot;,&quot; ;[.G27] ;  &quot;)], YELLOW),&quot; ; &quot;new Route(&quot;; ([.A27]-1)*3+3 ; &quot;,&quot; ; [.B27] ; &quot;,&quot; ; [.C27] ; &quot;, [new RouteSpace(&quot;; [.D27] ; &quot;,&quot; ; [.E27] ; &quot;,&quot; ; [.F27] ;  &quot;,&quot; ;[.G27] ;  &quot;)], RED),&quot;)" office:value-type="string" office:string-value="new Route(76,116,119, [new RouteSpace(426,824,92,-70)], BLUE),new Route(77,116,119, [new RouteSpace(426,824,92,-70)], YELLOW),new Route(78,116,119, [new RouteSpace(426,824,92,-70)], RED)," calcext:value-type="string">
            <text:p>new Route(76,116,119, [new RouteSpace(426,824,92,-70)], BLUE),new Route(77,116,119, [new RouteSpace(426,824,92,-70)], YELLOW),new Route(78,116,119, [new RouteSpace(426,824,92,-70)], RED),</text:p>
          </table:table-cell>
          <table:table-cell table:formula="of:=CONCATENATE(([.A27]-1)*3+1;&quot;=&gt;new Route(&quot;; [.B27] ; &quot;,&quot; ; [.C27]  ;  &quot;,BLUE),&quot; ;  ([.A27]-1)*3+2;&quot;=&gt;new Route(&quot;; [.B27] ; &quot;,&quot; ; [.C27]  ;  &quot;,YELLOW),&quot; ; ([.A27]-1)*3+3;&quot;=&gt;new Route(&quot;; [.B27] ; &quot;,&quot; ; [.C27]  ;  &quot;,RED),&quot;)" office:value-type="string" office:string-value="76=&gt;new Route(116,119,BLUE),77=&gt;new Route(116,119,YELLOW),78=&gt;new Route(116,119,RED)," calcext:value-type="string">
            <text:p>76=&gt;new Route(116,119,BLUE),77=&gt;new Route(116,119,YELLOW),78=&gt;new Route(116,11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7" calcext:value-type="float">
            <text:p>27</text:p>
          </table:table-cell>
          <table:table-cell office:value-type="float" office:value="116" calcext:value-type="float">
            <text:p>116</text:p>
          </table:table-cell>
          <table:table-cell office:value-type="float" office:value="120" calcext:value-type="float">
            <text:p>120</text:p>
          </table:table-cell>
          <table:table-cell office:value-type="float" office:value="467" calcext:value-type="float">
            <text:p>467</text:p>
          </table:table-cell>
          <table:table-cell office:value-type="float" office:value="735" calcext:value-type="float">
            <text:p>735</text:p>
          </table:table-cell>
          <table:table-cell office:value-type="float" office:value="122" calcext:value-type="float">
            <text:p>122</text:p>
          </table:table-cell>
          <table:table-cell office:value-type="float" office:value="61" calcext:value-type="float">
            <text:p>61</text:p>
          </table:table-cell>
          <table:table-cell table:formula="of:=90*([.N28]-1)+[.G28]" office:value-type="float" office:value="151" calcext:value-type="float">
            <text:p>151</text:p>
          </table:table-cell>
          <table:table-cell table:formula="of:=CONCATENATE(&quot;new Route(&quot;; ([.A28]-1)*3+1 ; &quot;,&quot; ; [.B28] ; &quot;,&quot; ; [.C28] ; &quot;, [new RouteSpace(&quot;; [.D28] ; &quot;,&quot; ; [.E28] ; &quot;,&quot; ; [.F28] ;  &quot;,&quot; ;[.G28] ;  &quot;)], BLUE),&quot; ; &quot;new Route(&quot;; ([.A28]-1)*3+2 ; &quot;,&quot; ; [.B28] ; &quot;,&quot; ; [.C28] ; &quot;, [new RouteSpace(&quot;; [.D28] ; &quot;,&quot; ; [.E28] ; &quot;,&quot; ; [.F28] ;  &quot;,&quot; ;[.G28] ;  &quot;)], YELLOW),&quot; ; &quot;new Route(&quot;; ([.A28]-1)*3+3 ; &quot;,&quot; ; [.B28] ; &quot;,&quot; ; [.C28] ; &quot;, [new RouteSpace(&quot;; [.D28] ; &quot;,&quot; ; [.E28] ; &quot;,&quot; ; [.F28] ;  &quot;,&quot; ;[.G28] ;  &quot;)], RED),&quot;)" office:value-type="string" office:string-value="new Route(79,116,120, [new RouteSpace(467,735,122,61)], BLUE),new Route(80,116,120, [new RouteSpace(467,735,122,61)], YELLOW),new Route(81,116,120, [new RouteSpace(467,735,122,61)], RED)," calcext:value-type="string">
            <text:p>new Route(79,116,120, [new RouteSpace(467,735,122,61)], BLUE),new Route(80,116,120, [new RouteSpace(467,735,122,61)], YELLOW),new Route(81,116,120, [new RouteSpace(467,735,122,61)], RED),</text:p>
          </table:table-cell>
          <table:table-cell table:formula="of:=CONCATENATE(([.A28]-1)*3+1;&quot;=&gt;new Route(&quot;; [.B28] ; &quot;,&quot; ; [.C28]  ;  &quot;,BLUE),&quot; ;  ([.A28]-1)*3+2;&quot;=&gt;new Route(&quot;; [.B28] ; &quot;,&quot; ; [.C28]  ;  &quot;,YELLOW),&quot; ; ([.A28]-1)*3+3;&quot;=&gt;new Route(&quot;; [.B28] ; &quot;,&quot; ; [.C28]  ;  &quot;,RED),&quot;)" office:value-type="string" office:string-value="79=&gt;new Route(116,120,BLUE),80=&gt;new Route(116,120,YELLOW),81=&gt;new Route(116,120,RED)," calcext:value-type="string">
            <text:p>79=&gt;new Route(116,120,BLUE),80=&gt;new Route(116,120,YELLOW),81=&gt;new Route(116,12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8" calcext:value-type="float">
            <text:p>28</text:p>
          </table:table-cell>
          <table:table-cell office:value-type="float" office:value="117" calcext:value-type="float">
            <text:p>117</text:p>
          </table:table-cell>
          <table:table-cell office:value-type="float" office:value="118" calcext:value-type="float">
            <text:p>118</text:p>
          </table:table-cell>
          <table:table-cell office:value-type="float" office:value="293" calcext:value-type="float">
            <text:p>293</text:p>
          </table:table-cell>
          <table:table-cell office:value-type="float" office:value="818" calcext:value-type="float">
            <text:p>818</text:p>
          </table:table-cell>
          <table:table-cell office:value-type="float" office:value="95" calcext:value-type="float">
            <text:p>95</text:p>
          </table:table-cell>
          <table:table-cell office:value-type="float" office:value="-29" calcext:value-type="float">
            <text:p>-29</text:p>
          </table:table-cell>
          <table:table-cell table:formula="of:=90*([.N29]-1)+[.G29]" office:value-type="float" office:value="-29" calcext:value-type="float">
            <text:p>-29</text:p>
          </table:table-cell>
          <table:table-cell table:formula="of:=CONCATENATE(&quot;new Route(&quot;; ([.A29]-1)*3+1 ; &quot;,&quot; ; [.B29] ; &quot;,&quot; ; [.C29] ; &quot;, [new RouteSpace(&quot;; [.D29] ; &quot;,&quot; ; [.E29] ; &quot;,&quot; ; [.F29] ;  &quot;,&quot; ;[.G29] ;  &quot;)], BLUE),&quot; ; &quot;new Route(&quot;; ([.A29]-1)*3+2 ; &quot;,&quot; ; [.B29] ; &quot;,&quot; ; [.C29] ; &quot;, [new RouteSpace(&quot;; [.D29] ; &quot;,&quot; ; [.E29] ; &quot;,&quot; ; [.F29] ;  &quot;,&quot; ;[.G29] ;  &quot;)], YELLOW),&quot; ; &quot;new Route(&quot;; ([.A29]-1)*3+3 ; &quot;,&quot; ; [.B29] ; &quot;,&quot; ; [.C29] ; &quot;, [new RouteSpace(&quot;; [.D29] ; &quot;,&quot; ; [.E29] ; &quot;,&quot; ; [.F29] ;  &quot;,&quot; ;[.G29] ;  &quot;)], RED),&quot;)" office:value-type="string" office:string-value="new Route(82,117,118, [new RouteSpace(293,818,95,-29)], BLUE),new Route(83,117,118, [new RouteSpace(293,818,95,-29)], YELLOW),new Route(84,117,118, [new RouteSpace(293,818,95,-29)], RED)," calcext:value-type="string">
            <text:p>new Route(82,117,118, [new RouteSpace(293,818,95,-29)], BLUE),new Route(83,117,118, [new RouteSpace(293,818,95,-29)], YELLOW),new Route(84,117,118, [new RouteSpace(293,818,95,-29)], RED),</text:p>
          </table:table-cell>
          <table:table-cell table:formula="of:=CONCATENATE(([.A29]-1)*3+1;&quot;=&gt;new Route(&quot;; [.B29] ; &quot;,&quot; ; [.C29]  ;  &quot;,BLUE),&quot; ;  ([.A29]-1)*3+2;&quot;=&gt;new Route(&quot;; [.B29] ; &quot;,&quot; ; [.C29]  ;  &quot;,YELLOW),&quot; ; ([.A29]-1)*3+3;&quot;=&gt;new Route(&quot;; [.B29] ; &quot;,&quot; ; [.C29]  ;  &quot;,RED),&quot;)" office:value-type="string" office:string-value="82=&gt;new Route(117,118,BLUE),83=&gt;new Route(117,118,YELLOW),84=&gt;new Route(117,118,RED)," calcext:value-type="string">
            <text:p>82=&gt;new Route(117,118,BLUE),83=&gt;new Route(117,118,YELLOW),84=&gt;new Route(117,11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9" calcext:value-type="float">
            <text:p>29</text:p>
          </table:table-cell>
          <table:table-cell office:value-type="float" office:value="117" calcext:value-type="float">
            <text:p>117</text:p>
          </table:table-cell>
          <table:table-cell office:value-type="float" office:value="121" calcext:value-type="float">
            <text:p>121</text:p>
          </table:table-cell>
          <table:table-cell office:value-type="float" office:value="363" calcext:value-type="float">
            <text:p>363</text:p>
          </table:table-cell>
          <table:table-cell office:value-type="float" office:value="885" calcext:value-type="float">
            <text:p>885</text:p>
          </table:table-cell>
          <table:table-cell office:value-type="float" office:value="110" calcext:value-type="float">
            <text:p>110</text:p>
          </table:table-cell>
          <table:table-cell office:value-type="float" office:value="-77" calcext:value-type="float">
            <text:p>-77</text:p>
          </table:table-cell>
          <table:table-cell table:formula="of:=90*([.N30]-1)+[.G30]" office:value-type="float" office:value="13" calcext:value-type="float">
            <text:p>13</text:p>
          </table:table-cell>
          <table:table-cell table:formula="of:=CONCATENATE(&quot;new Route(&quot;; ([.A30]-1)*3+1 ; &quot;,&quot; ; [.B30] ; &quot;,&quot; ; [.C30] ; &quot;, [new RouteSpace(&quot;; [.D30] ; &quot;,&quot; ; [.E30] ; &quot;,&quot; ; [.F30] ;  &quot;,&quot; ;[.G30] ;  &quot;)], BLUE),&quot; ; &quot;new Route(&quot;; ([.A30]-1)*3+2 ; &quot;,&quot; ; [.B30] ; &quot;,&quot; ; [.C30] ; &quot;, [new RouteSpace(&quot;; [.D30] ; &quot;,&quot; ; [.E30] ; &quot;,&quot; ; [.F30] ;  &quot;,&quot; ;[.G30] ;  &quot;)], YELLOW),&quot; ; &quot;new Route(&quot;; ([.A30]-1)*3+3 ; &quot;,&quot; ; [.B30] ; &quot;,&quot; ; [.C30] ; &quot;, [new RouteSpace(&quot;; [.D30] ; &quot;,&quot; ; [.E30] ; &quot;,&quot; ; [.F30] ;  &quot;,&quot; ;[.G30] ;  &quot;)], RED),&quot;)" office:value-type="string" office:string-value="new Route(85,117,121, [new RouteSpace(363,885,110,-77)], BLUE),new Route(86,117,121, [new RouteSpace(363,885,110,-77)], YELLOW),new Route(87,117,121, [new RouteSpace(363,885,110,-77)], RED)," calcext:value-type="string">
            <text:p>new Route(85,117,121, [new RouteSpace(363,885,110,-77)], BLUE),new Route(86,117,121, [new RouteSpace(363,885,110,-77)], YELLOW),new Route(87,117,121, [new RouteSpace(363,885,110,-77)], RED),</text:p>
          </table:table-cell>
          <table:table-cell table:formula="of:=CONCATENATE(([.A30]-1)*3+1;&quot;=&gt;new Route(&quot;; [.B30] ; &quot;,&quot; ; [.C30]  ;  &quot;,BLUE),&quot; ;  ([.A30]-1)*3+2;&quot;=&gt;new Route(&quot;; [.B30] ; &quot;,&quot; ; [.C30]  ;  &quot;,YELLOW),&quot; ; ([.A30]-1)*3+3;&quot;=&gt;new Route(&quot;; [.B30] ; &quot;,&quot; ; [.C30]  ;  &quot;,RED),&quot;)" office:value-type="string" office:string-value="85=&gt;new Route(117,121,BLUE),86=&gt;new Route(117,121,YELLOW),87=&gt;new Route(117,121,RED)," calcext:value-type="string">
            <text:p>85=&gt;new Route(117,121,BLUE),86=&gt;new Route(117,121,YELLOW),87=&gt;new Route(117,12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0" calcext:value-type="float">
            <text:p>30</text:p>
          </table:table-cell>
          <table:table-cell office:value-type="float" office:value="118" calcext:value-type="float">
            <text:p>118</text:p>
          </table:table-cell>
          <table:table-cell office:value-type="float" office:value="121" calcext:value-type="float">
            <text:p>121</text:p>
          </table:table-cell>
          <table:table-cell office:value-type="float" office:value="289" calcext:value-type="float">
            <text:p>289</text:p>
          </table:table-cell>
          <table:table-cell office:value-type="float" office:value="833" calcext:value-type="float">
            <text:p>833</text:p>
          </table:table-cell>
          <table:table-cell office:value-type="float" office:value="82" calcext:value-type="float">
            <text:p>82</text:p>
          </table:table-cell>
          <table:table-cell office:value-type="float" office:value="47" calcext:value-type="float">
            <text:p>47</text:p>
          </table:table-cell>
          <table:table-cell table:formula="of:=90*([.N31]-1)+[.G31]" office:value-type="float" office:value="47" calcext:value-type="float">
            <text:p>47</text:p>
          </table:table-cell>
          <table:table-cell table:formula="of:=CONCATENATE(&quot;new Route(&quot;; ([.A31]-1)*3+1 ; &quot;,&quot; ; [.B31] ; &quot;,&quot; ; [.C31] ; &quot;, [new RouteSpace(&quot;; [.D31] ; &quot;,&quot; ; [.E31] ; &quot;,&quot; ; [.F31] ;  &quot;,&quot; ;[.G31] ;  &quot;)], BLUE),&quot; ; &quot;new Route(&quot;; ([.A31]-1)*3+2 ; &quot;,&quot; ; [.B31] ; &quot;,&quot; ; [.C31] ; &quot;, [new RouteSpace(&quot;; [.D31] ; &quot;,&quot; ; [.E31] ; &quot;,&quot; ; [.F31] ;  &quot;,&quot; ;[.G31] ;  &quot;)], YELLOW),&quot; ; &quot;new Route(&quot;; ([.A31]-1)*3+3 ; &quot;,&quot; ; [.B31] ; &quot;,&quot; ; [.C31] ; &quot;, [new RouteSpace(&quot;; [.D31] ; &quot;,&quot; ; [.E31] ; &quot;,&quot; ; [.F31] ;  &quot;,&quot; ;[.G31] ;  &quot;)], RED),&quot;)" office:value-type="string" office:string-value="new Route(88,118,121, [new RouteSpace(289,833,82,47)], BLUE),new Route(89,118,121, [new RouteSpace(289,833,82,47)], YELLOW),new Route(90,118,121, [new RouteSpace(289,833,82,47)], RED)," calcext:value-type="string">
            <text:p>new Route(88,118,121, [new RouteSpace(289,833,82,47)], BLUE),new Route(89,118,121, [new RouteSpace(289,833,82,47)], YELLOW),new Route(90,118,121, [new RouteSpace(289,833,82,47)], RED),</text:p>
          </table:table-cell>
          <table:table-cell table:formula="of:=CONCATENATE(([.A31]-1)*3+1;&quot;=&gt;new Route(&quot;; [.B31] ; &quot;,&quot; ; [.C31]  ;  &quot;,BLUE),&quot; ;  ([.A31]-1)*3+2;&quot;=&gt;new Route(&quot;; [.B31] ; &quot;,&quot; ; [.C31]  ;  &quot;,YELLOW),&quot; ; ([.A31]-1)*3+3;&quot;=&gt;new Route(&quot;; [.B31] ; &quot;,&quot; ; [.C31]  ;  &quot;,RED),&quot;)" office:value-type="string" office:string-value="88=&gt;new Route(118,121,BLUE),89=&gt;new Route(118,121,YELLOW),90=&gt;new Route(118,121,RED)," calcext:value-type="string">
            <text:p>88=&gt;new Route(118,121,BLUE),89=&gt;new Route(118,121,YELLOW),90=&gt;new Route(118,12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1" calcext:value-type="float">
            <text:p>31</text:p>
          </table:table-cell>
          <table:table-cell office:value-type="float" office:value="118" calcext:value-type="float">
            <text:p>118</text:p>
          </table:table-cell>
          <table:table-cell office:value-type="float" office:value="125" calcext:value-type="float">
            <text:p>125</text:p>
          </table:table-cell>
          <table:table-cell office:value-type="float" office:value="86" calcext:value-type="float">
            <text:p>86</text:p>
          </table:table-cell>
          <table:table-cell office:value-type="float" office:value="853" calcext:value-type="float">
            <text:p>853</text:p>
          </table:table-cell>
          <table:table-cell office:value-type="float" office:value="179" calcext:value-type="float">
            <text:p>179</text:p>
          </table:table-cell>
          <table:table-cell office:value-type="float" office:value="-9" calcext:value-type="float">
            <text:p>-9</text:p>
          </table:table-cell>
          <table:table-cell table:formula="of:=90*([.N32]-1)+[.G32]" office:value-type="float" office:value="-9" calcext:value-type="float">
            <text:p>-9</text:p>
          </table:table-cell>
          <table:table-cell table:formula="of:=CONCATENATE(&quot;new Route(&quot;; ([.A32]-1)*3+1 ; &quot;,&quot; ; [.B32] ; &quot;,&quot; ; [.C32] ; &quot;, [new RouteSpace(&quot;; [.D32] ; &quot;,&quot; ; [.E32] ; &quot;,&quot; ; [.F32] ;  &quot;,&quot; ;[.G32] ;  &quot;)], BLUE),&quot; ; &quot;new Route(&quot;; ([.A32]-1)*3+2 ; &quot;,&quot; ; [.B32] ; &quot;,&quot; ; [.C32] ; &quot;, [new RouteSpace(&quot;; [.D32] ; &quot;,&quot; ; [.E32] ; &quot;,&quot; ; [.F32] ;  &quot;,&quot; ;[.G32] ;  &quot;)], YELLOW),&quot; ; &quot;new Route(&quot;; ([.A32]-1)*3+3 ; &quot;,&quot; ; [.B32] ; &quot;,&quot; ; [.C32] ; &quot;, [new RouteSpace(&quot;; [.D32] ; &quot;,&quot; ; [.E32] ; &quot;,&quot; ; [.F32] ;  &quot;,&quot; ;[.G32] ;  &quot;)], RED),&quot;)" office:value-type="string" office:string-value="new Route(91,118,125, [new RouteSpace(86,853,179,-9)], BLUE),new Route(92,118,125, [new RouteSpace(86,853,179,-9)], YELLOW),new Route(93,118,125, [new RouteSpace(86,853,179,-9)], RED)," calcext:value-type="string">
            <text:p>new Route(91,118,125, [new RouteSpace(86,853,179,-9)], BLUE),new Route(92,118,125, [new RouteSpace(86,853,179,-9)], YELLOW),new Route(93,118,125, [new RouteSpace(86,853,179,-9)], RED),</text:p>
          </table:table-cell>
          <table:table-cell table:formula="of:=CONCATENATE(([.A32]-1)*3+1;&quot;=&gt;new Route(&quot;; [.B32] ; &quot;,&quot; ; [.C32]  ;  &quot;,BLUE),&quot; ;  ([.A32]-1)*3+2;&quot;=&gt;new Route(&quot;; [.B32] ; &quot;,&quot; ; [.C32]  ;  &quot;,YELLOW),&quot; ; ([.A32]-1)*3+3;&quot;=&gt;new Route(&quot;; [.B32] ; &quot;,&quot; ; [.C32]  ;  &quot;,RED),&quot;)" office:value-type="string" office:string-value="91=&gt;new Route(118,125,BLUE),92=&gt;new Route(118,125,YELLOW),93=&gt;new Route(118,125,RED)," calcext:value-type="string">
            <text:p>91=&gt;new Route(118,125,BLUE),92=&gt;new Route(118,125,YELLOW),93=&gt;new Route(118,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2" calcext:value-type="float">
            <text:p>32</text:p>
          </table:table-cell>
          <table:table-cell office:value-type="float" office:value="119" calcext:value-type="float">
            <text:p>119</text:p>
          </table:table-cell>
          <table:table-cell office:value-type="float" office:value="122" calcext:value-type="float">
            <text:p>122</text:p>
          </table:table-cell>
          <table:table-cell office:value-type="float" office:value="421" calcext:value-type="float">
            <text:p>421</text:p>
          </table:table-cell>
          <table:table-cell office:value-type="float" office:value="851" calcext:value-type="float">
            <text:p>851</text:p>
          </table:table-cell>
          <table:table-cell office:value-type="float" office:value="92" calcext:value-type="float">
            <text:p>92</text:p>
          </table:table-cell>
          <table:table-cell office:value-type="float" office:value="80" calcext:value-type="float">
            <text:p>80</text:p>
          </table:table-cell>
          <table:table-cell table:formula="of:=90*([.N33]-1)+[.G33]" office:value-type="float" office:value="170" calcext:value-type="float">
            <text:p>170</text:p>
          </table:table-cell>
          <table:table-cell table:formula="of:=CONCATENATE(&quot;new Route(&quot;; ([.A33]-1)*3+1 ; &quot;,&quot; ; [.B33] ; &quot;,&quot; ; [.C33] ; &quot;, [new RouteSpace(&quot;; [.D33] ; &quot;,&quot; ; [.E33] ; &quot;,&quot; ; [.F33] ;  &quot;,&quot; ;[.G33] ;  &quot;)], BLUE),&quot; ; &quot;new Route(&quot;; ([.A33]-1)*3+2 ; &quot;,&quot; ; [.B33] ; &quot;,&quot; ; [.C33] ; &quot;, [new RouteSpace(&quot;; [.D33] ; &quot;,&quot; ; [.E33] ; &quot;,&quot; ; [.F33] ;  &quot;,&quot; ;[.G33] ;  &quot;)], YELLOW),&quot; ; &quot;new Route(&quot;; ([.A33]-1)*3+3 ; &quot;,&quot; ; [.B33] ; &quot;,&quot; ; [.C33] ; &quot;, [new RouteSpace(&quot;; [.D33] ; &quot;,&quot; ; [.E33] ; &quot;,&quot; ; [.F33] ;  &quot;,&quot; ;[.G33] ;  &quot;)], RED),&quot;)" office:value-type="string" office:string-value="new Route(94,119,122, [new RouteSpace(421,851,92,80)], BLUE),new Route(95,119,122, [new RouteSpace(421,851,92,80)], YELLOW),new Route(96,119,122, [new RouteSpace(421,851,92,80)], RED)," calcext:value-type="string">
            <text:p>new Route(94,119,122, [new RouteSpace(421,851,92,80)], BLUE),new Route(95,119,122, [new RouteSpace(421,851,92,80)], YELLOW),new Route(96,119,122, [new RouteSpace(421,851,92,80)], RED),</text:p>
          </table:table-cell>
          <table:table-cell table:formula="of:=CONCATENATE(([.A33]-1)*3+1;&quot;=&gt;new Route(&quot;; [.B33] ; &quot;,&quot; ; [.C33]  ;  &quot;,BLUE),&quot; ;  ([.A33]-1)*3+2;&quot;=&gt;new Route(&quot;; [.B33] ; &quot;,&quot; ; [.C33]  ;  &quot;,YELLOW),&quot; ; ([.A33]-1)*3+3;&quot;=&gt;new Route(&quot;; [.B33] ; &quot;,&quot; ; [.C33]  ;  &quot;,RED),&quot;)" office:value-type="string" office:string-value="94=&gt;new Route(119,122,BLUE),95=&gt;new Route(119,122,YELLOW),96=&gt;new Route(119,122,RED)," calcext:value-type="string">
            <text:p>94=&gt;new Route(119,122,BLUE),95=&gt;new Route(119,122,YELLOW),96=&gt;new Route(119,12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3" calcext:value-type="float">
            <text:p>33</text:p>
          </table:table-cell>
          <table:table-cell office:value-type="float" office:value="120" calcext:value-type="float">
            <text:p>120</text:p>
          </table:table-cell>
          <table:table-cell office:value-type="float" office:value="122" calcext:value-type="float">
            <text:p>122</text:p>
          </table:table-cell>
          <table:table-cell office:value-type="float" office:value="449" calcext:value-type="float">
            <text:p>449</text:p>
          </table:table-cell>
          <table:table-cell office:value-type="float" office:value="950" calcext:value-type="float">
            <text:p>950</text:p>
          </table:table-cell>
          <table:table-cell office:value-type="float" office:value="115" calcext:value-type="float">
            <text:p>115</text:p>
          </table:table-cell>
          <table:table-cell office:value-type="float" office:value="-46" calcext:value-type="float">
            <text:p>-46</text:p>
          </table:table-cell>
          <table:table-cell table:formula="of:=90*([.N34]-1)+[.G34]" office:value-type="float" office:value="-46" calcext:value-type="float">
            <text:p>-46</text:p>
          </table:table-cell>
          <table:table-cell table:formula="of:=CONCATENATE(&quot;new Route(&quot;; ([.A34]-1)*3+1 ; &quot;,&quot; ; [.B34] ; &quot;,&quot; ; [.C34] ; &quot;, [new RouteSpace(&quot;; [.D34] ; &quot;,&quot; ; [.E34] ; &quot;,&quot; ; [.F34] ;  &quot;,&quot; ;[.G34] ;  &quot;)], BLUE),&quot; ; &quot;new Route(&quot;; ([.A34]-1)*3+2 ; &quot;,&quot; ; [.B34] ; &quot;,&quot; ; [.C34] ; &quot;, [new RouteSpace(&quot;; [.D34] ; &quot;,&quot; ; [.E34] ; &quot;,&quot; ; [.F34] ;  &quot;,&quot; ;[.G34] ;  &quot;)], YELLOW),&quot; ; &quot;new Route(&quot;; ([.A34]-1)*3+3 ; &quot;,&quot; ; [.B34] ; &quot;,&quot; ; [.C34] ; &quot;, [new RouteSpace(&quot;; [.D34] ; &quot;,&quot; ; [.E34] ; &quot;,&quot; ; [.F34] ;  &quot;,&quot; ;[.G34] ;  &quot;)], RED),&quot;)" office:value-type="string" office:string-value="new Route(97,120,122, [new RouteSpace(449,950,115,-46)], BLUE),new Route(98,120,122, [new RouteSpace(449,950,115,-46)], YELLOW),new Route(99,120,122, [new RouteSpace(449,950,115,-46)], RED)," calcext:value-type="string">
            <text:p>new Route(97,120,122, [new RouteSpace(449,950,115,-46)], BLUE),new Route(98,120,122, [new RouteSpace(449,950,115,-46)], YELLOW),new Route(99,120,122, [new RouteSpace(449,950,115,-46)], RED),</text:p>
          </table:table-cell>
          <table:table-cell table:formula="of:=CONCATENATE(([.A34]-1)*3+1;&quot;=&gt;new Route(&quot;; [.B34] ; &quot;,&quot; ; [.C34]  ;  &quot;,BLUE),&quot; ;  ([.A34]-1)*3+2;&quot;=&gt;new Route(&quot;; [.B34] ; &quot;,&quot; ; [.C34]  ;  &quot;,YELLOW),&quot; ; ([.A34]-1)*3+3;&quot;=&gt;new Route(&quot;; [.B34] ; &quot;,&quot; ; [.C34]  ;  &quot;,RED),&quot;)" office:value-type="string" office:string-value="97=&gt;new Route(120,122,BLUE),98=&gt;new Route(120,122,YELLOW),99=&gt;new Route(120,122,RED)," calcext:value-type="string">
            <text:p>97=&gt;new Route(120,122,BLUE),98=&gt;new Route(120,122,YELLOW),99=&gt;new Route(120,12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4" calcext:value-type="float">
            <text:p>34</text:p>
          </table:table-cell>
          <table:table-cell office:value-type="float" office:value="121" calcext:value-type="float">
            <text:p>121</text:p>
          </table:table-cell>
          <table:table-cell office:value-type="float" office:value="123" calcext:value-type="float">
            <text:p>123</text:p>
          </table:table-cell>
          <table:table-cell office:value-type="float" office:value="355" calcext:value-type="float">
            <text:p>355</text:p>
          </table:table-cell>
          <table:table-cell office:value-type="float" office:value="1019" calcext:value-type="float">
            <text:p>1019</text:p>
          </table:table-cell>
          <table:table-cell office:value-type="float" office:value="101" calcext:value-type="float">
            <text:p>101</text:p>
          </table:table-cell>
          <table:table-cell office:value-type="float" office:value="-90" calcext:value-type="float">
            <text:p>-90</text:p>
          </table:table-cell>
          <table:table-cell table:formula="of:=90*([.N35]-1)+[.G35]" office:value-type="float" office:value="0" calcext:value-type="float">
            <text:p>0</text:p>
          </table:table-cell>
          <table:table-cell table:formula="of:=CONCATENATE(&quot;new Route(&quot;; ([.A35]-1)*3+1 ; &quot;,&quot; ; [.B35] ; &quot;,&quot; ; [.C35] ; &quot;, [new RouteSpace(&quot;; [.D35] ; &quot;,&quot; ; [.E35] ; &quot;,&quot; ; [.F35] ;  &quot;,&quot; ;[.G35] ;  &quot;)], BLUE),&quot; ; &quot;new Route(&quot;; ([.A35]-1)*3+2 ; &quot;,&quot; ; [.B35] ; &quot;,&quot; ; [.C35] ; &quot;, [new RouteSpace(&quot;; [.D35] ; &quot;,&quot; ; [.E35] ; &quot;,&quot; ; [.F35] ;  &quot;,&quot; ;[.G35] ;  &quot;)], YELLOW),&quot; ; &quot;new Route(&quot;; ([.A35]-1)*3+3 ; &quot;,&quot; ; [.B35] ; &quot;,&quot; ; [.C35] ; &quot;, [new RouteSpace(&quot;; [.D35] ; &quot;,&quot; ; [.E35] ; &quot;,&quot; ; [.F35] ;  &quot;,&quot; ;[.G35] ;  &quot;)], RED),&quot;)" office:value-type="string" office:string-value="new Route(100,121,123, [new RouteSpace(355,1019,101,-90)], BLUE),new Route(101,121,123, [new RouteSpace(355,1019,101,-90)], YELLOW),new Route(102,121,123, [new RouteSpace(355,1019,101,-90)], RED)," calcext:value-type="string">
            <text:p>new Route(100,121,123, [new RouteSpace(355,1019,101,-90)], BLUE),new Route(101,121,123, [new RouteSpace(355,1019,101,-90)], YELLOW),new Route(102,121,123, [new RouteSpace(355,1019,101,-90)], RED),</text:p>
          </table:table-cell>
          <table:table-cell table:formula="of:=CONCATENATE(([.A35]-1)*3+1;&quot;=&gt;new Route(&quot;; [.B35] ; &quot;,&quot; ; [.C35]  ;  &quot;,BLUE),&quot; ;  ([.A35]-1)*3+2;&quot;=&gt;new Route(&quot;; [.B35] ; &quot;,&quot; ; [.C35]  ;  &quot;,YELLOW),&quot; ; ([.A35]-1)*3+3;&quot;=&gt;new Route(&quot;; [.B35] ; &quot;,&quot; ; [.C35]  ;  &quot;,RED),&quot;)" office:value-type="string" office:string-value="100=&gt;new Route(121,123,BLUE),101=&gt;new Route(121,123,YELLOW),102=&gt;new Route(121,123,RED)," calcext:value-type="string">
            <text:p>100=&gt;new Route(121,123,BLUE),101=&gt;new Route(121,123,YELLOW),102=&gt;new Route(121,12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5" calcext:value-type="float">
            <text:p>35</text:p>
          </table:table-cell>
          <table:table-cell office:value-type="float" office:value="122" calcext:value-type="float">
            <text:p>122</text:p>
          </table:table-cell>
          <table:table-cell office:value-type="float" office:value="123" calcext:value-type="float">
            <text:p>123</text:p>
          </table:table-cell>
          <table:table-cell office:value-type="float" office:value="365" calcext:value-type="float">
            <text:p>365</text:p>
          </table:table-cell>
          <table:table-cell office:value-type="float" office:value="1027" calcext:value-type="float">
            <text:p>1027</text:p>
          </table:table-cell>
          <table:table-cell office:value-type="float" office:value="85" calcext:value-type="float">
            <text:p>85</text:p>
          </table:table-cell>
          <table:table-cell office:value-type="float" office:value="-43" calcext:value-type="float">
            <text:p>-43</text:p>
          </table:table-cell>
          <table:table-cell table:formula="of:=90*([.N36]-1)+[.G36]" office:value-type="float" office:value="-43" calcext:value-type="float">
            <text:p>-43</text:p>
          </table:table-cell>
          <table:table-cell table:formula="of:=CONCATENATE(&quot;new Route(&quot;; ([.A36]-1)*3+1 ; &quot;,&quot; ; [.B36] ; &quot;,&quot; ; [.C36] ; &quot;, [new RouteSpace(&quot;; [.D36] ; &quot;,&quot; ; [.E36] ; &quot;,&quot; ; [.F36] ;  &quot;,&quot; ;[.G36] ;  &quot;)], BLUE),&quot; ; &quot;new Route(&quot;; ([.A36]-1)*3+2 ; &quot;,&quot; ; [.B36] ; &quot;,&quot; ; [.C36] ; &quot;, [new RouteSpace(&quot;; [.D36] ; &quot;,&quot; ; [.E36] ; &quot;,&quot; ; [.F36] ;  &quot;,&quot; ;[.G36] ;  &quot;)], YELLOW),&quot; ; &quot;new Route(&quot;; ([.A36]-1)*3+3 ; &quot;,&quot; ; [.B36] ; &quot;,&quot; ; [.C36] ; &quot;, [new RouteSpace(&quot;; [.D36] ; &quot;,&quot; ; [.E36] ; &quot;,&quot; ; [.F36] ;  &quot;,&quot; ;[.G36] ;  &quot;)], RED),&quot;)" office:value-type="string" office:string-value="new Route(103,122,123, [new RouteSpace(365,1027,85,-43)], BLUE),new Route(104,122,123, [new RouteSpace(365,1027,85,-43)], YELLOW),new Route(105,122,123, [new RouteSpace(365,1027,85,-43)], RED)," calcext:value-type="string">
            <text:p>new Route(103,122,123, [new RouteSpace(365,1027,85,-43)], BLUE),new Route(104,122,123, [new RouteSpace(365,1027,85,-43)], YELLOW),new Route(105,122,123, [new RouteSpace(365,1027,85,-43)], RED),</text:p>
          </table:table-cell>
          <table:table-cell table:formula="of:=CONCATENATE(([.A36]-1)*3+1;&quot;=&gt;new Route(&quot;; [.B36] ; &quot;,&quot; ; [.C36]  ;  &quot;,BLUE),&quot; ;  ([.A36]-1)*3+2;&quot;=&gt;new Route(&quot;; [.B36] ; &quot;,&quot; ; [.C36]  ;  &quot;,YELLOW),&quot; ; ([.A36]-1)*3+3;&quot;=&gt;new Route(&quot;; [.B36] ; &quot;,&quot; ; [.C36]  ;  &quot;,RED),&quot;)" office:value-type="string" office:string-value="103=&gt;new Route(122,123,BLUE),104=&gt;new Route(122,123,YELLOW),105=&gt;new Route(122,123,RED)," calcext:value-type="string">
            <text:p>103=&gt;new Route(122,123,BLUE),104=&gt;new Route(122,123,YELLOW),105=&gt;new Route(122,12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6" calcext:value-type="float">
            <text:p>36</text:p>
          </table:table-cell>
          <table:table-cell office:value-type="float" office:value="123" calcext:value-type="float">
            <text:p>123</text:p>
          </table:table-cell>
          <table:table-cell office:value-type="float" office:value="127" calcext:value-type="float">
            <text:p>127</text:p>
          </table:table-cell>
          <table:table-cell office:value-type="float" office:value="355" calcext:value-type="float">
            <text:p>355</text:p>
          </table:table-cell>
          <table:table-cell office:value-type="float" office:value="1049" calcext:value-type="float">
            <text:p>1049</text:p>
          </table:table-cell>
          <table:table-cell office:value-type="float" office:value="159" calcext:value-type="float">
            <text:p>159</text:p>
          </table:table-cell>
          <table:table-cell office:value-type="float" office:value="75" calcext:value-type="float">
            <text:p>75</text:p>
          </table:table-cell>
          <table:table-cell table:formula="of:=90*([.N37]-1)+[.G37]" office:value-type="float" office:value="165" calcext:value-type="float">
            <text:p>165</text:p>
          </table:table-cell>
          <table:table-cell table:formula="of:=CONCATENATE(&quot;new Route(&quot;; ([.A37]-1)*3+1 ; &quot;,&quot; ; [.B37] ; &quot;,&quot; ; [.C37] ; &quot;, [new RouteSpace(&quot;; [.D37] ; &quot;,&quot; ; [.E37] ; &quot;,&quot; ; [.F37] ;  &quot;,&quot; ;[.G37] ;  &quot;)], BLUE),&quot; ; &quot;new Route(&quot;; ([.A37]-1)*3+2 ; &quot;,&quot; ; [.B37] ; &quot;,&quot; ; [.C37] ; &quot;, [new RouteSpace(&quot;; [.D37] ; &quot;,&quot; ; [.E37] ; &quot;,&quot; ; [.F37] ;  &quot;,&quot; ;[.G37] ;  &quot;)], YELLOW),&quot; ; &quot;new Route(&quot;; ([.A37]-1)*3+3 ; &quot;,&quot; ; [.B37] ; &quot;,&quot; ; [.C37] ; &quot;, [new RouteSpace(&quot;; [.D37] ; &quot;,&quot; ; [.E37] ; &quot;,&quot; ; [.F37] ;  &quot;,&quot; ;[.G37] ;  &quot;)], RED),&quot;)" office:value-type="string" office:string-value="new Route(106,123,127, [new RouteSpace(355,1049,159,75)], BLUE),new Route(107,123,127, [new RouteSpace(355,1049,159,75)], YELLOW),new Route(108,123,127, [new RouteSpace(355,1049,159,75)], RED)," calcext:value-type="string">
            <text:p>new Route(106,123,127, [new RouteSpace(355,1049,159,75)], BLUE),new Route(107,123,127, [new RouteSpace(355,1049,159,75)], YELLOW),new Route(108,123,127, [new RouteSpace(355,1049,159,75)], RED),</text:p>
          </table:table-cell>
          <table:table-cell table:formula="of:=CONCATENATE(([.A37]-1)*3+1;&quot;=&gt;new Route(&quot;; [.B37] ; &quot;,&quot; ; [.C37]  ;  &quot;,BLUE),&quot; ;  ([.A37]-1)*3+2;&quot;=&gt;new Route(&quot;; [.B37] ; &quot;,&quot; ; [.C37]  ;  &quot;,YELLOW),&quot; ; ([.A37]-1)*3+3;&quot;=&gt;new Route(&quot;; [.B37] ; &quot;,&quot; ; [.C37]  ;  &quot;,RED),&quot;)" office:value-type="string" office:string-value="106=&gt;new Route(123,127,BLUE),107=&gt;new Route(123,127,YELLOW),108=&gt;new Route(123,127,RED)," calcext:value-type="string">
            <text:p>106=&gt;new Route(123,127,BLUE),107=&gt;new Route(123,127,YELLOW),108=&gt;new Route(123,12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7" calcext:value-type="float">
            <text:p>37</text:p>
          </table:table-cell>
          <table:table-cell office:value-type="float" office:value="124" calcext:value-type="float">
            <text:p>124</text:p>
          </table:table-cell>
          <table:table-cell office:value-type="float" office:value="125" calcext:value-type="float">
            <text:p>125</text:p>
          </table:table-cell>
          <table:table-cell office:value-type="float" office:value="82" calcext:value-type="float">
            <text:p>82</text:p>
          </table:table-cell>
          <table:table-cell office:value-type="float" office:value="839" calcext:value-type="float">
            <text:p>839</text:p>
          </table:table-cell>
          <table:table-cell office:value-type="float" office:value="126" calcext:value-type="float">
            <text:p>126</text:p>
          </table:table-cell>
          <table:table-cell office:value-type="float" office:value="-61" calcext:value-type="float">
            <text:p>-61</text:p>
          </table:table-cell>
          <table:table-cell table:formula="of:=90*([.N38]-1)+[.G38]" office:value-type="float" office:value="-61" calcext:value-type="float">
            <text:p>-61</text:p>
          </table:table-cell>
          <table:table-cell table:formula="of:=CONCATENATE(&quot;new Route(&quot;; ([.A38]-1)*3+1 ; &quot;,&quot; ; [.B38] ; &quot;,&quot; ; [.C38] ; &quot;, [new RouteSpace(&quot;; [.D38] ; &quot;,&quot; ; [.E38] ; &quot;,&quot; ; [.F38] ;  &quot;,&quot; ;[.G38] ;  &quot;)], BLUE),&quot; ; &quot;new Route(&quot;; ([.A38]-1)*3+2 ; &quot;,&quot; ; [.B38] ; &quot;,&quot; ; [.C38] ; &quot;, [new RouteSpace(&quot;; [.D38] ; &quot;,&quot; ; [.E38] ; &quot;,&quot; ; [.F38] ;  &quot;,&quot; ;[.G38] ;  &quot;)], YELLOW),&quot; ; &quot;new Route(&quot;; ([.A38]-1)*3+3 ; &quot;,&quot; ; [.B38] ; &quot;,&quot; ; [.C38] ; &quot;, [new RouteSpace(&quot;; [.D38] ; &quot;,&quot; ; [.E38] ; &quot;,&quot; ; [.F38] ;  &quot;,&quot; ;[.G38] ;  &quot;)], RED),&quot;)" office:value-type="string" office:string-value="new Route(109,124,125, [new RouteSpace(82,839,126,-61)], BLUE),new Route(110,124,125, [new RouteSpace(82,839,126,-61)], YELLOW),new Route(111,124,125, [new RouteSpace(82,839,126,-61)], RED)," calcext:value-type="string">
            <text:p>new Route(109,124,125, [new RouteSpace(82,839,126,-61)], BLUE),new Route(110,124,125, [new RouteSpace(82,839,126,-61)], YELLOW),new Route(111,124,125, [new RouteSpace(82,839,126,-61)], RED),</text:p>
          </table:table-cell>
          <table:table-cell table:formula="of:=CONCATENATE(([.A38]-1)*3+1;&quot;=&gt;new Route(&quot;; [.B38] ; &quot;,&quot; ; [.C38]  ;  &quot;,BLUE),&quot; ;  ([.A38]-1)*3+2;&quot;=&gt;new Route(&quot;; [.B38] ; &quot;,&quot; ; [.C38]  ;  &quot;,YELLOW),&quot; ; ([.A38]-1)*3+3;&quot;=&gt;new Route(&quot;; [.B38] ; &quot;,&quot; ; [.C38]  ;  &quot;,RED),&quot;)" office:value-type="string" office:string-value="109=&gt;new Route(124,125,BLUE),110=&gt;new Route(124,125,YELLOW),111=&gt;new Route(124,125,RED)," calcext:value-type="string">
            <text:p>109=&gt;new Route(124,125,BLUE),110=&gt;new Route(124,125,YELLOW),111=&gt;new Route(124,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8" calcext:value-type="float">
            <text:p>38</text:p>
          </table:table-cell>
          <table:table-cell office:value-type="float" office:value="125" calcext:value-type="float">
            <text:p>125</text:p>
          </table:table-cell>
          <table:table-cell office:value-type="float" office:value="126" calcext:value-type="float">
            <text:p>126</text:p>
          </table:table-cell>
          <table:table-cell office:value-type="float" office:value="65" calcext:value-type="float">
            <text:p>65</text:p>
          </table:table-cell>
          <table:table-cell office:value-type="float" office:value="1020" calcext:value-type="float">
            <text:p>1020</text:p>
          </table:table-cell>
          <table:table-cell office:value-type="float" office:value="154" calcext:value-type="float">
            <text:p>154</text:p>
          </table:table-cell>
          <table:table-cell office:value-type="float" office:value="-86" calcext:value-type="float">
            <text:p>-86</text:p>
          </table:table-cell>
          <table:table-cell table:formula="of:=90*([.N39]-1)+[.G39]" office:value-type="float" office:value="4" calcext:value-type="float">
            <text:p>4</text:p>
          </table:table-cell>
          <table:table-cell table:formula="of:=CONCATENATE(&quot;new Route(&quot;; ([.A39]-1)*3+1 ; &quot;,&quot; ; [.B39] ; &quot;,&quot; ; [.C39] ; &quot;, [new RouteSpace(&quot;; [.D39] ; &quot;,&quot; ; [.E39] ; &quot;,&quot; ; [.F39] ;  &quot;,&quot; ;[.G39] ;  &quot;)], BLUE),&quot; ; &quot;new Route(&quot;; ([.A39]-1)*3+2 ; &quot;,&quot; ; [.B39] ; &quot;,&quot; ; [.C39] ; &quot;, [new RouteSpace(&quot;; [.D39] ; &quot;,&quot; ; [.E39] ; &quot;,&quot; ; [.F39] ;  &quot;,&quot; ;[.G39] ;  &quot;)], YELLOW),&quot; ; &quot;new Route(&quot;; ([.A39]-1)*3+3 ; &quot;,&quot; ; [.B39] ; &quot;,&quot; ; [.C39] ; &quot;, [new RouteSpace(&quot;; [.D39] ; &quot;,&quot; ; [.E39] ; &quot;,&quot; ; [.F39] ;  &quot;,&quot; ;[.G39] ;  &quot;)], RED),&quot;)" office:value-type="string" office:string-value="new Route(112,125,126, [new RouteSpace(65,1020,154,-86)], BLUE),new Route(113,125,126, [new RouteSpace(65,1020,154,-86)], YELLOW),new Route(114,125,126, [new RouteSpace(65,1020,154,-86)], RED)," calcext:value-type="string">
            <text:p>new Route(112,125,126, [new RouteSpace(65,1020,154,-86)], BLUE),new Route(113,125,126, [new RouteSpace(65,1020,154,-86)], YELLOW),new Route(114,125,126, [new RouteSpace(65,1020,154,-86)], RED),</text:p>
          </table:table-cell>
          <table:table-cell table:formula="of:=CONCATENATE(([.A39]-1)*3+1;&quot;=&gt;new Route(&quot;; [.B39] ; &quot;,&quot; ; [.C39]  ;  &quot;,BLUE),&quot; ;  ([.A39]-1)*3+2;&quot;=&gt;new Route(&quot;; [.B39] ; &quot;,&quot; ; [.C39]  ;  &quot;,YELLOW),&quot; ; ([.A39]-1)*3+3;&quot;=&gt;new Route(&quot;; [.B39] ; &quot;,&quot; ; [.C39]  ;  &quot;,RED),&quot;)" office:value-type="string" office:string-value="112=&gt;new Route(125,126,BLUE),113=&gt;new Route(125,126,YELLOW),114=&gt;new Route(125,126,RED)," calcext:value-type="string">
            <text:p>112=&gt;new Route(125,126,BLUE),113=&gt;new Route(125,126,YELLOW),114=&gt;new Route(125,12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9" calcext:value-type="float">
            <text:p>39</text:p>
          </table:table-cell>
          <table:table-cell office:value-type="float" office:value="127" calcext:value-type="float">
            <text:p>127</text:p>
          </table:table-cell>
          <table:table-cell office:value-type="float" office:value="128" calcext:value-type="float">
            <text:p>128</text:p>
          </table:table-cell>
          <table:table-cell office:value-type="float" office:value="412" calcext:value-type="float">
            <text:p>412</text:p>
          </table:table-cell>
          <table:table-cell office:value-type="float" office:value="1227" calcext:value-type="float">
            <text:p>1227</text:p>
          </table:table-cell>
          <table:table-cell office:value-type="float" office:value="157" calcext:value-type="float">
            <text:p>157</text:p>
          </table:table-cell>
          <table:table-cell office:value-type="float" office:value="23" calcext:value-type="float">
            <text:p>23</text:p>
          </table:table-cell>
          <table:table-cell table:formula="of:=90*([.N40]-1)+[.G40]" office:value-type="float" office:value="113" calcext:value-type="float">
            <text:p>113</text:p>
          </table:table-cell>
          <table:table-cell table:formula="of:=CONCATENATE(&quot;new Route(&quot;; ([.A40]-1)*3+1 ; &quot;,&quot; ; [.B40] ; &quot;,&quot; ; [.C40] ; &quot;, [new RouteSpace(&quot;; [.D40] ; &quot;,&quot; ; [.E40] ; &quot;,&quot; ; [.F40] ;  &quot;,&quot; ;[.G40] ;  &quot;)], BLUE),&quot; ; &quot;new Route(&quot;; ([.A40]-1)*3+2 ; &quot;,&quot; ; [.B40] ; &quot;,&quot; ; [.C40] ; &quot;, [new RouteSpace(&quot;; [.D40] ; &quot;,&quot; ; [.E40] ; &quot;,&quot; ; [.F40] ;  &quot;,&quot; ;[.G40] ;  &quot;)], YELLOW),&quot; ; &quot;new Route(&quot;; ([.A40]-1)*3+3 ; &quot;,&quot; ; [.B40] ; &quot;,&quot; ; [.C40] ; &quot;, [new RouteSpace(&quot;; [.D40] ; &quot;,&quot; ; [.E40] ; &quot;,&quot; ; [.F40] ;  &quot;,&quot; ;[.G40] ;  &quot;)], RED),&quot;)" office:value-type="string" office:string-value="new Route(115,127,128, [new RouteSpace(412,1227,157,23)], BLUE),new Route(116,127,128, [new RouteSpace(412,1227,157,23)], YELLOW),new Route(117,127,128, [new RouteSpace(412,1227,157,23)], RED)," calcext:value-type="string">
            <text:p>new Route(115,127,128, [new RouteSpace(412,1227,157,23)], BLUE),new Route(116,127,128, [new RouteSpace(412,1227,157,23)], YELLOW),new Route(117,127,128, [new RouteSpace(412,1227,157,23)], RED),</text:p>
          </table:table-cell>
          <table:table-cell table:formula="of:=CONCATENATE(([.A40]-1)*3+1;&quot;=&gt;new Route(&quot;; [.B40] ; &quot;,&quot; ; [.C40]  ;  &quot;,BLUE),&quot; ;  ([.A40]-1)*3+2;&quot;=&gt;new Route(&quot;; [.B40] ; &quot;,&quot; ; [.C40]  ;  &quot;,YELLOW),&quot; ; ([.A40]-1)*3+3;&quot;=&gt;new Route(&quot;; [.B40] ; &quot;,&quot; ; [.C40]  ;  &quot;,RED),&quot;)" office:value-type="string" office:string-value="115=&gt;new Route(127,128,BLUE),116=&gt;new Route(127,128,YELLOW),117=&gt;new Route(127,128,RED)," calcext:value-type="string">
            <text:p>115=&gt;new Route(127,128,BLUE),116=&gt;new Route(127,128,YELLOW),117=&gt;new Route(127,12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0" calcext:value-type="float">
            <text:p>40</text:p>
          </table:table-cell>
          <table:table-cell office:value-type="float" office:value="130" calcext:value-type="float">
            <text:p>130</text:p>
          </table:table-cell>
          <table:table-cell office:value-type="float" office:value="131" calcext:value-type="float">
            <text:p>131</text:p>
          </table:table-cell>
          <table:table-cell office:value-type="float" office:value="711" calcext:value-type="float">
            <text:p>711</text:p>
          </table:table-cell>
          <table:table-cell office:value-type="float" office:value="228" calcext:value-type="float">
            <text:p>228</text:p>
          </table:table-cell>
          <table:table-cell office:value-type="float" office:value="108" calcext:value-type="float">
            <text:p>108</text:p>
          </table:table-cell>
          <table:table-cell office:value-type="float" office:value="-78" calcext:value-type="float">
            <text:p>-78</text:p>
          </table:table-cell>
          <table:table-cell table:formula="of:=90*([.N41]-1)+[.G41]" office:value-type="float" office:value="-78" calcext:value-type="float">
            <text:p>-78</text:p>
          </table:table-cell>
          <table:table-cell table:formula="of:=CONCATENATE(&quot;new Route(&quot;; ([.A41]-1)*3+1 ; &quot;,&quot; ; [.B41] ; &quot;,&quot; ; [.C41] ; &quot;, [new RouteSpace(&quot;; [.D41] ; &quot;,&quot; ; [.E41] ; &quot;,&quot; ; [.F41] ;  &quot;,&quot; ;[.G41] ;  &quot;)], BLUE),&quot; ; &quot;new Route(&quot;; ([.A41]-1)*3+2 ; &quot;,&quot; ; [.B41] ; &quot;,&quot; ; [.C41] ; &quot;, [new RouteSpace(&quot;; [.D41] ; &quot;,&quot; ; [.E41] ; &quot;,&quot; ; [.F41] ;  &quot;,&quot; ;[.G41] ;  &quot;)], YELLOW),&quot; ; &quot;new Route(&quot;; ([.A41]-1)*3+3 ; &quot;,&quot; ; [.B41] ; &quot;,&quot; ; [.C41] ; &quot;, [new RouteSpace(&quot;; [.D41] ; &quot;,&quot; ; [.E41] ; &quot;,&quot; ; [.F41] ;  &quot;,&quot; ;[.G41] ;  &quot;)], RED),&quot;)" office:value-type="string" office:string-value="new Route(118,130,131, [new RouteSpace(711,228,108,-78)], BLUE),new Route(119,130,131, [new RouteSpace(711,228,108,-78)], YELLOW),new Route(120,130,131, [new RouteSpace(711,228,108,-78)], RED)," calcext:value-type="string">
            <text:p>new Route(118,130,131, [new RouteSpace(711,228,108,-78)], BLUE),new Route(119,130,131, [new RouteSpace(711,228,108,-78)], YELLOW),new Route(120,130,131, [new RouteSpace(711,228,108,-78)], RED),</text:p>
          </table:table-cell>
          <table:table-cell table:formula="of:=CONCATENATE(([.A41]-1)*3+1;&quot;=&gt;new Route(&quot;; [.B41] ; &quot;,&quot; ; [.C41]  ;  &quot;,BLUE),&quot; ;  ([.A41]-1)*3+2;&quot;=&gt;new Route(&quot;; [.B41] ; &quot;,&quot; ; [.C41]  ;  &quot;,YELLOW),&quot; ; ([.A41]-1)*3+3;&quot;=&gt;new Route(&quot;; [.B41] ; &quot;,&quot; ; [.C41]  ;  &quot;,RED),&quot;)" office:value-type="string" office:string-value="118=&gt;new Route(130,131,BLUE),119=&gt;new Route(130,131,YELLOW),120=&gt;new Route(130,131,RED)," calcext:value-type="string">
            <text:p>118=&gt;new Route(130,131,BLUE),119=&gt;new Route(130,131,YELLOW),120=&gt;new Route(130,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1" calcext:value-type="float">
            <text:p>41</text:p>
          </table:table-cell>
          <table:table-cell office:value-type="float" office:value="133" calcext:value-type="float">
            <text:p>133</text:p>
          </table:table-cell>
          <table:table-cell office:value-type="float" office:value="134" calcext:value-type="float">
            <text:p>134</text:p>
          </table:table-cell>
          <table:table-cell office:value-type="float" office:value="775" calcext:value-type="float">
            <text:p>775</text:p>
          </table:table-cell>
          <table:table-cell office:value-type="float" office:value="397" calcext:value-type="float">
            <text:p>397</text:p>
          </table:table-cell>
          <table:table-cell office:value-type="float" office:value="95" calcext:value-type="float">
            <text:p>95</text:p>
          </table:table-cell>
          <table:table-cell office:value-type="float" office:value="-11" calcext:value-type="float">
            <text:p>-11</text:p>
          </table:table-cell>
          <table:table-cell table:formula="of:=90*([.N42]-1)+[.G42]" office:value-type="float" office:value="79" calcext:value-type="float">
            <text:p>79</text:p>
          </table:table-cell>
          <table:table-cell table:formula="of:=CONCATENATE(&quot;new Route(&quot;; ([.A42]-1)*3+1 ; &quot;,&quot; ; [.B42] ; &quot;,&quot; ; [.C42] ; &quot;, [new RouteSpace(&quot;; [.D42] ; &quot;,&quot; ; [.E42] ; &quot;,&quot; ; [.F42] ;  &quot;,&quot; ;[.G42] ;  &quot;)], BLUE),&quot; ; &quot;new Route(&quot;; ([.A42]-1)*3+2 ; &quot;,&quot; ; [.B42] ; &quot;,&quot; ; [.C42] ; &quot;, [new RouteSpace(&quot;; [.D42] ; &quot;,&quot; ; [.E42] ; &quot;,&quot; ; [.F42] ;  &quot;,&quot; ;[.G42] ;  &quot;)], YELLOW),&quot; ; &quot;new Route(&quot;; ([.A42]-1)*3+3 ; &quot;,&quot; ; [.B42] ; &quot;,&quot; ; [.C42] ; &quot;, [new RouteSpace(&quot;; [.D42] ; &quot;,&quot; ; [.E42] ; &quot;,&quot; ; [.F42] ;  &quot;,&quot; ;[.G42] ;  &quot;)], RED),&quot;)" office:value-type="string" office:string-value="new Route(121,133,134, [new RouteSpace(775,397,95,-11)], BLUE),new Route(122,133,134, [new RouteSpace(775,397,95,-11)], YELLOW),new Route(123,133,134, [new RouteSpace(775,397,95,-11)], RED)," calcext:value-type="string">
            <text:p>new Route(121,133,134, [new RouteSpace(775,397,95,-11)], BLUE),new Route(122,133,134, [new RouteSpace(775,397,95,-11)], YELLOW),new Route(123,133,134, [new RouteSpace(775,397,95,-11)], RED),</text:p>
          </table:table-cell>
          <table:table-cell table:formula="of:=CONCATENATE(([.A42]-1)*3+1;&quot;=&gt;new Route(&quot;; [.B42] ; &quot;,&quot; ; [.C42]  ;  &quot;,BLUE),&quot; ;  ([.A42]-1)*3+2;&quot;=&gt;new Route(&quot;; [.B42] ; &quot;,&quot; ; [.C42]  ;  &quot;,YELLOW),&quot; ; ([.A42]-1)*3+3;&quot;=&gt;new Route(&quot;; [.B42] ; &quot;,&quot; ; [.C42]  ;  &quot;,RED),&quot;)" office:value-type="string" office:string-value="121=&gt;new Route(133,134,BLUE),122=&gt;new Route(133,134,YELLOW),123=&gt;new Route(133,134,RED)," calcext:value-type="string">
            <text:p>121=&gt;new Route(133,134,BLUE),122=&gt;new Route(133,134,YELLOW),123=&gt;new Route(133,134,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2" calcext:value-type="float">
            <text:p>42</text:p>
          </table:table-cell>
          <table:table-cell office:value-type="float" office:value="133" calcext:value-type="float">
            <text:p>133</text:p>
          </table:table-cell>
          <table:table-cell office:value-type="float" office:value="137" calcext:value-type="float">
            <text:p>137</text:p>
          </table:table-cell>
          <table:table-cell office:value-type="float" office:value="891" calcext:value-type="float">
            <text:p>891</text:p>
          </table:table-cell>
          <table:table-cell office:value-type="float" office:value="393" calcext:value-type="float">
            <text:p>393</text:p>
          </table:table-cell>
          <table:table-cell office:value-type="float" office:value="44" calcext:value-type="float">
            <text:p>44</text:p>
          </table:table-cell>
          <table:table-cell office:value-type="float" office:value="62" calcext:value-type="float">
            <text:p>62</text:p>
          </table:table-cell>
          <table:table-cell table:formula="of:=90*([.N43]-1)+[.G43]" office:value-type="float" office:value="152" calcext:value-type="float">
            <text:p>152</text:p>
          </table:table-cell>
          <table:table-cell table:formula="of:=CONCATENATE(&quot;new Route(&quot;; ([.A43]-1)*3+1 ; &quot;,&quot; ; [.B43] ; &quot;,&quot; ; [.C43] ; &quot;, [new RouteSpace(&quot;; [.D43] ; &quot;,&quot; ; [.E43] ; &quot;,&quot; ; [.F43] ;  &quot;,&quot; ;[.G43] ;  &quot;)], BLUE),&quot; ; &quot;new Route(&quot;; ([.A43]-1)*3+2 ; &quot;,&quot; ; [.B43] ; &quot;,&quot; ; [.C43] ; &quot;, [new RouteSpace(&quot;; [.D43] ; &quot;,&quot; ; [.E43] ; &quot;,&quot; ; [.F43] ;  &quot;,&quot; ;[.G43] ;  &quot;)], YELLOW),&quot; ; &quot;new Route(&quot;; ([.A43]-1)*3+3 ; &quot;,&quot; ; [.B43] ; &quot;,&quot; ; [.C43] ; &quot;, [new RouteSpace(&quot;; [.D43] ; &quot;,&quot; ; [.E43] ; &quot;,&quot; ; [.F43] ;  &quot;,&quot; ;[.G43] ;  &quot;)], RED),&quot;)" office:value-type="string" office:string-value="new Route(124,133,137, [new RouteSpace(891,393,44,62)], BLUE),new Route(125,133,137, [new RouteSpace(891,393,44,62)], YELLOW),new Route(126,133,137, [new RouteSpace(891,393,44,62)], RED)," calcext:value-type="string">
            <text:p>new Route(124,133,137, [new RouteSpace(891,393,44,62)], BLUE),new Route(125,133,137, [new RouteSpace(891,393,44,62)], YELLOW),new Route(126,133,137, [new RouteSpace(891,393,44,62)], RED),</text:p>
          </table:table-cell>
          <table:table-cell table:formula="of:=CONCATENATE(([.A43]-1)*3+1;&quot;=&gt;new Route(&quot;; [.B43] ; &quot;,&quot; ; [.C43]  ;  &quot;,BLUE),&quot; ;  ([.A43]-1)*3+2;&quot;=&gt;new Route(&quot;; [.B43] ; &quot;,&quot; ; [.C43]  ;  &quot;,YELLOW),&quot; ; ([.A43]-1)*3+3;&quot;=&gt;new Route(&quot;; [.B43] ; &quot;,&quot; ; [.C43]  ;  &quot;,RED),&quot;)" office:value-type="string" office:string-value="124=&gt;new Route(133,137,BLUE),125=&gt;new Route(133,137,YELLOW),126=&gt;new Route(133,137,RED)," calcext:value-type="string">
            <text:p>124=&gt;new Route(133,137,BLUE),125=&gt;new Route(133,137,YELLOW),126=&gt;new Route(133,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3" calcext:value-type="float">
            <text:p>43</text:p>
          </table:table-cell>
          <table:table-cell office:value-type="float" office:value="133" calcext:value-type="float">
            <text:p>133</text:p>
          </table:table-cell>
          <table:table-cell office:value-type="float" office:value="149" calcext:value-type="float">
            <text:p>149</text:p>
          </table:table-cell>
          <table:table-cell office:value-type="float" office:value="898" calcext:value-type="float">
            <text:p>898</text:p>
          </table:table-cell>
          <table:table-cell office:value-type="float" office:value="384" calcext:value-type="float">
            <text:p>384</text:p>
          </table:table-cell>
          <table:table-cell office:value-type="float" office:value="87" calcext:value-type="float">
            <text:p>87</text:p>
          </table:table-cell>
          <table:table-cell office:value-type="float" office:value="35" calcext:value-type="float">
            <text:p>35</text:p>
          </table:table-cell>
          <table:table-cell table:formula="of:=90*([.N44]-1)+[.G44]" office:value-type="float" office:value="35" calcext:value-type="float">
            <text:p>35</text:p>
          </table:table-cell>
          <table:table-cell table:formula="of:=CONCATENATE(&quot;new Route(&quot;; ([.A44]-1)*3+1 ; &quot;,&quot; ; [.B44] ; &quot;,&quot; ; [.C44] ; &quot;, [new RouteSpace(&quot;; [.D44] ; &quot;,&quot; ; [.E44] ; &quot;,&quot; ; [.F44] ;  &quot;,&quot; ;[.G44] ;  &quot;)], BLUE),&quot; ; &quot;new Route(&quot;; ([.A44]-1)*3+2 ; &quot;,&quot; ; [.B44] ; &quot;,&quot; ; [.C44] ; &quot;, [new RouteSpace(&quot;; [.D44] ; &quot;,&quot; ; [.E44] ; &quot;,&quot; ; [.F44] ;  &quot;,&quot; ;[.G44] ;  &quot;)], YELLOW),&quot; ; &quot;new Route(&quot;; ([.A44]-1)*3+3 ; &quot;,&quot; ; [.B44] ; &quot;,&quot; ; [.C44] ; &quot;, [new RouteSpace(&quot;; [.D44] ; &quot;,&quot; ; [.E44] ; &quot;,&quot; ; [.F44] ;  &quot;,&quot; ;[.G44] ;  &quot;)], RED),&quot;)" office:value-type="string" office:string-value="new Route(127,133,149, [new RouteSpace(898,384,87,35)], BLUE),new Route(128,133,149, [new RouteSpace(898,384,87,35)], YELLOW),new Route(129,133,149, [new RouteSpace(898,384,87,35)], RED)," calcext:value-type="string">
            <text:p>new Route(127,133,149, [new RouteSpace(898,384,87,35)], BLUE),new Route(128,133,149, [new RouteSpace(898,384,87,35)], YELLOW),new Route(129,133,149, [new RouteSpace(898,384,87,35)], RED),</text:p>
          </table:table-cell>
          <table:table-cell table:formula="of:=CONCATENATE(([.A44]-1)*3+1;&quot;=&gt;new Route(&quot;; [.B44] ; &quot;,&quot; ; [.C44]  ;  &quot;,BLUE),&quot; ;  ([.A44]-1)*3+2;&quot;=&gt;new Route(&quot;; [.B44] ; &quot;,&quot; ; [.C44]  ;  &quot;,YELLOW),&quot; ; ([.A44]-1)*3+3;&quot;=&gt;new Route(&quot;; [.B44] ; &quot;,&quot; ; [.C44]  ;  &quot;,RED),&quot;)" office:value-type="string" office:string-value="127=&gt;new Route(133,149,BLUE),128=&gt;new Route(133,149,YELLOW),129=&gt;new Route(133,149,RED)," calcext:value-type="string">
            <text:p>127=&gt;new Route(133,149,BLUE),128=&gt;new Route(133,149,YELLOW),129=&gt;new Route(133,14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4" calcext:value-type="float">
            <text:p>44</text:p>
          </table:table-cell>
          <table:table-cell office:value-type="float" office:value="134" calcext:value-type="float">
            <text:p>134</text:p>
          </table:table-cell>
          <table:table-cell office:value-type="float" office:value="136" calcext:value-type="float">
            <text:p>136</text:p>
          </table:table-cell>
          <table:table-cell office:value-type="float" office:value="769" calcext:value-type="float">
            <text:p>769</text:p>
          </table:table-cell>
          <table:table-cell office:value-type="float" office:value="410" calcext:value-type="float">
            <text:p>410</text:p>
          </table:table-cell>
          <table:table-cell office:value-type="float" office:value="105" calcext:value-type="float">
            <text:p>105</text:p>
          </table:table-cell>
          <table:table-cell office:value-type="float" office:value="61" calcext:value-type="float">
            <text:p>61</text:p>
          </table:table-cell>
          <table:table-cell table:formula="of:=90*([.N45]-1)+[.G45]" office:value-type="float" office:value="61" calcext:value-type="float">
            <text:p>61</text:p>
          </table:table-cell>
          <table:table-cell table:formula="of:=CONCATENATE(&quot;new Route(&quot;; ([.A45]-1)*3+1 ; &quot;,&quot; ; [.B45] ; &quot;,&quot; ; [.C45] ; &quot;, [new RouteSpace(&quot;; [.D45] ; &quot;,&quot; ; [.E45] ; &quot;,&quot; ; [.F45] ;  &quot;,&quot; ;[.G45] ;  &quot;)], BLUE),&quot; ; &quot;new Route(&quot;; ([.A45]-1)*3+2 ; &quot;,&quot; ; [.B45] ; &quot;,&quot; ; [.C45] ; &quot;, [new RouteSpace(&quot;; [.D45] ; &quot;,&quot; ; [.E45] ; &quot;,&quot; ; [.F45] ;  &quot;,&quot; ;[.G45] ;  &quot;)], YELLOW),&quot; ; &quot;new Route(&quot;; ([.A45]-1)*3+3 ; &quot;,&quot; ; [.B45] ; &quot;,&quot; ; [.C45] ; &quot;, [new RouteSpace(&quot;; [.D45] ; &quot;,&quot; ; [.E45] ; &quot;,&quot; ; [.F45] ;  &quot;,&quot; ;[.G45] ;  &quot;)], RED),&quot;)" office:value-type="string" office:string-value="new Route(130,134,136, [new RouteSpace(769,410,105,61)], BLUE),new Route(131,134,136, [new RouteSpace(769,410,105,61)], YELLOW),new Route(132,134,136, [new RouteSpace(769,410,105,61)], RED)," calcext:value-type="string">
            <text:p>new Route(130,134,136, [new RouteSpace(769,410,105,61)], BLUE),new Route(131,134,136, [new RouteSpace(769,410,105,61)], YELLOW),new Route(132,134,136, [new RouteSpace(769,410,105,61)], RED),</text:p>
          </table:table-cell>
          <table:table-cell table:formula="of:=CONCATENATE(([.A45]-1)*3+1;&quot;=&gt;new Route(&quot;; [.B45] ; &quot;,&quot; ; [.C45]  ;  &quot;,BLUE),&quot; ;  ([.A45]-1)*3+2;&quot;=&gt;new Route(&quot;; [.B45] ; &quot;,&quot; ; [.C45]  ;  &quot;,YELLOW),&quot; ; ([.A45]-1)*3+3;&quot;=&gt;new Route(&quot;; [.B45] ; &quot;,&quot; ; [.C45]  ;  &quot;,RED),&quot;)" office:value-type="string" office:string-value="130=&gt;new Route(134,136,BLUE),131=&gt;new Route(134,136,YELLOW),132=&gt;new Route(134,136,RED)," calcext:value-type="string">
            <text:p>130=&gt;new Route(134,136,BLUE),131=&gt;new Route(134,136,YELLOW),132=&gt;new Route(134,13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5" calcext:value-type="float">
            <text:p>45</text:p>
          </table:table-cell>
          <table:table-cell office:value-type="float" office:value="134" calcext:value-type="float">
            <text:p>134</text:p>
          </table:table-cell>
          <table:table-cell office:value-type="float" office:value="137" calcext:value-type="float">
            <text:p>137</text:p>
          </table:table-cell>
          <table:table-cell office:value-type="float" office:value="776" calcext:value-type="float">
            <text:p>776</text:p>
          </table:table-cell>
          <table:table-cell office:value-type="float" office:value="402" calcext:value-type="float">
            <text:p>402</text:p>
          </table:table-cell>
          <table:table-cell office:value-type="float" office:value="131" calcext:value-type="float">
            <text:p>131</text:p>
          </table:table-cell>
          <table:table-cell office:value-type="float" office:value="16" calcext:value-type="float">
            <text:p>16</text:p>
          </table:table-cell>
          <table:table-cell table:formula="of:=90*([.N46]-1)+[.G46]" office:value-type="float" office:value="16" calcext:value-type="float">
            <text:p>16</text:p>
          </table:table-cell>
          <table:table-cell table:formula="of:=CONCATENATE(&quot;new Route(&quot;; ([.A46]-1)*3+1 ; &quot;,&quot; ; [.B46] ; &quot;,&quot; ; [.C46] ; &quot;, [new RouteSpace(&quot;; [.D46] ; &quot;,&quot; ; [.E46] ; &quot;,&quot; ; [.F46] ;  &quot;,&quot; ;[.G46] ;  &quot;)], BLUE),&quot; ; &quot;new Route(&quot;; ([.A46]-1)*3+2 ; &quot;,&quot; ; [.B46] ; &quot;,&quot; ; [.C46] ; &quot;, [new RouteSpace(&quot;; [.D46] ; &quot;,&quot; ; [.E46] ; &quot;,&quot; ; [.F46] ;  &quot;,&quot; ;[.G46] ;  &quot;)], YELLOW),&quot; ; &quot;new Route(&quot;; ([.A46]-1)*3+3 ; &quot;,&quot; ; [.B46] ; &quot;,&quot; ; [.C46] ; &quot;, [new RouteSpace(&quot;; [.D46] ; &quot;,&quot; ; [.E46] ; &quot;,&quot; ; [.F46] ;  &quot;,&quot; ;[.G46] ;  &quot;)], RED),&quot;)" office:value-type="string" office:string-value="new Route(133,134,137, [new RouteSpace(776,402,131,16)], BLUE),new Route(134,134,137, [new RouteSpace(776,402,131,16)], YELLOW),new Route(135,134,137, [new RouteSpace(776,402,131,16)], RED)," calcext:value-type="string">
            <text:p>new Route(133,134,137, [new RouteSpace(776,402,131,16)], BLUE),new Route(134,134,137, [new RouteSpace(776,402,131,16)], YELLOW),new Route(135,134,137, [new RouteSpace(776,402,131,16)], RED),</text:p>
          </table:table-cell>
          <table:table-cell table:formula="of:=CONCATENATE(([.A46]-1)*3+1;&quot;=&gt;new Route(&quot;; [.B46] ; &quot;,&quot; ; [.C46]  ;  &quot;,BLUE),&quot; ;  ([.A46]-1)*3+2;&quot;=&gt;new Route(&quot;; [.B46] ; &quot;,&quot; ; [.C46]  ;  &quot;,YELLOW),&quot; ; ([.A46]-1)*3+3;&quot;=&gt;new Route(&quot;; [.B46] ; &quot;,&quot; ; [.C46]  ;  &quot;,RED),&quot;)" office:value-type="string" office:string-value="133=&gt;new Route(134,137,BLUE),134=&gt;new Route(134,137,YELLOW),135=&gt;new Route(134,137,RED)," calcext:value-type="string">
            <text:p>133=&gt;new Route(134,137,BLUE),134=&gt;new Route(134,137,YELLOW),135=&gt;new Route(134,13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6" calcext:value-type="float">
            <text:p>46</text:p>
          </table:table-cell>
          <table:table-cell office:value-type="float" office:value="134" calcext:value-type="float">
            <text:p>134</text:p>
          </table:table-cell>
          <table:table-cell office:value-type="float" office:value="138" calcext:value-type="float">
            <text:p>138</text:p>
          </table:table-cell>
          <table:table-cell office:value-type="float" office:value="701" calcext:value-type="float">
            <text:p>701</text:p>
          </table:table-cell>
          <table:table-cell office:value-type="float" office:value="533" calcext:value-type="float">
            <text:p>533</text:p>
          </table:table-cell>
          <table:table-cell office:value-type="float" office:value="133" calcext:value-type="float">
            <text:p>133</text:p>
          </table:table-cell>
          <table:table-cell office:value-type="float" office:value="-66" calcext:value-type="float">
            <text:p>-66</text:p>
          </table:table-cell>
          <table:table-cell table:formula="of:=90*([.N47]-1)+[.G47]" office:value-type="float" office:value="-66" calcext:value-type="float">
            <text:p>-66</text:p>
          </table:table-cell>
          <table:table-cell table:formula="of:=CONCATENATE(&quot;new Route(&quot;; ([.A47]-1)*3+1 ; &quot;,&quot; ; [.B47] ; &quot;,&quot; ; [.C47] ; &quot;, [new RouteSpace(&quot;; [.D47] ; &quot;,&quot; ; [.E47] ; &quot;,&quot; ; [.F47] ;  &quot;,&quot; ;[.G47] ;  &quot;)], BLUE),&quot; ; &quot;new Route(&quot;; ([.A47]-1)*3+2 ; &quot;,&quot; ; [.B47] ; &quot;,&quot; ; [.C47] ; &quot;, [new RouteSpace(&quot;; [.D47] ; &quot;,&quot; ; [.E47] ; &quot;,&quot; ; [.F47] ;  &quot;,&quot; ;[.G47] ;  &quot;)], YELLOW),&quot; ; &quot;new Route(&quot;; ([.A47]-1)*3+3 ; &quot;,&quot; ; [.B47] ; &quot;,&quot; ; [.C47] ; &quot;, [new RouteSpace(&quot;; [.D47] ; &quot;,&quot; ; [.E47] ; &quot;,&quot; ; [.F47] ;  &quot;,&quot; ;[.G47] ;  &quot;)], RED),&quot;)" office:value-type="string" office:string-value="new Route(136,134,138, [new RouteSpace(701,533,133,-66)], BLUE),new Route(137,134,138, [new RouteSpace(701,533,133,-66)], YELLOW),new Route(138,134,138, [new RouteSpace(701,533,133,-66)], RED)," calcext:value-type="string">
            <text:p>new Route(136,134,138, [new RouteSpace(701,533,133,-66)], BLUE),new Route(137,134,138, [new RouteSpace(701,533,133,-66)], YELLOW),new Route(138,134,138, [new RouteSpace(701,533,133,-66)], RED),</text:p>
          </table:table-cell>
          <table:table-cell table:formula="of:=CONCATENATE(([.A47]-1)*3+1;&quot;=&gt;new Route(&quot;; [.B47] ; &quot;,&quot; ; [.C47]  ;  &quot;,BLUE),&quot; ;  ([.A47]-1)*3+2;&quot;=&gt;new Route(&quot;; [.B47] ; &quot;,&quot; ; [.C47]  ;  &quot;,YELLOW),&quot; ; ([.A47]-1)*3+3;&quot;=&gt;new Route(&quot;; [.B47] ; &quot;,&quot; ; [.C47]  ;  &quot;,RED),&quot;)" office:value-type="string" office:string-value="136=&gt;new Route(134,138,BLUE),137=&gt;new Route(134,138,YELLOW),138=&gt;new Route(134,138,RED)," calcext:value-type="string">
            <text:p>136=&gt;new Route(134,138,BLUE),137=&gt;new Route(134,138,YELLOW),138=&gt;new Route(134,13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7" calcext:value-type="float">
            <text:p>47</text:p>
          </table:table-cell>
          <table:table-cell office:value-type="float" office:value="136" calcext:value-type="float">
            <text:p>136</text:p>
          </table:table-cell>
          <table:table-cell office:value-type="float" office:value="139" calcext:value-type="float">
            <text:p>139</text:p>
          </table:table-cell>
          <table:table-cell office:value-type="float" office:value="838" calcext:value-type="float">
            <text:p>838</text:p>
          </table:table-cell>
          <table:table-cell office:value-type="float" office:value="527" calcext:value-type="float">
            <text:p>527</text:p>
          </table:table-cell>
          <table:table-cell office:value-type="float" office:value="105" calcext:value-type="float">
            <text:p>105</text:p>
          </table:table-cell>
          <table:table-cell office:value-type="float" office:value="39" calcext:value-type="float">
            <text:p>39</text:p>
          </table:table-cell>
          <table:table-cell table:formula="of:=90*([.N48]-1)+[.G48]" office:value-type="float" office:value="129" calcext:value-type="float">
            <text:p>129</text:p>
          </table:table-cell>
          <table:table-cell table:formula="of:=CONCATENATE(&quot;new Route(&quot;; ([.A48]-1)*3+1 ; &quot;,&quot; ; [.B48] ; &quot;,&quot; ; [.C48] ; &quot;, [new RouteSpace(&quot;; [.D48] ; &quot;,&quot; ; [.E48] ; &quot;,&quot; ; [.F48] ;  &quot;,&quot; ;[.G48] ;  &quot;)], BLUE),&quot; ; &quot;new Route(&quot;; ([.A48]-1)*3+2 ; &quot;,&quot; ; [.B48] ; &quot;,&quot; ; [.C48] ; &quot;, [new RouteSpace(&quot;; [.D48] ; &quot;,&quot; ; [.E48] ; &quot;,&quot; ; [.F48] ;  &quot;,&quot; ;[.G48] ;  &quot;)], YELLOW),&quot; ; &quot;new Route(&quot;; ([.A48]-1)*3+3 ; &quot;,&quot; ; [.B48] ; &quot;,&quot; ; [.C48] ; &quot;, [new RouteSpace(&quot;; [.D48] ; &quot;,&quot; ; [.E48] ; &quot;,&quot; ; [.F48] ;  &quot;,&quot; ;[.G48] ;  &quot;)], RED),&quot;)" office:value-type="string" office:string-value="new Route(139,136,139, [new RouteSpace(838,527,105,39)], BLUE),new Route(140,136,139, [new RouteSpace(838,527,105,39)], YELLOW),new Route(141,136,139, [new RouteSpace(838,527,105,39)], RED)," calcext:value-type="string">
            <text:p>new Route(139,136,139, [new RouteSpace(838,527,105,39)], BLUE),new Route(140,136,139, [new RouteSpace(838,527,105,39)], YELLOW),new Route(141,136,139, [new RouteSpace(838,527,105,39)], RED),</text:p>
          </table:table-cell>
          <table:table-cell table:formula="of:=CONCATENATE(([.A48]-1)*3+1;&quot;=&gt;new Route(&quot;; [.B48] ; &quot;,&quot; ; [.C48]  ;  &quot;,BLUE),&quot; ;  ([.A48]-1)*3+2;&quot;=&gt;new Route(&quot;; [.B48] ; &quot;,&quot; ; [.C48]  ;  &quot;,YELLOW),&quot; ; ([.A48]-1)*3+3;&quot;=&gt;new Route(&quot;; [.B48] ; &quot;,&quot; ; [.C48]  ;  &quot;,RED),&quot;)" office:value-type="string" office:string-value="139=&gt;new Route(136,139,BLUE),140=&gt;new Route(136,139,YELLOW),141=&gt;new Route(136,139,RED)," calcext:value-type="string">
            <text:p>139=&gt;new Route(136,139,BLUE),140=&gt;new Route(136,139,YELLOW),141=&gt;new Route(136,13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8" calcext:value-type="float">
            <text:p>48</text:p>
          </table:table-cell>
          <table:table-cell office:value-type="float" office:value="136" calcext:value-type="float">
            <text:p>136</text:p>
          </table:table-cell>
          <table:table-cell office:value-type="float" office:value="142" calcext:value-type="float">
            <text:p>142</text:p>
          </table:table-cell>
          <table:table-cell office:value-type="float" office:value="800" calcext:value-type="float">
            <text:p>800</text:p>
          </table:table-cell>
          <table:table-cell office:value-type="float" office:value="688" calcext:value-type="float">
            <text:p>688</text:p>
          </table:table-cell>
          <table:table-cell office:value-type="float" office:value="159" calcext:value-type="float">
            <text:p>159</text:p>
          </table:table-cell>
          <table:table-cell office:value-type="float" office:value="-81" calcext:value-type="float">
            <text:p>-81</text:p>
          </table:table-cell>
          <table:table-cell table:formula="of:=90*([.N49]-1)+[.G49]" office:value-type="float" office:value="-81" calcext:value-type="float">
            <text:p>-81</text:p>
          </table:table-cell>
          <table:table-cell table:formula="of:=CONCATENATE(&quot;new Route(&quot;; ([.A49]-1)*3+1 ; &quot;,&quot; ; [.B49] ; &quot;,&quot; ; [.C49] ; &quot;, [new RouteSpace(&quot;; [.D49] ; &quot;,&quot; ; [.E49] ; &quot;,&quot; ; [.F49] ;  &quot;,&quot; ;[.G49] ;  &quot;)], BLUE),&quot; ; &quot;new Route(&quot;; ([.A49]-1)*3+2 ; &quot;,&quot; ; [.B49] ; &quot;,&quot; ; [.C49] ; &quot;, [new RouteSpace(&quot;; [.D49] ; &quot;,&quot; ; [.E49] ; &quot;,&quot; ; [.F49] ;  &quot;,&quot; ;[.G49] ;  &quot;)], YELLOW),&quot; ; &quot;new Route(&quot;; ([.A49]-1)*3+3 ; &quot;,&quot; ; [.B49] ; &quot;,&quot; ; [.C49] ; &quot;, [new RouteSpace(&quot;; [.D49] ; &quot;,&quot; ; [.E49] ; &quot;,&quot; ; [.F49] ;  &quot;,&quot; ;[.G49] ;  &quot;)], RED),&quot;)" office:value-type="string" office:string-value="new Route(142,136,142, [new RouteSpace(800,688,159,-81)], BLUE),new Route(143,136,142, [new RouteSpace(800,688,159,-81)], YELLOW),new Route(144,136,142, [new RouteSpace(800,688,159,-81)], RED)," calcext:value-type="string">
            <text:p>new Route(142,136,142, [new RouteSpace(800,688,159,-81)], BLUE),new Route(143,136,142, [new RouteSpace(800,688,159,-81)], YELLOW),new Route(144,136,142, [new RouteSpace(800,688,159,-81)], RED),</text:p>
          </table:table-cell>
          <table:table-cell table:formula="of:=CONCATENATE(([.A49]-1)*3+1;&quot;=&gt;new Route(&quot;; [.B49] ; &quot;,&quot; ; [.C49]  ;  &quot;,BLUE),&quot; ;  ([.A49]-1)*3+2;&quot;=&gt;new Route(&quot;; [.B49] ; &quot;,&quot; ; [.C49]  ;  &quot;,YELLOW),&quot; ; ([.A49]-1)*3+3;&quot;=&gt;new Route(&quot;; [.B49] ; &quot;,&quot; ; [.C49]  ;  &quot;,RED),&quot;)" office:value-type="string" office:string-value="142=&gt;new Route(136,142,BLUE),143=&gt;new Route(136,142,YELLOW),144=&gt;new Route(136,142,RED)," calcext:value-type="string">
            <text:p>142=&gt;new Route(136,142,BLUE),143=&gt;new Route(136,142,YELLOW),144=&gt;new Route(136,14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9" calcext:value-type="float">
            <text:p>49</text:p>
          </table:table-cell>
          <table:table-cell office:value-type="float" office:value="136" calcext:value-type="float">
            <text:p>136</text:p>
          </table:table-cell>
          <table:table-cell office:value-type="float" office:value="137" calcext:value-type="float">
            <text:p>137</text:p>
          </table:table-cell>
          <table:table-cell office:value-type="float" office:value="838" calcext:value-type="float">
            <text:p>838</text:p>
          </table:table-cell>
          <table:table-cell office:value-type="float" office:value="505" calcext:value-type="float">
            <text:p>505</text:p>
          </table:table-cell>
          <table:table-cell office:value-type="float" office:value="84" calcext:value-type="float">
            <text:p>84</text:p>
          </table:table-cell>
          <table:table-cell office:value-type="float" office:value="-34" calcext:value-type="float">
            <text:p>-34</text:p>
          </table:table-cell>
          <table:table-cell table:formula="of:=90*([.N50]-1)+[.G50]" office:value-type="float" office:value="56" calcext:value-type="float">
            <text:p>56</text:p>
          </table:table-cell>
          <table:table-cell table:formula="of:=CONCATENATE(&quot;new Route(&quot;; ([.A50]-1)*3+1 ; &quot;,&quot; ; [.B50] ; &quot;,&quot; ; [.C50] ; &quot;, [new RouteSpace(&quot;; [.D50] ; &quot;,&quot; ; [.E50] ; &quot;,&quot; ; [.F50] ;  &quot;,&quot; ;[.G50] ;  &quot;)], BLUE),&quot; ; &quot;new Route(&quot;; ([.A50]-1)*3+2 ; &quot;,&quot; ; [.B50] ; &quot;,&quot; ; [.C50] ; &quot;, [new RouteSpace(&quot;; [.D50] ; &quot;,&quot; ; [.E50] ; &quot;,&quot; ; [.F50] ;  &quot;,&quot; ;[.G50] ;  &quot;)], YELLOW),&quot; ; &quot;new Route(&quot;; ([.A50]-1)*3+3 ; &quot;,&quot; ; [.B50] ; &quot;,&quot; ; [.C50] ; &quot;, [new RouteSpace(&quot;; [.D50] ; &quot;,&quot; ; [.E50] ; &quot;,&quot; ; [.F50] ;  &quot;,&quot; ;[.G50] ;  &quot;)], RED),&quot;)" office:value-type="string" office:string-value="new Route(145,136,137, [new RouteSpace(838,505,84,-34)], BLUE),new Route(146,136,137, [new RouteSpace(838,505,84,-34)], YELLOW),new Route(147,136,137, [new RouteSpace(838,505,84,-34)], RED)," calcext:value-type="string">
            <text:p>new Route(145,136,137, [new RouteSpace(838,505,84,-34)], BLUE),new Route(146,136,137, [new RouteSpace(838,505,84,-34)], YELLOW),new Route(147,136,137, [new RouteSpace(838,505,84,-34)], RED),</text:p>
          </table:table-cell>
          <table:table-cell table:formula="of:=CONCATENATE(([.A50]-1)*3+1;&quot;=&gt;new Route(&quot;; [.B50] ; &quot;,&quot; ; [.C50]  ;  &quot;,BLUE),&quot; ;  ([.A50]-1)*3+2;&quot;=&gt;new Route(&quot;; [.B50] ; &quot;,&quot; ; [.C50]  ;  &quot;,YELLOW),&quot; ; ([.A50]-1)*3+3;&quot;=&gt;new Route(&quot;; [.B50] ; &quot;,&quot; ; [.C50]  ;  &quot;,RED),&quot;)" office:value-type="string" office:string-value="145=&gt;new Route(136,137,BLUE),146=&gt;new Route(136,137,YELLOW),147=&gt;new Route(136,137,RED)," calcext:value-type="string">
            <text:p>145=&gt;new Route(136,137,BLUE),146=&gt;new Route(136,137,YELLOW),147=&gt;new Route(136,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0" calcext:value-type="float">
            <text:p>50</text:p>
          </table:table-cell>
          <table:table-cell office:value-type="float" office:value="137" calcext:value-type="float">
            <text:p>137</text:p>
          </table:table-cell>
          <table:table-cell office:value-type="float" office:value="140" calcext:value-type="float">
            <text:p>140</text:p>
          </table:table-cell>
          <table:table-cell office:value-type="float" office:value="930" calcext:value-type="float">
            <text:p>930</text:p>
          </table:table-cell>
          <table:table-cell office:value-type="float" office:value="457" calcext:value-type="float">
            <text:p>457</text:p>
          </table:table-cell>
          <table:table-cell office:value-type="float" office:value="135" calcext:value-type="float">
            <text:p>135</text:p>
          </table:table-cell>
          <table:table-cell office:value-type="float" office:value="61" calcext:value-type="float">
            <text:p>61</text:p>
          </table:table-cell>
          <table:table-cell table:formula="of:=90*([.N51]-1)+[.G51]" office:value-type="float" office:value="331" calcext:value-type="float">
            <text:p>331</text:p>
          </table:table-cell>
          <table:table-cell table:formula="of:=CONCATENATE(&quot;new Route(&quot;; ([.A51]-1)*3+1 ; &quot;,&quot; ; [.B51] ; &quot;,&quot; ; [.C51] ; &quot;, [new RouteSpace(&quot;; [.D51] ; &quot;,&quot; ; [.E51] ; &quot;,&quot; ; [.F51] ;  &quot;,&quot; ;[.G51] ;  &quot;)], BLUE),&quot; ; &quot;new Route(&quot;; ([.A51]-1)*3+2 ; &quot;,&quot; ; [.B51] ; &quot;,&quot; ; [.C51] ; &quot;, [new RouteSpace(&quot;; [.D51] ; &quot;,&quot; ; [.E51] ; &quot;,&quot; ; [.F51] ;  &quot;,&quot; ;[.G51] ;  &quot;)], YELLOW),&quot; ; &quot;new Route(&quot;; ([.A51]-1)*3+3 ; &quot;,&quot; ; [.B51] ; &quot;,&quot; ; [.C51] ; &quot;, [new RouteSpace(&quot;; [.D51] ; &quot;,&quot; ; [.E51] ; &quot;,&quot; ; [.F51] ;  &quot;,&quot; ;[.G51] ;  &quot;)], RED),&quot;)" office:value-type="string" office:string-value="new Route(148,137,140, [new RouteSpace(930,457,135,61)], BLUE),new Route(149,137,140, [new RouteSpace(930,457,135,61)], YELLOW),new Route(150,137,140, [new RouteSpace(930,457,135,61)], RED)," calcext:value-type="string">
            <text:p>new Route(148,137,140, [new RouteSpace(930,457,135,61)], BLUE),new Route(149,137,140, [new RouteSpace(930,457,135,61)], YELLOW),new Route(150,137,140, [new RouteSpace(930,457,135,61)], RED),</text:p>
          </table:table-cell>
          <table:table-cell table:formula="of:=CONCATENATE(([.A51]-1)*3+1;&quot;=&gt;new Route(&quot;; [.B51] ; &quot;,&quot; ; [.C51]  ;  &quot;,BLUE),&quot; ;  ([.A51]-1)*3+2;&quot;=&gt;new Route(&quot;; [.B51] ; &quot;,&quot; ; [.C51]  ;  &quot;,YELLOW),&quot; ; ([.A51]-1)*3+3;&quot;=&gt;new Route(&quot;; [.B51] ; &quot;,&quot; ; [.C51]  ;  &quot;,RED),&quot;)" office:value-type="string" office:string-value="148=&gt;new Route(137,140,BLUE),149=&gt;new Route(137,140,YELLOW),150=&gt;new Route(137,140,RED)," calcext:value-type="string">
            <text:p>148=&gt;new Route(137,140,BLUE),149=&gt;new Route(137,140,YELLOW),150=&gt;new Route(137,14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51" calcext:value-type="float">
            <text:p>51</text:p>
          </table:table-cell>
          <table:table-cell office:value-type="float" office:value="138" calcext:value-type="float">
            <text:p>138</text:p>
          </table:table-cell>
          <table:table-cell office:value-type="float" office:value="141" calcext:value-type="float">
            <text:p>141</text:p>
          </table:table-cell>
          <table:table-cell office:value-type="float" office:value="697" calcext:value-type="float">
            <text:p>697</text:p>
          </table:table-cell>
          <table:table-cell office:value-type="float" office:value="659" calcext:value-type="float">
            <text:p>659</text:p>
          </table:table-cell>
          <table:table-cell office:value-type="float" office:value="97" calcext:value-type="float">
            <text:p>97</text:p>
          </table:table-cell>
          <table:table-cell office:value-type="float" office:value="-88" calcext:value-type="float">
            <text:p>-88</text:p>
          </table:table-cell>
          <table:table-cell table:formula="of:=90*([.N52]-1)+[.G52]" office:value-type="float" office:value="-88" calcext:value-type="float">
            <text:p>-88</text:p>
          </table:table-cell>
          <table:table-cell table:formula="of:=CONCATENATE(&quot;new Route(&quot;; ([.A52]-1)*3+1 ; &quot;,&quot; ; [.B52] ; &quot;,&quot; ; [.C52] ; &quot;, [new RouteSpace(&quot;; [.D52] ; &quot;,&quot; ; [.E52] ; &quot;,&quot; ; [.F52] ;  &quot;,&quot; ;[.G52] ;  &quot;)], BLUE),&quot; ; &quot;new Route(&quot;; ([.A52]-1)*3+2 ; &quot;,&quot; ; [.B52] ; &quot;,&quot; ; [.C52] ; &quot;, [new RouteSpace(&quot;; [.D52] ; &quot;,&quot; ; [.E52] ; &quot;,&quot; ; [.F52] ;  &quot;,&quot; ;[.G52] ;  &quot;)], YELLOW),&quot; ; &quot;new Route(&quot;; ([.A52]-1)*3+3 ; &quot;,&quot; ; [.B52] ; &quot;,&quot; ; [.C52] ; &quot;, [new RouteSpace(&quot;; [.D52] ; &quot;,&quot; ; [.E52] ; &quot;,&quot; ; [.F52] ;  &quot;,&quot; ;[.G52] ;  &quot;)], RED),&quot;)" office:value-type="string" office:string-value="new Route(151,138,141, [new RouteSpace(697,659,97,-88)], BLUE),new Route(152,138,141, [new RouteSpace(697,659,97,-88)], YELLOW),new Route(153,138,141, [new RouteSpace(697,659,97,-88)], RED)," calcext:value-type="string">
            <text:p>new Route(151,138,141, [new RouteSpace(697,659,97,-88)], BLUE),new Route(152,138,141, [new RouteSpace(697,659,97,-88)], YELLOW),new Route(153,138,141, [new RouteSpace(697,659,97,-88)], RED),</text:p>
          </table:table-cell>
          <table:table-cell table:formula="of:=CONCATENATE(([.A52]-1)*3+1;&quot;=&gt;new Route(&quot;; [.B52] ; &quot;,&quot; ; [.C52]  ;  &quot;,BLUE),&quot; ;  ([.A52]-1)*3+2;&quot;=&gt;new Route(&quot;; [.B52] ; &quot;,&quot; ; [.C52]  ;  &quot;,YELLOW),&quot; ; ([.A52]-1)*3+3;&quot;=&gt;new Route(&quot;; [.B52] ; &quot;,&quot; ; [.C52]  ;  &quot;,RED),&quot;)" office:value-type="string" office:string-value="151=&gt;new Route(138,141,BLUE),152=&gt;new Route(138,141,YELLOW),153=&gt;new Route(138,141,RED)," calcext:value-type="string">
            <text:p>151=&gt;new Route(138,141,BLUE),152=&gt;new Route(138,141,YELLOW),153=&gt;new Route(138,14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2" calcext:value-type="float">
            <text:p>52</text:p>
          </table:table-cell>
          <table:table-cell office:value-type="float" office:value="139" calcext:value-type="float">
            <text:p>139</text:p>
          </table:table-cell>
          <table:table-cell office:value-type="float" office:value="143" calcext:value-type="float">
            <text:p>143</text:p>
          </table:table-cell>
          <table:table-cell office:value-type="float" office:value="934" calcext:value-type="float">
            <text:p>934</text:p>
          </table:table-cell>
          <table:table-cell office:value-type="float" office:value="617" calcext:value-type="float">
            <text:p>617</text:p>
          </table:table-cell>
          <table:table-cell office:value-type="float" office:value="113" calcext:value-type="float">
            <text:p>113</text:p>
          </table:table-cell>
          <table:table-cell office:value-type="float" office:value="89" calcext:value-type="float">
            <text:p>89</text:p>
          </table:table-cell>
          <table:table-cell table:formula="of:=90*([.N53]-1)+[.G53]" office:value-type="float" office:value="179" calcext:value-type="float">
            <text:p>179</text:p>
          </table:table-cell>
          <table:table-cell table:formula="of:=CONCATENATE(&quot;new Route(&quot;; ([.A53]-1)*3+1 ; &quot;,&quot; ; [.B53] ; &quot;,&quot; ; [.C53] ; &quot;, [new RouteSpace(&quot;; [.D53] ; &quot;,&quot; ; [.E53] ; &quot;,&quot; ; [.F53] ;  &quot;,&quot; ;[.G53] ;  &quot;)], BLUE),&quot; ; &quot;new Route(&quot;; ([.A53]-1)*3+2 ; &quot;,&quot; ; [.B53] ; &quot;,&quot; ; [.C53] ; &quot;, [new RouteSpace(&quot;; [.D53] ; &quot;,&quot; ; [.E53] ; &quot;,&quot; ; [.F53] ;  &quot;,&quot; ;[.G53] ;  &quot;)], YELLOW),&quot; ; &quot;new Route(&quot;; ([.A53]-1)*3+3 ; &quot;,&quot; ; [.B53] ; &quot;,&quot; ; [.C53] ; &quot;, [new RouteSpace(&quot;; [.D53] ; &quot;,&quot; ; [.E53] ; &quot;,&quot; ; [.F53] ;  &quot;,&quot; ;[.G53] ;  &quot;)], RED),&quot;)" office:value-type="string" office:string-value="new Route(154,139,143, [new RouteSpace(934,617,113,89)], BLUE),new Route(155,139,143, [new RouteSpace(934,617,113,89)], YELLOW),new Route(156,139,143, [new RouteSpace(934,617,113,89)], RED)," calcext:value-type="string">
            <text:p>new Route(154,139,143, [new RouteSpace(934,617,113,89)], BLUE),new Route(155,139,143, [new RouteSpace(934,617,113,89)], YELLOW),new Route(156,139,143, [new RouteSpace(934,617,113,89)], RED),</text:p>
          </table:table-cell>
          <table:table-cell table:formula="of:=CONCATENATE(([.A53]-1)*3+1;&quot;=&gt;new Route(&quot;; [.B53] ; &quot;,&quot; ; [.C53]  ;  &quot;,BLUE),&quot; ;  ([.A53]-1)*3+2;&quot;=&gt;new Route(&quot;; [.B53] ; &quot;,&quot; ; [.C53]  ;  &quot;,YELLOW),&quot; ; ([.A53]-1)*3+3;&quot;=&gt;new Route(&quot;; [.B53] ; &quot;,&quot; ; [.C53]  ;  &quot;,RED),&quot;)" office:value-type="string" office:string-value="154=&gt;new Route(139,143,BLUE),155=&gt;new Route(139,143,YELLOW),156=&gt;new Route(139,143,RED)," calcext:value-type="string">
            <text:p>154=&gt;new Route(139,143,BLUE),155=&gt;new Route(139,143,YELLOW),156=&gt;new Route(139,14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3" calcext:value-type="float">
            <text:p>53</text:p>
          </table:table-cell>
          <table:table-cell office:value-type="float" office:value="140" calcext:value-type="float">
            <text:p>140</text:p>
          </table:table-cell>
          <table:table-cell office:value-type="float" office:value="143" calcext:value-type="float">
            <text:p>143</text:p>
          </table:table-cell>
          <table:table-cell office:value-type="float" office:value="949" calcext:value-type="float">
            <text:p>949</text:p>
          </table:table-cell>
          <table:table-cell office:value-type="float" office:value="731" calcext:value-type="float">
            <text:p>731</text:p>
          </table:table-cell>
          <table:table-cell office:value-type="float" office:value="138" calcext:value-type="float">
            <text:p>138</text:p>
          </table:table-cell>
          <table:table-cell office:value-type="float" office:value="-67" calcext:value-type="float">
            <text:p>-67</text:p>
          </table:table-cell>
          <table:table-cell table:formula="of:=90*([.N54]-1)+[.G54]" office:value-type="float" office:value="-67" calcext:value-type="float">
            <text:p>-67</text:p>
          </table:table-cell>
          <table:table-cell table:formula="of:=CONCATENATE(&quot;new Route(&quot;; ([.A54]-1)*3+1 ; &quot;,&quot; ; [.B54] ; &quot;,&quot; ; [.C54] ; &quot;, [new RouteSpace(&quot;; [.D54] ; &quot;,&quot; ; [.E54] ; &quot;,&quot; ; [.F54] ;  &quot;,&quot; ;[.G54] ;  &quot;)], BLUE),&quot; ; &quot;new Route(&quot;; ([.A54]-1)*3+2 ; &quot;,&quot; ; [.B54] ; &quot;,&quot; ; [.C54] ; &quot;, [new RouteSpace(&quot;; [.D54] ; &quot;,&quot; ; [.E54] ; &quot;,&quot; ; [.F54] ;  &quot;,&quot; ;[.G54] ;  &quot;)], YELLOW),&quot; ; &quot;new Route(&quot;; ([.A54]-1)*3+3 ; &quot;,&quot; ; [.B54] ; &quot;,&quot; ; [.C54] ; &quot;, [new RouteSpace(&quot;; [.D54] ; &quot;,&quot; ; [.E54] ; &quot;,&quot; ; [.F54] ;  &quot;,&quot; ;[.G54] ;  &quot;)], RED),&quot;)" office:value-type="string" office:string-value="new Route(157,140,143, [new RouteSpace(949,731,138,-67)], BLUE),new Route(158,140,143, [new RouteSpace(949,731,138,-67)], YELLOW),new Route(159,140,143, [new RouteSpace(949,731,138,-67)], RED)," calcext:value-type="string">
            <text:p>new Route(157,140,143, [new RouteSpace(949,731,138,-67)], BLUE),new Route(158,140,143, [new RouteSpace(949,731,138,-67)], YELLOW),new Route(159,140,143, [new RouteSpace(949,731,138,-67)], RED),</text:p>
          </table:table-cell>
          <table:table-cell table:formula="of:=CONCATENATE(([.A54]-1)*3+1;&quot;=&gt;new Route(&quot;; [.B54] ; &quot;,&quot; ; [.C54]  ;  &quot;,BLUE),&quot; ;  ([.A54]-1)*3+2;&quot;=&gt;new Route(&quot;; [.B54] ; &quot;,&quot; ; [.C54]  ;  &quot;,YELLOW),&quot; ; ([.A54]-1)*3+3;&quot;=&gt;new Route(&quot;; [.B54] ; &quot;,&quot; ; [.C54]  ;  &quot;,RED),&quot;)" office:value-type="string" office:string-value="157=&gt;new Route(140,143,BLUE),158=&gt;new Route(140,143,YELLOW),159=&gt;new Route(140,143,RED)," calcext:value-type="string">
            <text:p>157=&gt;new Route(140,143,BLUE),158=&gt;new Route(140,143,YELLOW),159=&gt;new Route(140,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4" calcext:value-type="float">
            <text:p>54</text:p>
          </table:table-cell>
          <table:table-cell office:value-type="float" office:value="141" calcext:value-type="float">
            <text:p>141</text:p>
          </table:table-cell>
          <table:table-cell office:value-type="float" office:value="142" calcext:value-type="float">
            <text:p>142</text:p>
          </table:table-cell>
          <table:table-cell office:value-type="float" office:value="712" calcext:value-type="float">
            <text:p>712</text:p>
          </table:table-cell>
          <table:table-cell office:value-type="float" office:value="679" calcext:value-type="float">
            <text:p>679</text:p>
          </table:table-cell>
          <table:table-cell office:value-type="float" office:value="76" calcext:value-type="float">
            <text:p>76</text:p>
          </table:table-cell>
          <table:table-cell office:value-type="float" office:value="16" calcext:value-type="float">
            <text:p>16</text:p>
          </table:table-cell>
          <table:table-cell table:formula="of:=90*([.N55]-1)+[.G55]" office:value-type="float" office:value="106" calcext:value-type="float">
            <text:p>106</text:p>
          </table:table-cell>
          <table:table-cell table:formula="of:=CONCATENATE(&quot;new Route(&quot;; ([.A55]-1)*3+1 ; &quot;,&quot; ; [.B55] ; &quot;,&quot; ; [.C55] ; &quot;, [new RouteSpace(&quot;; [.D55] ; &quot;,&quot; ; [.E55] ; &quot;,&quot; ; [.F55] ;  &quot;,&quot; ;[.G55] ;  &quot;)], BLUE),&quot; ; &quot;new Route(&quot;; ([.A55]-1)*3+2 ; &quot;,&quot; ; [.B55] ; &quot;,&quot; ; [.C55] ; &quot;, [new RouteSpace(&quot;; [.D55] ; &quot;,&quot; ; [.E55] ; &quot;,&quot; ; [.F55] ;  &quot;,&quot; ;[.G55] ;  &quot;)], YELLOW),&quot; ; &quot;new Route(&quot;; ([.A55]-1)*3+3 ; &quot;,&quot; ; [.B55] ; &quot;,&quot; ; [.C55] ; &quot;, [new RouteSpace(&quot;; [.D55] ; &quot;,&quot; ; [.E55] ; &quot;,&quot; ; [.F55] ;  &quot;,&quot; ;[.G55] ;  &quot;)], RED),&quot;)" office:value-type="string" office:string-value="new Route(160,141,142, [new RouteSpace(712,679,76,16)], BLUE),new Route(161,141,142, [new RouteSpace(712,679,76,16)], YELLOW),new Route(162,141,142, [new RouteSpace(712,679,76,16)], RED)," calcext:value-type="string">
            <text:p>new Route(160,141,142, [new RouteSpace(712,679,76,16)], BLUE),new Route(161,141,142, [new RouteSpace(712,679,76,16)], YELLOW),new Route(162,141,142, [new RouteSpace(712,679,76,16)], RED),</text:p>
          </table:table-cell>
          <table:table-cell table:formula="of:=CONCATENATE(([.A55]-1)*3+1;&quot;=&gt;new Route(&quot;; [.B55] ; &quot;,&quot; ; [.C55]  ;  &quot;,BLUE),&quot; ;  ([.A55]-1)*3+2;&quot;=&gt;new Route(&quot;; [.B55] ; &quot;,&quot; ; [.C55]  ;  &quot;,YELLOW),&quot; ; ([.A55]-1)*3+3;&quot;=&gt;new Route(&quot;; [.B55] ; &quot;,&quot; ; [.C55]  ;  &quot;,RED),&quot;)" office:value-type="string" office:string-value="160=&gt;new Route(141,142,BLUE),161=&gt;new Route(141,142,YELLOW),162=&gt;new Route(141,142,RED)," calcext:value-type="string">
            <text:p>160=&gt;new Route(141,142,BLUE),161=&gt;new Route(141,142,YELLOW),162=&gt;new Route(141,14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5" calcext:value-type="float">
            <text:p>55</text:p>
          </table:table-cell>
          <table:table-cell office:value-type="float" office:value="142" calcext:value-type="float">
            <text:p>142</text:p>
          </table:table-cell>
          <table:table-cell office:value-type="float" office:value="143" calcext:value-type="float">
            <text:p>143</text:p>
          </table:table-cell>
          <table:table-cell office:value-type="float" office:value="814" calcext:value-type="float">
            <text:p>814</text:p>
          </table:table-cell>
          <table:table-cell office:value-type="float" office:value="709" calcext:value-type="float">
            <text:p>709</text:p>
          </table:table-cell>
          <table:table-cell office:value-type="float" office:value="114" calcext:value-type="float">
            <text:p>114</text:p>
          </table:table-cell>
          <table:table-cell office:value-type="float" office:value="16" calcext:value-type="float">
            <text:p>16</text:p>
          </table:table-cell>
          <table:table-cell table:formula="of:=90*([.N56]-1)+[.G56]" office:value-type="float" office:value="16" calcext:value-type="float">
            <text:p>16</text:p>
          </table:table-cell>
          <table:table-cell table:formula="of:=CONCATENATE(&quot;new Route(&quot;; ([.A56]-1)*3+1 ; &quot;,&quot; ; [.B56] ; &quot;,&quot; ; [.C56] ; &quot;, [new RouteSpace(&quot;; [.D56] ; &quot;,&quot; ; [.E56] ; &quot;,&quot; ; [.F56] ;  &quot;,&quot; ;[.G56] ;  &quot;)], BLUE),&quot; ; &quot;new Route(&quot;; ([.A56]-1)*3+2 ; &quot;,&quot; ; [.B56] ; &quot;,&quot; ; [.C56] ; &quot;, [new RouteSpace(&quot;; [.D56] ; &quot;,&quot; ; [.E56] ; &quot;,&quot; ; [.F56] ;  &quot;,&quot; ;[.G56] ;  &quot;)], YELLOW),&quot; ; &quot;new Route(&quot;; ([.A56]-1)*3+3 ; &quot;,&quot; ; [.B56] ; &quot;,&quot; ; [.C56] ; &quot;, [new RouteSpace(&quot;; [.D56] ; &quot;,&quot; ; [.E56] ; &quot;,&quot; ; [.F56] ;  &quot;,&quot; ;[.G56] ;  &quot;)], RED),&quot;)" office:value-type="string" office:string-value="new Route(163,142,143, [new RouteSpace(814,709,114,16)], BLUE),new Route(164,142,143, [new RouteSpace(814,709,114,16)], YELLOW),new Route(165,142,143, [new RouteSpace(814,709,114,16)], RED)," calcext:value-type="string">
            <text:p>new Route(163,142,143, [new RouteSpace(814,709,114,16)], BLUE),new Route(164,142,143, [new RouteSpace(814,709,114,16)], YELLOW),new Route(165,142,143, [new RouteSpace(814,709,114,16)], RED),</text:p>
          </table:table-cell>
          <table:table-cell table:formula="of:=CONCATENATE(([.A56]-1)*3+1;&quot;=&gt;new Route(&quot;; [.B56] ; &quot;,&quot; ; [.C56]  ;  &quot;,BLUE),&quot; ;  ([.A56]-1)*3+2;&quot;=&gt;new Route(&quot;; [.B56] ; &quot;,&quot; ; [.C56]  ;  &quot;,YELLOW),&quot; ; ([.A56]-1)*3+3;&quot;=&gt;new Route(&quot;; [.B56] ; &quot;,&quot; ; [.C56]  ;  &quot;,RED),&quot;)" office:value-type="string" office:string-value="163=&gt;new Route(142,143,BLUE),164=&gt;new Route(142,143,YELLOW),165=&gt;new Route(142,143,RED)," calcext:value-type="string">
            <text:p>163=&gt;new Route(142,143,BLUE),164=&gt;new Route(142,143,YELLOW),165=&gt;new Route(142,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6" calcext:value-type="float">
            <text:p>56</text:p>
          </table:table-cell>
          <table:table-cell office:value-type="float" office:value="143" calcext:value-type="float">
            <text:p>143</text:p>
          </table:table-cell>
          <table:table-cell office:value-type="float" office:value="144" calcext:value-type="float">
            <text:p>144</text:p>
          </table:table-cell>
          <table:table-cell office:value-type="float" office:value="915" calcext:value-type="float">
            <text:p>915</text:p>
          </table:table-cell>
          <table:table-cell office:value-type="float" office:value="885" calcext:value-type="float">
            <text:p>885</text:p>
          </table:table-cell>
          <table:table-cell office:value-type="float" office:value="126" calcext:value-type="float">
            <text:p>126</text:p>
          </table:table-cell>
          <table:table-cell office:value-type="float" office:value="-79" calcext:value-type="float">
            <text:p>-79</text:p>
          </table:table-cell>
          <table:table-cell table:formula="of:=90*([.N57]-1)+[.G57]" office:value-type="float" office:value="-79" calcext:value-type="float">
            <text:p>-79</text:p>
          </table:table-cell>
          <table:table-cell table:formula="of:=CONCATENATE(&quot;new Route(&quot;; ([.A57]-1)*3+1 ; &quot;,&quot; ; [.B57] ; &quot;,&quot; ; [.C57] ; &quot;, [new RouteSpace(&quot;; [.D57] ; &quot;,&quot; ; [.E57] ; &quot;,&quot; ; [.F57] ;  &quot;,&quot; ;[.G57] ;  &quot;)], BLUE),&quot; ; &quot;new Route(&quot;; ([.A57]-1)*3+2 ; &quot;,&quot; ; [.B57] ; &quot;,&quot; ; [.C57] ; &quot;, [new RouteSpace(&quot;; [.D57] ; &quot;,&quot; ; [.E57] ; &quot;,&quot; ; [.F57] ;  &quot;,&quot; ;[.G57] ;  &quot;)], YELLOW),&quot; ; &quot;new Route(&quot;; ([.A57]-1)*3+3 ; &quot;,&quot; ; [.B57] ; &quot;,&quot; ; [.C57] ; &quot;, [new RouteSpace(&quot;; [.D57] ; &quot;,&quot; ; [.E57] ; &quot;,&quot; ; [.F57] ;  &quot;,&quot; ;[.G57] ;  &quot;)], RED),&quot;)" office:value-type="string" office:string-value="new Route(166,143,144, [new RouteSpace(915,885,126,-79)], BLUE),new Route(167,143,144, [new RouteSpace(915,885,126,-79)], YELLOW),new Route(168,143,144, [new RouteSpace(915,885,126,-79)], RED)," calcext:value-type="string">
            <text:p>new Route(166,143,144, [new RouteSpace(915,885,126,-79)], BLUE),new Route(167,143,144, [new RouteSpace(915,885,126,-79)], YELLOW),new Route(168,143,144, [new RouteSpace(915,885,126,-79)], RED),</text:p>
          </table:table-cell>
          <table:table-cell table:formula="of:=CONCATENATE(([.A57]-1)*3+1;&quot;=&gt;new Route(&quot;; [.B57] ; &quot;,&quot; ; [.C57]  ;  &quot;,BLUE),&quot; ;  ([.A57]-1)*3+2;&quot;=&gt;new Route(&quot;; [.B57] ; &quot;,&quot; ; [.C57]  ;  &quot;,YELLOW),&quot; ; ([.A57]-1)*3+3;&quot;=&gt;new Route(&quot;; [.B57] ; &quot;,&quot; ; [.C57]  ;  &quot;,RED),&quot;)" office:value-type="string" office:string-value="166=&gt;new Route(143,144,BLUE),167=&gt;new Route(143,144,YELLOW),168=&gt;new Route(143,144,RED)," calcext:value-type="string">
            <text:p>166=&gt;new Route(143,144,BLUE),167=&gt;new Route(143,144,YELLOW),168=&gt;new Route(143,14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7" calcext:value-type="float">
            <text:p>57</text:p>
          </table:table-cell>
          <table:table-cell office:value-type="float" office:value="144" calcext:value-type="float">
            <text:p>144</text:p>
          </table:table-cell>
          <table:table-cell office:value-type="float" office:value="147" calcext:value-type="float">
            <text:p>147</text:p>
          </table:table-cell>
          <table:table-cell office:value-type="float" office:value="927" calcext:value-type="float">
            <text:p>927</text:p>
          </table:table-cell>
          <table:table-cell office:value-type="float" office:value="903" calcext:value-type="float">
            <text:p>903</text:p>
          </table:table-cell>
          <table:table-cell office:value-type="float" office:value="141" calcext:value-type="float">
            <text:p>141</text:p>
          </table:table-cell>
          <table:table-cell office:value-type="float" office:value="2" calcext:value-type="float">
            <text:p>2</text:p>
          </table:table-cell>
          <table:table-cell table:formula="of:=90*([.N58]-1)+[.G58]" office:value-type="float" office:value="92" calcext:value-type="float">
            <text:p>92</text:p>
          </table:table-cell>
          <table:table-cell table:formula="of:=CONCATENATE(&quot;new Route(&quot;; ([.A58]-1)*3+1 ; &quot;,&quot; ; [.B58] ; &quot;,&quot; ; [.C58] ; &quot;, [new RouteSpace(&quot;; [.D58] ; &quot;,&quot; ; [.E58] ; &quot;,&quot; ; [.F58] ;  &quot;,&quot; ;[.G58] ;  &quot;)], BLUE),&quot; ; &quot;new Route(&quot;; ([.A58]-1)*3+2 ; &quot;,&quot; ; [.B58] ; &quot;,&quot; ; [.C58] ; &quot;, [new RouteSpace(&quot;; [.D58] ; &quot;,&quot; ; [.E58] ; &quot;,&quot; ; [.F58] ;  &quot;,&quot; ;[.G58] ;  &quot;)], YELLOW),&quot; ; &quot;new Route(&quot;; ([.A58]-1)*3+3 ; &quot;,&quot; ; [.B58] ; &quot;,&quot; ; [.C58] ; &quot;, [new RouteSpace(&quot;; [.D58] ; &quot;,&quot; ; [.E58] ; &quot;,&quot; ; [.F58] ;  &quot;,&quot; ;[.G58] ;  &quot;)], RED),&quot;)" office:value-type="string" office:string-value="new Route(169,144,147, [new RouteSpace(927,903,141,2)], BLUE),new Route(170,144,147, [new RouteSpace(927,903,141,2)], YELLOW),new Route(171,144,147, [new RouteSpace(927,903,141,2)], RED)," calcext:value-type="string">
            <text:p>new Route(169,144,147, [new RouteSpace(927,903,141,2)], BLUE),new Route(170,144,147, [new RouteSpace(927,903,141,2)], YELLOW),new Route(171,144,147, [new RouteSpace(927,903,141,2)], RED),</text:p>
          </table:table-cell>
          <table:table-cell table:formula="of:=CONCATENATE(([.A58]-1)*3+1;&quot;=&gt;new Route(&quot;; [.B58] ; &quot;,&quot; ; [.C58]  ;  &quot;,BLUE),&quot; ;  ([.A58]-1)*3+2;&quot;=&gt;new Route(&quot;; [.B58] ; &quot;,&quot; ; [.C58]  ;  &quot;,YELLOW),&quot; ; ([.A58]-1)*3+3;&quot;=&gt;new Route(&quot;; [.B58] ; &quot;,&quot; ; [.C58]  ;  &quot;,RED),&quot;)" office:value-type="string" office:string-value="169=&gt;new Route(144,147,BLUE),170=&gt;new Route(144,147,YELLOW),171=&gt;new Route(144,147,RED)," calcext:value-type="string">
            <text:p>169=&gt;new Route(144,147,BLUE),170=&gt;new Route(144,147,YELLOW),171=&gt;new Route(144,14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8" calcext:value-type="float">
            <text:p>58</text:p>
          </table:table-cell>
          <table:table-cell office:value-type="float" office:value="145" calcext:value-type="float">
            <text:p>145</text:p>
          </table:table-cell>
          <table:table-cell office:value-type="float" office:value="146" calcext:value-type="float">
            <text:p>146</text:p>
          </table:table-cell>
          <table:table-cell office:value-type="float" office:value="811" calcext:value-type="float">
            <text:p>811</text:p>
          </table:table-cell>
          <table:table-cell office:value-type="float" office:value="1023" calcext:value-type="float">
            <text:p>1023</text:p>
          </table:table-cell>
          <table:table-cell office:value-type="float" office:value="88" calcext:value-type="float">
            <text:p>88</text:p>
          </table:table-cell>
          <table:table-cell office:value-type="float" office:value="-70" calcext:value-type="float">
            <text:p>-70</text:p>
          </table:table-cell>
          <table:table-cell table:formula="of:=90*([.N59]-1)+[.G59]" office:value-type="float" office:value="-70" calcext:value-type="float">
            <text:p>-70</text:p>
          </table:table-cell>
          <table:table-cell table:formula="of:=CONCATENATE(&quot;new Route(&quot;; ([.A59]-1)*3+1 ; &quot;,&quot; ; [.B59] ; &quot;,&quot; ; [.C59] ; &quot;, [new RouteSpace(&quot;; [.D59] ; &quot;,&quot; ; [.E59] ; &quot;,&quot; ; [.F59] ;  &quot;,&quot; ;[.G59] ;  &quot;)], BLUE),&quot; ; &quot;new Route(&quot;; ([.A59]-1)*3+2 ; &quot;,&quot; ; [.B59] ; &quot;,&quot; ; [.C59] ; &quot;, [new RouteSpace(&quot;; [.D59] ; &quot;,&quot; ; [.E59] ; &quot;,&quot; ; [.F59] ;  &quot;,&quot; ;[.G59] ;  &quot;)], YELLOW),&quot; ; &quot;new Route(&quot;; ([.A59]-1)*3+3 ; &quot;,&quot; ; [.B59] ; &quot;,&quot; ; [.C59] ; &quot;, [new RouteSpace(&quot;; [.D59] ; &quot;,&quot; ; [.E59] ; &quot;,&quot; ; [.F59] ;  &quot;,&quot; ;[.G59] ;  &quot;)], RED),&quot;)" office:value-type="string" office:string-value="new Route(172,145,146, [new RouteSpace(811,1023,88,-70)], BLUE),new Route(173,145,146, [new RouteSpace(811,1023,88,-70)], YELLOW),new Route(174,145,146, [new RouteSpace(811,1023,88,-70)], RED)," calcext:value-type="string">
            <text:p>new Route(172,145,146, [new RouteSpace(811,1023,88,-70)], BLUE),new Route(173,145,146, [new RouteSpace(811,1023,88,-70)], YELLOW),new Route(174,145,146, [new RouteSpace(811,1023,88,-70)], RED),</text:p>
          </table:table-cell>
          <table:table-cell table:formula="of:=CONCATENATE(([.A59]-1)*3+1;&quot;=&gt;new Route(&quot;; [.B59] ; &quot;,&quot; ; [.C59]  ;  &quot;,BLUE),&quot; ;  ([.A59]-1)*3+2;&quot;=&gt;new Route(&quot;; [.B59] ; &quot;,&quot; ; [.C59]  ;  &quot;,YELLOW),&quot; ; ([.A59]-1)*3+3;&quot;=&gt;new Route(&quot;; [.B59] ; &quot;,&quot; ; [.C59]  ;  &quot;,RED),&quot;)" office:value-type="string" office:string-value="172=&gt;new Route(145,146,BLUE),173=&gt;new Route(145,146,YELLOW),174=&gt;new Route(145,146,RED)," calcext:value-type="string">
            <text:p>172=&gt;new Route(145,146,BLUE),173=&gt;new Route(145,146,YELLOW),174=&gt;new Route(145,14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9" calcext:value-type="float">
            <text:p>59</text:p>
          </table:table-cell>
          <table:table-cell office:value-type="float" office:value="146" calcext:value-type="float">
            <text:p>146</text:p>
          </table:table-cell>
          <table:table-cell office:value-type="float" office:value="148" calcext:value-type="float">
            <text:p>148</text:p>
          </table:table-cell>
          <table:table-cell office:value-type="float" office:value="821" calcext:value-type="float">
            <text:p>821</text:p>
          </table:table-cell>
          <table:table-cell office:value-type="float" office:value="1044" calcext:value-type="float">
            <text:p>1044</text:p>
          </table:table-cell>
          <table:table-cell office:value-type="float" office:value="115" calcext:value-type="float">
            <text:p>115</text:p>
          </table:table-cell>
          <table:table-cell office:value-type="float" office:value="29" calcext:value-type="float">
            <text:p>29</text:p>
          </table:table-cell>
          <table:table-cell table:formula="of:=90*([.N60]-1)+[.G60]" office:value-type="float" office:value="119" calcext:value-type="float">
            <text:p>119</text:p>
          </table:table-cell>
          <table:table-cell table:formula="of:=CONCATENATE(&quot;new Route(&quot;; ([.A60]-1)*3+1 ; &quot;,&quot; ; [.B60] ; &quot;,&quot; ; [.C60] ; &quot;, [new RouteSpace(&quot;; [.D60] ; &quot;,&quot; ; [.E60] ; &quot;,&quot; ; [.F60] ;  &quot;,&quot; ;[.G60] ;  &quot;)], BLUE),&quot; ; &quot;new Route(&quot;; ([.A60]-1)*3+2 ; &quot;,&quot; ; [.B60] ; &quot;,&quot; ; [.C60] ; &quot;, [new RouteSpace(&quot;; [.D60] ; &quot;,&quot; ; [.E60] ; &quot;,&quot; ; [.F60] ;  &quot;,&quot; ;[.G60] ;  &quot;)], YELLOW),&quot; ; &quot;new Route(&quot;; ([.A60]-1)*3+3 ; &quot;,&quot; ; [.B60] ; &quot;,&quot; ; [.C60] ; &quot;, [new RouteSpace(&quot;; [.D60] ; &quot;,&quot; ; [.E60] ; &quot;,&quot; ; [.F60] ;  &quot;,&quot; ;[.G60] ;  &quot;)], RED),&quot;)" office:value-type="string" office:string-value="new Route(175,146,148, [new RouteSpace(821,1044,115,29)], BLUE),new Route(176,146,148, [new RouteSpace(821,1044,115,29)], YELLOW),new Route(177,146,148, [new RouteSpace(821,1044,115,29)], RED)," calcext:value-type="string">
            <text:p>new Route(175,146,148, [new RouteSpace(821,1044,115,29)], BLUE),new Route(176,146,148, [new RouteSpace(821,1044,115,29)], YELLOW),new Route(177,146,148, [new RouteSpace(821,1044,115,29)], RED),</text:p>
          </table:table-cell>
          <table:table-cell table:formula="of:=CONCATENATE(([.A60]-1)*3+1;&quot;=&gt;new Route(&quot;; [.B60] ; &quot;,&quot; ; [.C60]  ;  &quot;,BLUE),&quot; ;  ([.A60]-1)*3+2;&quot;=&gt;new Route(&quot;; [.B60] ; &quot;,&quot; ; [.C60]  ;  &quot;,YELLOW),&quot; ; ([.A60]-1)*3+3;&quot;=&gt;new Route(&quot;; [.B60] ; &quot;,&quot; ; [.C60]  ;  &quot;,RED),&quot;)" office:value-type="string" office:string-value="175=&gt;new Route(146,148,BLUE),176=&gt;new Route(146,148,YELLOW),177=&gt;new Route(146,148,RED)," calcext:value-type="string">
            <text:p>175=&gt;new Route(146,148,BLUE),176=&gt;new Route(146,148,YELLOW),177=&gt;new Route(146,14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0" calcext:value-type="float">
            <text:p>60</text:p>
          </table:table-cell>
          <table:table-cell office:value-type="float" office:value="149" calcext:value-type="float">
            <text:p>149</text:p>
          </table:table-cell>
          <table:table-cell office:value-type="float" office:value="150" calcext:value-type="float">
            <text:p>150</text:p>
          </table:table-cell>
          <table:table-cell office:value-type="float" office:value="1000" calcext:value-type="float">
            <text:p>1000</text:p>
          </table:table-cell>
          <table:table-cell office:value-type="float" office:value="438" calcext:value-type="float">
            <text:p>438</text:p>
          </table:table-cell>
          <table:table-cell office:value-type="float" office:value="92" calcext:value-type="float">
            <text:p>92</text:p>
          </table:table-cell>
          <table:table-cell office:value-type="float" office:value="-23" calcext:value-type="float">
            <text:p>-23</text:p>
          </table:table-cell>
          <table:table-cell table:formula="of:=90*([.N61]-1)+[.G61]" office:value-type="float" office:value="-23" calcext:value-type="float">
            <text:p>-23</text:p>
          </table:table-cell>
          <table:table-cell table:formula="of:=CONCATENATE(&quot;new Route(&quot;; ([.A61]-1)*3+1 ; &quot;,&quot; ; [.B61] ; &quot;,&quot; ; [.C61] ; &quot;, [new RouteSpace(&quot;; [.D61] ; &quot;,&quot; ; [.E61] ; &quot;,&quot; ; [.F61] ;  &quot;,&quot; ;[.G61] ;  &quot;)], BLUE),&quot; ; &quot;new Route(&quot;; ([.A61]-1)*3+2 ; &quot;,&quot; ; [.B61] ; &quot;,&quot; ; [.C61] ; &quot;, [new RouteSpace(&quot;; [.D61] ; &quot;,&quot; ; [.E61] ; &quot;,&quot; ; [.F61] ;  &quot;,&quot; ;[.G61] ;  &quot;)], YELLOW),&quot; ; &quot;new Route(&quot;; ([.A61]-1)*3+3 ; &quot;,&quot; ; [.B61] ; &quot;,&quot; ; [.C61] ; &quot;, [new RouteSpace(&quot;; [.D61] ; &quot;,&quot; ; [.E61] ; &quot;,&quot; ; [.F61] ;  &quot;,&quot; ;[.G61] ;  &quot;)], RED),&quot;)" office:value-type="string" office:string-value="new Route(178,149,150, [new RouteSpace(1000,438,92,-23)], BLUE),new Route(179,149,150, [new RouteSpace(1000,438,92,-23)], YELLOW),new Route(180,149,150, [new RouteSpace(1000,438,92,-23)], RED)," calcext:value-type="string">
            <text:p>new Route(178,149,150, [new RouteSpace(1000,438,92,-23)], BLUE),new Route(179,149,150, [new RouteSpace(1000,438,92,-23)], YELLOW),new Route(180,149,150, [new RouteSpace(1000,438,92,-23)], RED),</text:p>
          </table:table-cell>
          <table:table-cell table:formula="of:=CONCATENATE(([.A61]-1)*3+1;&quot;=&gt;new Route(&quot;; [.B61] ; &quot;,&quot; ; [.C61]  ;  &quot;,BLUE),&quot; ;  ([.A61]-1)*3+2;&quot;=&gt;new Route(&quot;; [.B61] ; &quot;,&quot; ; [.C61]  ;  &quot;,YELLOW),&quot; ; ([.A61]-1)*3+3;&quot;=&gt;new Route(&quot;; [.B61] ; &quot;,&quot; ; [.C61]  ;  &quot;,RED),&quot;)" office:value-type="string" office:string-value="178=&gt;new Route(149,150,BLUE),179=&gt;new Route(149,150,YELLOW),180=&gt;new Route(149,150,RED)," calcext:value-type="string">
            <text:p>178=&gt;new Route(149,150,BLUE),179=&gt;new Route(149,150,YELLOW),180=&gt;new Route(149,15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1" calcext:value-type="float">
            <text:p>61</text:p>
          </table:table-cell>
          <table:table-cell office:value-type="float" office:value="149" calcext:value-type="float">
            <text:p>149</text:p>
          </table:table-cell>
          <table:table-cell office:value-type="float" office:value="151" calcext:value-type="float">
            <text:p>151</text:p>
          </table:table-cell>
          <table:table-cell office:value-type="float" office:value="999" calcext:value-type="float">
            <text:p>999</text:p>
          </table:table-cell>
          <table:table-cell office:value-type="float" office:value="444" calcext:value-type="float">
            <text:p>444</text:p>
          </table:table-cell>
          <table:table-cell office:value-type="float" office:value="104" calcext:value-type="float">
            <text:p>104</text:p>
          </table:table-cell>
          <table:table-cell office:value-type="float" office:value="2" calcext:value-type="float">
            <text:p>2</text:p>
          </table:table-cell>
          <table:table-cell table:formula="of:=90*([.N62]-1)+[.G62]" office:value-type="float" office:value="272" calcext:value-type="float">
            <text:p>272</text:p>
          </table:table-cell>
          <table:table-cell table:formula="of:=CONCATENATE(&quot;new Route(&quot;; ([.A62]-1)*3+1 ; &quot;,&quot; ; [.B62] ; &quot;,&quot; ; [.C62] ; &quot;, [new RouteSpace(&quot;; [.D62] ; &quot;,&quot; ; [.E62] ; &quot;,&quot; ; [.F62] ;  &quot;,&quot; ;[.G62] ;  &quot;)], BLUE),&quot; ; &quot;new Route(&quot;; ([.A62]-1)*3+2 ; &quot;,&quot; ; [.B62] ; &quot;,&quot; ; [.C62] ; &quot;, [new RouteSpace(&quot;; [.D62] ; &quot;,&quot; ; [.E62] ; &quot;,&quot; ; [.F62] ;  &quot;,&quot; ;[.G62] ;  &quot;)], YELLOW),&quot; ; &quot;new Route(&quot;; ([.A62]-1)*3+3 ; &quot;,&quot; ; [.B62] ; &quot;,&quot; ; [.C62] ; &quot;, [new RouteSpace(&quot;; [.D62] ; &quot;,&quot; ; [.E62] ; &quot;,&quot; ; [.F62] ;  &quot;,&quot; ;[.G62] ;  &quot;)], RED),&quot;)" office:value-type="string" office:string-value="new Route(181,149,151, [new RouteSpace(999,444,104,2)], BLUE),new Route(182,149,151, [new RouteSpace(999,444,104,2)], YELLOW),new Route(183,149,151, [new RouteSpace(999,444,104,2)], RED)," calcext:value-type="string">
            <text:p>new Route(181,149,151, [new RouteSpace(999,444,104,2)], BLUE),new Route(182,149,151, [new RouteSpace(999,444,104,2)], YELLOW),new Route(183,149,151, [new RouteSpace(999,444,104,2)], RED),</text:p>
          </table:table-cell>
          <table:table-cell table:formula="of:=CONCATENATE(([.A62]-1)*3+1;&quot;=&gt;new Route(&quot;; [.B62] ; &quot;,&quot; ; [.C62]  ;  &quot;,BLUE),&quot; ;  ([.A62]-1)*3+2;&quot;=&gt;new Route(&quot;; [.B62] ; &quot;,&quot; ; [.C62]  ;  &quot;,YELLOW),&quot; ; ([.A62]-1)*3+3;&quot;=&gt;new Route(&quot;; [.B62] ; &quot;,&quot; ; [.C62]  ;  &quot;,RED),&quot;)" office:value-type="string" office:string-value="181=&gt;new Route(149,151,BLUE),182=&gt;new Route(149,151,YELLOW),183=&gt;new Route(149,151,RED)," calcext:value-type="string">
            <text:p>181=&gt;new Route(149,151,BLUE),182=&gt;new Route(149,151,YELLOW),183=&gt;new Route(149,15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2" calcext:value-type="float">
            <text:p>62</text:p>
          </table:table-cell>
          <table:table-cell office:value-type="float" office:value="149" calcext:value-type="float">
            <text:p>149</text:p>
          </table:table-cell>
          <table:table-cell office:value-type="float" office:value="152" calcext:value-type="float">
            <text:p>152</text:p>
          </table:table-cell>
          <table:table-cell office:value-type="float" office:value="987" calcext:value-type="float">
            <text:p>987</text:p>
          </table:table-cell>
          <table:table-cell office:value-type="float" office:value="457" calcext:value-type="float">
            <text:p>457</text:p>
          </table:table-cell>
          <table:table-cell office:value-type="float" office:value="133" calcext:value-type="float">
            <text:p>133</text:p>
          </table:table-cell>
          <table:table-cell office:value-type="float" office:value="59" calcext:value-type="float">
            <text:p>59</text:p>
          </table:table-cell>
          <table:table-cell table:formula="of:=90*([.N63]-1)+[.G63]" office:value-type="float" office:value="59" calcext:value-type="float">
            <text:p>59</text:p>
          </table:table-cell>
          <table:table-cell table:formula="of:=CONCATENATE(&quot;new Route(&quot;; ([.A63]-1)*3+1 ; &quot;,&quot; ; [.B63] ; &quot;,&quot; ; [.C63] ; &quot;, [new RouteSpace(&quot;; [.D63] ; &quot;,&quot; ; [.E63] ; &quot;,&quot; ; [.F63] ;  &quot;,&quot; ;[.G63] ;  &quot;)], BLUE),&quot; ; &quot;new Route(&quot;; ([.A63]-1)*3+2 ; &quot;,&quot; ; [.B63] ; &quot;,&quot; ; [.C63] ; &quot;, [new RouteSpace(&quot;; [.D63] ; &quot;,&quot; ; [.E63] ; &quot;,&quot; ; [.F63] ;  &quot;,&quot; ;[.G63] ;  &quot;)], YELLOW),&quot; ; &quot;new Route(&quot;; ([.A63]-1)*3+3 ; &quot;,&quot; ; [.B63] ; &quot;,&quot; ; [.C63] ; &quot;, [new RouteSpace(&quot;; [.D63] ; &quot;,&quot; ; [.E63] ; &quot;,&quot; ; [.F63] ;  &quot;,&quot; ;[.G63] ;  &quot;)], RED),&quot;)" office:value-type="string" office:string-value="new Route(184,149,152, [new RouteSpace(987,457,133,59)], BLUE),new Route(185,149,152, [new RouteSpace(987,457,133,59)], YELLOW),new Route(186,149,152, [new RouteSpace(987,457,133,59)], RED)," calcext:value-type="string">
            <text:p>new Route(184,149,152, [new RouteSpace(987,457,133,59)], BLUE),new Route(185,149,152, [new RouteSpace(987,457,133,59)], YELLOW),new Route(186,149,152, [new RouteSpace(987,457,133,59)], RED),</text:p>
          </table:table-cell>
          <table:table-cell table:formula="of:=CONCATENATE(([.A63]-1)*3+1;&quot;=&gt;new Route(&quot;; [.B63] ; &quot;,&quot; ; [.C63]  ;  &quot;,BLUE),&quot; ;  ([.A63]-1)*3+2;&quot;=&gt;new Route(&quot;; [.B63] ; &quot;,&quot; ; [.C63]  ;  &quot;,YELLOW),&quot; ; ([.A63]-1)*3+3;&quot;=&gt;new Route(&quot;; [.B63] ; &quot;,&quot; ; [.C63]  ;  &quot;,RED),&quot;)" office:value-type="string" office:string-value="184=&gt;new Route(149,152,BLUE),185=&gt;new Route(149,152,YELLOW),186=&gt;new Route(149,152,RED)," calcext:value-type="string">
            <text:p>184=&gt;new Route(149,152,BLUE),185=&gt;new Route(149,152,YELLOW),186=&gt;new Route(149,15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3" calcext:value-type="float">
            <text:p>63</text:p>
          </table:table-cell>
          <table:table-cell office:value-type="float" office:value="150" calcext:value-type="float">
            <text:p>150</text:p>
          </table:table-cell>
          <table:table-cell office:value-type="float" office:value="153" calcext:value-type="float">
            <text:p>153</text:p>
          </table:table-cell>
          <table:table-cell office:value-type="float" office:value="1073" calcext:value-type="float">
            <text:p>1073</text:p>
          </table:table-cell>
          <table:table-cell office:value-type="float" office:value="309" calcext:value-type="float">
            <text:p>309</text:p>
          </table:table-cell>
          <table:table-cell office:value-type="float" office:value="77" calcext:value-type="float">
            <text:p>77</text:p>
          </table:table-cell>
          <table:table-cell office:value-type="float" office:value="73" calcext:value-type="float">
            <text:p>73</text:p>
          </table:table-cell>
          <table:table-cell table:formula="of:=90*([.N64]-1)+[.G64]" office:value-type="float" office:value="73" calcext:value-type="float">
            <text:p>73</text:p>
          </table:table-cell>
          <table:table-cell table:formula="of:=CONCATENATE(&quot;new Route(&quot;; ([.A64]-1)*3+1 ; &quot;,&quot; ; [.B64] ; &quot;,&quot; ; [.C64] ; &quot;, [new RouteSpace(&quot;; [.D64] ; &quot;,&quot; ; [.E64] ; &quot;,&quot; ; [.F64] ;  &quot;,&quot; ;[.G64] ;  &quot;)], BLUE),&quot; ; &quot;new Route(&quot;; ([.A64]-1)*3+2 ; &quot;,&quot; ; [.B64] ; &quot;,&quot; ; [.C64] ; &quot;, [new RouteSpace(&quot;; [.D64] ; &quot;,&quot; ; [.E64] ; &quot;,&quot; ; [.F64] ;  &quot;,&quot; ;[.G64] ;  &quot;)], YELLOW),&quot; ; &quot;new Route(&quot;; ([.A64]-1)*3+3 ; &quot;,&quot; ; [.B64] ; &quot;,&quot; ; [.C64] ; &quot;, [new RouteSpace(&quot;; [.D64] ; &quot;,&quot; ; [.E64] ; &quot;,&quot; ; [.F64] ;  &quot;,&quot; ;[.G64] ;  &quot;)], RED),&quot;)" office:value-type="string" office:string-value="new Route(187,150,153, [new RouteSpace(1073,309,77,73)], BLUE),new Route(188,150,153, [new RouteSpace(1073,309,77,73)], YELLOW),new Route(189,150,153, [new RouteSpace(1073,309,77,73)], RED)," calcext:value-type="string">
            <text:p>new Route(187,150,153, [new RouteSpace(1073,309,77,73)], BLUE),new Route(188,150,153, [new RouteSpace(1073,309,77,73)], YELLOW),new Route(189,150,153, [new RouteSpace(1073,309,77,73)], RED),</text:p>
          </table:table-cell>
          <table:table-cell table:formula="of:=CONCATENATE(([.A64]-1)*3+1;&quot;=&gt;new Route(&quot;; [.B64] ; &quot;,&quot; ; [.C64]  ;  &quot;,BLUE),&quot; ;  ([.A64]-1)*3+2;&quot;=&gt;new Route(&quot;; [.B64] ; &quot;,&quot; ; [.C64]  ;  &quot;,YELLOW),&quot; ; ([.A64]-1)*3+3;&quot;=&gt;new Route(&quot;; [.B64] ; &quot;,&quot; ; [.C64]  ;  &quot;,RED),&quot;)" office:value-type="string" office:string-value="187=&gt;new Route(150,153,BLUE),188=&gt;new Route(150,153,YELLOW),189=&gt;new Route(150,153,RED)," calcext:value-type="string">
            <text:p>187=&gt;new Route(150,153,BLUE),188=&gt;new Route(150,153,YELLOW),189=&gt;new Route(150,15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4" calcext:value-type="float">
            <text:p>64</text:p>
          </table:table-cell>
          <table:table-cell office:value-type="float" office:value="150" calcext:value-type="float">
            <text:p>150</text:p>
          </table:table-cell>
          <table:table-cell office:value-type="float" office:value="157" calcext:value-type="float">
            <text:p>157</text:p>
          </table:table-cell>
          <table:table-cell office:value-type="float" office:value="1115" calcext:value-type="float">
            <text:p>1115</text:p>
          </table:table-cell>
          <table:table-cell office:value-type="float" office:value="395" calcext:value-type="float">
            <text:p>395</text:p>
          </table:table-cell>
          <table:table-cell office:value-type="float" office:value="93" calcext:value-type="float">
            <text:p>93</text:p>
          </table:table-cell>
          <table:table-cell office:value-type="float" office:value="2" calcext:value-type="float">
            <text:p>2</text:p>
          </table:table-cell>
          <table:table-cell table:formula="of:=90*([.N65]-1)+[.G65]" office:value-type="float" office:value="182" calcext:value-type="float">
            <text:p>182</text:p>
          </table:table-cell>
          <table:table-cell table:formula="of:=CONCATENATE(&quot;new Route(&quot;; ([.A65]-1)*3+1 ; &quot;,&quot; ; [.B65] ; &quot;,&quot; ; [.C65] ; &quot;, [new RouteSpace(&quot;; [.D65] ; &quot;,&quot; ; [.E65] ; &quot;,&quot; ; [.F65] ;  &quot;,&quot; ;[.G65] ;  &quot;)], BLUE),&quot; ; &quot;new Route(&quot;; ([.A65]-1)*3+2 ; &quot;,&quot; ; [.B65] ; &quot;,&quot; ; [.C65] ; &quot;, [new RouteSpace(&quot;; [.D65] ; &quot;,&quot; ; [.E65] ; &quot;,&quot; ; [.F65] ;  &quot;,&quot; ;[.G65] ;  &quot;)], YELLOW),&quot; ; &quot;new Route(&quot;; ([.A65]-1)*3+3 ; &quot;,&quot; ; [.B65] ; &quot;,&quot; ; [.C65] ; &quot;, [new RouteSpace(&quot;; [.D65] ; &quot;,&quot; ; [.E65] ; &quot;,&quot; ; [.F65] ;  &quot;,&quot; ;[.G65] ;  &quot;)], RED),&quot;)" office:value-type="string" office:string-value="new Route(190,150,157, [new RouteSpace(1115,395,93,2)], BLUE),new Route(191,150,157, [new RouteSpace(1115,395,93,2)], YELLOW),new Route(192,150,157, [new RouteSpace(1115,395,93,2)], RED)," calcext:value-type="string">
            <text:p>new Route(190,150,157, [new RouteSpace(1115,395,93,2)], BLUE),new Route(191,150,157, [new RouteSpace(1115,395,93,2)], YELLOW),new Route(192,150,157, [new RouteSpace(1115,395,93,2)], RED),</text:p>
          </table:table-cell>
          <table:table-cell table:formula="of:=CONCATENATE(([.A65]-1)*3+1;&quot;=&gt;new Route(&quot;; [.B65] ; &quot;,&quot; ; [.C65]  ;  &quot;,BLUE),&quot; ;  ([.A65]-1)*3+2;&quot;=&gt;new Route(&quot;; [.B65] ; &quot;,&quot; ; [.C65]  ;  &quot;,YELLOW),&quot; ; ([.A65]-1)*3+3;&quot;=&gt;new Route(&quot;; [.B65] ; &quot;,&quot; ; [.C65]  ;  &quot;,RED),&quot;)" office:value-type="string" office:string-value="190=&gt;new Route(150,157,BLUE),191=&gt;new Route(150,157,YELLOW),192=&gt;new Route(150,157,RED)," calcext:value-type="string">
            <text:p>190=&gt;new Route(150,157,BLUE),191=&gt;new Route(150,157,YELLOW),192=&gt;new Route(150,157,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65" calcext:value-type="float">
            <text:p>65</text:p>
          </table:table-cell>
          <table:table-cell office:value-type="float" office:value="151" calcext:value-type="float">
            <text:p>151</text:p>
          </table:table-cell>
          <table:table-cell office:value-type="float" office:value="152" calcext:value-type="float">
            <text:p>152</text:p>
          </table:table-cell>
          <table:table-cell office:value-type="float" office:value="1073" calcext:value-type="float">
            <text:p>1073</text:p>
          </table:table-cell>
          <table:table-cell office:value-type="float" office:value="569" calcext:value-type="float">
            <text:p>569</text:p>
          </table:table-cell>
          <table:table-cell office:value-type="float" office:value="116" calcext:value-type="float">
            <text:p>116</text:p>
          </table:table-cell>
          <table:table-cell office:value-type="float" office:value="-67" calcext:value-type="float">
            <text:p>-67</text:p>
          </table:table-cell>
          <table:table-cell table:formula="of:=90*([.N66]-1)+[.G66]" office:value-type="float" office:value="203" calcext:value-type="float">
            <text:p>203</text:p>
          </table:table-cell>
          <table:table-cell table:formula="of:=CONCATENATE(&quot;new Route(&quot;; ([.A66]-1)*3+1 ; &quot;,&quot; ; [.B66] ; &quot;,&quot; ; [.C66] ; &quot;, [new RouteSpace(&quot;; [.D66] ; &quot;,&quot; ; [.E66] ; &quot;,&quot; ; [.F66] ;  &quot;,&quot; ;[.G66] ;  &quot;)], BLUE),&quot; ; &quot;new Route(&quot;; ([.A66]-1)*3+2 ; &quot;,&quot; ; [.B66] ; &quot;,&quot; ; [.C66] ; &quot;, [new RouteSpace(&quot;; [.D66] ; &quot;,&quot; ; [.E66] ; &quot;,&quot; ; [.F66] ;  &quot;,&quot; ;[.G66] ;  &quot;)], YELLOW),&quot; ; &quot;new Route(&quot;; ([.A66]-1)*3+3 ; &quot;,&quot; ; [.B66] ; &quot;,&quot; ; [.C66] ; &quot;, [new RouteSpace(&quot;; [.D66] ; &quot;,&quot; ; [.E66] ; &quot;,&quot; ; [.F66] ;  &quot;,&quot; ;[.G66] ;  &quot;)], RED),&quot;)" office:value-type="string" office:string-value="new Route(193,151,152, [new RouteSpace(1073,569,116,-67)], BLUE),new Route(194,151,152, [new RouteSpace(1073,569,116,-67)], YELLOW),new Route(195,151,152, [new RouteSpace(1073,569,116,-67)], RED)," calcext:value-type="string">
            <text:p>new Route(193,151,152, [new RouteSpace(1073,569,116,-67)], BLUE),new Route(194,151,152, [new RouteSpace(1073,569,116,-67)], YELLOW),new Route(195,151,152, [new RouteSpace(1073,569,116,-67)], RED),</text:p>
          </table:table-cell>
          <table:table-cell table:formula="of:=CONCATENATE(([.A66]-1)*3+1;&quot;=&gt;new Route(&quot;; [.B66] ; &quot;,&quot; ; [.C66]  ;  &quot;,BLUE),&quot; ;  ([.A66]-1)*3+2;&quot;=&gt;new Route(&quot;; [.B66] ; &quot;,&quot; ; [.C66]  ;  &quot;,YELLOW),&quot; ; ([.A66]-1)*3+3;&quot;=&gt;new Route(&quot;; [.B66] ; &quot;,&quot; ; [.C66]  ;  &quot;,RED),&quot;)" office:value-type="string" office:string-value="193=&gt;new Route(151,152,BLUE),194=&gt;new Route(151,152,YELLOW),195=&gt;new Route(151,152,RED)," calcext:value-type="string">
            <text:p>193=&gt;new Route(151,152,BLUE),194=&gt;new Route(151,152,YELLOW),195=&gt;new Route(151,15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6" calcext:value-type="float">
            <text:p>66</text:p>
          </table:table-cell>
          <table:table-cell office:value-type="float" office:value="151" calcext:value-type="float">
            <text:p>151</text:p>
          </table:table-cell>
          <table:table-cell office:value-type="float" office:value="162" calcext:value-type="float">
            <text:p>162</text:p>
          </table:table-cell>
          <table:table-cell office:value-type="float" office:value="1136" calcext:value-type="float">
            <text:p>1136</text:p>
          </table:table-cell>
          <table:table-cell office:value-type="float" office:value="450" calcext:value-type="float">
            <text:p>450</text:p>
          </table:table-cell>
          <table:table-cell office:value-type="float" office:value="161" calcext:value-type="float">
            <text:p>161</text:p>
          </table:table-cell>
          <table:table-cell office:value-type="float" office:value="15" calcext:value-type="float">
            <text:p>15</text:p>
          </table:table-cell>
          <table:table-cell table:formula="of:=90*([.N67]-1)+[.G67]" office:value-type="float" office:value="285" calcext:value-type="float">
            <text:p>285</text:p>
          </table:table-cell>
          <table:table-cell table:formula="of:=CONCATENATE(&quot;new Route(&quot;; ([.A67]-1)*3+1 ; &quot;,&quot; ; [.B67] ; &quot;,&quot; ; [.C67] ; &quot;, [new RouteSpace(&quot;; [.D67] ; &quot;,&quot; ; [.E67] ; &quot;,&quot; ; [.F67] ;  &quot;,&quot; ;[.G67] ;  &quot;)], BLUE),&quot; ; &quot;new Route(&quot;; ([.A67]-1)*3+2 ; &quot;,&quot; ; [.B67] ; &quot;,&quot; ; [.C67] ; &quot;, [new RouteSpace(&quot;; [.D67] ; &quot;,&quot; ; [.E67] ; &quot;,&quot; ; [.F67] ;  &quot;,&quot; ;[.G67] ;  &quot;)], YELLOW),&quot; ; &quot;new Route(&quot;; ([.A67]-1)*3+3 ; &quot;,&quot; ; [.B67] ; &quot;,&quot; ; [.C67] ; &quot;, [new RouteSpace(&quot;; [.D67] ; &quot;,&quot; ; [.E67] ; &quot;,&quot; ; [.F67] ;  &quot;,&quot; ;[.G67] ;  &quot;)], RED),&quot;)" office:value-type="string" office:string-value="new Route(196,151,162, [new RouteSpace(1136,450,161,15)], BLUE),new Route(197,151,162, [new RouteSpace(1136,450,161,15)], YELLOW),new Route(198,151,162, [new RouteSpace(1136,450,161,15)], RED)," calcext:value-type="string">
            <text:p>new Route(196,151,162, [new RouteSpace(1136,450,161,15)], BLUE),new Route(197,151,162, [new RouteSpace(1136,450,161,15)], YELLOW),new Route(198,151,162, [new RouteSpace(1136,450,161,15)], RED),</text:p>
          </table:table-cell>
          <table:table-cell table:formula="of:=CONCATENATE(([.A67]-1)*3+1;&quot;=&gt;new Route(&quot;; [.B67] ; &quot;,&quot; ; [.C67]  ;  &quot;,BLUE),&quot; ;  ([.A67]-1)*3+2;&quot;=&gt;new Route(&quot;; [.B67] ; &quot;,&quot; ; [.C67]  ;  &quot;,YELLOW),&quot; ; ([.A67]-1)*3+3;&quot;=&gt;new Route(&quot;; [.B67] ; &quot;,&quot; ; [.C67]  ;  &quot;,RED),&quot;)" office:value-type="string" office:string-value="196=&gt;new Route(151,162,BLUE),197=&gt;new Route(151,162,YELLOW),198=&gt;new Route(151,162,RED)," calcext:value-type="string">
            <text:p>196=&gt;new Route(151,162,BLUE),197=&gt;new Route(151,162,YELLOW),198=&gt;new Route(151,16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7" calcext:value-type="float">
            <text:p>67</text:p>
          </table:table-cell>
          <table:table-cell office:value-type="float" office:value="153" calcext:value-type="float">
            <text:p>153</text:p>
          </table:table-cell>
          <table:table-cell office:value-type="float" office:value="156" calcext:value-type="float">
            <text:p>156</text:p>
          </table:table-cell>
          <table:table-cell office:value-type="float" office:value="1083" calcext:value-type="float">
            <text:p>1083</text:p>
          </table:table-cell>
          <table:table-cell office:value-type="float" office:value="284" calcext:value-type="float">
            <text:p>284</text:p>
          </table:table-cell>
          <table:table-cell office:value-type="float" office:value="91" calcext:value-type="float">
            <text:p>91</text:p>
          </table:table-cell>
          <table:table-cell office:value-type="float" office:value="-22" calcext:value-type="float">
            <text:p>-22</text:p>
          </table:table-cell>
          <table:table-cell table:formula="of:=90*([.N68]-1)+[.G68]" office:value-type="float" office:value="-22" calcext:value-type="float">
            <text:p>-22</text:p>
          </table:table-cell>
          <table:table-cell table:formula="of:=CONCATENATE(&quot;new Route(&quot;; ([.A68]-1)*3+1 ; &quot;,&quot; ; [.B68] ; &quot;,&quot; ; [.C68] ; &quot;, [new RouteSpace(&quot;; [.D68] ; &quot;,&quot; ; [.E68] ; &quot;,&quot; ; [.F68] ;  &quot;,&quot; ;[.G68] ;  &quot;)], BLUE),&quot; ; &quot;new Route(&quot;; ([.A68]-1)*3+2 ; &quot;,&quot; ; [.B68] ; &quot;,&quot; ; [.C68] ; &quot;, [new RouteSpace(&quot;; [.D68] ; &quot;,&quot; ; [.E68] ; &quot;,&quot; ; [.F68] ;  &quot;,&quot; ;[.G68] ;  &quot;)], YELLOW),&quot; ; &quot;new Route(&quot;; ([.A68]-1)*3+3 ; &quot;,&quot; ; [.B68] ; &quot;,&quot; ; [.C68] ; &quot;, [new RouteSpace(&quot;; [.D68] ; &quot;,&quot; ; [.E68] ; &quot;,&quot; ; [.F68] ;  &quot;,&quot; ;[.G68] ;  &quot;)], RED),&quot;)" office:value-type="string" office:string-value="new Route(199,153,156, [new RouteSpace(1083,284,91,-22)], BLUE),new Route(200,153,156, [new RouteSpace(1083,284,91,-22)], YELLOW),new Route(201,153,156, [new RouteSpace(1083,284,91,-22)], RED)," calcext:value-type="string">
            <text:p>new Route(199,153,156, [new RouteSpace(1083,284,91,-22)], BLUE),new Route(200,153,156, [new RouteSpace(1083,284,91,-22)], YELLOW),new Route(201,153,156, [new RouteSpace(1083,284,91,-22)], RED),</text:p>
          </table:table-cell>
          <table:table-cell table:formula="of:=CONCATENATE(([.A68]-1)*3+1;&quot;=&gt;new Route(&quot;; [.B68] ; &quot;,&quot; ; [.C68]  ;  &quot;,BLUE),&quot; ;  ([.A68]-1)*3+2;&quot;=&gt;new Route(&quot;; [.B68] ; &quot;,&quot; ; [.C68]  ;  &quot;,YELLOW),&quot; ; ([.A68]-1)*3+3;&quot;=&gt;new Route(&quot;; [.B68] ; &quot;,&quot; ; [.C68]  ;  &quot;,RED),&quot;)" office:value-type="string" office:string-value="199=&gt;new Route(153,156,BLUE),200=&gt;new Route(153,156,YELLOW),201=&gt;new Route(153,156,RED)," calcext:value-type="string">
            <text:p>199=&gt;new Route(153,156,BLUE),200=&gt;new Route(153,156,YELLOW),201=&gt;new Route(153,15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8" calcext:value-type="float">
            <text:p>68</text:p>
          </table:table-cell>
          <table:table-cell office:value-type="float" office:value="154" calcext:value-type="float">
            <text:p>154</text:p>
          </table:table-cell>
          <table:table-cell office:value-type="float" office:value="155" calcext:value-type="float">
            <text:p>155</text:p>
          </table:table-cell>
          <table:table-cell office:value-type="float" office:value="1045" calcext:value-type="float">
            <text:p>1045</text:p>
          </table:table-cell>
          <table:table-cell office:value-type="float" office:value="155" calcext:value-type="float">
            <text:p>155</text:p>
          </table:table-cell>
          <table:table-cell office:value-type="float" office:value="157" calcext:value-type="float">
            <text:p>157</text:p>
          </table:table-cell>
          <table:table-cell office:value-type="float" office:value="-37" calcext:value-type="float">
            <text:p>-37</text:p>
          </table:table-cell>
          <table:table-cell table:formula="of:=90*([.N69]-1)+[.G69]" office:value-type="float" office:value="233" calcext:value-type="float">
            <text:p>233</text:p>
          </table:table-cell>
          <table:table-cell table:formula="of:=CONCATENATE(&quot;new Route(&quot;; ([.A69]-1)*3+1 ; &quot;,&quot; ; [.B69] ; &quot;,&quot; ; [.C69] ; &quot;, [new RouteSpace(&quot;; [.D69] ; &quot;,&quot; ; [.E69] ; &quot;,&quot; ; [.F69] ;  &quot;,&quot; ;[.G69] ;  &quot;)], BLUE),&quot; ; &quot;new Route(&quot;; ([.A69]-1)*3+2 ; &quot;,&quot; ; [.B69] ; &quot;,&quot; ; [.C69] ; &quot;, [new RouteSpace(&quot;; [.D69] ; &quot;,&quot; ; [.E69] ; &quot;,&quot; ; [.F69] ;  &quot;,&quot; ;[.G69] ;  &quot;)], YELLOW),&quot; ; &quot;new Route(&quot;; ([.A69]-1)*3+3 ; &quot;,&quot; ; [.B69] ; &quot;,&quot; ; [.C69] ; &quot;, [new RouteSpace(&quot;; [.D69] ; &quot;,&quot; ; [.E69] ; &quot;,&quot; ; [.F69] ;  &quot;,&quot; ;[.G69] ;  &quot;)], RED),&quot;)" office:value-type="string" office:string-value="new Route(202,154,155, [new RouteSpace(1045,155,157,-37)], BLUE),new Route(203,154,155, [new RouteSpace(1045,155,157,-37)], YELLOW),new Route(204,154,155, [new RouteSpace(1045,155,157,-37)], RED)," calcext:value-type="string">
            <text:p>new Route(202,154,155, [new RouteSpace(1045,155,157,-37)], BLUE),new Route(203,154,155, [new RouteSpace(1045,155,157,-37)], YELLOW),new Route(204,154,155, [new RouteSpace(1045,155,157,-37)], RED),</text:p>
          </table:table-cell>
          <table:table-cell table:formula="of:=CONCATENATE(([.A69]-1)*3+1;&quot;=&gt;new Route(&quot;; [.B69] ; &quot;,&quot; ; [.C69]  ;  &quot;,BLUE),&quot; ;  ([.A69]-1)*3+2;&quot;=&gt;new Route(&quot;; [.B69] ; &quot;,&quot; ; [.C69]  ;  &quot;,YELLOW),&quot; ; ([.A69]-1)*3+3;&quot;=&gt;new Route(&quot;; [.B69] ; &quot;,&quot; ; [.C69]  ;  &quot;,RED),&quot;)" office:value-type="string" office:string-value="202=&gt;new Route(154,155,BLUE),203=&gt;new Route(154,155,YELLOW),204=&gt;new Route(154,155,RED)," calcext:value-type="string">
            <text:p>202=&gt;new Route(154,155,BLUE),203=&gt;new Route(154,155,YELLOW),204=&gt;new Route(154,15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9" calcext:value-type="float">
            <text:p>69</text:p>
          </table:table-cell>
          <table:table-cell office:value-type="float" office:value="155" calcext:value-type="float">
            <text:p>155</text:p>
          </table:table-cell>
          <table:table-cell office:value-type="float" office:value="156" calcext:value-type="float">
            <text:p>156</text:p>
          </table:table-cell>
          <table:table-cell office:value-type="float" office:value="1183" calcext:value-type="float">
            <text:p>1183</text:p>
          </table:table-cell>
          <table:table-cell office:value-type="float" office:value="63" calcext:value-type="float">
            <text:p>63</text:p>
          </table:table-cell>
          <table:table-cell office:value-type="float" office:value="167" calcext:value-type="float">
            <text:p>167</text:p>
          </table:table-cell>
          <table:table-cell office:value-type="float" office:value="90" calcext:value-type="float">
            <text:p>90</text:p>
          </table:table-cell>
          <table:table-cell table:formula="of:=90*([.N70]-1)+[.G70]" office:value-type="float" office:value="360" calcext:value-type="float">
            <text:p>360</text:p>
          </table:table-cell>
          <table:table-cell table:formula="of:=CONCATENATE(&quot;new Route(&quot;; ([.A70]-1)*3+1 ; &quot;,&quot; ; [.B70] ; &quot;,&quot; ; [.C70] ; &quot;, [new RouteSpace(&quot;; [.D70] ; &quot;,&quot; ; [.E70] ; &quot;,&quot; ; [.F70] ;  &quot;,&quot; ;[.G70] ;  &quot;)], BLUE),&quot; ; &quot;new Route(&quot;; ([.A70]-1)*3+2 ; &quot;,&quot; ; [.B70] ; &quot;,&quot; ; [.C70] ; &quot;, [new RouteSpace(&quot;; [.D70] ; &quot;,&quot; ; [.E70] ; &quot;,&quot; ; [.F70] ;  &quot;,&quot; ;[.G70] ;  &quot;)], YELLOW),&quot; ; &quot;new Route(&quot;; ([.A70]-1)*3+3 ; &quot;,&quot; ; [.B70] ; &quot;,&quot; ; [.C70] ; &quot;, [new RouteSpace(&quot;; [.D70] ; &quot;,&quot; ; [.E70] ; &quot;,&quot; ; [.F70] ;  &quot;,&quot; ;[.G70] ;  &quot;)], RED),&quot;)" office:value-type="string" office:string-value="new Route(205,155,156, [new RouteSpace(1183,63,167,90)], BLUE),new Route(206,155,156, [new RouteSpace(1183,63,167,90)], YELLOW),new Route(207,155,156, [new RouteSpace(1183,63,167,90)], RED)," calcext:value-type="string">
            <text:p>new Route(205,155,156, [new RouteSpace(1183,63,167,90)], BLUE),new Route(206,155,156, [new RouteSpace(1183,63,167,90)], YELLOW),new Route(207,155,156, [new RouteSpace(1183,63,167,90)], RED),</text:p>
          </table:table-cell>
          <table:table-cell table:formula="of:=CONCATENATE(([.A70]-1)*3+1;&quot;=&gt;new Route(&quot;; [.B70] ; &quot;,&quot; ; [.C70]  ;  &quot;,BLUE),&quot; ;  ([.A70]-1)*3+2;&quot;=&gt;new Route(&quot;; [.B70] ; &quot;,&quot; ; [.C70]  ;  &quot;,YELLOW),&quot; ; ([.A70]-1)*3+3;&quot;=&gt;new Route(&quot;; [.B70] ; &quot;,&quot; ; [.C70]  ;  &quot;,RED),&quot;)" office:value-type="string" office:string-value="205=&gt;new Route(155,156,BLUE),206=&gt;new Route(155,156,YELLOW),207=&gt;new Route(155,156,RED)," calcext:value-type="string">
            <text:p>205=&gt;new Route(155,156,BLUE),206=&gt;new Route(155,156,YELLOW),207=&gt;new Route(155,15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0" calcext:value-type="float">
            <text:p>70</text:p>
          </table:table-cell>
          <table:table-cell office:value-type="float" office:value="155" calcext:value-type="float">
            <text:p>155</text:p>
          </table:table-cell>
          <table:table-cell office:value-type="float" office:value="158" calcext:value-type="float">
            <text:p>158</text:p>
          </table:table-cell>
          <table:table-cell office:value-type="float" office:value="1199" calcext:value-type="float">
            <text:p>1199</text:p>
          </table:table-cell>
          <table:table-cell office:value-type="float" office:value="49" calcext:value-type="float">
            <text:p>49</text:p>
          </table:table-cell>
          <table:table-cell office:value-type="float" office:value="151" calcext:value-type="float">
            <text:p>151</text:p>
          </table:table-cell>
          <table:table-cell office:value-type="float" office:value="9" calcext:value-type="float">
            <text:p>9</text:p>
          </table:table-cell>
          <table:table-cell table:formula="of:=90*([.N71]-1)+[.G71]" office:value-type="float" office:value="9" calcext:value-type="float">
            <text:p>9</text:p>
          </table:table-cell>
          <table:table-cell table:formula="of:=CONCATENATE(&quot;new Route(&quot;; ([.A71]-1)*3+1 ; &quot;,&quot; ; [.B71] ; &quot;,&quot; ; [.C71] ; &quot;, [new RouteSpace(&quot;; [.D71] ; &quot;,&quot; ; [.E71] ; &quot;,&quot; ; [.F71] ;  &quot;,&quot; ;[.G71] ;  &quot;)], BLUE),&quot; ; &quot;new Route(&quot;; ([.A71]-1)*3+2 ; &quot;,&quot; ; [.B71] ; &quot;,&quot; ; [.C71] ; &quot;, [new RouteSpace(&quot;; [.D71] ; &quot;,&quot; ; [.E71] ; &quot;,&quot; ; [.F71] ;  &quot;,&quot; ;[.G71] ;  &quot;)], YELLOW),&quot; ; &quot;new Route(&quot;; ([.A71]-1)*3+3 ; &quot;,&quot; ; [.B71] ; &quot;,&quot; ; [.C71] ; &quot;, [new RouteSpace(&quot;; [.D71] ; &quot;,&quot; ; [.E71] ; &quot;,&quot; ; [.F71] ;  &quot;,&quot; ;[.G71] ;  &quot;)], RED),&quot;)" office:value-type="string" office:string-value="new Route(208,155,158, [new RouteSpace(1199,49,151,9)], BLUE),new Route(209,155,158, [new RouteSpace(1199,49,151,9)], YELLOW),new Route(210,155,158, [new RouteSpace(1199,49,151,9)], RED)," calcext:value-type="string">
            <text:p>new Route(208,155,158, [new RouteSpace(1199,49,151,9)], BLUE),new Route(209,155,158, [new RouteSpace(1199,49,151,9)], YELLOW),new Route(210,155,158, [new RouteSpace(1199,49,151,9)], RED),</text:p>
          </table:table-cell>
          <table:table-cell table:formula="of:=CONCATENATE(([.A71]-1)*3+1;&quot;=&gt;new Route(&quot;; [.B71] ; &quot;,&quot; ; [.C71]  ;  &quot;,BLUE),&quot; ;  ([.A71]-1)*3+2;&quot;=&gt;new Route(&quot;; [.B71] ; &quot;,&quot; ; [.C71]  ;  &quot;,YELLOW),&quot; ; ([.A71]-1)*3+3;&quot;=&gt;new Route(&quot;; [.B71] ; &quot;,&quot; ; [.C71]  ;  &quot;,RED),&quot;)" office:value-type="string" office:string-value="208=&gt;new Route(155,158,BLUE),209=&gt;new Route(155,158,YELLOW),210=&gt;new Route(155,158,RED)," calcext:value-type="string">
            <text:p>208=&gt;new Route(155,158,BLUE),209=&gt;new Route(155,158,YELLOW),210=&gt;new Route(155,15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1" calcext:value-type="float">
            <text:p>71</text:p>
          </table:table-cell>
          <table:table-cell office:value-type="float" office:value="157" calcext:value-type="float">
            <text:p>157</text:p>
          </table:table-cell>
          <table:table-cell office:value-type="float" office:value="161" calcext:value-type="float">
            <text:p>161</text:p>
          </table:table-cell>
          <table:table-cell office:value-type="float" office:value="1239" calcext:value-type="float">
            <text:p>1239</text:p>
          </table:table-cell>
          <table:table-cell office:value-type="float" office:value="400" calcext:value-type="float">
            <text:p>400</text:p>
          </table:table-cell>
          <table:table-cell office:value-type="float" office:value="115" calcext:value-type="float">
            <text:p>115</text:p>
          </table:table-cell>
          <table:table-cell office:value-type="float" office:value="13" calcext:value-type="float">
            <text:p>13</text:p>
          </table:table-cell>
          <table:table-cell table:formula="of:=90*([.N72]-1)+[.G72]" office:value-type="float" office:value="13" calcext:value-type="float">
            <text:p>13</text:p>
          </table:table-cell>
          <table:table-cell table:formula="of:=CONCATENATE(&quot;new Route(&quot;; ([.A72]-1)*3+1 ; &quot;,&quot; ; [.B72] ; &quot;,&quot; ; [.C72] ; &quot;, [new RouteSpace(&quot;; [.D72] ; &quot;,&quot; ; [.E72] ; &quot;,&quot; ; [.F72] ;  &quot;,&quot; ;[.G72] ;  &quot;)], BLUE),&quot; ; &quot;new Route(&quot;; ([.A72]-1)*3+2 ; &quot;,&quot; ; [.B72] ; &quot;,&quot; ; [.C72] ; &quot;, [new RouteSpace(&quot;; [.D72] ; &quot;,&quot; ; [.E72] ; &quot;,&quot; ; [.F72] ;  &quot;,&quot; ;[.G72] ;  &quot;)], YELLOW),&quot; ; &quot;new Route(&quot;; ([.A72]-1)*3+3 ; &quot;,&quot; ; [.B72] ; &quot;,&quot; ; [.C72] ; &quot;, [new RouteSpace(&quot;; [.D72] ; &quot;,&quot; ; [.E72] ; &quot;,&quot; ; [.F72] ;  &quot;,&quot; ;[.G72] ;  &quot;)], RED),&quot;)" office:value-type="string" office:string-value="new Route(211,157,161, [new RouteSpace(1239,400,115,13)], BLUE),new Route(212,157,161, [new RouteSpace(1239,400,115,13)], YELLOW),new Route(213,157,161, [new RouteSpace(1239,400,115,13)], RED)," calcext:value-type="string">
            <text:p>new Route(211,157,161, [new RouteSpace(1239,400,115,13)], BLUE),new Route(212,157,161, [new RouteSpace(1239,400,115,13)], YELLOW),new Route(213,157,161, [new RouteSpace(1239,400,115,13)], RED),</text:p>
          </table:table-cell>
          <table:table-cell table:formula="of:=CONCATENATE(([.A72]-1)*3+1;&quot;=&gt;new Route(&quot;; [.B72] ; &quot;,&quot; ; [.C72]  ;  &quot;,BLUE),&quot; ;  ([.A72]-1)*3+2;&quot;=&gt;new Route(&quot;; [.B72] ; &quot;,&quot; ; [.C72]  ;  &quot;,YELLOW),&quot; ; ([.A72]-1)*3+3;&quot;=&gt;new Route(&quot;; [.B72] ; &quot;,&quot; ; [.C72]  ;  &quot;,RED),&quot;)" office:value-type="string" office:string-value="211=&gt;new Route(157,161,BLUE),212=&gt;new Route(157,161,YELLOW),213=&gt;new Route(157,161,RED)," calcext:value-type="string">
            <text:p>211=&gt;new Route(157,161,BLUE),212=&gt;new Route(157,161,YELLOW),213=&gt;new Route(157,16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2" calcext:value-type="float">
            <text:p>72</text:p>
          </table:table-cell>
          <table:table-cell office:value-type="float" office:value="157" calcext:value-type="float">
            <text:p>157</text:p>
          </table:table-cell>
          <table:table-cell office:value-type="float" office:value="162" calcext:value-type="float">
            <text:p>162</text:p>
          </table:table-cell>
          <table:table-cell office:value-type="float" office:value="1238" calcext:value-type="float">
            <text:p>1238</text:p>
          </table:table-cell>
          <table:table-cell office:value-type="float" office:value="409" calcext:value-type="float">
            <text:p>409</text:p>
          </table:table-cell>
          <table:table-cell office:value-type="float" office:value="94" calcext:value-type="float">
            <text:p>94</text:p>
          </table:table-cell>
          <table:table-cell office:value-type="float" office:value="53" calcext:value-type="float">
            <text:p>53</text:p>
          </table:table-cell>
          <table:table-cell table:formula="of:=90*([.N73]-1)+[.G73]" office:value-type="float" office:value="53" calcext:value-type="float">
            <text:p>53</text:p>
          </table:table-cell>
          <table:table-cell table:formula="of:=CONCATENATE(&quot;new Route(&quot;; ([.A73]-1)*3+1 ; &quot;,&quot; ; [.B73] ; &quot;,&quot; ; [.C73] ; &quot;, [new RouteSpace(&quot;; [.D73] ; &quot;,&quot; ; [.E73] ; &quot;,&quot; ; [.F73] ;  &quot;,&quot; ;[.G73] ;  &quot;)], BLUE),&quot; ; &quot;new Route(&quot;; ([.A73]-1)*3+2 ; &quot;,&quot; ; [.B73] ; &quot;,&quot; ; [.C73] ; &quot;, [new RouteSpace(&quot;; [.D73] ; &quot;,&quot; ; [.E73] ; &quot;,&quot; ; [.F73] ;  &quot;,&quot; ;[.G73] ;  &quot;)], YELLOW),&quot; ; &quot;new Route(&quot;; ([.A73]-1)*3+3 ; &quot;,&quot; ; [.B73] ; &quot;,&quot; ; [.C73] ; &quot;, [new RouteSpace(&quot;; [.D73] ; &quot;,&quot; ; [.E73] ; &quot;,&quot; ; [.F73] ;  &quot;,&quot; ;[.G73] ;  &quot;)], RED),&quot;)" office:value-type="string" office:string-value="new Route(214,157,162, [new RouteSpace(1238,409,94,53)], BLUE),new Route(215,157,162, [new RouteSpace(1238,409,94,53)], YELLOW),new Route(216,157,162, [new RouteSpace(1238,409,94,53)], RED)," calcext:value-type="string">
            <text:p>new Route(214,157,162, [new RouteSpace(1238,409,94,53)], BLUE),new Route(215,157,162, [new RouteSpace(1238,409,94,53)], YELLOW),new Route(216,157,162, [new RouteSpace(1238,409,94,53)], RED),</text:p>
          </table:table-cell>
          <table:table-cell table:formula="of:=CONCATENATE(([.A73]-1)*3+1;&quot;=&gt;new Route(&quot;; [.B73] ; &quot;,&quot; ; [.C73]  ;  &quot;,BLUE),&quot; ;  ([.A73]-1)*3+2;&quot;=&gt;new Route(&quot;; [.B73] ; &quot;,&quot; ; [.C73]  ;  &quot;,YELLOW),&quot; ; ([.A73]-1)*3+3;&quot;=&gt;new Route(&quot;; [.B73] ; &quot;,&quot; ; [.C73]  ;  &quot;,RED),&quot;)" office:value-type="string" office:string-value="214=&gt;new Route(157,162,BLUE),215=&gt;new Route(157,162,YELLOW),216=&gt;new Route(157,162,RED)," calcext:value-type="string">
            <text:p>214=&gt;new Route(157,162,BLUE),215=&gt;new Route(157,162,YELLOW),216=&gt;new Route(157,16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3" calcext:value-type="float">
            <text:p>73</text:p>
          </table:table-cell>
          <table:table-cell office:value-type="float" office:value="158" calcext:value-type="float">
            <text:p>158</text:p>
          </table:table-cell>
          <table:table-cell office:value-type="float" office:value="159" calcext:value-type="float">
            <text:p>159</text:p>
          </table:table-cell>
          <table:table-cell office:value-type="float" office:value="1375" calcext:value-type="float">
            <text:p>1375</text:p>
          </table:table-cell>
          <table:table-cell office:value-type="float" office:value="93" calcext:value-type="float">
            <text:p>93</text:p>
          </table:table-cell>
          <table:table-cell office:value-type="float" office:value="83" calcext:value-type="float">
            <text:p>83</text:p>
          </table:table-cell>
          <table:table-cell office:value-type="float" office:value="59" calcext:value-type="float">
            <text:p>59</text:p>
          </table:table-cell>
          <table:table-cell table:formula="of:=90*([.N74]-1)+[.G74]" office:value-type="float" office:value="59" calcext:value-type="float">
            <text:p>59</text:p>
          </table:table-cell>
          <table:table-cell table:formula="of:=CONCATENATE(&quot;new Route(&quot;; ([.A74]-1)*3+1 ; &quot;,&quot; ; [.B74] ; &quot;,&quot; ; [.C74] ; &quot;, [new RouteSpace(&quot;; [.D74] ; &quot;,&quot; ; [.E74] ; &quot;,&quot; ; [.F74] ;  &quot;,&quot; ;[.G74] ;  &quot;)], BLUE),&quot; ; &quot;new Route(&quot;; ([.A74]-1)*3+2 ; &quot;,&quot; ; [.B74] ; &quot;,&quot; ; [.C74] ; &quot;, [new RouteSpace(&quot;; [.D74] ; &quot;,&quot; ; [.E74] ; &quot;,&quot; ; [.F74] ;  &quot;,&quot; ;[.G74] ;  &quot;)], YELLOW),&quot; ; &quot;new Route(&quot;; ([.A74]-1)*3+3 ; &quot;,&quot; ; [.B74] ; &quot;,&quot; ; [.C74] ; &quot;, [new RouteSpace(&quot;; [.D74] ; &quot;,&quot; ; [.E74] ; &quot;,&quot; ; [.F74] ;  &quot;,&quot; ;[.G74] ;  &quot;)], RED),&quot;)" office:value-type="string" office:string-value="new Route(217,158,159, [new RouteSpace(1375,93,83,59)], BLUE),new Route(218,158,159, [new RouteSpace(1375,93,83,59)], YELLOW),new Route(219,158,159, [new RouteSpace(1375,93,83,59)], RED)," calcext:value-type="string">
            <text:p>new Route(217,158,159, [new RouteSpace(1375,93,83,59)], BLUE),new Route(218,158,159, [new RouteSpace(1375,93,83,59)], YELLOW),new Route(219,158,159, [new RouteSpace(1375,93,83,59)], RED),</text:p>
          </table:table-cell>
          <table:table-cell table:formula="of:=CONCATENATE(([.A74]-1)*3+1;&quot;=&gt;new Route(&quot;; [.B74] ; &quot;,&quot; ; [.C74]  ;  &quot;,BLUE),&quot; ;  ([.A74]-1)*3+2;&quot;=&gt;new Route(&quot;; [.B74] ; &quot;,&quot; ; [.C74]  ;  &quot;,YELLOW),&quot; ; ([.A74]-1)*3+3;&quot;=&gt;new Route(&quot;; [.B74] ; &quot;,&quot; ; [.C74]  ;  &quot;,RED),&quot;)" office:value-type="string" office:string-value="217=&gt;new Route(158,159,BLUE),218=&gt;new Route(158,159,YELLOW),219=&gt;new Route(158,159,RED)," calcext:value-type="string">
            <text:p>217=&gt;new Route(158,159,BLUE),218=&gt;new Route(158,159,YELLOW),219=&gt;new Route(158,15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4" calcext:value-type="float">
            <text:p>74</text:p>
          </table:table-cell>
          <table:table-cell office:value-type="float" office:value="158" calcext:value-type="float">
            <text:p>158</text:p>
          </table:table-cell>
          <table:table-cell office:value-type="float" office:value="168" calcext:value-type="float">
            <text:p>168</text:p>
          </table:table-cell>
          <table:table-cell office:value-type="float" office:value="1377" calcext:value-type="float">
            <text:p>1377</text:p>
          </table:table-cell>
          <table:table-cell office:value-type="float" office:value="77" calcext:value-type="float">
            <text:p>77</text:p>
          </table:table-cell>
          <table:table-cell office:value-type="float" office:value="119" calcext:value-type="float">
            <text:p>119</text:p>
          </table:table-cell>
          <table:table-cell office:value-type="float" office:value="-11" calcext:value-type="float">
            <text:p>-11</text:p>
          </table:table-cell>
          <table:table-cell table:formula="of:=90*([.N75]-1)+[.G75]" office:value-type="float" office:value="-11" calcext:value-type="float">
            <text:p>-11</text:p>
          </table:table-cell>
          <table:table-cell table:formula="of:=CONCATENATE(&quot;new Route(&quot;; ([.A75]-1)*3+1 ; &quot;,&quot; ; [.B75] ; &quot;,&quot; ; [.C75] ; &quot;, [new RouteSpace(&quot;; [.D75] ; &quot;,&quot; ; [.E75] ; &quot;,&quot; ; [.F75] ;  &quot;,&quot; ;[.G75] ;  &quot;)], BLUE),&quot; ; &quot;new Route(&quot;; ([.A75]-1)*3+2 ; &quot;,&quot; ; [.B75] ; &quot;,&quot; ; [.C75] ; &quot;, [new RouteSpace(&quot;; [.D75] ; &quot;,&quot; ; [.E75] ; &quot;,&quot; ; [.F75] ;  &quot;,&quot; ;[.G75] ;  &quot;)], YELLOW),&quot; ; &quot;new Route(&quot;; ([.A75]-1)*3+3 ; &quot;,&quot; ; [.B75] ; &quot;,&quot; ; [.C75] ; &quot;, [new RouteSpace(&quot;; [.D75] ; &quot;,&quot; ; [.E75] ; &quot;,&quot; ; [.F75] ;  &quot;,&quot; ;[.G75] ;  &quot;)], RED),&quot;)" office:value-type="string" office:string-value="new Route(220,158,168, [new RouteSpace(1377,77,119,-11)], BLUE),new Route(221,158,168, [new RouteSpace(1377,77,119,-11)], YELLOW),new Route(222,158,168, [new RouteSpace(1377,77,119,-11)], RED)," calcext:value-type="string">
            <text:p>new Route(220,158,168, [new RouteSpace(1377,77,119,-11)], BLUE),new Route(221,158,168, [new RouteSpace(1377,77,119,-11)], YELLOW),new Route(222,158,168, [new RouteSpace(1377,77,119,-11)], RED),</text:p>
          </table:table-cell>
          <table:table-cell table:formula="of:=CONCATENATE(([.A75]-1)*3+1;&quot;=&gt;new Route(&quot;; [.B75] ; &quot;,&quot; ; [.C75]  ;  &quot;,BLUE),&quot; ;  ([.A75]-1)*3+2;&quot;=&gt;new Route(&quot;; [.B75] ; &quot;,&quot; ; [.C75]  ;  &quot;,YELLOW),&quot; ; ([.A75]-1)*3+3;&quot;=&gt;new Route(&quot;; [.B75] ; &quot;,&quot; ; [.C75]  ;  &quot;,RED),&quot;)" office:value-type="string" office:string-value="220=&gt;new Route(158,168,BLUE),221=&gt;new Route(158,168,YELLOW),222=&gt;new Route(158,168,RED)," calcext:value-type="string">
            <text:p>220=&gt;new Route(158,168,BLUE),221=&gt;new Route(158,168,YELLOW),222=&gt;new Route(158,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5" calcext:value-type="float">
            <text:p>75</text:p>
          </table:table-cell>
          <table:table-cell office:value-type="float" office:value="159" calcext:value-type="float">
            <text:p>159</text:p>
          </table:table-cell>
          <table:table-cell office:value-type="float" office:value="167" calcext:value-type="float">
            <text:p>167</text:p>
          </table:table-cell>
          <table:table-cell office:value-type="float" office:value="1438" calcext:value-type="float">
            <text:p>1438</text:p>
          </table:table-cell>
          <table:table-cell office:value-type="float" office:value="181" calcext:value-type="float">
            <text:p>181</text:p>
          </table:table-cell>
          <table:table-cell office:value-type="float" office:value="144" calcext:value-type="float">
            <text:p>144</text:p>
          </table:table-cell>
          <table:table-cell office:value-type="float" office:value="8" calcext:value-type="float">
            <text:p>8</text:p>
          </table:table-cell>
          <table:table-cell table:formula="of:=90*([.N76]-1)+[.G76]" office:value-type="float" office:value="278" calcext:value-type="float">
            <text:p>278</text:p>
          </table:table-cell>
          <table:table-cell table:formula="of:=CONCATENATE(&quot;new Route(&quot;; ([.A76]-1)*3+1 ; &quot;,&quot; ; [.B76] ; &quot;,&quot; ; [.C76] ; &quot;, [new RouteSpace(&quot;; [.D76] ; &quot;,&quot; ; [.E76] ; &quot;,&quot; ; [.F76] ;  &quot;,&quot; ;[.G76] ;  &quot;)], BLUE),&quot; ; &quot;new Route(&quot;; ([.A76]-1)*3+2 ; &quot;,&quot; ; [.B76] ; &quot;,&quot; ; [.C76] ; &quot;, [new RouteSpace(&quot;; [.D76] ; &quot;,&quot; ; [.E76] ; &quot;,&quot; ; [.F76] ;  &quot;,&quot; ;[.G76] ;  &quot;)], YELLOW),&quot; ; &quot;new Route(&quot;; ([.A76]-1)*3+3 ; &quot;,&quot; ; [.B76] ; &quot;,&quot; ; [.C76] ; &quot;, [new RouteSpace(&quot;; [.D76] ; &quot;,&quot; ; [.E76] ; &quot;,&quot; ; [.F76] ;  &quot;,&quot; ;[.G76] ;  &quot;)], RED),&quot;)" office:value-type="string" office:string-value="new Route(223,159,167, [new RouteSpace(1438,181,144,8)], BLUE),new Route(224,159,167, [new RouteSpace(1438,181,144,8)], YELLOW),new Route(225,159,167, [new RouteSpace(1438,181,144,8)], RED)," calcext:value-type="string">
            <text:p>new Route(223,159,167, [new RouteSpace(1438,181,144,8)], BLUE),new Route(224,159,167, [new RouteSpace(1438,181,144,8)], YELLOW),new Route(225,159,167, [new RouteSpace(1438,181,144,8)], RED),</text:p>
          </table:table-cell>
          <table:table-cell table:formula="of:=CONCATENATE(([.A76]-1)*3+1;&quot;=&gt;new Route(&quot;; [.B76] ; &quot;,&quot; ; [.C76]  ;  &quot;,BLUE),&quot; ;  ([.A76]-1)*3+2;&quot;=&gt;new Route(&quot;; [.B76] ; &quot;,&quot; ; [.C76]  ;  &quot;,YELLOW),&quot; ; ([.A76]-1)*3+3;&quot;=&gt;new Route(&quot;; [.B76] ; &quot;,&quot; ; [.C76]  ;  &quot;,RED),&quot;)" office:value-type="string" office:string-value="223=&gt;new Route(159,167,BLUE),224=&gt;new Route(159,167,YELLOW),225=&gt;new Route(159,167,RED)," calcext:value-type="string">
            <text:p>223=&gt;new Route(159,167,BLUE),224=&gt;new Route(159,167,YELLOW),225=&gt;new Route(159,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6" calcext:value-type="float">
            <text:p>76</text:p>
          </table:table-cell>
          <table:table-cell office:value-type="float" office:value="159" calcext:value-type="float">
            <text:p>159</text:p>
          </table:table-cell>
          <table:table-cell office:value-type="float" office:value="168" calcext:value-type="float">
            <text:p>168</text:p>
          </table:table-cell>
          <table:table-cell office:value-type="float" office:value="1433" calcext:value-type="float">
            <text:p>1433</text:p>
          </table:table-cell>
          <table:table-cell office:value-type="float" office:value="168" calcext:value-type="float">
            <text:p>168</text:p>
          </table:table-cell>
          <table:table-cell office:value-type="float" office:value="125" calcext:value-type="float">
            <text:p>125</text:p>
          </table:table-cell>
          <table:table-cell office:value-type="float" office:value="-58" calcext:value-type="float">
            <text:p>-58</text:p>
          </table:table-cell>
          <table:table-cell table:formula="of:=90*([.N77]-1)+[.G77]" office:value-type="float" office:value="-58" calcext:value-type="float">
            <text:p>-58</text:p>
          </table:table-cell>
          <table:table-cell table:formula="of:=CONCATENATE(&quot;new Route(&quot;; ([.A77]-1)*3+1 ; &quot;,&quot; ; [.B77] ; &quot;,&quot; ; [.C77] ; &quot;, [new RouteSpace(&quot;; [.D77] ; &quot;,&quot; ; [.E77] ; &quot;,&quot; ; [.F77] ;  &quot;,&quot; ;[.G77] ;  &quot;)], BLUE),&quot; ; &quot;new Route(&quot;; ([.A77]-1)*3+2 ; &quot;,&quot; ; [.B77] ; &quot;,&quot; ; [.C77] ; &quot;, [new RouteSpace(&quot;; [.D77] ; &quot;,&quot; ; [.E77] ; &quot;,&quot; ; [.F77] ;  &quot;,&quot; ;[.G77] ;  &quot;)], YELLOW),&quot; ; &quot;new Route(&quot;; ([.A77]-1)*3+3 ; &quot;,&quot; ; [.B77] ; &quot;,&quot; ; [.C77] ; &quot;, [new RouteSpace(&quot;; [.D77] ; &quot;,&quot; ; [.E77] ; &quot;,&quot; ; [.F77] ;  &quot;,&quot; ;[.G77] ;  &quot;)], RED),&quot;)" office:value-type="string" office:string-value="new Route(226,159,168, [new RouteSpace(1433,168,125,-58)], BLUE),new Route(227,159,168, [new RouteSpace(1433,168,125,-58)], YELLOW),new Route(228,159,168, [new RouteSpace(1433,168,125,-58)], RED)," calcext:value-type="string">
            <text:p>new Route(226,159,168, [new RouteSpace(1433,168,125,-58)], BLUE),new Route(227,159,168, [new RouteSpace(1433,168,125,-58)], YELLOW),new Route(228,159,168, [new RouteSpace(1433,168,125,-58)], RED),</text:p>
          </table:table-cell>
          <table:table-cell table:formula="of:=CONCATENATE(([.A77]-1)*3+1;&quot;=&gt;new Route(&quot;; [.B77] ; &quot;,&quot; ; [.C77]  ;  &quot;,BLUE),&quot; ;  ([.A77]-1)*3+2;&quot;=&gt;new Route(&quot;; [.B77] ; &quot;,&quot; ; [.C77]  ;  &quot;,YELLOW),&quot; ; ([.A77]-1)*3+3;&quot;=&gt;new Route(&quot;; [.B77] ; &quot;,&quot; ; [.C77]  ;  &quot;,RED),&quot;)" office:value-type="string" office:string-value="226=&gt;new Route(159,168,BLUE),227=&gt;new Route(159,168,YELLOW),228=&gt;new Route(159,168,RED)," calcext:value-type="string">
            <text:p>226=&gt;new Route(159,168,BLUE),227=&gt;new Route(159,168,YELLOW),228=&gt;new Route(159,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7" calcext:value-type="float">
            <text:p>77</text:p>
          </table:table-cell>
          <table:table-cell office:value-type="float" office:value="160" calcext:value-type="float">
            <text:p>160</text:p>
          </table:table-cell>
          <table:table-cell office:value-type="float" office:value="167" calcext:value-type="float">
            <text:p>167</text:p>
          </table:table-cell>
          <table:table-cell office:value-type="float" office:value="1523" calcext:value-type="float">
            <text:p>1523</text:p>
          </table:table-cell>
          <table:table-cell office:value-type="float" office:value="319" calcext:value-type="float">
            <text:p>319</text:p>
          </table:table-cell>
          <table:table-cell office:value-type="float" office:value="116" calcext:value-type="float">
            <text:p>116</text:p>
          </table:table-cell>
          <table:table-cell office:value-type="float" office:value="-58" calcext:value-type="float">
            <text:p>-58</text:p>
          </table:table-cell>
          <table:table-cell table:formula="of:=90*([.N78]-1)+[.G78]" office:value-type="float" office:value="212" calcext:value-type="float">
            <text:p>212</text:p>
          </table:table-cell>
          <table:table-cell table:formula="of:=CONCATENATE(&quot;new Route(&quot;; ([.A78]-1)*3+1 ; &quot;,&quot; ; [.B78] ; &quot;,&quot; ; [.C78] ; &quot;, [new RouteSpace(&quot;; [.D78] ; &quot;,&quot; ; [.E78] ; &quot;,&quot; ; [.F78] ;  &quot;,&quot; ;[.G78] ;  &quot;)], BLUE),&quot; ; &quot;new Route(&quot;; ([.A78]-1)*3+2 ; &quot;,&quot; ; [.B78] ; &quot;,&quot; ; [.C78] ; &quot;, [new RouteSpace(&quot;; [.D78] ; &quot;,&quot; ; [.E78] ; &quot;,&quot; ; [.F78] ;  &quot;,&quot; ;[.G78] ;  &quot;)], YELLOW),&quot; ; &quot;new Route(&quot;; ([.A78]-1)*3+3 ; &quot;,&quot; ; [.B78] ; &quot;,&quot; ; [.C78] ; &quot;, [new RouteSpace(&quot;; [.D78] ; &quot;,&quot; ; [.E78] ; &quot;,&quot; ; [.F78] ;  &quot;,&quot; ;[.G78] ;  &quot;)], RED),&quot;)" office:value-type="string" office:string-value="new Route(229,160,167, [new RouteSpace(1523,319,116,-58)], BLUE),new Route(230,160,167, [new RouteSpace(1523,319,116,-58)], YELLOW),new Route(231,160,167, [new RouteSpace(1523,319,116,-58)], RED)," calcext:value-type="string">
            <text:p>new Route(229,160,167, [new RouteSpace(1523,319,116,-58)], BLUE),new Route(230,160,167, [new RouteSpace(1523,319,116,-58)], YELLOW),new Route(231,160,167, [new RouteSpace(1523,319,116,-58)], RED),</text:p>
          </table:table-cell>
          <table:table-cell table:formula="of:=CONCATENATE(([.A78]-1)*3+1;&quot;=&gt;new Route(&quot;; [.B78] ; &quot;,&quot; ; [.C78]  ;  &quot;,BLUE),&quot; ;  ([.A78]-1)*3+2;&quot;=&gt;new Route(&quot;; [.B78] ; &quot;,&quot; ; [.C78]  ;  &quot;,YELLOW),&quot; ; ([.A78]-1)*3+3;&quot;=&gt;new Route(&quot;; [.B78] ; &quot;,&quot; ; [.C78]  ;  &quot;,RED),&quot;)" office:value-type="string" office:string-value="229=&gt;new Route(160,167,BLUE),230=&gt;new Route(160,167,YELLOW),231=&gt;new Route(160,167,RED)," calcext:value-type="string">
            <text:p>229=&gt;new Route(160,167,BLUE),230=&gt;new Route(160,167,YELLOW),231=&gt;new Route(160,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8" calcext:value-type="float">
            <text:p>78</text:p>
          </table:table-cell>
          <table:table-cell office:value-type="float" office:value="160" calcext:value-type="float">
            <text:p>160</text:p>
          </table:table-cell>
          <table:table-cell office:value-type="float" office:value="170" calcext:value-type="float">
            <text:p>170</text:p>
          </table:table-cell>
          <table:table-cell office:value-type="float" office:value="1534" calcext:value-type="float">
            <text:p>1534</text:p>
          </table:table-cell>
          <table:table-cell office:value-type="float" office:value="337" calcext:value-type="float">
            <text:p>337</text:p>
          </table:table-cell>
          <table:table-cell office:value-type="float" office:value="161" calcext:value-type="float">
            <text:p>161</text:p>
          </table:table-cell>
          <table:table-cell office:value-type="float" office:value="4" calcext:value-type="float">
            <text:p>4</text:p>
          </table:table-cell>
          <table:table-cell table:formula="of:=90*([.N79]-1)+[.G79]" office:value-type="float" office:value="274" calcext:value-type="float">
            <text:p>274</text:p>
          </table:table-cell>
          <table:table-cell table:formula="of:=CONCATENATE(&quot;new Route(&quot;; ([.A79]-1)*3+1 ; &quot;,&quot; ; [.B79] ; &quot;,&quot; ; [.C79] ; &quot;, [new RouteSpace(&quot;; [.D79] ; &quot;,&quot; ; [.E79] ; &quot;,&quot; ; [.F79] ;  &quot;,&quot; ;[.G79] ;  &quot;)], BLUE),&quot; ; &quot;new Route(&quot;; ([.A79]-1)*3+2 ; &quot;,&quot; ; [.B79] ; &quot;,&quot; ; [.C79] ; &quot;, [new RouteSpace(&quot;; [.D79] ; &quot;,&quot; ; [.E79] ; &quot;,&quot; ; [.F79] ;  &quot;,&quot; ;[.G79] ;  &quot;)], YELLOW),&quot; ; &quot;new Route(&quot;; ([.A79]-1)*3+3 ; &quot;,&quot; ; [.B79] ; &quot;,&quot; ; [.C79] ; &quot;, [new RouteSpace(&quot;; [.D79] ; &quot;,&quot; ; [.E79] ; &quot;,&quot; ; [.F79] ;  &quot;,&quot; ;[.G79] ;  &quot;)], RED),&quot;)" office:value-type="string" office:string-value="new Route(232,160,170, [new RouteSpace(1534,337,161,4)], BLUE),new Route(233,160,170, [new RouteSpace(1534,337,161,4)], YELLOW),new Route(234,160,170, [new RouteSpace(1534,337,161,4)], RED)," calcext:value-type="string">
            <text:p>new Route(232,160,170, [new RouteSpace(1534,337,161,4)], BLUE),new Route(233,160,170, [new RouteSpace(1534,337,161,4)], YELLOW),new Route(234,160,170, [new RouteSpace(1534,337,161,4)], RED),</text:p>
          </table:table-cell>
          <table:table-cell table:formula="of:=CONCATENATE(([.A79]-1)*3+1;&quot;=&gt;new Route(&quot;; [.B79] ; &quot;,&quot; ; [.C79]  ;  &quot;,BLUE),&quot; ;  ([.A79]-1)*3+2;&quot;=&gt;new Route(&quot;; [.B79] ; &quot;,&quot; ; [.C79]  ;  &quot;,YELLOW),&quot; ; ([.A79]-1)*3+3;&quot;=&gt;new Route(&quot;; [.B79] ; &quot;,&quot; ; [.C79]  ;  &quot;,RED),&quot;)" office:value-type="string" office:string-value="232=&gt;new Route(160,170,BLUE),233=&gt;new Route(160,170,YELLOW),234=&gt;new Route(160,170,RED)," calcext:value-type="string">
            <text:p>232=&gt;new Route(160,170,BLUE),233=&gt;new Route(160,170,YELLOW),234=&gt;new Route(160,17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9" calcext:value-type="float">
            <text:p>79</text:p>
          </table:table-cell>
          <table:table-cell office:value-type="float" office:value="161" calcext:value-type="float">
            <text:p>161</text:p>
          </table:table-cell>
          <table:table-cell office:value-type="float" office:value="166" calcext:value-type="float">
            <text:p>166</text:p>
          </table:table-cell>
          <table:table-cell office:value-type="float" office:value="1385" calcext:value-type="float">
            <text:p>1385</text:p>
          </table:table-cell>
          <table:table-cell office:value-type="float" office:value="422" calcext:value-type="float">
            <text:p>422</text:p>
          </table:table-cell>
          <table:table-cell office:value-type="float" office:value="139" calcext:value-type="float">
            <text:p>139</text:p>
          </table:table-cell>
          <table:table-cell office:value-type="float" office:value="-8" calcext:value-type="float">
            <text:p>-8</text:p>
          </table:table-cell>
          <table:table-cell table:formula="of:=90*([.N80]-1)+[.G80]" office:value-type="float" office:value="-8" calcext:value-type="float">
            <text:p>-8</text:p>
          </table:table-cell>
          <table:table-cell table:formula="of:=CONCATENATE(&quot;new Route(&quot;; ([.A80]-1)*3+1 ; &quot;,&quot; ; [.B80] ; &quot;,&quot; ; [.C80] ; &quot;, [new RouteSpace(&quot;; [.D80] ; &quot;,&quot; ; [.E80] ; &quot;,&quot; ; [.F80] ;  &quot;,&quot; ;[.G80] ;  &quot;)], BLUE),&quot; ; &quot;new Route(&quot;; ([.A80]-1)*3+2 ; &quot;,&quot; ; [.B80] ; &quot;,&quot; ; [.C80] ; &quot;, [new RouteSpace(&quot;; [.D80] ; &quot;,&quot; ; [.E80] ; &quot;,&quot; ; [.F80] ;  &quot;,&quot; ;[.G80] ;  &quot;)], YELLOW),&quot; ; &quot;new Route(&quot;; ([.A80]-1)*3+3 ; &quot;,&quot; ; [.B80] ; &quot;,&quot; ; [.C80] ; &quot;, [new RouteSpace(&quot;; [.D80] ; &quot;,&quot; ; [.E80] ; &quot;,&quot; ; [.F80] ;  &quot;,&quot; ;[.G80] ;  &quot;)], RED),&quot;)" office:value-type="string" office:string-value="new Route(235,161,166, [new RouteSpace(1385,422,139,-8)], BLUE),new Route(236,161,166, [new RouteSpace(1385,422,139,-8)], YELLOW),new Route(237,161,166, [new RouteSpace(1385,422,139,-8)], RED)," calcext:value-type="string">
            <text:p>new Route(235,161,166, [new RouteSpace(1385,422,139,-8)], BLUE),new Route(236,161,166, [new RouteSpace(1385,422,139,-8)], YELLOW),new Route(237,161,166, [new RouteSpace(1385,422,139,-8)], RED),</text:p>
          </table:table-cell>
          <table:table-cell table:formula="of:=CONCATENATE(([.A80]-1)*3+1;&quot;=&gt;new Route(&quot;; [.B80] ; &quot;,&quot; ; [.C80]  ;  &quot;,BLUE),&quot; ;  ([.A80]-1)*3+2;&quot;=&gt;new Route(&quot;; [.B80] ; &quot;,&quot; ; [.C80]  ;  &quot;,YELLOW),&quot; ; ([.A80]-1)*3+3;&quot;=&gt;new Route(&quot;; [.B80] ; &quot;,&quot; ; [.C80]  ;  &quot;,RED),&quot;)" office:value-type="string" office:string-value="235=&gt;new Route(161,166,BLUE),236=&gt;new Route(161,166,YELLOW),237=&gt;new Route(161,166,RED)," calcext:value-type="string">
            <text:p>235=&gt;new Route(161,166,BLUE),236=&gt;new Route(161,166,YELLOW),237=&gt;new Route(161,16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0" calcext:value-type="float">
            <text:p>80</text:p>
          </table:table-cell>
          <table:table-cell office:value-type="float" office:value="162" calcext:value-type="float">
            <text:p>162</text:p>
          </table:table-cell>
          <table:table-cell office:value-type="float" office:value="163" calcext:value-type="float">
            <text:p>163</text:p>
          </table:table-cell>
          <table:table-cell office:value-type="float" office:value="1311" calcext:value-type="float">
            <text:p>1311</text:p>
          </table:table-cell>
          <table:table-cell office:value-type="float" office:value="511" calcext:value-type="float">
            <text:p>511</text:p>
          </table:table-cell>
          <table:table-cell office:value-type="float" office:value="140" calcext:value-type="float">
            <text:p>140</text:p>
          </table:table-cell>
          <table:table-cell office:value-type="float" office:value="75" calcext:value-type="float">
            <text:p>75</text:p>
          </table:table-cell>
          <table:table-cell table:formula="of:=90*([.N81]-1)+[.G81]" office:value-type="float" office:value="345" calcext:value-type="float">
            <text:p>345</text:p>
          </table:table-cell>
          <table:table-cell table:formula="of:=CONCATENATE(&quot;new Route(&quot;; ([.A81]-1)*3+1 ; &quot;,&quot; ; [.B81] ; &quot;,&quot; ; [.C81] ; &quot;, [new RouteSpace(&quot;; [.D81] ; &quot;,&quot; ; [.E81] ; &quot;,&quot; ; [.F81] ;  &quot;,&quot; ;[.G81] ;  &quot;)], BLUE),&quot; ; &quot;new Route(&quot;; ([.A81]-1)*3+2 ; &quot;,&quot; ; [.B81] ; &quot;,&quot; ; [.C81] ; &quot;, [new RouteSpace(&quot;; [.D81] ; &quot;,&quot; ; [.E81] ; &quot;,&quot; ; [.F81] ;  &quot;,&quot; ;[.G81] ;  &quot;)], YELLOW),&quot; ; &quot;new Route(&quot;; ([.A81]-1)*3+3 ; &quot;,&quot; ; [.B81] ; &quot;,&quot; ; [.C81] ; &quot;, [new RouteSpace(&quot;; [.D81] ; &quot;,&quot; ; [.E81] ; &quot;,&quot; ; [.F81] ;  &quot;,&quot; ;[.G81] ;  &quot;)], RED),&quot;)" office:value-type="string" office:string-value="new Route(238,162,163, [new RouteSpace(1311,511,140,75)], BLUE),new Route(239,162,163, [new RouteSpace(1311,511,140,75)], YELLOW),new Route(240,162,163, [new RouteSpace(1311,511,140,75)], RED)," calcext:value-type="string">
            <text:p>new Route(238,162,163, [new RouteSpace(1311,511,140,75)], BLUE),new Route(239,162,163, [new RouteSpace(1311,511,140,75)], YELLOW),new Route(240,162,163, [new RouteSpace(1311,511,140,75)], RED),</text:p>
          </table:table-cell>
          <table:table-cell table:formula="of:=CONCATENATE(([.A81]-1)*3+1;&quot;=&gt;new Route(&quot;; [.B81] ; &quot;,&quot; ; [.C81]  ;  &quot;,BLUE),&quot; ;  ([.A81]-1)*3+2;&quot;=&gt;new Route(&quot;; [.B81] ; &quot;,&quot; ; [.C81]  ;  &quot;,YELLOW),&quot; ; ([.A81]-1)*3+3;&quot;=&gt;new Route(&quot;; [.B81] ; &quot;,&quot; ; [.C81]  ;  &quot;,RED),&quot;)" office:value-type="string" office:string-value="238=&gt;new Route(162,163,BLUE),239=&gt;new Route(162,163,YELLOW),240=&gt;new Route(162,163,RED)," calcext:value-type="string">
            <text:p>238=&gt;new Route(162,163,BLUE),239=&gt;new Route(162,163,YELLOW),240=&gt;new Route(162,163,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1" calcext:value-type="float">
            <text:p>81</text:p>
          </table:table-cell>
          <table:table-cell office:value-type="float" office:value="162" calcext:value-type="float">
            <text:p>162</text:p>
          </table:table-cell>
          <table:table-cell office:value-type="float" office:value="164" calcext:value-type="float">
            <text:p>164</text:p>
          </table:table-cell>
          <table:table-cell office:value-type="float" office:value="1322" calcext:value-type="float">
            <text:p>1322</text:p>
          </table:table-cell>
          <table:table-cell office:value-type="float" office:value="503" calcext:value-type="float">
            <text:p>503</text:p>
          </table:table-cell>
          <table:table-cell office:value-type="float" office:value="102" calcext:value-type="float">
            <text:p>102</text:p>
          </table:table-cell>
          <table:table-cell office:value-type="float" office:value="22" calcext:value-type="float">
            <text:p>22</text:p>
          </table:table-cell>
          <table:table-cell table:formula="of:=90*([.N82]-1)+[.G82]" office:value-type="float" office:value="22" calcext:value-type="float">
            <text:p>22</text:p>
          </table:table-cell>
          <table:table-cell table:formula="of:=CONCATENATE(&quot;new Route(&quot;; ([.A82]-1)*3+1 ; &quot;,&quot; ; [.B82] ; &quot;,&quot; ; [.C82] ; &quot;, [new RouteSpace(&quot;; [.D82] ; &quot;,&quot; ; [.E82] ; &quot;,&quot; ; [.F82] ;  &quot;,&quot; ;[.G82] ;  &quot;)], BLUE),&quot; ; &quot;new Route(&quot;; ([.A82]-1)*3+2 ; &quot;,&quot; ; [.B82] ; &quot;,&quot; ; [.C82] ; &quot;, [new RouteSpace(&quot;; [.D82] ; &quot;,&quot; ; [.E82] ; &quot;,&quot; ; [.F82] ;  &quot;,&quot; ;[.G82] ;  &quot;)], YELLOW),&quot; ; &quot;new Route(&quot;; ([.A82]-1)*3+3 ; &quot;,&quot; ; [.B82] ; &quot;,&quot; ; [.C82] ; &quot;, [new RouteSpace(&quot;; [.D82] ; &quot;,&quot; ; [.E82] ; &quot;,&quot; ; [.F82] ;  &quot;,&quot; ;[.G82] ;  &quot;)], RED),&quot;)" office:value-type="string" office:string-value="new Route(241,162,164, [new RouteSpace(1322,503,102,22)], BLUE),new Route(242,162,164, [new RouteSpace(1322,503,102,22)], YELLOW),new Route(243,162,164, [new RouteSpace(1322,503,102,22)], RED)," calcext:value-type="string">
            <text:p>new Route(241,162,164, [new RouteSpace(1322,503,102,22)], BLUE),new Route(242,162,164, [new RouteSpace(1322,503,102,22)], YELLOW),new Route(243,162,164, [new RouteSpace(1322,503,102,22)], RED),</text:p>
          </table:table-cell>
          <table:table-cell table:formula="of:=CONCATENATE(([.A82]-1)*3+1;&quot;=&gt;new Route(&quot;; [.B82] ; &quot;,&quot; ; [.C82]  ;  &quot;,BLUE),&quot; ;  ([.A82]-1)*3+2;&quot;=&gt;new Route(&quot;; [.B82] ; &quot;,&quot; ; [.C82]  ;  &quot;,YELLOW),&quot; ; ([.A82]-1)*3+3;&quot;=&gt;new Route(&quot;; [.B82] ; &quot;,&quot; ; [.C82]  ;  &quot;,RED),&quot;)" office:value-type="string" office:string-value="241=&gt;new Route(162,164,BLUE),242=&gt;new Route(162,164,YELLOW),243=&gt;new Route(162,164,RED)," calcext:value-type="string">
            <text:p>241=&gt;new Route(162,164,BLUE),242=&gt;new Route(162,164,YELLOW),243=&gt;new Route(162,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2" calcext:value-type="float">
            <text:p>82</text:p>
          </table:table-cell>
          <table:table-cell office:value-type="float" office:value="163" calcext:value-type="float">
            <text:p>163</text:p>
          </table:table-cell>
          <table:table-cell office:value-type="float" office:value="164" calcext:value-type="float">
            <text:p>164</text:p>
          </table:table-cell>
          <table:table-cell office:value-type="float" office:value="1357" calcext:value-type="float">
            <text:p>1357</text:p>
          </table:table-cell>
          <table:table-cell office:value-type="float" office:value="646" calcext:value-type="float">
            <text:p>646</text:p>
          </table:table-cell>
          <table:table-cell office:value-type="float" office:value="107" calcext:value-type="float">
            <text:p>107</text:p>
          </table:table-cell>
          <table:table-cell office:value-type="float" office:value="-50" calcext:value-type="float">
            <text:p>-50</text:p>
          </table:table-cell>
          <table:table-cell table:formula="of:=90*([.N83]-1)+[.G83]" office:value-type="float" office:value="-50" calcext:value-type="float">
            <text:p>-50</text:p>
          </table:table-cell>
          <table:table-cell table:formula="of:=CONCATENATE(&quot;new Route(&quot;; ([.A83]-1)*3+1 ; &quot;,&quot; ; [.B83] ; &quot;,&quot; ; [.C83] ; &quot;, [new RouteSpace(&quot;; [.D83] ; &quot;,&quot; ; [.E83] ; &quot;,&quot; ; [.F83] ;  &quot;,&quot; ;[.G83] ;  &quot;)], BLUE),&quot; ; &quot;new Route(&quot;; ([.A83]-1)*3+2 ; &quot;,&quot; ; [.B83] ; &quot;,&quot; ; [.C83] ; &quot;, [new RouteSpace(&quot;; [.D83] ; &quot;,&quot; ; [.E83] ; &quot;,&quot; ; [.F83] ;  &quot;,&quot; ;[.G83] ;  &quot;)], YELLOW),&quot; ; &quot;new Route(&quot;; ([.A83]-1)*3+3 ; &quot;,&quot; ; [.B83] ; &quot;,&quot; ; [.C83] ; &quot;, [new RouteSpace(&quot;; [.D83] ; &quot;,&quot; ; [.E83] ; &quot;,&quot; ; [.F83] ;  &quot;,&quot; ;[.G83] ;  &quot;)], RED),&quot;)" office:value-type="string" office:string-value="new Route(244,163,164, [new RouteSpace(1357,646,107,-50)], BLUE),new Route(245,163,164, [new RouteSpace(1357,646,107,-50)], YELLOW),new Route(246,163,164, [new RouteSpace(1357,646,107,-50)], RED)," calcext:value-type="string">
            <text:p>new Route(244,163,164, [new RouteSpace(1357,646,107,-50)], BLUE),new Route(245,163,164, [new RouteSpace(1357,646,107,-50)], YELLOW),new Route(246,163,164, [new RouteSpace(1357,646,107,-50)], RED),</text:p>
          </table:table-cell>
          <table:table-cell table:formula="of:=CONCATENATE(([.A83]-1)*3+1;&quot;=&gt;new Route(&quot;; [.B83] ; &quot;,&quot; ; [.C83]  ;  &quot;,BLUE),&quot; ;  ([.A83]-1)*3+2;&quot;=&gt;new Route(&quot;; [.B83] ; &quot;,&quot; ; [.C83]  ;  &quot;,YELLOW),&quot; ; ([.A83]-1)*3+3;&quot;=&gt;new Route(&quot;; [.B83] ; &quot;,&quot; ; [.C83]  ;  &quot;,RED),&quot;)" office:value-type="string" office:string-value="244=&gt;new Route(163,164,BLUE),245=&gt;new Route(163,164,YELLOW),246=&gt;new Route(163,164,RED)," calcext:value-type="string">
            <text:p>244=&gt;new Route(163,164,BLUE),245=&gt;new Route(163,164,YELLOW),246=&gt;new Route(163,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3" calcext:value-type="float">
            <text:p>83</text:p>
          </table:table-cell>
          <table:table-cell office:value-type="float" office:value="163" calcext:value-type="float">
            <text:p>163</text:p>
          </table:table-cell>
          <table:table-cell office:value-type="float" office:value="165" calcext:value-type="float">
            <text:p>165</text:p>
          </table:table-cell>
          <table:table-cell office:value-type="float" office:value="1367" calcext:value-type="float">
            <text:p>1367</text:p>
          </table:table-cell>
          <table:table-cell office:value-type="float" office:value="656" calcext:value-type="float">
            <text:p>656</text:p>
          </table:table-cell>
          <table:table-cell office:value-type="float" office:value="108" calcext:value-type="float">
            <text:p>108</text:p>
          </table:table-cell>
          <table:table-cell office:value-type="float" office:value="-14" calcext:value-type="float">
            <text:p>-14</text:p>
          </table:table-cell>
          <table:table-cell table:formula="of:=90*([.N84]-1)+[.G84]" office:value-type="float" office:value="256" calcext:value-type="float">
            <text:p>256</text:p>
          </table:table-cell>
          <table:table-cell table:formula="of:=CONCATENATE(&quot;new Route(&quot;; ([.A84]-1)*3+1 ; &quot;,&quot; ; [.B84] ; &quot;,&quot; ; [.C84] ; &quot;, [new RouteSpace(&quot;; [.D84] ; &quot;,&quot; ; [.E84] ; &quot;,&quot; ; [.F84] ;  &quot;,&quot; ;[.G84] ;  &quot;)], BLUE),&quot; ; &quot;new Route(&quot;; ([.A84]-1)*3+2 ; &quot;,&quot; ; [.B84] ; &quot;,&quot; ; [.C84] ; &quot;, [new RouteSpace(&quot;; [.D84] ; &quot;,&quot; ; [.E84] ; &quot;,&quot; ; [.F84] ;  &quot;,&quot; ;[.G84] ;  &quot;)], YELLOW),&quot; ; &quot;new Route(&quot;; ([.A84]-1)*3+3 ; &quot;,&quot; ; [.B84] ; &quot;,&quot; ; [.C84] ; &quot;, [new RouteSpace(&quot;; [.D84] ; &quot;,&quot; ; [.E84] ; &quot;,&quot; ; [.F84] ;  &quot;,&quot; ;[.G84] ;  &quot;)], RED),&quot;)" office:value-type="string" office:string-value="new Route(247,163,165, [new RouteSpace(1367,656,108,-14)], BLUE),new Route(248,163,165, [new RouteSpace(1367,656,108,-14)], YELLOW),new Route(249,163,165, [new RouteSpace(1367,656,108,-14)], RED)," calcext:value-type="string">
            <text:p>new Route(247,163,165, [new RouteSpace(1367,656,108,-14)], BLUE),new Route(248,163,165, [new RouteSpace(1367,656,108,-14)], YELLOW),new Route(249,163,165, [new RouteSpace(1367,656,108,-14)], RED),</text:p>
          </table:table-cell>
          <table:table-cell table:formula="of:=CONCATENATE(([.A84]-1)*3+1;&quot;=&gt;new Route(&quot;; [.B84] ; &quot;,&quot; ; [.C84]  ;  &quot;,BLUE),&quot; ;  ([.A84]-1)*3+2;&quot;=&gt;new Route(&quot;; [.B84] ; &quot;,&quot; ; [.C84]  ;  &quot;,YELLOW),&quot; ; ([.A84]-1)*3+3;&quot;=&gt;new Route(&quot;; [.B84] ; &quot;,&quot; ; [.C84]  ;  &quot;,RED),&quot;)" office:value-type="string" office:string-value="247=&gt;new Route(163,165,BLUE),248=&gt;new Route(163,165,YELLOW),249=&gt;new Route(163,165,RED)," calcext:value-type="string">
            <text:p>247=&gt;new Route(163,165,BLUE),248=&gt;new Route(163,165,YELLOW),249=&gt;new Route(163,16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4" calcext:value-type="float">
            <text:p>84</text:p>
          </table:table-cell>
          <table:table-cell office:value-type="float" office:value="164" calcext:value-type="float">
            <text:p>164</text:p>
          </table:table-cell>
          <table:table-cell office:value-type="float" office:value="166" calcext:value-type="float">
            <text:p>166</text:p>
          </table:table-cell>
          <table:table-cell office:value-type="float" office:value="1443" calcext:value-type="float">
            <text:p>1443</text:p>
          </table:table-cell>
          <table:table-cell office:value-type="float" office:value="535" calcext:value-type="float">
            <text:p>535</text:p>
          </table:table-cell>
          <table:table-cell office:value-type="float" office:value="151" calcext:value-type="float">
            <text:p>151</text:p>
          </table:table-cell>
          <table:table-cell office:value-type="float" office:value="-54" calcext:value-type="float">
            <text:p>-54</text:p>
          </table:table-cell>
          <table:table-cell table:formula="of:=90*([.N85]-1)+[.G85]" office:value-type="float" office:value="216" calcext:value-type="float">
            <text:p>216</text:p>
          </table:table-cell>
          <table:table-cell table:formula="of:=CONCATENATE(&quot;new Route(&quot;; ([.A85]-1)*3+1 ; &quot;,&quot; ; [.B85] ; &quot;,&quot; ; [.C85] ; &quot;, [new RouteSpace(&quot;; [.D85] ; &quot;,&quot; ; [.E85] ; &quot;,&quot; ; [.F85] ;  &quot;,&quot; ;[.G85] ;  &quot;)], BLUE),&quot; ; &quot;new Route(&quot;; ([.A85]-1)*3+2 ; &quot;,&quot; ; [.B85] ; &quot;,&quot; ; [.C85] ; &quot;, [new RouteSpace(&quot;; [.D85] ; &quot;,&quot; ; [.E85] ; &quot;,&quot; ; [.F85] ;  &quot;,&quot; ;[.G85] ;  &quot;)], YELLOW),&quot; ; &quot;new Route(&quot;; ([.A85]-1)*3+3 ; &quot;,&quot; ; [.B85] ; &quot;,&quot; ; [.C85] ; &quot;, [new RouteSpace(&quot;; [.D85] ; &quot;,&quot; ; [.E85] ; &quot;,&quot; ; [.F85] ;  &quot;,&quot; ;[.G85] ;  &quot;)], RED),&quot;)" office:value-type="string" office:string-value="new Route(250,164,166, [new RouteSpace(1443,535,151,-54)], BLUE),new Route(251,164,166, [new RouteSpace(1443,535,151,-54)], YELLOW),new Route(252,164,166, [new RouteSpace(1443,535,151,-54)], RED)," calcext:value-type="string">
            <text:p>new Route(250,164,166, [new RouteSpace(1443,535,151,-54)], BLUE),new Route(251,164,166, [new RouteSpace(1443,535,151,-54)], YELLOW),new Route(252,164,166, [new RouteSpace(1443,535,151,-54)], RED),</text:p>
          </table:table-cell>
          <table:table-cell table:formula="of:=CONCATENATE(([.A85]-1)*3+1;&quot;=&gt;new Route(&quot;; [.B85] ; &quot;,&quot; ; [.C85]  ;  &quot;,BLUE),&quot; ;  ([.A85]-1)*3+2;&quot;=&gt;new Route(&quot;; [.B85] ; &quot;,&quot; ; [.C85]  ;  &quot;,YELLOW),&quot; ; ([.A85]-1)*3+3;&quot;=&gt;new Route(&quot;; [.B85] ; &quot;,&quot; ; [.C85]  ;  &quot;,RED),&quot;)" office:value-type="string" office:string-value="250=&gt;new Route(164,166,BLUE),251=&gt;new Route(164,166,YELLOW),252=&gt;new Route(164,166,RED)," calcext:value-type="string">
            <text:p>250=&gt;new Route(164,166,BLUE),251=&gt;new Route(164,166,YELLOW),252=&gt;new Route(164,16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5" calcext:value-type="float">
            <text:p>85</text:p>
          </table:table-cell>
          <table:table-cell office:value-type="float" office:value="165" calcext:value-type="float">
            <text:p>165</text:p>
          </table:table-cell>
          <table:table-cell office:value-type="float" office:value="172" calcext:value-type="float">
            <text:p>172</text:p>
          </table:table-cell>
          <table:table-cell office:value-type="float" office:value="1497" calcext:value-type="float">
            <text:p>1497</text:p>
          </table:table-cell>
          <table:table-cell office:value-type="float" office:value="635" calcext:value-type="float">
            <text:p>635</text:p>
          </table:table-cell>
          <table:table-cell office:value-type="float" office:value="160" calcext:value-type="float">
            <text:p>160</text:p>
          </table:table-cell>
          <table:table-cell office:value-type="float" office:value="63" calcext:value-type="float">
            <text:p>63</text:p>
          </table:table-cell>
          <table:table-cell table:formula="of:=90*([.N86]-1)+[.G86]" office:value-type="float" office:value="333" calcext:value-type="float">
            <text:p>333</text:p>
          </table:table-cell>
          <table:table-cell table:formula="of:=CONCATENATE(&quot;new Route(&quot;; ([.A86]-1)*3+1 ; &quot;,&quot; ; [.B86] ; &quot;,&quot; ; [.C86] ; &quot;, [new RouteSpace(&quot;; [.D86] ; &quot;,&quot; ; [.E86] ; &quot;,&quot; ; [.F86] ;  &quot;,&quot; ;[.G86] ;  &quot;)], BLUE),&quot; ; &quot;new Route(&quot;; ([.A86]-1)*3+2 ; &quot;,&quot; ; [.B86] ; &quot;,&quot; ; [.C86] ; &quot;, [new RouteSpace(&quot;; [.D86] ; &quot;,&quot; ; [.E86] ; &quot;,&quot; ; [.F86] ;  &quot;,&quot; ;[.G86] ;  &quot;)], YELLOW),&quot; ; &quot;new Route(&quot;; ([.A86]-1)*3+3 ; &quot;,&quot; ; [.B86] ; &quot;,&quot; ; [.C86] ; &quot;, [new RouteSpace(&quot;; [.D86] ; &quot;,&quot; ; [.E86] ; &quot;,&quot; ; [.F86] ;  &quot;,&quot; ;[.G86] ;  &quot;)], RED),&quot;)" office:value-type="string" office:string-value="new Route(253,165,172, [new RouteSpace(1497,635,160,63)], BLUE),new Route(254,165,172, [new RouteSpace(1497,635,160,63)], YELLOW),new Route(255,165,172, [new RouteSpace(1497,635,160,63)], RED)," calcext:value-type="string">
            <text:p>new Route(253,165,172, [new RouteSpace(1497,635,160,63)], BLUE),new Route(254,165,172, [new RouteSpace(1497,635,160,63)], YELLOW),new Route(255,165,172, [new RouteSpace(1497,635,160,63)], RED),</text:p>
          </table:table-cell>
          <table:table-cell table:formula="of:=CONCATENATE(([.A86]-1)*3+1;&quot;=&gt;new Route(&quot;; [.B86] ; &quot;,&quot; ; [.C86]  ;  &quot;,BLUE),&quot; ;  ([.A86]-1)*3+2;&quot;=&gt;new Route(&quot;; [.B86] ; &quot;,&quot; ; [.C86]  ;  &quot;,YELLOW),&quot; ; ([.A86]-1)*3+3;&quot;=&gt;new Route(&quot;; [.B86] ; &quot;,&quot; ; [.C86]  ;  &quot;,RED),&quot;)" office:value-type="string" office:string-value="253=&gt;new Route(165,172,BLUE),254=&gt;new Route(165,172,YELLOW),255=&gt;new Route(165,172,RED)," calcext:value-type="string">
            <text:p>253=&gt;new Route(165,172,BLUE),254=&gt;new Route(165,172,YELLOW),255=&gt;new Route(165,17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6" calcext:value-type="float">
            <text:p>86</text:p>
          </table:table-cell>
          <table:table-cell office:value-type="float" office:value="168" calcext:value-type="float">
            <text:p>168</text:p>
          </table:table-cell>
          <table:table-cell office:value-type="float" office:value="169" calcext:value-type="float">
            <text:p>169</text:p>
          </table:table-cell>
          <table:table-cell office:value-type="float" office:value="1525" calcext:value-type="float">
            <text:p>1525</text:p>
          </table:table-cell>
          <table:table-cell office:value-type="float" office:value="49" calcext:value-type="float">
            <text:p>49</text:p>
          </table:table-cell>
          <table:table-cell office:value-type="float" office:value="169" calcext:value-type="float">
            <text:p>169</text:p>
          </table:table-cell>
          <table:table-cell office:value-type="float" office:value="0" calcext:value-type="float">
            <text:p>0</text:p>
          </table:table-cell>
          <table:table-cell table:formula="of:=90*([.N87]-1)+[.G87]" office:value-type="float" office:value="0" calcext:value-type="float">
            <text:p>0</text:p>
          </table:table-cell>
          <table:table-cell table:formula="of:=CONCATENATE(&quot;new Route(&quot;; ([.A87]-1)*3+1 ; &quot;,&quot; ; [.B87] ; &quot;,&quot; ; [.C87] ; &quot;, [new RouteSpace(&quot;; [.D87] ; &quot;,&quot; ; [.E87] ; &quot;,&quot; ; [.F87] ;  &quot;,&quot; ;[.G87] ;  &quot;)], BLUE),&quot; ; &quot;new Route(&quot;; ([.A87]-1)*3+2 ; &quot;,&quot; ; [.B87] ; &quot;,&quot; ; [.C87] ; &quot;, [new RouteSpace(&quot;; [.D87] ; &quot;,&quot; ; [.E87] ; &quot;,&quot; ; [.F87] ;  &quot;,&quot; ;[.G87] ;  &quot;)], YELLOW),&quot; ; &quot;new Route(&quot;; ([.A87]-1)*3+3 ; &quot;,&quot; ; [.B87] ; &quot;,&quot; ; [.C87] ; &quot;, [new RouteSpace(&quot;; [.D87] ; &quot;,&quot; ; [.E87] ; &quot;,&quot; ; [.F87] ;  &quot;,&quot; ;[.G87] ;  &quot;)], RED),&quot;)" office:value-type="string" office:string-value="new Route(256,168,169, [new RouteSpace(1525,49,169,0)], BLUE),new Route(257,168,169, [new RouteSpace(1525,49,169,0)], YELLOW),new Route(258,168,169, [new RouteSpace(1525,49,169,0)], RED)," calcext:value-type="string">
            <text:p>new Route(256,168,169, [new RouteSpace(1525,49,169,0)], BLUE),new Route(257,168,169, [new RouteSpace(1525,49,169,0)], YELLOW),new Route(258,168,169, [new RouteSpace(1525,49,169,0)], RED),</text:p>
          </table:table-cell>
          <table:table-cell table:formula="of:=CONCATENATE(([.A87]-1)*3+1;&quot;=&gt;new Route(&quot;; [.B87] ; &quot;,&quot; ; [.C87]  ;  &quot;,BLUE),&quot; ;  ([.A87]-1)*3+2;&quot;=&gt;new Route(&quot;; [.B87] ; &quot;,&quot; ; [.C87]  ;  &quot;,YELLOW),&quot; ; ([.A87]-1)*3+3;&quot;=&gt;new Route(&quot;; [.B87] ; &quot;,&quot; ; [.C87]  ;  &quot;,RED),&quot;)" office:value-type="string" office:string-value="256=&gt;new Route(168,169,BLUE),257=&gt;new Route(168,169,YELLOW),258=&gt;new Route(168,169,RED)," calcext:value-type="string">
            <text:p>256=&gt;new Route(168,169,BLUE),257=&gt;new Route(168,169,YELLOW),258=&gt;new Route(168,16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7" calcext:value-type="float">
            <text:p>87</text:p>
          </table:table-cell>
          <table:table-cell office:value-type="float" office:value="171" calcext:value-type="float">
            <text:p>171</text:p>
          </table:table-cell>
          <table:table-cell office:value-type="float" office:value="174" calcext:value-type="float">
            <text:p>174</text:p>
          </table:table-cell>
          <table:table-cell office:value-type="float" office:value="1501" calcext:value-type="float">
            <text:p>1501</text:p>
          </table:table-cell>
          <table:table-cell office:value-type="float" office:value="856" calcext:value-type="float">
            <text:p>856</text:p>
          </table:table-cell>
          <table:table-cell office:value-type="float" office:value="114" calcext:value-type="float">
            <text:p>114</text:p>
          </table:table-cell>
          <table:table-cell office:value-type="float" office:value="54" calcext:value-type="float">
            <text:p>54</text:p>
          </table:table-cell>
          <table:table-cell table:formula="of:=90*([.N88]-1)+[.G88]" office:value-type="float" office:value="324" calcext:value-type="float">
            <text:p>324</text:p>
          </table:table-cell>
          <table:table-cell table:formula="of:=CONCATENATE(&quot;new Route(&quot;; ([.A88]-1)*3+1 ; &quot;,&quot; ; [.B88] ; &quot;,&quot; ; [.C88] ; &quot;, [new RouteSpace(&quot;; [.D88] ; &quot;,&quot; ; [.E88] ; &quot;,&quot; ; [.F88] ;  &quot;,&quot; ;[.G88] ;  &quot;)], BLUE),&quot; ; &quot;new Route(&quot;; ([.A88]-1)*3+2 ; &quot;,&quot; ; [.B88] ; &quot;,&quot; ; [.C88] ; &quot;, [new RouteSpace(&quot;; [.D88] ; &quot;,&quot; ; [.E88] ; &quot;,&quot; ; [.F88] ;  &quot;,&quot; ;[.G88] ;  &quot;)], YELLOW),&quot; ; &quot;new Route(&quot;; ([.A88]-1)*3+3 ; &quot;,&quot; ; [.B88] ; &quot;,&quot; ; [.C88] ; &quot;, [new RouteSpace(&quot;; [.D88] ; &quot;,&quot; ; [.E88] ; &quot;,&quot; ; [.F88] ;  &quot;,&quot; ;[.G88] ;  &quot;)], RED),&quot;)" office:value-type="string" office:string-value="new Route(259,171,174, [new RouteSpace(1501,856,114,54)], BLUE),new Route(260,171,174, [new RouteSpace(1501,856,114,54)], YELLOW),new Route(261,171,174, [new RouteSpace(1501,856,114,54)], RED)," calcext:value-type="string">
            <text:p>new Route(259,171,174, [new RouteSpace(1501,856,114,54)], BLUE),new Route(260,171,174, [new RouteSpace(1501,856,114,54)], YELLOW),new Route(261,171,174, [new RouteSpace(1501,856,114,54)], RED),</text:p>
          </table:table-cell>
          <table:table-cell table:formula="of:=CONCATENATE(([.A88]-1)*3+1;&quot;=&gt;new Route(&quot;; [.B88] ; &quot;,&quot; ; [.C88]  ;  &quot;,BLUE),&quot; ;  ([.A88]-1)*3+2;&quot;=&gt;new Route(&quot;; [.B88] ; &quot;,&quot; ; [.C88]  ;  &quot;,YELLOW),&quot; ; ([.A88]-1)*3+3;&quot;=&gt;new Route(&quot;; [.B88] ; &quot;,&quot; ; [.C88]  ;  &quot;,RED),&quot;)" office:value-type="string" office:string-value="259=&gt;new Route(171,174,BLUE),260=&gt;new Route(171,174,YELLOW),261=&gt;new Route(171,174,RED)," calcext:value-type="string">
            <text:p>259=&gt;new Route(171,174,BLUE),260=&gt;new Route(171,174,YELLOW),261=&gt;new Route(171,174,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8" calcext:value-type="float">
            <text:p>88</text:p>
          </table:table-cell>
          <table:table-cell office:value-type="float" office:value="171" calcext:value-type="float">
            <text:p>171</text:p>
          </table:table-cell>
          <table:table-cell office:value-type="float" office:value="175" calcext:value-type="float">
            <text:p>175</text:p>
          </table:table-cell>
          <table:table-cell office:value-type="float" office:value="1495" calcext:value-type="float">
            <text:p>1495</text:p>
          </table:table-cell>
          <table:table-cell office:value-type="float" office:value="860" calcext:value-type="float">
            <text:p>860</text:p>
          </table:table-cell>
          <table:table-cell office:value-type="float" office:value="148" calcext:value-type="float">
            <text:p>148</text:p>
          </table:table-cell>
          <table:table-cell office:value-type="float" office:value="78" calcext:value-type="float">
            <text:p>78</text:p>
          </table:table-cell>
          <table:table-cell table:formula="of:=90*([.N89]-1)+[.G89]" office:value-type="float" office:value="78" calcext:value-type="float">
            <text:p>78</text:p>
          </table:table-cell>
          <table:table-cell table:formula="of:=CONCATENATE(&quot;new Route(&quot;; ([.A89]-1)*3+1 ; &quot;,&quot; ; [.B89] ; &quot;,&quot; ; [.C89] ; &quot;, [new RouteSpace(&quot;; [.D89] ; &quot;,&quot; ; [.E89] ; &quot;,&quot; ; [.F89] ;  &quot;,&quot; ;[.G89] ;  &quot;)], BLUE),&quot; ; &quot;new Route(&quot;; ([.A89]-1)*3+2 ; &quot;,&quot; ; [.B89] ; &quot;,&quot; ; [.C89] ; &quot;, [new RouteSpace(&quot;; [.D89] ; &quot;,&quot; ; [.E89] ; &quot;,&quot; ; [.F89] ;  &quot;,&quot; ;[.G89] ;  &quot;)], YELLOW),&quot; ; &quot;new Route(&quot;; ([.A89]-1)*3+3 ; &quot;,&quot; ; [.B89] ; &quot;,&quot; ; [.C89] ; &quot;, [new RouteSpace(&quot;; [.D89] ; &quot;,&quot; ; [.E89] ; &quot;,&quot; ; [.F89] ;  &quot;,&quot; ;[.G89] ;  &quot;)], RED),&quot;)" office:value-type="string" office:string-value="new Route(262,171,175, [new RouteSpace(1495,860,148,78)], BLUE),new Route(263,171,175, [new RouteSpace(1495,860,148,78)], YELLOW),new Route(264,171,175, [new RouteSpace(1495,860,148,78)], RED)," calcext:value-type="string">
            <text:p>new Route(262,171,175, [new RouteSpace(1495,860,148,78)], BLUE),new Route(263,171,175, [new RouteSpace(1495,860,148,78)], YELLOW),new Route(264,171,175, [new RouteSpace(1495,860,148,78)], RED),</text:p>
          </table:table-cell>
          <table:table-cell table:formula="of:=CONCATENATE(([.A89]-1)*3+1;&quot;=&gt;new Route(&quot;; [.B89] ; &quot;,&quot; ; [.C89]  ;  &quot;,BLUE),&quot; ;  ([.A89]-1)*3+2;&quot;=&gt;new Route(&quot;; [.B89] ; &quot;,&quot; ; [.C89]  ;  &quot;,YELLOW),&quot; ; ([.A89]-1)*3+3;&quot;=&gt;new Route(&quot;; [.B89] ; &quot;,&quot; ; [.C89]  ;  &quot;,RED),&quot;)" office:value-type="string" office:string-value="262=&gt;new Route(171,175,BLUE),263=&gt;new Route(171,175,YELLOW),264=&gt;new Route(171,175,RED)," calcext:value-type="string">
            <text:p>262=&gt;new Route(171,175,BLUE),263=&gt;new Route(171,175,YELLOW),264=&gt;new Route(171,17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9" calcext:value-type="float">
            <text:p>89</text:p>
          </table:table-cell>
          <table:table-cell office:value-type="float" office:value="172" calcext:value-type="float">
            <text:p>172</text:p>
          </table:table-cell>
          <table:table-cell office:value-type="float" office:value="173" calcext:value-type="float">
            <text:p>173</text:p>
          </table:table-cell>
          <table:table-cell office:value-type="float" office:value="1594" calcext:value-type="float">
            <text:p>1594</text:p>
          </table:table-cell>
          <table:table-cell office:value-type="float" office:value="799" calcext:value-type="float">
            <text:p>799</text:p>
          </table:table-cell>
          <table:table-cell office:value-type="float" office:value="145" calcext:value-type="float">
            <text:p>145</text:p>
          </table:table-cell>
          <table:table-cell office:value-type="float" office:value="43" calcext:value-type="float">
            <text:p>43</text:p>
          </table:table-cell>
          <table:table-cell table:formula="of:=90*([.N90]-1)+[.G90]" office:value-type="float" office:value="43" calcext:value-type="float">
            <text:p>43</text:p>
          </table:table-cell>
          <table:table-cell table:formula="of:=CONCATENATE(&quot;new Route(&quot;; ([.A90]-1)*3+1 ; &quot;,&quot; ; [.B90] ; &quot;,&quot; ; [.C90] ; &quot;, [new RouteSpace(&quot;; [.D90] ; &quot;,&quot; ; [.E90] ; &quot;,&quot; ; [.F90] ;  &quot;,&quot; ;[.G90] ;  &quot;)], BLUE),&quot; ; &quot;new Route(&quot;; ([.A90]-1)*3+2 ; &quot;,&quot; ; [.B90] ; &quot;,&quot; ; [.C90] ; &quot;, [new RouteSpace(&quot;; [.D90] ; &quot;,&quot; ; [.E90] ; &quot;,&quot; ; [.F90] ;  &quot;,&quot; ;[.G90] ;  &quot;)], YELLOW),&quot; ; &quot;new Route(&quot;; ([.A90]-1)*3+3 ; &quot;,&quot; ; [.B90] ; &quot;,&quot; ; [.C90] ; &quot;, [new RouteSpace(&quot;; [.D90] ; &quot;,&quot; ; [.E90] ; &quot;,&quot; ; [.F90] ;  &quot;,&quot; ;[.G90] ;  &quot;)], RED),&quot;)" office:value-type="string" office:string-value="new Route(265,172,173, [new RouteSpace(1594,799,145,43)], BLUE),new Route(266,172,173, [new RouteSpace(1594,799,145,43)], YELLOW),new Route(267,172,173, [new RouteSpace(1594,799,145,43)], RED)," calcext:value-type="string">
            <text:p>new Route(265,172,173, [new RouteSpace(1594,799,145,43)], BLUE),new Route(266,172,173, [new RouteSpace(1594,799,145,43)], YELLOW),new Route(267,172,173, [new RouteSpace(1594,799,145,43)], RED),</text:p>
          </table:table-cell>
          <table:table-cell table:formula="of:=CONCATENATE(([.A90]-1)*3+1;&quot;=&gt;new Route(&quot;; [.B90] ; &quot;,&quot; ; [.C90]  ;  &quot;,BLUE),&quot; ;  ([.A90]-1)*3+2;&quot;=&gt;new Route(&quot;; [.B90] ; &quot;,&quot; ; [.C90]  ;  &quot;,YELLOW),&quot; ; ([.A90]-1)*3+3;&quot;=&gt;new Route(&quot;; [.B90] ; &quot;,&quot; ; [.C90]  ;  &quot;,RED),&quot;)" office:value-type="string" office:string-value="265=&gt;new Route(172,173,BLUE),266=&gt;new Route(172,173,YELLOW),267=&gt;new Route(172,173,RED)," calcext:value-type="string">
            <text:p>265=&gt;new Route(172,173,BLUE),266=&gt;new Route(172,173,YELLOW),267=&gt;new Route(172,17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0" calcext:value-type="float">
            <text:p>90</text:p>
          </table:table-cell>
          <table:table-cell office:value-type="float" office:value="173" calcext:value-type="float">
            <text:p>173</text:p>
          </table:table-cell>
          <table:table-cell office:value-type="float" office:value="174" calcext:value-type="float">
            <text:p>174</text:p>
          </table:table-cell>
          <table:table-cell office:value-type="float" office:value="1590" calcext:value-type="float">
            <text:p>1590</text:p>
          </table:table-cell>
          <table:table-cell office:value-type="float" office:value="943" calcext:value-type="float">
            <text:p>943</text:p>
          </table:table-cell>
          <table:table-cell office:value-type="float" office:value="117" calcext:value-type="float">
            <text:p>117</text:p>
          </table:table-cell>
          <table:table-cell office:value-type="float" office:value="-19" calcext:value-type="float">
            <text:p>-19</text:p>
          </table:table-cell>
          <table:table-cell table:formula="of:=90*([.N91]-1)+[.G91]" office:value-type="float" office:value="-19" calcext:value-type="float">
            <text:p>-19</text:p>
          </table:table-cell>
          <table:table-cell table:formula="of:=CONCATENATE(&quot;new Route(&quot;; ([.A91]-1)*3+1 ; &quot;,&quot; ; [.B91] ; &quot;,&quot; ; [.C91] ; &quot;, [new RouteSpace(&quot;; [.D91] ; &quot;,&quot; ; [.E91] ; &quot;,&quot; ; [.F91] ;  &quot;,&quot; ;[.G91] ;  &quot;)], BLUE),&quot; ; &quot;new Route(&quot;; ([.A91]-1)*3+2 ; &quot;,&quot; ; [.B91] ; &quot;,&quot; ; [.C91] ; &quot;, [new RouteSpace(&quot;; [.D91] ; &quot;,&quot; ; [.E91] ; &quot;,&quot; ; [.F91] ;  &quot;,&quot; ;[.G91] ;  &quot;)], YELLOW),&quot; ; &quot;new Route(&quot;; ([.A91]-1)*3+3 ; &quot;,&quot; ; [.B91] ; &quot;,&quot; ; [.C91] ; &quot;, [new RouteSpace(&quot;; [.D91] ; &quot;,&quot; ; [.E91] ; &quot;,&quot; ; [.F91] ;  &quot;,&quot; ;[.G91] ;  &quot;)], RED),&quot;)" office:value-type="string" office:string-value="new Route(268,173,174, [new RouteSpace(1590,943,117,-19)], BLUE),new Route(269,173,174, [new RouteSpace(1590,943,117,-19)], YELLOW),new Route(270,173,174, [new RouteSpace(1590,943,117,-19)], RED)," calcext:value-type="string">
            <text:p>new Route(268,173,174, [new RouteSpace(1590,943,117,-19)], BLUE),new Route(269,173,174, [new RouteSpace(1590,943,117,-19)], YELLOW),new Route(270,173,174, [new RouteSpace(1590,943,117,-19)], RED),</text:p>
          </table:table-cell>
          <table:table-cell table:formula="of:=CONCATENATE(([.A91]-1)*3+1;&quot;=&gt;new Route(&quot;; [.B91] ; &quot;,&quot; ; [.C91]  ;  &quot;,BLUE),&quot; ;  ([.A91]-1)*3+2;&quot;=&gt;new Route(&quot;; [.B91] ; &quot;,&quot; ; [.C91]  ;  &quot;,YELLOW),&quot; ; ([.A91]-1)*3+3;&quot;=&gt;new Route(&quot;; [.B91] ; &quot;,&quot; ; [.C91]  ;  &quot;,RED),&quot;)" office:value-type="string" office:string-value="268=&gt;new Route(173,174,BLUE),269=&gt;new Route(173,174,YELLOW),270=&gt;new Route(173,174,RED)," calcext:value-type="string">
            <text:p>268=&gt;new Route(173,174,BLUE),269=&gt;new Route(173,174,YELLOW),270=&gt;new Route(173,17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1" calcext:value-type="float">
            <text:p>91</text:p>
          </table:table-cell>
          <table:table-cell office:value-type="float" office:value="174" calcext:value-type="float">
            <text:p>174</text:p>
          </table:table-cell>
          <table:table-cell office:value-type="float" office:value="176" calcext:value-type="float">
            <text:p>176</text:p>
          </table:table-cell>
          <table:table-cell office:value-type="float" office:value="1591" calcext:value-type="float">
            <text:p>1591</text:p>
          </table:table-cell>
          <table:table-cell office:value-type="float" office:value="967" calcext:value-type="float">
            <text:p>967</text:p>
          </table:table-cell>
          <table:table-cell office:value-type="float" office:value="102" calcext:value-type="float">
            <text:p>102</text:p>
          </table:table-cell>
          <table:table-cell office:value-type="float" office:value="38" calcext:value-type="float">
            <text:p>38</text:p>
          </table:table-cell>
          <table:table-cell table:formula="of:=90*([.N92]-1)+[.G92]" office:value-type="float" office:value="128" calcext:value-type="float">
            <text:p>128</text:p>
          </table:table-cell>
          <table:table-cell table:formula="of:=CONCATENATE(&quot;new Route(&quot;; ([.A92]-1)*3+1 ; &quot;,&quot; ; [.B92] ; &quot;,&quot; ; [.C92] ; &quot;, [new RouteSpace(&quot;; [.D92] ; &quot;,&quot; ; [.E92] ; &quot;,&quot; ; [.F92] ;  &quot;,&quot; ;[.G92] ;  &quot;)], BLUE),&quot; ; &quot;new Route(&quot;; ([.A92]-1)*3+2 ; &quot;,&quot; ; [.B92] ; &quot;,&quot; ; [.C92] ; &quot;, [new RouteSpace(&quot;; [.D92] ; &quot;,&quot; ; [.E92] ; &quot;,&quot; ; [.F92] ;  &quot;,&quot; ;[.G92] ;  &quot;)], YELLOW),&quot; ; &quot;new Route(&quot;; ([.A92]-1)*3+3 ; &quot;,&quot; ; [.B92] ; &quot;,&quot; ; [.C92] ; &quot;, [new RouteSpace(&quot;; [.D92] ; &quot;,&quot; ; [.E92] ; &quot;,&quot; ; [.F92] ;  &quot;,&quot; ;[.G92] ;  &quot;)], RED),&quot;)" office:value-type="string" office:string-value="new Route(271,174,176, [new RouteSpace(1591,967,102,38)], BLUE),new Route(272,174,176, [new RouteSpace(1591,967,102,38)], YELLOW),new Route(273,174,176, [new RouteSpace(1591,967,102,38)], RED)," calcext:value-type="string">
            <text:p>new Route(271,174,176, [new RouteSpace(1591,967,102,38)], BLUE),new Route(272,174,176, [new RouteSpace(1591,967,102,38)], YELLOW),new Route(273,174,176, [new RouteSpace(1591,967,102,38)], RED),</text:p>
          </table:table-cell>
          <table:table-cell table:formula="of:=CONCATENATE(([.A92]-1)*3+1;&quot;=&gt;new Route(&quot;; [.B92] ; &quot;,&quot; ; [.C92]  ;  &quot;,BLUE),&quot; ;  ([.A92]-1)*3+2;&quot;=&gt;new Route(&quot;; [.B92] ; &quot;,&quot; ; [.C92]  ;  &quot;,YELLOW),&quot; ; ([.A92]-1)*3+3;&quot;=&gt;new Route(&quot;; [.B92] ; &quot;,&quot; ; [.C92]  ;  &quot;,RED),&quot;)" office:value-type="string" office:string-value="271=&gt;new Route(174,176,BLUE),272=&gt;new Route(174,176,YELLOW),273=&gt;new Route(174,176,RED)," calcext:value-type="string">
            <text:p>271=&gt;new Route(174,176,BLUE),272=&gt;new Route(174,176,YELLOW),273=&gt;new Route(174,17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2" calcext:value-type="float">
            <text:p>92</text:p>
          </table:table-cell>
          <table:table-cell office:value-type="float" office:value="175" calcext:value-type="float">
            <text:p>175</text:p>
          </table:table-cell>
          <table:table-cell office:value-type="float" office:value="177" calcext:value-type="float">
            <text:p>177</text:p>
          </table:table-cell>
          <table:table-cell office:value-type="float" office:value="1530" calcext:value-type="float">
            <text:p>1530</text:p>
          </table:table-cell>
          <table:table-cell office:value-type="float" office:value="1037" calcext:value-type="float">
            <text:p>1037</text:p>
          </table:table-cell>
          <table:table-cell office:value-type="float" office:value="56" calcext:value-type="float">
            <text:p>56</text:p>
          </table:table-cell>
          <table:table-cell office:value-type="float" office:value="84" calcext:value-type="float">
            <text:p>84</text:p>
          </table:table-cell>
          <table:table-cell table:formula="of:=90*([.N93]-1)+[.G93]" office:value-type="float" office:value="84" calcext:value-type="float">
            <text:p>84</text:p>
          </table:table-cell>
          <table:table-cell table:formula="of:=CONCATENATE(&quot;new Route(&quot;; ([.A93]-1)*3+1 ; &quot;,&quot; ; [.B93] ; &quot;,&quot; ; [.C93] ; &quot;, [new RouteSpace(&quot;; [.D93] ; &quot;,&quot; ; [.E93] ; &quot;,&quot; ; [.F93] ;  &quot;,&quot; ;[.G93] ;  &quot;)], BLUE),&quot; ; &quot;new Route(&quot;; ([.A93]-1)*3+2 ; &quot;,&quot; ; [.B93] ; &quot;,&quot; ; [.C93] ; &quot;, [new RouteSpace(&quot;; [.D93] ; &quot;,&quot; ; [.E93] ; &quot;,&quot; ; [.F93] ;  &quot;,&quot; ;[.G93] ;  &quot;)], YELLOW),&quot; ; &quot;new Route(&quot;; ([.A93]-1)*3+3 ; &quot;,&quot; ; [.B93] ; &quot;,&quot; ; [.C93] ; &quot;, [new RouteSpace(&quot;; [.D93] ; &quot;,&quot; ; [.E93] ; &quot;,&quot; ; [.F93] ;  &quot;,&quot; ;[.G93] ;  &quot;)], RED),&quot;)" office:value-type="string" office:string-value="new Route(274,175,177, [new RouteSpace(1530,1037,56,84)], BLUE),new Route(275,175,177, [new RouteSpace(1530,1037,56,84)], YELLOW),new Route(276,175,177, [new RouteSpace(1530,1037,56,84)], RED)," calcext:value-type="string">
            <text:p>new Route(274,175,177, [new RouteSpace(1530,1037,56,84)], BLUE),new Route(275,175,177, [new RouteSpace(1530,1037,56,84)], YELLOW),new Route(276,175,177, [new RouteSpace(1530,1037,56,84)], RED),</text:p>
          </table:table-cell>
          <table:table-cell table:formula="of:=CONCATENATE(([.A93]-1)*3+1;&quot;=&gt;new Route(&quot;; [.B93] ; &quot;,&quot; ; [.C93]  ;  &quot;,BLUE),&quot; ;  ([.A93]-1)*3+2;&quot;=&gt;new Route(&quot;; [.B93] ; &quot;,&quot; ; [.C93]  ;  &quot;,YELLOW),&quot; ; ([.A93]-1)*3+3;&quot;=&gt;new Route(&quot;; [.B93] ; &quot;,&quot; ; [.C93]  ;  &quot;,RED),&quot;)" office:value-type="string" office:string-value="274=&gt;new Route(175,177,BLUE),275=&gt;new Route(175,177,YELLOW),276=&gt;new Route(175,177,RED)," calcext:value-type="string">
            <text:p>274=&gt;new Route(175,177,BLUE),275=&gt;new Route(175,177,YELLOW),276=&gt;new Route(175,17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3" calcext:value-type="float">
            <text:p>93</text:p>
          </table:table-cell>
          <table:table-cell office:value-type="float" office:value="177" calcext:value-type="float">
            <text:p>177</text:p>
          </table:table-cell>
          <table:table-cell office:value-type="float" office:value="178" calcext:value-type="float">
            <text:p>178</text:p>
          </table:table-cell>
          <table:table-cell office:value-type="float" office:value="1404" calcext:value-type="float">
            <text:p>1404</text:p>
          </table:table-cell>
          <table:table-cell office:value-type="float" office:value="1143" calcext:value-type="float">
            <text:p>1143</text:p>
          </table:table-cell>
          <table:table-cell office:value-type="float" office:value="122" calcext:value-type="float">
            <text:p>122</text:p>
          </table:table-cell>
          <table:table-cell office:value-type="float" office:value="-14" calcext:value-type="float">
            <text:p>-14</text:p>
          </table:table-cell>
          <table:table-cell table:formula="of:=90*([.N94]-1)+[.G94]" office:value-type="float" office:value="-14" calcext:value-type="float">
            <text:p>-14</text:p>
          </table:table-cell>
          <table:table-cell table:formula="of:=CONCATENATE(&quot;new Route(&quot;; ([.A94]-1)*3+1 ; &quot;,&quot; ; [.B94] ; &quot;,&quot; ; [.C94] ; &quot;, [new RouteSpace(&quot;; [.D94] ; &quot;,&quot; ; [.E94] ; &quot;,&quot; ; [.F94] ;  &quot;,&quot; ;[.G94] ;  &quot;)], BLUE),&quot; ; &quot;new Route(&quot;; ([.A94]-1)*3+2 ; &quot;,&quot; ; [.B94] ; &quot;,&quot; ; [.C94] ; &quot;, [new RouteSpace(&quot;; [.D94] ; &quot;,&quot; ; [.E94] ; &quot;,&quot; ; [.F94] ;  &quot;,&quot; ;[.G94] ;  &quot;)], YELLOW),&quot; ; &quot;new Route(&quot;; ([.A94]-1)*3+3 ; &quot;,&quot; ; [.B94] ; &quot;,&quot; ; [.C94] ; &quot;, [new RouteSpace(&quot;; [.D94] ; &quot;,&quot; ; [.E94] ; &quot;,&quot; ; [.F94] ;  &quot;,&quot; ;[.G94] ;  &quot;)], RED),&quot;)" office:value-type="string" office:string-value="new Route(277,177,178, [new RouteSpace(1404,1143,122,-14)], BLUE),new Route(278,177,178, [new RouteSpace(1404,1143,122,-14)], YELLOW),new Route(279,177,178, [new RouteSpace(1404,1143,122,-14)], RED)," calcext:value-type="string">
            <text:p>new Route(277,177,178, [new RouteSpace(1404,1143,122,-14)], BLUE),new Route(278,177,178, [new RouteSpace(1404,1143,122,-14)], YELLOW),new Route(279,177,178, [new RouteSpace(1404,1143,122,-14)], RED),</text:p>
          </table:table-cell>
          <table:table-cell table:formula="of:=CONCATENATE(([.A94]-1)*3+1;&quot;=&gt;new Route(&quot;; [.B94] ; &quot;,&quot; ; [.C94]  ;  &quot;,BLUE),&quot; ;  ([.A94]-1)*3+2;&quot;=&gt;new Route(&quot;; [.B94] ; &quot;,&quot; ; [.C94]  ;  &quot;,YELLOW),&quot; ; ([.A94]-1)*3+3;&quot;=&gt;new Route(&quot;; [.B94] ; &quot;,&quot; ; [.C94]  ;  &quot;,RED),&quot;)" office:value-type="string" office:string-value="277=&gt;new Route(177,178,BLUE),278=&gt;new Route(177,178,YELLOW),279=&gt;new Route(177,178,RED)," calcext:value-type="string">
            <text:p>277=&gt;new Route(177,178,BLUE),278=&gt;new Route(177,178,YELLOW),279=&gt;new Route(177,17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4" calcext:value-type="float">
            <text:p>94</text:p>
          </table:table-cell>
          <table:table-cell office:value-type="float" office:value="177" calcext:value-type="float">
            <text:p>177</text:p>
          </table:table-cell>
          <table:table-cell office:value-type="float" office:value="179" calcext:value-type="float">
            <text:p>179</text:p>
          </table:table-cell>
          <table:table-cell office:value-type="float" office:value="1525" calcext:value-type="float">
            <text:p>1525</text:p>
          </table:table-cell>
          <table:table-cell office:value-type="float" office:value="1255" calcext:value-type="float">
            <text:p>1255</text:p>
          </table:table-cell>
          <table:table-cell office:value-type="float" office:value="129" calcext:value-type="float">
            <text:p>129</text:p>
          </table:table-cell>
          <table:table-cell office:value-type="float" office:value="-86" calcext:value-type="float">
            <text:p>-86</text:p>
          </table:table-cell>
          <table:table-cell table:formula="of:=90*([.N95]-1)+[.G95]" office:value-type="float" office:value="4" calcext:value-type="float">
            <text:p>4</text:p>
          </table:table-cell>
          <table:table-cell table:formula="of:=CONCATENATE(&quot;new Route(&quot;; ([.A95]-1)*3+1 ; &quot;,&quot; ; [.B95] ; &quot;,&quot; ; [.C95] ; &quot;, [new RouteSpace(&quot;; [.D95] ; &quot;,&quot; ; [.E95] ; &quot;,&quot; ; [.F95] ;  &quot;,&quot; ;[.G95] ;  &quot;)], BLUE),&quot; ; &quot;new Route(&quot;; ([.A95]-1)*3+2 ; &quot;,&quot; ; [.B95] ; &quot;,&quot; ; [.C95] ; &quot;, [new RouteSpace(&quot;; [.D95] ; &quot;,&quot; ; [.E95] ; &quot;,&quot; ; [.F95] ;  &quot;,&quot; ;[.G95] ;  &quot;)], YELLOW),&quot; ; &quot;new Route(&quot;; ([.A95]-1)*3+3 ; &quot;,&quot; ; [.B95] ; &quot;,&quot; ; [.C95] ; &quot;, [new RouteSpace(&quot;; [.D95] ; &quot;,&quot; ; [.E95] ; &quot;,&quot; ; [.F95] ;  &quot;,&quot; ;[.G95] ;  &quot;)], RED),&quot;)" office:value-type="string" office:string-value="new Route(280,177,179, [new RouteSpace(1525,1255,129,-86)], BLUE),new Route(281,177,179, [new RouteSpace(1525,1255,129,-86)], YELLOW),new Route(282,177,179, [new RouteSpace(1525,1255,129,-86)], RED)," calcext:value-type="string">
            <text:p>new Route(280,177,179, [new RouteSpace(1525,1255,129,-86)], BLUE),new Route(281,177,179, [new RouteSpace(1525,1255,129,-86)], YELLOW),new Route(282,177,179, [new RouteSpace(1525,1255,129,-86)], RED),</text:p>
          </table:table-cell>
          <table:table-cell table:formula="of:=CONCATENATE(([.A95]-1)*3+1;&quot;=&gt;new Route(&quot;; [.B95] ; &quot;,&quot; ; [.C95]  ;  &quot;,BLUE),&quot; ;  ([.A95]-1)*3+2;&quot;=&gt;new Route(&quot;; [.B95] ; &quot;,&quot; ; [.C95]  ;  &quot;,YELLOW),&quot; ; ([.A95]-1)*3+3;&quot;=&gt;new Route(&quot;; [.B95] ; &quot;,&quot; ; [.C95]  ;  &quot;,RED),&quot;)" office:value-type="string" office:string-value="280=&gt;new Route(177,179,BLUE),281=&gt;new Route(177,179,YELLOW),282=&gt;new Route(177,179,RED)," calcext:value-type="string">
            <text:p>280=&gt;new Route(177,179,BLUE),281=&gt;new Route(177,179,YELLOW),282=&gt;new Route(177,17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5" calcext:value-type="float">
            <text:p>95</text:p>
          </table:table-cell>
          <table:table-cell office:value-type="float" office:value="179" calcext:value-type="float">
            <text:p>179</text:p>
          </table:table-cell>
          <table:table-cell office:value-type="float" office:value="180" calcext:value-type="float">
            <text:p>180</text:p>
          </table:table-cell>
          <table:table-cell office:value-type="float" office:value="1543" calcext:value-type="float">
            <text:p>1543</text:p>
          </table:table-cell>
          <table:table-cell office:value-type="float" office:value="1270" calcext:value-type="float">
            <text:p>1270</text:p>
          </table:table-cell>
          <table:table-cell office:value-type="float" office:value="93" calcext:value-type="float">
            <text:p>93</text:p>
          </table:table-cell>
          <table:table-cell office:value-type="float" office:value="2" calcext:value-type="float">
            <text:p>2</text:p>
          </table:table-cell>
          <table:table-cell table:formula="of:=90*([.N96]-1)+[.G96]" office:value-type="float" office:value="92" calcext:value-type="float">
            <text:p>92</text:p>
          </table:table-cell>
          <table:table-cell table:formula="of:=CONCATENATE(&quot;new Route(&quot;; ([.A96]-1)*3+1 ; &quot;,&quot; ; [.B96] ; &quot;,&quot; ; [.C96] ; &quot;, [new RouteSpace(&quot;; [.D96] ; &quot;,&quot; ; [.E96] ; &quot;,&quot; ; [.F96] ;  &quot;,&quot; ;[.G96] ;  &quot;)], BLUE),&quot; ; &quot;new Route(&quot;; ([.A96]-1)*3+2 ; &quot;,&quot; ; [.B96] ; &quot;,&quot; ; [.C96] ; &quot;, [new RouteSpace(&quot;; [.D96] ; &quot;,&quot; ; [.E96] ; &quot;,&quot; ; [.F96] ;  &quot;,&quot; ;[.G96] ;  &quot;)], YELLOW),&quot; ; &quot;new Route(&quot;; ([.A96]-1)*3+3 ; &quot;,&quot; ; [.B96] ; &quot;,&quot; ; [.C96] ; &quot;, [new RouteSpace(&quot;; [.D96] ; &quot;,&quot; ; [.E96] ; &quot;,&quot; ; [.F96] ;  &quot;,&quot; ;[.G96] ;  &quot;)], RED),&quot;)" office:value-type="string" office:string-value="new Route(283,179,180, [new RouteSpace(1543,1270,93,2)], BLUE),new Route(284,179,180, [new RouteSpace(1543,1270,93,2)], YELLOW),new Route(285,179,180, [new RouteSpace(1543,1270,93,2)], RED)," calcext:value-type="string">
            <text:p>new Route(283,179,180, [new RouteSpace(1543,1270,93,2)], BLUE),new Route(284,179,180, [new RouteSpace(1543,1270,93,2)], YELLOW),new Route(285,179,180, [new RouteSpace(1543,1270,93,2)], RED),</text:p>
          </table:table-cell>
          <table:table-cell table:formula="of:=CONCATENATE(([.A96]-1)*3+1;&quot;=&gt;new Route(&quot;; [.B96] ; &quot;,&quot; ; [.C96]  ;  &quot;,BLUE),&quot; ;  ([.A96]-1)*3+2;&quot;=&gt;new Route(&quot;; [.B96] ; &quot;,&quot; ; [.C96]  ;  &quot;,YELLOW),&quot; ; ([.A96]-1)*3+3;&quot;=&gt;new Route(&quot;; [.B96] ; &quot;,&quot; ; [.C96]  ;  &quot;,RED),&quot;)" office:value-type="string" office:string-value="283=&gt;new Route(179,180,BLUE),284=&gt;new Route(179,180,YELLOW),285=&gt;new Route(179,180,RED)," calcext:value-type="string">
            <text:p>283=&gt;new Route(179,180,BLUE),284=&gt;new Route(179,180,YELLOW),285=&gt;new Route(179,18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6" calcext:value-type="float">
            <text:p>96</text:p>
          </table:table-cell>
          <table:table-cell office:value-type="float" office:value="101" calcext:value-type="float">
            <text:p>101</text:p>
          </table:table-cell>
          <table:table-cell office:value-type="float" office:value="181" calcext:value-type="float">
            <text:p>181</text:p>
          </table:table-cell>
          <table:table-cell office:value-type="float" office:value="14" calcext:value-type="float">
            <text:p>14</text:p>
          </table:table-cell>
          <table:table-cell office:value-type="float" office:value="135" calcext:value-type="float">
            <text:p>135</text:p>
          </table:table-cell>
          <table:table-cell office:value-type="float" office:value="93" calcext:value-type="float">
            <text:p>93</text:p>
          </table:table-cell>
          <table:table-cell office:value-type="float" office:value="-25" calcext:value-type="float">
            <text:p>-25</text:p>
          </table:table-cell>
          <table:table-cell table:formula="of:=90*([.N97]-1)+[.G97]" office:value-type="float" office:value="-25" calcext:value-type="float">
            <text:p>-25</text:p>
          </table:table-cell>
          <table:table-cell table:formula="of:=CONCATENATE(&quot;new Route(&quot;; ([.A97]-1)*3+1 ; &quot;,&quot; ; [.B97] ; &quot;,&quot; ; [.C97] ; &quot;, [new RouteSpace(&quot;; [.D97] ; &quot;,&quot; ; [.E97] ; &quot;,&quot; ; [.F97] ;  &quot;,&quot; ;[.G97] ;  &quot;)], BLUE),&quot; ; &quot;new Route(&quot;; ([.A97]-1)*3+2 ; &quot;,&quot; ; [.B97] ; &quot;,&quot; ; [.C97] ; &quot;, [new RouteSpace(&quot;; [.D97] ; &quot;,&quot; ; [.E97] ; &quot;,&quot; ; [.F97] ;  &quot;,&quot; ;[.G97] ;  &quot;)], YELLOW),&quot; ; &quot;new Route(&quot;; ([.A97]-1)*3+3 ; &quot;,&quot; ; [.B97] ; &quot;,&quot; ; [.C97] ; &quot;, [new RouteSpace(&quot;; [.D97] ; &quot;,&quot; ; [.E97] ; &quot;,&quot; ; [.F97] ;  &quot;,&quot; ;[.G97] ;  &quot;)], RED),&quot;)" office:value-type="string" office:string-value="new Route(286,101,181, [new RouteSpace(14,135,93,-25)], BLUE),new Route(287,101,181, [new RouteSpace(14,135,93,-25)], YELLOW),new Route(288,101,181, [new RouteSpace(14,135,93,-25)], RED)," calcext:value-type="string">
            <text:p>new Route(286,101,181, [new RouteSpace(14,135,93,-25)], BLUE),new Route(287,101,181, [new RouteSpace(14,135,93,-25)], YELLOW),new Route(288,101,181, [new RouteSpace(14,135,93,-25)], RED),</text:p>
          </table:table-cell>
          <table:table-cell table:formula="of:=CONCATENATE(([.A97]-1)*3+1;&quot;=&gt;new Route(&quot;; [.B97] ; &quot;,&quot; ; [.C97]  ;  &quot;,BLUE),&quot; ;  ([.A97]-1)*3+2;&quot;=&gt;new Route(&quot;; [.B97] ; &quot;,&quot; ; [.C97]  ;  &quot;,YELLOW),&quot; ; ([.A97]-1)*3+3;&quot;=&gt;new Route(&quot;; [.B97] ; &quot;,&quot; ; [.C97]  ;  &quot;,RED),&quot;)" office:value-type="string" office:string-value="286=&gt;new Route(101,181,BLUE),287=&gt;new Route(101,181,YELLOW),288=&gt;new Route(101,181,RED)," calcext:value-type="string">
            <text:p>286=&gt;new Route(101,181,BLUE),287=&gt;new Route(101,181,YELLOW),288=&gt;new Route(101,18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7" calcext:value-type="float">
            <text:p>97</text:p>
          </table:table-cell>
          <table:table-cell office:value-type="float" office:value="105" calcext:value-type="float">
            <text:p>105</text:p>
          </table:table-cell>
          <table:table-cell office:value-type="float" office:value="181" calcext:value-type="float">
            <text:p>181</text:p>
          </table:table-cell>
          <table:table-cell office:value-type="float" office:value="13" calcext:value-type="float">
            <text:p>13</text:p>
          </table:table-cell>
          <table:table-cell office:value-type="float" office:value="139" calcext:value-type="float">
            <text:p>139</text:p>
          </table:table-cell>
          <table:table-cell office:value-type="float" office:value="114" calcext:value-type="float">
            <text:p>114</text:p>
          </table:table-cell>
          <table:table-cell office:value-type="float" office:value="35" calcext:value-type="float">
            <text:p>35</text:p>
          </table:table-cell>
          <table:table-cell table:formula="of:=90*([.N98]-1)+[.G98]" office:value-type="float" office:value="-55" calcext:value-type="float">
            <text:p>-55</text:p>
          </table:table-cell>
          <table:table-cell table:formula="of:=CONCATENATE(&quot;new Route(&quot;; ([.A98]-1)*3+1 ; &quot;,&quot; ; [.B98] ; &quot;,&quot; ; [.C98] ; &quot;, [new RouteSpace(&quot;; [.D98] ; &quot;,&quot; ; [.E98] ; &quot;,&quot; ; [.F98] ;  &quot;,&quot; ;[.G98] ;  &quot;)], BLUE),&quot; ; &quot;new Route(&quot;; ([.A98]-1)*3+2 ; &quot;,&quot; ; [.B98] ; &quot;,&quot; ; [.C98] ; &quot;, [new RouteSpace(&quot;; [.D98] ; &quot;,&quot; ; [.E98] ; &quot;,&quot; ; [.F98] ;  &quot;,&quot; ;[.G98] ;  &quot;)], YELLOW),&quot; ; &quot;new Route(&quot;; ([.A98]-1)*3+3 ; &quot;,&quot; ; [.B98] ; &quot;,&quot; ; [.C98] ; &quot;, [new RouteSpace(&quot;; [.D98] ; &quot;,&quot; ; [.E98] ; &quot;,&quot; ; [.F98] ;  &quot;,&quot; ;[.G98] ;  &quot;)], RED),&quot;)" office:value-type="string" office:string-value="new Route(289,105,181, [new RouteSpace(13,139,114,35)], BLUE),new Route(290,105,181, [new RouteSpace(13,139,114,35)], YELLOW),new Route(291,105,181, [new RouteSpace(13,139,114,35)], RED)," calcext:value-type="string">
            <text:p>new Route(289,105,181, [new RouteSpace(13,139,114,35)], BLUE),new Route(290,105,181, [new RouteSpace(13,139,114,35)], YELLOW),new Route(291,105,181, [new RouteSpace(13,139,114,35)], RED),</text:p>
          </table:table-cell>
          <table:table-cell table:formula="of:=CONCATENATE(([.A98]-1)*3+1;&quot;=&gt;new Route(&quot;; [.B98] ; &quot;,&quot; ; [.C98]  ;  &quot;,BLUE),&quot; ;  ([.A98]-1)*3+2;&quot;=&gt;new Route(&quot;; [.B98] ; &quot;,&quot; ; [.C98]  ;  &quot;,YELLOW),&quot; ; ([.A98]-1)*3+3;&quot;=&gt;new Route(&quot;; [.B98] ; &quot;,&quot; ; [.C98]  ;  &quot;,RED),&quot;)" office:value-type="string" office:string-value="289=&gt;new Route(105,181,BLUE),290=&gt;new Route(105,181,YELLOW),291=&gt;new Route(105,181,RED)," calcext:value-type="string">
            <text:p>289=&gt;new Route(105,181,BLUE),290=&gt;new Route(105,181,YELLOW),291=&gt;new Route(105,181,RED),</text:p>
          </table:table-cell>
          <table:table-cell table:number-columns-repeated="1014"/>
        </table:table-row>
        <table:table-row table:style-name="ro1">
          <table:table-cell office:value-type="float" office:value="98" calcext:value-type="float">
            <text:p>98</text:p>
          </table:table-cell>
          <table:table-cell office:value-type="float" office:value="108" calcext:value-type="float">
            <text:p>108</text:p>
          </table:table-cell>
          <table:table-cell office:value-type="float" office:value="181" calcext:value-type="float">
            <text:p>181</text:p>
          </table:table-cell>
          <table:table-cell office:value-type="float" office:value="10" calcext:value-type="float">
            <text:p>10</text:p>
          </table:table-cell>
          <table:table-cell office:value-type="float" office:value="145" calcext:value-type="float">
            <text:p>145</text:p>
          </table:table-cell>
          <table:table-cell office:value-type="float" office:value="217" calcext:value-type="float">
            <text:p>217</text:p>
          </table:table-cell>
          <table:table-cell office:value-type="float" office:value="64" calcext:value-type="float">
            <text:p>64</text:p>
          </table:table-cell>
          <table:table-cell table:formula="of:=90*([.N99]-1)+[.G99]" office:value-type="float" office:value="-26" calcext:value-type="float">
            <text:p>-26</text:p>
          </table:table-cell>
          <table:table-cell table:formula="of:=CONCATENATE(&quot;new Route(&quot;; ([.A99]-1)*3+1 ; &quot;,&quot; ; [.B99] ; &quot;,&quot; ; [.C99] ; &quot;, [new RouteSpace(&quot;; [.D99] ; &quot;,&quot; ; [.E99] ; &quot;,&quot; ; [.F99] ;  &quot;,&quot; ;[.G99] ;  &quot;)], BLUE),&quot; ; &quot;new Route(&quot;; ([.A99]-1)*3+2 ; &quot;,&quot; ; [.B99] ; &quot;,&quot; ; [.C99] ; &quot;, [new RouteSpace(&quot;; [.D99] ; &quot;,&quot; ; [.E99] ; &quot;,&quot; ; [.F99] ;  &quot;,&quot; ;[.G99] ;  &quot;)], YELLOW),&quot; ; &quot;new Route(&quot;; ([.A99]-1)*3+3 ; &quot;,&quot; ; [.B99] ; &quot;,&quot; ; [.C99] ; &quot;, [new RouteSpace(&quot;; [.D99] ; &quot;,&quot; ; [.E99] ; &quot;,&quot; ; [.F99] ;  &quot;,&quot; ;[.G99] ;  &quot;)], RED),&quot;)" office:value-type="string" office:string-value="new Route(292,108,181, [new RouteSpace(10,145,217,64)], BLUE),new Route(293,108,181, [new RouteSpace(10,145,217,64)], YELLOW),new Route(294,108,181, [new RouteSpace(10,145,217,64)], RED)," calcext:value-type="string">
            <text:p>new Route(292,108,181, [new RouteSpace(10,145,217,64)], BLUE),new Route(293,108,181, [new RouteSpace(10,145,217,64)], YELLOW),new Route(294,108,181, [new RouteSpace(10,145,217,64)], RED),</text:p>
          </table:table-cell>
          <table:table-cell table:formula="of:=CONCATENATE(([.A99]-1)*3+1;&quot;=&gt;new Route(&quot;; [.B99] ; &quot;,&quot; ; [.C99]  ;  &quot;,BLUE),&quot; ;  ([.A99]-1)*3+2;&quot;=&gt;new Route(&quot;; [.B99] ; &quot;,&quot; ; [.C99]  ;  &quot;,YELLOW),&quot; ; ([.A99]-1)*3+3;&quot;=&gt;new Route(&quot;; [.B99] ; &quot;,&quot; ; [.C99]  ;  &quot;,RED),&quot;)" office:value-type="string" office:string-value="292=&gt;new Route(108,181,BLUE),293=&gt;new Route(108,181,YELLOW),294=&gt;new Route(108,181,RED)," calcext:value-type="string">
            <text:p>292=&gt;new Route(108,181,BLUE),293=&gt;new Route(108,181,YELLOW),294=&gt;new Route(108,181,RED),</text:p>
          </table:table-cell>
          <table:table-cell table:number-columns-repeated="1014"/>
        </table:table-row>
        <table:table-row table:style-name="ro1">
          <table:table-cell office:value-type="float" office:value="99" calcext:value-type="float">
            <text:p>99</text:p>
          </table:table-cell>
          <table:table-cell office:value-type="float" office:value="111" calcext:value-type="float">
            <text:p>111</text:p>
          </table:table-cell>
          <table:table-cell office:value-type="float" office:value="182" calcext:value-type="float">
            <text:p>182</text:p>
          </table:table-cell>
          <table:table-cell office:value-type="float" office:value="13" calcext:value-type="float">
            <text:p>13</text:p>
          </table:table-cell>
          <table:table-cell office:value-type="float" office:value="654" calcext:value-type="float">
            <text:p>654</text:p>
          </table:table-cell>
          <table:table-cell office:value-type="float" office:value="180" calcext:value-type="float">
            <text:p>180</text:p>
          </table:table-cell>
          <table:table-cell office:value-type="float" office:value="-45" calcext:value-type="float">
            <text:p>-45</text:p>
          </table:table-cell>
          <table:table-cell table:formula="of:=90*([.N100]-1)+[.G100]" office:value-type="float" office:value="-135" calcext:value-type="float">
            <text:p>-135</text:p>
          </table:table-cell>
          <table:table-cell table:formula="of:=CONCATENATE(&quot;new Route(&quot;; ([.A100]-1)*3+1 ; &quot;,&quot; ; [.B100] ; &quot;,&quot; ; [.C100] ; &quot;, [new RouteSpace(&quot;; [.D100] ; &quot;,&quot; ; [.E100] ; &quot;,&quot; ; [.F100] ;  &quot;,&quot; ;[.G100] ;  &quot;)], BLUE),&quot; ; &quot;new Route(&quot;; ([.A100]-1)*3+2 ; &quot;,&quot; ; [.B100] ; &quot;,&quot; ; [.C100] ; &quot;, [new RouteSpace(&quot;; [.D100] ; &quot;,&quot; ; [.E100] ; &quot;,&quot; ; [.F100] ;  &quot;,&quot; ;[.G100] ;  &quot;)], YELLOW),&quot; ; &quot;new Route(&quot;; ([.A100]-1)*3+3 ; &quot;,&quot; ; [.B100] ; &quot;,&quot; ; [.C100] ; &quot;, [new RouteSpace(&quot;; [.D100] ; &quot;,&quot; ; [.E100] ; &quot;,&quot; ; [.F100] ;  &quot;,&quot; ;[.G100] ;  &quot;)], RED),&quot;)" office:value-type="string" office:string-value="new Route(295,111,182, [new RouteSpace(13,654,180,-45)], BLUE),new Route(296,111,182, [new RouteSpace(13,654,180,-45)], YELLOW),new Route(297,111,182, [new RouteSpace(13,654,180,-45)], RED)," calcext:value-type="string">
            <text:p>new Route(295,111,182, [new RouteSpace(13,654,180,-45)], BLUE),new Route(296,111,182, [new RouteSpace(13,654,180,-45)], YELLOW),new Route(297,111,182, [new RouteSpace(13,654,180,-45)], RED),</text:p>
          </table:table-cell>
          <table:table-cell table:formula="of:=CONCATENATE(([.A100]-1)*3+1;&quot;=&gt;new Route(&quot;; [.B100] ; &quot;,&quot; ; [.C100]  ;  &quot;,BLUE),&quot; ;  ([.A100]-1)*3+2;&quot;=&gt;new Route(&quot;; [.B100] ; &quot;,&quot; ; [.C100]  ;  &quot;,YELLOW),&quot; ; ([.A100]-1)*3+3;&quot;=&gt;new Route(&quot;; [.B100] ; &quot;,&quot; ; [.C100]  ;  &quot;,RED),&quot;)" office:value-type="string" office:string-value="295=&gt;new Route(111,182,BLUE),296=&gt;new Route(111,182,YELLOW),297=&gt;new Route(111,182,RED)," calcext:value-type="string">
            <text:p>295=&gt;new Route(111,182,BLUE),296=&gt;new Route(111,182,YELLOW),297=&gt;new Route(111,182,RED),</text:p>
          </table:table-cell>
          <table:table-cell table:number-columns-repeated="1014"/>
        </table:table-row>
        <table:table-row table:style-name="ro1">
          <table:table-cell office:value-type="float" office:value="100" calcext:value-type="float">
            <text:p>100</text:p>
          </table:table-cell>
          <table:table-cell office:value-type="float" office:value="124" calcext:value-type="float">
            <text:p>124</text:p>
          </table:table-cell>
          <table:table-cell office:value-type="float" office:value="182" calcext:value-type="float">
            <text:p>182</text:p>
          </table:table-cell>
          <table:table-cell office:value-type="float" office:value="14" calcext:value-type="float">
            <text:p>14</text:p>
          </table:table-cell>
          <table:table-cell office:value-type="float" office:value="669" calcext:value-type="float">
            <text:p>669</text:p>
          </table:table-cell>
          <table:table-cell office:value-type="float" office:value="132" calcext:value-type="float">
            <text:p>132</text:p>
          </table:table-cell>
          <table:table-cell office:value-type="float" office:value="20" calcext:value-type="float">
            <text:p>20</text:p>
          </table:table-cell>
          <table:table-cell table:formula="of:=90*([.N101]-1)+[.G101]" office:value-type="float" office:value="-70" calcext:value-type="float">
            <text:p>-70</text:p>
          </table:table-cell>
          <table:table-cell table:formula="of:=CONCATENATE(&quot;new Route(&quot;; ([.A101]-1)*3+1 ; &quot;,&quot; ; [.B101] ; &quot;,&quot; ; [.C101] ; &quot;, [new RouteSpace(&quot;; [.D101] ; &quot;,&quot; ; [.E101] ; &quot;,&quot; ; [.F101] ;  &quot;,&quot; ;[.G101] ;  &quot;)], BLUE),&quot; ; &quot;new Route(&quot;; ([.A101]-1)*3+2 ; &quot;,&quot; ; [.B101] ; &quot;,&quot; ; [.C101] ; &quot;, [new RouteSpace(&quot;; [.D101] ; &quot;,&quot; ; [.E101] ; &quot;,&quot; ; [.F101] ;  &quot;,&quot; ;[.G101] ;  &quot;)], YELLOW),&quot; ; &quot;new Route(&quot;; ([.A101]-1)*3+3 ; &quot;,&quot; ; [.B101] ; &quot;,&quot; ; [.C101] ; &quot;, [new RouteSpace(&quot;; [.D101] ; &quot;,&quot; ; [.E101] ; &quot;,&quot; ; [.F101] ;  &quot;,&quot; ;[.G101] ;  &quot;)], RED),&quot;)" office:value-type="string" office:string-value="new Route(298,124,182, [new RouteSpace(14,669,132,20)], BLUE),new Route(299,124,182, [new RouteSpace(14,669,132,20)], YELLOW),new Route(300,124,182, [new RouteSpace(14,669,132,20)], RED)," calcext:value-type="string">
            <text:p>new Route(298,124,182, [new RouteSpace(14,669,132,20)], BLUE),new Route(299,124,182, [new RouteSpace(14,669,132,20)], YELLOW),new Route(300,124,182, [new RouteSpace(14,669,132,20)], RED),</text:p>
          </table:table-cell>
          <table:table-cell table:formula="of:=CONCATENATE(([.A101]-1)*3+1;&quot;=&gt;new Route(&quot;; [.B101] ; &quot;,&quot; ; [.C101]  ;  &quot;,BLUE),&quot; ;  ([.A101]-1)*3+2;&quot;=&gt;new Route(&quot;; [.B101] ; &quot;,&quot; ; [.C101]  ;  &quot;,YELLOW),&quot; ; ([.A101]-1)*3+3;&quot;=&gt;new Route(&quot;; [.B101] ; &quot;,&quot; ; [.C101]  ;  &quot;,RED),&quot;)" office:value-type="string" office:string-value="298=&gt;new Route(124,182,BLUE),299=&gt;new Route(124,182,YELLOW),300=&gt;new Route(124,182,RED)," calcext:value-type="string">
            <text:p>298=&gt;new Route(124,182,BLUE),299=&gt;new Route(124,182,YELLOW),300=&gt;new Route(124,182,RED),</text:p>
          </table:table-cell>
          <table:table-cell table:number-columns-repeated="1014"/>
        </table:table-row>
        <table:table-row table:style-name="ro1">
          <table:table-cell office:value-type="float" office:value="101" calcext:value-type="float">
            <text:p>101</text:p>
          </table:table-cell>
          <table:table-cell office:value-type="float" office:value="126" calcext:value-type="float">
            <text:p>126</text:p>
          </table:table-cell>
          <table:table-cell office:value-type="float" office:value="183" calcext:value-type="float">
            <text:p>183</text:p>
          </table:table-cell>
          <table:table-cell office:value-type="float" office:value="8" calcext:value-type="float">
            <text:p>8</text:p>
          </table:table-cell>
          <table:table-cell office:value-type="float" office:value="1121" calcext:value-type="float">
            <text:p>1121</text:p>
          </table:table-cell>
          <table:table-cell office:value-type="float" office:value="83" calcext:value-type="float">
            <text:p>83</text:p>
          </table:table-cell>
          <table:table-cell office:value-type="float" office:value="-57" calcext:value-type="float">
            <text:p>-57</text:p>
          </table:table-cell>
          <table:table-cell table:formula="of:=90*([.N102]-1)+[.G102]" office:value-type="float" office:value="-147" calcext:value-type="float">
            <text:p>-147</text:p>
          </table:table-cell>
          <table:table-cell table:formula="of:=CONCATENATE(&quot;new Route(&quot;; ([.A102]-1)*3+1 ; &quot;,&quot; ; [.B102] ; &quot;,&quot; ; [.C102] ; &quot;, [new RouteSpace(&quot;; [.D102] ; &quot;,&quot; ; [.E102] ; &quot;,&quot; ; [.F102] ;  &quot;,&quot; ;[.G102] ;  &quot;)], BLUE),&quot; ; &quot;new Route(&quot;; ([.A102]-1)*3+2 ; &quot;,&quot; ; [.B102] ; &quot;,&quot; ; [.C102] ; &quot;, [new RouteSpace(&quot;; [.D102] ; &quot;,&quot; ; [.E102] ; &quot;,&quot; ; [.F102] ;  &quot;,&quot; ;[.G102] ;  &quot;)], YELLOW),&quot; ; &quot;new Route(&quot;; ([.A102]-1)*3+3 ; &quot;,&quot; ; [.B102] ; &quot;,&quot; ; [.C102] ; &quot;, [new RouteSpace(&quot;; [.D102] ; &quot;,&quot; ; [.E102] ; &quot;,&quot; ; [.F102] ;  &quot;,&quot; ;[.G102] ;  &quot;)], RED),&quot;)" office:value-type="string" office:string-value="new Route(301,126,183, [new RouteSpace(8,1121,83,-57)], BLUE),new Route(302,126,183, [new RouteSpace(8,1121,83,-57)], YELLOW),new Route(303,126,183, [new RouteSpace(8,1121,83,-57)], RED)," calcext:value-type="string">
            <text:p>new Route(301,126,183, [new RouteSpace(8,1121,83,-57)], BLUE),new Route(302,126,183, [new RouteSpace(8,1121,83,-57)], YELLOW),new Route(303,126,183, [new RouteSpace(8,1121,83,-57)], RED),</text:p>
          </table:table-cell>
          <table:table-cell table:formula="of:=CONCATENATE(([.A102]-1)*3+1;&quot;=&gt;new Route(&quot;; [.B102] ; &quot;,&quot; ; [.C102]  ;  &quot;,BLUE),&quot; ;  ([.A102]-1)*3+2;&quot;=&gt;new Route(&quot;; [.B102] ; &quot;,&quot; ; [.C102]  ;  &quot;,YELLOW),&quot; ; ([.A102]-1)*3+3;&quot;=&gt;new Route(&quot;; [.B102] ; &quot;,&quot; ; [.C102]  ;  &quot;,RED),&quot;)" office:value-type="string" office:string-value="301=&gt;new Route(126,183,BLUE),302=&gt;new Route(126,183,YELLOW),303=&gt;new Route(126,183,RED)," calcext:value-type="string">
            <text:p>301=&gt;new Route(126,183,BLUE),302=&gt;new Route(126,183,YELLOW),303=&gt;new Route(126,183,RED),</text:p>
          </table:table-cell>
          <table:table-cell table:number-columns-repeated="1014"/>
        </table:table-row>
        <table:table-row table:style-name="ro1">
          <table:table-cell office:value-type="float" office:value="102" calcext:value-type="float">
            <text:p>102</text:p>
          </table:table-cell>
          <table:table-cell office:value-type="float" office:value="183" calcext:value-type="float">
            <text:p>183</text:p>
          </table:table-cell>
          <table:table-cell office:value-type="float" office:value="202" calcext:value-type="float">
            <text:p>202</text:p>
          </table:table-cell>
          <table:table-cell office:value-type="float" office:value="10" calcext:value-type="float">
            <text:p>10</text:p>
          </table:table-cell>
          <table:table-cell office:value-type="float" office:value="1146" calcext:value-type="float">
            <text:p>1146</text:p>
          </table:table-cell>
          <table:table-cell office:value-type="float" office:value="115" calcext:value-type="float">
            <text:p>115</text:p>
          </table:table-cell>
          <table:table-cell office:value-type="float" office:value="39" calcext:value-type="float">
            <text:p>39</text:p>
          </table:table-cell>
          <table:table-cell table:formula="of:=90*([.N103]-1)+[.G103]" office:value-type="float" office:value="-51" calcext:value-type="float">
            <text:p>-51</text:p>
          </table:table-cell>
          <table:table-cell table:formula="of:=CONCATENATE(&quot;new Route(&quot;; ([.A103]-1)*3+1 ; &quot;,&quot; ; [.B103] ; &quot;,&quot; ; [.C103] ; &quot;, [new RouteSpace(&quot;; [.D103] ; &quot;,&quot; ; [.E103] ; &quot;,&quot; ; [.F103] ;  &quot;,&quot; ;[.G103] ;  &quot;)], BLUE),&quot; ; &quot;new Route(&quot;; ([.A103]-1)*3+2 ; &quot;,&quot; ; [.B103] ; &quot;,&quot; ; [.C103] ; &quot;, [new RouteSpace(&quot;; [.D103] ; &quot;,&quot; ; [.E103] ; &quot;,&quot; ; [.F103] ;  &quot;,&quot; ;[.G103] ;  &quot;)], YELLOW),&quot; ; &quot;new Route(&quot;; ([.A103]-1)*3+3 ; &quot;,&quot; ; [.B103] ; &quot;,&quot; ; [.C103] ; &quot;, [new RouteSpace(&quot;; [.D103] ; &quot;,&quot; ; [.E103] ; &quot;,&quot; ; [.F103] ;  &quot;,&quot; ;[.G103] ;  &quot;)], RED),&quot;)" office:value-type="string" office:string-value="new Route(304,183,202, [new RouteSpace(10,1146,115,39)], BLUE),new Route(305,183,202, [new RouteSpace(10,1146,115,39)], YELLOW),new Route(306,183,202, [new RouteSpace(10,1146,115,39)], RED)," calcext:value-type="string">
            <text:p>new Route(304,183,202, [new RouteSpace(10,1146,115,39)], BLUE),new Route(305,183,202, [new RouteSpace(10,1146,115,39)], YELLOW),new Route(306,183,202, [new RouteSpace(10,1146,115,39)], RED),</text:p>
          </table:table-cell>
          <table:table-cell table:formula="of:=CONCATENATE(([.A103]-1)*3+1;&quot;=&gt;new Route(&quot;; [.B103] ; &quot;,&quot; ; [.C103]  ;  &quot;,BLUE),&quot; ;  ([.A103]-1)*3+2;&quot;=&gt;new Route(&quot;; [.B103] ; &quot;,&quot; ; [.C103]  ;  &quot;,YELLOW),&quot; ; ([.A103]-1)*3+3;&quot;=&gt;new Route(&quot;; [.B103] ; &quot;,&quot; ; [.C103]  ;  &quot;,RED),&quot;)" office:value-type="string" office:string-value="304=&gt;new Route(183,202,BLUE),305=&gt;new Route(183,202,YELLOW),306=&gt;new Route(183,202,RED)," calcext:value-type="string">
            <text:p>304=&gt;new Route(183,202,BLUE),305=&gt;new Route(183,202,YELLOW),306=&gt;new Route(183,202,RED),</text:p>
          </table:table-cell>
          <table:table-cell table:number-columns-repeated="1014"/>
        </table:table-row>
        <table:table-row table:style-name="ro1">
          <table:table-cell office:value-type="float" office:value="103" calcext:value-type="float">
            <text:p>103</text:p>
          </table:table-cell>
          <table:table-cell office:value-type="float" office:value="104" calcext:value-type="float">
            <text:p>104</text:p>
          </table:table-cell>
          <table:table-cell office:value-type="float" office:value="187" calcext:value-type="float">
            <text:p>187</text:p>
          </table:table-cell>
          <table:table-cell office:value-type="float" office:value="239" calcext:value-type="float">
            <text:p>239</text:p>
          </table:table-cell>
          <table:table-cell office:value-type="float" office:value="194" calcext:value-type="float">
            <text:p>194</text:p>
          </table:table-cell>
          <table:table-cell office:value-type="float" office:value="148" calcext:value-type="float">
            <text:p>148</text:p>
          </table:table-cell>
          <table:table-cell office:value-type="float" office:value="-4" calcext:value-type="float">
            <text:p>-4</text:p>
          </table:table-cell>
          <table:table-cell table:formula="of:=90*([.N104]-1)+[.G104]" office:value-type="float" office:value="-94" calcext:value-type="float">
            <text:p>-94</text:p>
          </table:table-cell>
          <table:table-cell table:formula="of:=CONCATENATE(&quot;new Route(&quot;; ([.A104]-1)*3+1 ; &quot;,&quot; ; [.B104] ; &quot;,&quot; ; [.C104] ; &quot;, [new RouteSpace(&quot;; [.D104] ; &quot;,&quot; ; [.E104] ; &quot;,&quot; ; [.F104] ;  &quot;,&quot; ;[.G104] ;  &quot;)], BLUE),&quot; ; &quot;new Route(&quot;; ([.A104]-1)*3+2 ; &quot;,&quot; ; [.B104] ; &quot;,&quot; ; [.C104] ; &quot;, [new RouteSpace(&quot;; [.D104] ; &quot;,&quot; ; [.E104] ; &quot;,&quot; ; [.F104] ;  &quot;,&quot; ;[.G104] ;  &quot;)], YELLOW),&quot; ; &quot;new Route(&quot;; ([.A104]-1)*3+3 ; &quot;,&quot; ; [.B104] ; &quot;,&quot; ; [.C104] ; &quot;, [new RouteSpace(&quot;; [.D104] ; &quot;,&quot; ; [.E104] ; &quot;,&quot; ; [.F104] ;  &quot;,&quot; ;[.G104] ;  &quot;)], RED),&quot;)" office:value-type="string" office:string-value="new Route(307,104,187, [new RouteSpace(239,194,148,-4)], BLUE),new Route(308,104,187, [new RouteSpace(239,194,148,-4)], YELLOW),new Route(309,104,187, [new RouteSpace(239,194,148,-4)], RED)," calcext:value-type="string">
            <text:p>new Route(307,104,187, [new RouteSpace(239,194,148,-4)], BLUE),new Route(308,104,187, [new RouteSpace(239,194,148,-4)], YELLOW),new Route(309,104,187, [new RouteSpace(239,194,148,-4)], RED),</text:p>
          </table:table-cell>
          <table:table-cell table:formula="of:=CONCATENATE(([.A104]-1)*3+1;&quot;=&gt;new Route(&quot;; [.B104] ; &quot;,&quot; ; [.C104]  ;  &quot;,BLUE),&quot; ;  ([.A104]-1)*3+2;&quot;=&gt;new Route(&quot;; [.B104] ; &quot;,&quot; ; [.C104]  ;  &quot;,YELLOW),&quot; ; ([.A104]-1)*3+3;&quot;=&gt;new Route(&quot;; [.B104] ; &quot;,&quot; ; [.C104]  ;  &quot;,RED),&quot;)" office:value-type="string" office:string-value="307=&gt;new Route(104,187,BLUE),308=&gt;new Route(104,187,YELLOW),309=&gt;new Route(104,187,RED)," calcext:value-type="string">
            <text:p>307=&gt;new Route(104,187,BLUE),308=&gt;new Route(104,187,YELLOW),309=&gt;new Route(104,187,RED),</text:p>
          </table:table-cell>
          <table:table-cell table:number-columns-repeated="1014"/>
        </table:table-row>
        <table:table-row table:style-name="ro1">
          <table:table-cell office:value-type="float" office:value="104" calcext:value-type="float">
            <text:p>104</text:p>
          </table:table-cell>
          <table:table-cell office:value-type="float" office:value="109" calcext:value-type="float">
            <text:p>109</text:p>
          </table:table-cell>
          <table:table-cell office:value-type="float" office:value="187" calcext:value-type="float">
            <text:p>187</text:p>
          </table:table-cell>
          <table:table-cell office:value-type="float" office:value="371" calcext:value-type="float">
            <text:p>371</text:p>
          </table:table-cell>
          <table:table-cell office:value-type="float" office:value="281" calcext:value-type="float">
            <text:p>281</text:p>
          </table:table-cell>
          <table:table-cell office:value-type="float" office:value="88" calcext:value-type="float">
            <text:p>88</text:p>
          </table:table-cell>
          <table:table-cell office:value-type="float" office:value="-73" calcext:value-type="float">
            <text:p>-73</text:p>
          </table:table-cell>
          <table:table-cell table:formula="of:=90*([.N105]-1)+[.G105]" office:value-type="float" office:value="-163" calcext:value-type="float">
            <text:p>-163</text:p>
          </table:table-cell>
          <table:table-cell table:formula="of:=CONCATENATE(&quot;new Route(&quot;; ([.A105]-1)*3+1 ; &quot;,&quot; ; [.B105] ; &quot;,&quot; ; [.C105] ; &quot;, [new RouteSpace(&quot;; [.D105] ; &quot;,&quot; ; [.E105] ; &quot;,&quot; ; [.F105] ;  &quot;,&quot; ;[.G105] ;  &quot;)], BLUE),&quot; ; &quot;new Route(&quot;; ([.A105]-1)*3+2 ; &quot;,&quot; ; [.B105] ; &quot;,&quot; ; [.C105] ; &quot;, [new RouteSpace(&quot;; [.D105] ; &quot;,&quot; ; [.E105] ; &quot;,&quot; ; [.F105] ;  &quot;,&quot; ;[.G105] ;  &quot;)], YELLOW),&quot; ; &quot;new Route(&quot;; ([.A105]-1)*3+3 ; &quot;,&quot; ; [.B105] ; &quot;,&quot; ; [.C105] ; &quot;, [new RouteSpace(&quot;; [.D105] ; &quot;,&quot; ; [.E105] ; &quot;,&quot; ; [.F105] ;  &quot;,&quot; ;[.G105] ;  &quot;)], RED),&quot;)" office:value-type="string" office:string-value="new Route(310,109,187, [new RouteSpace(371,281,88,-73)], BLUE),new Route(311,109,187, [new RouteSpace(371,281,88,-73)], YELLOW),new Route(312,109,187, [new RouteSpace(371,281,88,-73)], RED)," calcext:value-type="string">
            <text:p>new Route(310,109,187, [new RouteSpace(371,281,88,-73)], BLUE),new Route(311,109,187, [new RouteSpace(371,281,88,-73)], YELLOW),new Route(312,109,187, [new RouteSpace(371,281,88,-73)], RED),</text:p>
          </table:table-cell>
          <table:table-cell table:formula="of:=CONCATENATE(([.A105]-1)*3+1;&quot;=&gt;new Route(&quot;; [.B105] ; &quot;,&quot; ; [.C105]  ;  &quot;,BLUE),&quot; ;  ([.A105]-1)*3+2;&quot;=&gt;new Route(&quot;; [.B105] ; &quot;,&quot; ; [.C105]  ;  &quot;,YELLOW),&quot; ; ([.A105]-1)*3+3;&quot;=&gt;new Route(&quot;; [.B105] ; &quot;,&quot; ; [.C105]  ;  &quot;,RED),&quot;)" office:value-type="string" office:string-value="310=&gt;new Route(109,187,BLUE),311=&gt;new Route(109,187,YELLOW),312=&gt;new Route(109,187,RED)," calcext:value-type="string">
            <text:p>310=&gt;new Route(109,187,BLUE),311=&gt;new Route(109,187,YELLOW),312=&gt;new Route(109,187,RED),</text:p>
          </table:table-cell>
          <table:table-cell table:number-columns-repeated="1014"/>
        </table:table-row>
        <table:table-row table:style-name="ro1">
          <table:table-cell office:value-type="float" office:value="105" calcext:value-type="float">
            <text:p>105</text:p>
          </table:table-cell>
          <table:table-cell office:value-type="float" office:value="187" calcext:value-type="float">
            <text:p>187</text:p>
          </table:table-cell>
          <table:table-cell office:value-type="float" office:value="203" calcext:value-type="float">
            <text:p>203</text:p>
          </table:table-cell>
          <table:table-cell office:value-type="float" office:value="381" calcext:value-type="float">
            <text:p>381</text:p>
          </table:table-cell>
          <table:table-cell office:value-type="float" office:value="43" calcext:value-type="float">
            <text:p>43</text:p>
          </table:table-cell>
          <table:table-cell office:value-type="float" office:value="126" calcext:value-type="float">
            <text:p>126</text:p>
          </table:table-cell>
          <table:table-cell office:value-type="float" office:value="83" calcext:value-type="float">
            <text:p>83</text:p>
          </table:table-cell>
          <table:table-cell table:formula="of:=90*([.N106]-1)+[.G106]" office:value-type="float" office:value="-7" calcext:value-type="float">
            <text:p>-7</text:p>
          </table:table-cell>
          <table:table-cell table:formula="of:=CONCATENATE(&quot;new Route(&quot;; ([.A106]-1)*3+1 ; &quot;,&quot; ; [.B106] ; &quot;,&quot; ; [.C106] ; &quot;, [new RouteSpace(&quot;; [.D106] ; &quot;,&quot; ; [.E106] ; &quot;,&quot; ; [.F106] ;  &quot;,&quot; ;[.G106] ;  &quot;)], BLUE),&quot; ; &quot;new Route(&quot;; ([.A106]-1)*3+2 ; &quot;,&quot; ; [.B106] ; &quot;,&quot; ; [.C106] ; &quot;, [new RouteSpace(&quot;; [.D106] ; &quot;,&quot; ; [.E106] ; &quot;,&quot; ; [.F106] ;  &quot;,&quot; ;[.G106] ;  &quot;)], YELLOW),&quot; ; &quot;new Route(&quot;; ([.A106]-1)*3+3 ; &quot;,&quot; ; [.B106] ; &quot;,&quot; ; [.C106] ; &quot;, [new RouteSpace(&quot;; [.D106] ; &quot;,&quot; ; [.E106] ; &quot;,&quot; ; [.F106] ;  &quot;,&quot; ;[.G106] ;  &quot;)], RED),&quot;)" office:value-type="string" office:string-value="new Route(313,187,203, [new RouteSpace(381,43,126,83)], BLUE),new Route(314,187,203, [new RouteSpace(381,43,126,83)], YELLOW),new Route(315,187,203, [new RouteSpace(381,43,126,83)], RED)," calcext:value-type="string">
            <text:p>new Route(313,187,203, [new RouteSpace(381,43,126,83)], BLUE),new Route(314,187,203, [new RouteSpace(381,43,126,83)], YELLOW),new Route(315,187,203, [new RouteSpace(381,43,126,83)], RED),</text:p>
          </table:table-cell>
          <table:table-cell table:formula="of:=CONCATENATE(([.A106]-1)*3+1;&quot;=&gt;new Route(&quot;; [.B106] ; &quot;,&quot; ; [.C106]  ;  &quot;,BLUE),&quot; ;  ([.A106]-1)*3+2;&quot;=&gt;new Route(&quot;; [.B106] ; &quot;,&quot; ; [.C106]  ;  &quot;,YELLOW),&quot; ; ([.A106]-1)*3+3;&quot;=&gt;new Route(&quot;; [.B106] ; &quot;,&quot; ; [.C106]  ;  &quot;,RED),&quot;)" office:value-type="string" office:string-value="313=&gt;new Route(187,203,BLUE),314=&gt;new Route(187,203,YELLOW),315=&gt;new Route(187,203,RED)," calcext:value-type="string">
            <text:p>313=&gt;new Route(187,203,BLUE),314=&gt;new Route(187,203,YELLOW),315=&gt;new Route(187,203,RED),</text:p>
          </table:table-cell>
          <table:table-cell table:number-columns-repeated="1014"/>
        </table:table-row>
        <table:table-row table:style-name="ro1">
          <table:table-cell office:value-type="float" office:value="106" calcext:value-type="float">
            <text:p>106</text:p>
          </table:table-cell>
          <table:table-cell office:value-type="float" office:value="188" calcext:value-type="float">
            <text:p>188</text:p>
          </table:table-cell>
          <table:table-cell office:value-type="float" office:value="204" calcext:value-type="float">
            <text:p>204</text:p>
          </table:table-cell>
          <table:table-cell office:value-type="float" office:value="474" calcext:value-type="float">
            <text:p>474</text:p>
          </table:table-cell>
          <table:table-cell office:value-type="float" office:value="400" calcext:value-type="float">
            <text:p>400</text:p>
          </table:table-cell>
          <table:table-cell office:value-type="float" office:value="117" calcext:value-type="float">
            <text:p>117</text:p>
          </table:table-cell>
          <table:table-cell office:value-type="float" office:value="83" calcext:value-type="float">
            <text:p>83</text:p>
          </table:table-cell>
          <table:table-cell table:formula="of:=90*([.N107]-1)+[.G107]" office:value-type="float" office:value="-7" calcext:value-type="float">
            <text:p>-7</text:p>
          </table:table-cell>
          <table:table-cell table:formula="of:=CONCATENATE(&quot;new Route(&quot;; ([.A107]-1)*3+1 ; &quot;,&quot; ; [.B107] ; &quot;,&quot; ; [.C107] ; &quot;, [new RouteSpace(&quot;; [.D107] ; &quot;,&quot; ; [.E107] ; &quot;,&quot; ; [.F107] ;  &quot;,&quot; ;[.G107] ;  &quot;)], BLUE),&quot; ; &quot;new Route(&quot;; ([.A107]-1)*3+2 ; &quot;,&quot; ; [.B107] ; &quot;,&quot; ; [.C107] ; &quot;, [new RouteSpace(&quot;; [.D107] ; &quot;,&quot; ; [.E107] ; &quot;,&quot; ; [.F107] ;  &quot;,&quot; ;[.G107] ;  &quot;)], YELLOW),&quot; ; &quot;new Route(&quot;; ([.A107]-1)*3+3 ; &quot;,&quot; ; [.B107] ; &quot;,&quot; ; [.C107] ; &quot;, [new RouteSpace(&quot;; [.D107] ; &quot;,&quot; ; [.E107] ; &quot;,&quot; ; [.F107] ;  &quot;,&quot; ;[.G107] ;  &quot;)], RED),&quot;)" office:value-type="string" office:string-value="new Route(316,188,204, [new RouteSpace(474,400,117,83)], BLUE),new Route(317,188,204, [new RouteSpace(474,400,117,83)], YELLOW),new Route(318,188,204, [new RouteSpace(474,400,117,83)], RED)," calcext:value-type="string">
            <text:p>new Route(316,188,204, [new RouteSpace(474,400,117,83)], BLUE),new Route(317,188,204, [new RouteSpace(474,400,117,83)], YELLOW),new Route(318,188,204, [new RouteSpace(474,400,117,83)], RED),</text:p>
          </table:table-cell>
          <table:table-cell table:formula="of:=CONCATENATE(([.A107]-1)*3+1;&quot;=&gt;new Route(&quot;; [.B107] ; &quot;,&quot; ; [.C107]  ;  &quot;,BLUE),&quot; ;  ([.A107]-1)*3+2;&quot;=&gt;new Route(&quot;; [.B107] ; &quot;,&quot; ; [.C107]  ;  &quot;,YELLOW),&quot; ; ([.A107]-1)*3+3;&quot;=&gt;new Route(&quot;; [.B107] ; &quot;,&quot; ; [.C107]  ;  &quot;,RED),&quot;)" office:value-type="string" office:string-value="316=&gt;new Route(188,204,BLUE),317=&gt;new Route(188,204,YELLOW),318=&gt;new Route(188,204,RED)," calcext:value-type="string">
            <text:p>316=&gt;new Route(188,204,BLUE),317=&gt;new Route(188,204,YELLOW),318=&gt;new Route(188,204,RED),</text:p>
          </table:table-cell>
          <table:table-cell table:number-columns-repeated="1014"/>
        </table:table-row>
        <table:table-row table:style-name="ro1">
          <table:table-cell table:number-columns-repeated="2" office:value-type="float" office:value="107" calcext:value-type="float">
            <text:p>107</text:p>
          </table:table-cell>
          <table:table-cell office:value-type="float" office:value="188" calcext:value-type="float">
            <text:p>188</text:p>
          </table:table-cell>
          <table:table-cell office:value-type="float" office:value="373" calcext:value-type="float">
            <text:p>373</text:p>
          </table:table-cell>
          <table:table-cell office:value-type="float" office:value="529" calcext:value-type="float">
            <text:p>529</text:p>
          </table:table-cell>
          <table:table-cell office:value-type="float" office:value="98" calcext:value-type="float">
            <text:p>98</text:p>
          </table:table-cell>
          <table:table-cell office:value-type="float" office:value="1" calcext:value-type="float">
            <text:p>1</text:p>
          </table:table-cell>
          <table:table-cell table:formula="of:=90*([.N108]-1)+[.G108]" office:value-type="float" office:value="-89" calcext:value-type="float">
            <text:p>-89</text:p>
          </table:table-cell>
          <table:table-cell table:formula="of:=CONCATENATE(&quot;new Route(&quot;; ([.A108]-1)*3+1 ; &quot;,&quot; ; [.B108] ; &quot;,&quot; ; [.C108] ; &quot;, [new RouteSpace(&quot;; [.D108] ; &quot;,&quot; ; [.E108] ; &quot;,&quot; ; [.F108] ;  &quot;,&quot; ;[.G108] ;  &quot;)], BLUE),&quot; ; &quot;new Route(&quot;; ([.A108]-1)*3+2 ; &quot;,&quot; ; [.B108] ; &quot;,&quot; ; [.C108] ; &quot;, [new RouteSpace(&quot;; [.D108] ; &quot;,&quot; ; [.E108] ; &quot;,&quot; ; [.F108] ;  &quot;,&quot; ;[.G108] ;  &quot;)], YELLOW),&quot; ; &quot;new Route(&quot;; ([.A108]-1)*3+3 ; &quot;,&quot; ; [.B108] ; &quot;,&quot; ; [.C108] ; &quot;, [new RouteSpace(&quot;; [.D108] ; &quot;,&quot; ; [.E108] ; &quot;,&quot; ; [.F108] ;  &quot;,&quot; ;[.G108] ;  &quot;)], RED),&quot;)" office:value-type="string" office:string-value="new Route(319,107,188, [new RouteSpace(373,529,98,1)], BLUE),new Route(320,107,188, [new RouteSpace(373,529,98,1)], YELLOW),new Route(321,107,188, [new RouteSpace(373,529,98,1)], RED)," calcext:value-type="string">
            <text:p>new Route(319,107,188, [new RouteSpace(373,529,98,1)], BLUE),new Route(320,107,188, [new RouteSpace(373,529,98,1)], YELLOW),new Route(321,107,188, [new RouteSpace(373,529,98,1)], RED),</text:p>
          </table:table-cell>
          <table:table-cell table:formula="of:=CONCATENATE(([.A108]-1)*3+1;&quot;=&gt;new Route(&quot;; [.B108] ; &quot;,&quot; ; [.C108]  ;  &quot;,BLUE),&quot; ;  ([.A108]-1)*3+2;&quot;=&gt;new Route(&quot;; [.B108] ; &quot;,&quot; ; [.C108]  ;  &quot;,YELLOW),&quot; ; ([.A108]-1)*3+3;&quot;=&gt;new Route(&quot;; [.B108] ; &quot;,&quot; ; [.C108]  ;  &quot;,RED),&quot;)" office:value-type="string" office:string-value="319=&gt;new Route(107,188,BLUE),320=&gt;new Route(107,188,YELLOW),321=&gt;new Route(107,188,RED)," calcext:value-type="string">
            <text:p>319=&gt;new Route(107,188,BLUE),320=&gt;new Route(107,188,YELLOW),321=&gt;new Route(107,188,RED),</text:p>
          </table:table-cell>
          <table:table-cell table:number-columns-repeated="1014"/>
        </table:table-row>
        <table:table-row table:style-name="ro1">
          <table:table-cell office:value-type="float" office:value="108" calcext:value-type="float">
            <text:p>108</text:p>
          </table:table-cell>
          <table:table-cell office:value-type="float" office:value="135" calcext:value-type="float">
            <text:p>135</text:p>
          </table:table-cell>
          <table:table-cell office:value-type="float" office:value="188" calcext:value-type="float">
            <text:p>188</text:p>
          </table:table-cell>
          <table:table-cell office:value-type="float" office:value="502" calcext:value-type="float">
            <text:p>502</text:p>
          </table:table-cell>
          <table:table-cell office:value-type="float" office:value="527" calcext:value-type="float">
            <text:p>527</text:p>
          </table:table-cell>
          <table:table-cell office:value-type="float" office:value="101" calcext:value-type="float">
            <text:p>101</text:p>
          </table:table-cell>
          <table:table-cell office:value-type="float" office:value="-34" calcext:value-type="float">
            <text:p>-34</text:p>
          </table:table-cell>
          <table:table-cell table:formula="of:=90*([.N109]-1)+[.G109]" office:value-type="float" office:value="-124" calcext:value-type="float">
            <text:p>-124</text:p>
          </table:table-cell>
          <table:table-cell table:formula="of:=CONCATENATE(&quot;new Route(&quot;; ([.A109]-1)*3+1 ; &quot;,&quot; ; [.B109] ; &quot;,&quot; ; [.C109] ; &quot;, [new RouteSpace(&quot;; [.D109] ; &quot;,&quot; ; [.E109] ; &quot;,&quot; ; [.F109] ;  &quot;,&quot; ;[.G109] ;  &quot;)], BLUE),&quot; ; &quot;new Route(&quot;; ([.A109]-1)*3+2 ; &quot;,&quot; ; [.B109] ; &quot;,&quot; ; [.C109] ; &quot;, [new RouteSpace(&quot;; [.D109] ; &quot;,&quot; ; [.E109] ; &quot;,&quot; ; [.F109] ;  &quot;,&quot; ;[.G109] ;  &quot;)], YELLOW),&quot; ; &quot;new Route(&quot;; ([.A109]-1)*3+3 ; &quot;,&quot; ; [.B109] ; &quot;,&quot; ; [.C109] ; &quot;, [new RouteSpace(&quot;; [.D109] ; &quot;,&quot; ; [.E109] ; &quot;,&quot; ; [.F109] ;  &quot;,&quot; ;[.G109] ;  &quot;)], RED),&quot;)" office:value-type="string" office:string-value="new Route(322,135,188, [new RouteSpace(502,527,101,-34)], BLUE),new Route(323,135,188, [new RouteSpace(502,527,101,-34)], YELLOW),new Route(324,135,188, [new RouteSpace(502,527,101,-34)], RED)," calcext:value-type="string">
            <text:p>new Route(322,135,188, [new RouteSpace(502,527,101,-34)], BLUE),new Route(323,135,188, [new RouteSpace(502,527,101,-34)], YELLOW),new Route(324,135,188, [new RouteSpace(502,527,101,-34)], RED),</text:p>
          </table:table-cell>
          <table:table-cell table:formula="of:=CONCATENATE(([.A109]-1)*3+1;&quot;=&gt;new Route(&quot;; [.B109] ; &quot;,&quot; ; [.C109]  ;  &quot;,BLUE),&quot; ;  ([.A109]-1)*3+2;&quot;=&gt;new Route(&quot;; [.B109] ; &quot;,&quot; ; [.C109]  ;  &quot;,YELLOW),&quot; ; ([.A109]-1)*3+3;&quot;=&gt;new Route(&quot;; [.B109] ; &quot;,&quot; ; [.C109]  ;  &quot;,RED),&quot;)" office:value-type="string" office:string-value="322=&gt;new Route(135,188,BLUE),323=&gt;new Route(135,188,YELLOW),324=&gt;new Route(135,188,RED)," calcext:value-type="string">
            <text:p>322=&gt;new Route(135,188,BLUE),323=&gt;new Route(135,188,YELLOW),324=&gt;new Route(135,188,RED),</text:p>
          </table:table-cell>
          <table:table-cell table:number-columns-repeated="1014"/>
        </table:table-row>
        <table:table-row table:style-name="ro1">
          <table:table-cell office:value-type="float" office:value="109" calcext:value-type="float">
            <text:p>109</text:p>
          </table:table-cell>
          <table:table-cell office:value-type="float" office:value="138" calcext:value-type="float">
            <text:p>138</text:p>
          </table:table-cell>
          <table:table-cell office:value-type="float" office:value="188" calcext:value-type="float">
            <text:p>188</text:p>
          </table:table-cell>
          <table:table-cell office:value-type="float" office:value="502" calcext:value-type="float">
            <text:p>502</text:p>
          </table:table-cell>
          <table:table-cell office:value-type="float" office:value="533" calcext:value-type="float">
            <text:p>533</text:p>
          </table:table-cell>
          <table:table-cell office:value-type="float" office:value="180" calcext:value-type="float">
            <text:p>180</text:p>
          </table:table-cell>
          <table:table-cell office:value-type="float" office:value="4" calcext:value-type="float">
            <text:p>4</text:p>
          </table:table-cell>
          <table:table-cell table:formula="of:=90*([.N110]-1)+[.G110]" office:value-type="float" office:value="-86" calcext:value-type="float">
            <text:p>-86</text:p>
          </table:table-cell>
          <table:table-cell table:formula="of:=CONCATENATE(&quot;new Route(&quot;; ([.A110]-1)*3+1 ; &quot;,&quot; ; [.B110] ; &quot;,&quot; ; [.C110] ; &quot;, [new RouteSpace(&quot;; [.D110] ; &quot;,&quot; ; [.E110] ; &quot;,&quot; ; [.F110] ;  &quot;,&quot; ;[.G110] ;  &quot;)], BLUE),&quot; ; &quot;new Route(&quot;; ([.A110]-1)*3+2 ; &quot;,&quot; ; [.B110] ; &quot;,&quot; ; [.C110] ; &quot;, [new RouteSpace(&quot;; [.D110] ; &quot;,&quot; ; [.E110] ; &quot;,&quot; ; [.F110] ;  &quot;,&quot; ;[.G110] ;  &quot;)], YELLOW),&quot; ; &quot;new Route(&quot;; ([.A110]-1)*3+3 ; &quot;,&quot; ; [.B110] ; &quot;,&quot; ; [.C110] ; &quot;, [new RouteSpace(&quot;; [.D110] ; &quot;,&quot; ; [.E110] ; &quot;,&quot; ; [.F110] ;  &quot;,&quot; ;[.G110] ;  &quot;)], RED),&quot;)" office:value-type="string" office:string-value="new Route(325,138,188, [new RouteSpace(502,533,180,4)], BLUE),new Route(326,138,188, [new RouteSpace(502,533,180,4)], YELLOW),new Route(327,138,188, [new RouteSpace(502,533,180,4)], RED)," calcext:value-type="string">
            <text:p>new Route(325,138,188, [new RouteSpace(502,533,180,4)], BLUE),new Route(326,138,188, [new RouteSpace(502,533,180,4)], YELLOW),new Route(327,138,188, [new RouteSpace(502,533,180,4)], RED),</text:p>
          </table:table-cell>
          <table:table-cell table:formula="of:=CONCATENATE(([.A110]-1)*3+1;&quot;=&gt;new Route(&quot;; [.B110] ; &quot;,&quot; ; [.C110]  ;  &quot;,BLUE),&quot; ;  ([.A110]-1)*3+2;&quot;=&gt;new Route(&quot;; [.B110] ; &quot;,&quot; ; [.C110]  ;  &quot;,YELLOW),&quot; ; ([.A110]-1)*3+3;&quot;=&gt;new Route(&quot;; [.B110] ; &quot;,&quot; ; [.C110]  ;  &quot;,RED),&quot;)" office:value-type="string" office:string-value="325=&gt;new Route(138,188,BLUE),326=&gt;new Route(138,188,YELLOW),327=&gt;new Route(138,188,RED)," calcext:value-type="string">
            <text:p>325=&gt;new Route(138,188,BLUE),326=&gt;new Route(138,188,YELLOW),327=&gt;new Route(138,188,RED),</text:p>
          </table:table-cell>
          <table:table-cell table:number-columns-repeated="1014"/>
        </table:table-row>
        <table:table-row table:style-name="ro1">
          <table:table-cell office:value-type="float" office:value="110" calcext:value-type="float">
            <text:p>110</text:p>
          </table:table-cell>
          <table:table-cell office:value-type="float" office:value="188" calcext:value-type="float">
            <text:p>188</text:p>
          </table:table-cell>
          <table:table-cell office:value-type="float" office:value="208" calcext:value-type="float">
            <text:p>208</text:p>
          </table:table-cell>
          <table:table-cell office:value-type="float" office:value="493" calcext:value-type="float">
            <text:p>493</text:p>
          </table:table-cell>
          <table:table-cell office:value-type="float" office:value="544" calcext:value-type="float">
            <text:p>544</text:p>
          </table:table-cell>
          <table:table-cell office:value-type="float" office:value="152" calcext:value-type="float">
            <text:p>152</text:p>
          </table:table-cell>
          <table:table-cell office:value-type="float" office:value="62" calcext:value-type="float">
            <text:p>62</text:p>
          </table:table-cell>
          <table:table-cell table:formula="of:=90*([.N111]-1)+[.G111]" office:value-type="float" office:value="-28" calcext:value-type="float">
            <text:p>-28</text:p>
          </table:table-cell>
          <table:table-cell table:formula="of:=CONCATENATE(&quot;new Route(&quot;; ([.A111]-1)*3+1 ; &quot;,&quot; ; [.B111] ; &quot;,&quot; ; [.C111] ; &quot;, [new RouteSpace(&quot;; [.D111] ; &quot;,&quot; ; [.E111] ; &quot;,&quot; ; [.F111] ;  &quot;,&quot; ;[.G111] ;  &quot;)], BLUE),&quot; ; &quot;new Route(&quot;; ([.A111]-1)*3+2 ; &quot;,&quot; ; [.B111] ; &quot;,&quot; ; [.C111] ; &quot;, [new RouteSpace(&quot;; [.D111] ; &quot;,&quot; ; [.E111] ; &quot;,&quot; ; [.F111] ;  &quot;,&quot; ;[.G111] ;  &quot;)], YELLOW),&quot; ; &quot;new Route(&quot;; ([.A111]-1)*3+3 ; &quot;,&quot; ; [.B111] ; &quot;,&quot; ; [.C111] ; &quot;, [new RouteSpace(&quot;; [.D111] ; &quot;,&quot; ; [.E111] ; &quot;,&quot; ; [.F111] ;  &quot;,&quot; ;[.G111] ;  &quot;)], RED),&quot;)" office:value-type="string" office:string-value="new Route(328,188,208, [new RouteSpace(493,544,152,62)], BLUE),new Route(329,188,208, [new RouteSpace(493,544,152,62)], YELLOW),new Route(330,188,208, [new RouteSpace(493,544,152,62)], RED)," calcext:value-type="string">
            <text:p>new Route(328,188,208, [new RouteSpace(493,544,152,62)], BLUE),new Route(329,188,208, [new RouteSpace(493,544,152,62)], YELLOW),new Route(330,188,208, [new RouteSpace(493,544,152,62)], RED),</text:p>
          </table:table-cell>
          <table:table-cell table:formula="of:=CONCATENATE(([.A111]-1)*3+1;&quot;=&gt;new Route(&quot;; [.B111] ; &quot;,&quot; ; [.C111]  ;  &quot;,BLUE),&quot; ;  ([.A111]-1)*3+2;&quot;=&gt;new Route(&quot;; [.B111] ; &quot;,&quot; ; [.C111]  ;  &quot;,YELLOW),&quot; ; ([.A111]-1)*3+3;&quot;=&gt;new Route(&quot;; [.B111] ; &quot;,&quot; ; [.C111]  ;  &quot;,RED),&quot;)" office:value-type="string" office:string-value="328=&gt;new Route(188,208,BLUE),329=&gt;new Route(188,208,YELLOW),330=&gt;new Route(188,208,RED)," calcext:value-type="string">
            <text:p>328=&gt;new Route(188,208,BLUE),329=&gt;new Route(188,208,YELLOW),330=&gt;new Route(188,208,RED),</text:p>
          </table:table-cell>
          <table:table-cell table:number-columns-repeated="1014"/>
        </table:table-row>
        <table:table-row table:style-name="ro1">
          <table:table-cell office:value-type="float" office:value="111" calcext:value-type="float">
            <text:p>111</text:p>
          </table:table-cell>
          <table:table-cell office:value-type="float" office:value="141" calcext:value-type="float">
            <text:p>141</text:p>
          </table:table-cell>
          <table:table-cell office:value-type="float" office:value="189" calcext:value-type="float">
            <text:p>189</text:p>
          </table:table-cell>
          <table:table-cell office:value-type="float" office:value="678" calcext:value-type="float">
            <text:p>678</text:p>
          </table:table-cell>
          <table:table-cell office:value-type="float" office:value="792" calcext:value-type="float">
            <text:p>792</text:p>
          </table:table-cell>
          <table:table-cell office:value-type="float" office:value="105" calcext:value-type="float">
            <text:p>105</text:p>
          </table:table-cell>
          <table:table-cell office:value-type="float" office:value="-81" calcext:value-type="float">
            <text:p>-81</text:p>
          </table:table-cell>
          <table:table-cell table:formula="of:=90*([.N112]-1)+[.G112]" office:value-type="float" office:value="-171" calcext:value-type="float">
            <text:p>-171</text:p>
          </table:table-cell>
          <table:table-cell table:formula="of:=CONCATENATE(&quot;new Route(&quot;; ([.A112]-1)*3+1 ; &quot;,&quot; ; [.B112] ; &quot;,&quot; ; [.C112] ; &quot;, [new RouteSpace(&quot;; [.D112] ; &quot;,&quot; ; [.E112] ; &quot;,&quot; ; [.F112] ;  &quot;,&quot; ;[.G112] ;  &quot;)], BLUE),&quot; ; &quot;new Route(&quot;; ([.A112]-1)*3+2 ; &quot;,&quot; ; [.B112] ; &quot;,&quot; ; [.C112] ; &quot;, [new RouteSpace(&quot;; [.D112] ; &quot;,&quot; ; [.E112] ; &quot;,&quot; ; [.F112] ;  &quot;,&quot; ;[.G112] ;  &quot;)], YELLOW),&quot; ; &quot;new Route(&quot;; ([.A112]-1)*3+3 ; &quot;,&quot; ; [.B112] ; &quot;,&quot; ; [.C112] ; &quot;, [new RouteSpace(&quot;; [.D112] ; &quot;,&quot; ; [.E112] ; &quot;,&quot; ; [.F112] ;  &quot;,&quot; ;[.G112] ;  &quot;)], RED),&quot;)" office:value-type="string" office:string-value="new Route(331,141,189, [new RouteSpace(678,792,105,-81)], BLUE),new Route(332,141,189, [new RouteSpace(678,792,105,-81)], YELLOW),new Route(333,141,189, [new RouteSpace(678,792,105,-81)], RED)," calcext:value-type="string">
            <text:p>new Route(331,141,189, [new RouteSpace(678,792,105,-81)], BLUE),new Route(332,141,189, [new RouteSpace(678,792,105,-81)], YELLOW),new Route(333,141,189, [new RouteSpace(678,792,105,-81)], RED),</text:p>
          </table:table-cell>
          <table:table-cell table:formula="of:=CONCATENATE(([.A112]-1)*3+1;&quot;=&gt;new Route(&quot;; [.B112] ; &quot;,&quot; ; [.C112]  ;  &quot;,BLUE),&quot; ;  ([.A112]-1)*3+2;&quot;=&gt;new Route(&quot;; [.B112] ; &quot;,&quot; ; [.C112]  ;  &quot;,YELLOW),&quot; ; ([.A112]-1)*3+3;&quot;=&gt;new Route(&quot;; [.B112] ; &quot;,&quot; ; [.C112]  ;  &quot;,RED),&quot;)" office:value-type="string" office:string-value="331=&gt;new Route(141,189,BLUE),332=&gt;new Route(141,189,YELLOW),333=&gt;new Route(141,189,RED)," calcext:value-type="string">
            <text:p>331=&gt;new Route(141,189,BLUE),332=&gt;new Route(141,189,YELLOW),333=&gt;new Route(141,189,RED),</text:p>
          </table:table-cell>
          <table:table-cell table:number-columns-repeated="1014"/>
        </table:table-row>
        <table:table-row table:style-name="ro1">
          <table:table-cell office:value-type="float" office:value="112" calcext:value-type="float">
            <text:p>112</text:p>
          </table:table-cell>
          <table:table-cell office:value-type="float" office:value="120" calcext:value-type="float">
            <text:p>120</text:p>
          </table:table-cell>
          <table:table-cell office:value-type="float" office:value="189" calcext:value-type="float">
            <text:p>189</text:p>
          </table:table-cell>
          <table:table-cell office:value-type="float" office:value="552" calcext:value-type="float">
            <text:p>552</text:p>
          </table:table-cell>
          <table:table-cell office:value-type="float" office:value="848" calcext:value-type="float">
            <text:p>848</text:p>
          </table:table-cell>
          <table:table-cell office:value-type="float" office:value="112" calcext:value-type="float">
            <text:p>112</text:p>
          </table:table-cell>
          <table:table-cell office:value-type="float" office:value="-19" calcext:value-type="float">
            <text:p>-19</text:p>
          </table:table-cell>
          <table:table-cell table:formula="of:=90*([.N113]-1)+[.G113]" office:value-type="float" office:value="-109" calcext:value-type="float">
            <text:p>-109</text:p>
          </table:table-cell>
          <table:table-cell table:formula="of:=CONCATENATE(&quot;new Route(&quot;; ([.A113]-1)*3+1 ; &quot;,&quot; ; [.B113] ; &quot;,&quot; ; [.C113] ; &quot;, [new RouteSpace(&quot;; [.D113] ; &quot;,&quot; ; [.E113] ; &quot;,&quot; ; [.F113] ;  &quot;,&quot; ;[.G113] ;  &quot;)], BLUE),&quot; ; &quot;new Route(&quot;; ([.A113]-1)*3+2 ; &quot;,&quot; ; [.B113] ; &quot;,&quot; ; [.C113] ; &quot;, [new RouteSpace(&quot;; [.D113] ; &quot;,&quot; ; [.E113] ; &quot;,&quot; ; [.F113] ;  &quot;,&quot; ;[.G113] ;  &quot;)], YELLOW),&quot; ; &quot;new Route(&quot;; ([.A113]-1)*3+3 ; &quot;,&quot; ; [.B113] ; &quot;,&quot; ; [.C113] ; &quot;, [new RouteSpace(&quot;; [.D113] ; &quot;,&quot; ; [.E113] ; &quot;,&quot; ; [.F113] ;  &quot;,&quot; ;[.G113] ;  &quot;)], RED),&quot;)" office:value-type="string" office:string-value="new Route(334,120,189, [new RouteSpace(552,848,112,-19)], BLUE),new Route(335,120,189, [new RouteSpace(552,848,112,-19)], YELLOW),new Route(336,120,189, [new RouteSpace(552,848,112,-19)], RED)," calcext:value-type="string">
            <text:p>new Route(334,120,189, [new RouteSpace(552,848,112,-19)], BLUE),new Route(335,120,189, [new RouteSpace(552,848,112,-19)], YELLOW),new Route(336,120,189, [new RouteSpace(552,848,112,-19)], RED),</text:p>
          </table:table-cell>
          <table:table-cell table:formula="of:=CONCATENATE(([.A113]-1)*3+1;&quot;=&gt;new Route(&quot;; [.B113] ; &quot;,&quot; ; [.C113]  ;  &quot;,BLUE),&quot; ;  ([.A113]-1)*3+2;&quot;=&gt;new Route(&quot;; [.B113] ; &quot;,&quot; ; [.C113]  ;  &quot;,YELLOW),&quot; ; ([.A113]-1)*3+3;&quot;=&gt;new Route(&quot;; [.B113] ; &quot;,&quot; ; [.C113]  ;  &quot;,RED),&quot;)" office:value-type="string" office:string-value="334=&gt;new Route(120,189,BLUE),335=&gt;new Route(120,189,YELLOW),336=&gt;new Route(120,189,RED)," calcext:value-type="string">
            <text:p>334=&gt;new Route(120,189,BLUE),335=&gt;new Route(120,189,YELLOW),336=&gt;new Route(120,189,RED),</text:p>
          </table:table-cell>
          <table:table-cell table:number-columns-repeated="1014"/>
        </table:table-row>
        <table:table-row table:style-name="ro1">
          <table:table-cell office:value-type="float" office:value="113" calcext:value-type="float">
            <text:p>113</text:p>
          </table:table-cell>
          <table:table-cell office:value-type="float" office:value="189" calcext:value-type="float">
            <text:p>189</text:p>
          </table:table-cell>
          <table:table-cell office:value-type="float" office:value="208" calcext:value-type="float">
            <text:p>208</text:p>
          </table:table-cell>
          <table:table-cell office:value-type="float" office:value="581" calcext:value-type="float">
            <text:p>581</text:p>
          </table:table-cell>
          <table:table-cell office:value-type="float" office:value="704" calcext:value-type="float">
            <text:p>704</text:p>
          </table:table-cell>
          <table:table-cell office:value-type="float" office:value="120" calcext:value-type="float">
            <text:p>120</text:p>
          </table:table-cell>
          <table:table-cell office:value-type="float" office:value="49" calcext:value-type="float">
            <text:p>49</text:p>
          </table:table-cell>
          <table:table-cell table:formula="of:=90*([.N114]-1)+[.G114]" office:value-type="float" office:value="-41" calcext:value-type="float">
            <text:p>-41</text:p>
          </table:table-cell>
          <table:table-cell table:formula="of:=CONCATENATE(&quot;new Route(&quot;; ([.A114]-1)*3+1 ; &quot;,&quot; ; [.B114] ; &quot;,&quot; ; [.C114] ; &quot;, [new RouteSpace(&quot;; [.D114] ; &quot;,&quot; ; [.E114] ; &quot;,&quot; ; [.F114] ;  &quot;,&quot; ;[.G114] ;  &quot;)], BLUE),&quot; ; &quot;new Route(&quot;; ([.A114]-1)*3+2 ; &quot;,&quot; ; [.B114] ; &quot;,&quot; ; [.C114] ; &quot;, [new RouteSpace(&quot;; [.D114] ; &quot;,&quot; ; [.E114] ; &quot;,&quot; ; [.F114] ;  &quot;,&quot; ;[.G114] ;  &quot;)], YELLOW),&quot; ; &quot;new Route(&quot;; ([.A114]-1)*3+3 ; &quot;,&quot; ; [.B114] ; &quot;,&quot; ; [.C114] ; &quot;, [new RouteSpace(&quot;; [.D114] ; &quot;,&quot; ; [.E114] ; &quot;,&quot; ; [.F114] ;  &quot;,&quot; ;[.G114] ;  &quot;)], RED),&quot;)" office:value-type="string" office:string-value="new Route(337,189,208, [new RouteSpace(581,704,120,49)], BLUE),new Route(338,189,208, [new RouteSpace(581,704,120,49)], YELLOW),new Route(339,189,208, [new RouteSpace(581,704,120,49)], RED)," calcext:value-type="string">
            <text:p>new Route(337,189,208, [new RouteSpace(581,704,120,49)], BLUE),new Route(338,189,208, [new RouteSpace(581,704,120,49)], YELLOW),new Route(339,189,208, [new RouteSpace(581,704,120,49)], RED),</text:p>
          </table:table-cell>
          <table:table-cell table:formula="of:=CONCATENATE(([.A114]-1)*3+1;&quot;=&gt;new Route(&quot;; [.B114] ; &quot;,&quot; ; [.C114]  ;  &quot;,BLUE),&quot; ;  ([.A114]-1)*3+2;&quot;=&gt;new Route(&quot;; [.B114] ; &quot;,&quot; ; [.C114]  ;  &quot;,YELLOW),&quot; ; ([.A114]-1)*3+3;&quot;=&gt;new Route(&quot;; [.B114] ; &quot;,&quot; ; [.C114]  ;  &quot;,RED),&quot;)" office:value-type="string" office:string-value="337=&gt;new Route(189,208,BLUE),338=&gt;new Route(189,208,YELLOW),339=&gt;new Route(189,208,RED)," calcext:value-type="string">
            <text:p>337=&gt;new Route(189,208,BLUE),338=&gt;new Route(189,208,YELLOW),339=&gt;new Route(189,208,RED),</text:p>
          </table:table-cell>
          <table:table-cell table:number-columns-repeated="1014"/>
        </table:table-row>
        <table:table-row table:style-name="ro1">
          <table:table-cell office:value-type="float" office:value="114" calcext:value-type="float">
            <text:p>114</text:p>
          </table:table-cell>
          <table:table-cell office:value-type="float" office:value="189" calcext:value-type="float">
            <text:p>189</text:p>
          </table:table-cell>
          <table:table-cell office:value-type="float" office:value="191" calcext:value-type="float">
            <text:p>191</text:p>
          </table:table-cell>
          <table:table-cell office:value-type="float" office:value="687" calcext:value-type="float">
            <text:p>687</text:p>
          </table:table-cell>
          <table:table-cell office:value-type="float" office:value="807" calcext:value-type="float">
            <text:p>807</text:p>
          </table:table-cell>
          <table:table-cell office:value-type="float" office:value="139" calcext:value-type="float">
            <text:p>139</text:p>
          </table:table-cell>
          <table:table-cell office:value-type="float" office:value="0" calcext:value-type="float">
            <text:p>0</text:p>
          </table:table-cell>
          <table:table-cell table:formula="of:=90*([.N115]-1)+[.G115]" office:value-type="float" office:value="-90" calcext:value-type="float">
            <text:p>-90</text:p>
          </table:table-cell>
          <table:table-cell table:formula="of:=CONCATENATE(&quot;new Route(&quot;; ([.A115]-1)*3+1 ; &quot;,&quot; ; [.B115] ; &quot;,&quot; ; [.C115] ; &quot;, [new RouteSpace(&quot;; [.D115] ; &quot;,&quot; ; [.E115] ; &quot;,&quot; ; [.F115] ;  &quot;,&quot; ;[.G115] ;  &quot;)], BLUE),&quot; ; &quot;new Route(&quot;; ([.A115]-1)*3+2 ; &quot;,&quot; ; [.B115] ; &quot;,&quot; ; [.C115] ; &quot;, [new RouteSpace(&quot;; [.D115] ; &quot;,&quot; ; [.E115] ; &quot;,&quot; ; [.F115] ;  &quot;,&quot; ;[.G115] ;  &quot;)], YELLOW),&quot; ; &quot;new Route(&quot;; ([.A115]-1)*3+3 ; &quot;,&quot; ; [.B115] ; &quot;,&quot; ; [.C115] ; &quot;, [new RouteSpace(&quot;; [.D115] ; &quot;,&quot; ; [.E115] ; &quot;,&quot; ; [.F115] ;  &quot;,&quot; ;[.G115] ;  &quot;)], RED),&quot;)" office:value-type="string" office:string-value="new Route(340,189,191, [new RouteSpace(687,807,139,0)], BLUE),new Route(341,189,191, [new RouteSpace(687,807,139,0)], YELLOW),new Route(342,189,191, [new RouteSpace(687,807,139,0)], RED)," calcext:value-type="string">
            <text:p>new Route(340,189,191, [new RouteSpace(687,807,139,0)], BLUE),new Route(341,189,191, [new RouteSpace(687,807,139,0)], YELLOW),new Route(342,189,191, [new RouteSpace(687,807,139,0)], RED),</text:p>
          </table:table-cell>
          <table:table-cell table:formula="of:=CONCATENATE(([.A115]-1)*3+1;&quot;=&gt;new Route(&quot;; [.B115] ; &quot;,&quot; ; [.C115]  ;  &quot;,BLUE),&quot; ;  ([.A115]-1)*3+2;&quot;=&gt;new Route(&quot;; [.B115] ; &quot;,&quot; ; [.C115]  ;  &quot;,YELLOW),&quot; ; ([.A115]-1)*3+3;&quot;=&gt;new Route(&quot;; [.B115] ; &quot;,&quot; ; [.C115]  ;  &quot;,RED),&quot;)" office:value-type="string" office:string-value="340=&gt;new Route(189,191,BLUE),341=&gt;new Route(189,191,YELLOW),342=&gt;new Route(189,191,RED)," calcext:value-type="string">
            <text:p>340=&gt;new Route(189,191,BLUE),341=&gt;new Route(189,191,YELLOW),342=&gt;new Route(189,191,RED),</text:p>
          </table:table-cell>
          <table:table-cell table:number-columns-repeated="1014"/>
        </table:table-row>
        <table:table-row table:style-name="ro1">
          <table:table-cell office:value-type="float" office:value="115" calcext:value-type="float">
            <text:p>115</text:p>
          </table:table-cell>
          <table:table-cell office:value-type="float" office:value="189" calcext:value-type="float">
            <text:p>189</text:p>
          </table:table-cell>
          <table:table-cell office:value-type="float" office:value="209" calcext:value-type="float">
            <text:p>209</text:p>
          </table:table-cell>
          <table:table-cell office:value-type="float" office:value="665" calcext:value-type="float">
            <text:p>665</text:p>
          </table:table-cell>
          <table:table-cell office:value-type="float" office:value="939" calcext:value-type="float">
            <text:p>939</text:p>
          </table:table-cell>
          <table:table-cell office:value-type="float" office:value="119" calcext:value-type="float">
            <text:p>119</text:p>
          </table:table-cell>
          <table:table-cell office:value-type="float" office:value="-86" calcext:value-type="float">
            <text:p>-86</text:p>
          </table:table-cell>
          <table:table-cell table:formula="of:=90*([.N116]-1)+[.G116]" office:value-type="float" office:value="-176" calcext:value-type="float">
            <text:p>-176</text:p>
          </table:table-cell>
          <table:table-cell table:formula="of:=CONCATENATE(&quot;new Route(&quot;; ([.A116]-1)*3+1 ; &quot;,&quot; ; [.B116] ; &quot;,&quot; ; [.C116] ; &quot;, [new RouteSpace(&quot;; [.D116] ; &quot;,&quot; ; [.E116] ; &quot;,&quot; ; [.F116] ;  &quot;,&quot; ;[.G116] ;  &quot;)], BLUE),&quot; ; &quot;new Route(&quot;; ([.A116]-1)*3+2 ; &quot;,&quot; ; [.B116] ; &quot;,&quot; ; [.C116] ; &quot;, [new RouteSpace(&quot;; [.D116] ; &quot;,&quot; ; [.E116] ; &quot;,&quot; ; [.F116] ;  &quot;,&quot; ;[.G116] ;  &quot;)], YELLOW),&quot; ; &quot;new Route(&quot;; ([.A116]-1)*3+3 ; &quot;,&quot; ; [.B116] ; &quot;,&quot; ; [.C116] ; &quot;, [new RouteSpace(&quot;; [.D116] ; &quot;,&quot; ; [.E116] ; &quot;,&quot; ; [.F116] ;  &quot;,&quot; ;[.G116] ;  &quot;)], RED),&quot;)" office:value-type="string" office:string-value="new Route(343,189,209, [new RouteSpace(665,939,119,-86)], BLUE),new Route(344,189,209, [new RouteSpace(665,939,119,-86)], YELLOW),new Route(345,189,209, [new RouteSpace(665,939,119,-86)], RED)," calcext:value-type="string">
            <text:p>new Route(343,189,209, [new RouteSpace(665,939,119,-86)], BLUE),new Route(344,189,209, [new RouteSpace(665,939,119,-86)], YELLOW),new Route(345,189,209, [new RouteSpace(665,939,119,-86)], RED),</text:p>
          </table:table-cell>
          <table:table-cell table:formula="of:=CONCATENATE(([.A116]-1)*3+1;&quot;=&gt;new Route(&quot;; [.B116] ; &quot;,&quot; ; [.C116]  ;  &quot;,BLUE),&quot; ;  ([.A116]-1)*3+2;&quot;=&gt;new Route(&quot;; [.B116] ; &quot;,&quot; ; [.C116]  ;  &quot;,YELLOW),&quot; ; ([.A116]-1)*3+3;&quot;=&gt;new Route(&quot;; [.B116] ; &quot;,&quot; ; [.C116]  ;  &quot;,RED),&quot;)" office:value-type="string" office:string-value="343=&gt;new Route(189,209,BLUE),344=&gt;new Route(189,209,YELLOW),345=&gt;new Route(189,209,RED)," calcext:value-type="string">
            <text:p>343=&gt;new Route(189,209,BLUE),344=&gt;new Route(189,209,YELLOW),345=&gt;new Route(189,209,RED),</text:p>
          </table:table-cell>
          <table:table-cell table:number-columns-repeated="1014"/>
        </table:table-row>
        <table:table-row table:style-name="ro1">
          <table:table-cell office:value-type="float" office:value="116" calcext:value-type="float">
            <text:p>116</text:p>
          </table:table-cell>
          <table:table-cell office:value-type="float" office:value="190" calcext:value-type="float">
            <text:p>190</text:p>
          </table:table-cell>
          <table:table-cell office:value-type="float" office:value="209" calcext:value-type="float">
            <text:p>209</text:p>
          </table:table-cell>
          <table:table-cell office:value-type="float" office:value="612" calcext:value-type="float">
            <text:p>612</text:p>
          </table:table-cell>
          <table:table-cell office:value-type="float" office:value="1059" calcext:value-type="float">
            <text:p>1059</text:p>
          </table:table-cell>
          <table:table-cell office:value-type="float" office:value="102" calcext:value-type="float">
            <text:p>102</text:p>
          </table:table-cell>
          <table:table-cell office:value-type="float" office:value="-64" calcext:value-type="float">
            <text:p>-64</text:p>
          </table:table-cell>
          <table:table-cell table:formula="of:=90*([.N117]-1)+[.G117]" office:value-type="float" office:value="-154" calcext:value-type="float">
            <text:p>-154</text:p>
          </table:table-cell>
          <table:table-cell table:formula="of:=CONCATENATE(&quot;new Route(&quot;; ([.A117]-1)*3+1 ; &quot;,&quot; ; [.B117] ; &quot;,&quot; ; [.C117] ; &quot;, [new RouteSpace(&quot;; [.D117] ; &quot;,&quot; ; [.E117] ; &quot;,&quot; ; [.F117] ;  &quot;,&quot; ;[.G117] ;  &quot;)], BLUE),&quot; ; &quot;new Route(&quot;; ([.A117]-1)*3+2 ; &quot;,&quot; ; [.B117] ; &quot;,&quot; ; [.C117] ; &quot;, [new RouteSpace(&quot;; [.D117] ; &quot;,&quot; ; [.E117] ; &quot;,&quot; ; [.F117] ;  &quot;,&quot; ;[.G117] ;  &quot;)], YELLOW),&quot; ; &quot;new Route(&quot;; ([.A117]-1)*3+3 ; &quot;,&quot; ; [.B117] ; &quot;,&quot; ; [.C117] ; &quot;, [new RouteSpace(&quot;; [.D117] ; &quot;,&quot; ; [.E117] ; &quot;,&quot; ; [.F117] ;  &quot;,&quot; ;[.G117] ;  &quot;)], RED),&quot;)" office:value-type="string" office:string-value="new Route(346,190,209, [new RouteSpace(612,1059,102,-64)], BLUE),new Route(347,190,209, [new RouteSpace(612,1059,102,-64)], YELLOW),new Route(348,190,209, [new RouteSpace(612,1059,102,-64)], RED)," calcext:value-type="string">
            <text:p>new Route(346,190,209, [new RouteSpace(612,1059,102,-64)], BLUE),new Route(347,190,209, [new RouteSpace(612,1059,102,-64)], YELLOW),new Route(348,190,209, [new RouteSpace(612,1059,102,-64)], RED),</text:p>
          </table:table-cell>
          <table:table-cell table:formula="of:=CONCATENATE(([.A117]-1)*3+1;&quot;=&gt;new Route(&quot;; [.B117] ; &quot;,&quot; ; [.C117]  ;  &quot;,BLUE),&quot; ;  ([.A117]-1)*3+2;&quot;=&gt;new Route(&quot;; [.B117] ; &quot;,&quot; ; [.C117]  ;  &quot;,YELLOW),&quot; ; ([.A117]-1)*3+3;&quot;=&gt;new Route(&quot;; [.B117] ; &quot;,&quot; ; [.C117]  ;  &quot;,RED),&quot;)" office:value-type="string" office:string-value="346=&gt;new Route(190,209,BLUE),347=&gt;new Route(190,209,YELLOW),348=&gt;new Route(190,209,RED)," calcext:value-type="string">
            <text:p>346=&gt;new Route(190,209,BLUE),347=&gt;new Route(190,209,YELLOW),348=&gt;new Route(190,209,RED),</text:p>
          </table:table-cell>
          <table:table-cell table:number-columns-repeated="1014"/>
        </table:table-row>
        <table:table-row table:style-name="ro1">
          <table:table-cell office:value-type="float" office:value="117" calcext:value-type="float">
            <text:p>117</text:p>
          </table:table-cell>
          <table:table-cell office:value-type="float" office:value="190" calcext:value-type="float">
            <text:p>190</text:p>
          </table:table-cell>
          <table:table-cell office:value-type="float" office:value="205" calcext:value-type="float">
            <text:p>205</text:p>
          </table:table-cell>
          <table:table-cell office:value-type="float" office:value="449" calcext:value-type="float">
            <text:p>449</text:p>
          </table:table-cell>
          <table:table-cell office:value-type="float" office:value="1084" calcext:value-type="float">
            <text:p>1084</text:p>
          </table:table-cell>
          <table:table-cell office:value-type="float" office:value="140" calcext:value-type="float">
            <text:p>140</text:p>
          </table:table-cell>
          <table:table-cell office:value-type="float" office:value="-4" calcext:value-type="float">
            <text:p>-4</text:p>
          </table:table-cell>
          <table:table-cell table:formula="of:=90*([.N118]-1)+[.G118]" office:value-type="float" office:value="-94" calcext:value-type="float">
            <text:p>-94</text:p>
          </table:table-cell>
          <table:table-cell table:formula="of:=CONCATENATE(&quot;new Route(&quot;; ([.A118]-1)*3+1 ; &quot;,&quot; ; [.B118] ; &quot;,&quot; ; [.C118] ; &quot;, [new RouteSpace(&quot;; [.D118] ; &quot;,&quot; ; [.E118] ; &quot;,&quot; ; [.F118] ;  &quot;,&quot; ;[.G118] ;  &quot;)], BLUE),&quot; ; &quot;new Route(&quot;; ([.A118]-1)*3+2 ; &quot;,&quot; ; [.B118] ; &quot;,&quot; ; [.C118] ; &quot;, [new RouteSpace(&quot;; [.D118] ; &quot;,&quot; ; [.E118] ; &quot;,&quot; ; [.F118] ;  &quot;,&quot; ;[.G118] ;  &quot;)], YELLOW),&quot; ; &quot;new Route(&quot;; ([.A118]-1)*3+3 ; &quot;,&quot; ; [.B118] ; &quot;,&quot; ; [.C118] ; &quot;, [new RouteSpace(&quot;; [.D118] ; &quot;,&quot; ; [.E118] ; &quot;,&quot; ; [.F118] ;  &quot;,&quot; ;[.G118] ;  &quot;)], RED),&quot;)" office:value-type="string" office:string-value="new Route(349,190,205, [new RouteSpace(449,1084,140,-4)], BLUE),new Route(350,190,205, [new RouteSpace(449,1084,140,-4)], YELLOW),new Route(351,190,205, [new RouteSpace(449,1084,140,-4)], RED)," calcext:value-type="string">
            <text:p>new Route(349,190,205, [new RouteSpace(449,1084,140,-4)], BLUE),new Route(350,190,205, [new RouteSpace(449,1084,140,-4)], YELLOW),new Route(351,190,205, [new RouteSpace(449,1084,140,-4)], RED),</text:p>
          </table:table-cell>
          <table:table-cell table:formula="of:=CONCATENATE(([.A118]-1)*3+1;&quot;=&gt;new Route(&quot;; [.B118] ; &quot;,&quot; ; [.C118]  ;  &quot;,BLUE),&quot; ;  ([.A118]-1)*3+2;&quot;=&gt;new Route(&quot;; [.B118] ; &quot;,&quot; ; [.C118]  ;  &quot;,YELLOW),&quot; ; ([.A118]-1)*3+3;&quot;=&gt;new Route(&quot;; [.B118] ; &quot;,&quot; ; [.C118]  ;  &quot;,RED),&quot;)" office:value-type="string" office:string-value="349=&gt;new Route(190,205,BLUE),350=&gt;new Route(190,205,YELLOW),351=&gt;new Route(190,205,RED)," calcext:value-type="string">
            <text:p>349=&gt;new Route(190,205,BLUE),350=&gt;new Route(190,205,YELLOW),351=&gt;new Route(190,205,RED),</text:p>
          </table:table-cell>
          <table:table-cell table:number-columns-repeated="1014"/>
        </table:table-row>
        <table:table-row table:style-name="ro1">
          <table:table-cell office:value-type="float" office:value="118" calcext:value-type="float">
            <text:p>118</text:p>
          </table:table-cell>
          <table:table-cell office:value-type="float" office:value="190" calcext:value-type="float">
            <text:p>190</text:p>
          </table:table-cell>
          <table:table-cell office:value-type="float" office:value="210" calcext:value-type="float">
            <text:p>210</text:p>
          </table:table-cell>
          <table:table-cell office:value-type="float" office:value="612" calcext:value-type="float">
            <text:p>612</text:p>
          </table:table-cell>
          <table:table-cell office:value-type="float" office:value="1086" calcext:value-type="float">
            <text:p>1086</text:p>
          </table:table-cell>
          <table:table-cell office:value-type="float" office:value="101" calcext:value-type="float">
            <text:p>101</text:p>
          </table:table-cell>
          <table:table-cell office:value-type="float" office:value="60" calcext:value-type="float">
            <text:p>60</text:p>
          </table:table-cell>
          <table:table-cell table:formula="of:=90*([.N119]-1)+[.G119]" office:value-type="float" office:value="-30" calcext:value-type="float">
            <text:p>-30</text:p>
          </table:table-cell>
          <table:table-cell table:formula="of:=CONCATENATE(&quot;new Route(&quot;; ([.A119]-1)*3+1 ; &quot;,&quot; ; [.B119] ; &quot;,&quot; ; [.C119] ; &quot;, [new RouteSpace(&quot;; [.D119] ; &quot;,&quot; ; [.E119] ; &quot;,&quot; ; [.F119] ;  &quot;,&quot; ;[.G119] ;  &quot;)], BLUE),&quot; ; &quot;new Route(&quot;; ([.A119]-1)*3+2 ; &quot;,&quot; ; [.B119] ; &quot;,&quot; ; [.C119] ; &quot;, [new RouteSpace(&quot;; [.D119] ; &quot;,&quot; ; [.E119] ; &quot;,&quot; ; [.F119] ;  &quot;,&quot; ;[.G119] ;  &quot;)], YELLOW),&quot; ; &quot;new Route(&quot;; ([.A119]-1)*3+3 ; &quot;,&quot; ; [.B119] ; &quot;,&quot; ; [.C119] ; &quot;, [new RouteSpace(&quot;; [.D119] ; &quot;,&quot; ; [.E119] ; &quot;,&quot; ; [.F119] ;  &quot;,&quot; ;[.G119] ;  &quot;)], RED),&quot;)" office:value-type="string" office:string-value="new Route(352,190,210, [new RouteSpace(612,1086,101,60)], BLUE),new Route(353,190,210, [new RouteSpace(612,1086,101,60)], YELLOW),new Route(354,190,210, [new RouteSpace(612,1086,101,60)], RED)," calcext:value-type="string">
            <text:p>new Route(352,190,210, [new RouteSpace(612,1086,101,60)], BLUE),new Route(353,190,210, [new RouteSpace(612,1086,101,60)], YELLOW),new Route(354,190,210, [new RouteSpace(612,1086,101,60)], RED),</text:p>
          </table:table-cell>
          <table:table-cell table:formula="of:=CONCATENATE(([.A119]-1)*3+1;&quot;=&gt;new Route(&quot;; [.B119] ; &quot;,&quot; ; [.C119]  ;  &quot;,BLUE),&quot; ;  ([.A119]-1)*3+2;&quot;=&gt;new Route(&quot;; [.B119] ; &quot;,&quot; ; [.C119]  ;  &quot;,YELLOW),&quot; ; ([.A119]-1)*3+3;&quot;=&gt;new Route(&quot;; [.B119] ; &quot;,&quot; ; [.C119]  ;  &quot;,RED),&quot;)" office:value-type="string" office:string-value="352=&gt;new Route(190,210,BLUE),353=&gt;new Route(190,210,YELLOW),354=&gt;new Route(190,210,RED)," calcext:value-type="string">
            <text:p>352=&gt;new Route(190,210,BLUE),353=&gt;new Route(190,210,YELLOW),354=&gt;new Route(190,210,RED),</text:p>
          </table:table-cell>
          <table:table-cell table:number-columns-repeated="1014"/>
        </table:table-row>
        <table:table-row table:style-name="ro1">
          <table:table-cell office:value-type="float" office:value="119" calcext:value-type="float">
            <text:p>119</text:p>
          </table:table-cell>
          <table:table-cell office:value-type="float" office:value="142" calcext:value-type="float">
            <text:p>142</text:p>
          </table:table-cell>
          <table:table-cell office:value-type="float" office:value="191" calcext:value-type="float">
            <text:p>191</text:p>
          </table:table-cell>
          <table:table-cell office:value-type="float" office:value="805" calcext:value-type="float">
            <text:p>805</text:p>
          </table:table-cell>
          <table:table-cell office:value-type="float" office:value="716" calcext:value-type="float">
            <text:p>716</text:p>
          </table:table-cell>
          <table:table-cell office:value-type="float" office:value="85" calcext:value-type="float">
            <text:p>85</text:p>
          </table:table-cell>
          <table:table-cell office:value-type="float" office:value="66" calcext:value-type="float">
            <text:p>66</text:p>
          </table:table-cell>
          <table:table-cell table:formula="of:=90*([.N120]-1)+[.G120]" office:value-type="float" office:value="-24" calcext:value-type="float">
            <text:p>-24</text:p>
          </table:table-cell>
          <table:table-cell table:formula="of:=CONCATENATE(&quot;new Route(&quot;; ([.A120]-1)*3+1 ; &quot;,&quot; ; [.B120] ; &quot;,&quot; ; [.C120] ; &quot;, [new RouteSpace(&quot;; [.D120] ; &quot;,&quot; ; [.E120] ; &quot;,&quot; ; [.F120] ;  &quot;,&quot; ;[.G120] ;  &quot;)], BLUE),&quot; ; &quot;new Route(&quot;; ([.A120]-1)*3+2 ; &quot;,&quot; ; [.B120] ; &quot;,&quot; ; [.C120] ; &quot;, [new RouteSpace(&quot;; [.D120] ; &quot;,&quot; ; [.E120] ; &quot;,&quot; ; [.F120] ;  &quot;,&quot; ;[.G120] ;  &quot;)], YELLOW),&quot; ; &quot;new Route(&quot;; ([.A120]-1)*3+3 ; &quot;,&quot; ; [.B120] ; &quot;,&quot; ; [.C120] ; &quot;, [new RouteSpace(&quot;; [.D120] ; &quot;,&quot; ; [.E120] ; &quot;,&quot; ; [.F120] ;  &quot;,&quot; ;[.G120] ;  &quot;)], RED),&quot;)" office:value-type="string" office:string-value="new Route(355,142,191, [new RouteSpace(805,716,85,66)], BLUE),new Route(356,142,191, [new RouteSpace(805,716,85,66)], YELLOW),new Route(357,142,191, [new RouteSpace(805,716,85,66)], RED)," calcext:value-type="string">
            <text:p>new Route(355,142,191, [new RouteSpace(805,716,85,66)], BLUE),new Route(356,142,191, [new RouteSpace(805,716,85,66)], YELLOW),new Route(357,142,191, [new RouteSpace(805,716,85,66)], RED),</text:p>
          </table:table-cell>
          <table:table-cell table:formula="of:=CONCATENATE(([.A120]-1)*3+1;&quot;=&gt;new Route(&quot;; [.B120] ; &quot;,&quot; ; [.C120]  ;  &quot;,BLUE),&quot; ;  ([.A120]-1)*3+2;&quot;=&gt;new Route(&quot;; [.B120] ; &quot;,&quot; ; [.C120]  ;  &quot;,YELLOW),&quot; ; ([.A120]-1)*3+3;&quot;=&gt;new Route(&quot;; [.B120] ; &quot;,&quot; ; [.C120]  ;  &quot;,RED),&quot;)" office:value-type="string" office:string-value="355=&gt;new Route(142,191,BLUE),356=&gt;new Route(142,191,YELLOW),357=&gt;new Route(142,191,RED)," calcext:value-type="string">
            <text:p>355=&gt;new Route(142,191,BLUE),356=&gt;new Route(142,191,YELLOW),357=&gt;new Route(142,191,RED),</text:p>
          </table:table-cell>
          <table:table-cell table:number-columns-repeated="1014"/>
        </table:table-row>
        <table:table-row table:style-name="ro1">
          <table:table-cell office:value-type="float" office:value="120" calcext:value-type="float">
            <text:p>120</text:p>
          </table:table-cell>
          <table:table-cell office:value-type="float" office:value="145" calcext:value-type="float">
            <text:p>145</text:p>
          </table:table-cell>
          <table:table-cell office:value-type="float" office:value="191" calcext:value-type="float">
            <text:p>191</text:p>
          </table:table-cell>
          <table:table-cell office:value-type="float" office:value="847" calcext:value-type="float">
            <text:p>847</text:p>
          </table:table-cell>
          <table:table-cell office:value-type="float" office:value="824" calcext:value-type="float">
            <text:p>824</text:p>
          </table:table-cell>
          <table:table-cell office:value-type="float" office:value="84" calcext:value-type="float">
            <text:p>84</text:p>
          </table:table-cell>
          <table:table-cell office:value-type="float" office:value="89" calcext:value-type="float">
            <text:p>89</text:p>
          </table:table-cell>
          <table:table-cell table:formula="of:=90*([.N121]-1)+[.G121]" office:value-type="float" office:value="-1" calcext:value-type="float">
            <text:p>-1</text:p>
          </table:table-cell>
          <table:table-cell table:formula="of:=CONCATENATE(&quot;new Route(&quot;; ([.A121]-1)*3+1 ; &quot;,&quot; ; [.B121] ; &quot;,&quot; ; [.C121] ; &quot;, [new RouteSpace(&quot;; [.D121] ; &quot;,&quot; ; [.E121] ; &quot;,&quot; ; [.F121] ;  &quot;,&quot; ;[.G121] ;  &quot;)], BLUE),&quot; ; &quot;new Route(&quot;; ([.A121]-1)*3+2 ; &quot;,&quot; ; [.B121] ; &quot;,&quot; ; [.C121] ; &quot;, [new RouteSpace(&quot;; [.D121] ; &quot;,&quot; ; [.E121] ; &quot;,&quot; ; [.F121] ;  &quot;,&quot; ;[.G121] ;  &quot;)], YELLOW),&quot; ; &quot;new Route(&quot;; ([.A121]-1)*3+3 ; &quot;,&quot; ; [.B121] ; &quot;,&quot; ; [.C121] ; &quot;, [new RouteSpace(&quot;; [.D121] ; &quot;,&quot; ; [.E121] ; &quot;,&quot; ; [.F121] ;  &quot;,&quot; ;[.G121] ;  &quot;)], RED),&quot;)" office:value-type="string" office:string-value="new Route(358,145,191, [new RouteSpace(847,824,84,89)], BLUE),new Route(359,145,191, [new RouteSpace(847,824,84,89)], YELLOW),new Route(360,145,191, [new RouteSpace(847,824,84,89)], RED)," calcext:value-type="string">
            <text:p>new Route(358,145,191, [new RouteSpace(847,824,84,89)], BLUE),new Route(359,145,191, [new RouteSpace(847,824,84,89)], YELLOW),new Route(360,145,191, [new RouteSpace(847,824,84,89)], RED),</text:p>
          </table:table-cell>
          <table:table-cell table:formula="of:=CONCATENATE(([.A121]-1)*3+1;&quot;=&gt;new Route(&quot;; [.B121] ; &quot;,&quot; ; [.C121]  ;  &quot;,BLUE),&quot; ;  ([.A121]-1)*3+2;&quot;=&gt;new Route(&quot;; [.B121] ; &quot;,&quot; ; [.C121]  ;  &quot;,YELLOW),&quot; ; ([.A121]-1)*3+3;&quot;=&gt;new Route(&quot;; [.B121] ; &quot;,&quot; ; [.C121]  ;  &quot;,RED),&quot;)" office:value-type="string" office:string-value="358=&gt;new Route(145,191,BLUE),359=&gt;new Route(145,191,YELLOW),360=&gt;new Route(145,191,RED)," calcext:value-type="string">
            <text:p>358=&gt;new Route(145,191,BLUE),359=&gt;new Route(145,191,YELLOW),360=&gt;new Route(145,191,RED),</text:p>
          </table:table-cell>
          <table:table-cell table:number-columns-repeated="1014"/>
        </table:table-row>
        <table:table-row table:style-name="ro1">
          <table:table-cell office:value-type="float" office:value="121" calcext:value-type="float">
            <text:p>121</text:p>
          </table:table-cell>
          <table:table-cell office:value-type="float" office:value="148" calcext:value-type="float">
            <text:p>148</text:p>
          </table:table-cell>
          <table:table-cell office:value-type="float" office:value="192" calcext:value-type="float">
            <text:p>192</text:p>
          </table:table-cell>
          <table:table-cell office:value-type="float" office:value="837" calcext:value-type="float">
            <text:p>837</text:p>
          </table:table-cell>
          <table:table-cell office:value-type="float" office:value="1170" calcext:value-type="float">
            <text:p>1170</text:p>
          </table:table-cell>
          <table:table-cell office:value-type="float" office:value="102" calcext:value-type="float">
            <text:p>102</text:p>
          </table:table-cell>
          <table:table-cell office:value-type="float" office:value="-29" calcext:value-type="float">
            <text:p>-29</text:p>
          </table:table-cell>
          <table:table-cell table:formula="of:=90*([.N122]-1)+[.G122]" office:value-type="float" office:value="-119" calcext:value-type="float">
            <text:p>-119</text:p>
          </table:table-cell>
          <table:table-cell table:formula="of:=CONCATENATE(&quot;new Route(&quot;; ([.A122]-1)*3+1 ; &quot;,&quot; ; [.B122] ; &quot;,&quot; ; [.C122] ; &quot;, [new RouteSpace(&quot;; [.D122] ; &quot;,&quot; ; [.E122] ; &quot;,&quot; ; [.F122] ;  &quot;,&quot; ;[.G122] ;  &quot;)], BLUE),&quot; ; &quot;new Route(&quot;; ([.A122]-1)*3+2 ; &quot;,&quot; ; [.B122] ; &quot;,&quot; ; [.C122] ; &quot;, [new RouteSpace(&quot;; [.D122] ; &quot;,&quot; ; [.E122] ; &quot;,&quot; ; [.F122] ;  &quot;,&quot; ;[.G122] ;  &quot;)], YELLOW),&quot; ; &quot;new Route(&quot;; ([.A122]-1)*3+3 ; &quot;,&quot; ; [.B122] ; &quot;,&quot; ; [.C122] ; &quot;, [new RouteSpace(&quot;; [.D122] ; &quot;,&quot; ; [.E122] ; &quot;,&quot; ; [.F122] ;  &quot;,&quot; ;[.G122] ;  &quot;)], RED),&quot;)" office:value-type="string" office:string-value="new Route(361,148,192, [new RouteSpace(837,1170,102,-29)], BLUE),new Route(362,148,192, [new RouteSpace(837,1170,102,-29)], YELLOW),new Route(363,148,192, [new RouteSpace(837,1170,102,-29)], RED)," calcext:value-type="string">
            <text:p>new Route(361,148,192, [new RouteSpace(837,1170,102,-29)], BLUE),new Route(362,148,192, [new RouteSpace(837,1170,102,-29)], YELLOW),new Route(363,148,192, [new RouteSpace(837,1170,102,-29)], RED),</text:p>
          </table:table-cell>
          <table:table-cell table:formula="of:=CONCATENATE(([.A122]-1)*3+1;&quot;=&gt;new Route(&quot;; [.B122] ; &quot;,&quot; ; [.C122]  ;  &quot;,BLUE),&quot; ;  ([.A122]-1)*3+2;&quot;=&gt;new Route(&quot;; [.B122] ; &quot;,&quot; ; [.C122]  ;  &quot;,YELLOW),&quot; ; ([.A122]-1)*3+3;&quot;=&gt;new Route(&quot;; [.B122] ; &quot;,&quot; ; [.C122]  ;  &quot;,RED),&quot;)" office:value-type="string" office:string-value="361=&gt;new Route(148,192,BLUE),362=&gt;new Route(148,192,YELLOW),363=&gt;new Route(148,192,RED)," calcext:value-type="string">
            <text:p>361=&gt;new Route(148,192,BLUE),362=&gt;new Route(148,192,YELLOW),363=&gt;new Route(148,192,RED),</text:p>
          </table:table-cell>
          <table:table-cell table:number-columns-repeated="1014"/>
        </table:table-row>
        <table:table-row table:style-name="ro1">
          <table:table-cell office:value-type="float" office:value="122" calcext:value-type="float">
            <text:p>122</text:p>
          </table:table-cell>
          <table:table-cell office:value-type="float" office:value="192" calcext:value-type="float">
            <text:p>192</text:p>
          </table:table-cell>
          <table:table-cell office:value-type="float" office:value="210" calcext:value-type="float">
            <text:p>210</text:p>
          </table:table-cell>
          <table:table-cell office:value-type="float" office:value="688" calcext:value-type="float">
            <text:p>688</text:p>
          </table:table-cell>
          <table:table-cell office:value-type="float" office:value="1185" calcext:value-type="float">
            <text:p>1185</text:p>
          </table:table-cell>
          <table:table-cell office:value-type="float" office:value="121" calcext:value-type="float">
            <text:p>121</text:p>
          </table:table-cell>
          <table:table-cell office:value-type="float" office:value="-5" calcext:value-type="float">
            <text:p>-5</text:p>
          </table:table-cell>
          <table:table-cell table:formula="of:=90*([.N123]-1)+[.G123]" office:value-type="float" office:value="-95" calcext:value-type="float">
            <text:p>-95</text:p>
          </table:table-cell>
          <table:table-cell table:formula="of:=CONCATENATE(&quot;new Route(&quot;; ([.A123]-1)*3+1 ; &quot;,&quot; ; [.B123] ; &quot;,&quot; ; [.C123] ; &quot;, [new RouteSpace(&quot;; [.D123] ; &quot;,&quot; ; [.E123] ; &quot;,&quot; ; [.F123] ;  &quot;,&quot; ;[.G123] ;  &quot;)], BLUE),&quot; ; &quot;new Route(&quot;; ([.A123]-1)*3+2 ; &quot;,&quot; ; [.B123] ; &quot;,&quot; ; [.C123] ; &quot;, [new RouteSpace(&quot;; [.D123] ; &quot;,&quot; ; [.E123] ; &quot;,&quot; ; [.F123] ;  &quot;,&quot; ;[.G123] ;  &quot;)], YELLOW),&quot; ; &quot;new Route(&quot;; ([.A123]-1)*3+3 ; &quot;,&quot; ; [.B123] ; &quot;,&quot; ; [.C123] ; &quot;, [new RouteSpace(&quot;; [.D123] ; &quot;,&quot; ; [.E123] ; &quot;,&quot; ; [.F123] ;  &quot;,&quot; ;[.G123] ;  &quot;)], RED),&quot;)" office:value-type="string" office:string-value="new Route(364,192,210, [new RouteSpace(688,1185,121,-5)], BLUE),new Route(365,192,210, [new RouteSpace(688,1185,121,-5)], YELLOW),new Route(366,192,210, [new RouteSpace(688,1185,121,-5)], RED)," calcext:value-type="string">
            <text:p>new Route(364,192,210, [new RouteSpace(688,1185,121,-5)], BLUE),new Route(365,192,210, [new RouteSpace(688,1185,121,-5)], YELLOW),new Route(366,192,210, [new RouteSpace(688,1185,121,-5)], RED),</text:p>
          </table:table-cell>
          <table:table-cell table:formula="of:=CONCATENATE(([.A123]-1)*3+1;&quot;=&gt;new Route(&quot;; [.B123] ; &quot;,&quot; ; [.C123]  ;  &quot;,BLUE),&quot; ;  ([.A123]-1)*3+2;&quot;=&gt;new Route(&quot;; [.B123] ; &quot;,&quot; ; [.C123]  ;  &quot;,YELLOW),&quot; ; ([.A123]-1)*3+3;&quot;=&gt;new Route(&quot;; [.B123] ; &quot;,&quot; ; [.C123]  ;  &quot;,RED),&quot;)" office:value-type="string" office:string-value="364=&gt;new Route(192,210,BLUE),365=&gt;new Route(192,210,YELLOW),366=&gt;new Route(192,210,RED)," calcext:value-type="string">
            <text:p>364=&gt;new Route(192,210,BLUE),365=&gt;new Route(192,210,YELLOW),366=&gt;new Route(192,210,RED),</text:p>
          </table:table-cell>
          <table:table-cell table:number-columns-repeated="1014"/>
        </table:table-row>
        <table:table-row table:style-name="ro1">
          <table:table-cell office:value-type="float" office:value="123" calcext:value-type="float">
            <text:p>123</text:p>
          </table:table-cell>
          <table:table-cell office:value-type="float" office:value="192" calcext:value-type="float">
            <text:p>192</text:p>
          </table:table-cell>
          <table:table-cell office:value-type="float" office:value="211" calcext:value-type="float">
            <text:p>211</text:p>
          </table:table-cell>
          <table:table-cell office:value-type="float" office:value="742" calcext:value-type="float">
            <text:p>742</text:p>
          </table:table-cell>
          <table:table-cell office:value-type="float" office:value="1277" calcext:value-type="float">
            <text:p>1277</text:p>
          </table:table-cell>
          <table:table-cell office:value-type="float" office:value="113" calcext:value-type="float">
            <text:p>113</text:p>
          </table:table-cell>
          <table:table-cell office:value-type="float" office:value="-52" calcext:value-type="float">
            <text:p>-52</text:p>
          </table:table-cell>
          <table:table-cell table:formula="of:=90*([.N124]-1)+[.G124]" office:value-type="float" office:value="-142" calcext:value-type="float">
            <text:p>-142</text:p>
          </table:table-cell>
          <table:table-cell table:formula="of:=CONCATENATE(&quot;new Route(&quot;; ([.A124]-1)*3+1 ; &quot;,&quot; ; [.B124] ; &quot;,&quot; ; [.C124] ; &quot;, [new RouteSpace(&quot;; [.D124] ; &quot;,&quot; ; [.E124] ; &quot;,&quot; ; [.F124] ;  &quot;,&quot; ;[.G124] ;  &quot;)], BLUE),&quot; ; &quot;new Route(&quot;; ([.A124]-1)*3+2 ; &quot;,&quot; ; [.B124] ; &quot;,&quot; ; [.C124] ; &quot;, [new RouteSpace(&quot;; [.D124] ; &quot;,&quot; ; [.E124] ; &quot;,&quot; ; [.F124] ;  &quot;,&quot; ;[.G124] ;  &quot;)], YELLOW),&quot; ; &quot;new Route(&quot;; ([.A124]-1)*3+3 ; &quot;,&quot; ; [.B124] ; &quot;,&quot; ; [.C124] ; &quot;, [new RouteSpace(&quot;; [.D124] ; &quot;,&quot; ; [.E124] ; &quot;,&quot; ; [.F124] ;  &quot;,&quot; ;[.G124] ;  &quot;)], RED),&quot;)" office:value-type="string" office:string-value="new Route(367,192,211, [new RouteSpace(742,1277,113,-52)], BLUE),new Route(368,192,211, [new RouteSpace(742,1277,113,-52)], YELLOW),new Route(369,192,211, [new RouteSpace(742,1277,113,-52)], RED)," calcext:value-type="string">
            <text:p>new Route(367,192,211, [new RouteSpace(742,1277,113,-52)], BLUE),new Route(368,192,211, [new RouteSpace(742,1277,113,-52)], YELLOW),new Route(369,192,211, [new RouteSpace(742,1277,113,-52)], RED),</text:p>
          </table:table-cell>
          <table:table-cell table:formula="of:=CONCATENATE(([.A124]-1)*3+1;&quot;=&gt;new Route(&quot;; [.B124] ; &quot;,&quot; ; [.C124]  ;  &quot;,BLUE),&quot; ;  ([.A124]-1)*3+2;&quot;=&gt;new Route(&quot;; [.B124] ; &quot;,&quot; ; [.C124]  ;  &quot;,YELLOW),&quot; ; ([.A124]-1)*3+3;&quot;=&gt;new Route(&quot;; [.B124] ; &quot;,&quot; ; [.C124]  ;  &quot;,RED),&quot;)" office:value-type="string" office:string-value="367=&gt;new Route(192,211,BLUE),368=&gt;new Route(192,211,YELLOW),369=&gt;new Route(192,211,RED)," calcext:value-type="string">
            <text:p>367=&gt;new Route(192,211,BLUE),368=&gt;new Route(192,211,YELLOW),369=&gt;new Route(192,211,RED),</text:p>
          </table:table-cell>
          <table:table-cell table:number-columns-repeated="1014"/>
        </table:table-row>
        <table:table-row table:style-name="ro1">
          <table:table-cell office:value-type="float" office:value="124" calcext:value-type="float">
            <text:p>124</text:p>
          </table:table-cell>
          <table:table-cell office:value-type="float" office:value="192" calcext:value-type="float">
            <text:p>192</text:p>
          </table:table-cell>
          <table:table-cell office:value-type="float" office:value="214" calcext:value-type="float">
            <text:p>214</text:p>
          </table:table-cell>
          <table:table-cell office:value-type="float" office:value="835" calcext:value-type="float">
            <text:p>835</text:p>
          </table:table-cell>
          <table:table-cell office:value-type="float" office:value="1191" calcext:value-type="float">
            <text:p>1191</text:p>
          </table:table-cell>
          <table:table-cell office:value-type="float" office:value="107" calcext:value-type="float">
            <text:p>107</text:p>
          </table:table-cell>
          <table:table-cell office:value-type="float" office:value="49" calcext:value-type="float">
            <text:p>49</text:p>
          </table:table-cell>
          <table:table-cell table:formula="of:=90*([.N125]-1)+[.G125]" office:value-type="float" office:value="-41" calcext:value-type="float">
            <text:p>-41</text:p>
          </table:table-cell>
          <table:table-cell table:formula="of:=CONCATENATE(&quot;new Route(&quot;; ([.A125]-1)*3+1 ; &quot;,&quot; ; [.B125] ; &quot;,&quot; ; [.C125] ; &quot;, [new RouteSpace(&quot;; [.D125] ; &quot;,&quot; ; [.E125] ; &quot;,&quot; ; [.F125] ;  &quot;,&quot; ;[.G125] ;  &quot;)], BLUE),&quot; ; &quot;new Route(&quot;; ([.A125]-1)*3+2 ; &quot;,&quot; ; [.B125] ; &quot;,&quot; ; [.C125] ; &quot;, [new RouteSpace(&quot;; [.D125] ; &quot;,&quot; ; [.E125] ; &quot;,&quot; ; [.F125] ;  &quot;,&quot; ;[.G125] ;  &quot;)], YELLOW),&quot; ; &quot;new Route(&quot;; ([.A125]-1)*3+3 ; &quot;,&quot; ; [.B125] ; &quot;,&quot; ; [.C125] ; &quot;, [new RouteSpace(&quot;; [.D125] ; &quot;,&quot; ; [.E125] ; &quot;,&quot; ; [.F125] ;  &quot;,&quot; ;[.G125] ;  &quot;)], RED),&quot;)" office:value-type="string" office:string-value="new Route(370,192,214, [new RouteSpace(835,1191,107,49)], BLUE),new Route(371,192,214, [new RouteSpace(835,1191,107,49)], YELLOW),new Route(372,192,214, [new RouteSpace(835,1191,107,49)], RED)," calcext:value-type="string">
            <text:p>new Route(370,192,214, [new RouteSpace(835,1191,107,49)], BLUE),new Route(371,192,214, [new RouteSpace(835,1191,107,49)], YELLOW),new Route(372,192,214, [new RouteSpace(835,1191,107,49)], RED),</text:p>
          </table:table-cell>
          <table:table-cell table:formula="of:=CONCATENATE(([.A125]-1)*3+1;&quot;=&gt;new Route(&quot;; [.B125] ; &quot;,&quot; ; [.C125]  ;  &quot;,BLUE),&quot; ;  ([.A125]-1)*3+2;&quot;=&gt;new Route(&quot;; [.B125] ; &quot;,&quot; ; [.C125]  ;  &quot;,YELLOW),&quot; ; ([.A125]-1)*3+3;&quot;=&gt;new Route(&quot;; [.B125] ; &quot;,&quot; ; [.C125]  ;  &quot;,RED),&quot;)" office:value-type="string" office:string-value="370=&gt;new Route(192,214,BLUE),371=&gt;new Route(192,214,YELLOW),372=&gt;new Route(192,214,RED)," calcext:value-type="string">
            <text:p>370=&gt;new Route(192,214,BLUE),371=&gt;new Route(192,214,YELLOW),372=&gt;new Route(192,214,RED),</text:p>
          </table:table-cell>
          <table:table-cell table:number-columns-repeated="1014"/>
        </table:table-row>
        <table:table-row table:style-name="ro1">
          <table:table-cell office:value-type="float" office:value="125" calcext:value-type="float">
            <text:p>125</text:p>
          </table:table-cell>
          <table:table-cell office:value-type="float" office:value="129" calcext:value-type="float">
            <text:p>129</text:p>
          </table:table-cell>
          <table:table-cell office:value-type="float" office:value="193" calcext:value-type="float">
            <text:p>193</text:p>
          </table:table-cell>
          <table:table-cell office:value-type="float" office:value="853" calcext:value-type="float">
            <text:p>853</text:p>
          </table:table-cell>
          <table:table-cell office:value-type="float" office:value="25" calcext:value-type="float">
            <text:p>25</text:p>
          </table:table-cell>
          <table:table-cell office:value-type="float" office:value="128" calcext:value-type="float">
            <text:p>128</text:p>
          </table:table-cell>
          <table:table-cell office:value-type="float" office:value="10" calcext:value-type="float">
            <text:p>10</text:p>
          </table:table-cell>
          <table:table-cell table:formula="of:=90*([.N126]-1)+[.G126]" office:value-type="float" office:value="-80" calcext:value-type="float">
            <text:p>-80</text:p>
          </table:table-cell>
          <table:table-cell table:formula="of:=CONCATENATE(&quot;new Route(&quot;; ([.A126]-1)*3+1 ; &quot;,&quot; ; [.B126] ; &quot;,&quot; ; [.C126] ; &quot;, [new RouteSpace(&quot;; [.D126] ; &quot;,&quot; ; [.E126] ; &quot;,&quot; ; [.F126] ;  &quot;,&quot; ;[.G126] ;  &quot;)], BLUE),&quot; ; &quot;new Route(&quot;; ([.A126]-1)*3+2 ; &quot;,&quot; ; [.B126] ; &quot;,&quot; ; [.C126] ; &quot;, [new RouteSpace(&quot;; [.D126] ; &quot;,&quot; ; [.E126] ; &quot;,&quot; ; [.F126] ;  &quot;,&quot; ;[.G126] ;  &quot;)], YELLOW),&quot; ; &quot;new Route(&quot;; ([.A126]-1)*3+3 ; &quot;,&quot; ; [.B126] ; &quot;,&quot; ; [.C126] ; &quot;, [new RouteSpace(&quot;; [.D126] ; &quot;,&quot; ; [.E126] ; &quot;,&quot; ; [.F126] ;  &quot;,&quot; ;[.G126] ;  &quot;)], RED),&quot;)" office:value-type="string" office:string-value="new Route(373,129,193, [new RouteSpace(853,25,128,10)], BLUE),new Route(374,129,193, [new RouteSpace(853,25,128,10)], YELLOW),new Route(375,129,193, [new RouteSpace(853,25,128,10)], RED)," calcext:value-type="string">
            <text:p>new Route(373,129,193, [new RouteSpace(853,25,128,10)], BLUE),new Route(374,129,193, [new RouteSpace(853,25,128,10)], YELLOW),new Route(375,129,193, [new RouteSpace(853,25,128,10)], RED),</text:p>
          </table:table-cell>
          <table:table-cell table:formula="of:=CONCATENATE(([.A126]-1)*3+1;&quot;=&gt;new Route(&quot;; [.B126] ; &quot;,&quot; ; [.C126]  ;  &quot;,BLUE),&quot; ;  ([.A126]-1)*3+2;&quot;=&gt;new Route(&quot;; [.B126] ; &quot;,&quot; ; [.C126]  ;  &quot;,YELLOW),&quot; ; ([.A126]-1)*3+3;&quot;=&gt;new Route(&quot;; [.B126] ; &quot;,&quot; ; [.C126]  ;  &quot;,RED),&quot;)" office:value-type="string" office:string-value="373=&gt;new Route(129,193,BLUE),374=&gt;new Route(129,193,YELLOW),375=&gt;new Route(129,193,RED)," calcext:value-type="string">
            <text:p>373=&gt;new Route(129,193,BLUE),374=&gt;new Route(129,193,YELLOW),375=&gt;new Route(129,193,RED),</text:p>
          </table:table-cell>
          <table:table-cell table:number-columns-repeated="1014"/>
        </table:table-row>
        <table:table-row table:style-name="ro1">
          <table:table-cell office:value-type="float" office:value="126" calcext:value-type="float">
            <text:p>126</text:p>
          </table:table-cell>
          <table:table-cell office:value-type="float" office:value="155" calcext:value-type="float">
            <text:p>155</text:p>
          </table:table-cell>
          <table:table-cell office:value-type="float" office:value="193" calcext:value-type="float">
            <text:p>193</text:p>
          </table:table-cell>
          <table:table-cell office:value-type="float" office:value="1006" calcext:value-type="float">
            <text:p>1006</text:p>
          </table:table-cell>
          <table:table-cell office:value-type="float" office:value="50" calcext:value-type="float">
            <text:p>50</text:p>
          </table:table-cell>
          <table:table-cell office:value-type="float" office:value="162" calcext:value-type="float">
            <text:p>162</text:p>
          </table:table-cell>
          <table:table-cell office:value-type="float" office:value="-1" calcext:value-type="float">
            <text:p>-1</text:p>
          </table:table-cell>
          <table:table-cell table:formula="of:=90*([.N127]-1)+[.G127]" office:value-type="float" office:value="-91" calcext:value-type="float">
            <text:p>-91</text:p>
          </table:table-cell>
          <table:table-cell table:formula="of:=CONCATENATE(&quot;new Route(&quot;; ([.A127]-1)*3+1 ; &quot;,&quot; ; [.B127] ; &quot;,&quot; ; [.C127] ; &quot;, [new RouteSpace(&quot;; [.D127] ; &quot;,&quot; ; [.E127] ; &quot;,&quot; ; [.F127] ;  &quot;,&quot; ;[.G127] ;  &quot;)], BLUE),&quot; ; &quot;new Route(&quot;; ([.A127]-1)*3+2 ; &quot;,&quot; ; [.B127] ; &quot;,&quot; ; [.C127] ; &quot;, [new RouteSpace(&quot;; [.D127] ; &quot;,&quot; ; [.E127] ; &quot;,&quot; ; [.F127] ;  &quot;,&quot; ;[.G127] ;  &quot;)], YELLOW),&quot; ; &quot;new Route(&quot;; ([.A127]-1)*3+3 ; &quot;,&quot; ; [.B127] ; &quot;,&quot; ; [.C127] ; &quot;, [new RouteSpace(&quot;; [.D127] ; &quot;,&quot; ; [.E127] ; &quot;,&quot; ; [.F127] ;  &quot;,&quot; ;[.G127] ;  &quot;)], RED),&quot;)" office:value-type="string" office:string-value="new Route(376,155,193, [new RouteSpace(1006,50,162,-1)], BLUE),new Route(377,155,193, [new RouteSpace(1006,50,162,-1)], YELLOW),new Route(378,155,193, [new RouteSpace(1006,50,162,-1)], RED)," calcext:value-type="string">
            <text:p>new Route(376,155,193, [new RouteSpace(1006,50,162,-1)], BLUE),new Route(377,155,193, [new RouteSpace(1006,50,162,-1)], YELLOW),new Route(378,155,193, [new RouteSpace(1006,50,162,-1)], RED),</text:p>
          </table:table-cell>
          <table:table-cell table:formula="of:=CONCATENATE(([.A127]-1)*3+1;&quot;=&gt;new Route(&quot;; [.B127] ; &quot;,&quot; ; [.C127]  ;  &quot;,BLUE),&quot; ;  ([.A127]-1)*3+2;&quot;=&gt;new Route(&quot;; [.B127] ; &quot;,&quot; ; [.C127]  ;  &quot;,YELLOW),&quot; ; ([.A127]-1)*3+3;&quot;=&gt;new Route(&quot;; [.B127] ; &quot;,&quot; ; [.C127]  ;  &quot;,RED),&quot;)" office:value-type="string" office:string-value="376=&gt;new Route(155,193,BLUE),377=&gt;new Route(155,193,YELLOW),378=&gt;new Route(155,193,RED)," calcext:value-type="string">
            <text:p>376=&gt;new Route(155,193,BLUE),377=&gt;new Route(155,193,YELLOW),378=&gt;new Route(155,193,RED),</text:p>
          </table:table-cell>
          <table:table-cell table:number-columns-repeated="1014"/>
        </table:table-row>
        <table:table-row table:style-name="ro1">
          <table:table-cell office:value-type="float" office:value="127" calcext:value-type="float">
            <text:p>127</text:p>
          </table:table-cell>
          <table:table-cell office:value-type="float" office:value="154" calcext:value-type="float">
            <text:p>154</text:p>
          </table:table-cell>
          <table:table-cell office:value-type="float" office:value="193" calcext:value-type="float">
            <text:p>193</text:p>
          </table:table-cell>
          <table:table-cell office:value-type="float" office:value="993" calcext:value-type="float">
            <text:p>993</text:p>
          </table:table-cell>
          <table:table-cell office:value-type="float" office:value="62" calcext:value-type="float">
            <text:p>62</text:p>
          </table:table-cell>
          <table:table-cell office:value-type="float" office:value="94" calcext:value-type="float">
            <text:p>94</text:p>
          </table:table-cell>
          <table:table-cell office:value-type="float" office:value="69" calcext:value-type="float">
            <text:p>69</text:p>
          </table:table-cell>
          <table:table-cell table:formula="of:=90*([.N128]-1)+[.G128]" office:value-type="float" office:value="-21" calcext:value-type="float">
            <text:p>-21</text:p>
          </table:table-cell>
          <table:table-cell table:formula="of:=CONCATENATE(&quot;new Route(&quot;; ([.A128]-1)*3+1 ; &quot;,&quot; ; [.B128] ; &quot;,&quot; ; [.C128] ; &quot;, [new RouteSpace(&quot;; [.D128] ; &quot;,&quot; ; [.E128] ; &quot;,&quot; ; [.F128] ;  &quot;,&quot; ;[.G128] ;  &quot;)], BLUE),&quot; ; &quot;new Route(&quot;; ([.A128]-1)*3+2 ; &quot;,&quot; ; [.B128] ; &quot;,&quot; ; [.C128] ; &quot;, [new RouteSpace(&quot;; [.D128] ; &quot;,&quot; ; [.E128] ; &quot;,&quot; ; [.F128] ;  &quot;,&quot; ;[.G128] ;  &quot;)], YELLOW),&quot; ; &quot;new Route(&quot;; ([.A128]-1)*3+3 ; &quot;,&quot; ; [.B128] ; &quot;,&quot; ; [.C128] ; &quot;, [new RouteSpace(&quot;; [.D128] ; &quot;,&quot; ; [.E128] ; &quot;,&quot; ; [.F128] ;  &quot;,&quot; ;[.G128] ;  &quot;)], RED),&quot;)" office:value-type="string" office:string-value="new Route(379,154,193, [new RouteSpace(993,62,94,69)], BLUE),new Route(380,154,193, [new RouteSpace(993,62,94,69)], YELLOW),new Route(381,154,193, [new RouteSpace(993,62,94,69)], RED)," calcext:value-type="string">
            <text:p>new Route(379,154,193, [new RouteSpace(993,62,94,69)], BLUE),new Route(380,154,193, [new RouteSpace(993,62,94,69)], YELLOW),new Route(381,154,193, [new RouteSpace(993,62,94,69)], RED),</text:p>
          </table:table-cell>
          <table:table-cell table:formula="of:=CONCATENATE(([.A128]-1)*3+1;&quot;=&gt;new Route(&quot;; [.B128] ; &quot;,&quot; ; [.C128]  ;  &quot;,BLUE),&quot; ;  ([.A128]-1)*3+2;&quot;=&gt;new Route(&quot;; [.B128] ; &quot;,&quot; ; [.C128]  ;  &quot;,YELLOW),&quot; ; ([.A128]-1)*3+3;&quot;=&gt;new Route(&quot;; [.B128] ; &quot;,&quot; ; [.C128]  ;  &quot;,RED),&quot;)" office:value-type="string" office:string-value="379=&gt;new Route(154,193,BLUE),380=&gt;new Route(154,193,YELLOW),381=&gt;new Route(154,193,RED)," calcext:value-type="string">
            <text:p>379=&gt;new Route(154,193,BLUE),380=&gt;new Route(154,193,YELLOW),381=&gt;new Route(154,193,RED),</text:p>
          </table:table-cell>
          <table:table-cell table:number-columns-repeated="1014"/>
        </table:table-row>
        <table:table-row table:style-name="ro1">
          <table:table-cell office:value-type="float" office:value="128" calcext:value-type="float">
            <text:p>128</text:p>
          </table:table-cell>
          <table:table-cell office:value-type="float" office:value="147" calcext:value-type="float">
            <text:p>147</text:p>
          </table:table-cell>
          <table:table-cell office:value-type="float" office:value="194" calcext:value-type="float">
            <text:p>194</text:p>
          </table:table-cell>
          <table:table-cell office:value-type="float" office:value="1057" calcext:value-type="float">
            <text:p>1057</text:p>
          </table:table-cell>
          <table:table-cell office:value-type="float" office:value="1025" calcext:value-type="float">
            <text:p>1025</text:p>
          </table:table-cell>
          <table:table-cell office:value-type="float" office:value="99" calcext:value-type="float">
            <text:p>99</text:p>
          </table:table-cell>
          <table:table-cell office:value-type="float" office:value="-78" calcext:value-type="float">
            <text:p>-78</text:p>
          </table:table-cell>
          <table:table-cell table:formula="of:=90*([.N129]-1)+[.G129]" office:value-type="float" office:value="-168" calcext:value-type="float">
            <text:p>-168</text:p>
          </table:table-cell>
          <table:table-cell table:formula="of:=CONCATENATE(&quot;new Route(&quot;; ([.A129]-1)*3+1 ; &quot;,&quot; ; [.B129] ; &quot;,&quot; ; [.C129] ; &quot;, [new RouteSpace(&quot;; [.D129] ; &quot;,&quot; ; [.E129] ; &quot;,&quot; ; [.F129] ;  &quot;,&quot; ;[.G129] ;  &quot;)], BLUE),&quot; ; &quot;new Route(&quot;; ([.A129]-1)*3+2 ; &quot;,&quot; ; [.B129] ; &quot;,&quot; ; [.C129] ; &quot;, [new RouteSpace(&quot;; [.D129] ; &quot;,&quot; ; [.E129] ; &quot;,&quot; ; [.F129] ;  &quot;,&quot; ;[.G129] ;  &quot;)], YELLOW),&quot; ; &quot;new Route(&quot;; ([.A129]-1)*3+3 ; &quot;,&quot; ; [.B129] ; &quot;,&quot; ; [.C129] ; &quot;, [new RouteSpace(&quot;; [.D129] ; &quot;,&quot; ; [.E129] ; &quot;,&quot; ; [.F129] ;  &quot;,&quot; ;[.G129] ;  &quot;)], RED),&quot;)" office:value-type="string" office:string-value="new Route(382,147,194, [new RouteSpace(1057,1025,99,-78)], BLUE),new Route(383,147,194, [new RouteSpace(1057,1025,99,-78)], YELLOW),new Route(384,147,194, [new RouteSpace(1057,1025,99,-78)], RED)," calcext:value-type="string">
            <text:p>new Route(382,147,194, [new RouteSpace(1057,1025,99,-78)], BLUE),new Route(383,147,194, [new RouteSpace(1057,1025,99,-78)], YELLOW),new Route(384,147,194, [new RouteSpace(1057,1025,99,-78)], RED),</text:p>
          </table:table-cell>
          <table:table-cell table:formula="of:=CONCATENATE(([.A129]-1)*3+1;&quot;=&gt;new Route(&quot;; [.B129] ; &quot;,&quot; ; [.C129]  ;  &quot;,BLUE),&quot; ;  ([.A129]-1)*3+2;&quot;=&gt;new Route(&quot;; [.B129] ; &quot;,&quot; ; [.C129]  ;  &quot;,YELLOW),&quot; ; ([.A129]-1)*3+3;&quot;=&gt;new Route(&quot;; [.B129] ; &quot;,&quot; ; [.C129]  ;  &quot;,RED),&quot;)" office:value-type="string" office:string-value="382=&gt;new Route(147,194,BLUE),383=&gt;new Route(147,194,YELLOW),384=&gt;new Route(147,194,RED)," calcext:value-type="string">
            <text:p>382=&gt;new Route(147,194,BLUE),383=&gt;new Route(147,194,YELLOW),384=&gt;new Route(147,194,RED),</text:p>
          </table:table-cell>
          <table:table-cell table:number-columns-repeated="1014"/>
        </table:table-row>
        <table:table-row table:style-name="ro1">
          <table:table-cell office:value-type="float" office:value="129" calcext:value-type="float">
            <text:p>129</text:p>
          </table:table-cell>
          <table:table-cell office:value-type="float" office:value="148" calcext:value-type="float">
            <text:p>148</text:p>
          </table:table-cell>
          <table:table-cell office:value-type="float" office:value="194" calcext:value-type="float">
            <text:p>194</text:p>
          </table:table-cell>
          <table:table-cell office:value-type="float" office:value="952" calcext:value-type="float">
            <text:p>952</text:p>
          </table:table-cell>
          <table:table-cell office:value-type="float" office:value="1104" calcext:value-type="float">
            <text:p>1104</text:p>
          </table:table-cell>
          <table:table-cell office:value-type="float" office:value="108" calcext:value-type="float">
            <text:p>108</text:p>
          </table:table-cell>
          <table:table-cell office:value-type="float" office:value="-34" calcext:value-type="float">
            <text:p>-34</text:p>
          </table:table-cell>
          <table:table-cell table:formula="of:=90*([.N130]-1)+[.G130]" office:value-type="float" office:value="-124" calcext:value-type="float">
            <text:p>-124</text:p>
          </table:table-cell>
          <table:table-cell table:formula="of:=CONCATENATE(&quot;new Route(&quot;; ([.A130]-1)*3+1 ; &quot;,&quot; ; [.B130] ; &quot;,&quot; ; [.C130] ; &quot;, [new RouteSpace(&quot;; [.D130] ; &quot;,&quot; ; [.E130] ; &quot;,&quot; ; [.F130] ;  &quot;,&quot; ;[.G130] ;  &quot;)], BLUE),&quot; ; &quot;new Route(&quot;; ([.A130]-1)*3+2 ; &quot;,&quot; ; [.B130] ; &quot;,&quot; ; [.C130] ; &quot;, [new RouteSpace(&quot;; [.D130] ; &quot;,&quot; ; [.E130] ; &quot;,&quot; ; [.F130] ;  &quot;,&quot; ;[.G130] ;  &quot;)], YELLOW),&quot; ; &quot;new Route(&quot;; ([.A130]-1)*3+3 ; &quot;,&quot; ; [.B130] ; &quot;,&quot; ; [.C130] ; &quot;, [new RouteSpace(&quot;; [.D130] ; &quot;,&quot; ; [.E130] ; &quot;,&quot; ; [.F130] ;  &quot;,&quot; ;[.G130] ;  &quot;)], RED),&quot;)" office:value-type="string" office:string-value="new Route(385,148,194, [new RouteSpace(952,1104,108,-34)], BLUE),new Route(386,148,194, [new RouteSpace(952,1104,108,-34)], YELLOW),new Route(387,148,194, [new RouteSpace(952,1104,108,-34)], RED)," calcext:value-type="string">
            <text:p>new Route(385,148,194, [new RouteSpace(952,1104,108,-34)], BLUE),new Route(386,148,194, [new RouteSpace(952,1104,108,-34)], YELLOW),new Route(387,148,194, [new RouteSpace(952,1104,108,-34)], RED),</text:p>
          </table:table-cell>
          <table:table-cell table:formula="of:=CONCATENATE(([.A130]-1)*3+1;&quot;=&gt;new Route(&quot;; [.B130] ; &quot;,&quot; ; [.C130]  ;  &quot;,BLUE),&quot; ;  ([.A130]-1)*3+2;&quot;=&gt;new Route(&quot;; [.B130] ; &quot;,&quot; ; [.C130]  ;  &quot;,YELLOW),&quot; ; ([.A130]-1)*3+3;&quot;=&gt;new Route(&quot;; [.B130] ; &quot;,&quot; ; [.C130]  ;  &quot;,RED),&quot;)" office:value-type="string" office:string-value="385=&gt;new Route(148,194,BLUE),386=&gt;new Route(148,194,YELLOW),387=&gt;new Route(148,194,RED)," calcext:value-type="string">
            <text:p>385=&gt;new Route(148,194,BLUE),386=&gt;new Route(148,194,YELLOW),387=&gt;new Route(148,194,RED),</text:p>
          </table:table-cell>
          <table:table-cell table:number-columns-repeated="1014"/>
        </table:table-row>
        <table:table-row table:style-name="ro1">
          <table:table-cell office:value-type="float" office:value="130" calcext:value-type="float">
            <text:p>130</text:p>
          </table:table-cell>
          <table:table-cell office:value-type="float" office:value="194" calcext:value-type="float">
            <text:p>194</text:p>
          </table:table-cell>
          <table:table-cell office:value-type="float" office:value="215" calcext:value-type="float">
            <text:p>215</text:p>
          </table:table-cell>
          <table:table-cell office:value-type="float" office:value="1063" calcext:value-type="float">
            <text:p>1063</text:p>
          </table:table-cell>
          <table:table-cell office:value-type="float" office:value="1053" calcext:value-type="float">
            <text:p>1053</text:p>
          </table:table-cell>
          <table:table-cell office:value-type="float" office:value="108" calcext:value-type="float">
            <text:p>108</text:p>
          </table:table-cell>
          <table:table-cell office:value-type="float" office:value="66" calcext:value-type="float">
            <text:p>66</text:p>
          </table:table-cell>
          <table:table-cell table:formula="of:=90*([.N131]-1)+[.G131]" office:value-type="float" office:value="-24" calcext:value-type="float">
            <text:p>-24</text:p>
          </table:table-cell>
          <table:table-cell table:formula="of:=CONCATENATE(&quot;new Route(&quot;; ([.A131]-1)*3+1 ; &quot;,&quot; ; [.B131] ; &quot;,&quot; ; [.C131] ; &quot;, [new RouteSpace(&quot;; [.D131] ; &quot;,&quot; ; [.E131] ; &quot;,&quot; ; [.F131] ;  &quot;,&quot; ;[.G131] ;  &quot;)], BLUE),&quot; ; &quot;new Route(&quot;; ([.A131]-1)*3+2 ; &quot;,&quot; ; [.B131] ; &quot;,&quot; ; [.C131] ; &quot;, [new RouteSpace(&quot;; [.D131] ; &quot;,&quot; ; [.E131] ; &quot;,&quot; ; [.F131] ;  &quot;,&quot; ;[.G131] ;  &quot;)], YELLOW),&quot; ; &quot;new Route(&quot;; ([.A131]-1)*3+3 ; &quot;,&quot; ; [.B131] ; &quot;,&quot; ; [.C131] ; &quot;, [new RouteSpace(&quot;; [.D131] ; &quot;,&quot; ; [.E131] ; &quot;,&quot; ; [.F131] ;  &quot;,&quot; ;[.G131] ;  &quot;)], RED),&quot;)" office:value-type="string" office:string-value="new Route(388,194,215, [new RouteSpace(1063,1053,108,66)], BLUE),new Route(389,194,215, [new RouteSpace(1063,1053,108,66)], YELLOW),new Route(390,194,215, [new RouteSpace(1063,1053,108,66)], RED)," calcext:value-type="string">
            <text:p>new Route(388,194,215, [new RouteSpace(1063,1053,108,66)], BLUE),new Route(389,194,215, [new RouteSpace(1063,1053,108,66)], YELLOW),new Route(390,194,215, [new RouteSpace(1063,1053,108,66)], RED),</text:p>
          </table:table-cell>
          <table:table-cell table:formula="of:=CONCATENATE(([.A131]-1)*3+1;&quot;=&gt;new Route(&quot;; [.B131] ; &quot;,&quot; ; [.C131]  ;  &quot;,BLUE),&quot; ;  ([.A131]-1)*3+2;&quot;=&gt;new Route(&quot;; [.B131] ; &quot;,&quot; ; [.C131]  ;  &quot;,YELLOW),&quot; ; ([.A131]-1)*3+3;&quot;=&gt;new Route(&quot;; [.B131] ; &quot;,&quot; ; [.C131]  ;  &quot;,RED),&quot;)" office:value-type="string" office:string-value="388=&gt;new Route(194,215,BLUE),389=&gt;new Route(194,215,YELLOW),390=&gt;new Route(194,215,RED)," calcext:value-type="string">
            <text:p>388=&gt;new Route(194,215,BLUE),389=&gt;new Route(194,215,YELLOW),390=&gt;new Route(194,215,RED),</text:p>
          </table:table-cell>
          <table:table-cell table:number-columns-repeated="1014"/>
        </table:table-row>
        <table:table-row table:style-name="ro1">
          <table:table-cell office:value-type="float" office:value="131" calcext:value-type="float">
            <text:p>131</text:p>
          </table:table-cell>
          <table:table-cell office:value-type="float" office:value="195" calcext:value-type="float">
            <text:p>195</text:p>
          </table:table-cell>
          <table:table-cell office:value-type="float" office:value="199" calcext:value-type="float">
            <text:p>199</text:p>
          </table:table-cell>
          <table:table-cell office:value-type="float" office:value="1078" calcext:value-type="float">
            <text:p>1078</text:p>
          </table:table-cell>
          <table:table-cell office:value-type="float" office:value="1279" calcext:value-type="float">
            <text:p>1279</text:p>
          </table:table-cell>
          <table:table-cell office:value-type="float" office:value="130" calcext:value-type="float">
            <text:p>130</text:p>
          </table:table-cell>
          <table:table-cell office:value-type="float" office:value="-6" calcext:value-type="float">
            <text:p>-6</text:p>
          </table:table-cell>
          <table:table-cell table:formula="of:=90*([.N132]-1)+[.G132]" office:value-type="float" office:value="-96" calcext:value-type="float">
            <text:p>-96</text:p>
          </table:table-cell>
          <table:table-cell table:formula="of:=CONCATENATE(&quot;new Route(&quot;; ([.A132]-1)*3+1 ; &quot;,&quot; ; [.B132] ; &quot;,&quot; ; [.C132] ; &quot;, [new RouteSpace(&quot;; [.D132] ; &quot;,&quot; ; [.E132] ; &quot;,&quot; ; [.F132] ;  &quot;,&quot; ;[.G132] ;  &quot;)], BLUE),&quot; ; &quot;new Route(&quot;; ([.A132]-1)*3+2 ; &quot;,&quot; ; [.B132] ; &quot;,&quot; ; [.C132] ; &quot;, [new RouteSpace(&quot;; [.D132] ; &quot;,&quot; ; [.E132] ; &quot;,&quot; ; [.F132] ;  &quot;,&quot; ;[.G132] ;  &quot;)], YELLOW),&quot; ; &quot;new Route(&quot;; ([.A132]-1)*3+3 ; &quot;,&quot; ; [.B132] ; &quot;,&quot; ; [.C132] ; &quot;, [new RouteSpace(&quot;; [.D132] ; &quot;,&quot; ; [.E132] ; &quot;,&quot; ; [.F132] ;  &quot;,&quot; ;[.G132] ;  &quot;)], RED),&quot;)" office:value-type="string" office:string-value="new Route(391,195,199, [new RouteSpace(1078,1279,130,-6)], BLUE),new Route(392,195,199, [new RouteSpace(1078,1279,130,-6)], YELLOW),new Route(393,195,199, [new RouteSpace(1078,1279,130,-6)], RED)," calcext:value-type="string">
            <text:p>new Route(391,195,199, [new RouteSpace(1078,1279,130,-6)], BLUE),new Route(392,195,199, [new RouteSpace(1078,1279,130,-6)], YELLOW),new Route(393,195,199, [new RouteSpace(1078,1279,130,-6)], RED),</text:p>
          </table:table-cell>
          <table:table-cell table:formula="of:=CONCATENATE(([.A132]-1)*3+1;&quot;=&gt;new Route(&quot;; [.B132] ; &quot;,&quot; ; [.C132]  ;  &quot;,BLUE),&quot; ;  ([.A132]-1)*3+2;&quot;=&gt;new Route(&quot;; [.B132] ; &quot;,&quot; ; [.C132]  ;  &quot;,YELLOW),&quot; ; ([.A132]-1)*3+3;&quot;=&gt;new Route(&quot;; [.B132] ; &quot;,&quot; ; [.C132]  ;  &quot;,RED),&quot;)" office:value-type="string" office:string-value="391=&gt;new Route(195,199,BLUE),392=&gt;new Route(195,199,YELLOW),393=&gt;new Route(195,199,RED)," calcext:value-type="string">
            <text:p>391=&gt;new Route(195,199,BLUE),392=&gt;new Route(195,199,YELLOW),393=&gt;new Route(195,199,RED),</text:p>
          </table:table-cell>
          <table:table-cell table:number-columns-repeated="1014"/>
        </table:table-row>
        <table:table-row table:style-name="ro1">
          <table:table-cell office:value-type="float" office:value="132" calcext:value-type="float">
            <text:p>132</text:p>
          </table:table-cell>
          <table:table-cell office:value-type="float" office:value="195" calcext:value-type="float">
            <text:p>195</text:p>
          </table:table-cell>
          <table:table-cell office:value-type="float" office:value="214" calcext:value-type="float">
            <text:p>214</text:p>
          </table:table-cell>
          <table:table-cell office:value-type="float" office:value="932" calcext:value-type="float">
            <text:p>932</text:p>
          </table:table-cell>
          <table:table-cell office:value-type="float" office:value="1284" calcext:value-type="float">
            <text:p>1284</text:p>
          </table:table-cell>
          <table:table-cell office:value-type="float" office:value="113" calcext:value-type="float">
            <text:p>113</text:p>
          </table:table-cell>
          <table:table-cell office:value-type="float" office:value="-2" calcext:value-type="float">
            <text:p>-2</text:p>
          </table:table-cell>
          <table:table-cell table:formula="of:=90*([.N133]-1)+[.G133]" office:value-type="float" office:value="-92" calcext:value-type="float">
            <text:p>-92</text:p>
          </table:table-cell>
          <table:table-cell table:formula="of:=CONCATENATE(&quot;new Route(&quot;; ([.A133]-1)*3+1 ; &quot;,&quot; ; [.B133] ; &quot;,&quot; ; [.C133] ; &quot;, [new RouteSpace(&quot;; [.D133] ; &quot;,&quot; ; [.E133] ; &quot;,&quot; ; [.F133] ;  &quot;,&quot; ;[.G133] ;  &quot;)], BLUE),&quot; ; &quot;new Route(&quot;; ([.A133]-1)*3+2 ; &quot;,&quot; ; [.B133] ; &quot;,&quot; ; [.C133] ; &quot;, [new RouteSpace(&quot;; [.D133] ; &quot;,&quot; ; [.E133] ; &quot;,&quot; ; [.F133] ;  &quot;,&quot; ;[.G133] ;  &quot;)], YELLOW),&quot; ; &quot;new Route(&quot;; ([.A133]-1)*3+3 ; &quot;,&quot; ; [.B133] ; &quot;,&quot; ; [.C133] ; &quot;, [new RouteSpace(&quot;; [.D133] ; &quot;,&quot; ; [.E133] ; &quot;,&quot; ; [.F133] ;  &quot;,&quot; ;[.G133] ;  &quot;)], RED),&quot;)" office:value-type="string" office:string-value="new Route(394,195,214, [new RouteSpace(932,1284,113,-2)], BLUE),new Route(395,195,214, [new RouteSpace(932,1284,113,-2)], YELLOW),new Route(396,195,214, [new RouteSpace(932,1284,113,-2)], RED)," calcext:value-type="string">
            <text:p>new Route(394,195,214, [new RouteSpace(932,1284,113,-2)], BLUE),new Route(395,195,214, [new RouteSpace(932,1284,113,-2)], YELLOW),new Route(396,195,214, [new RouteSpace(932,1284,113,-2)], RED),</text:p>
          </table:table-cell>
          <table:table-cell table:formula="of:=CONCATENATE(([.A133]-1)*3+1;&quot;=&gt;new Route(&quot;; [.B133] ; &quot;,&quot; ; [.C133]  ;  &quot;,BLUE),&quot; ;  ([.A133]-1)*3+2;&quot;=&gt;new Route(&quot;; [.B133] ; &quot;,&quot; ; [.C133]  ;  &quot;,YELLOW),&quot; ; ([.A133]-1)*3+3;&quot;=&gt;new Route(&quot;; [.B133] ; &quot;,&quot; ; [.C133]  ;  &quot;,RED),&quot;)" office:value-type="string" office:string-value="394=&gt;new Route(195,214,BLUE),395=&gt;new Route(195,214,YELLOW),396=&gt;new Route(195,214,RED)," calcext:value-type="string">
            <text:p>394=&gt;new Route(195,214,BLUE),395=&gt;new Route(195,214,YELLOW),396=&gt;new Route(195,214,RED),</text:p>
          </table:table-cell>
          <table:table-cell table:number-columns-repeated="1014"/>
        </table:table-row>
        <table:table-row table:style-name="ro1">
          <table:table-cell office:value-type="float" office:value="133" calcext:value-type="float">
            <text:p>133</text:p>
          </table:table-cell>
          <table:table-cell office:value-type="float" office:value="155" calcext:value-type="float">
            <text:p>155</text:p>
          </table:table-cell>
          <table:table-cell office:value-type="float" office:value="196" calcext:value-type="float">
            <text:p>196</text:p>
          </table:table-cell>
          <table:table-cell office:value-type="float" office:value="1194" calcext:value-type="float">
            <text:p>1194</text:p>
          </table:table-cell>
          <table:table-cell office:value-type="float" office:value="60" calcext:value-type="float">
            <text:p>60</text:p>
          </table:table-cell>
          <table:table-cell office:value-type="float" office:value="112" calcext:value-type="float">
            <text:p>112</text:p>
          </table:table-cell>
          <table:table-cell office:value-type="float" office:value="48" calcext:value-type="float">
            <text:p>48</text:p>
          </table:table-cell>
          <table:table-cell table:formula="of:=90*([.N134]-1)+[.G134]" office:value-type="float" office:value="-42" calcext:value-type="float">
            <text:p>-42</text:p>
          </table:table-cell>
          <table:table-cell table:formula="of:=CONCATENATE(&quot;new Route(&quot;; ([.A134]-1)*3+1 ; &quot;,&quot; ; [.B134] ; &quot;,&quot; ; [.C134] ; &quot;, [new RouteSpace(&quot;; [.D134] ; &quot;,&quot; ; [.E134] ; &quot;,&quot; ; [.F134] ;  &quot;,&quot; ;[.G134] ;  &quot;)], BLUE),&quot; ; &quot;new Route(&quot;; ([.A134]-1)*3+2 ; &quot;,&quot; ; [.B134] ; &quot;,&quot; ; [.C134] ; &quot;, [new RouteSpace(&quot;; [.D134] ; &quot;,&quot; ; [.E134] ; &quot;,&quot; ; [.F134] ;  &quot;,&quot; ;[.G134] ;  &quot;)], YELLOW),&quot; ; &quot;new Route(&quot;; ([.A134]-1)*3+3 ; &quot;,&quot; ; [.B134] ; &quot;,&quot; ; [.C134] ; &quot;, [new RouteSpace(&quot;; [.D134] ; &quot;,&quot; ; [.E134] ; &quot;,&quot; ; [.F134] ;  &quot;,&quot; ;[.G134] ;  &quot;)], RED),&quot;)" office:value-type="string" office:string-value="new Route(397,155,196, [new RouteSpace(1194,60,112,48)], BLUE),new Route(398,155,196, [new RouteSpace(1194,60,112,48)], YELLOW),new Route(399,155,196, [new RouteSpace(1194,60,112,48)], RED)," calcext:value-type="string">
            <text:p>new Route(397,155,196, [new RouteSpace(1194,60,112,48)], BLUE),new Route(398,155,196, [new RouteSpace(1194,60,112,48)], YELLOW),new Route(399,155,196, [new RouteSpace(1194,60,112,48)], RED),</text:p>
          </table:table-cell>
          <table:table-cell table:formula="of:=CONCATENATE(([.A134]-1)*3+1;&quot;=&gt;new Route(&quot;; [.B134] ; &quot;,&quot; ; [.C134]  ;  &quot;,BLUE),&quot; ;  ([.A134]-1)*3+2;&quot;=&gt;new Route(&quot;; [.B134] ; &quot;,&quot; ; [.C134]  ;  &quot;,YELLOW),&quot; ; ([.A134]-1)*3+3;&quot;=&gt;new Route(&quot;; [.B134] ; &quot;,&quot; ; [.C134]  ;  &quot;,RED),&quot;)" office:value-type="string" office:string-value="397=&gt;new Route(155,196,BLUE),398=&gt;new Route(155,196,YELLOW),399=&gt;new Route(155,196,RED)," calcext:value-type="string">
            <text:p>397=&gt;new Route(155,196,BLUE),398=&gt;new Route(155,196,YELLOW),399=&gt;new Route(155,196,RED),</text:p>
          </table:table-cell>
          <table:table-cell table:number-columns-repeated="1014"/>
        </table:table-row>
        <table:table-row table:style-name="ro1">
          <table:table-cell office:value-type="float" office:value="134" calcext:value-type="float">
            <text:p>134</text:p>
          </table:table-cell>
          <table:table-cell office:value-type="float" office:value="158" calcext:value-type="float">
            <text:p>158</text:p>
          </table:table-cell>
          <table:table-cell office:value-type="float" office:value="196" calcext:value-type="float">
            <text:p>196</text:p>
          </table:table-cell>
          <table:table-cell office:value-type="float" office:value="1291" calcext:value-type="float">
            <text:p>1291</text:p>
          </table:table-cell>
          <table:table-cell office:value-type="float" office:value="145" calcext:value-type="float">
            <text:p>145</text:p>
          </table:table-cell>
          <table:table-cell office:value-type="float" office:value="79" calcext:value-type="float">
            <text:p>79</text:p>
          </table:table-cell>
          <table:table-cell office:value-type="float" office:value="-40" calcext:value-type="float">
            <text:p>-40</text:p>
          </table:table-cell>
          <table:table-cell table:formula="of:=90*([.N135]-1)+[.G135]" office:value-type="float" office:value="-130" calcext:value-type="float">
            <text:p>-130</text:p>
          </table:table-cell>
          <table:table-cell table:formula="of:=CONCATENATE(&quot;new Route(&quot;; ([.A135]-1)*3+1 ; &quot;,&quot; ; [.B135] ; &quot;,&quot; ; [.C135] ; &quot;, [new RouteSpace(&quot;; [.D135] ; &quot;,&quot; ; [.E135] ; &quot;,&quot; ; [.F135] ;  &quot;,&quot; ;[.G135] ;  &quot;)], BLUE),&quot; ; &quot;new Route(&quot;; ([.A135]-1)*3+2 ; &quot;,&quot; ; [.B135] ; &quot;,&quot; ; [.C135] ; &quot;, [new RouteSpace(&quot;; [.D135] ; &quot;,&quot; ; [.E135] ; &quot;,&quot; ; [.F135] ;  &quot;,&quot; ;[.G135] ;  &quot;)], YELLOW),&quot; ; &quot;new Route(&quot;; ([.A135]-1)*3+3 ; &quot;,&quot; ; [.B135] ; &quot;,&quot; ; [.C135] ; &quot;, [new RouteSpace(&quot;; [.D135] ; &quot;,&quot; ; [.E135] ; &quot;,&quot; ; [.F135] ;  &quot;,&quot; ;[.G135] ;  &quot;)], RED),&quot;)" office:value-type="string" office:string-value="new Route(400,158,196, [new RouteSpace(1291,145,79,-40)], BLUE),new Route(401,158,196, [new RouteSpace(1291,145,79,-40)], YELLOW),new Route(402,158,196, [new RouteSpace(1291,145,79,-40)], RED)," calcext:value-type="string">
            <text:p>new Route(400,158,196, [new RouteSpace(1291,145,79,-40)], BLUE),new Route(401,158,196, [new RouteSpace(1291,145,79,-40)], YELLOW),new Route(402,158,196, [new RouteSpace(1291,145,79,-40)], RED),</text:p>
          </table:table-cell>
          <table:table-cell table:formula="of:=CONCATENATE(([.A135]-1)*3+1;&quot;=&gt;new Route(&quot;; [.B135] ; &quot;,&quot; ; [.C135]  ;  &quot;,BLUE),&quot; ;  ([.A135]-1)*3+2;&quot;=&gt;new Route(&quot;; [.B135] ; &quot;,&quot; ; [.C135]  ;  &quot;,YELLOW),&quot; ; ([.A135]-1)*3+3;&quot;=&gt;new Route(&quot;; [.B135] ; &quot;,&quot; ; [.C135]  ;  &quot;,RED),&quot;)" office:value-type="string" office:string-value="400=&gt;new Route(158,196,BLUE),401=&gt;new Route(158,196,YELLOW),402=&gt;new Route(158,196,RED)," calcext:value-type="string">
            <text:p>400=&gt;new Route(158,196,BLUE),401=&gt;new Route(158,196,YELLOW),402=&gt;new Route(158,196,RED),</text:p>
          </table:table-cell>
          <table:table-cell table:number-columns-repeated="1014"/>
        </table:table-row>
        <table:table-row table:style-name="ro1">
          <table:table-cell office:value-type="float" office:value="135" calcext:value-type="float">
            <text:p>135</text:p>
          </table:table-cell>
          <table:table-cell office:value-type="float" office:value="196" calcext:value-type="float">
            <text:p>196</text:p>
          </table:table-cell>
          <table:table-cell office:value-type="float" office:value="216" calcext:value-type="float">
            <text:p>216</text:p>
          </table:table-cell>
          <table:table-cell office:value-type="float" office:value="1280" calcext:value-type="float">
            <text:p>1280</text:p>
          </table:table-cell>
          <table:table-cell office:value-type="float" office:value="169" calcext:value-type="float">
            <text:p>169</text:p>
          </table:table-cell>
          <table:table-cell office:value-type="float" office:value="99" calcext:value-type="float">
            <text:p>99</text:p>
          </table:table-cell>
          <table:table-cell office:value-type="float" office:value="73" calcext:value-type="float">
            <text:p>73</text:p>
          </table:table-cell>
          <table:table-cell table:formula="of:=90*([.N136]-1)+[.G136]" office:value-type="float" office:value="-17" calcext:value-type="float">
            <text:p>-17</text:p>
          </table:table-cell>
          <table:table-cell table:formula="of:=CONCATENATE(&quot;new Route(&quot;; ([.A136]-1)*3+1 ; &quot;,&quot; ; [.B136] ; &quot;,&quot; ; [.C136] ; &quot;, [new RouteSpace(&quot;; [.D136] ; &quot;,&quot; ; [.E136] ; &quot;,&quot; ; [.F136] ;  &quot;,&quot; ;[.G136] ;  &quot;)], BLUE),&quot; ; &quot;new Route(&quot;; ([.A136]-1)*3+2 ; &quot;,&quot; ; [.B136] ; &quot;,&quot; ; [.C136] ; &quot;, [new RouteSpace(&quot;; [.D136] ; &quot;,&quot; ; [.E136] ; &quot;,&quot; ; [.F136] ;  &quot;,&quot; ;[.G136] ;  &quot;)], YELLOW),&quot; ; &quot;new Route(&quot;; ([.A136]-1)*3+3 ; &quot;,&quot; ; [.B136] ; &quot;,&quot; ; [.C136] ; &quot;, [new RouteSpace(&quot;; [.D136] ; &quot;,&quot; ; [.E136] ; &quot;,&quot; ; [.F136] ;  &quot;,&quot; ;[.G136] ;  &quot;)], RED),&quot;)" office:value-type="string" office:string-value="new Route(403,196,216, [new RouteSpace(1280,169,99,73)], BLUE),new Route(404,196,216, [new RouteSpace(1280,169,99,73)], YELLOW),new Route(405,196,216, [new RouteSpace(1280,169,99,73)], RED)," calcext:value-type="string">
            <text:p>new Route(403,196,216, [new RouteSpace(1280,169,99,73)], BLUE),new Route(404,196,216, [new RouteSpace(1280,169,99,73)], YELLOW),new Route(405,196,216, [new RouteSpace(1280,169,99,73)], RED),</text:p>
          </table:table-cell>
          <table:table-cell table:formula="of:=CONCATENATE(([.A136]-1)*3+1;&quot;=&gt;new Route(&quot;; [.B136] ; &quot;,&quot; ; [.C136]  ;  &quot;,BLUE),&quot; ;  ([.A136]-1)*3+2;&quot;=&gt;new Route(&quot;; [.B136] ; &quot;,&quot; ; [.C136]  ;  &quot;,YELLOW),&quot; ; ([.A136]-1)*3+3;&quot;=&gt;new Route(&quot;; [.B136] ; &quot;,&quot; ; [.C136]  ;  &quot;,RED),&quot;)" office:value-type="string" office:string-value="403=&gt;new Route(196,216,BLUE),404=&gt;new Route(196,216,YELLOW),405=&gt;new Route(196,216,RED)," calcext:value-type="string">
            <text:p>403=&gt;new Route(196,216,BLUE),404=&gt;new Route(196,216,YELLOW),405=&gt;new Route(196,216,RED),</text:p>
          </table:table-cell>
          <table:table-cell table:number-columns-repeated="1014"/>
        </table:table-row>
        <table:table-row table:style-name="ro1">
          <table:table-cell office:value-type="float" office:value="136" calcext:value-type="float">
            <text:p>136</text:p>
          </table:table-cell>
          <table:table-cell office:value-type="float" office:value="140" calcext:value-type="float">
            <text:p>140</text:p>
          </table:table-cell>
          <table:table-cell office:value-type="float" office:value="197" calcext:value-type="float">
            <text:p>197</text:p>
          </table:table-cell>
          <table:table-cell office:value-type="float" office:value="1014" calcext:value-type="float">
            <text:p>1014</text:p>
          </table:table-cell>
          <table:table-cell office:value-type="float" office:value="598" calcext:value-type="float">
            <text:p>598</text:p>
          </table:table-cell>
          <table:table-cell office:value-type="float" office:value="141" calcext:value-type="float">
            <text:p>141</text:p>
          </table:table-cell>
          <table:table-cell office:value-type="float" office:value="38" calcext:value-type="float">
            <text:p>38</text:p>
          </table:table-cell>
          <table:table-cell table:formula="of:=90*([.N137]-1)+[.G137]" office:value-type="float" office:value="-52" calcext:value-type="float">
            <text:p>-52</text:p>
          </table:table-cell>
          <table:table-cell table:formula="of:=CONCATENATE(&quot;new Route(&quot;; ([.A137]-1)*3+1 ; &quot;,&quot; ; [.B137] ; &quot;,&quot; ; [.C137] ; &quot;, [new RouteSpace(&quot;; [.D137] ; &quot;,&quot; ; [.E137] ; &quot;,&quot; ; [.F137] ;  &quot;,&quot; ;[.G137] ;  &quot;)], BLUE),&quot; ; &quot;new Route(&quot;; ([.A137]-1)*3+2 ; &quot;,&quot; ; [.B137] ; &quot;,&quot; ; [.C137] ; &quot;, [new RouteSpace(&quot;; [.D137] ; &quot;,&quot; ; [.E137] ; &quot;,&quot; ; [.F137] ;  &quot;,&quot; ;[.G137] ;  &quot;)], YELLOW),&quot; ; &quot;new Route(&quot;; ([.A137]-1)*3+3 ; &quot;,&quot; ; [.B137] ; &quot;,&quot; ; [.C137] ; &quot;, [new RouteSpace(&quot;; [.D137] ; &quot;,&quot; ; [.E137] ; &quot;,&quot; ; [.F137] ;  &quot;,&quot; ;[.G137] ;  &quot;)], RED),&quot;)" office:value-type="string" office:string-value="new Route(406,140,197, [new RouteSpace(1014,598,141,38)], BLUE),new Route(407,140,197, [new RouteSpace(1014,598,141,38)], YELLOW),new Route(408,140,197, [new RouteSpace(1014,598,141,38)], RED)," calcext:value-type="string">
            <text:p>new Route(406,140,197, [new RouteSpace(1014,598,141,38)], BLUE),new Route(407,140,197, [new RouteSpace(1014,598,141,38)], YELLOW),new Route(408,140,197, [new RouteSpace(1014,598,141,38)], RED),</text:p>
          </table:table-cell>
          <table:table-cell table:formula="of:=CONCATENATE(([.A137]-1)*3+1;&quot;=&gt;new Route(&quot;; [.B137] ; &quot;,&quot; ; [.C137]  ;  &quot;,BLUE),&quot; ;  ([.A137]-1)*3+2;&quot;=&gt;new Route(&quot;; [.B137] ; &quot;,&quot; ; [.C137]  ;  &quot;,YELLOW),&quot; ; ([.A137]-1)*3+3;&quot;=&gt;new Route(&quot;; [.B137] ; &quot;,&quot; ; [.C137]  ;  &quot;,RED),&quot;)" office:value-type="string" office:string-value="406=&gt;new Route(140,197,BLUE),407=&gt;new Route(140,197,YELLOW),408=&gt;new Route(140,197,RED)," calcext:value-type="string">
            <text:p>406=&gt;new Route(140,197,BLUE),407=&gt;new Route(140,197,YELLOW),408=&gt;new Route(140,197,RED),</text:p>
          </table:table-cell>
          <table:table-cell table:number-columns-repeated="1014"/>
        </table:table-row>
        <table:table-row table:style-name="ro1">
          <table:table-cell office:value-type="float" office:value="137" calcext:value-type="float">
            <text:p>137</text:p>
          </table:table-cell>
          <table:table-cell office:value-type="float" office:value="152" calcext:value-type="float">
            <text:p>152</text:p>
          </table:table-cell>
          <table:table-cell office:value-type="float" office:value="197" calcext:value-type="float">
            <text:p>197</text:p>
          </table:table-cell>
          <table:table-cell office:value-type="float" office:value="1076" calcext:value-type="float">
            <text:p>1076</text:p>
          </table:table-cell>
          <table:table-cell office:value-type="float" office:value="600" calcext:value-type="float">
            <text:p>600</text:p>
          </table:table-cell>
          <table:table-cell office:value-type="float" office:value="96" calcext:value-type="float">
            <text:p>96</text:p>
          </table:table-cell>
          <table:table-cell office:value-type="float" office:value="56" calcext:value-type="float">
            <text:p>56</text:p>
          </table:table-cell>
          <table:table-cell table:formula="of:=90*([.N138]-1)+[.G138]" office:value-type="float" office:value="-34" calcext:value-type="float">
            <text:p>-34</text:p>
          </table:table-cell>
          <table:table-cell table:formula="of:=CONCATENATE(&quot;new Route(&quot;; ([.A138]-1)*3+1 ; &quot;,&quot; ; [.B138] ; &quot;,&quot; ; [.C138] ; &quot;, [new RouteSpace(&quot;; [.D138] ; &quot;,&quot; ; [.E138] ; &quot;,&quot; ; [.F138] ;  &quot;,&quot; ;[.G138] ;  &quot;)], BLUE),&quot; ; &quot;new Route(&quot;; ([.A138]-1)*3+2 ; &quot;,&quot; ; [.B138] ; &quot;,&quot; ; [.C138] ; &quot;, [new RouteSpace(&quot;; [.D138] ; &quot;,&quot; ; [.E138] ; &quot;,&quot; ; [.F138] ;  &quot;,&quot; ;[.G138] ;  &quot;)], YELLOW),&quot; ; &quot;new Route(&quot;; ([.A138]-1)*3+3 ; &quot;,&quot; ; [.B138] ; &quot;,&quot; ; [.C138] ; &quot;, [new RouteSpace(&quot;; [.D138] ; &quot;,&quot; ; [.E138] ; &quot;,&quot; ; [.F138] ;  &quot;,&quot; ;[.G138] ;  &quot;)], RED),&quot;)" office:value-type="string" office:string-value="new Route(409,152,197, [new RouteSpace(1076,600,96,56)], BLUE),new Route(410,152,197, [new RouteSpace(1076,600,96,56)], YELLOW),new Route(411,152,197, [new RouteSpace(1076,600,96,56)], RED)," calcext:value-type="string">
            <text:p>new Route(409,152,197, [new RouteSpace(1076,600,96,56)], BLUE),new Route(410,152,197, [new RouteSpace(1076,600,96,56)], YELLOW),new Route(411,152,197, [new RouteSpace(1076,600,96,56)], RED),</text:p>
          </table:table-cell>
          <table:table-cell table:formula="of:=CONCATENATE(([.A138]-1)*3+1;&quot;=&gt;new Route(&quot;; [.B138] ; &quot;,&quot; ; [.C138]  ;  &quot;,BLUE),&quot; ;  ([.A138]-1)*3+2;&quot;=&gt;new Route(&quot;; [.B138] ; &quot;,&quot; ; [.C138]  ;  &quot;,YELLOW),&quot; ; ([.A138]-1)*3+3;&quot;=&gt;new Route(&quot;; [.B138] ; &quot;,&quot; ; [.C138]  ;  &quot;,RED),&quot;)" office:value-type="string" office:string-value="409=&gt;new Route(152,197,BLUE),410=&gt;new Route(152,197,YELLOW),411=&gt;new Route(152,197,RED)," calcext:value-type="string">
            <text:p>409=&gt;new Route(152,197,BLUE),410=&gt;new Route(152,197,YELLOW),411=&gt;new Route(152,197,RED),</text:p>
          </table:table-cell>
          <table:table-cell table:number-columns-repeated="1014"/>
        </table:table-row>
        <table:table-row table:style-name="ro1">
          <table:table-cell office:value-type="float" office:value="138" calcext:value-type="float">
            <text:p>138</text:p>
          </table:table-cell>
          <table:table-cell office:value-type="float" office:value="197" calcext:value-type="float">
            <text:p>197</text:p>
          </table:table-cell>
          <table:table-cell office:value-type="float" office:value="213" calcext:value-type="float">
            <text:p>213</text:p>
          </table:table-cell>
          <table:table-cell office:value-type="float" office:value="1036" calcext:value-type="float">
            <text:p>1036</text:p>
          </table:table-cell>
          <table:table-cell office:value-type="float" office:value="773" calcext:value-type="float">
            <text:p>773</text:p>
          </table:table-cell>
          <table:table-cell office:value-type="float" office:value="114" calcext:value-type="float">
            <text:p>114</text:p>
          </table:table-cell>
          <table:table-cell office:value-type="float" office:value="-39" calcext:value-type="float">
            <text:p>-39</text:p>
          </table:table-cell>
          <table:table-cell table:formula="of:=90*([.N139]-1)+[.G139]" office:value-type="float" office:value="-129" calcext:value-type="float">
            <text:p>-129</text:p>
          </table:table-cell>
          <table:table-cell table:formula="of:=CONCATENATE(&quot;new Route(&quot;; ([.A139]-1)*3+1 ; &quot;,&quot; ; [.B139] ; &quot;,&quot; ; [.C139] ; &quot;, [new RouteSpace(&quot;; [.D139] ; &quot;,&quot; ; [.E139] ; &quot;,&quot; ; [.F139] ;  &quot;,&quot; ;[.G139] ;  &quot;)], BLUE),&quot; ; &quot;new Route(&quot;; ([.A139]-1)*3+2 ; &quot;,&quot; ; [.B139] ; &quot;,&quot; ; [.C139] ; &quot;, [new RouteSpace(&quot;; [.D139] ; &quot;,&quot; ; [.E139] ; &quot;,&quot; ; [.F139] ;  &quot;,&quot; ;[.G139] ;  &quot;)], YELLOW),&quot; ; &quot;new Route(&quot;; ([.A139]-1)*3+3 ; &quot;,&quot; ; [.B139] ; &quot;,&quot; ; [.C139] ; &quot;, [new RouteSpace(&quot;; [.D139] ; &quot;,&quot; ; [.E139] ; &quot;,&quot; ; [.F139] ;  &quot;,&quot; ;[.G139] ;  &quot;)], RED),&quot;)" office:value-type="string" office:string-value="new Route(412,197,213, [new RouteSpace(1036,773,114,-39)], BLUE),new Route(413,197,213, [new RouteSpace(1036,773,114,-39)], YELLOW),new Route(414,197,213, [new RouteSpace(1036,773,114,-39)], RED)," calcext:value-type="string">
            <text:p>new Route(412,197,213, [new RouteSpace(1036,773,114,-39)], BLUE),new Route(413,197,213, [new RouteSpace(1036,773,114,-39)], YELLOW),new Route(414,197,213, [new RouteSpace(1036,773,114,-39)], RED),</text:p>
          </table:table-cell>
          <table:table-cell table:formula="of:=CONCATENATE(([.A139]-1)*3+1;&quot;=&gt;new Route(&quot;; [.B139] ; &quot;,&quot; ; [.C139]  ;  &quot;,BLUE),&quot; ;  ([.A139]-1)*3+2;&quot;=&gt;new Route(&quot;; [.B139] ; &quot;,&quot; ; [.C139]  ;  &quot;,YELLOW),&quot; ; ([.A139]-1)*3+3;&quot;=&gt;new Route(&quot;; [.B139] ; &quot;,&quot; ; [.C139]  ;  &quot;,RED),&quot;)" office:value-type="string" office:string-value="412=&gt;new Route(197,213,BLUE),413=&gt;new Route(197,213,YELLOW),414=&gt;new Route(197,213,RED)," calcext:value-type="string">
            <text:p>412=&gt;new Route(197,213,BLUE),413=&gt;new Route(197,213,YELLOW),414=&gt;new Route(197,213,RED),</text:p>
          </table:table-cell>
          <table:table-cell table:number-columns-repeated="1014"/>
        </table:table-row>
        <table:table-row table:style-name="ro1">
          <table:table-cell office:value-type="float" office:value="139" calcext:value-type="float">
            <text:p>139</text:p>
          </table:table-cell>
          <table:table-cell office:value-type="float" office:value="197" calcext:value-type="float">
            <text:p>197</text:p>
          </table:table-cell>
          <table:table-cell office:value-type="float" office:value="217" calcext:value-type="float">
            <text:p>217</text:p>
          </table:table-cell>
          <table:table-cell office:value-type="float" office:value="1143" calcext:value-type="float">
            <text:p>1143</text:p>
          </table:table-cell>
          <table:table-cell office:value-type="float" office:value="704" calcext:value-type="float">
            <text:p>704</text:p>
          </table:table-cell>
          <table:table-cell office:value-type="float" office:value="123" calcext:value-type="float">
            <text:p>123</text:p>
          </table:table-cell>
          <table:table-cell office:value-type="float" office:value="66" calcext:value-type="float">
            <text:p>66</text:p>
          </table:table-cell>
          <table:table-cell table:formula="of:=90*([.N140]-1)+[.G140]" office:value-type="float" office:value="-24" calcext:value-type="float">
            <text:p>-24</text:p>
          </table:table-cell>
          <table:table-cell table:formula="of:=CONCATENATE(&quot;new Route(&quot;; ([.A140]-1)*3+1 ; &quot;,&quot; ; [.B140] ; &quot;,&quot; ; [.C140] ; &quot;, [new RouteSpace(&quot;; [.D140] ; &quot;,&quot; ; [.E140] ; &quot;,&quot; ; [.F140] ;  &quot;,&quot; ;[.G140] ;  &quot;)], BLUE),&quot; ; &quot;new Route(&quot;; ([.A140]-1)*3+2 ; &quot;,&quot; ; [.B140] ; &quot;,&quot; ; [.C140] ; &quot;, [new RouteSpace(&quot;; [.D140] ; &quot;,&quot; ; [.E140] ; &quot;,&quot; ; [.F140] ;  &quot;,&quot; ;[.G140] ;  &quot;)], YELLOW),&quot; ; &quot;new Route(&quot;; ([.A140]-1)*3+3 ; &quot;,&quot; ; [.B140] ; &quot;,&quot; ; [.C140] ; &quot;, [new RouteSpace(&quot;; [.D140] ; &quot;,&quot; ; [.E140] ; &quot;,&quot; ; [.F140] ;  &quot;,&quot; ;[.G140] ;  &quot;)], RED),&quot;)" office:value-type="string" office:string-value="new Route(415,197,217, [new RouteSpace(1143,704,123,66)], BLUE),new Route(416,197,217, [new RouteSpace(1143,704,123,66)], YELLOW),new Route(417,197,217, [new RouteSpace(1143,704,123,66)], RED)," calcext:value-type="string">
            <text:p>new Route(415,197,217, [new RouteSpace(1143,704,123,66)], BLUE),new Route(416,197,217, [new RouteSpace(1143,704,123,66)], YELLOW),new Route(417,197,217, [new RouteSpace(1143,704,123,66)], RED),</text:p>
          </table:table-cell>
          <table:table-cell table:formula="of:=CONCATENATE(([.A140]-1)*3+1;&quot;=&gt;new Route(&quot;; [.B140] ; &quot;,&quot; ; [.C140]  ;  &quot;,BLUE),&quot; ;  ([.A140]-1)*3+2;&quot;=&gt;new Route(&quot;; [.B140] ; &quot;,&quot; ; [.C140]  ;  &quot;,YELLOW),&quot; ; ([.A140]-1)*3+3;&quot;=&gt;new Route(&quot;; [.B140] ; &quot;,&quot; ; [.C140]  ;  &quot;,RED),&quot;)" office:value-type="string" office:string-value="415=&gt;new Route(197,217,BLUE),416=&gt;new Route(197,217,YELLOW),417=&gt;new Route(197,217,RED)," calcext:value-type="string">
            <text:p>415=&gt;new Route(197,217,BLUE),416=&gt;new Route(197,217,YELLOW),417=&gt;new Route(197,217,RED),</text:p>
          </table:table-cell>
          <table:table-cell table:number-columns-repeated="1014"/>
        </table:table-row>
        <table:table-row table:style-name="ro1">
          <table:table-cell office:value-type="float" office:value="140" calcext:value-type="float">
            <text:p>140</text:p>
          </table:table-cell>
          <table:table-cell office:value-type="float" office:value="178" calcext:value-type="float">
            <text:p>178</text:p>
          </table:table-cell>
          <table:table-cell office:value-type="float" office:value="198" calcext:value-type="float">
            <text:p>198</text:p>
          </table:table-cell>
          <table:table-cell office:value-type="float" office:value="1254" calcext:value-type="float">
            <text:p>1254</text:p>
          </table:table-cell>
          <table:table-cell office:value-type="float" office:value="1088" calcext:value-type="float">
            <text:p>1088</text:p>
          </table:table-cell>
          <table:table-cell office:value-type="float" office:value="130" calcext:value-type="float">
            <text:p>130</text:p>
          </table:table-cell>
          <table:table-cell office:value-type="float" office:value="24" calcext:value-type="float">
            <text:p>24</text:p>
          </table:table-cell>
          <table:table-cell table:formula="of:=90*([.N141]-1)+[.G141]" office:value-type="float" office:value="-66" calcext:value-type="float">
            <text:p>-66</text:p>
          </table:table-cell>
          <table:table-cell table:formula="of:=CONCATENATE(&quot;new Route(&quot;; ([.A141]-1)*3+1 ; &quot;,&quot; ; [.B141] ; &quot;,&quot; ; [.C141] ; &quot;, [new RouteSpace(&quot;; [.D141] ; &quot;,&quot; ; [.E141] ; &quot;,&quot; ; [.F141] ;  &quot;,&quot; ;[.G141] ;  &quot;)], BLUE),&quot; ; &quot;new Route(&quot;; ([.A141]-1)*3+2 ; &quot;,&quot; ; [.B141] ; &quot;,&quot; ; [.C141] ; &quot;, [new RouteSpace(&quot;; [.D141] ; &quot;,&quot; ; [.E141] ; &quot;,&quot; ; [.F141] ;  &quot;,&quot; ;[.G141] ;  &quot;)], YELLOW),&quot; ; &quot;new Route(&quot;; ([.A141]-1)*3+3 ; &quot;,&quot; ; [.B141] ; &quot;,&quot; ; [.C141] ; &quot;, [new RouteSpace(&quot;; [.D141] ; &quot;,&quot; ; [.E141] ; &quot;,&quot; ; [.F141] ;  &quot;,&quot; ;[.G141] ;  &quot;)], RED),&quot;)" office:value-type="string" office:string-value="new Route(418,178,198, [new RouteSpace(1254,1088,130,24)], BLUE),new Route(419,178,198, [new RouteSpace(1254,1088,130,24)], YELLOW),new Route(420,178,198, [new RouteSpace(1254,1088,130,24)], RED)," calcext:value-type="string">
            <text:p>new Route(418,178,198, [new RouteSpace(1254,1088,130,24)], BLUE),new Route(419,178,198, [new RouteSpace(1254,1088,130,24)], YELLOW),new Route(420,178,198, [new RouteSpace(1254,1088,130,24)], RED),</text:p>
          </table:table-cell>
          <table:table-cell table:formula="of:=CONCATENATE(([.A141]-1)*3+1;&quot;=&gt;new Route(&quot;; [.B141] ; &quot;,&quot; ; [.C141]  ;  &quot;,BLUE),&quot; ;  ([.A141]-1)*3+2;&quot;=&gt;new Route(&quot;; [.B141] ; &quot;,&quot; ; [.C141]  ;  &quot;,YELLOW),&quot; ; ([.A141]-1)*3+3;&quot;=&gt;new Route(&quot;; [.B141] ; &quot;,&quot; ; [.C141]  ;  &quot;,RED),&quot;)" office:value-type="string" office:string-value="418=&gt;new Route(178,198,BLUE),419=&gt;new Route(178,198,YELLOW),420=&gt;new Route(178,198,RED)," calcext:value-type="string">
            <text:p>418=&gt;new Route(178,198,BLUE),419=&gt;new Route(178,198,YELLOW),420=&gt;new Route(178,198,RED),</text:p>
          </table:table-cell>
          <table:table-cell table:number-columns-repeated="1014"/>
        </table:table-row>
        <table:table-row table:style-name="ro1">
          <table:table-cell office:value-type="float" office:value="141" calcext:value-type="float">
            <text:p>141</text:p>
          </table:table-cell>
          <table:table-cell office:value-type="float" office:value="199" calcext:value-type="float">
            <text:p>199</text:p>
          </table:table-cell>
          <table:table-cell office:value-type="float" office:value="215" calcext:value-type="float">
            <text:p>215</text:p>
          </table:table-cell>
          <table:table-cell office:value-type="float" office:value="1125" calcext:value-type="float">
            <text:p>1125</text:p>
          </table:table-cell>
          <table:table-cell office:value-type="float" office:value="1176" calcext:value-type="float">
            <text:p>1176</text:p>
          </table:table-cell>
          <table:table-cell office:value-type="float" office:value="117" calcext:value-type="float">
            <text:p>117</text:p>
          </table:table-cell>
          <table:table-cell office:value-type="float" office:value="42" calcext:value-type="float">
            <text:p>42</text:p>
          </table:table-cell>
          <table:table-cell table:formula="of:=90*([.N142]-1)+[.G142]" office:value-type="float" office:value="-48" calcext:value-type="float">
            <text:p>-48</text:p>
          </table:table-cell>
          <table:table-cell table:formula="of:=CONCATENATE(&quot;new Route(&quot;; ([.A142]-1)*3+1 ; &quot;,&quot; ; [.B142] ; &quot;,&quot; ; [.C142] ; &quot;, [new RouteSpace(&quot;; [.D142] ; &quot;,&quot; ; [.E142] ; &quot;,&quot; ; [.F142] ;  &quot;,&quot; ;[.G142] ;  &quot;)], BLUE),&quot; ; &quot;new Route(&quot;; ([.A142]-1)*3+2 ; &quot;,&quot; ; [.B142] ; &quot;,&quot; ; [.C142] ; &quot;, [new RouteSpace(&quot;; [.D142] ; &quot;,&quot; ; [.E142] ; &quot;,&quot; ; [.F142] ;  &quot;,&quot; ;[.G142] ;  &quot;)], YELLOW),&quot; ; &quot;new Route(&quot;; ([.A142]-1)*3+3 ; &quot;,&quot; ; [.B142] ; &quot;,&quot; ; [.C142] ; &quot;, [new RouteSpace(&quot;; [.D142] ; &quot;,&quot; ; [.E142] ; &quot;,&quot; ; [.F142] ;  &quot;,&quot; ;[.G142] ;  &quot;)], RED),&quot;)" office:value-type="string" office:string-value="new Route(421,199,215, [new RouteSpace(1125,1176,117,42)], BLUE),new Route(422,199,215, [new RouteSpace(1125,1176,117,42)], YELLOW),new Route(423,199,215, [new RouteSpace(1125,1176,117,42)], RED)," calcext:value-type="string">
            <text:p>new Route(421,199,215, [new RouteSpace(1125,1176,117,42)], BLUE),new Route(422,199,215, [new RouteSpace(1125,1176,117,42)], YELLOW),new Route(423,199,215, [new RouteSpace(1125,1176,117,42)], RED),</text:p>
          </table:table-cell>
          <table:table-cell table:formula="of:=CONCATENATE(([.A142]-1)*3+1;&quot;=&gt;new Route(&quot;; [.B142] ; &quot;,&quot; ; [.C142]  ;  &quot;,BLUE),&quot; ;  ([.A142]-1)*3+2;&quot;=&gt;new Route(&quot;; [.B142] ; &quot;,&quot; ; [.C142]  ;  &quot;,YELLOW),&quot; ; ([.A142]-1)*3+3;&quot;=&gt;new Route(&quot;; [.B142] ; &quot;,&quot; ; [.C142]  ;  &quot;,RED),&quot;)" office:value-type="string" office:string-value="421=&gt;new Route(199,215,BLUE),422=&gt;new Route(199,215,YELLOW),423=&gt;new Route(199,215,RED)," calcext:value-type="string">
            <text:p>421=&gt;new Route(199,215,BLUE),422=&gt;new Route(199,215,YELLOW),423=&gt;new Route(199,215,RED),</text:p>
          </table:table-cell>
          <table:table-cell table:number-columns-repeated="1014"/>
        </table:table-row>
        <table:table-row table:style-name="ro1">
          <table:table-cell office:value-type="float" office:value="142" calcext:value-type="float">
            <text:p>142</text:p>
          </table:table-cell>
          <table:table-cell office:value-type="float" office:value="199" calcext:value-type="float">
            <text:p>199</text:p>
          </table:table-cell>
          <table:table-cell office:value-type="float" office:value="219" calcext:value-type="float">
            <text:p>219</text:p>
          </table:table-cell>
          <table:table-cell office:value-type="float" office:value="1238" calcext:value-type="float">
            <text:p>1238</text:p>
          </table:table-cell>
          <table:table-cell office:value-type="float" office:value="1266" calcext:value-type="float">
            <text:p>1266</text:p>
          </table:table-cell>
          <table:table-cell office:value-type="float" office:value="115" calcext:value-type="float">
            <text:p>115</text:p>
          </table:table-cell>
          <table:table-cell office:value-type="float" office:value="5" calcext:value-type="float">
            <text:p>5</text:p>
          </table:table-cell>
          <table:table-cell table:formula="of:=90*([.N143]-1)+[.G143]" office:value-type="float" office:value="-85" calcext:value-type="float">
            <text:p>-85</text:p>
          </table:table-cell>
          <table:table-cell table:formula="of:=CONCATENATE(&quot;new Route(&quot;; ([.A143]-1)*3+1 ; &quot;,&quot; ; [.B143] ; &quot;,&quot; ; [.C143] ; &quot;, [new RouteSpace(&quot;; [.D143] ; &quot;,&quot; ; [.E143] ; &quot;,&quot; ; [.F143] ;  &quot;,&quot; ;[.G143] ;  &quot;)], BLUE),&quot; ; &quot;new Route(&quot;; ([.A143]-1)*3+2 ; &quot;,&quot; ; [.B143] ; &quot;,&quot; ; [.C143] ; &quot;, [new RouteSpace(&quot;; [.D143] ; &quot;,&quot; ; [.E143] ; &quot;,&quot; ; [.F143] ;  &quot;,&quot; ;[.G143] ;  &quot;)], YELLOW),&quot; ; &quot;new Route(&quot;; ([.A143]-1)*3+3 ; &quot;,&quot; ; [.B143] ; &quot;,&quot; ; [.C143] ; &quot;, [new RouteSpace(&quot;; [.D143] ; &quot;,&quot; ; [.E143] ; &quot;,&quot; ; [.F143] ;  &quot;,&quot; ;[.G143] ;  &quot;)], RED),&quot;)" office:value-type="string" office:string-value="new Route(424,199,219, [new RouteSpace(1238,1266,115,5)], BLUE),new Route(425,199,219, [new RouteSpace(1238,1266,115,5)], YELLOW),new Route(426,199,219, [new RouteSpace(1238,1266,115,5)], RED)," calcext:value-type="string">
            <text:p>new Route(424,199,219, [new RouteSpace(1238,1266,115,5)], BLUE),new Route(425,199,219, [new RouteSpace(1238,1266,115,5)], YELLOW),new Route(426,199,219, [new RouteSpace(1238,1266,115,5)], RED),</text:p>
          </table:table-cell>
          <table:table-cell table:formula="of:=CONCATENATE(([.A143]-1)*3+1;&quot;=&gt;new Route(&quot;; [.B143] ; &quot;,&quot; ; [.C143]  ;  &quot;,BLUE),&quot; ;  ([.A143]-1)*3+2;&quot;=&gt;new Route(&quot;; [.B143] ; &quot;,&quot; ; [.C143]  ;  &quot;,YELLOW),&quot; ; ([.A143]-1)*3+3;&quot;=&gt;new Route(&quot;; [.B143] ; &quot;,&quot; ; [.C143]  ;  &quot;,RED),&quot;)" office:value-type="string" office:string-value="424=&gt;new Route(199,219,BLUE),425=&gt;new Route(199,219,YELLOW),426=&gt;new Route(199,219,RED)," calcext:value-type="string">
            <text:p>424=&gt;new Route(199,219,BLUE),425=&gt;new Route(199,219,YELLOW),426=&gt;new Route(199,219,RED),</text:p>
          </table:table-cell>
          <table:table-cell table:number-columns-repeated="1014"/>
        </table:table-row>
        <table:table-row table:style-name="ro1">
          <table:table-cell office:value-type="float" office:value="143" calcext:value-type="float">
            <text:p>143</text:p>
          </table:table-cell>
          <table:table-cell office:value-type="float" office:value="171" calcext:value-type="float">
            <text:p>171</text:p>
          </table:table-cell>
          <table:table-cell office:value-type="float" office:value="200" calcext:value-type="float">
            <text:p>200</text:p>
          </table:table-cell>
          <table:table-cell office:value-type="float" office:value="1349" calcext:value-type="float">
            <text:p>1349</text:p>
          </table:table-cell>
          <table:table-cell office:value-type="float" office:value="816" calcext:value-type="float">
            <text:p>816</text:p>
          </table:table-cell>
          <table:table-cell office:value-type="float" office:value="133" calcext:value-type="float">
            <text:p>133</text:p>
          </table:table-cell>
          <table:table-cell office:value-type="float" office:value="10" calcext:value-type="float">
            <text:p>10</text:p>
          </table:table-cell>
          <table:table-cell table:formula="of:=90*([.N144]-1)+[.G144]" office:value-type="float" office:value="-80" calcext:value-type="float">
            <text:p>-80</text:p>
          </table:table-cell>
          <table:table-cell table:formula="of:=CONCATENATE(&quot;new Route(&quot;; ([.A144]-1)*3+1 ; &quot;,&quot; ; [.B144] ; &quot;,&quot; ; [.C144] ; &quot;, [new RouteSpace(&quot;; [.D144] ; &quot;,&quot; ; [.E144] ; &quot;,&quot; ; [.F144] ;  &quot;,&quot; ;[.G144] ;  &quot;)], BLUE),&quot; ; &quot;new Route(&quot;; ([.A144]-1)*3+2 ; &quot;,&quot; ; [.B144] ; &quot;,&quot; ; [.C144] ; &quot;, [new RouteSpace(&quot;; [.D144] ; &quot;,&quot; ; [.E144] ; &quot;,&quot; ; [.F144] ;  &quot;,&quot; ;[.G144] ;  &quot;)], YELLOW),&quot; ; &quot;new Route(&quot;; ([.A144]-1)*3+3 ; &quot;,&quot; ; [.B144] ; &quot;,&quot; ; [.C144] ; &quot;, [new RouteSpace(&quot;; [.D144] ; &quot;,&quot; ; [.E144] ; &quot;,&quot; ; [.F144] ;  &quot;,&quot; ;[.G144] ;  &quot;)], RED),&quot;)" office:value-type="string" office:string-value="new Route(427,171,200, [new RouteSpace(1349,816,133,10)], BLUE),new Route(428,171,200, [new RouteSpace(1349,816,133,10)], YELLOW),new Route(429,171,200, [new RouteSpace(1349,816,133,10)], RED)," calcext:value-type="string">
            <text:p>new Route(427,171,200, [new RouteSpace(1349,816,133,10)], BLUE),new Route(428,171,200, [new RouteSpace(1349,816,133,10)], YELLOW),new Route(429,171,200, [new RouteSpace(1349,816,133,10)], RED),</text:p>
          </table:table-cell>
          <table:table-cell table:formula="of:=CONCATENATE(([.A144]-1)*3+1;&quot;=&gt;new Route(&quot;; [.B144] ; &quot;,&quot; ; [.C144]  ;  &quot;,BLUE),&quot; ;  ([.A144]-1)*3+2;&quot;=&gt;new Route(&quot;; [.B144] ; &quot;,&quot; ; [.C144]  ;  &quot;,YELLOW),&quot; ; ([.A144]-1)*3+3;&quot;=&gt;new Route(&quot;; [.B144] ; &quot;,&quot; ; [.C144]  ;  &quot;,RED),&quot;)" office:value-type="string" office:string-value="427=&gt;new Route(171,200,BLUE),428=&gt;new Route(171,200,YELLOW),429=&gt;new Route(171,200,RED)," calcext:value-type="string">
            <text:p>427=&gt;new Route(171,200,BLUE),428=&gt;new Route(171,200,YELLOW),429=&gt;new Route(171,200,RED),</text:p>
          </table:table-cell>
          <table:table-cell table:number-columns-repeated="1014"/>
        </table:table-row>
        <table:table-row table:style-name="ro1">
          <table:table-cell office:value-type="float" office:value="144" calcext:value-type="float">
            <text:p>144</text:p>
          </table:table-cell>
          <table:table-cell office:value-type="float" office:value="163" calcext:value-type="float">
            <text:p>163</text:p>
          </table:table-cell>
          <table:table-cell office:value-type="float" office:value="200" calcext:value-type="float">
            <text:p>200</text:p>
          </table:table-cell>
          <table:table-cell office:value-type="float" office:value="1335" calcext:value-type="float">
            <text:p>1335</text:p>
          </table:table-cell>
          <table:table-cell office:value-type="float" office:value="793" calcext:value-type="float">
            <text:p>793</text:p>
          </table:table-cell>
          <table:table-cell office:value-type="float" office:value="119" calcext:value-type="float">
            <text:p>119</text:p>
          </table:table-cell>
          <table:table-cell office:value-type="float" office:value="-85" calcext:value-type="float">
            <text:p>-85</text:p>
          </table:table-cell>
          <table:table-cell table:formula="of:=90*([.N145]-1)+[.G145]" office:value-type="float" office:value="-175" calcext:value-type="float">
            <text:p>-175</text:p>
          </table:table-cell>
          <table:table-cell table:formula="of:=CONCATENATE(&quot;new Route(&quot;; ([.A145]-1)*3+1 ; &quot;,&quot; ; [.B145] ; &quot;,&quot; ; [.C145] ; &quot;, [new RouteSpace(&quot;; [.D145] ; &quot;,&quot; ; [.E145] ; &quot;,&quot; ; [.F145] ;  &quot;,&quot; ;[.G145] ;  &quot;)], BLUE),&quot; ; &quot;new Route(&quot;; ([.A145]-1)*3+2 ; &quot;,&quot; ; [.B145] ; &quot;,&quot; ; [.C145] ; &quot;, [new RouteSpace(&quot;; [.D145] ; &quot;,&quot; ; [.E145] ; &quot;,&quot; ; [.F145] ;  &quot;,&quot; ;[.G145] ;  &quot;)], YELLOW),&quot; ; &quot;new Route(&quot;; ([.A145]-1)*3+3 ; &quot;,&quot; ; [.B145] ; &quot;,&quot; ; [.C145] ; &quot;, [new RouteSpace(&quot;; [.D145] ; &quot;,&quot; ; [.E145] ; &quot;,&quot; ; [.F145] ;  &quot;,&quot; ;[.G145] ;  &quot;)], RED),&quot;)" office:value-type="string" office:string-value="new Route(430,163,200, [new RouteSpace(1335,793,119,-85)], BLUE),new Route(431,163,200, [new RouteSpace(1335,793,119,-85)], YELLOW),new Route(432,163,200, [new RouteSpace(1335,793,119,-85)], RED)," calcext:value-type="string">
            <text:p>new Route(430,163,200, [new RouteSpace(1335,793,119,-85)], BLUE),new Route(431,163,200, [new RouteSpace(1335,793,119,-85)], YELLOW),new Route(432,163,200, [new RouteSpace(1335,793,119,-85)], RED),</text:p>
          </table:table-cell>
          <table:table-cell table:formula="of:=CONCATENATE(([.A145]-1)*3+1;&quot;=&gt;new Route(&quot;; [.B145] ; &quot;,&quot; ; [.C145]  ;  &quot;,BLUE),&quot; ;  ([.A145]-1)*3+2;&quot;=&gt;new Route(&quot;; [.B145] ; &quot;,&quot; ; [.C145]  ;  &quot;,YELLOW),&quot; ; ([.A145]-1)*3+3;&quot;=&gt;new Route(&quot;; [.B145] ; &quot;,&quot; ; [.C145]  ;  &quot;,RED),&quot;)" office:value-type="string" office:string-value="430=&gt;new Route(163,200,BLUE),431=&gt;new Route(163,200,YELLOW),432=&gt;new Route(163,200,RED)," calcext:value-type="string">
            <text:p>430=&gt;new Route(163,200,BLUE),431=&gt;new Route(163,200,YELLOW),432=&gt;new Route(163,200,RED),</text:p>
          </table:table-cell>
          <table:table-cell table:number-columns-repeated="1014"/>
        </table:table-row>
        <table:table-row table:style-name="ro1">
          <table:table-cell office:value-type="float" office:value="145" calcext:value-type="float">
            <text:p>145</text:p>
          </table:table-cell>
          <table:table-cell office:value-type="float" office:value="200" calcext:value-type="float">
            <text:p>200</text:p>
          </table:table-cell>
          <table:table-cell office:value-type="float" office:value="217" calcext:value-type="float">
            <text:p>217</text:p>
          </table:table-cell>
          <table:table-cell office:value-type="float" office:value="1216" calcext:value-type="float">
            <text:p>1216</text:p>
          </table:table-cell>
          <table:table-cell office:value-type="float" office:value="829" calcext:value-type="float">
            <text:p>829</text:p>
          </table:table-cell>
          <table:table-cell office:value-type="float" office:value="106" calcext:value-type="float">
            <text:p>106</text:p>
          </table:table-cell>
          <table:table-cell office:value-type="float" office:value="-8" calcext:value-type="float">
            <text:p>-8</text:p>
          </table:table-cell>
          <table:table-cell table:formula="of:=90*([.N146]-1)+[.G146]" office:value-type="float" office:value="-98" calcext:value-type="float">
            <text:p>-98</text:p>
          </table:table-cell>
          <table:table-cell table:formula="of:=CONCATENATE(&quot;new Route(&quot;; ([.A146]-1)*3+1 ; &quot;,&quot; ; [.B146] ; &quot;,&quot; ; [.C146] ; &quot;, [new RouteSpace(&quot;; [.D146] ; &quot;,&quot; ; [.E146] ; &quot;,&quot; ; [.F146] ;  &quot;,&quot; ;[.G146] ;  &quot;)], BLUE),&quot; ; &quot;new Route(&quot;; ([.A146]-1)*3+2 ; &quot;,&quot; ; [.B146] ; &quot;,&quot; ; [.C146] ; &quot;, [new RouteSpace(&quot;; [.D146] ; &quot;,&quot; ; [.E146] ; &quot;,&quot; ; [.F146] ;  &quot;,&quot; ;[.G146] ;  &quot;)], YELLOW),&quot; ; &quot;new Route(&quot;; ([.A146]-1)*3+3 ; &quot;,&quot; ; [.B146] ; &quot;,&quot; ; [.C146] ; &quot;, [new RouteSpace(&quot;; [.D146] ; &quot;,&quot; ; [.E146] ; &quot;,&quot; ; [.F146] ;  &quot;,&quot; ;[.G146] ;  &quot;)], RED),&quot;)" office:value-type="string" office:string-value="new Route(433,200,217, [new RouteSpace(1216,829,106,-8)], BLUE),new Route(434,200,217, [new RouteSpace(1216,829,106,-8)], YELLOW),new Route(435,200,217, [new RouteSpace(1216,829,106,-8)], RED)," calcext:value-type="string">
            <text:p>new Route(433,200,217, [new RouteSpace(1216,829,106,-8)], BLUE),new Route(434,200,217, [new RouteSpace(1216,829,106,-8)], YELLOW),new Route(435,200,217, [new RouteSpace(1216,829,106,-8)], RED),</text:p>
          </table:table-cell>
          <table:table-cell table:formula="of:=CONCATENATE(([.A146]-1)*3+1;&quot;=&gt;new Route(&quot;; [.B146] ; &quot;,&quot; ; [.C146]  ;  &quot;,BLUE),&quot; ;  ([.A146]-1)*3+2;&quot;=&gt;new Route(&quot;; [.B146] ; &quot;,&quot; ; [.C146]  ;  &quot;,YELLOW),&quot; ; ([.A146]-1)*3+3;&quot;=&gt;new Route(&quot;; [.B146] ; &quot;,&quot; ; [.C146]  ;  &quot;,RED),&quot;)" office:value-type="string" office:string-value="433=&gt;new Route(200,217,BLUE),434=&gt;new Route(200,217,YELLOW),435=&gt;new Route(200,217,RED)," calcext:value-type="string">
            <text:p>433=&gt;new Route(200,217,BLUE),434=&gt;new Route(200,217,YELLOW),435=&gt;new Route(200,217,RED),</text:p>
          </table:table-cell>
          <table:table-cell table:number-columns-repeated="1014"/>
        </table:table-row>
        <table:table-row table:style-name="ro1">
          <table:table-cell office:value-type="float" office:value="146" calcext:value-type="float">
            <text:p>146</text:p>
          </table:table-cell>
          <table:table-cell office:value-type="float" office:value="200" calcext:value-type="float">
            <text:p>200</text:p>
          </table:table-cell>
          <table:table-cell office:value-type="float" office:value="218" calcext:value-type="float">
            <text:p>218</text:p>
          </table:table-cell>
          <table:table-cell office:value-type="float" office:value="1332" calcext:value-type="float">
            <text:p>1332</text:p>
          </table:table-cell>
          <table:table-cell office:value-type="float" office:value="823" calcext:value-type="float">
            <text:p>823</text:p>
          </table:table-cell>
          <table:table-cell office:value-type="float" office:value="116" calcext:value-type="float">
            <text:p>116</text:p>
          </table:table-cell>
          <table:table-cell office:value-type="float" office:value="86" calcext:value-type="float">
            <text:p>86</text:p>
          </table:table-cell>
          <table:table-cell table:formula="of:=90*([.N147]-1)+[.G147]" office:value-type="float" office:value="-4" calcext:value-type="float">
            <text:p>-4</text:p>
          </table:table-cell>
          <table:table-cell table:formula="of:=CONCATENATE(&quot;new Route(&quot;; ([.A147]-1)*3+1 ; &quot;,&quot; ; [.B147] ; &quot;,&quot; ; [.C147] ; &quot;, [new RouteSpace(&quot;; [.D147] ; &quot;,&quot; ; [.E147] ; &quot;,&quot; ; [.F147] ;  &quot;,&quot; ;[.G147] ;  &quot;)], BLUE),&quot; ; &quot;new Route(&quot;; ([.A147]-1)*3+2 ; &quot;,&quot; ; [.B147] ; &quot;,&quot; ; [.C147] ; &quot;, [new RouteSpace(&quot;; [.D147] ; &quot;,&quot; ; [.E147] ; &quot;,&quot; ; [.F147] ;  &quot;,&quot; ;[.G147] ;  &quot;)], YELLOW),&quot; ; &quot;new Route(&quot;; ([.A147]-1)*3+3 ; &quot;,&quot; ; [.B147] ; &quot;,&quot; ; [.C147] ; &quot;, [new RouteSpace(&quot;; [.D147] ; &quot;,&quot; ; [.E147] ; &quot;,&quot; ; [.F147] ;  &quot;,&quot; ;[.G147] ;  &quot;)], RED),&quot;)" office:value-type="string" office:string-value="new Route(436,200,218, [new RouteSpace(1332,823,116,86)], BLUE),new Route(437,200,218, [new RouteSpace(1332,823,116,86)], YELLOW),new Route(438,200,218, [new RouteSpace(1332,823,116,86)], RED)," calcext:value-type="string">
            <text:p>new Route(436,200,218, [new RouteSpace(1332,823,116,86)], BLUE),new Route(437,200,218, [new RouteSpace(1332,823,116,86)], YELLOW),new Route(438,200,218, [new RouteSpace(1332,823,116,86)], RED),</text:p>
          </table:table-cell>
          <table:table-cell table:formula="of:=CONCATENATE(([.A147]-1)*3+1;&quot;=&gt;new Route(&quot;; [.B147] ; &quot;,&quot; ; [.C147]  ;  &quot;,BLUE),&quot; ;  ([.A147]-1)*3+2;&quot;=&gt;new Route(&quot;; [.B147] ; &quot;,&quot; ; [.C147]  ;  &quot;,YELLOW),&quot; ; ([.A147]-1)*3+3;&quot;=&gt;new Route(&quot;; [.B147] ; &quot;,&quot; ; [.C147]  ;  &quot;,RED),&quot;)" office:value-type="string" office:string-value="436=&gt;new Route(200,218,BLUE),437=&gt;new Route(200,218,YELLOW),438=&gt;new Route(200,218,RED)," calcext:value-type="string">
            <text:p>436=&gt;new Route(200,218,BLUE),437=&gt;new Route(200,218,YELLOW),438=&gt;new Route(200,218,RED),</text:p>
          </table:table-cell>
          <table:table-cell table:number-columns-repeated="1014"/>
        </table:table-row>
        <table:table-row table:style-name="ro1">
          <table:table-cell office:value-type="float" office:value="147" calcext:value-type="float">
            <text:p>147</text:p>
          </table:table-cell>
          <table:table-cell office:value-type="float" office:value="172" calcext:value-type="float">
            <text:p>172</text:p>
          </table:table-cell>
          <table:table-cell office:value-type="float" office:value="201" calcext:value-type="float">
            <text:p>201</text:p>
          </table:table-cell>
          <table:table-cell office:value-type="float" office:value="1590" calcext:value-type="float">
            <text:p>1590</text:p>
          </table:table-cell>
          <table:table-cell office:value-type="float" office:value="782" calcext:value-type="float">
            <text:p>782</text:p>
          </table:table-cell>
          <table:table-cell office:value-type="float" office:value="93" calcext:value-type="float">
            <text:p>93</text:p>
          </table:table-cell>
          <table:table-cell office:value-type="float" office:value="-71" calcext:value-type="float">
            <text:p>-71</text:p>
          </table:table-cell>
          <table:table-cell table:formula="of:=90*([.N148]-1)+[.G148]" office:value-type="float" office:value="-161" calcext:value-type="float">
            <text:p>-161</text:p>
          </table:table-cell>
          <table:table-cell table:formula="of:=CONCATENATE(&quot;new Route(&quot;; ([.A148]-1)*3+1 ; &quot;,&quot; ; [.B148] ; &quot;,&quot; ; [.C148] ; &quot;, [new RouteSpace(&quot;; [.D148] ; &quot;,&quot; ; [.E148] ; &quot;,&quot; ; [.F148] ;  &quot;,&quot; ;[.G148] ;  &quot;)], BLUE),&quot; ; &quot;new Route(&quot;; ([.A148]-1)*3+2 ; &quot;,&quot; ; [.B148] ; &quot;,&quot; ; [.C148] ; &quot;, [new RouteSpace(&quot;; [.D148] ; &quot;,&quot; ; [.E148] ; &quot;,&quot; ; [.F148] ;  &quot;,&quot; ;[.G148] ;  &quot;)], YELLOW),&quot; ; &quot;new Route(&quot;; ([.A148]-1)*3+3 ; &quot;,&quot; ; [.B148] ; &quot;,&quot; ; [.C148] ; &quot;, [new RouteSpace(&quot;; [.D148] ; &quot;,&quot; ; [.E148] ; &quot;,&quot; ; [.F148] ;  &quot;,&quot; ;[.G148] ;  &quot;)], RED),&quot;)" office:value-type="string" office:string-value="new Route(439,172,201, [new RouteSpace(1590,782,93,-71)], BLUE),new Route(440,172,201, [new RouteSpace(1590,782,93,-71)], YELLOW),new Route(441,172,201, [new RouteSpace(1590,782,93,-71)], RED)," calcext:value-type="string">
            <text:p>new Route(439,172,201, [new RouteSpace(1590,782,93,-71)], BLUE),new Route(440,172,201, [new RouteSpace(1590,782,93,-71)], YELLOW),new Route(441,172,201, [new RouteSpace(1590,782,93,-71)], RED),</text:p>
          </table:table-cell>
          <table:table-cell table:formula="of:=CONCATENATE(([.A148]-1)*3+1;&quot;=&gt;new Route(&quot;; [.B148] ; &quot;,&quot; ; [.C148]  ;  &quot;,BLUE),&quot; ;  ([.A148]-1)*3+2;&quot;=&gt;new Route(&quot;; [.B148] ; &quot;,&quot; ; [.C148]  ;  &quot;,YELLOW),&quot; ; ([.A148]-1)*3+3;&quot;=&gt;new Route(&quot;; [.B148] ; &quot;,&quot; ; [.C148]  ;  &quot;,RED),&quot;)" office:value-type="string" office:string-value="439=&gt;new Route(172,201,BLUE),440=&gt;new Route(172,201,YELLOW),441=&gt;new Route(172,201,RED)," calcext:value-type="string">
            <text:p>439=&gt;new Route(172,201,BLUE),440=&gt;new Route(172,201,YELLOW),441=&gt;new Route(172,201,RED),</text:p>
          </table:table-cell>
          <table:table-cell table:number-columns-repeated="1014"/>
        </table:table-row>
        <table:table-row table:style-name="ro1">
          <table:table-cell office:value-type="float" office:value="148" calcext:value-type="float">
            <text:p>148</text:p>
          </table:table-cell>
          <table:table-cell office:value-type="float" office:value="165" calcext:value-type="float">
            <text:p>165</text:p>
          </table:table-cell>
          <table:table-cell office:value-type="float" office:value="201" calcext:value-type="float">
            <text:p>201</text:p>
          </table:table-cell>
          <table:table-cell office:value-type="float" office:value="1503" calcext:value-type="float">
            <text:p>1503</text:p>
          </table:table-cell>
          <table:table-cell office:value-type="float" office:value="631" calcext:value-type="float">
            <text:p>631</text:p>
          </table:table-cell>
          <table:table-cell office:value-type="float" office:value="115" calcext:value-type="float">
            <text:p>115</text:p>
          </table:table-cell>
          <table:table-cell office:value-type="float" office:value="20" calcext:value-type="float">
            <text:p>20</text:p>
          </table:table-cell>
          <table:table-cell table:formula="of:=90*([.N149]-1)+[.G149]" office:value-type="float" office:value="-70" calcext:value-type="float">
            <text:p>-70</text:p>
          </table:table-cell>
          <table:table-cell table:formula="of:=CONCATENATE(&quot;new Route(&quot;; ([.A149]-1)*3+1 ; &quot;,&quot; ; [.B149] ; &quot;,&quot; ; [.C149] ; &quot;, [new RouteSpace(&quot;; [.D149] ; &quot;,&quot; ; [.E149] ; &quot;,&quot; ; [.F149] ;  &quot;,&quot; ;[.G149] ;  &quot;)], BLUE),&quot; ; &quot;new Route(&quot;; ([.A149]-1)*3+2 ; &quot;,&quot; ; [.B149] ; &quot;,&quot; ; [.C149] ; &quot;, [new RouteSpace(&quot;; [.D149] ; &quot;,&quot; ; [.E149] ; &quot;,&quot; ; [.F149] ;  &quot;,&quot; ;[.G149] ;  &quot;)], YELLOW),&quot; ; &quot;new Route(&quot;; ([.A149]-1)*3+3 ; &quot;,&quot; ; [.B149] ; &quot;,&quot; ; [.C149] ; &quot;, [new RouteSpace(&quot;; [.D149] ; &quot;,&quot; ; [.E149] ; &quot;,&quot; ; [.F149] ;  &quot;,&quot; ;[.G149] ;  &quot;)], RED),&quot;)" office:value-type="string" office:string-value="new Route(442,165,201, [new RouteSpace(1503,631,115,20)], BLUE),new Route(443,165,201, [new RouteSpace(1503,631,115,20)], YELLOW),new Route(444,165,201, [new RouteSpace(1503,631,115,20)], RED)," calcext:value-type="string">
            <text:p>new Route(442,165,201, [new RouteSpace(1503,631,115,20)], BLUE),new Route(443,165,201, [new RouteSpace(1503,631,115,20)], YELLOW),new Route(444,165,201, [new RouteSpace(1503,631,115,20)], RED),</text:p>
          </table:table-cell>
          <table:table-cell table:formula="of:=CONCATENATE(([.A149]-1)*3+1;&quot;=&gt;new Route(&quot;; [.B149] ; &quot;,&quot; ; [.C149]  ;  &quot;,BLUE),&quot; ;  ([.A149]-1)*3+2;&quot;=&gt;new Route(&quot;; [.B149] ; &quot;,&quot; ; [.C149]  ;  &quot;,YELLOW),&quot; ; ([.A149]-1)*3+3;&quot;=&gt;new Route(&quot;; [.B149] ; &quot;,&quot; ; [.C149]  ;  &quot;,RED),&quot;)" office:value-type="string" office:string-value="442=&gt;new Route(165,201,BLUE),443=&gt;new Route(165,201,YELLOW),444=&gt;new Route(165,201,RED)," calcext:value-type="string">
            <text:p>442=&gt;new Route(165,201,BLUE),443=&gt;new Route(165,201,YELLOW),444=&gt;new Route(165,201,RED),</text:p>
          </table:table-cell>
          <table:table-cell table:number-columns-repeated="1014"/>
        </table:table-row>
        <table:table-row table:style-name="ro1">
          <table:table-cell office:value-type="float" office:value="149" calcext:value-type="float">
            <text:p>149</text:p>
          </table:table-cell>
          <table:table-cell office:value-type="float" office:value="201" calcext:value-type="float">
            <text:p>201</text:p>
          </table:table-cell>
          <table:table-cell office:value-type="float" office:value="220" calcext:value-type="float">
            <text:p>220</text:p>
          </table:table-cell>
          <table:table-cell office:value-type="float" office:value="1626" calcext:value-type="float">
            <text:p>1626</text:p>
          </table:table-cell>
          <table:table-cell office:value-type="float" office:value="662" calcext:value-type="float">
            <text:p>662</text:p>
          </table:table-cell>
          <table:table-cell office:value-type="float" office:value="143" calcext:value-type="float">
            <text:p>143</text:p>
          </table:table-cell>
          <table:table-cell office:value-type="float" office:value="-72" calcext:value-type="float">
            <text:p>-72</text:p>
          </table:table-cell>
          <table:table-cell table:formula="of:=90*([.N150]-1)+[.G150]" office:value-type="float" office:value="-162" calcext:value-type="float">
            <text:p>-162</text:p>
          </table:table-cell>
          <table:table-cell table:formula="of:=CONCATENATE(&quot;new Route(&quot;; ([.A150]-1)*3+1 ; &quot;,&quot; ; [.B150] ; &quot;,&quot; ; [.C150] ; &quot;, [new RouteSpace(&quot;; [.D150] ; &quot;,&quot; ; [.E150] ; &quot;,&quot; ; [.F150] ;  &quot;,&quot; ;[.G150] ;  &quot;)], BLUE),&quot; ; &quot;new Route(&quot;; ([.A150]-1)*3+2 ; &quot;,&quot; ; [.B150] ; &quot;,&quot; ; [.C150] ; &quot;, [new RouteSpace(&quot;; [.D150] ; &quot;,&quot; ; [.E150] ; &quot;,&quot; ; [.F150] ;  &quot;,&quot; ;[.G150] ;  &quot;)], YELLOW),&quot; ; &quot;new Route(&quot;; ([.A150]-1)*3+3 ; &quot;,&quot; ; [.B150] ; &quot;,&quot; ; [.C150] ; &quot;, [new RouteSpace(&quot;; [.D150] ; &quot;,&quot; ; [.E150] ; &quot;,&quot; ; [.F150] ;  &quot;,&quot; ;[.G150] ;  &quot;)], RED),&quot;)" office:value-type="string" office:string-value="new Route(445,201,220, [new RouteSpace(1626,662,143,-72)], BLUE),new Route(446,201,220, [new RouteSpace(1626,662,143,-72)], YELLOW),new Route(447,201,220, [new RouteSpace(1626,662,143,-72)], RED)," calcext:value-type="string">
            <text:p>new Route(445,201,220, [new RouteSpace(1626,662,143,-72)], BLUE),new Route(446,201,220, [new RouteSpace(1626,662,143,-72)], YELLOW),new Route(447,201,220, [new RouteSpace(1626,662,143,-72)], RED),</text:p>
          </table:table-cell>
          <table:table-cell table:formula="of:=CONCATENATE(([.A150]-1)*3+1;&quot;=&gt;new Route(&quot;; [.B150] ; &quot;,&quot; ; [.C150]  ;  &quot;,BLUE),&quot; ;  ([.A150]-1)*3+2;&quot;=&gt;new Route(&quot;; [.B150] ; &quot;,&quot; ; [.C150]  ;  &quot;,YELLOW),&quot; ; ([.A150]-1)*3+3;&quot;=&gt;new Route(&quot;; [.B150] ; &quot;,&quot; ; [.C150]  ;  &quot;,RED),&quot;)" office:value-type="string" office:string-value="445=&gt;new Route(201,220,BLUE),446=&gt;new Route(201,220,YELLOW),447=&gt;new Route(201,220,RED)," calcext:value-type="string">
            <text:p>445=&gt;new Route(201,220,BLUE),446=&gt;new Route(201,220,YELLOW),447=&gt;new Route(201,220,RED),</text:p>
          </table:table-cell>
          <table:table-cell table:number-columns-repeated="1014"/>
        </table:table-row>
        <table:table-row table:style-name="ro1">
          <table:table-cell office:value-type="float" office:value="150" calcext:value-type="float">
            <text:p>150</text:p>
          </table:table-cell>
          <table:table-cell office:value-type="float" office:value="182" calcext:value-type="float">
            <text:p>182</text:p>
          </table:table-cell>
          <table:table-cell office:value-type="float" office:value="201" calcext:value-type="float">
            <text:p>201</text:p>
          </table:table-cell>
          <table:table-cell office:value-type="float" office:value="1640" calcext:value-type="float">
            <text:p>1640</text:p>
          </table:table-cell>
          <table:table-cell office:value-type="float" office:value="676" calcext:value-type="float">
            <text:p>676</text:p>
          </table:table-cell>
          <table:table-cell office:value-type="float" office:value="90" calcext:value-type="float">
            <text:p>90</text:p>
          </table:table-cell>
          <table:table-cell office:value-type="float" office:value="-9" calcext:value-type="float">
            <text:p>-9</text:p>
          </table:table-cell>
          <table:table-cell table:formula="of:=90*([.N151]-1)+[.G151]" office:value-type="float" office:value="-99" calcext:value-type="float">
            <text:p>-99</text:p>
          </table:table-cell>
          <table:table-cell table:formula="of:=CONCATENATE(&quot;new Route(&quot;; ([.A151]-1)*3+1 ; &quot;,&quot; ; [.B151] ; &quot;,&quot; ; [.C151] ; &quot;, [new RouteSpace(&quot;; [.D151] ; &quot;,&quot; ; [.E151] ; &quot;,&quot; ; [.F151] ;  &quot;,&quot; ;[.G151] ;  &quot;)], BLUE),&quot; ; &quot;new Route(&quot;; ([.A151]-1)*3+2 ; &quot;,&quot; ; [.B151] ; &quot;,&quot; ; [.C151] ; &quot;, [new RouteSpace(&quot;; [.D151] ; &quot;,&quot; ; [.E151] ; &quot;,&quot; ; [.F151] ;  &quot;,&quot; ;[.G151] ;  &quot;)], YELLOW),&quot; ; &quot;new Route(&quot;; ([.A151]-1)*3+3 ; &quot;,&quot; ; [.B151] ; &quot;,&quot; ; [.C151] ; &quot;, [new RouteSpace(&quot;; [.D151] ; &quot;,&quot; ; [.E151] ; &quot;,&quot; ; [.F151] ;  &quot;,&quot; ;[.G151] ;  &quot;)], RED),&quot;)" office:value-type="string" office:string-value="new Route(448,182,201, [new RouteSpace(1640,676,90,-9)], BLUE),new Route(449,182,201, [new RouteSpace(1640,676,90,-9)], YELLOW),new Route(450,182,201, [new RouteSpace(1640,676,90,-9)], RED)," calcext:value-type="string">
            <text:p>new Route(448,182,201, [new RouteSpace(1640,676,90,-9)], BLUE),new Route(449,182,201, [new RouteSpace(1640,676,90,-9)], YELLOW),new Route(450,182,201, [new RouteSpace(1640,676,90,-9)], RED),</text:p>
          </table:table-cell>
          <table:table-cell table:formula="of:=CONCATENATE(([.A151]-1)*3+1;&quot;=&gt;new Route(&quot;; [.B151] ; &quot;,&quot; ; [.C151]  ;  &quot;,BLUE),&quot; ;  ([.A151]-1)*3+2;&quot;=&gt;new Route(&quot;; [.B151] ; &quot;,&quot; ; [.C151]  ;  &quot;,YELLOW),&quot; ; ([.A151]-1)*3+3;&quot;=&gt;new Route(&quot;; [.B151] ; &quot;,&quot; ; [.C151]  ;  &quot;,RED),&quot;)" office:value-type="string" office:string-value="448=&gt;new Route(182,201,BLUE),449=&gt;new Route(182,201,YELLOW),450=&gt;new Route(182,201,RED)," calcext:value-type="string">
            <text:p>448=&gt;new Route(182,201,BLUE),449=&gt;new Route(182,201,YELLOW),450=&gt;new Route(182,201,RED),</text:p>
          </table:table-cell>
          <table:table-cell table:number-columns-repeated="1014"/>
        </table:table-row>
        <table:table-row table:style-name="ro1">
          <table:table-cell office:value-type="float" office:value="151" calcext:value-type="float">
            <text:p>151</text:p>
          </table:table-cell>
          <table:table-cell office:value-type="float" office:value="103" calcext:value-type="float">
            <text:p>103</text:p>
          </table:table-cell>
          <table:table-cell office:value-type="float" office:value="203" calcext:value-type="float">
            <text:p>203</text:p>
          </table:table-cell>
          <table:table-cell office:value-type="float" office:value="392" calcext:value-type="float">
            <text:p>392</text:p>
          </table:table-cell>
          <table:table-cell office:value-type="float" office:value="35" calcext:value-type="float">
            <text:p>35</text:p>
          </table:table-cell>
          <table:table-cell office:value-type="float" office:value="99" calcext:value-type="float">
            <text:p>99</text:p>
          </table:table-cell>
          <table:table-cell office:value-type="float" office:value="31" calcext:value-type="float">
            <text:p>31</text:p>
          </table:table-cell>
          <table:table-cell table:formula="of:=90*([.N152]-1)+[.G152]" office:value-type="float" office:value="-59" calcext:value-type="float">
            <text:p>-59</text:p>
          </table:table-cell>
          <table:table-cell table:formula="of:=CONCATENATE(&quot;new Route(&quot;; ([.A152]-1)*3+1 ; &quot;,&quot; ; [.B152] ; &quot;,&quot; ; [.C152] ; &quot;, [new RouteSpace(&quot;; [.D152] ; &quot;,&quot; ; [.E152] ; &quot;,&quot; ; [.F152] ;  &quot;,&quot; ;[.G152] ;  &quot;)], BLUE),&quot; ; &quot;new Route(&quot;; ([.A152]-1)*3+2 ; &quot;,&quot; ; [.B152] ; &quot;,&quot; ; [.C152] ; &quot;, [new RouteSpace(&quot;; [.D152] ; &quot;,&quot; ; [.E152] ; &quot;,&quot; ; [.F152] ;  &quot;,&quot; ;[.G152] ;  &quot;)], YELLOW),&quot; ; &quot;new Route(&quot;; ([.A152]-1)*3+3 ; &quot;,&quot; ; [.B152] ; &quot;,&quot; ; [.C152] ; &quot;, [new RouteSpace(&quot;; [.D152] ; &quot;,&quot; ; [.E152] ; &quot;,&quot; ; [.F152] ;  &quot;,&quot; ;[.G152] ;  &quot;)], RED),&quot;)" office:value-type="string" office:string-value="new Route(451,103,203, [new RouteSpace(392,35,99,31)], BLUE),new Route(452,103,203, [new RouteSpace(392,35,99,31)], YELLOW),new Route(453,103,203, [new RouteSpace(392,35,99,31)], RED)," calcext:value-type="string">
            <text:p>new Route(451,103,203, [new RouteSpace(392,35,99,31)], BLUE),new Route(452,103,203, [new RouteSpace(392,35,99,31)], YELLOW),new Route(453,103,203, [new RouteSpace(392,35,99,31)], RED),</text:p>
          </table:table-cell>
          <table:table-cell table:formula="of:=CONCATENATE(([.A152]-1)*3+1;&quot;=&gt;new Route(&quot;; [.B152] ; &quot;,&quot; ; [.C152]  ;  &quot;,BLUE),&quot; ;  ([.A152]-1)*3+2;&quot;=&gt;new Route(&quot;; [.B152] ; &quot;,&quot; ; [.C152]  ;  &quot;,YELLOW),&quot; ; ([.A152]-1)*3+3;&quot;=&gt;new Route(&quot;; [.B152] ; &quot;,&quot; ; [.C152]  ;  &quot;,RED),&quot;)" office:value-type="string" office:string-value="451=&gt;new Route(103,203,BLUE),452=&gt;new Route(103,203,YELLOW),453=&gt;new Route(103,203,RED)," calcext:value-type="string">
            <text:p>451=&gt;new Route(103,203,BLUE),452=&gt;new Route(103,203,YELLOW),453=&gt;new Route(103,203,RED),</text:p>
          </table:table-cell>
          <table:table-cell table:number-columns-repeated="1014"/>
        </table:table-row>
        <table:table-row table:style-name="ro1">
          <table:table-cell office:value-type="float" office:value="152" calcext:value-type="float">
            <text:p>152</text:p>
          </table:table-cell>
          <table:table-cell office:value-type="float" office:value="109" calcext:value-type="float">
            <text:p>109</text:p>
          </table:table-cell>
          <table:table-cell office:value-type="float" office:value="204" calcext:value-type="float">
            <text:p>204</text:p>
          </table:table-cell>
          <table:table-cell office:value-type="float" office:value="379" calcext:value-type="float">
            <text:p>379</text:p>
          </table:table-cell>
          <table:table-cell office:value-type="float" office:value="302" calcext:value-type="float">
            <text:p>302</text:p>
          </table:table-cell>
          <table:table-cell office:value-type="float" office:value="110" calcext:value-type="float">
            <text:p>110</text:p>
          </table:table-cell>
          <table:table-cell office:value-type="float" office:value="41" calcext:value-type="float">
            <text:p>41</text:p>
          </table:table-cell>
          <table:table-cell table:formula="of:=90*([.N153]-1)+[.G153]" office:value-type="float" office:value="-49" calcext:value-type="float">
            <text:p>-49</text:p>
          </table:table-cell>
          <table:table-cell table:formula="of:=CONCATENATE(&quot;new Route(&quot;; ([.A153]-1)*3+1 ; &quot;,&quot; ; [.B153] ; &quot;,&quot; ; [.C153] ; &quot;, [new RouteSpace(&quot;; [.D153] ; &quot;,&quot; ; [.E153] ; &quot;,&quot; ; [.F153] ;  &quot;,&quot; ;[.G153] ;  &quot;)], BLUE),&quot; ; &quot;new Route(&quot;; ([.A153]-1)*3+2 ; &quot;,&quot; ; [.B153] ; &quot;,&quot; ; [.C153] ; &quot;, [new RouteSpace(&quot;; [.D153] ; &quot;,&quot; ; [.E153] ; &quot;,&quot; ; [.F153] ;  &quot;,&quot; ;[.G153] ;  &quot;)], YELLOW),&quot; ; &quot;new Route(&quot;; ([.A153]-1)*3+3 ; &quot;,&quot; ; [.B153] ; &quot;,&quot; ; [.C153] ; &quot;, [new RouteSpace(&quot;; [.D153] ; &quot;,&quot; ; [.E153] ; &quot;,&quot; ; [.F153] ;  &quot;,&quot; ;[.G153] ;  &quot;)], RED),&quot;)" office:value-type="string" office:string-value="new Route(454,109,204, [new RouteSpace(379,302,110,41)], BLUE),new Route(455,109,204, [new RouteSpace(379,302,110,41)], YELLOW),new Route(456,109,204, [new RouteSpace(379,302,110,41)], RED)," calcext:value-type="string">
            <text:p>new Route(454,109,204, [new RouteSpace(379,302,110,41)], BLUE),new Route(455,109,204, [new RouteSpace(379,302,110,41)], YELLOW),new Route(456,109,204, [new RouteSpace(379,302,110,41)], RED),</text:p>
          </table:table-cell>
          <table:table-cell table:formula="of:=CONCATENATE(([.A153]-1)*3+1;&quot;=&gt;new Route(&quot;; [.B153] ; &quot;,&quot; ; [.C153]  ;  &quot;,BLUE),&quot; ;  ([.A153]-1)*3+2;&quot;=&gt;new Route(&quot;; [.B153] ; &quot;,&quot; ; [.C153]  ;  &quot;,YELLOW),&quot; ; ([.A153]-1)*3+3;&quot;=&gt;new Route(&quot;; [.B153] ; &quot;,&quot; ; [.C153]  ;  &quot;,RED),&quot;)" office:value-type="string" office:string-value="454=&gt;new Route(109,204,BLUE),455=&gt;new Route(109,204,YELLOW),456=&gt;new Route(109,204,RED)," calcext:value-type="string">
            <text:p>454=&gt;new Route(109,204,BLUE),455=&gt;new Route(109,204,YELLOW),456=&gt;new Route(109,204,RED),</text:p>
          </table:table-cell>
          <table:table-cell table:number-columns-repeated="1014"/>
        </table:table-row>
        <table:table-row table:style-name="ro1">
          <table:table-cell office:value-type="float" office:value="153" calcext:value-type="float">
            <text:p>153</text:p>
          </table:table-cell>
          <table:table-cell office:value-type="float" office:value="113" calcext:value-type="float">
            <text:p>113</text:p>
          </table:table-cell>
          <table:table-cell office:value-type="float" office:value="204" calcext:value-type="float">
            <text:p>204</text:p>
          </table:table-cell>
          <table:table-cell office:value-type="float" office:value="480" calcext:value-type="float">
            <text:p>480</text:p>
          </table:table-cell>
          <table:table-cell office:value-type="float" office:value="370" calcext:value-type="float">
            <text:p>370</text:p>
          </table:table-cell>
          <table:table-cell office:value-type="float" office:value="115" calcext:value-type="float">
            <text:p>115</text:p>
          </table:table-cell>
          <table:table-cell office:value-type="float" office:value="-66" calcext:value-type="float">
            <text:p>-66</text:p>
          </table:table-cell>
          <table:table-cell table:formula="of:=90*([.N154]-1)+[.G154]" office:value-type="float" office:value="-156" calcext:value-type="float">
            <text:p>-156</text:p>
          </table:table-cell>
          <table:table-cell table:formula="of:=CONCATENATE(&quot;new Route(&quot;; ([.A154]-1)*3+1 ; &quot;,&quot; ; [.B154] ; &quot;,&quot; ; [.C154] ; &quot;, [new RouteSpace(&quot;; [.D154] ; &quot;,&quot; ; [.E154] ; &quot;,&quot; ; [.F154] ;  &quot;,&quot; ;[.G154] ;  &quot;)], BLUE),&quot; ; &quot;new Route(&quot;; ([.A154]-1)*3+2 ; &quot;,&quot; ; [.B154] ; &quot;,&quot; ; [.C154] ; &quot;, [new RouteSpace(&quot;; [.D154] ; &quot;,&quot; ; [.E154] ; &quot;,&quot; ; [.F154] ;  &quot;,&quot; ;[.G154] ;  &quot;)], YELLOW),&quot; ; &quot;new Route(&quot;; ([.A154]-1)*3+3 ; &quot;,&quot; ; [.B154] ; &quot;,&quot; ; [.C154] ; &quot;, [new RouteSpace(&quot;; [.D154] ; &quot;,&quot; ; [.E154] ; &quot;,&quot; ; [.F154] ;  &quot;,&quot; ;[.G154] ;  &quot;)], RED),&quot;)" office:value-type="string" office:string-value="new Route(457,113,204, [new RouteSpace(480,370,115,-66)], BLUE),new Route(458,113,204, [new RouteSpace(480,370,115,-66)], YELLOW),new Route(459,113,204, [new RouteSpace(480,370,115,-66)], RED)," calcext:value-type="string">
            <text:p>new Route(457,113,204, [new RouteSpace(480,370,115,-66)], BLUE),new Route(458,113,204, [new RouteSpace(480,370,115,-66)], YELLOW),new Route(459,113,204, [new RouteSpace(480,370,115,-66)], RED),</text:p>
          </table:table-cell>
          <table:table-cell table:formula="of:=CONCATENATE(([.A154]-1)*3+1;&quot;=&gt;new Route(&quot;; [.B154] ; &quot;,&quot; ; [.C154]  ;  &quot;,BLUE),&quot; ;  ([.A154]-1)*3+2;&quot;=&gt;new Route(&quot;; [.B154] ; &quot;,&quot; ; [.C154]  ;  &quot;,YELLOW),&quot; ; ([.A154]-1)*3+3;&quot;=&gt;new Route(&quot;; [.B154] ; &quot;,&quot; ; [.C154]  ;  &quot;,RED),&quot;)" office:value-type="string" office:string-value="457=&gt;new Route(113,204,BLUE),458=&gt;new Route(113,204,YELLOW),459=&gt;new Route(113,204,RED)," calcext:value-type="string">
            <text:p>457=&gt;new Route(113,204,BLUE),458=&gt;new Route(113,204,YELLOW),459=&gt;new Route(113,204,RED),</text:p>
          </table:table-cell>
          <table:table-cell table:number-columns-repeated="1014"/>
        </table:table-row>
        <table:table-row table:style-name="ro1">
          <table:table-cell office:value-type="float" office:value="154" calcext:value-type="float">
            <text:p>154</text:p>
          </table:table-cell>
          <table:table-cell office:value-type="float" office:value="122" calcext:value-type="float">
            <text:p>122</text:p>
          </table:table-cell>
          <table:table-cell office:value-type="float" office:value="205" calcext:value-type="float">
            <text:p>205</text:p>
          </table:table-cell>
          <table:table-cell office:value-type="float" office:value="436" calcext:value-type="float">
            <text:p>436</text:p>
          </table:table-cell>
          <table:table-cell office:value-type="float" office:value="1067" calcext:value-type="float">
            <text:p>1067</text:p>
          </table:table-cell>
          <table:table-cell office:value-type="float" office:value="94" calcext:value-type="float">
            <text:p>94</text:p>
          </table:table-cell>
          <table:table-cell office:value-type="float" office:value="-87" calcext:value-type="float">
            <text:p>-87</text:p>
          </table:table-cell>
          <table:table-cell table:formula="of:=90*([.N155]-1)+[.G155]" office:value-type="float" office:value="-177" calcext:value-type="float">
            <text:p>-177</text:p>
          </table:table-cell>
          <table:table-cell table:formula="of:=CONCATENATE(&quot;new Route(&quot;; ([.A155]-1)*3+1 ; &quot;,&quot; ; [.B155] ; &quot;,&quot; ; [.C155] ; &quot;, [new RouteSpace(&quot;; [.D155] ; &quot;,&quot; ; [.E155] ; &quot;,&quot; ; [.F155] ;  &quot;,&quot; ;[.G155] ;  &quot;)], BLUE),&quot; ; &quot;new Route(&quot;; ([.A155]-1)*3+2 ; &quot;,&quot; ; [.B155] ; &quot;,&quot; ; [.C155] ; &quot;, [new RouteSpace(&quot;; [.D155] ; &quot;,&quot; ; [.E155] ; &quot;,&quot; ; [.F155] ;  &quot;,&quot; ;[.G155] ;  &quot;)], YELLOW),&quot; ; &quot;new Route(&quot;; ([.A155]-1)*3+3 ; &quot;,&quot; ; [.B155] ; &quot;,&quot; ; [.C155] ; &quot;, [new RouteSpace(&quot;; [.D155] ; &quot;,&quot; ; [.E155] ; &quot;,&quot; ; [.F155] ;  &quot;,&quot; ;[.G155] ;  &quot;)], RED),&quot;)" office:value-type="string" office:string-value="new Route(460,122,205, [new RouteSpace(436,1067,94,-87)], BLUE),new Route(461,122,205, [new RouteSpace(436,1067,94,-87)], YELLOW),new Route(462,122,205, [new RouteSpace(436,1067,94,-87)], RED)," calcext:value-type="string">
            <text:p>new Route(460,122,205, [new RouteSpace(436,1067,94,-87)], BLUE),new Route(461,122,205, [new RouteSpace(436,1067,94,-87)], YELLOW),new Route(462,122,205, [new RouteSpace(436,1067,94,-87)], RED),</text:p>
          </table:table-cell>
          <table:table-cell table:formula="of:=CONCATENATE(([.A155]-1)*3+1;&quot;=&gt;new Route(&quot;; [.B155] ; &quot;,&quot; ; [.C155]  ;  &quot;,BLUE),&quot; ;  ([.A155]-1)*3+2;&quot;=&gt;new Route(&quot;; [.B155] ; &quot;,&quot; ; [.C155]  ;  &quot;,YELLOW),&quot; ; ([.A155]-1)*3+3;&quot;=&gt;new Route(&quot;; [.B155] ; &quot;,&quot; ; [.C155]  ;  &quot;,RED),&quot;)" office:value-type="string" office:string-value="460=&gt;new Route(122,205,BLUE),461=&gt;new Route(122,205,YELLOW),462=&gt;new Route(122,205,RED)," calcext:value-type="string">
            <text:p>460=&gt;new Route(122,205,BLUE),461=&gt;new Route(122,205,YELLOW),462=&gt;new Route(122,205,RED),</text:p>
          </table:table-cell>
          <table:table-cell table:number-columns-repeated="1014"/>
        </table:table-row>
        <table:table-row table:style-name="ro1">
          <table:table-cell office:value-type="float" office:value="155" calcext:value-type="float">
            <text:p>155</text:p>
          </table:table-cell>
          <table:table-cell office:value-type="float" office:value="127" calcext:value-type="float">
            <text:p>127</text:p>
          </table:table-cell>
          <table:table-cell office:value-type="float" office:value="205" calcext:value-type="float">
            <text:p>205</text:p>
          </table:table-cell>
          <table:table-cell office:value-type="float" office:value="405" calcext:value-type="float">
            <text:p>405</text:p>
          </table:table-cell>
          <table:table-cell office:value-type="float" office:value="1199" calcext:value-type="float">
            <text:p>1199</text:p>
          </table:table-cell>
          <table:table-cell office:value-type="float" office:value="106" calcext:value-type="float">
            <text:p>106</text:p>
          </table:table-cell>
          <table:table-cell office:value-type="float" office:value="-76" calcext:value-type="float">
            <text:p>-76</text:p>
          </table:table-cell>
          <table:table-cell table:formula="of:=90*([.N156]-1)+[.G156]" office:value-type="float" office:value="-166" calcext:value-type="float">
            <text:p>-166</text:p>
          </table:table-cell>
          <table:table-cell table:formula="of:=CONCATENATE(&quot;new Route(&quot;; ([.A156]-1)*3+1 ; &quot;,&quot; ; [.B156] ; &quot;,&quot; ; [.C156] ; &quot;, [new RouteSpace(&quot;; [.D156] ; &quot;,&quot; ; [.E156] ; &quot;,&quot; ; [.F156] ;  &quot;,&quot; ;[.G156] ;  &quot;)], BLUE),&quot; ; &quot;new Route(&quot;; ([.A156]-1)*3+2 ; &quot;,&quot; ; [.B156] ; &quot;,&quot; ; [.C156] ; &quot;, [new RouteSpace(&quot;; [.D156] ; &quot;,&quot; ; [.E156] ; &quot;,&quot; ; [.F156] ;  &quot;,&quot; ;[.G156] ;  &quot;)], YELLOW),&quot; ; &quot;new Route(&quot;; ([.A156]-1)*3+3 ; &quot;,&quot; ; [.B156] ; &quot;,&quot; ; [.C156] ; &quot;, [new RouteSpace(&quot;; [.D156] ; &quot;,&quot; ; [.E156] ; &quot;,&quot; ; [.F156] ;  &quot;,&quot; ;[.G156] ;  &quot;)], RED),&quot;)" office:value-type="string" office:string-value="new Route(463,127,205, [new RouteSpace(405,1199,106,-76)], BLUE),new Route(464,127,205, [new RouteSpace(405,1199,106,-76)], YELLOW),new Route(465,127,205, [new RouteSpace(405,1199,106,-76)], RED)," calcext:value-type="string">
            <text:p>new Route(463,127,205, [new RouteSpace(405,1199,106,-76)], BLUE),new Route(464,127,205, [new RouteSpace(405,1199,106,-76)], YELLOW),new Route(465,127,205, [new RouteSpace(405,1199,106,-76)], RED),</text:p>
          </table:table-cell>
          <table:table-cell table:formula="of:=CONCATENATE(([.A156]-1)*3+1;&quot;=&gt;new Route(&quot;; [.B156] ; &quot;,&quot; ; [.C156]  ;  &quot;,BLUE),&quot; ;  ([.A156]-1)*3+2;&quot;=&gt;new Route(&quot;; [.B156] ; &quot;,&quot; ; [.C156]  ;  &quot;,YELLOW),&quot; ; ([.A156]-1)*3+3;&quot;=&gt;new Route(&quot;; [.B156] ; &quot;,&quot; ; [.C156]  ;  &quot;,RED),&quot;)" office:value-type="string" office:string-value="463=&gt;new Route(127,205,BLUE),464=&gt;new Route(127,205,YELLOW),465=&gt;new Route(127,205,RED)," calcext:value-type="string">
            <text:p>463=&gt;new Route(127,205,BLUE),464=&gt;new Route(127,205,YELLOW),465=&gt;new Route(127,205,RED),</text:p>
          </table:table-cell>
          <table:table-cell table:number-columns-repeated="1014"/>
        </table:table-row>
        <table:table-row table:style-name="ro1">
          <table:table-cell office:value-type="float" office:value="156" calcext:value-type="float">
            <text:p>156</text:p>
          </table:table-cell>
          <table:table-cell office:value-type="float" office:value="103" calcext:value-type="float">
            <text:p>103</text:p>
          </table:table-cell>
          <table:table-cell office:value-type="float" office:value="206" calcext:value-type="float">
            <text:p>206</text:p>
          </table:table-cell>
          <table:table-cell office:value-type="float" office:value="501" calcext:value-type="float">
            <text:p>501</text:p>
          </table:table-cell>
          <table:table-cell office:value-type="float" office:value="102" calcext:value-type="float">
            <text:p>102</text:p>
          </table:table-cell>
          <table:table-cell office:value-type="float" office:value="94" calcext:value-type="float">
            <text:p>94</text:p>
          </table:table-cell>
          <table:table-cell office:value-type="float" office:value="30" calcext:value-type="float">
            <text:p>30</text:p>
          </table:table-cell>
          <table:table-cell table:formula="of:=90*([.N157]-1)+[.G157]" office:value-type="float" office:value="-60" calcext:value-type="float">
            <text:p>-60</text:p>
          </table:table-cell>
          <table:table-cell table:formula="of:=CONCATENATE(&quot;new Route(&quot;; ([.A157]-1)*3+1 ; &quot;,&quot; ; [.B157] ; &quot;,&quot; ; [.C157] ; &quot;, [new RouteSpace(&quot;; [.D157] ; &quot;,&quot; ; [.E157] ; &quot;,&quot; ; [.F157] ;  &quot;,&quot; ;[.G157] ;  &quot;)], BLUE),&quot; ; &quot;new Route(&quot;; ([.A157]-1)*3+2 ; &quot;,&quot; ; [.B157] ; &quot;,&quot; ; [.C157] ; &quot;, [new RouteSpace(&quot;; [.D157] ; &quot;,&quot; ; [.E157] ; &quot;,&quot; ; [.F157] ;  &quot;,&quot; ;[.G157] ;  &quot;)], YELLOW),&quot; ; &quot;new Route(&quot;; ([.A157]-1)*3+3 ; &quot;,&quot; ; [.B157] ; &quot;,&quot; ; [.C157] ; &quot;, [new RouteSpace(&quot;; [.D157] ; &quot;,&quot; ; [.E157] ; &quot;,&quot; ; [.F157] ;  &quot;,&quot; ;[.G157] ;  &quot;)], RED),&quot;)" office:value-type="string" office:string-value="new Route(466,103,206, [new RouteSpace(501,102,94,30)], BLUE),new Route(467,103,206, [new RouteSpace(501,102,94,30)], YELLOW),new Route(468,103,206, [new RouteSpace(501,102,94,30)], RED)," calcext:value-type="string">
            <text:p>new Route(466,103,206, [new RouteSpace(501,102,94,30)], BLUE),new Route(467,103,206, [new RouteSpace(501,102,94,30)], YELLOW),new Route(468,103,206, [new RouteSpace(501,102,94,30)], RED),</text:p>
          </table:table-cell>
          <table:table-cell table:formula="of:=CONCATENATE(([.A157]-1)*3+1;&quot;=&gt;new Route(&quot;; [.B157] ; &quot;,&quot; ; [.C157]  ;  &quot;,BLUE),&quot; ;  ([.A157]-1)*3+2;&quot;=&gt;new Route(&quot;; [.B157] ; &quot;,&quot; ; [.C157]  ;  &quot;,YELLOW),&quot; ; ([.A157]-1)*3+3;&quot;=&gt;new Route(&quot;; [.B157] ; &quot;,&quot; ; [.C157]  ;  &quot;,RED),&quot;)" office:value-type="string" office:string-value="466=&gt;new Route(103,206,BLUE),467=&gt;new Route(103,206,YELLOW),468=&gt;new Route(103,206,RED)," calcext:value-type="string">
            <text:p>466=&gt;new Route(103,206,BLUE),467=&gt;new Route(103,206,YELLOW),468=&gt;new Route(103,206,RED),</text:p>
          </table:table-cell>
          <table:table-cell table:number-columns-repeated="1014"/>
        </table:table-row>
        <table:table-row table:style-name="ro1">
          <table:table-cell office:value-type="float" office:value="157" calcext:value-type="float">
            <text:p>157</text:p>
          </table:table-cell>
          <table:table-cell office:value-type="float" office:value="113" calcext:value-type="float">
            <text:p>113</text:p>
          </table:table-cell>
          <table:table-cell office:value-type="float" office:value="206" calcext:value-type="float">
            <text:p>206</text:p>
          </table:table-cell>
          <table:table-cell office:value-type="float" office:value="543" calcext:value-type="float">
            <text:p>543</text:p>
          </table:table-cell>
          <table:table-cell office:value-type="float" office:value="241" calcext:value-type="float">
            <text:p>241</text:p>
          </table:table-cell>
          <table:table-cell office:value-type="float" office:value="86" calcext:value-type="float">
            <text:p>86</text:p>
          </table:table-cell>
          <table:table-cell office:value-type="float" office:value="-58" calcext:value-type="float">
            <text:p>-58</text:p>
          </table:table-cell>
          <table:table-cell table:formula="of:=90*([.N158]-1)+[.G158]" office:value-type="float" office:value="-148" calcext:value-type="float">
            <text:p>-148</text:p>
          </table:table-cell>
          <table:table-cell table:formula="of:=CONCATENATE(&quot;new Route(&quot;; ([.A158]-1)*3+1 ; &quot;,&quot; ; [.B158] ; &quot;,&quot; ; [.C158] ; &quot;, [new RouteSpace(&quot;; [.D158] ; &quot;,&quot; ; [.E158] ; &quot;,&quot; ; [.F158] ;  &quot;,&quot; ;[.G158] ;  &quot;)], BLUE),&quot; ; &quot;new Route(&quot;; ([.A158]-1)*3+2 ; &quot;,&quot; ; [.B158] ; &quot;,&quot; ; [.C158] ; &quot;, [new RouteSpace(&quot;; [.D158] ; &quot;,&quot; ; [.E158] ; &quot;,&quot; ; [.F158] ;  &quot;,&quot; ;[.G158] ;  &quot;)], YELLOW),&quot; ; &quot;new Route(&quot;; ([.A158]-1)*3+3 ; &quot;,&quot; ; [.B158] ; &quot;,&quot; ; [.C158] ; &quot;, [new RouteSpace(&quot;; [.D158] ; &quot;,&quot; ; [.E158] ; &quot;,&quot; ; [.F158] ;  &quot;,&quot; ;[.G158] ;  &quot;)], RED),&quot;)" office:value-type="string" office:string-value="new Route(469,113,206, [new RouteSpace(543,241,86,-58)], BLUE),new Route(470,113,206, [new RouteSpace(543,241,86,-58)], YELLOW),new Route(471,113,206, [new RouteSpace(543,241,86,-58)], RED)," calcext:value-type="string">
            <text:p>new Route(469,113,206, [new RouteSpace(543,241,86,-58)], BLUE),new Route(470,113,206, [new RouteSpace(543,241,86,-58)], YELLOW),new Route(471,113,206, [new RouteSpace(543,241,86,-58)], RED),</text:p>
          </table:table-cell>
          <table:table-cell table:formula="of:=CONCATENATE(([.A158]-1)*3+1;&quot;=&gt;new Route(&quot;; [.B158] ; &quot;,&quot; ; [.C158]  ;  &quot;,BLUE),&quot; ;  ([.A158]-1)*3+2;&quot;=&gt;new Route(&quot;; [.B158] ; &quot;,&quot; ; [.C158]  ;  &quot;,YELLOW),&quot; ; ([.A158]-1)*3+3;&quot;=&gt;new Route(&quot;; [.B158] ; &quot;,&quot; ; [.C158]  ;  &quot;,RED),&quot;)" office:value-type="string" office:string-value="469=&gt;new Route(113,206,BLUE),470=&gt;new Route(113,206,YELLOW),471=&gt;new Route(113,206,RED)," calcext:value-type="string">
            <text:p>469=&gt;new Route(113,206,BLUE),470=&gt;new Route(113,206,YELLOW),471=&gt;new Route(113,206,RED),</text:p>
          </table:table-cell>
          <table:table-cell table:number-columns-repeated="1014"/>
        </table:table-row>
        <table:table-row table:style-name="ro1">
          <table:table-cell office:value-type="float" office:value="158" calcext:value-type="float">
            <text:p>158</text:p>
          </table:table-cell>
          <table:table-cell office:value-type="float" office:value="130" calcext:value-type="float">
            <text:p>130</text:p>
          </table:table-cell>
          <table:table-cell office:value-type="float" office:value="206" calcext:value-type="float">
            <text:p>206</text:p>
          </table:table-cell>
          <table:table-cell office:value-type="float" office:value="610" calcext:value-type="float">
            <text:p>610</text:p>
          </table:table-cell>
          <table:table-cell office:value-type="float" office:value="154" calcext:value-type="float">
            <text:p>154</text:p>
          </table:table-cell>
          <table:table-cell office:value-type="float" office:value="122" calcext:value-type="float">
            <text:p>122</text:p>
          </table:table-cell>
          <table:table-cell office:value-type="float" office:value="-18" calcext:value-type="float">
            <text:p>-18</text:p>
          </table:table-cell>
          <table:table-cell table:formula="of:=90*([.N159]-1)+[.G159]" office:value-type="float" office:value="-108" calcext:value-type="float">
            <text:p>-108</text:p>
          </table:table-cell>
          <table:table-cell table:formula="of:=CONCATENATE(&quot;new Route(&quot;; ([.A159]-1)*3+1 ; &quot;,&quot; ; [.B159] ; &quot;,&quot; ; [.C159] ; &quot;, [new RouteSpace(&quot;; [.D159] ; &quot;,&quot; ; [.E159] ; &quot;,&quot; ; [.F159] ;  &quot;,&quot; ;[.G159] ;  &quot;)], BLUE),&quot; ; &quot;new Route(&quot;; ([.A159]-1)*3+2 ; &quot;,&quot; ; [.B159] ; &quot;,&quot; ; [.C159] ; &quot;, [new RouteSpace(&quot;; [.D159] ; &quot;,&quot; ; [.E159] ; &quot;,&quot; ; [.F159] ;  &quot;,&quot; ;[.G159] ;  &quot;)], YELLOW),&quot; ; &quot;new Route(&quot;; ([.A159]-1)*3+3 ; &quot;,&quot; ; [.B159] ; &quot;,&quot; ; [.C159] ; &quot;, [new RouteSpace(&quot;; [.D159] ; &quot;,&quot; ; [.E159] ; &quot;,&quot; ; [.F159] ;  &quot;,&quot; ;[.G159] ;  &quot;)], RED),&quot;)" office:value-type="string" office:string-value="new Route(472,130,206, [new RouteSpace(610,154,122,-18)], BLUE),new Route(473,130,206, [new RouteSpace(610,154,122,-18)], YELLOW),new Route(474,130,206, [new RouteSpace(610,154,122,-18)], RED)," calcext:value-type="string">
            <text:p>new Route(472,130,206, [new RouteSpace(610,154,122,-18)], BLUE),new Route(473,130,206, [new RouteSpace(610,154,122,-18)], YELLOW),new Route(474,130,206, [new RouteSpace(610,154,122,-18)], RED),</text:p>
          </table:table-cell>
          <table:table-cell table:formula="of:=CONCATENATE(([.A159]-1)*3+1;&quot;=&gt;new Route(&quot;; [.B159] ; &quot;,&quot; ; [.C159]  ;  &quot;,BLUE),&quot; ;  ([.A159]-1)*3+2;&quot;=&gt;new Route(&quot;; [.B159] ; &quot;,&quot; ; [.C159]  ;  &quot;,YELLOW),&quot; ; ([.A159]-1)*3+3;&quot;=&gt;new Route(&quot;; [.B159] ; &quot;,&quot; ; [.C159]  ;  &quot;,RED),&quot;)" office:value-type="string" office:string-value="472=&gt;new Route(130,206,BLUE),473=&gt;new Route(130,206,YELLOW),474=&gt;new Route(130,206,RED)," calcext:value-type="string">
            <text:p>472=&gt;new Route(130,206,BLUE),473=&gt;new Route(130,206,YELLOW),474=&gt;new Route(130,206,RED),</text:p>
          </table:table-cell>
          <table:table-cell table:number-columns-repeated="1014"/>
        </table:table-row>
        <table:table-row table:style-name="ro1">
          <table:table-cell office:value-type="float" office:value="159" calcext:value-type="float">
            <text:p>159</text:p>
          </table:table-cell>
          <table:table-cell office:value-type="float" office:value="113" calcext:value-type="float">
            <text:p>113</text:p>
          </table:table-cell>
          <table:table-cell office:value-type="float" office:value="207" calcext:value-type="float">
            <text:p>207</text:p>
          </table:table-cell>
          <table:table-cell office:value-type="float" office:value="545" calcext:value-type="float">
            <text:p>545</text:p>
          </table:table-cell>
          <table:table-cell office:value-type="float" office:value="258" calcext:value-type="float">
            <text:p>258</text:p>
          </table:table-cell>
          <table:table-cell office:value-type="float" office:value="128" calcext:value-type="float">
            <text:p>128</text:p>
          </table:table-cell>
          <table:table-cell office:value-type="float" office:value="29" calcext:value-type="float">
            <text:p>29</text:p>
          </table:table-cell>
          <table:table-cell table:formula="of:=90*([.N160]-1)+[.G160]" office:value-type="float" office:value="-61" calcext:value-type="float">
            <text:p>-61</text:p>
          </table:table-cell>
          <table:table-cell table:formula="of:=CONCATENATE(&quot;new Route(&quot;; ([.A160]-1)*3+1 ; &quot;,&quot; ; [.B160] ; &quot;,&quot; ; [.C160] ; &quot;, [new RouteSpace(&quot;; [.D160] ; &quot;,&quot; ; [.E160] ; &quot;,&quot; ; [.F160] ;  &quot;,&quot; ;[.G160] ;  &quot;)], BLUE),&quot; ; &quot;new Route(&quot;; ([.A160]-1)*3+2 ; &quot;,&quot; ; [.B160] ; &quot;,&quot; ; [.C160] ; &quot;, [new RouteSpace(&quot;; [.D160] ; &quot;,&quot; ; [.E160] ; &quot;,&quot; ; [.F160] ;  &quot;,&quot; ;[.G160] ;  &quot;)], YELLOW),&quot; ; &quot;new Route(&quot;; ([.A160]-1)*3+3 ; &quot;,&quot; ; [.B160] ; &quot;,&quot; ; [.C160] ; &quot;, [new RouteSpace(&quot;; [.D160] ; &quot;,&quot; ; [.E160] ; &quot;,&quot; ; [.F160] ;  &quot;,&quot; ;[.G160] ;  &quot;)], RED),&quot;)" office:value-type="string" office:string-value="new Route(475,113,207, [new RouteSpace(545,258,128,29)], BLUE),new Route(476,113,207, [new RouteSpace(545,258,128,29)], YELLOW),new Route(477,113,207, [new RouteSpace(545,258,128,29)], RED)," calcext:value-type="string">
            <text:p>new Route(475,113,207, [new RouteSpace(545,258,128,29)], BLUE),new Route(476,113,207, [new RouteSpace(545,258,128,29)], YELLOW),new Route(477,113,207, [new RouteSpace(545,258,128,29)], RED),</text:p>
          </table:table-cell>
          <table:table-cell table:formula="of:=CONCATENATE(([.A160]-1)*3+1;&quot;=&gt;new Route(&quot;; [.B160] ; &quot;,&quot; ; [.C160]  ;  &quot;,BLUE),&quot; ;  ([.A160]-1)*3+2;&quot;=&gt;new Route(&quot;; [.B160] ; &quot;,&quot; ; [.C160]  ;  &quot;,YELLOW),&quot; ; ([.A160]-1)*3+3;&quot;=&gt;new Route(&quot;; [.B160] ; &quot;,&quot; ; [.C160]  ;  &quot;,RED),&quot;)" office:value-type="string" office:string-value="475=&gt;new Route(113,207,BLUE),476=&gt;new Route(113,207,YELLOW),477=&gt;new Route(113,207,RED)," calcext:value-type="string">
            <text:p>475=&gt;new Route(113,207,BLUE),476=&gt;new Route(113,207,YELLOW),477=&gt;new Route(113,207,RED),</text:p>
          </table:table-cell>
          <table:table-cell table:number-columns-repeated="1014"/>
        </table:table-row>
        <table:table-row table:style-name="ro1">
          <table:table-cell office:value-type="float" office:value="160" calcext:value-type="float">
            <text:p>160</text:p>
          </table:table-cell>
          <table:table-cell office:value-type="float" office:value="134" calcext:value-type="float">
            <text:p>134</text:p>
          </table:table-cell>
          <table:table-cell office:value-type="float" office:value="207" calcext:value-type="float">
            <text:p>207</text:p>
          </table:table-cell>
          <table:table-cell office:value-type="float" office:value="683" calcext:value-type="float">
            <text:p>683</text:p>
          </table:table-cell>
          <table:table-cell office:value-type="float" office:value="339" calcext:value-type="float">
            <text:p>339</text:p>
          </table:table-cell>
          <table:table-cell office:value-type="float" office:value="82" calcext:value-type="float">
            <text:p>82</text:p>
          </table:table-cell>
          <table:table-cell office:value-type="float" office:value="36" calcext:value-type="float">
            <text:p>36</text:p>
          </table:table-cell>
          <table:table-cell table:formula="of:=90*([.N161]-1)+[.G161]" office:value-type="float" office:value="-54" calcext:value-type="float">
            <text:p>-54</text:p>
          </table:table-cell>
          <table:table-cell table:formula="of:=CONCATENATE(&quot;new Route(&quot;; ([.A161]-1)*3+1 ; &quot;,&quot; ; [.B161] ; &quot;,&quot; ; [.C161] ; &quot;, [new RouteSpace(&quot;; [.D161] ; &quot;,&quot; ; [.E161] ; &quot;,&quot; ; [.F161] ;  &quot;,&quot; ;[.G161] ;  &quot;)], BLUE),&quot; ; &quot;new Route(&quot;; ([.A161]-1)*3+2 ; &quot;,&quot; ; [.B161] ; &quot;,&quot; ; [.C161] ; &quot;, [new RouteSpace(&quot;; [.D161] ; &quot;,&quot; ; [.E161] ; &quot;,&quot; ; [.F161] ;  &quot;,&quot; ;[.G161] ;  &quot;)], YELLOW),&quot; ; &quot;new Route(&quot;; ([.A161]-1)*3+3 ; &quot;,&quot; ; [.B161] ; &quot;,&quot; ; [.C161] ; &quot;, [new RouteSpace(&quot;; [.D161] ; &quot;,&quot; ; [.E161] ; &quot;,&quot; ; [.F161] ;  &quot;,&quot; ;[.G161] ;  &quot;)], RED),&quot;)" office:value-type="string" office:string-value="new Route(478,134,207, [new RouteSpace(683,339,82,36)], BLUE),new Route(479,134,207, [new RouteSpace(683,339,82,36)], YELLOW),new Route(480,134,207, [new RouteSpace(683,339,82,36)], RED)," calcext:value-type="string">
            <text:p>new Route(478,134,207, [new RouteSpace(683,339,82,36)], BLUE),new Route(479,134,207, [new RouteSpace(683,339,82,36)], YELLOW),new Route(480,134,207, [new RouteSpace(683,339,82,36)], RED),</text:p>
          </table:table-cell>
          <table:table-cell table:formula="of:=CONCATENATE(([.A161]-1)*3+1;&quot;=&gt;new Route(&quot;; [.B161] ; &quot;,&quot; ; [.C161]  ;  &quot;,BLUE),&quot; ;  ([.A161]-1)*3+2;&quot;=&gt;new Route(&quot;; [.B161] ; &quot;,&quot; ; [.C161]  ;  &quot;,YELLOW),&quot; ; ([.A161]-1)*3+3;&quot;=&gt;new Route(&quot;; [.B161] ; &quot;,&quot; ; [.C161]  ;  &quot;,RED),&quot;)" office:value-type="string" office:string-value="478=&gt;new Route(134,207,BLUE),479=&gt;new Route(134,207,YELLOW),480=&gt;new Route(134,207,RED)," calcext:value-type="string">
            <text:p>478=&gt;new Route(134,207,BLUE),479=&gt;new Route(134,207,YELLOW),480=&gt;new Route(134,207,RED),</text:p>
          </table:table-cell>
          <table:table-cell table:number-columns-repeated="1014"/>
        </table:table-row>
        <table:table-row table:style-name="ro1">
          <table:table-cell office:value-type="float" office:value="161" calcext:value-type="float">
            <text:p>161</text:p>
          </table:table-cell>
          <table:table-cell office:value-type="float" office:value="135" calcext:value-type="float">
            <text:p>135</text:p>
          </table:table-cell>
          <table:table-cell office:value-type="float" office:value="207" calcext:value-type="float">
            <text:p>207</text:p>
          </table:table-cell>
          <table:table-cell office:value-type="float" office:value="606" calcext:value-type="float">
            <text:p>606</text:p>
          </table:table-cell>
          <table:table-cell office:value-type="float" office:value="448" calcext:value-type="float">
            <text:p>448</text:p>
          </table:table-cell>
          <table:table-cell office:value-type="float" office:value="120" calcext:value-type="float">
            <text:p>120</text:p>
          </table:table-cell>
          <table:table-cell office:value-type="float" office:value="-62" calcext:value-type="float">
            <text:p>-62</text:p>
          </table:table-cell>
          <table:table-cell table:formula="of:=90*([.N162]-1)+[.G162]" office:value-type="float" office:value="-152" calcext:value-type="float">
            <text:p>-152</text:p>
          </table:table-cell>
          <table:table-cell table:formula="of:=CONCATENATE(&quot;new Route(&quot;; ([.A162]-1)*3+1 ; &quot;,&quot; ; [.B162] ; &quot;,&quot; ; [.C162] ; &quot;, [new RouteSpace(&quot;; [.D162] ; &quot;,&quot; ; [.E162] ; &quot;,&quot; ; [.F162] ;  &quot;,&quot; ;[.G162] ;  &quot;)], BLUE),&quot; ; &quot;new Route(&quot;; ([.A162]-1)*3+2 ; &quot;,&quot; ; [.B162] ; &quot;,&quot; ; [.C162] ; &quot;, [new RouteSpace(&quot;; [.D162] ; &quot;,&quot; ; [.E162] ; &quot;,&quot; ; [.F162] ;  &quot;,&quot; ;[.G162] ;  &quot;)], YELLOW),&quot; ; &quot;new Route(&quot;; ([.A162]-1)*3+3 ; &quot;,&quot; ; [.B162] ; &quot;,&quot; ; [.C162] ; &quot;, [new RouteSpace(&quot;; [.D162] ; &quot;,&quot; ; [.E162] ; &quot;,&quot; ; [.F162] ;  &quot;,&quot; ;[.G162] ;  &quot;)], RED),&quot;)" office:value-type="string" office:string-value="new Route(481,135,207, [new RouteSpace(606,448,120,-62)], BLUE),new Route(482,135,207, [new RouteSpace(606,448,120,-62)], YELLOW),new Route(483,135,207, [new RouteSpace(606,448,120,-62)], RED)," calcext:value-type="string">
            <text:p>new Route(481,135,207, [new RouteSpace(606,448,120,-62)], BLUE),new Route(482,135,207, [new RouteSpace(606,448,120,-62)], YELLOW),new Route(483,135,207, [new RouteSpace(606,448,120,-62)], RED),</text:p>
          </table:table-cell>
          <table:table-cell table:formula="of:=CONCATENATE(([.A162]-1)*3+1;&quot;=&gt;new Route(&quot;; [.B162] ; &quot;,&quot; ; [.C162]  ;  &quot;,BLUE),&quot; ;  ([.A162]-1)*3+2;&quot;=&gt;new Route(&quot;; [.B162] ; &quot;,&quot; ; [.C162]  ;  &quot;,YELLOW),&quot; ; ([.A162]-1)*3+3;&quot;=&gt;new Route(&quot;; [.B162] ; &quot;,&quot; ; [.C162]  ;  &quot;,RED),&quot;)" office:value-type="string" office:string-value="481=&gt;new Route(135,207,BLUE),482=&gt;new Route(135,207,YELLOW),483=&gt;new Route(135,207,RED)," calcext:value-type="string">
            <text:p>481=&gt;new Route(135,207,BLUE),482=&gt;new Route(135,207,YELLOW),483=&gt;new Route(135,207,RED),</text:p>
          </table:table-cell>
          <table:table-cell table:number-columns-repeated="1014"/>
        </table:table-row>
        <table:table-row table:style-name="ro1">
          <table:table-cell office:value-type="float" office:value="162" calcext:value-type="float">
            <text:p>162</text:p>
          </table:table-cell>
          <table:table-cell office:value-type="float" office:value="141" calcext:value-type="float">
            <text:p>141</text:p>
          </table:table-cell>
          <table:table-cell office:value-type="float" office:value="208" calcext:value-type="float">
            <text:p>208</text:p>
          </table:table-cell>
          <table:table-cell office:value-type="float" office:value="590" calcext:value-type="float">
            <text:p>590</text:p>
          </table:table-cell>
          <table:table-cell office:value-type="float" office:value="687" calcext:value-type="float">
            <text:p>687</text:p>
          </table:table-cell>
          <table:table-cell office:value-type="float" office:value="94" calcext:value-type="float">
            <text:p>94</text:p>
          </table:table-cell>
          <table:table-cell office:value-type="float" office:value="-5" calcext:value-type="float">
            <text:p>-5</text:p>
          </table:table-cell>
          <table:table-cell table:formula="of:=90*([.N163]-1)+[.G163]" office:value-type="float" office:value="-95" calcext:value-type="float">
            <text:p>-95</text:p>
          </table:table-cell>
          <table:table-cell table:formula="of:=CONCATENATE(&quot;new Route(&quot;; ([.A163]-1)*3+1 ; &quot;,&quot; ; [.B163] ; &quot;,&quot; ; [.C163] ; &quot;, [new RouteSpace(&quot;; [.D163] ; &quot;,&quot; ; [.E163] ; &quot;,&quot; ; [.F163] ;  &quot;,&quot; ;[.G163] ;  &quot;)], BLUE),&quot; ; &quot;new Route(&quot;; ([.A163]-1)*3+2 ; &quot;,&quot; ; [.B163] ; &quot;,&quot; ; [.C163] ; &quot;, [new RouteSpace(&quot;; [.D163] ; &quot;,&quot; ; [.E163] ; &quot;,&quot; ; [.F163] ;  &quot;,&quot; ;[.G163] ;  &quot;)], YELLOW),&quot; ; &quot;new Route(&quot;; ([.A163]-1)*3+3 ; &quot;,&quot; ; [.B163] ; &quot;,&quot; ; [.C163] ; &quot;, [new RouteSpace(&quot;; [.D163] ; &quot;,&quot; ; [.E163] ; &quot;,&quot; ; [.F163] ;  &quot;,&quot; ;[.G163] ;  &quot;)], RED),&quot;)" office:value-type="string" office:string-value="new Route(484,141,208, [new RouteSpace(590,687,94,-5)], BLUE),new Route(485,141,208, [new RouteSpace(590,687,94,-5)], YELLOW),new Route(486,141,208, [new RouteSpace(590,687,94,-5)], RED)," calcext:value-type="string">
            <text:p>new Route(484,141,208, [new RouteSpace(590,687,94,-5)], BLUE),new Route(485,141,208, [new RouteSpace(590,687,94,-5)], YELLOW),new Route(486,141,208, [new RouteSpace(590,687,94,-5)], RED),</text:p>
          </table:table-cell>
          <table:table-cell table:formula="of:=CONCATENATE(([.A163]-1)*3+1;&quot;=&gt;new Route(&quot;; [.B163] ; &quot;,&quot; ; [.C163]  ;  &quot;,BLUE),&quot; ;  ([.A163]-1)*3+2;&quot;=&gt;new Route(&quot;; [.B163] ; &quot;,&quot; ; [.C163]  ;  &quot;,YELLOW),&quot; ; ([.A163]-1)*3+3;&quot;=&gt;new Route(&quot;; [.B163] ; &quot;,&quot; ; [.C163]  ;  &quot;,RED),&quot;)" office:value-type="string" office:string-value="484=&gt;new Route(141,208,BLUE),485=&gt;new Route(141,208,YELLOW),486=&gt;new Route(141,208,RED)," calcext:value-type="string">
            <text:p>484=&gt;new Route(141,208,BLUE),485=&gt;new Route(141,208,YELLOW),486=&gt;new Route(141,208,RED),</text:p>
          </table:table-cell>
          <table:table-cell table:number-columns-repeated="1014"/>
        </table:table-row>
        <table:table-row table:style-name="ro1">
          <table:table-cell office:value-type="float" office:value="163" calcext:value-type="float">
            <text:p>163</text:p>
          </table:table-cell>
          <table:table-cell office:value-type="float" office:value="120" calcext:value-type="float">
            <text:p>120</text:p>
          </table:table-cell>
          <table:table-cell office:value-type="float" office:value="209" calcext:value-type="float">
            <text:p>209</text:p>
          </table:table-cell>
          <table:table-cell office:value-type="float" office:value="548" calcext:value-type="float">
            <text:p>548</text:p>
          </table:table-cell>
          <table:table-cell office:value-type="float" office:value="862" calcext:value-type="float">
            <text:p>862</text:p>
          </table:table-cell>
          <table:table-cell office:value-type="float" office:value="131" calcext:value-type="float">
            <text:p>131</text:p>
          </table:table-cell>
          <table:table-cell office:value-type="float" office:value="38" calcext:value-type="float">
            <text:p>38</text:p>
          </table:table-cell>
          <table:table-cell table:formula="of:=90*([.N164]-1)+[.G164]" office:value-type="float" office:value="-52" calcext:value-type="float">
            <text:p>-52</text:p>
          </table:table-cell>
          <table:table-cell table:formula="of:=CONCATENATE(&quot;new Route(&quot;; ([.A164]-1)*3+1 ; &quot;,&quot; ; [.B164] ; &quot;,&quot; ; [.C164] ; &quot;, [new RouteSpace(&quot;; [.D164] ; &quot;,&quot; ; [.E164] ; &quot;,&quot; ; [.F164] ;  &quot;,&quot; ;[.G164] ;  &quot;)], BLUE),&quot; ; &quot;new Route(&quot;; ([.A164]-1)*3+2 ; &quot;,&quot; ; [.B164] ; &quot;,&quot; ; [.C164] ; &quot;, [new RouteSpace(&quot;; [.D164] ; &quot;,&quot; ; [.E164] ; &quot;,&quot; ; [.F164] ;  &quot;,&quot; ;[.G164] ;  &quot;)], YELLOW),&quot; ; &quot;new Route(&quot;; ([.A164]-1)*3+3 ; &quot;,&quot; ; [.B164] ; &quot;,&quot; ; [.C164] ; &quot;, [new RouteSpace(&quot;; [.D164] ; &quot;,&quot; ; [.E164] ; &quot;,&quot; ; [.F164] ;  &quot;,&quot; ;[.G164] ;  &quot;)], RED),&quot;)" office:value-type="string" office:string-value="new Route(487,120,209, [new RouteSpace(548,862,131,38)], BLUE),new Route(488,120,209, [new RouteSpace(548,862,131,38)], YELLOW),new Route(489,120,209, [new RouteSpace(548,862,131,38)], RED)," calcext:value-type="string">
            <text:p>new Route(487,120,209, [new RouteSpace(548,862,131,38)], BLUE),new Route(488,120,209, [new RouteSpace(548,862,131,38)], YELLOW),new Route(489,120,209, [new RouteSpace(548,862,131,38)], RED),</text:p>
          </table:table-cell>
          <table:table-cell table:formula="of:=CONCATENATE(([.A164]-1)*3+1;&quot;=&gt;new Route(&quot;; [.B164] ; &quot;,&quot; ; [.C164]  ;  &quot;,BLUE),&quot; ;  ([.A164]-1)*3+2;&quot;=&gt;new Route(&quot;; [.B164] ; &quot;,&quot; ; [.C164]  ;  &quot;,YELLOW),&quot; ; ([.A164]-1)*3+3;&quot;=&gt;new Route(&quot;; [.B164] ; &quot;,&quot; ; [.C164]  ;  &quot;,RED),&quot;)" office:value-type="string" office:string-value="487=&gt;new Route(120,209,BLUE),488=&gt;new Route(120,209,YELLOW),489=&gt;new Route(120,209,RED)," calcext:value-type="string">
            <text:p>487=&gt;new Route(120,209,BLUE),488=&gt;new Route(120,209,YELLOW),489=&gt;new Route(120,209,RED),</text:p>
          </table:table-cell>
          <table:table-cell table:number-columns-repeated="1014"/>
        </table:table-row>
        <table:table-row table:style-name="ro1">
          <table:table-cell office:value-type="float" office:value="164" calcext:value-type="float">
            <text:p>164</text:p>
          </table:table-cell>
          <table:table-cell office:value-type="float" office:value="145" calcext:value-type="float">
            <text:p>145</text:p>
          </table:table-cell>
          <table:table-cell office:value-type="float" office:value="209" calcext:value-type="float">
            <text:p>209</text:p>
          </table:table-cell>
          <table:table-cell office:value-type="float" office:value="678" calcext:value-type="float">
            <text:p>678</text:p>
          </table:table-cell>
          <table:table-cell office:value-type="float" office:value="950" calcext:value-type="float">
            <text:p>950</text:p>
          </table:table-cell>
          <table:table-cell office:value-type="float" office:value="159" calcext:value-type="float">
            <text:p>159</text:p>
          </table:table-cell>
          <table:table-cell office:value-type="float" office:value="-9" calcext:value-type="float">
            <text:p>-9</text:p>
          </table:table-cell>
          <table:table-cell table:formula="of:=90*([.N165]-1)+[.G165]" office:value-type="float" office:value="-99" calcext:value-type="float">
            <text:p>-99</text:p>
          </table:table-cell>
          <table:table-cell table:formula="of:=CONCATENATE(&quot;new Route(&quot;; ([.A165]-1)*3+1 ; &quot;,&quot; ; [.B165] ; &quot;,&quot; ; [.C165] ; &quot;, [new RouteSpace(&quot;; [.D165] ; &quot;,&quot; ; [.E165] ; &quot;,&quot; ; [.F165] ;  &quot;,&quot; ;[.G165] ;  &quot;)], BLUE),&quot; ; &quot;new Route(&quot;; ([.A165]-1)*3+2 ; &quot;,&quot; ; [.B165] ; &quot;,&quot; ; [.C165] ; &quot;, [new RouteSpace(&quot;; [.D165] ; &quot;,&quot; ; [.E165] ; &quot;,&quot; ; [.F165] ;  &quot;,&quot; ;[.G165] ;  &quot;)], YELLOW),&quot; ; &quot;new Route(&quot;; ([.A165]-1)*3+3 ; &quot;,&quot; ; [.B165] ; &quot;,&quot; ; [.C165] ; &quot;, [new RouteSpace(&quot;; [.D165] ; &quot;,&quot; ; [.E165] ; &quot;,&quot; ; [.F165] ;  &quot;,&quot; ;[.G165] ;  &quot;)], RED),&quot;)" office:value-type="string" office:string-value="new Route(490,145,209, [new RouteSpace(678,950,159,-9)], BLUE),new Route(491,145,209, [new RouteSpace(678,950,159,-9)], YELLOW),new Route(492,145,209, [new RouteSpace(678,950,159,-9)], RED)," calcext:value-type="string">
            <text:p>new Route(490,145,209, [new RouteSpace(678,950,159,-9)], BLUE),new Route(491,145,209, [new RouteSpace(678,950,159,-9)], YELLOW),new Route(492,145,209, [new RouteSpace(678,950,159,-9)], RED),</text:p>
          </table:table-cell>
          <table:table-cell table:formula="of:=CONCATENATE(([.A165]-1)*3+1;&quot;=&gt;new Route(&quot;; [.B165] ; &quot;,&quot; ; [.C165]  ;  &quot;,BLUE),&quot; ;  ([.A165]-1)*3+2;&quot;=&gt;new Route(&quot;; [.B165] ; &quot;,&quot; ; [.C165]  ;  &quot;,YELLOW),&quot; ; ([.A165]-1)*3+3;&quot;=&gt;new Route(&quot;; [.B165] ; &quot;,&quot; ; [.C165]  ;  &quot;,RED),&quot;)" office:value-type="string" office:string-value="490=&gt;new Route(145,209,BLUE),491=&gt;new Route(145,209,YELLOW),492=&gt;new Route(145,209,RED)," calcext:value-type="string">
            <text:p>490=&gt;new Route(145,209,BLUE),491=&gt;new Route(145,209,YELLOW),492=&gt;new Route(145,209,RED),</text:p>
          </table:table-cell>
          <table:table-cell table:number-columns-repeated="1014"/>
        </table:table-row>
        <table:table-row table:style-name="ro1">
          <table:table-cell office:value-type="float" office:value="165" calcext:value-type="float">
            <text:p>165</text:p>
          </table:table-cell>
          <table:table-cell office:value-type="float" office:value="146" calcext:value-type="float">
            <text:p>146</text:p>
          </table:table-cell>
          <table:table-cell office:value-type="float" office:value="209" calcext:value-type="float">
            <text:p>209</text:p>
          </table:table-cell>
          <table:table-cell office:value-type="float" office:value="675" calcext:value-type="float">
            <text:p>675</text:p>
          </table:table-cell>
          <table:table-cell office:value-type="float" office:value="962" calcext:value-type="float">
            <text:p>962</text:p>
          </table:table-cell>
          <table:table-cell office:value-type="float" office:value="139" calcext:value-type="float">
            <text:p>139</text:p>
          </table:table-cell>
          <table:table-cell office:value-type="float" office:value="29" calcext:value-type="float">
            <text:p>29</text:p>
          </table:table-cell>
          <table:table-cell table:formula="of:=90*([.N166]-1)+[.G166]" office:value-type="float" office:value="-61" calcext:value-type="float">
            <text:p>-61</text:p>
          </table:table-cell>
          <table:table-cell table:formula="of:=CONCATENATE(&quot;new Route(&quot;; ([.A166]-1)*3+1 ; &quot;,&quot; ; [.B166] ; &quot;,&quot; ; [.C166] ; &quot;, [new RouteSpace(&quot;; [.D166] ; &quot;,&quot; ; [.E166] ; &quot;,&quot; ; [.F166] ;  &quot;,&quot; ;[.G166] ;  &quot;)], BLUE),&quot; ; &quot;new Route(&quot;; ([.A166]-1)*3+2 ; &quot;,&quot; ; [.B166] ; &quot;,&quot; ; [.C166] ; &quot;, [new RouteSpace(&quot;; [.D166] ; &quot;,&quot; ; [.E166] ; &quot;,&quot; ; [.F166] ;  &quot;,&quot; ;[.G166] ;  &quot;)], YELLOW),&quot; ; &quot;new Route(&quot;; ([.A166]-1)*3+3 ; &quot;,&quot; ; [.B166] ; &quot;,&quot; ; [.C166] ; &quot;, [new RouteSpace(&quot;; [.D166] ; &quot;,&quot; ; [.E166] ; &quot;,&quot; ; [.F166] ;  &quot;,&quot; ;[.G166] ;  &quot;)], RED),&quot;)" office:value-type="string" office:string-value="new Route(493,146,209, [new RouteSpace(675,962,139,29)], BLUE),new Route(494,146,209, [new RouteSpace(675,962,139,29)], YELLOW),new Route(495,146,209, [new RouteSpace(675,962,139,29)], RED)," calcext:value-type="string">
            <text:p>new Route(493,146,209, [new RouteSpace(675,962,139,29)], BLUE),new Route(494,146,209, [new RouteSpace(675,962,139,29)], YELLOW),new Route(495,146,209, [new RouteSpace(675,962,139,29)], RED),</text:p>
          </table:table-cell>
          <table:table-cell table:formula="of:=CONCATENATE(([.A166]-1)*3+1;&quot;=&gt;new Route(&quot;; [.B166] ; &quot;,&quot; ; [.C166]  ;  &quot;,BLUE),&quot; ;  ([.A166]-1)*3+2;&quot;=&gt;new Route(&quot;; [.B166] ; &quot;,&quot; ; [.C166]  ;  &quot;,YELLOW),&quot; ; ([.A166]-1)*3+3;&quot;=&gt;new Route(&quot;; [.B166] ; &quot;,&quot; ; [.C166]  ;  &quot;,RED),&quot;)" office:value-type="string" office:string-value="493=&gt;new Route(146,209,BLUE),494=&gt;new Route(146,209,YELLOW),495=&gt;new Route(146,209,RED)," calcext:value-type="string">
            <text:p>493=&gt;new Route(146,209,BLUE),494=&gt;new Route(146,209,YELLOW),495=&gt;new Route(146,209,RED),</text:p>
          </table:table-cell>
          <table:table-cell table:number-columns-repeated="1014"/>
        </table:table-row>
        <table:table-row table:style-name="ro1">
          <table:table-cell office:value-type="float" office:value="166" calcext:value-type="float">
            <text:p>166</text:p>
          </table:table-cell>
          <table:table-cell office:value-type="float" office:value="128" calcext:value-type="float">
            <text:p>128</text:p>
          </table:table-cell>
          <table:table-cell office:value-type="float" office:value="211" calcext:value-type="float">
            <text:p>211</text:p>
          </table:table-cell>
          <table:table-cell office:value-type="float" office:value="581" calcext:value-type="float">
            <text:p>581</text:p>
          </table:table-cell>
          <table:table-cell office:value-type="float" office:value="1292" calcext:value-type="float">
            <text:p>1292</text:p>
          </table:table-cell>
          <table:table-cell office:value-type="float" office:value="138" calcext:value-type="float">
            <text:p>138</text:p>
          </table:table-cell>
          <table:table-cell office:value-type="float" office:value="-1" calcext:value-type="float">
            <text:p>-1</text:p>
          </table:table-cell>
          <table:table-cell table:formula="of:=90*([.N167]-1)+[.G167]" office:value-type="float" office:value="-91" calcext:value-type="float">
            <text:p>-91</text:p>
          </table:table-cell>
          <table:table-cell table:formula="of:=CONCATENATE(&quot;new Route(&quot;; ([.A167]-1)*3+1 ; &quot;,&quot; ; [.B167] ; &quot;,&quot; ; [.C167] ; &quot;, [new RouteSpace(&quot;; [.D167] ; &quot;,&quot; ; [.E167] ; &quot;,&quot; ; [.F167] ;  &quot;,&quot; ;[.G167] ;  &quot;)], BLUE),&quot; ; &quot;new Route(&quot;; ([.A167]-1)*3+2 ; &quot;,&quot; ; [.B167] ; &quot;,&quot; ; [.C167] ; &quot;, [new RouteSpace(&quot;; [.D167] ; &quot;,&quot; ; [.E167] ; &quot;,&quot; ; [.F167] ;  &quot;,&quot; ;[.G167] ;  &quot;)], YELLOW),&quot; ; &quot;new Route(&quot;; ([.A167]-1)*3+3 ; &quot;,&quot; ; [.B167] ; &quot;,&quot; ; [.C167] ; &quot;, [new RouteSpace(&quot;; [.D167] ; &quot;,&quot; ; [.E167] ; &quot;,&quot; ; [.F167] ;  &quot;,&quot; ;[.G167] ;  &quot;)], RED),&quot;)" office:value-type="string" office:string-value="new Route(496,128,211, [new RouteSpace(581,1292,138,-1)], BLUE),new Route(497,128,211, [new RouteSpace(581,1292,138,-1)], YELLOW),new Route(498,128,211, [new RouteSpace(581,1292,138,-1)], RED)," calcext:value-type="string">
            <text:p>new Route(496,128,211, [new RouteSpace(581,1292,138,-1)], BLUE),new Route(497,128,211, [new RouteSpace(581,1292,138,-1)], YELLOW),new Route(498,128,211, [new RouteSpace(581,1292,138,-1)], RED),</text:p>
          </table:table-cell>
          <table:table-cell table:formula="of:=CONCATENATE(([.A167]-1)*3+1;&quot;=&gt;new Route(&quot;; [.B167] ; &quot;,&quot; ; [.C167]  ;  &quot;,BLUE),&quot; ;  ([.A167]-1)*3+2;&quot;=&gt;new Route(&quot;; [.B167] ; &quot;,&quot; ; [.C167]  ;  &quot;,YELLOW),&quot; ; ([.A167]-1)*3+3;&quot;=&gt;new Route(&quot;; [.B167] ; &quot;,&quot; ; [.C167]  ;  &quot;,RED),&quot;)" office:value-type="string" office:string-value="496=&gt;new Route(128,211,BLUE),497=&gt;new Route(128,211,YELLOW),498=&gt;new Route(128,211,RED)," calcext:value-type="string">
            <text:p>496=&gt;new Route(128,211,BLUE),497=&gt;new Route(128,211,YELLOW),498=&gt;new Route(128,211,RED),</text:p>
          </table:table-cell>
          <table:table-cell table:number-columns-repeated="1014"/>
        </table:table-row>
        <table:table-row table:style-name="ro1">
          <table:table-cell office:value-type="float" office:value="167" calcext:value-type="float">
            <text:p>167</text:p>
          </table:table-cell>
          <table:table-cell office:value-type="float" office:value="211" calcext:value-type="float">
            <text:p>211</text:p>
          </table:table-cell>
          <table:table-cell office:value-type="float" office:value="214" calcext:value-type="float">
            <text:p>214</text:p>
          </table:table-cell>
          <table:table-cell office:value-type="float" office:value="751" calcext:value-type="float">
            <text:p>751</text:p>
          </table:table-cell>
          <table:table-cell office:value-type="float" office:value="1289" calcext:value-type="float">
            <text:p>1289</text:p>
          </table:table-cell>
          <table:table-cell office:value-type="float" office:value="151" calcext:value-type="float">
            <text:p>151</text:p>
          </table:table-cell>
          <table:table-cell office:value-type="float" office:value="-2" calcext:value-type="float">
            <text:p>-2</text:p>
          </table:table-cell>
          <table:table-cell table:formula="of:=90*([.N168]-1)+[.G168]" office:value-type="float" office:value="-92" calcext:value-type="float">
            <text:p>-92</text:p>
          </table:table-cell>
          <table:table-cell table:formula="of:=CONCATENATE(&quot;new Route(&quot;; ([.A168]-1)*3+1 ; &quot;,&quot; ; [.B168] ; &quot;,&quot; ; [.C168] ; &quot;, [new RouteSpace(&quot;; [.D168] ; &quot;,&quot; ; [.E168] ; &quot;,&quot; ; [.F168] ;  &quot;,&quot; ;[.G168] ;  &quot;)], BLUE),&quot; ; &quot;new Route(&quot;; ([.A168]-1)*3+2 ; &quot;,&quot; ; [.B168] ; &quot;,&quot; ; [.C168] ; &quot;, [new RouteSpace(&quot;; [.D168] ; &quot;,&quot; ; [.E168] ; &quot;,&quot; ; [.F168] ;  &quot;,&quot; ;[.G168] ;  &quot;)], YELLOW),&quot; ; &quot;new Route(&quot;; ([.A168]-1)*3+3 ; &quot;,&quot; ; [.B168] ; &quot;,&quot; ; [.C168] ; &quot;, [new RouteSpace(&quot;; [.D168] ; &quot;,&quot; ; [.E168] ; &quot;,&quot; ; [.F168] ;  &quot;,&quot; ;[.G168] ;  &quot;)], RED),&quot;)" office:value-type="string" office:string-value="new Route(499,211,214, [new RouteSpace(751,1289,151,-2)], BLUE),new Route(500,211,214, [new RouteSpace(751,1289,151,-2)], YELLOW),new Route(501,211,214, [new RouteSpace(751,1289,151,-2)], RED)," calcext:value-type="string">
            <text:p>new Route(499,211,214, [new RouteSpace(751,1289,151,-2)], BLUE),new Route(500,211,214, [new RouteSpace(751,1289,151,-2)], YELLOW),new Route(501,211,214, [new RouteSpace(751,1289,151,-2)], RED),</text:p>
          </table:table-cell>
          <table:table-cell table:formula="of:=CONCATENATE(([.A168]-1)*3+1;&quot;=&gt;new Route(&quot;; [.B168] ; &quot;,&quot; ; [.C168]  ;  &quot;,BLUE),&quot; ;  ([.A168]-1)*3+2;&quot;=&gt;new Route(&quot;; [.B168] ; &quot;,&quot; ; [.C168]  ;  &quot;,YELLOW),&quot; ; ([.A168]-1)*3+3;&quot;=&gt;new Route(&quot;; [.B168] ; &quot;,&quot; ; [.C168]  ;  &quot;,RED),&quot;)" office:value-type="string" office:string-value="499=&gt;new Route(211,214,BLUE),500=&gt;new Route(211,214,YELLOW),501=&gt;new Route(211,214,RED)," calcext:value-type="string">
            <text:p>499=&gt;new Route(211,214,BLUE),500=&gt;new Route(211,214,YELLOW),501=&gt;new Route(211,214,RED),</text:p>
          </table:table-cell>
          <table:table-cell table:number-columns-repeated="1014"/>
        </table:table-row>
        <table:table-row table:style-name="ro1">
          <table:table-cell office:value-type="float" office:value="168" calcext:value-type="float">
            <text:p>168</text:p>
          </table:table-cell>
          <table:table-cell office:value-type="float" office:value="144" calcext:value-type="float">
            <text:p>144</text:p>
          </table:table-cell>
          <table:table-cell office:value-type="float" office:value="213" calcext:value-type="float">
            <text:p>213</text:p>
          </table:table-cell>
          <table:table-cell office:value-type="float" office:value="925" calcext:value-type="float">
            <text:p>925</text:p>
          </table:table-cell>
          <table:table-cell office:value-type="float" office:value="891" calcext:value-type="float">
            <text:p>891</text:p>
          </table:table-cell>
          <table:table-cell office:value-type="float" office:value="130" calcext:value-type="float">
            <text:p>130</text:p>
          </table:table-cell>
          <table:table-cell office:value-type="float" office:value="-48" calcext:value-type="float">
            <text:p>-48</text:p>
          </table:table-cell>
          <table:table-cell table:formula="of:=90*([.N169]-1)+[.G169]" office:value-type="float" office:value="-138" calcext:value-type="float">
            <text:p>-138</text:p>
          </table:table-cell>
          <table:table-cell table:formula="of:=CONCATENATE(&quot;new Route(&quot;; ([.A169]-1)*3+1 ; &quot;,&quot; ; [.B169] ; &quot;,&quot; ; [.C169] ; &quot;, [new RouteSpace(&quot;; [.D169] ; &quot;,&quot; ; [.E169] ; &quot;,&quot; ; [.F169] ;  &quot;,&quot; ;[.G169] ;  &quot;)], BLUE),&quot; ; &quot;new Route(&quot;; ([.A169]-1)*3+2 ; &quot;,&quot; ; [.B169] ; &quot;,&quot; ; [.C169] ; &quot;, [new RouteSpace(&quot;; [.D169] ; &quot;,&quot; ; [.E169] ; &quot;,&quot; ; [.F169] ;  &quot;,&quot; ;[.G169] ;  &quot;)], YELLOW),&quot; ; &quot;new Route(&quot;; ([.A169]-1)*3+3 ; &quot;,&quot; ; [.B169] ; &quot;,&quot; ; [.C169] ; &quot;, [new RouteSpace(&quot;; [.D169] ; &quot;,&quot; ; [.E169] ; &quot;,&quot; ; [.F169] ;  &quot;,&quot; ;[.G169] ;  &quot;)], RED),&quot;)" office:value-type="string" office:string-value="new Route(502,144,213, [new RouteSpace(925,891,130,-48)], BLUE),new Route(503,144,213, [new RouteSpace(925,891,130,-48)], YELLOW),new Route(504,144,213, [new RouteSpace(925,891,130,-48)], RED)," calcext:value-type="string">
            <text:p>new Route(502,144,213, [new RouteSpace(925,891,130,-48)], BLUE),new Route(503,144,213, [new RouteSpace(925,891,130,-48)], YELLOW),new Route(504,144,213, [new RouteSpace(925,891,130,-48)], RED),</text:p>
          </table:table-cell>
          <table:table-cell table:formula="of:=CONCATENATE(([.A169]-1)*3+1;&quot;=&gt;new Route(&quot;; [.B169] ; &quot;,&quot; ; [.C169]  ;  &quot;,BLUE),&quot; ;  ([.A169]-1)*3+2;&quot;=&gt;new Route(&quot;; [.B169] ; &quot;,&quot; ; [.C169]  ;  &quot;,YELLOW),&quot; ; ([.A169]-1)*3+3;&quot;=&gt;new Route(&quot;; [.B169] ; &quot;,&quot; ; [.C169]  ;  &quot;,RED),&quot;)" office:value-type="string" office:string-value="502=&gt;new Route(144,213,BLUE),503=&gt;new Route(144,213,YELLOW),504=&gt;new Route(144,213,RED)," calcext:value-type="string">
            <text:p>502=&gt;new Route(144,213,BLUE),503=&gt;new Route(144,213,YELLOW),504=&gt;new Route(144,213,RED),</text:p>
          </table:table-cell>
          <table:table-cell table:number-columns-repeated="1014"/>
        </table:table-row>
        <table:table-row table:style-name="ro1">
          <table:table-cell office:value-type="float" office:value="169" calcext:value-type="float">
            <text:p>169</text:p>
          </table:table-cell>
          <table:table-cell office:value-type="float" office:value="147" calcext:value-type="float">
            <text:p>147</text:p>
          </table:table-cell>
          <table:table-cell office:value-type="float" office:value="213" calcext:value-type="float">
            <text:p>213</text:p>
          </table:table-cell>
          <table:table-cell office:value-type="float" office:value="1028" calcext:value-type="float">
            <text:p>1028</text:p>
          </table:table-cell>
          <table:table-cell office:value-type="float" office:value="796" calcext:value-type="float">
            <text:p>796</text:p>
          </table:table-cell>
          <table:table-cell office:value-type="float" office:value="116" calcext:value-type="float">
            <text:p>116</text:p>
          </table:table-cell>
          <table:table-cell office:value-type="float" office:value="66" calcext:value-type="float">
            <text:p>66</text:p>
          </table:table-cell>
          <table:table-cell table:formula="of:=90*([.N170]-1)+[.G170]" office:value-type="float" office:value="-24" calcext:value-type="float">
            <text:p>-24</text:p>
          </table:table-cell>
          <table:table-cell table:formula="of:=CONCATENATE(&quot;new Route(&quot;; ([.A170]-1)*3+1 ; &quot;,&quot; ; [.B170] ; &quot;,&quot; ; [.C170] ; &quot;, [new RouteSpace(&quot;; [.D170] ; &quot;,&quot; ; [.E170] ; &quot;,&quot; ; [.F170] ;  &quot;,&quot; ;[.G170] ;  &quot;)], BLUE),&quot; ; &quot;new Route(&quot;; ([.A170]-1)*3+2 ; &quot;,&quot; ; [.B170] ; &quot;,&quot; ; [.C170] ; &quot;, [new RouteSpace(&quot;; [.D170] ; &quot;,&quot; ; [.E170] ; &quot;,&quot; ; [.F170] ;  &quot;,&quot; ;[.G170] ;  &quot;)], YELLOW),&quot; ; &quot;new Route(&quot;; ([.A170]-1)*3+3 ; &quot;,&quot; ; [.B170] ; &quot;,&quot; ; [.C170] ; &quot;, [new RouteSpace(&quot;; [.D170] ; &quot;,&quot; ; [.E170] ; &quot;,&quot; ; [.F170] ;  &quot;,&quot; ;[.G170] ;  &quot;)], RED),&quot;)" office:value-type="string" office:string-value="new Route(505,147,213, [new RouteSpace(1028,796,116,66)], BLUE),new Route(506,147,213, [new RouteSpace(1028,796,116,66)], YELLOW),new Route(507,147,213, [new RouteSpace(1028,796,116,66)], RED)," calcext:value-type="string">
            <text:p>new Route(505,147,213, [new RouteSpace(1028,796,116,66)], BLUE),new Route(506,147,213, [new RouteSpace(1028,796,116,66)], YELLOW),new Route(507,147,213, [new RouteSpace(1028,796,116,66)], RED),</text:p>
          </table:table-cell>
          <table:table-cell table:formula="of:=CONCATENATE(([.A170]-1)*3+1;&quot;=&gt;new Route(&quot;; [.B170] ; &quot;,&quot; ; [.C170]  ;  &quot;,BLUE),&quot; ;  ([.A170]-1)*3+2;&quot;=&gt;new Route(&quot;; [.B170] ; &quot;,&quot; ; [.C170]  ;  &quot;,YELLOW),&quot; ; ([.A170]-1)*3+3;&quot;=&gt;new Route(&quot;; [.B170] ; &quot;,&quot; ; [.C170]  ;  &quot;,RED),&quot;)" office:value-type="string" office:string-value="505=&gt;new Route(147,213,BLUE),506=&gt;new Route(147,213,YELLOW),507=&gt;new Route(147,213,RED)," calcext:value-type="string">
            <text:p>505=&gt;new Route(147,213,BLUE),506=&gt;new Route(147,213,YELLOW),507=&gt;new Route(147,213,RED),</text:p>
          </table:table-cell>
          <table:table-cell table:number-columns-repeated="1014"/>
        </table:table-row>
        <table:table-row table:style-name="ro1">
          <table:table-cell office:value-type="float" office:value="170" calcext:value-type="float">
            <text:p>170</text:p>
          </table:table-cell>
          <table:table-cell office:value-type="float" office:value="156" calcext:value-type="float">
            <text:p>156</text:p>
          </table:table-cell>
          <table:table-cell office:value-type="float" office:value="216" calcext:value-type="float">
            <text:p>216</text:p>
          </table:table-cell>
          <table:table-cell office:value-type="float" office:value="1199" calcext:value-type="float">
            <text:p>1199</text:p>
          </table:table-cell>
          <table:table-cell office:value-type="float" office:value="249" calcext:value-type="float">
            <text:p>249</text:p>
          </table:table-cell>
          <table:table-cell office:value-type="float" office:value="106" calcext:value-type="float">
            <text:p>106</text:p>
          </table:table-cell>
          <table:table-cell office:value-type="float" office:value="16" calcext:value-type="float">
            <text:p>16</text:p>
          </table:table-cell>
          <table:table-cell table:formula="of:=90*([.N171]-1)+[.G171]" office:value-type="float" office:value="-74" calcext:value-type="float">
            <text:p>-74</text:p>
          </table:table-cell>
          <table:table-cell table:formula="of:=CONCATENATE(&quot;new Route(&quot;; ([.A171]-1)*3+1 ; &quot;,&quot; ; [.B171] ; &quot;,&quot; ; [.C171] ; &quot;, [new RouteSpace(&quot;; [.D171] ; &quot;,&quot; ; [.E171] ; &quot;,&quot; ; [.F171] ;  &quot;,&quot; ;[.G171] ;  &quot;)], BLUE),&quot; ; &quot;new Route(&quot;; ([.A171]-1)*3+2 ; &quot;,&quot; ; [.B171] ; &quot;,&quot; ; [.C171] ; &quot;, [new RouteSpace(&quot;; [.D171] ; &quot;,&quot; ; [.E171] ; &quot;,&quot; ; [.F171] ;  &quot;,&quot; ;[.G171] ;  &quot;)], YELLOW),&quot; ; &quot;new Route(&quot;; ([.A171]-1)*3+3 ; &quot;,&quot; ; [.B171] ; &quot;,&quot; ; [.C171] ; &quot;, [new RouteSpace(&quot;; [.D171] ; &quot;,&quot; ; [.E171] ; &quot;,&quot; ; [.F171] ;  &quot;,&quot; ;[.G171] ;  &quot;)], RED),&quot;)" office:value-type="string" office:string-value="new Route(508,156,216, [new RouteSpace(1199,249,106,16)], BLUE),new Route(509,156,216, [new RouteSpace(1199,249,106,16)], YELLOW),new Route(510,156,216, [new RouteSpace(1199,249,106,16)], RED)," calcext:value-type="string">
            <text:p>new Route(508,156,216, [new RouteSpace(1199,249,106,16)], BLUE),new Route(509,156,216, [new RouteSpace(1199,249,106,16)], YELLOW),new Route(510,156,216, [new RouteSpace(1199,249,106,16)], RED),</text:p>
          </table:table-cell>
          <table:table-cell table:formula="of:=CONCATENATE(([.A171]-1)*3+1;&quot;=&gt;new Route(&quot;; [.B171] ; &quot;,&quot; ; [.C171]  ;  &quot;,BLUE),&quot; ;  ([.A171]-1)*3+2;&quot;=&gt;new Route(&quot;; [.B171] ; &quot;,&quot; ; [.C171]  ;  &quot;,YELLOW),&quot; ; ([.A171]-1)*3+3;&quot;=&gt;new Route(&quot;; [.B171] ; &quot;,&quot; ; [.C171]  ;  &quot;,RED),&quot;)" office:value-type="string" office:string-value="508=&gt;new Route(156,216,BLUE),509=&gt;new Route(156,216,YELLOW),510=&gt;new Route(156,216,RED)," calcext:value-type="string">
            <text:p>508=&gt;new Route(156,216,BLUE),509=&gt;new Route(156,216,YELLOW),510=&gt;new Route(156,216,RED),</text:p>
          </table:table-cell>
          <table:table-cell table:number-columns-repeated="1014"/>
        </table:table-row>
        <table:table-row table:style-name="ro1">
          <table:table-cell office:value-type="float" office:value="171" calcext:value-type="float">
            <text:p>171</text:p>
          </table:table-cell>
          <table:table-cell office:value-type="float" office:value="160" calcext:value-type="float">
            <text:p>160</text:p>
          </table:table-cell>
          <table:table-cell office:value-type="float" office:value="216" calcext:value-type="float">
            <text:p>216</text:p>
          </table:table-cell>
          <table:table-cell office:value-type="float" office:value="1333" calcext:value-type="float">
            <text:p>1333</text:p>
          </table:table-cell>
          <table:table-cell office:value-type="float" office:value="281" calcext:value-type="float">
            <text:p>281</text:p>
          </table:table-cell>
          <table:table-cell office:value-type="float" office:value="176" calcext:value-type="float">
            <text:p>176</text:p>
          </table:table-cell>
          <table:table-cell office:value-type="float" office:value="16" calcext:value-type="float">
            <text:p>16</text:p>
          </table:table-cell>
          <table:table-cell table:formula="of:=90*([.N172]-1)+[.G172]" office:value-type="float" office:value="-74" calcext:value-type="float">
            <text:p>-74</text:p>
          </table:table-cell>
          <table:table-cell table:formula="of:=CONCATENATE(&quot;new Route(&quot;; ([.A172]-1)*3+1 ; &quot;,&quot; ; [.B172] ; &quot;,&quot; ; [.C172] ; &quot;, [new RouteSpace(&quot;; [.D172] ; &quot;,&quot; ; [.E172] ; &quot;,&quot; ; [.F172] ;  &quot;,&quot; ;[.G172] ;  &quot;)], BLUE),&quot; ; &quot;new Route(&quot;; ([.A172]-1)*3+2 ; &quot;,&quot; ; [.B172] ; &quot;,&quot; ; [.C172] ; &quot;, [new RouteSpace(&quot;; [.D172] ; &quot;,&quot; ; [.E172] ; &quot;,&quot; ; [.F172] ;  &quot;,&quot; ;[.G172] ;  &quot;)], YELLOW),&quot; ; &quot;new Route(&quot;; ([.A172]-1)*3+3 ; &quot;,&quot; ; [.B172] ; &quot;,&quot; ; [.C172] ; &quot;, [new RouteSpace(&quot;; [.D172] ; &quot;,&quot; ; [.E172] ; &quot;,&quot; ; [.F172] ;  &quot;,&quot; ;[.G172] ;  &quot;)], RED),&quot;)" office:value-type="string" office:string-value="new Route(511,160,216, [new RouteSpace(1333,281,176,16)], BLUE),new Route(512,160,216, [new RouteSpace(1333,281,176,16)], YELLOW),new Route(513,160,216, [new RouteSpace(1333,281,176,16)], RED)," calcext:value-type="string">
            <text:p>new Route(511,160,216, [new RouteSpace(1333,281,176,16)], BLUE),new Route(512,160,216, [new RouteSpace(1333,281,176,16)], YELLOW),new Route(513,160,216, [new RouteSpace(1333,281,176,16)], RED),</text:p>
          </table:table-cell>
          <table:table-cell table:formula="of:=CONCATENATE(([.A172]-1)*3+1;&quot;=&gt;new Route(&quot;; [.B172] ; &quot;,&quot; ; [.C172]  ;  &quot;,BLUE),&quot; ;  ([.A172]-1)*3+2;&quot;=&gt;new Route(&quot;; [.B172] ; &quot;,&quot; ; [.C172]  ;  &quot;,YELLOW),&quot; ; ([.A172]-1)*3+3;&quot;=&gt;new Route(&quot;; [.B172] ; &quot;,&quot; ; [.C172]  ;  &quot;,RED),&quot;)" office:value-type="string" office:string-value="511=&gt;new Route(160,216,BLUE),512=&gt;new Route(160,216,YELLOW),513=&gt;new Route(160,216,RED)," calcext:value-type="string">
            <text:p>511=&gt;new Route(160,216,BLUE),512=&gt;new Route(160,216,YELLOW),513=&gt;new Route(160,216,RED),</text:p>
          </table:table-cell>
          <table:table-cell table:number-columns-repeated="1014"/>
        </table:table-row>
        <table:table-row table:style-name="ro1">
          <table:table-cell office:value-type="float" office:value="172" calcext:value-type="float">
            <text:p>172</text:p>
          </table:table-cell>
          <table:table-cell office:value-type="float" office:value="161" calcext:value-type="float">
            <text:p>161</text:p>
          </table:table-cell>
          <table:table-cell office:value-type="float" office:value="216" calcext:value-type="float">
            <text:p>216</text:p>
          </table:table-cell>
          <table:table-cell office:value-type="float" office:value="1321" calcext:value-type="float">
            <text:p>1321</text:p>
          </table:table-cell>
          <table:table-cell office:value-type="float" office:value="292" calcext:value-type="float">
            <text:p>292</text:p>
          </table:table-cell>
          <table:table-cell office:value-type="float" office:value="126" calcext:value-type="float">
            <text:p>126</text:p>
          </table:table-cell>
          <table:table-cell office:value-type="float" office:value="71" calcext:value-type="float">
            <text:p>71</text:p>
          </table:table-cell>
          <table:table-cell table:formula="of:=90*([.N173]-1)+[.G173]" office:value-type="float" office:value="-19" calcext:value-type="float">
            <text:p>-19</text:p>
          </table:table-cell>
          <table:table-cell table:formula="of:=CONCATENATE(&quot;new Route(&quot;; ([.A173]-1)*3+1 ; &quot;,&quot; ; [.B173] ; &quot;,&quot; ; [.C173] ; &quot;, [new RouteSpace(&quot;; [.D173] ; &quot;,&quot; ; [.E173] ; &quot;,&quot; ; [.F173] ;  &quot;,&quot; ;[.G173] ;  &quot;)], BLUE),&quot; ; &quot;new Route(&quot;; ([.A173]-1)*3+2 ; &quot;,&quot; ; [.B173] ; &quot;,&quot; ; [.C173] ; &quot;, [new RouteSpace(&quot;; [.D173] ; &quot;,&quot; ; [.E173] ; &quot;,&quot; ; [.F173] ;  &quot;,&quot; ;[.G173] ;  &quot;)], YELLOW),&quot; ; &quot;new Route(&quot;; ([.A173]-1)*3+3 ; &quot;,&quot; ; [.B173] ; &quot;,&quot; ; [.C173] ; &quot;, [new RouteSpace(&quot;; [.D173] ; &quot;,&quot; ; [.E173] ; &quot;,&quot; ; [.F173] ;  &quot;,&quot; ;[.G173] ;  &quot;)], RED),&quot;)" office:value-type="string" office:string-value="new Route(514,161,216, [new RouteSpace(1321,292,126,71)], BLUE),new Route(515,161,216, [new RouteSpace(1321,292,126,71)], YELLOW),new Route(516,161,216, [new RouteSpace(1321,292,126,71)], RED)," calcext:value-type="string">
            <text:p>new Route(514,161,216, [new RouteSpace(1321,292,126,71)], BLUE),new Route(515,161,216, [new RouteSpace(1321,292,126,71)], YELLOW),new Route(516,161,216, [new RouteSpace(1321,292,126,71)], RED),</text:p>
          </table:table-cell>
          <table:table-cell table:formula="of:=CONCATENATE(([.A173]-1)*3+1;&quot;=&gt;new Route(&quot;; [.B173] ; &quot;,&quot; ; [.C173]  ;  &quot;,BLUE),&quot; ;  ([.A173]-1)*3+2;&quot;=&gt;new Route(&quot;; [.B173] ; &quot;,&quot; ; [.C173]  ;  &quot;,YELLOW),&quot; ; ([.A173]-1)*3+3;&quot;=&gt;new Route(&quot;; [.B173] ; &quot;,&quot; ; [.C173]  ;  &quot;,RED),&quot;)" office:value-type="string" office:string-value="514=&gt;new Route(161,216,BLUE),515=&gt;new Route(161,216,YELLOW),516=&gt;new Route(161,216,RED)," calcext:value-type="string">
            <text:p>514=&gt;new Route(161,216,BLUE),515=&gt;new Route(161,216,YELLOW),516=&gt;new Route(161,216,RED),</text:p>
          </table:table-cell>
          <table:table-cell table:number-columns-repeated="1014"/>
        </table:table-row>
        <table:table-row table:style-name="ro1">
          <table:table-cell office:value-type="float" office:value="173" calcext:value-type="float">
            <text:p>173</text:p>
          </table:table-cell>
          <table:table-cell office:value-type="float" office:value="147" calcext:value-type="float">
            <text:p>147</text:p>
          </table:table-cell>
          <table:table-cell office:value-type="float" office:value="217" calcext:value-type="float">
            <text:p>217</text:p>
          </table:table-cell>
          <table:table-cell office:value-type="float" office:value="1093" calcext:value-type="float">
            <text:p>1093</text:p>
          </table:table-cell>
          <table:table-cell office:value-type="float" office:value="902" calcext:value-type="float">
            <text:p>902</text:p>
          </table:table-cell>
          <table:table-cell office:value-type="float" office:value="113" calcext:value-type="float">
            <text:p>113</text:p>
          </table:table-cell>
          <table:table-cell office:value-type="float" office:value="-33" calcext:value-type="float">
            <text:p>-33</text:p>
          </table:table-cell>
          <table:table-cell table:formula="of:=90*([.N174]-1)+[.G174]" office:value-type="float" office:value="-123" calcext:value-type="float">
            <text:p>-123</text:p>
          </table:table-cell>
          <table:table-cell table:formula="of:=CONCATENATE(&quot;new Route(&quot;; ([.A174]-1)*3+1 ; &quot;,&quot; ; [.B174] ; &quot;,&quot; ; [.C174] ; &quot;, [new RouteSpace(&quot;; [.D174] ; &quot;,&quot; ; [.E174] ; &quot;,&quot; ; [.F174] ;  &quot;,&quot; ;[.G174] ;  &quot;)], BLUE),&quot; ; &quot;new Route(&quot;; ([.A174]-1)*3+2 ; &quot;,&quot; ; [.B174] ; &quot;,&quot; ; [.C174] ; &quot;, [new RouteSpace(&quot;; [.D174] ; &quot;,&quot; ; [.E174] ; &quot;,&quot; ; [.F174] ;  &quot;,&quot; ;[.G174] ;  &quot;)], YELLOW),&quot; ; &quot;new Route(&quot;; ([.A174]-1)*3+3 ; &quot;,&quot; ; [.B174] ; &quot;,&quot; ; [.C174] ; &quot;, [new RouteSpace(&quot;; [.D174] ; &quot;,&quot; ; [.E174] ; &quot;,&quot; ; [.F174] ;  &quot;,&quot; ;[.G174] ;  &quot;)], RED),&quot;)" office:value-type="string" office:string-value="new Route(517,147,217, [new RouteSpace(1093,902,113,-33)], BLUE),new Route(518,147,217, [new RouteSpace(1093,902,113,-33)], YELLOW),new Route(519,147,217, [new RouteSpace(1093,902,113,-33)], RED)," calcext:value-type="string">
            <text:p>new Route(517,147,217, [new RouteSpace(1093,902,113,-33)], BLUE),new Route(518,147,217, [new RouteSpace(1093,902,113,-33)], YELLOW),new Route(519,147,217, [new RouteSpace(1093,902,113,-33)], RED),</text:p>
          </table:table-cell>
          <table:table-cell table:formula="of:=CONCATENATE(([.A174]-1)*3+1;&quot;=&gt;new Route(&quot;; [.B174] ; &quot;,&quot; ; [.C174]  ;  &quot;,BLUE),&quot; ;  ([.A174]-1)*3+2;&quot;=&gt;new Route(&quot;; [.B174] ; &quot;,&quot; ; [.C174]  ;  &quot;,YELLOW),&quot; ; ([.A174]-1)*3+3;&quot;=&gt;new Route(&quot;; [.B174] ; &quot;,&quot; ; [.C174]  ;  &quot;,RED),&quot;)" office:value-type="string" office:string-value="517=&gt;new Route(147,217,BLUE),518=&gt;new Route(147,217,YELLOW),519=&gt;new Route(147,217,RED)," calcext:value-type="string">
            <text:p>517=&gt;new Route(147,217,BLUE),518=&gt;new Route(147,217,YELLOW),519=&gt;new Route(147,217,RED),</text:p>
          </table:table-cell>
          <table:table-cell table:number-columns-repeated="1014"/>
        </table:table-row>
        <table:table-row table:style-name="ro1">
          <table:table-cell office:value-type="float" office:value="174" calcext:value-type="float">
            <text:p>174</text:p>
          </table:table-cell>
          <table:table-cell office:value-type="float" office:value="175" calcext:value-type="float">
            <text:p>175</text:p>
          </table:table-cell>
          <table:table-cell office:value-type="float" office:value="218" calcext:value-type="float">
            <text:p>218</text:p>
          </table:table-cell>
          <table:table-cell office:value-type="float" office:value="1355" calcext:value-type="float">
            <text:p>1355</text:p>
          </table:table-cell>
          <table:table-cell office:value-type="float" office:value="957" calcext:value-type="float">
            <text:p>957</text:p>
          </table:table-cell>
          <table:table-cell office:value-type="float" office:value="171" calcext:value-type="float">
            <text:p>171</text:p>
          </table:table-cell>
          <table:table-cell office:value-type="float" office:value="20" calcext:value-type="float">
            <text:p>20</text:p>
          </table:table-cell>
          <table:table-cell table:formula="of:=90*([.N175]-1)+[.G175]" office:value-type="float" office:value="-70" calcext:value-type="float">
            <text:p>-70</text:p>
          </table:table-cell>
          <table:table-cell table:formula="of:=CONCATENATE(&quot;new Route(&quot;; ([.A175]-1)*3+1 ; &quot;,&quot; ; [.B175] ; &quot;,&quot; ; [.C175] ; &quot;, [new RouteSpace(&quot;; [.D175] ; &quot;,&quot; ; [.E175] ; &quot;,&quot; ; [.F175] ;  &quot;,&quot; ;[.G175] ;  &quot;)], BLUE),&quot; ; &quot;new Route(&quot;; ([.A175]-1)*3+2 ; &quot;,&quot; ; [.B175] ; &quot;,&quot; ; [.C175] ; &quot;, [new RouteSpace(&quot;; [.D175] ; &quot;,&quot; ; [.E175] ; &quot;,&quot; ; [.F175] ;  &quot;,&quot; ;[.G175] ;  &quot;)], YELLOW),&quot; ; &quot;new Route(&quot;; ([.A175]-1)*3+3 ; &quot;,&quot; ; [.B175] ; &quot;,&quot; ; [.C175] ; &quot;, [new RouteSpace(&quot;; [.D175] ; &quot;,&quot; ; [.E175] ; &quot;,&quot; ; [.F175] ;  &quot;,&quot; ;[.G175] ;  &quot;)], RED),&quot;)" office:value-type="string" office:string-value="new Route(520,175,218, [new RouteSpace(1355,957,171,20)], BLUE),new Route(521,175,218, [new RouteSpace(1355,957,171,20)], YELLOW),new Route(522,175,218, [new RouteSpace(1355,957,171,20)], RED)," calcext:value-type="string">
            <text:p>new Route(520,175,218, [new RouteSpace(1355,957,171,20)], BLUE),new Route(521,175,218, [new RouteSpace(1355,957,171,20)], YELLOW),new Route(522,175,218, [new RouteSpace(1355,957,171,20)], RED),</text:p>
          </table:table-cell>
          <table:table-cell table:formula="of:=CONCATENATE(([.A175]-1)*3+1;&quot;=&gt;new Route(&quot;; [.B175] ; &quot;,&quot; ; [.C175]  ;  &quot;,BLUE),&quot; ;  ([.A175]-1)*3+2;&quot;=&gt;new Route(&quot;; [.B175] ; &quot;,&quot; ; [.C175]  ;  &quot;,YELLOW),&quot; ; ([.A175]-1)*3+3;&quot;=&gt;new Route(&quot;; [.B175] ; &quot;,&quot; ; [.C175]  ;  &quot;,RED),&quot;)" office:value-type="string" office:string-value="520=&gt;new Route(175,218,BLUE),521=&gt;new Route(175,218,YELLOW),522=&gt;new Route(175,218,RED)," calcext:value-type="string">
            <text:p>520=&gt;new Route(175,218,BLUE),521=&gt;new Route(175,218,YELLOW),522=&gt;new Route(175,218,RED),</text:p>
          </table:table-cell>
          <table:table-cell table:number-columns-repeated="1014"/>
        </table:table-row>
        <table:table-row table:style-name="ro1">
          <table:table-cell office:value-type="float" office:value="175" calcext:value-type="float">
            <text:p>175</text:p>
          </table:table-cell>
          <table:table-cell office:value-type="float" office:value="178" calcext:value-type="float">
            <text:p>178</text:p>
          </table:table-cell>
          <table:table-cell office:value-type="float" office:value="219" calcext:value-type="float">
            <text:p>219</text:p>
          </table:table-cell>
          <table:table-cell office:value-type="float" office:value="1370" calcext:value-type="float">
            <text:p>1370</text:p>
          </table:table-cell>
          <table:table-cell office:value-type="float" office:value="1260" calcext:value-type="float">
            <text:p>1260</text:p>
          </table:table-cell>
          <table:table-cell office:value-type="float" office:value="104" calcext:value-type="float">
            <text:p>104</text:p>
          </table:table-cell>
          <table:table-cell office:value-type="float" office:value="-82" calcext:value-type="float">
            <text:p>-82</text:p>
          </table:table-cell>
          <table:table-cell table:formula="of:=90*([.N176]-1)+[.G176]" office:value-type="float" office:value="-172" calcext:value-type="float">
            <text:p>-172</text:p>
          </table:table-cell>
          <table:table-cell table:formula="of:=CONCATENATE(&quot;new Route(&quot;; ([.A176]-1)*3+1 ; &quot;,&quot; ; [.B176] ; &quot;,&quot; ; [.C176] ; &quot;, [new RouteSpace(&quot;; [.D176] ; &quot;,&quot; ; [.E176] ; &quot;,&quot; ; [.F176] ;  &quot;,&quot; ;[.G176] ;  &quot;)], BLUE),&quot; ; &quot;new Route(&quot;; ([.A176]-1)*3+2 ; &quot;,&quot; ; [.B176] ; &quot;,&quot; ; [.C176] ; &quot;, [new RouteSpace(&quot;; [.D176] ; &quot;,&quot; ; [.E176] ; &quot;,&quot; ; [.F176] ;  &quot;,&quot; ;[.G176] ;  &quot;)], YELLOW),&quot; ; &quot;new Route(&quot;; ([.A176]-1)*3+3 ; &quot;,&quot; ; [.B176] ; &quot;,&quot; ; [.C176] ; &quot;, [new RouteSpace(&quot;; [.D176] ; &quot;,&quot; ; [.E176] ; &quot;,&quot; ; [.F176] ;  &quot;,&quot; ;[.G176] ;  &quot;)], RED),&quot;)" office:value-type="string" office:string-value="new Route(523,178,219, [new RouteSpace(1370,1260,104,-82)], BLUE),new Route(524,178,219, [new RouteSpace(1370,1260,104,-82)], YELLOW),new Route(525,178,219, [new RouteSpace(1370,1260,104,-82)], RED)," calcext:value-type="string">
            <text:p>new Route(523,178,219, [new RouteSpace(1370,1260,104,-82)], BLUE),new Route(524,178,219, [new RouteSpace(1370,1260,104,-82)], YELLOW),new Route(525,178,219, [new RouteSpace(1370,1260,104,-82)], RED),</text:p>
          </table:table-cell>
          <table:table-cell table:formula="of:=CONCATENATE(([.A176]-1)*3+1;&quot;=&gt;new Route(&quot;; [.B176] ; &quot;,&quot; ; [.C176]  ;  &quot;,BLUE),&quot; ;  ([.A176]-1)*3+2;&quot;=&gt;new Route(&quot;; [.B176] ; &quot;,&quot; ; [.C176]  ;  &quot;,YELLOW),&quot; ; ([.A176]-1)*3+3;&quot;=&gt;new Route(&quot;; [.B176] ; &quot;,&quot; ; [.C176]  ;  &quot;,RED),&quot;)" office:value-type="string" office:string-value="523=&gt;new Route(178,219,BLUE),524=&gt;new Route(178,219,YELLOW),525=&gt;new Route(178,219,RED)," calcext:value-type="string">
            <text:p>523=&gt;new Route(178,219,BLUE),524=&gt;new Route(178,219,YELLOW),525=&gt;new Route(178,219,RED),</text:p>
          </table:table-cell>
          <table:table-cell table:number-columns-repeated="1014"/>
        </table:table-row>
        <table:table-row table:style-name="ro1">
          <table:table-cell office:value-type="float" office:value="176" calcext:value-type="float">
            <text:p>176</text:p>
          </table:table-cell>
          <table:table-cell office:value-type="float" office:value="179" calcext:value-type="float">
            <text:p>179</text:p>
          </table:table-cell>
          <table:table-cell office:value-type="float" office:value="219" calcext:value-type="float">
            <text:p>219</text:p>
          </table:table-cell>
          <table:table-cell office:value-type="float" office:value="1384" calcext:value-type="float">
            <text:p>1384</text:p>
          </table:table-cell>
          <table:table-cell office:value-type="float" office:value="1279" calcext:value-type="float">
            <text:p>1279</text:p>
          </table:table-cell>
          <table:table-cell office:value-type="float" office:value="126" calcext:value-type="float">
            <text:p>126</text:p>
          </table:table-cell>
          <table:table-cell office:value-type="float" office:value="-4" calcext:value-type="float">
            <text:p>-4</text:p>
          </table:table-cell>
          <table:table-cell table:formula="of:=90*([.N177]-1)+[.G177]" office:value-type="float" office:value="-94" calcext:value-type="float">
            <text:p>-94</text:p>
          </table:table-cell>
          <table:table-cell table:formula="of:=CONCATENATE(&quot;new Route(&quot;; ([.A177]-1)*3+1 ; &quot;,&quot; ; [.B177] ; &quot;,&quot; ; [.C177] ; &quot;, [new RouteSpace(&quot;; [.D177] ; &quot;,&quot; ; [.E177] ; &quot;,&quot; ; [.F177] ;  &quot;,&quot; ;[.G177] ;  &quot;)], BLUE),&quot; ; &quot;new Route(&quot;; ([.A177]-1)*3+2 ; &quot;,&quot; ; [.B177] ; &quot;,&quot; ; [.C177] ; &quot;, [new RouteSpace(&quot;; [.D177] ; &quot;,&quot; ; [.E177] ; &quot;,&quot; ; [.F177] ;  &quot;,&quot; ;[.G177] ;  &quot;)], YELLOW),&quot; ; &quot;new Route(&quot;; ([.A177]-1)*3+3 ; &quot;,&quot; ; [.B177] ; &quot;,&quot; ; [.C177] ; &quot;, [new RouteSpace(&quot;; [.D177] ; &quot;,&quot; ; [.E177] ; &quot;,&quot; ; [.F177] ;  &quot;,&quot; ;[.G177] ;  &quot;)], RED),&quot;)" office:value-type="string" office:string-value="new Route(526,179,219, [new RouteSpace(1384,1279,126,-4)], BLUE),new Route(527,179,219, [new RouteSpace(1384,1279,126,-4)], YELLOW),new Route(528,179,219, [new RouteSpace(1384,1279,126,-4)], RED)," calcext:value-type="string">
            <text:p>new Route(526,179,219, [new RouteSpace(1384,1279,126,-4)], BLUE),new Route(527,179,219, [new RouteSpace(1384,1279,126,-4)], YELLOW),new Route(528,179,219, [new RouteSpace(1384,1279,126,-4)], RED),</text:p>
          </table:table-cell>
          <table:table-cell table:formula="of:=CONCATENATE(([.A177]-1)*3+1;&quot;=&gt;new Route(&quot;; [.B177] ; &quot;,&quot; ; [.C177]  ;  &quot;,BLUE),&quot; ;  ([.A177]-1)*3+2;&quot;=&gt;new Route(&quot;; [.B177] ; &quot;,&quot; ; [.C177]  ;  &quot;,YELLOW),&quot; ; ([.A177]-1)*3+3;&quot;=&gt;new Route(&quot;; [.B177] ; &quot;,&quot; ; [.C177]  ;  &quot;,RED),&quot;)" office:value-type="string" office:string-value="526=&gt;new Route(179,219,BLUE),527=&gt;new Route(179,219,YELLOW),528=&gt;new Route(179,219,RED)," calcext:value-type="string">
            <text:p>526=&gt;new Route(179,219,BLUE),527=&gt;new Route(179,219,YELLOW),528=&gt;new Route(179,219,RED),</text:p>
          </table:table-cell>
          <table:table-cell table:number-columns-repeated="1014"/>
        </table:table-row>
        <table:table-row table:style-name="ro1">
          <table:table-cell office:value-type="float" office:value="177" calcext:value-type="float">
            <text:p>177</text:p>
          </table:table-cell>
          <table:table-cell office:value-type="float" office:value="166" calcext:value-type="float">
            <text:p>166</text:p>
          </table:table-cell>
          <table:table-cell office:value-type="float" office:value="220" calcext:value-type="float">
            <text:p>220</text:p>
          </table:table-cell>
          <table:table-cell office:value-type="float" office:value="1550" calcext:value-type="float">
            <text:p>1550</text:p>
          </table:table-cell>
          <table:table-cell office:value-type="float" office:value="409" calcext:value-type="float">
            <text:p>409</text:p>
          </table:table-cell>
          <table:table-cell office:value-type="float" office:value="149" calcext:value-type="float">
            <text:p>149</text:p>
          </table:table-cell>
          <table:table-cell office:value-type="float" office:value="41" calcext:value-type="float">
            <text:p>41</text:p>
          </table:table-cell>
          <table:table-cell table:formula="of:=90*([.N178]-1)+[.G178]" office:value-type="float" office:value="-49" calcext:value-type="float">
            <text:p>-49</text:p>
          </table:table-cell>
          <table:table-cell table:formula="of:=CONCATENATE(&quot;new Route(&quot;; ([.A178]-1)*3+1 ; &quot;,&quot; ; [.B178] ; &quot;,&quot; ; [.C178] ; &quot;, [new RouteSpace(&quot;; [.D178] ; &quot;,&quot; ; [.E178] ; &quot;,&quot; ; [.F178] ;  &quot;,&quot; ;[.G178] ;  &quot;)], BLUE),&quot; ; &quot;new Route(&quot;; ([.A178]-1)*3+2 ; &quot;,&quot; ; [.B178] ; &quot;,&quot; ; [.C178] ; &quot;, [new RouteSpace(&quot;; [.D178] ; &quot;,&quot; ; [.E178] ; &quot;,&quot; ; [.F178] ;  &quot;,&quot; ;[.G178] ;  &quot;)], YELLOW),&quot; ; &quot;new Route(&quot;; ([.A178]-1)*3+3 ; &quot;,&quot; ; [.B178] ; &quot;,&quot; ; [.C178] ; &quot;, [new RouteSpace(&quot;; [.D178] ; &quot;,&quot; ; [.E178] ; &quot;,&quot; ; [.F178] ;  &quot;,&quot; ;[.G178] ;  &quot;)], RED),&quot;)" office:value-type="string" office:string-value="new Route(529,166,220, [new RouteSpace(1550,409,149,41)], BLUE),new Route(530,166,220, [new RouteSpace(1550,409,149,41)], YELLOW),new Route(531,166,220, [new RouteSpace(1550,409,149,41)], RED)," calcext:value-type="string">
            <text:p>new Route(529,166,220, [new RouteSpace(1550,409,149,41)], BLUE),new Route(530,166,220, [new RouteSpace(1550,409,149,41)], YELLOW),new Route(531,166,220, [new RouteSpace(1550,409,149,41)], RED),</text:p>
          </table:table-cell>
          <table:table-cell table:formula="of:=CONCATENATE(([.A178]-1)*3+1;&quot;=&gt;new Route(&quot;; [.B178] ; &quot;,&quot; ; [.C178]  ;  &quot;,BLUE),&quot; ;  ([.A178]-1)*3+2;&quot;=&gt;new Route(&quot;; [.B178] ; &quot;,&quot; ; [.C178]  ;  &quot;,YELLOW),&quot; ; ([.A178]-1)*3+3;&quot;=&gt;new Route(&quot;; [.B178] ; &quot;,&quot; ; [.C178]  ;  &quot;,RED),&quot;)" office:value-type="string" office:string-value="529=&gt;new Route(166,220,BLUE),530=&gt;new Route(166,220,YELLOW),531=&gt;new Route(166,220,RED)," calcext:value-type="string">
            <text:p>529=&gt;new Route(166,220,BLUE),530=&gt;new Route(166,220,YELLOW),531=&gt;new Route(166,220,RED),</text:p>
          </table:table-cell>
          <table:table-cell table:number-columns-repeated="1014"/>
        </table:table-row>
        <table:table-row table:style-name="ro1">
          <table:table-cell office:value-type="float" office:value="178" calcext:value-type="float">
            <text:p>178</text:p>
          </table:table-cell>
          <table:table-cell office:value-type="float" office:value="170" calcext:value-type="float">
            <text:p>170</text:p>
          </table:table-cell>
          <table:table-cell office:value-type="float" office:value="220" calcext:value-type="float">
            <text:p>220</text:p>
          </table:table-cell>
          <table:table-cell office:value-type="float" office:value="1681" calcext:value-type="float">
            <text:p>1681</text:p>
          </table:table-cell>
          <table:table-cell office:value-type="float" office:value="495" calcext:value-type="float">
            <text:p>495</text:p>
          </table:table-cell>
          <table:table-cell office:value-type="float" office:value="135" calcext:value-type="float">
            <text:p>135</text:p>
          </table:table-cell>
          <table:table-cell office:value-type="float" office:value="-78" calcext:value-type="float">
            <text:p>-78</text:p>
          </table:table-cell>
          <table:table-cell table:formula="of:=90*([.N179]-1)+[.G179]" office:value-type="float" office:value="-168" calcext:value-type="float">
            <text:p>-168</text:p>
          </table:table-cell>
          <table:table-cell table:formula="of:=CONCATENATE(&quot;new Route(&quot;; ([.A179]-1)*3+1 ; &quot;,&quot; ; [.B179] ; &quot;,&quot; ; [.C179] ; &quot;, [new RouteSpace(&quot;; [.D179] ; &quot;,&quot; ; [.E179] ; &quot;,&quot; ; [.F179] ;  &quot;,&quot; ;[.G179] ;  &quot;)], BLUE),&quot; ; &quot;new Route(&quot;; ([.A179]-1)*3+2 ; &quot;,&quot; ; [.B179] ; &quot;,&quot; ; [.C179] ; &quot;, [new RouteSpace(&quot;; [.D179] ; &quot;,&quot; ; [.E179] ; &quot;,&quot; ; [.F179] ;  &quot;,&quot; ;[.G179] ;  &quot;)], YELLOW),&quot; ; &quot;new Route(&quot;; ([.A179]-1)*3+3 ; &quot;,&quot; ; [.B179] ; &quot;,&quot; ; [.C179] ; &quot;, [new RouteSpace(&quot;; [.D179] ; &quot;,&quot; ; [.E179] ; &quot;,&quot; ; [.F179] ;  &quot;,&quot; ;[.G179] ;  &quot;)], RED),&quot;)" office:value-type="string" office:string-value="new Route(532,170,220, [new RouteSpace(1681,495,135,-78)], BLUE),new Route(533,170,220, [new RouteSpace(1681,495,135,-78)], YELLOW),new Route(534,170,220, [new RouteSpace(1681,495,135,-78)], RED)," calcext:value-type="string">
            <text:p>new Route(532,170,220, [new RouteSpace(1681,495,135,-78)], BLUE),new Route(533,170,220, [new RouteSpace(1681,495,135,-78)], YELLOW),new Route(534,170,220, [new RouteSpace(1681,495,135,-78)], RED),</text:p>
          </table:table-cell>
          <table:table-cell table:formula="of:=CONCATENATE(([.A179]-1)*3+1;&quot;=&gt;new Route(&quot;; [.B179] ; &quot;,&quot; ; [.C179]  ;  &quot;,BLUE),&quot; ;  ([.A179]-1)*3+2;&quot;=&gt;new Route(&quot;; [.B179] ; &quot;,&quot; ; [.C179]  ;  &quot;,YELLOW),&quot; ; ([.A179]-1)*3+3;&quot;=&gt;new Route(&quot;; [.B179] ; &quot;,&quot; ; [.C179]  ;  &quot;,RED),&quot;)" office:value-type="string" office:string-value="532=&gt;new Route(170,220,BLUE),533=&gt;new Route(170,220,YELLOW),534=&gt;new Route(170,220,RED)," calcext:value-type="string">
            <text:p>532=&gt;new Route(170,220,BLUE),533=&gt;new Route(170,220,YELLOW),534=&gt;new Route(170,220,RED),</text:p>
          </table:table-cell>
          <table:table-cell table:number-columns-repeated="1014"/>
        </table:table-row>
        <table:table-row table:style-name="ro1">
          <table:table-cell office:value-type="float" office:value="179" calcext:value-type="float">
            <text:p>179</text:p>
          </table:table-cell>
          <table:table-cell office:value-type="float" office:value="173" calcext:value-type="float">
            <text:p>173</text:p>
          </table:table-cell>
          <table:table-cell office:value-type="float" office:value="221" calcext:value-type="float">
            <text:p>221</text:p>
          </table:table-cell>
          <table:table-cell office:value-type="float" office:value="1697" calcext:value-type="float">
            <text:p>1697</text:p>
          </table:table-cell>
          <table:table-cell office:value-type="float" office:value="794" calcext:value-type="float">
            <text:p>794</text:p>
          </table:table-cell>
          <table:table-cell office:value-type="float" office:value="100" calcext:value-type="float">
            <text:p>100</text:p>
          </table:table-cell>
          <table:table-cell office:value-type="float" office:value="81" calcext:value-type="float">
            <text:p>81</text:p>
          </table:table-cell>
          <table:table-cell/>
          <table:table-cell table:formula="of:=CONCATENATE(&quot;new Route(&quot;; ([.A180]-1)*3+1 ; &quot;,&quot; ; [.B180] ; &quot;,&quot; ; [.C180] ; &quot;, [new RouteSpace(&quot;; [.D180] ; &quot;,&quot; ; [.E180] ; &quot;,&quot; ; [.F180] ;  &quot;,&quot; ;[.G180] ;  &quot;)], BLUE),&quot; ; &quot;new Route(&quot;; ([.A180]-1)*3+2 ; &quot;,&quot; ; [.B180] ; &quot;,&quot; ; [.C180] ; &quot;, [new RouteSpace(&quot;; [.D180] ; &quot;,&quot; ; [.E180] ; &quot;,&quot; ; [.F180] ;  &quot;,&quot; ;[.G180] ;  &quot;)], YELLOW),&quot; ; &quot;new Route(&quot;; ([.A180]-1)*3+3 ; &quot;,&quot; ; [.B180] ; &quot;,&quot; ; [.C180] ; &quot;, [new RouteSpace(&quot;; [.D180] ; &quot;,&quot; ; [.E180] ; &quot;,&quot; ; [.F180] ;  &quot;,&quot; ;[.G180] ;  &quot;)], RED),&quot;)" office:value-type="string" office:string-value="new Route(535,173,221, [new RouteSpace(1697,794,100,81)], BLUE),new Route(536,173,221, [new RouteSpace(1697,794,100,81)], YELLOW),new Route(537,173,221, [new RouteSpace(1697,794,100,81)], RED)," calcext:value-type="string">
            <text:p>new Route(535,173,221, [new RouteSpace(1697,794,100,81)], BLUE),new Route(536,173,221, [new RouteSpace(1697,794,100,81)], YELLOW),new Route(537,173,221, [new RouteSpace(1697,794,100,81)], RED),</text:p>
          </table:table-cell>
          <table:table-cell table:formula="of:=CONCATENATE(([.A180]-1)*3+1;&quot;=&gt;new Route(&quot;; [.B180] ; &quot;,&quot; ; [.C180]  ;  &quot;,BLUE),&quot; ;  ([.A180]-1)*3+2;&quot;=&gt;new Route(&quot;; [.B180] ; &quot;,&quot; ; [.C180]  ;  &quot;,YELLOW),&quot; ; ([.A180]-1)*3+3;&quot;=&gt;new Route(&quot;; [.B180] ; &quot;,&quot; ; [.C180]  ;  &quot;,RED),&quot;)" office:value-type="string" office:string-value="535=&gt;new Route(173,221,BLUE),536=&gt;new Route(173,221,YELLOW),537=&gt;new Route(173,221,RED)," calcext:value-type="string">
            <text:p>535=&gt;new Route(173,221,BLUE),536=&gt;new Route(173,221,YELLOW),537=&gt;new Route(173,221,RED),</text:p>
          </table:table-cell>
          <table:table-cell table:number-columns-repeated="1014"/>
        </table:table-row>
        <table:table-row table:style-name="ro1">
          <table:table-cell office:value-type="float" office:value="180" calcext:value-type="float">
            <text:p>180</text:p>
          </table:table-cell>
          <table:table-cell office:value-type="float" office:value="100" calcext:value-type="float">
            <text:p>100</text:p>
          </table:table-cell>
          <table:table-cell office:value-type="float" office:value="212" calcext:value-type="float">
            <text:p>212</text:p>
          </table:table-cell>
          <table:table-cell office:value-type="float" office:value="834" calcext:value-type="float">
            <text:p>834</text:p>
          </table:table-cell>
          <table:table-cell office:value-type="float" office:value="221" calcext:value-type="float">
            <text:p>221</text:p>
          </table:table-cell>
          <table:table-cell office:value-type="float" office:value="111" calcext:value-type="float">
            <text:p>111</text:p>
          </table:table-cell>
          <table:table-cell office:value-type="float" office:value="23" calcext:value-type="float">
            <text:p>23</text:p>
          </table:table-cell>
          <table:table-cell/>
          <table:table-cell table:formula="of:=CONCATENATE(&quot;new Route(&quot;; ([.A181]-1)*3+1 ; &quot;,&quot; ; [.B181] ; &quot;,&quot; ; [.C181] ; &quot;, [new RouteSpace(&quot;; [.D181] ; &quot;,&quot; ; [.E181] ; &quot;,&quot; ; [.F181] ;  &quot;,&quot; ;[.G181] ;  &quot;)], BLUE),&quot; ; &quot;new Route(&quot;; ([.A181]-1)*3+2 ; &quot;,&quot; ; [.B181] ; &quot;,&quot; ; [.C181] ; &quot;, [new RouteSpace(&quot;; [.D181] ; &quot;,&quot; ; [.E181] ; &quot;,&quot; ; [.F181] ;  &quot;,&quot; ;[.G181] ;  &quot;)], YELLOW),&quot; ; &quot;new Route(&quot;; ([.A181]-1)*3+3 ; &quot;,&quot; ; [.B181] ; &quot;,&quot; ; [.C181] ; &quot;, [new RouteSpace(&quot;; [.D181] ; &quot;,&quot; ; [.E181] ; &quot;,&quot; ; [.F181] ;  &quot;,&quot; ;[.G181] ;  &quot;)], RED),&quot;)" office:value-type="string" office:string-value="new Route(538,100,212, [new RouteSpace(834,221,111,23)], BLUE),new Route(539,100,212, [new RouteSpace(834,221,111,23)], YELLOW),new Route(540,100,212, [new RouteSpace(834,221,111,23)], RED)," calcext:value-type="string">
            <text:p>new Route(538,100,212, [new RouteSpace(834,221,111,23)], BLUE),new Route(539,100,212, [new RouteSpace(834,221,111,23)], YELLOW),new Route(540,100,212, [new RouteSpace(834,221,111,23)], RED),</text:p>
          </table:table-cell>
          <table:table-cell table:formula="of:=CONCATENATE(([.A181]-1)*3+1;&quot;=&gt;new Route(&quot;; [.B181] ; &quot;,&quot; ; [.C181]  ;  &quot;,BLUE),&quot; ;  ([.A181]-1)*3+2;&quot;=&gt;new Route(&quot;; [.B181] ; &quot;,&quot; ; [.C181]  ;  &quot;,YELLOW),&quot; ; ([.A181]-1)*3+3;&quot;=&gt;new Route(&quot;; [.B181] ; &quot;,&quot; ; [.C181]  ;  &quot;,RED),&quot;)" office:value-type="string" office:string-value="538=&gt;new Route(100,212,BLUE),539=&gt;new Route(100,212,YELLOW),540=&gt;new Route(100,212,RED)," calcext:value-type="string">
            <text:p>538=&gt;new Route(100,212,BLUE),539=&gt;new Route(100,212,YELLOW),540=&gt;new Route(100,212,RED),</text:p>
          </table:table-cell>
          <table:table-cell table:number-columns-repeated="1014"/>
        </table:table-row>
        <table:table-row table:style-name="ro1">
          <table:table-cell office:value-type="float" office:value="181" calcext:value-type="float">
            <text:p>181</text:p>
          </table:table-cell>
          <table:table-cell office:value-type="float" office:value="153" calcext:value-type="float">
            <text:p>153</text:p>
          </table:table-cell>
          <table:table-cell office:value-type="float" office:value="212" calcext:value-type="float">
            <text:p>212</text:p>
          </table:table-cell>
          <table:table-cell office:value-type="float" office:value="965" calcext:value-type="float">
            <text:p>965</text:p>
          </table:table-cell>
          <table:table-cell office:value-type="float" office:value="276" calcext:value-type="float">
            <text:p>276</text:p>
          </table:table-cell>
          <table:table-cell office:value-type="float" office:value="90" calcext:value-type="float">
            <text:p>90</text:p>
          </table:table-cell>
          <table:table-cell office:value-type="float" office:value="9" calcext:value-type="float">
            <text:p>9</text:p>
          </table:table-cell>
          <table:table-cell/>
          <table:table-cell table:formula="of:=CONCATENATE(&quot;new Route(&quot;; ([.A182]-1)*3+1 ; &quot;,&quot; ; [.B182] ; &quot;,&quot; ; [.C182] ; &quot;, [new RouteSpace(&quot;; [.D182] ; &quot;,&quot; ; [.E182] ; &quot;,&quot; ; [.F182] ;  &quot;,&quot; ;[.G182] ;  &quot;)], BLUE),&quot; ; &quot;new Route(&quot;; ([.A182]-1)*3+2 ; &quot;,&quot; ; [.B182] ; &quot;,&quot; ; [.C182] ; &quot;, [new RouteSpace(&quot;; [.D182] ; &quot;,&quot; ; [.E182] ; &quot;,&quot; ; [.F182] ;  &quot;,&quot; ;[.G182] ;  &quot;)], YELLOW),&quot; ; &quot;new Route(&quot;; ([.A182]-1)*3+3 ; &quot;,&quot; ; [.B182] ; &quot;,&quot; ; [.C182] ; &quot;, [new RouteSpace(&quot;; [.D182] ; &quot;,&quot; ; [.E182] ; &quot;,&quot; ; [.F182] ;  &quot;,&quot; ;[.G182] ;  &quot;)], RED),&quot;)" office:value-type="string" office:string-value="new Route(541,153,212, [new RouteSpace(965,276,90,9)], BLUE),new Route(542,153,212, [new RouteSpace(965,276,90,9)], YELLOW),new Route(543,153,212, [new RouteSpace(965,276,90,9)], RED)," calcext:value-type="string">
            <text:p>new Route(541,153,212, [new RouteSpace(965,276,90,9)], BLUE),new Route(542,153,212, [new RouteSpace(965,276,90,9)], YELLOW),new Route(543,153,212, [new RouteSpace(965,276,90,9)], RED),</text:p>
          </table:table-cell>
          <table:table-cell table:formula="of:=CONCATENATE(([.A182]-1)*3+1;&quot;=&gt;new Route(&quot;; [.B182] ; &quot;,&quot; ; [.C182]  ;  &quot;,BLUE),&quot; ;  ([.A182]-1)*3+2;&quot;=&gt;new Route(&quot;; [.B182] ; &quot;,&quot; ; [.C182]  ;  &quot;,YELLOW),&quot; ; ([.A182]-1)*3+3;&quot;=&gt;new Route(&quot;; [.B182] ; &quot;,&quot; ; [.C182]  ;  &quot;,RED),&quot;)" office:value-type="string" office:string-value="541=&gt;new Route(153,212,BLUE),542=&gt;new Route(153,212,YELLOW),543=&gt;new Route(153,212,RED)," calcext:value-type="string">
            <text:p>541=&gt;new Route(153,212,BLUE),542=&gt;new Route(153,212,YELLOW),543=&gt;new Route(153,212,RED),</text:p>
          </table:table-cell>
          <table:table-cell table:number-columns-repeated="1014"/>
        </table:table-row>
        <table:table-row table:style-name="ro1">
          <table:table-cell office:value-type="float" office:value="182" calcext:value-type="float">
            <text:p>182</text:p>
          </table:table-cell>
          <table:table-cell office:value-type="float" office:value="154" calcext:value-type="float">
            <text:p>154</text:p>
          </table:table-cell>
          <table:table-cell office:value-type="float" office:value="212" calcext:value-type="float">
            <text:p>212</text:p>
          </table:table-cell>
          <table:table-cell office:value-type="float" office:value="958" calcext:value-type="float">
            <text:p>958</text:p>
          </table:table-cell>
          <table:table-cell office:value-type="float" office:value="260" calcext:value-type="float">
            <text:p>260</text:p>
          </table:table-cell>
          <table:table-cell office:value-type="float" office:value="106" calcext:value-type="float">
            <text:p>106</text:p>
          </table:table-cell>
          <table:table-cell office:value-type="float" office:value="-53" calcext:value-type="float">
            <text:p>-53</text:p>
          </table:table-cell>
          <table:table-cell/>
          <table:table-cell table:formula="of:=CONCATENATE(&quot;new Route(&quot;; ([.A183]-1)*3+1 ; &quot;,&quot; ; [.B183] ; &quot;,&quot; ; [.C183] ; &quot;, [new RouteSpace(&quot;; [.D183] ; &quot;,&quot; ; [.E183] ; &quot;,&quot; ; [.F183] ;  &quot;,&quot; ;[.G183] ;  &quot;)], BLUE),&quot; ; &quot;new Route(&quot;; ([.A183]-1)*3+2 ; &quot;,&quot; ; [.B183] ; &quot;,&quot; ; [.C183] ; &quot;, [new RouteSpace(&quot;; [.D183] ; &quot;,&quot; ; [.E183] ; &quot;,&quot; ; [.F183] ;  &quot;,&quot; ;[.G183] ;  &quot;)], YELLOW),&quot; ; &quot;new Route(&quot;; ([.A183]-1)*3+3 ; &quot;,&quot; ; [.B183] ; &quot;,&quot; ; [.C183] ; &quot;, [new RouteSpace(&quot;; [.D183] ; &quot;,&quot; ; [.E183] ; &quot;,&quot; ; [.F183] ;  &quot;,&quot; ;[.G183] ;  &quot;)], RED),&quot;)" office:value-type="string" office:string-value="new Route(544,154,212, [new RouteSpace(958,260,106,-53)], BLUE),new Route(545,154,212, [new RouteSpace(958,260,106,-53)], YELLOW),new Route(546,154,212, [new RouteSpace(958,260,106,-53)], RED)," calcext:value-type="string">
            <text:p>new Route(544,154,212, [new RouteSpace(958,260,106,-53)], BLUE),new Route(545,154,212, [new RouteSpace(958,260,106,-53)], YELLOW),new Route(546,154,212, [new RouteSpace(958,260,106,-53)], RED),</text:p>
          </table:table-cell>
          <table:table-cell table:formula="of:=CONCATENATE(([.A183]-1)*3+1;&quot;=&gt;new Route(&quot;; [.B183] ; &quot;,&quot; ; [.C183]  ;  &quot;,BLUE),&quot; ;  ([.A183]-1)*3+2;&quot;=&gt;new Route(&quot;; [.B183] ; &quot;,&quot; ; [.C183]  ;  &quot;,YELLOW),&quot; ; ([.A183]-1)*3+3;&quot;=&gt;new Route(&quot;; [.B183] ; &quot;,&quot; ; [.C183]  ;  &quot;,RED),&quot;)" office:value-type="string" office:string-value="544=&gt;new Route(154,212,BLUE),545=&gt;new Route(154,212,YELLOW),546=&gt;new Route(154,212,RED)," calcext:value-type="string">
            <text:p>544=&gt;new Route(154,212,BLUE),545=&gt;new Route(154,212,YELLOW),546=&gt;new Route(154,212,RED),</text:p>
          </table:table-cell>
          <table:table-cell table:number-columns-repeated="1014"/>
        </table:table-row>
        <table:table-row table:style-name="ro1">
          <table:table-cell office:value-type="float" office:value="183" calcext:value-type="float">
            <text:p>183</text:p>
          </table:table-cell>
          <table:table-cell office:value-type="float" office:value="126" calcext:value-type="float">
            <text:p>126</text:p>
          </table:table-cell>
          <table:table-cell office:value-type="float" office:value="185" calcext:value-type="float">
            <text:p>185</text:p>
          </table:table-cell>
          <table:table-cell office:value-type="float" office:value="74" calcext:value-type="float">
            <text:p>74</text:p>
          </table:table-cell>
          <table:table-cell office:value-type="float" office:value="1033" calcext:value-type="float">
            <text:p>1033</text:p>
          </table:table-cell>
          <table:table-cell office:value-type="float" office:value="123" calcext:value-type="float">
            <text:p>123</text:p>
          </table:table-cell>
          <table:table-cell office:value-type="float" office:value="-25" calcext:value-type="float">
            <text:p>-25</text:p>
          </table:table-cell>
          <table:table-cell/>
          <table:table-cell table:formula="of:=CONCATENATE(&quot;new Route(&quot;; ([.A184]-1)*3+1 ; &quot;,&quot; ; [.B184] ; &quot;,&quot; ; [.C184] ; &quot;, [new RouteSpace(&quot;; [.D184] ; &quot;,&quot; ; [.E184] ; &quot;,&quot; ; [.F184] ;  &quot;,&quot; ;[.G184] ;  &quot;)], BLUE),&quot; ; &quot;new Route(&quot;; ([.A184]-1)*3+2 ; &quot;,&quot; ; [.B184] ; &quot;,&quot; ; [.C184] ; &quot;, [new RouteSpace(&quot;; [.D184] ; &quot;,&quot; ; [.E184] ; &quot;,&quot; ; [.F184] ;  &quot;,&quot; ;[.G184] ;  &quot;)], YELLOW),&quot; ; &quot;new Route(&quot;; ([.A184]-1)*3+3 ; &quot;,&quot; ; [.B184] ; &quot;,&quot; ; [.C184] ; &quot;, [new RouteSpace(&quot;; [.D184] ; &quot;,&quot; ; [.E184] ; &quot;,&quot; ; [.F184] ;  &quot;,&quot; ;[.G184] ;  &quot;)], RED),&quot;)" office:value-type="string" office:string-value="new Route(547,126,185, [new RouteSpace(74,1033,123,-25)], BLUE),new Route(548,126,185, [new RouteSpace(74,1033,123,-25)], YELLOW),new Route(549,126,185, [new RouteSpace(74,1033,123,-25)], RED)," calcext:value-type="string">
            <text:p>new Route(547,126,185, [new RouteSpace(74,1033,123,-25)], BLUE),new Route(548,126,185, [new RouteSpace(74,1033,123,-25)], YELLOW),new Route(549,126,185, [new RouteSpace(74,1033,123,-25)], RED),</text:p>
          </table:table-cell>
          <table:table-cell table:formula="of:=CONCATENATE(([.A184]-1)*3+1;&quot;=&gt;new Route(&quot;; [.B184] ; &quot;,&quot; ; [.C184]  ;  &quot;,BLUE),&quot; ;  ([.A184]-1)*3+2;&quot;=&gt;new Route(&quot;; [.B184] ; &quot;,&quot; ; [.C184]  ;  &quot;,YELLOW),&quot; ; ([.A184]-1)*3+3;&quot;=&gt;new Route(&quot;; [.B184] ; &quot;,&quot; ; [.C184]  ;  &quot;,RED),&quot;)" office:value-type="string" office:string-value="547=&gt;new Route(126,185,BLUE),548=&gt;new Route(126,185,YELLOW),549=&gt;new Route(126,185,RED)," calcext:value-type="string">
            <text:p>547=&gt;new Route(126,185,BLUE),548=&gt;new Route(126,185,YELLOW),549=&gt;new Route(126,185,RED),</text:p>
          </table:table-cell>
          <table:table-cell table:number-columns-repeated="1014"/>
        </table:table-row>
        <table:table-row table:style-name="ro1">
          <table:table-cell office:value-type="float" office:value="184" calcext:value-type="float">
            <text:p>184</text:p>
          </table:table-cell>
          <table:table-cell office:value-type="float" office:value="118" calcext:value-type="float">
            <text:p>118</text:p>
          </table:table-cell>
          <table:table-cell office:value-type="float" office:value="185" calcext:value-type="float">
            <text:p>185</text:p>
          </table:table-cell>
          <table:table-cell office:value-type="float" office:value="207" calcext:value-type="float">
            <text:p>207</text:p>
          </table:table-cell>
          <table:table-cell office:value-type="float" office:value="962" calcext:value-type="float">
            <text:p>962</text:p>
          </table:table-cell>
          <table:table-cell office:value-type="float" office:value="141" calcext:value-type="float">
            <text:p>141</text:p>
          </table:table-cell>
          <table:table-cell office:value-type="float" office:value="-63" calcext:value-type="float">
            <text:p>-63</text:p>
          </table:table-cell>
          <table:table-cell/>
          <table:table-cell table:formula="of:=CONCATENATE(&quot;new Route(&quot;; ([.A185]-1)*3+1 ; &quot;,&quot; ; [.B185] ; &quot;,&quot; ; [.C185] ; &quot;, [new RouteSpace(&quot;; [.D185] ; &quot;,&quot; ; [.E185] ; &quot;,&quot; ; [.F185] ;  &quot;,&quot; ;[.G185] ;  &quot;)], BLUE),&quot; ; &quot;new Route(&quot;; ([.A185]-1)*3+2 ; &quot;,&quot; ; [.B185] ; &quot;,&quot; ; [.C185] ; &quot;, [new RouteSpace(&quot;; [.D185] ; &quot;,&quot; ; [.E185] ; &quot;,&quot; ; [.F185] ;  &quot;,&quot; ;[.G185] ;  &quot;)], YELLOW),&quot; ; &quot;new Route(&quot;; ([.A185]-1)*3+3 ; &quot;,&quot; ; [.B185] ; &quot;,&quot; ; [.C185] ; &quot;, [new RouteSpace(&quot;; [.D185] ; &quot;,&quot; ; [.E185] ; &quot;,&quot; ; [.F185] ;  &quot;,&quot; ;[.G185] ;  &quot;)], RED),&quot;)" office:value-type="string" office:string-value="new Route(550,118,185, [new RouteSpace(207,962,141,-63)], BLUE),new Route(551,118,185, [new RouteSpace(207,962,141,-63)], YELLOW),new Route(552,118,185, [new RouteSpace(207,962,141,-63)], RED)," calcext:value-type="string">
            <text:p>new Route(550,118,185, [new RouteSpace(207,962,141,-63)], BLUE),new Route(551,118,185, [new RouteSpace(207,962,141,-63)], YELLOW),new Route(552,118,185, [new RouteSpace(207,962,141,-63)], RED),</text:p>
          </table:table-cell>
          <table:table-cell table:formula="of:=CONCATENATE(([.A185]-1)*3+1;&quot;=&gt;new Route(&quot;; [.B185] ; &quot;,&quot; ; [.C185]  ;  &quot;,BLUE),&quot; ;  ([.A185]-1)*3+2;&quot;=&gt;new Route(&quot;; [.B185] ; &quot;,&quot; ; [.C185]  ;  &quot;,YELLOW),&quot; ; ([.A185]-1)*3+3;&quot;=&gt;new Route(&quot;; [.B185] ; &quot;,&quot; ; [.C185]  ;  &quot;,RED),&quot;)" office:value-type="string" office:string-value="550=&gt;new Route(118,185,BLUE),551=&gt;new Route(118,185,YELLOW),552=&gt;new Route(118,185,RED)," calcext:value-type="string">
            <text:p>550=&gt;new Route(118,185,BLUE),551=&gt;new Route(118,185,YELLOW),552=&gt;new Route(118,185,RED),</text:p>
          </table:table-cell>
          <table:table-cell table:number-columns-repeated="1014"/>
        </table:table-row>
        <table:table-row table:style-name="ro1">
          <table:table-cell office:value-type="float" office:value="185" calcext:value-type="float">
            <text:p>185</text:p>
          </table:table-cell>
          <table:table-cell office:value-type="float" office:value="123" calcext:value-type="float">
            <text:p>123</text:p>
          </table:table-cell>
          <table:table-cell office:value-type="float" office:value="185" calcext:value-type="float">
            <text:p>185</text:p>
          </table:table-cell>
          <table:table-cell office:value-type="float" office:value="212" calcext:value-type="float">
            <text:p>212</text:p>
          </table:table-cell>
          <table:table-cell office:value-type="float" office:value="983" calcext:value-type="float">
            <text:p>983</text:p>
          </table:table-cell>
          <table:table-cell office:value-type="float" office:value="133" calcext:value-type="float">
            <text:p>133</text:p>
          </table:table-cell>
          <table:table-cell office:value-type="float" office:value="21" calcext:value-type="float">
            <text:p>21</text:p>
          </table:table-cell>
          <table:table-cell/>
          <table:table-cell table:formula="of:=CONCATENATE(&quot;new Route(&quot;; ([.A186]-1)*3+1 ; &quot;,&quot; ; [.B186] ; &quot;,&quot; ; [.C186] ; &quot;, [new RouteSpace(&quot;; [.D186] ; &quot;,&quot; ; [.E186] ; &quot;,&quot; ; [.F186] ;  &quot;,&quot; ;[.G186] ;  &quot;)], BLUE),&quot; ; &quot;new Route(&quot;; ([.A186]-1)*3+2 ; &quot;,&quot; ; [.B186] ; &quot;,&quot; ; [.C186] ; &quot;, [new RouteSpace(&quot;; [.D186] ; &quot;,&quot; ; [.E186] ; &quot;,&quot; ; [.F186] ;  &quot;,&quot; ;[.G186] ;  &quot;)], YELLOW),&quot; ; &quot;new Route(&quot;; ([.A186]-1)*3+3 ; &quot;,&quot; ; [.B186] ; &quot;,&quot; ; [.C186] ; &quot;, [new RouteSpace(&quot;; [.D186] ; &quot;,&quot; ; [.E186] ; &quot;,&quot; ; [.F186] ;  &quot;,&quot; ;[.G186] ;  &quot;)], RED),&quot;)" office:value-type="string" office:string-value="new Route(553,123,185, [new RouteSpace(212,983,133,21)], BLUE),new Route(554,123,185, [new RouteSpace(212,983,133,21)], YELLOW),new Route(555,123,185, [new RouteSpace(212,983,133,21)], RED)," calcext:value-type="string">
            <text:p>new Route(553,123,185, [new RouteSpace(212,983,133,21)], BLUE),new Route(554,123,185, [new RouteSpace(212,983,133,21)], YELLOW),new Route(555,123,185, [new RouteSpace(212,983,133,21)], RED),</text:p>
          </table:table-cell>
          <table:table-cell table:formula="of:=CONCATENATE(([.A186]-1)*3+1;&quot;=&gt;new Route(&quot;; [.B186] ; &quot;,&quot; ; [.C186]  ;  &quot;,BLUE),&quot; ;  ([.A186]-1)*3+2;&quot;=&gt;new Route(&quot;; [.B186] ; &quot;,&quot; ; [.C186]  ;  &quot;,YELLOW),&quot; ; ([.A186]-1)*3+3;&quot;=&gt;new Route(&quot;; [.B186] ; &quot;,&quot; ; [.C186]  ;  &quot;,RED),&quot;)" office:value-type="string" office:string-value="553=&gt;new Route(123,185,BLUE),554=&gt;new Route(123,185,YELLOW),555=&gt;new Route(123,185,RED)," calcext:value-type="string">
            <text:p>553=&gt;new Route(123,185,BLUE),554=&gt;new Route(123,185,YELLOW),555=&gt;new Route(123,185,RED),</text:p>
          </table:table-cell>
          <table:table-cell table:number-columns-repeated="1014"/>
        </table:table-row>
        <table:table-row table:style-name="ro1">
          <table:table-cell office:value-type="float" office:value="186" calcext:value-type="float">
            <text:p>186</text:p>
          </table:table-cell>
          <table:table-cell office:value-type="float" office:value="115" calcext:value-type="float">
            <text:p>115</text:p>
          </table:table-cell>
          <table:table-cell office:value-type="float" office:value="184" calcext:value-type="float">
            <text:p>184</text:p>
          </table:table-cell>
          <table:table-cell office:value-type="float" office:value="271" calcext:value-type="float">
            <text:p>271</text:p>
          </table:table-cell>
          <table:table-cell office:value-type="float" office:value="684" calcext:value-type="float">
            <text:p>684</text:p>
          </table:table-cell>
          <table:table-cell office:value-type="float" office:value="86" calcext:value-type="float">
            <text:p>86</text:p>
          </table:table-cell>
          <table:table-cell office:value-type="float" office:value="-22" calcext:value-type="float">
            <text:p>-22</text:p>
          </table:table-cell>
          <table:table-cell/>
          <table:table-cell table:formula="of:=CONCATENATE(&quot;new Route(&quot;; ([.A187]-1)*3+1 ; &quot;,&quot; ; [.B187] ; &quot;,&quot; ; [.C187] ; &quot;, [new RouteSpace(&quot;; [.D187] ; &quot;,&quot; ; [.E187] ; &quot;,&quot; ; [.F187] ;  &quot;,&quot; ;[.G187] ;  &quot;)], BLUE),&quot; ; &quot;new Route(&quot;; ([.A187]-1)*3+2 ; &quot;,&quot; ; [.B187] ; &quot;,&quot; ; [.C187] ; &quot;, [new RouteSpace(&quot;; [.D187] ; &quot;,&quot; ; [.E187] ; &quot;,&quot; ; [.F187] ;  &quot;,&quot; ;[.G187] ;  &quot;)], YELLOW),&quot; ; &quot;new Route(&quot;; ([.A187]-1)*3+3 ; &quot;,&quot; ; [.B187] ; &quot;,&quot; ; [.C187] ; &quot;, [new RouteSpace(&quot;; [.D187] ; &quot;,&quot; ; [.E187] ; &quot;,&quot; ; [.F187] ;  &quot;,&quot; ;[.G187] ;  &quot;)], RED),&quot;)" office:value-type="string" office:string-value="new Route(556,115,184, [new RouteSpace(271,684,86,-22)], BLUE),new Route(557,115,184, [new RouteSpace(271,684,86,-22)], YELLOW),new Route(558,115,184, [new RouteSpace(271,684,86,-22)], RED)," calcext:value-type="string">
            <text:p>new Route(556,115,184, [new RouteSpace(271,684,86,-22)], BLUE),new Route(557,115,184, [new RouteSpace(271,684,86,-22)], YELLOW),new Route(558,115,184, [new RouteSpace(271,684,86,-22)], RED),</text:p>
          </table:table-cell>
          <table:table-cell table:formula="of:=CONCATENATE(([.A187]-1)*3+1;&quot;=&gt;new Route(&quot;; [.B187] ; &quot;,&quot; ; [.C187]  ;  &quot;,BLUE),&quot; ;  ([.A187]-1)*3+2;&quot;=&gt;new Route(&quot;; [.B187] ; &quot;,&quot; ; [.C187]  ;  &quot;,YELLOW),&quot; ; ([.A187]-1)*3+3;&quot;=&gt;new Route(&quot;; [.B187] ; &quot;,&quot; ; [.C187]  ;  &quot;,RED),&quot;)" office:value-type="string" office:string-value="556=&gt;new Route(115,184,BLUE),557=&gt;new Route(115,184,YELLOW),558=&gt;new Route(115,184,RED)," calcext:value-type="string">
            <text:p>556=&gt;new Route(115,184,BLUE),557=&gt;new Route(115,184,YELLOW),558=&gt;new Route(115,184,RED),</text:p>
          </table:table-cell>
          <table:table-cell table:number-columns-repeated="1014"/>
        </table:table-row>
        <table:table-row table:style-name="ro1">
          <table:table-cell office:value-type="float" office:value="187" calcext:value-type="float">
            <text:p>187</text:p>
          </table:table-cell>
          <table:table-cell office:value-type="float" office:value="163" calcext:value-type="float">
            <text:p>163</text:p>
          </table:table-cell>
          <table:table-cell office:value-type="float" office:value="197" calcext:value-type="float">
            <text:p>197</text:p>
          </table:table-cell>
          <table:table-cell office:value-type="float" office:value="1152" calcext:value-type="float">
            <text:p>1152</text:p>
          </table:table-cell>
          <table:table-cell office:value-type="float" office:value="691" calcext:value-type="float">
            <text:p>691</text:p>
          </table:table-cell>
          <table:table-cell office:value-type="float" office:value="185" calcext:value-type="float">
            <text:p>185</text:p>
          </table:table-cell>
          <table:table-cell office:value-type="float" office:value="-10" calcext:value-type="float">
            <text:p>-10</text:p>
          </table:table-cell>
          <table:table-cell/>
          <table:table-cell table:formula="of:=CONCATENATE(&quot;new Route(&quot;; ([.A188]-1)*3+1 ; &quot;,&quot; ; [.B188] ; &quot;,&quot; ; [.C188] ; &quot;, [new RouteSpace(&quot;; [.D188] ; &quot;,&quot; ; [.E188] ; &quot;,&quot; ; [.F188] ;  &quot;,&quot; ;[.G188] ;  &quot;)], BLUE),&quot; ; &quot;new Route(&quot;; ([.A188]-1)*3+2 ; &quot;,&quot; ; [.B188] ; &quot;,&quot; ; [.C188] ; &quot;, [new RouteSpace(&quot;; [.D188] ; &quot;,&quot; ; [.E188] ; &quot;,&quot; ; [.F188] ;  &quot;,&quot; ;[.G188] ;  &quot;)], YELLOW),&quot; ; &quot;new Route(&quot;; ([.A188]-1)*3+3 ; &quot;,&quot; ; [.B188] ; &quot;,&quot; ; [.C188] ; &quot;, [new RouteSpace(&quot;; [.D188] ; &quot;,&quot; ; [.E188] ; &quot;,&quot; ; [.F188] ;  &quot;,&quot; ;[.G188] ;  &quot;)], RED),&quot;)" office:value-type="string" office:string-value="new Route(559,163,197, [new RouteSpace(1152,691,185,-10)], BLUE),new Route(560,163,197, [new RouteSpace(1152,691,185,-10)], YELLOW),new Route(561,163,197, [new RouteSpace(1152,691,185,-10)], RED)," calcext:value-type="string">
            <text:p>new Route(559,163,197, [new RouteSpace(1152,691,185,-10)], BLUE),new Route(560,163,197, [new RouteSpace(1152,691,185,-10)], YELLOW),new Route(561,163,197, [new RouteSpace(1152,691,185,-10)], RED),</text:p>
          </table:table-cell>
          <table:table-cell table:formula="of:=CONCATENATE(([.A188]-1)*3+1;&quot;=&gt;new Route(&quot;; [.B188] ; &quot;,&quot; ; [.C188]  ;  &quot;,BLUE),&quot; ;  ([.A188]-1)*3+2;&quot;=&gt;new Route(&quot;; [.B188] ; &quot;,&quot; ; [.C188]  ;  &quot;,YELLOW),&quot; ; ([.A188]-1)*3+3;&quot;=&gt;new Route(&quot;; [.B188] ; &quot;,&quot; ; [.C188]  ;  &quot;,RED),&quot;)" office:value-type="string" office:string-value="559=&gt;new Route(163,197,BLUE),560=&gt;new Route(163,197,YELLOW),561=&gt;new Route(163,197,RED)," calcext:value-type="string">
            <text:p>559=&gt;new Route(163,197,BLUE),560=&gt;new Route(163,197,YELLOW),561=&gt;new Route(163,197,RED),</text:p>
          </table:table-cell>
          <table:table-cell table:number-columns-repeated="1014"/>
        </table:table-row>
        <table:table-row table:style-name="ro1">
          <table:table-cell office:value-type="float" office:value="188" calcext:value-type="float">
            <text:p>188</text:p>
          </table:table-cell>
          <table:table-cell office:value-type="float" office:value="167" calcext:value-type="float">
            <text:p>167</text:p>
          </table:table-cell>
          <table:table-cell office:value-type="float" office:value="181" calcext:value-type="float">
            <text:p>181</text:p>
          </table:table-cell>
          <table:table-cell office:value-type="float" office:value="1609" calcext:value-type="float">
            <text:p>1609</text:p>
          </table:table-cell>
          <table:table-cell office:value-type="float" office:value="197" calcext:value-type="float">
            <text:p>197</text:p>
          </table:table-cell>
          <table:table-cell office:value-type="float" office:value="133" calcext:value-type="float">
            <text:p>133</text:p>
          </table:table-cell>
          <table:table-cell office:value-type="float" office:value="-27" calcext:value-type="float">
            <text:p>-27</text:p>
          </table:table-cell>
          <table:table-cell/>
          <table:table-cell table:formula="of:=CONCATENATE(&quot;new Route(&quot;; ([.A189]-1)*3+1 ; &quot;,&quot; ; [.B189] ; &quot;,&quot; ; [.C189] ; &quot;, [new RouteSpace(&quot;; [.D189] ; &quot;,&quot; ; [.E189] ; &quot;,&quot; ; [.F189] ;  &quot;,&quot; ;[.G189] ;  &quot;)], BLUE),&quot; ; &quot;new Route(&quot;; ([.A189]-1)*3+2 ; &quot;,&quot; ; [.B189] ; &quot;,&quot; ; [.C189] ; &quot;, [new RouteSpace(&quot;; [.D189] ; &quot;,&quot; ; [.E189] ; &quot;,&quot; ; [.F189] ;  &quot;,&quot; ;[.G189] ;  &quot;)], YELLOW),&quot; ; &quot;new Route(&quot;; ([.A189]-1)*3+3 ; &quot;,&quot; ; [.B189] ; &quot;,&quot; ; [.C189] ; &quot;, [new RouteSpace(&quot;; [.D189] ; &quot;,&quot; ; [.E189] ; &quot;,&quot; ; [.F189] ;  &quot;,&quot; ;[.G189] ;  &quot;)], RED),&quot;)" office:value-type="string" office:string-value="new Route(562,167,181, [new RouteSpace(1609,197,133,-27)], BLUE),new Route(563,167,181, [new RouteSpace(1609,197,133,-27)], YELLOW),new Route(564,167,181, [new RouteSpace(1609,197,133,-27)], RED)," calcext:value-type="string">
            <text:p>new Route(562,167,181, [new RouteSpace(1609,197,133,-27)], BLUE),new Route(563,167,181, [new RouteSpace(1609,197,133,-27)], YELLOW),new Route(564,167,181, [new RouteSpace(1609,197,133,-27)], RED),</text:p>
          </table:table-cell>
          <table:table-cell table:formula="of:=CONCATENATE(([.A189]-1)*3+1;&quot;=&gt;new Route(&quot;; [.B189] ; &quot;,&quot; ; [.C189]  ;  &quot;,BLUE),&quot; ;  ([.A189]-1)*3+2;&quot;=&gt;new Route(&quot;; [.B189] ; &quot;,&quot; ; [.C189]  ;  &quot;,YELLOW),&quot; ; ([.A189]-1)*3+3;&quot;=&gt;new Route(&quot;; [.B189] ; &quot;,&quot; ; [.C189]  ;  &quot;,RED),&quot;)" office:value-type="string" office:string-value="562=&gt;new Route(167,181,BLUE),563=&gt;new Route(167,181,YELLOW),564=&gt;new Route(167,181,RED)," calcext:value-type="string">
            <text:p>562=&gt;new Route(167,181,BLUE),563=&gt;new Route(167,181,YELLOW),564=&gt;new Route(167,181,RED),</text:p>
          </table:table-cell>
          <table:table-cell table:number-columns-repeated="1014"/>
        </table:table-row>
        <table:table-row table:style-name="ro1">
          <table:table-cell office:value-type="float" office:value="189" calcext:value-type="float">
            <text:p>189</text:p>
          </table:table-cell>
          <table:table-cell office:value-type="float" office:value="169" calcext:value-type="float">
            <text:p>169</text:p>
          </table:table-cell>
          <table:table-cell office:value-type="float" office:value="181" calcext:value-type="float">
            <text:p>181</text:p>
          </table:table-cell>
          <table:table-cell office:value-type="float" office:value="1714" calcext:value-type="float">
            <text:p>1714</text:p>
          </table:table-cell>
          <table:table-cell office:value-type="float" office:value="66" calcext:value-type="float">
            <text:p>66</text:p>
          </table:table-cell>
          <table:table-cell office:value-type="float" office:value="59" calcext:value-type="float">
            <text:p>59</text:p>
          </table:table-cell>
          <table:table-cell office:value-type="float" office:value="68" calcext:value-type="float">
            <text:p>68</text:p>
          </table:table-cell>
          <table:table-cell/>
          <table:table-cell table:formula="of:=CONCATENATE(&quot;new Route(&quot;; ([.A190]-1)*3+1 ; &quot;,&quot; ; [.B190] ; &quot;,&quot; ; [.C190] ; &quot;, [new RouteSpace(&quot;; [.D190] ; &quot;,&quot; ; [.E190] ; &quot;,&quot; ; [.F190] ;  &quot;,&quot; ;[.G190] ;  &quot;)], BLUE),&quot; ; &quot;new Route(&quot;; ([.A190]-1)*3+2 ; &quot;,&quot; ; [.B190] ; &quot;,&quot; ; [.C190] ; &quot;, [new RouteSpace(&quot;; [.D190] ; &quot;,&quot; ; [.E190] ; &quot;,&quot; ; [.F190] ;  &quot;,&quot; ;[.G190] ;  &quot;)], YELLOW),&quot; ; &quot;new Route(&quot;; ([.A190]-1)*3+3 ; &quot;,&quot; ; [.B190] ; &quot;,&quot; ; [.C190] ; &quot;, [new RouteSpace(&quot;; [.D190] ; &quot;,&quot; ; [.E190] ; &quot;,&quot; ; [.F190] ;  &quot;,&quot; ;[.G190] ;  &quot;)], RED),&quot;)" office:value-type="string" office:string-value="new Route(565,169,181, [new RouteSpace(1714,66,59,68)], BLUE),new Route(566,169,181, [new RouteSpace(1714,66,59,68)], YELLOW),new Route(567,169,181, [new RouteSpace(1714,66,59,68)], RED)," calcext:value-type="string">
            <text:p>new Route(565,169,181, [new RouteSpace(1714,66,59,68)], BLUE),new Route(566,169,181, [new RouteSpace(1714,66,59,68)], YELLOW),new Route(567,169,181, [new RouteSpace(1714,66,59,68)], RED),</text:p>
          </table:table-cell>
          <table:table-cell table:formula="of:=CONCATENATE(([.A190]-1)*3+1;&quot;=&gt;new Route(&quot;; [.B190] ; &quot;,&quot; ; [.C190]  ;  &quot;,BLUE),&quot; ;  ([.A190]-1)*3+2;&quot;=&gt;new Route(&quot;; [.B190] ; &quot;,&quot; ; [.C190]  ;  &quot;,YELLOW),&quot; ; ([.A190]-1)*3+3;&quot;=&gt;new Route(&quot;; [.B190] ; &quot;,&quot; ; [.C190]  ;  &quot;,RED),&quot;)" office:value-type="string" office:string-value="565=&gt;new Route(169,181,BLUE),566=&gt;new Route(169,181,YELLOW),567=&gt;new Route(169,181,RED)," calcext:value-type="string">
            <text:p>565=&gt;new Route(169,181,BLUE),566=&gt;new Route(169,181,YELLOW),567=&gt;new Route(169,181,RED),</text:p>
          </table:table-cell>
          <table:table-cell table:number-columns-repeated="1014"/>
        </table:table-row>
        <table:table-row table:style-name="ro1">
          <table:table-cell office:value-type="float" office:value="190" calcext:value-type="float">
            <text:p>190</text:p>
          </table:table-cell>
          <table:table-cell office:value-type="float" office:value="127" calcext:value-type="float">
            <text:p>127</text:p>
          </table:table-cell>
          <table:table-cell office:value-type="float" office:value="186" calcext:value-type="float">
            <text:p>186</text:p>
          </table:table-cell>
          <table:table-cell office:value-type="float" office:value="280" calcext:value-type="float">
            <text:p>280</text:p>
          </table:table-cell>
          <table:table-cell office:value-type="float" office:value="1264" calcext:value-type="float">
            <text:p>1264</text:p>
          </table:table-cell>
          <table:table-cell office:value-type="float" office:value="115" calcext:value-type="float">
            <text:p>115</text:p>
          </table:table-cell>
          <table:table-cell office:value-type="float" office:value="-21" calcext:value-type="float">
            <text:p>-21</text:p>
          </table:table-cell>
          <table:table-cell/>
          <table:table-cell table:formula="of:=CONCATENATE(&quot;new Route(&quot;; ([.A191]-1)*3+1 ; &quot;,&quot; ; [.B191] ; &quot;,&quot; ; [.C191] ; &quot;, [new RouteSpace(&quot;; [.D191] ; &quot;,&quot; ; [.E191] ; &quot;,&quot; ; [.F191] ;  &quot;,&quot; ;[.G191] ;  &quot;)], BLUE),&quot; ; &quot;new Route(&quot;; ([.A191]-1)*3+2 ; &quot;,&quot; ; [.B191] ; &quot;,&quot; ; [.C191] ; &quot;, [new RouteSpace(&quot;; [.D191] ; &quot;,&quot; ; [.E191] ; &quot;,&quot; ; [.F191] ;  &quot;,&quot; ;[.G191] ;  &quot;)], YELLOW),&quot; ; &quot;new Route(&quot;; ([.A191]-1)*3+3 ; &quot;,&quot; ; [.B191] ; &quot;,&quot; ; [.C191] ; &quot;, [new RouteSpace(&quot;; [.D191] ; &quot;,&quot; ; [.E191] ; &quot;,&quot; ; [.F191] ;  &quot;,&quot; ;[.G191] ;  &quot;)], RED),&quot;)" office:value-type="string" office:string-value="new Route(568,127,186, [new RouteSpace(280,1264,115,-21)], BLUE),new Route(569,127,186, [new RouteSpace(280,1264,115,-21)], YELLOW),new Route(570,127,186, [new RouteSpace(280,1264,115,-21)], RED)," calcext:value-type="string">
            <text:p>new Route(568,127,186, [new RouteSpace(280,1264,115,-21)], BLUE),new Route(569,127,186, [new RouteSpace(280,1264,115,-21)], YELLOW),new Route(570,127,186, [new RouteSpace(280,1264,115,-21)], RED),</text:p>
          </table:table-cell>
          <table:table-cell table:formula="of:=CONCATENATE(([.A191]-1)*3+1;&quot;=&gt;new Route(&quot;; [.B191] ; &quot;,&quot; ; [.C191]  ;  &quot;,BLUE),&quot; ;  ([.A191]-1)*3+2;&quot;=&gt;new Route(&quot;; [.B191] ; &quot;,&quot; ; [.C191]  ;  &quot;,YELLOW),&quot; ; ([.A191]-1)*3+3;&quot;=&gt;new Route(&quot;; [.B191] ; &quot;,&quot; ; [.C191]  ;  &quot;,RED),&quot;)" office:value-type="string" office:string-value="568=&gt;new Route(127,186,BLUE),569=&gt;new Route(127,186,YELLOW),570=&gt;new Route(127,186,RED)," calcext:value-type="string">
            <text:p>568=&gt;new Route(127,186,BLUE),569=&gt;new Route(127,186,YELLOW),570=&gt;new Route(127,186,RED),</text:p>
          </table:table-cell>
          <table:table-cell table:number-columns-repeated="1014"/>
        </table:table-row>
        <table:table-row table:style-name="ro1">
          <table:table-cell office:value-type="float" office:value="191" calcext:value-type="float">
            <text:p>191</text:p>
          </table:table-cell>
          <table:table-cell office:value-type="float" office:value="186" calcext:value-type="float">
            <text:p>186</text:p>
          </table:table-cell>
          <table:table-cell office:value-type="float" office:value="202" calcext:value-type="float">
            <text:p>202</text:p>
          </table:table-cell>
          <table:table-cell office:value-type="float" office:value="124" calcext:value-type="float">
            <text:p>124</text:p>
          </table:table-cell>
          <table:table-cell office:value-type="float" office:value="1229" calcext:value-type="float">
            <text:p>1229</text:p>
          </table:table-cell>
          <table:table-cell office:value-type="float" office:value="133" calcext:value-type="float">
            <text:p>133</text:p>
          </table:table-cell>
          <table:table-cell office:value-type="float" office:value="15" calcext:value-type="float">
            <text:p>15</text:p>
          </table:table-cell>
          <table:table-cell/>
          <table:table-cell table:formula="of:=CONCATENATE(&quot;new Route(&quot;; ([.A192]-1)*3+1 ; &quot;,&quot; ; [.B192] ; &quot;,&quot; ; [.C192] ; &quot;, [new RouteSpace(&quot;; [.D192] ; &quot;,&quot; ; [.E192] ; &quot;,&quot; ; [.F192] ;  &quot;,&quot; ;[.G192] ;  &quot;)], BLUE),&quot; ; &quot;new Route(&quot;; ([.A192]-1)*3+2 ; &quot;,&quot; ; [.B192] ; &quot;,&quot; ; [.C192] ; &quot;, [new RouteSpace(&quot;; [.D192] ; &quot;,&quot; ; [.E192] ; &quot;,&quot; ; [.F192] ;  &quot;,&quot; ;[.G192] ;  &quot;)], YELLOW),&quot; ; &quot;new Route(&quot;; ([.A192]-1)*3+3 ; &quot;,&quot; ; [.B192] ; &quot;,&quot; ; [.C192] ; &quot;, [new RouteSpace(&quot;; [.D192] ; &quot;,&quot; ; [.E192] ; &quot;,&quot; ; [.F192] ;  &quot;,&quot; ;[.G192] ;  &quot;)], RED),&quot;)" office:value-type="string" office:string-value="new Route(571,186,202, [new RouteSpace(124,1229,133,15)], BLUE),new Route(572,186,202, [new RouteSpace(124,1229,133,15)], YELLOW),new Route(573,186,202, [new RouteSpace(124,1229,133,15)], RED)," calcext:value-type="string">
            <text:p>new Route(571,186,202, [new RouteSpace(124,1229,133,15)], BLUE),new Route(572,186,202, [new RouteSpace(124,1229,133,15)], YELLOW),new Route(573,186,202, [new RouteSpace(124,1229,133,15)], RED),</text:p>
          </table:table-cell>
          <table:table-cell table:formula="of:=CONCATENATE(([.A192]-1)*3+1;&quot;=&gt;new Route(&quot;; [.B192] ; &quot;,&quot; ; [.C192]  ;  &quot;,BLUE),&quot; ;  ([.A192]-1)*3+2;&quot;=&gt;new Route(&quot;; [.B192] ; &quot;,&quot; ; [.C192]  ;  &quot;,YELLOW),&quot; ; ([.A192]-1)*3+3;&quot;=&gt;new Route(&quot;; [.B192] ; &quot;,&quot; ; [.C192]  ;  &quot;,RED),&quot;)" office:value-type="string" office:string-value="571=&gt;new Route(186,202,BLUE),572=&gt;new Route(186,202,YELLOW),573=&gt;new Route(186,202,RED)," calcext:value-type="string">
            <text:p>571=&gt;new Route(186,202,BLUE),572=&gt;new Route(186,202,YELLOW),573=&gt;new Route(186,202,RED),</text:p>
          </table:table-cell>
          <table:table-cell table:number-columns-repeated="1014"/>
        </table:table-row>
        <table:table-row table:style-name="ro1">
          <table:table-cell office:value-type="float" office:value="192" calcext:value-type="float">
            <text:p>192</text:p>
          </table:table-cell>
          <table:table-cell office:value-type="float" office:value="182" calcext:value-type="float">
            <text:p>182</text:p>
          </table:table-cell>
          <table:table-cell office:value-type="float" office:value="220" calcext:value-type="float">
            <text:p>220</text:p>
          </table:table-cell>
          <table:table-cell office:value-type="float" office:value="1684" calcext:value-type="float">
            <text:p>1684</text:p>
          </table:table-cell>
          <table:table-cell office:value-type="float" office:value="526" calcext:value-type="float">
            <text:p>526</text:p>
          </table:table-cell>
          <table:table-cell office:value-type="float" office:value="133" calcext:value-type="float">
            <text:p>133</text:p>
          </table:table-cell>
          <table:table-cell office:value-type="float" office:value="69" calcext:value-type="float">
            <text:p>69</text:p>
          </table:table-cell>
          <table:table-cell/>
          <table:table-cell table:formula="of:=CONCATENATE(&quot;new Route(&quot;; ([.A193]-1)*3+1 ; &quot;,&quot; ; [.B193] ; &quot;,&quot; ; [.C193] ; &quot;, [new RouteSpace(&quot;; [.D193] ; &quot;,&quot; ; [.E193] ; &quot;,&quot; ; [.F193] ;  &quot;,&quot; ;[.G193] ;  &quot;)], BLUE),&quot; ; &quot;new Route(&quot;; ([.A193]-1)*3+2 ; &quot;,&quot; ; [.B193] ; &quot;,&quot; ; [.C193] ; &quot;, [new RouteSpace(&quot;; [.D193] ; &quot;,&quot; ; [.E193] ; &quot;,&quot; ; [.F193] ;  &quot;,&quot; ;[.G193] ;  &quot;)], YELLOW),&quot; ; &quot;new Route(&quot;; ([.A193]-1)*3+3 ; &quot;,&quot; ; [.B193] ; &quot;,&quot; ; [.C193] ; &quot;, [new RouteSpace(&quot;; [.D193] ; &quot;,&quot; ; [.E193] ; &quot;,&quot; ; [.F193] ;  &quot;,&quot; ;[.G193] ;  &quot;)], RED),&quot;)" office:value-type="string" office:string-value="new Route(574,182,220, [new RouteSpace(1684,526,133,69)], BLUE),new Route(575,182,220, [new RouteSpace(1684,526,133,69)], YELLOW),new Route(576,182,220, [new RouteSpace(1684,526,133,69)], RED)," calcext:value-type="string">
            <text:p>new Route(574,182,220, [new RouteSpace(1684,526,133,69)], BLUE),new Route(575,182,220, [new RouteSpace(1684,526,133,69)], YELLOW),new Route(576,182,220, [new RouteSpace(1684,526,133,69)], RED),</text:p>
          </table:table-cell>
          <table:table-cell table:formula="of:=CONCATENATE(([.A193]-1)*3+1;&quot;=&gt;new Route(&quot;; [.B193] ; &quot;,&quot; ; [.C193]  ;  &quot;,BLUE),&quot; ;  ([.A193]-1)*3+2;&quot;=&gt;new Route(&quot;; [.B193] ; &quot;,&quot; ; [.C193]  ;  &quot;,YELLOW),&quot; ; ([.A193]-1)*3+3;&quot;=&gt;new Route(&quot;; [.B193] ; &quot;,&quot; ; [.C193]  ;  &quot;,RED),&quot;)" office:value-type="string" office:string-value="574=&gt;new Route(182,220,BLUE),575=&gt;new Route(182,220,YELLOW),576=&gt;new Route(182,220,RED)," calcext:value-type="string">
            <text:p>574=&gt;new Route(182,220,BLUE),575=&gt;new Route(182,220,YELLOW),576=&gt;new Route(182,220,RED),</text:p>
          </table:table-cell>
          <table:table-cell table:number-columns-repeated="1014"/>
        </table:table-row>
        <table:table-row table:style-name="ro1">
          <table:table-cell office:value-type="float" office:value="193" calcext:value-type="float">
            <text:p>193</text:p>
          </table:table-cell>
          <table:table-cell office:value-type="float" office:value="182" calcext:value-type="float">
            <text:p>182</text:p>
          </table:table-cell>
          <table:table-cell office:value-type="float" office:value="221" calcext:value-type="float">
            <text:p>221</text:p>
          </table:table-cell>
          <table:table-cell office:value-type="float" office:value="1700" calcext:value-type="float">
            <text:p>1700</text:p>
          </table:table-cell>
          <table:table-cell office:value-type="float" office:value="768" calcext:value-type="float">
            <text:p>768</text:p>
          </table:table-cell>
          <table:table-cell office:value-type="float" office:value="98" calcext:value-type="float">
            <text:p>98</text:p>
          </table:table-cell>
          <table:table-cell office:value-type="float" office:value="-72" calcext:value-type="float">
            <text:p>-72</text:p>
          </table:table-cell>
          <table:table-cell/>
          <table:table-cell table:formula="of:=CONCATENATE(&quot;new Route(&quot;; ([.A194]-1)*3+1 ; &quot;,&quot; ; [.B194] ; &quot;,&quot; ; [.C194] ; &quot;, [new RouteSpace(&quot;; [.D194] ; &quot;,&quot; ; [.E194] ; &quot;,&quot; ; [.F194] ;  &quot;,&quot; ;[.G194] ;  &quot;)], BLUE),&quot; ; &quot;new Route(&quot;; ([.A194]-1)*3+2 ; &quot;,&quot; ; [.B194] ; &quot;,&quot; ; [.C194] ; &quot;, [new RouteSpace(&quot;; [.D194] ; &quot;,&quot; ; [.E194] ; &quot;,&quot; ; [.F194] ;  &quot;,&quot; ;[.G194] ;  &quot;)], YELLOW),&quot; ; &quot;new Route(&quot;; ([.A194]-1)*3+3 ; &quot;,&quot; ; [.B194] ; &quot;,&quot; ; [.C194] ; &quot;, [new RouteSpace(&quot;; [.D194] ; &quot;,&quot; ; [.E194] ; &quot;,&quot; ; [.F194] ;  &quot;,&quot; ;[.G194] ;  &quot;)], RED),&quot;)" office:value-type="string" office:string-value="new Route(577,182,221, [new RouteSpace(1700,768,98,-72)], BLUE),new Route(578,182,221, [new RouteSpace(1700,768,98,-72)], YELLOW),new Route(579,182,221, [new RouteSpace(1700,768,98,-72)], RED)," calcext:value-type="string">
            <text:p>new Route(577,182,221, [new RouteSpace(1700,768,98,-72)], BLUE),new Route(578,182,221, [new RouteSpace(1700,768,98,-72)], YELLOW),new Route(579,182,221, [new RouteSpace(1700,768,98,-72)], RED),</text:p>
          </table:table-cell>
          <table:table-cell table:formula="of:=CONCATENATE(([.A194]-1)*3+1;&quot;=&gt;new Route(&quot;; [.B194] ; &quot;,&quot; ; [.C194]  ;  &quot;,BLUE),&quot; ;  ([.A194]-1)*3+2;&quot;=&gt;new Route(&quot;; [.B194] ; &quot;,&quot; ; [.C194]  ;  &quot;,YELLOW),&quot; ; ([.A194]-1)*3+3;&quot;=&gt;new Route(&quot;; [.B194] ; &quot;,&quot; ; [.C194]  ;  &quot;,RED),&quot;)" office:value-type="string" office:string-value="577=&gt;new Route(182,221,BLUE),578=&gt;new Route(182,221,YELLOW),579=&gt;new Route(182,221,RED)," calcext:value-type="string">
            <text:p>577=&gt;new Route(182,221,BLUE),578=&gt;new Route(182,221,YELLOW),579=&gt;new Route(182,221,RED),</text:p>
          </table:table-cell>
          <table:table-cell table:number-columns-repeated="1014"/>
        </table:table-row>
        <table:table-row table:style-name="ro1">
          <table:table-cell office:value-type="float" office:value="194" calcext:value-type="float">
            <text:p>194</text:p>
          </table:table-cell>
          <table:table-cell office:value-type="float" office:value="176" calcext:value-type="float">
            <text:p>176</text:p>
          </table:table-cell>
          <table:table-cell office:value-type="float" office:value="183" calcext:value-type="float">
            <text:p>183</text:p>
          </table:table-cell>
          <table:table-cell office:value-type="float" office:value="1692" calcext:value-type="float">
            <text:p>1692</text:p>
          </table:table-cell>
          <table:table-cell office:value-type="float" office:value="1054" calcext:value-type="float">
            <text:p>1054</text:p>
          </table:table-cell>
          <table:table-cell office:value-type="float" office:value="80" calcext:value-type="float">
            <text:p>80</text:p>
          </table:table-cell>
          <table:table-cell office:value-type="float" office:value="57" calcext:value-type="float">
            <text:p>57</text:p>
          </table:table-cell>
          <table:table-cell/>
          <table:table-cell table:formula="of:=CONCATENATE(&quot;new Route(&quot;; ([.A195]-1)*3+1 ; &quot;,&quot; ; [.B195] ; &quot;,&quot; ; [.C195] ; &quot;, [new RouteSpace(&quot;; [.D195] ; &quot;,&quot; ; [.E195] ; &quot;,&quot; ; [.F195] ;  &quot;,&quot; ;[.G195] ;  &quot;)], BLUE),&quot; ; &quot;new Route(&quot;; ([.A195]-1)*3+2 ; &quot;,&quot; ; [.B195] ; &quot;,&quot; ; [.C195] ; &quot;, [new RouteSpace(&quot;; [.D195] ; &quot;,&quot; ; [.E195] ; &quot;,&quot; ; [.F195] ;  &quot;,&quot; ;[.G195] ;  &quot;)], YELLOW),&quot; ; &quot;new Route(&quot;; ([.A195]-1)*3+3 ; &quot;,&quot; ; [.B195] ; &quot;,&quot; ; [.C195] ; &quot;, [new RouteSpace(&quot;; [.D195] ; &quot;,&quot; ; [.E195] ; &quot;,&quot; ; [.F195] ;  &quot;,&quot; ;[.G195] ;  &quot;)], RED),&quot;)" office:value-type="string" office:string-value="new Route(580,176,183, [new RouteSpace(1692,1054,80,57)], BLUE),new Route(581,176,183, [new RouteSpace(1692,1054,80,57)], YELLOW),new Route(582,176,183, [new RouteSpace(1692,1054,80,57)], RED)," calcext:value-type="string">
            <text:p>new Route(580,176,183, [new RouteSpace(1692,1054,80,57)], BLUE),new Route(581,176,183, [new RouteSpace(1692,1054,80,57)], YELLOW),new Route(582,176,183, [new RouteSpace(1692,1054,80,57)], RED),</text:p>
          </table:table-cell>
          <table:table-cell table:formula="of:=CONCATENATE(([.A195]-1)*3+1;&quot;=&gt;new Route(&quot;; [.B195] ; &quot;,&quot; ; [.C195]  ;  &quot;,BLUE),&quot; ;  ([.A195]-1)*3+2;&quot;=&gt;new Route(&quot;; [.B195] ; &quot;,&quot; ; [.C195]  ;  &quot;,YELLOW),&quot; ; ([.A195]-1)*3+3;&quot;=&gt;new Route(&quot;; [.B195] ; &quot;,&quot; ; [.C195]  ;  &quot;,RED),&quot;)" office:value-type="string" office:string-value="580=&gt;new Route(176,183,BLUE),581=&gt;new Route(176,183,YELLOW),582=&gt;new Route(176,183,RED)," calcext:value-type="string">
            <text:p>580=&gt;new Route(176,183,BLUE),581=&gt;new Route(176,183,YELLOW),582=&gt;new Route(176,183,RED),</text:p>
          </table:table-cell>
          <table:table-cell table:number-columns-repeated="1014"/>
        </table:table-row>
        <table:table-row table:style-name="ro1">
          <table:table-cell office:value-type="float" office:value="195" calcext:value-type="float">
            <text:p>195</text:p>
          </table:table-cell>
          <table:table-cell office:value-type="float" office:value="180" calcext:value-type="float">
            <text:p>180</text:p>
          </table:table-cell>
          <table:table-cell office:value-type="float" office:value="183" calcext:value-type="float">
            <text:p>183</text:p>
          </table:table-cell>
          <table:table-cell office:value-type="float" office:value="1657" calcext:value-type="float">
            <text:p>1657</text:p>
          </table:table-cell>
          <table:table-cell office:value-type="float" office:value="1261" calcext:value-type="float">
            <text:p>1261</text:p>
          </table:table-cell>
          <table:table-cell office:value-type="float" office:value="138" calcext:value-type="float">
            <text:p>138</text:p>
          </table:table-cell>
          <table:table-cell office:value-type="float" office:value="-57" calcext:value-type="float">
            <text:p>-57</text:p>
          </table:table-cell>
          <table:table-cell/>
          <table:table-cell table:formula="of:=CONCATENATE(&quot;new Route(&quot;; ([.A196]-1)*3+1 ; &quot;,&quot; ; [.B196] ; &quot;,&quot; ; [.C196] ; &quot;, [new RouteSpace(&quot;; [.D196] ; &quot;,&quot; ; [.E196] ; &quot;,&quot; ; [.F196] ;  &quot;,&quot; ;[.G196] ;  &quot;)], BLUE),&quot; ; &quot;new Route(&quot;; ([.A196]-1)*3+2 ; &quot;,&quot; ; [.B196] ; &quot;,&quot; ; [.C196] ; &quot;, [new RouteSpace(&quot;; [.D196] ; &quot;,&quot; ; [.E196] ; &quot;,&quot; ; [.F196] ;  &quot;,&quot; ;[.G196] ;  &quot;)], YELLOW),&quot; ; &quot;new Route(&quot;; ([.A196]-1)*3+3 ; &quot;,&quot; ; [.B196] ; &quot;,&quot; ; [.C196] ; &quot;, [new RouteSpace(&quot;; [.D196] ; &quot;,&quot; ; [.E196] ; &quot;,&quot; ; [.F196] ;  &quot;,&quot; ;[.G196] ;  &quot;)], RED),&quot;)" office:value-type="string" office:string-value="new Route(583,180,183, [new RouteSpace(1657,1261,138,-57)], BLUE),new Route(584,180,183, [new RouteSpace(1657,1261,138,-57)], YELLOW),new Route(585,180,183, [new RouteSpace(1657,1261,138,-57)], RED)," calcext:value-type="string">
            <text:p>new Route(583,180,183, [new RouteSpace(1657,1261,138,-57)], BLUE),new Route(584,180,183, [new RouteSpace(1657,1261,138,-57)], YELLOW),new Route(585,180,183, [new RouteSpace(1657,1261,138,-57)], RED),</text:p>
          </table:table-cell>
          <table:table-cell table:formula="of:=CONCATENATE(([.A196]-1)*3+1;&quot;=&gt;new Route(&quot;; [.B196] ; &quot;,&quot; ; [.C196]  ;  &quot;,BLUE),&quot; ;  ([.A196]-1)*3+2;&quot;=&gt;new Route(&quot;; [.B196] ; &quot;,&quot; ; [.C196]  ;  &quot;,YELLOW),&quot; ; ([.A196]-1)*3+3;&quot;=&gt;new Route(&quot;; [.B196] ; &quot;,&quot; ; [.C196]  ;  &quot;,RED),&quot;)" office:value-type="string" office:string-value="583=&gt;new Route(180,183,BLUE),584=&gt;new Route(180,183,YELLOW),585=&gt;new Route(180,183,RED)," calcext:value-type="string">
            <text:p>583=&gt;new Route(180,183,BLUE),584=&gt;new Route(180,183,YELLOW),585=&gt;new Route(180,183,RED),</text:p>
          </table:table-cell>
          <table:table-cell table:number-columns-repeated="1014"/>
        </table:table-row>
        <table:table-row table:style-name="ro1">
          <table:table-cell office:value-type="float" office:value="196" calcext:value-type="float">
            <text:p>196</text:p>
          </table:table-cell>
          <table:table-cell office:value-type="float" office:value="198" calcext:value-type="float">
            <text:p>198</text:p>
          </table:table-cell>
          <table:table-cell office:value-type="float" office:value="215" calcext:value-type="float">
            <text:p>215</text:p>
          </table:table-cell>
          <table:table-cell office:value-type="float" office:value="1127" calcext:value-type="float">
            <text:p>1127</text:p>
          </table:table-cell>
          <table:table-cell office:value-type="float" office:value="1155" calcext:value-type="float">
            <text:p>1155</text:p>
          </table:table-cell>
          <table:table-cell office:value-type="float" office:value="118" calcext:value-type="float">
            <text:p>118</text:p>
          </table:table-cell>
          <table:table-cell office:value-type="float" office:value="-33" calcext:value-type="float">
            <text:p>-33</text:p>
          </table:table-cell>
          <table:table-cell/>
          <table:table-cell table:formula="of:=CONCATENATE(&quot;new Route(&quot;; ([.A197]-1)*3+1 ; &quot;,&quot; ; [.B197] ; &quot;,&quot; ; [.C197] ; &quot;, [new RouteSpace(&quot;; [.D197] ; &quot;,&quot; ; [.E197] ; &quot;,&quot; ; [.F197] ;  &quot;,&quot; ;[.G197] ;  &quot;)], BLUE),&quot; ; &quot;new Route(&quot;; ([.A197]-1)*3+2 ; &quot;,&quot; ; [.B197] ; &quot;,&quot; ; [.C197] ; &quot;, [new RouteSpace(&quot;; [.D197] ; &quot;,&quot; ; [.E197] ; &quot;,&quot; ; [.F197] ;  &quot;,&quot; ;[.G197] ;  &quot;)], YELLOW),&quot; ; &quot;new Route(&quot;; ([.A197]-1)*3+3 ; &quot;,&quot; ; [.B197] ; &quot;,&quot; ; [.C197] ; &quot;, [new RouteSpace(&quot;; [.D197] ; &quot;,&quot; ; [.E197] ; &quot;,&quot; ; [.F197] ;  &quot;,&quot; ;[.G197] ;  &quot;)], RED),&quot;)" office:value-type="string" office:string-value="new Route(586,198,215, [new RouteSpace(1127,1155,118,-33)], BLUE),new Route(587,198,215, [new RouteSpace(1127,1155,118,-33)], YELLOW),new Route(588,198,215, [new RouteSpace(1127,1155,118,-33)], RED)," calcext:value-type="string">
            <text:p>new Route(586,198,215, [new RouteSpace(1127,1155,118,-33)], BLUE),new Route(587,198,215, [new RouteSpace(1127,1155,118,-33)], YELLOW),new Route(588,198,215, [new RouteSpace(1127,1155,118,-33)], RED),</text:p>
          </table:table-cell>
          <table:table-cell table:formula="of:=CONCATENATE(([.A197]-1)*3+1;&quot;=&gt;new Route(&quot;; [.B197] ; &quot;,&quot; ; [.C197]  ;  &quot;,BLUE),&quot; ;  ([.A197]-1)*3+2;&quot;=&gt;new Route(&quot;; [.B197] ; &quot;,&quot; ; [.C197]  ;  &quot;,YELLOW),&quot; ; ([.A197]-1)*3+3;&quot;=&gt;new Route(&quot;; [.B197] ; &quot;,&quot; ; [.C197]  ;  &quot;,RED),&quot;)" office:value-type="string" office:string-value="586=&gt;new Route(198,215,BLUE),587=&gt;new Route(198,215,YELLOW),588=&gt;new Route(198,215,RED)," calcext:value-type="string">
            <text:p>586=&gt;new Route(198,215,BLUE),587=&gt;new Route(198,215,YELLOW),588=&gt;new Route(198,215,RED),</text:p>
          </table:table-cell>
          <table:table-cell table:number-columns-repeated="1014"/>
        </table:table-row>
        <table:table-row table:style-name="ro1">
          <table:table-cell office:value-type="float" office:value="197" calcext:value-type="float">
            <text:p>197</text:p>
          </table:table-cell>
          <table:table-cell office:value-type="float" office:value="198" calcext:value-type="float">
            <text:p>198</text:p>
          </table:table-cell>
          <table:table-cell office:value-type="float" office:value="218" calcext:value-type="float">
            <text:p>218</text:p>
          </table:table-cell>
          <table:table-cell office:value-type="float" office:value="1251" calcext:value-type="float">
            <text:p>1251</text:p>
          </table:table-cell>
          <table:table-cell office:value-type="float" office:value="1071" calcext:value-type="float">
            <text:p>1071</text:p>
          </table:table-cell>
          <table:table-cell office:value-type="float" office:value="132" calcext:value-type="float">
            <text:p>132</text:p>
          </table:table-cell>
          <table:table-cell office:value-type="float" office:value="-54" calcext:value-type="float">
            <text:p>-54</text:p>
          </table:table-cell>
          <table:table-cell/>
          <table:table-cell table:formula="of:=CONCATENATE(&quot;new Route(&quot;; ([.A198]-1)*3+1 ; &quot;,&quot; ; [.B198] ; &quot;,&quot; ; [.C198] ; &quot;, [new RouteSpace(&quot;; [.D198] ; &quot;,&quot; ; [.E198] ; &quot;,&quot; ; [.F198] ;  &quot;,&quot; ;[.G198] ;  &quot;)], BLUE),&quot; ; &quot;new Route(&quot;; ([.A198]-1)*3+2 ; &quot;,&quot; ; [.B198] ; &quot;,&quot; ; [.C198] ; &quot;, [new RouteSpace(&quot;; [.D198] ; &quot;,&quot; ; [.E198] ; &quot;,&quot; ; [.F198] ;  &quot;,&quot; ;[.G198] ;  &quot;)], YELLOW),&quot; ; &quot;new Route(&quot;; ([.A198]-1)*3+3 ; &quot;,&quot; ; [.B198] ; &quot;,&quot; ; [.C198] ; &quot;, [new RouteSpace(&quot;; [.D198] ; &quot;,&quot; ; [.E198] ; &quot;,&quot; ; [.F198] ;  &quot;,&quot; ;[.G198] ;  &quot;)], RED),&quot;)" office:value-type="string" office:string-value="new Route(589,198,218, [new RouteSpace(1251,1071,132,-54)], BLUE),new Route(590,198,218, [new RouteSpace(1251,1071,132,-54)], YELLOW),new Route(591,198,218, [new RouteSpace(1251,1071,132,-54)], RED)," calcext:value-type="string">
            <text:p>new Route(589,198,218, [new RouteSpace(1251,1071,132,-54)], BLUE),new Route(590,198,218, [new RouteSpace(1251,1071,132,-54)], YELLOW),new Route(591,198,218, [new RouteSpace(1251,1071,132,-54)], RED),</text:p>
          </table:table-cell>
          <table:table-cell table:formula="of:=CONCATENATE(([.A198]-1)*3+1;&quot;=&gt;new Route(&quot;; [.B198] ; &quot;,&quot; ; [.C198]  ;  &quot;,BLUE),&quot; ;  ([.A198]-1)*3+2;&quot;=&gt;new Route(&quot;; [.B198] ; &quot;,&quot; ; [.C198]  ;  &quot;,YELLOW),&quot; ; ([.A198]-1)*3+3;&quot;=&gt;new Route(&quot;; [.B198] ; &quot;,&quot; ; [.C198]  ;  &quot;,RED),&quot;)" office:value-type="string" office:string-value="589=&gt;new Route(198,218,BLUE),590=&gt;new Route(198,218,YELLOW),591=&gt;new Route(198,218,RED)," calcext:value-type="string">
            <text:p>589=&gt;new Route(198,218,BLUE),590=&gt;new Route(198,218,YELLOW),591=&gt;new Route(198,218,RED),</text:p>
          </table:table-cell>
          <table:table-cell table:number-columns-repeated="1014"/>
        </table:table-row>
        <table:table-row table:style-name="ro1">
          <table:table-cell office:value-type="float" office:value="198" calcext:value-type="float">
            <text:p>198</text:p>
          </table:table-cell>
          <table:table-cell office:value-type="float" office:value="170" calcext:value-type="float">
            <text:p>170</text:p>
          </table:table-cell>
          <table:table-cell office:value-type="float" office:value="181" calcext:value-type="float">
            <text:p>181</text:p>
          </table:table-cell>
          <table:table-cell office:value-type="float" office:value="1714" calcext:value-type="float">
            <text:p>1714</text:p>
          </table:table-cell>
          <table:table-cell office:value-type="float" office:value="335" calcext:value-type="float">
            <text:p>335</text:p>
          </table:table-cell>
          <table:table-cell office:value-type="float" office:value="188" calcext:value-type="float">
            <text:p>188</text:p>
          </table:table-cell>
          <table:table-cell office:value-type="float" office:value="-82" calcext:value-type="float">
            <text:p>-82</text:p>
          </table:table-cell>
          <table:table-cell/>
          <table:table-cell table:formula="of:=CONCATENATE(&quot;new Route(&quot;; ([.A199]-1)*3+1 ; &quot;,&quot; ; [.B199] ; &quot;,&quot; ; [.C199] ; &quot;, [new RouteSpace(&quot;; [.D199] ; &quot;,&quot; ; [.E199] ; &quot;,&quot; ; [.F199] ;  &quot;,&quot; ;[.G199] ;  &quot;)], BLUE),&quot; ; &quot;new Route(&quot;; ([.A199]-1)*3+2 ; &quot;,&quot; ; [.B199] ; &quot;,&quot; ; [.C199] ; &quot;, [new RouteSpace(&quot;; [.D199] ; &quot;,&quot; ; [.E199] ; &quot;,&quot; ; [.F199] ;  &quot;,&quot; ;[.G199] ;  &quot;)], YELLOW),&quot; ; &quot;new Route(&quot;; ([.A199]-1)*3+3 ; &quot;,&quot; ; [.B199] ; &quot;,&quot; ; [.C199] ; &quot;, [new RouteSpace(&quot;; [.D199] ; &quot;,&quot; ; [.E199] ; &quot;,&quot; ; [.F199] ;  &quot;,&quot; ;[.G199] ;  &quot;)], RED),&quot;)" office:value-type="string" office:string-value="new Route(592,170,181, [new RouteSpace(1714,335,188,-82)], BLUE),new Route(593,170,181, [new RouteSpace(1714,335,188,-82)], YELLOW),new Route(594,170,181, [new RouteSpace(1714,335,188,-82)], RED)," calcext:value-type="string">
            <text:p>new Route(592,170,181, [new RouteSpace(1714,335,188,-82)], BLUE),new Route(593,170,181, [new RouteSpace(1714,335,188,-82)], YELLOW),new Route(594,170,181, [new RouteSpace(1714,335,188,-82)], RED),</text:p>
          </table:table-cell>
          <table:table-cell table:formula="of:=CONCATENATE(([.A199]-1)*3+1;&quot;=&gt;new Route(&quot;; [.B199] ; &quot;,&quot; ; [.C199]  ;  &quot;,BLUE),&quot; ;  ([.A199]-1)*3+2;&quot;=&gt;new Route(&quot;; [.B199] ; &quot;,&quot; ; [.C199]  ;  &quot;,YELLOW),&quot; ; ([.A199]-1)*3+3;&quot;=&gt;new Route(&quot;; [.B199] ; &quot;,&quot; ; [.C199]  ;  &quot;,RED),&quot;)" office:value-type="string" office:string-value="592=&gt;new Route(170,181,BLUE),593=&gt;new Route(170,181,YELLOW),594=&gt;new Route(170,181,RED)," calcext:value-type="string">
            <text:p>592=&gt;new Route(170,181,BLUE),593=&gt;new Route(170,181,YELLOW),594=&gt;new Route(170,181,RED),</text:p>
          </table:table-cell>
          <table:table-cell table:number-columns-repeated="1014"/>
        </table:table-row>
        <table:table-row table:style-name="ro1">
          <table:table-cell office:value-type="float" office:value="199" calcext:value-type="float">
            <text:p>199</text:p>
          </table:table-cell>
          <table:table-cell office:value-type="float" office:value="195" calcext:value-type="float">
            <text:p>195</text:p>
          </table:table-cell>
          <table:table-cell office:value-type="float" office:value="215" calcext:value-type="float">
            <text:p>215</text:p>
          </table:table-cell>
          <table:table-cell office:value-type="float" office:value="1071" calcext:value-type="float">
            <text:p>1071</text:p>
          </table:table-cell>
          <table:table-cell office:value-type="float" office:value="1264" calcext:value-type="float">
            <text:p>1264</text:p>
          </table:table-cell>
          <table:table-cell office:value-type="float" office:value="91" calcext:value-type="float">
            <text:p>91</text:p>
          </table:table-cell>
          <table:table-cell office:value-type="float" office:value="-64" calcext:value-type="float">
            <text:p>-64</text:p>
          </table:table-cell>
          <table:table-cell/>
          <table:table-cell table:formula="of:=CONCATENATE(&quot;new Route(&quot;; ([.A200]-1)*3+1 ; &quot;,&quot; ; [.B200] ; &quot;,&quot; ; [.C200] ; &quot;, [new RouteSpace(&quot;; [.D200] ; &quot;,&quot; ; [.E200] ; &quot;,&quot; ; [.F200] ;  &quot;,&quot; ;[.G200] ;  &quot;)], BLUE),&quot; ; &quot;new Route(&quot;; ([.A200]-1)*3+2 ; &quot;,&quot; ; [.B200] ; &quot;,&quot; ; [.C200] ; &quot;, [new RouteSpace(&quot;; [.D200] ; &quot;,&quot; ; [.E200] ; &quot;,&quot; ; [.F200] ;  &quot;,&quot; ;[.G200] ;  &quot;)], YELLOW),&quot; ; &quot;new Route(&quot;; ([.A200]-1)*3+3 ; &quot;,&quot; ; [.B200] ; &quot;,&quot; ; [.C200] ; &quot;, [new RouteSpace(&quot;; [.D200] ; &quot;,&quot; ; [.E200] ; &quot;,&quot; ; [.F200] ;  &quot;,&quot; ;[.G200] ;  &quot;)], RED),&quot;)" office:value-type="string" office:string-value="new Route(595,195,215, [new RouteSpace(1071,1264,91,-64)], BLUE),new Route(596,195,215, [new RouteSpace(1071,1264,91,-64)], YELLOW),new Route(597,195,215, [new RouteSpace(1071,1264,91,-64)], RED)," calcext:value-type="string">
            <text:p>new Route(595,195,215, [new RouteSpace(1071,1264,91,-64)], BLUE),new Route(596,195,215, [new RouteSpace(1071,1264,91,-64)], YELLOW),new Route(597,195,215, [new RouteSpace(1071,1264,91,-64)], RED),</text:p>
          </table:table-cell>
          <table:table-cell table:formula="of:=CONCATENATE(([.A200]-1)*3+1;&quot;=&gt;new Route(&quot;; [.B200] ; &quot;,&quot; ; [.C200]  ;  &quot;,BLUE),&quot; ;  ([.A200]-1)*3+2;&quot;=&gt;new Route(&quot;; [.B200] ; &quot;,&quot; ; [.C200]  ;  &quot;,YELLOW),&quot; ; ([.A200]-1)*3+3;&quot;=&gt;new Route(&quot;; [.B200] ; &quot;,&quot; ; [.C200]  ;  &quot;,RED),&quot;)" office:value-type="string" office:string-value="595=&gt;new Route(195,215,BLUE),596=&gt;new Route(195,215,YELLOW),597=&gt;new Route(195,215,RED)," calcext:value-type="string">
            <text:p>595=&gt;new Route(195,215,BLUE),596=&gt;new Route(195,215,YELLOW),597=&gt;new Route(195,215,RED),</text:p>
          </table:table-cell>
          <table:table-cell table:number-columns-repeated="1014"/>
        </table:table-row>
        <table:table-row table:style-name="ro1">
          <table:table-cell office:value-type="float" office:value="200" calcext:value-type="float">
            <text:p>200</text:p>
          </table:table-cell>
          <table:table-cell office:value-type="float" office:value="113" calcext:value-type="float">
            <text:p>113</text:p>
          </table:table-cell>
          <table:table-cell office:value-type="float" office:value="187" calcext:value-type="float">
            <text:p>187</text:p>
          </table:table-cell>
          <table:table-cell office:value-type="float" office:value="415" calcext:value-type="float">
            <text:p>415</text:p>
          </table:table-cell>
          <table:table-cell office:value-type="float" office:value="191" calcext:value-type="float">
            <text:p>191</text:p>
          </table:table-cell>
          <table:table-cell office:value-type="float" office:value="120" calcext:value-type="float">
            <text:p>120</text:p>
          </table:table-cell>
          <table:table-cell office:value-type="float" office:value="27" calcext:value-type="float">
            <text:p>27</text:p>
          </table:table-cell>
          <table:table-cell/>
          <table:table-cell table:formula="of:=CONCATENATE(&quot;new Route(&quot;; ([.A201]-1)*3+1 ; &quot;,&quot; ; [.B201] ; &quot;,&quot; ; [.C201] ; &quot;, [new RouteSpace(&quot;; [.D201] ; &quot;,&quot; ; [.E201] ; &quot;,&quot; ; [.F201] ;  &quot;,&quot; ;[.G201] ;  &quot;)], BLUE),&quot; ; &quot;new Route(&quot;; ([.A201]-1)*3+2 ; &quot;,&quot; ; [.B201] ; &quot;,&quot; ; [.C201] ; &quot;, [new RouteSpace(&quot;; [.D201] ; &quot;,&quot; ; [.E201] ; &quot;,&quot; ; [.F201] ;  &quot;,&quot; ;[.G201] ;  &quot;)], YELLOW),&quot; ; &quot;new Route(&quot;; ([.A201]-1)*3+3 ; &quot;,&quot; ; [.B201] ; &quot;,&quot; ; [.C201] ; &quot;, [new RouteSpace(&quot;; [.D201] ; &quot;,&quot; ; [.E201] ; &quot;,&quot; ; [.F201] ;  &quot;,&quot; ;[.G201] ;  &quot;)], RED),&quot;)" office:value-type="string" office:string-value="new Route(598,113,187, [new RouteSpace(415,191,120,27)], BLUE),new Route(599,113,187, [new RouteSpace(415,191,120,27)], YELLOW),new Route(600,113,187, [new RouteSpace(415,191,120,27)], RED)," calcext:value-type="string">
            <text:p>new Route(598,113,187, [new RouteSpace(415,191,120,27)], BLUE),new Route(599,113,187, [new RouteSpace(415,191,120,27)], YELLOW),new Route(600,113,187, [new RouteSpace(415,191,120,27)], RED),</text:p>
          </table:table-cell>
          <table:table-cell table:formula="of:=CONCATENATE(([.A201]-1)*3+1;&quot;=&gt;new Route(&quot;; [.B201] ; &quot;,&quot; ; [.C201]  ;  &quot;,BLUE),&quot; ;  ([.A201]-1)*3+2;&quot;=&gt;new Route(&quot;; [.B201] ; &quot;,&quot; ; [.C201]  ;  &quot;,YELLOW),&quot; ; ([.A201]-1)*3+3;&quot;=&gt;new Route(&quot;; [.B201] ; &quot;,&quot; ; [.C201]  ;  &quot;,RED),&quot;)" office:value-type="string" office:string-value="598=&gt;new Route(113,187,BLUE),599=&gt;new Route(113,187,YELLOW),600=&gt;new Route(113,187,RED)," calcext:value-type="string">
            <text:p>598=&gt;new Route(113,187,BLUE),599=&gt;new Route(113,187,YELLOW),600=&gt;new Route(113,187,RED),</text:p>
          </table:table-cell>
          <table:table-cell table:number-columns-repeated="1014"/>
        </table:table-row>
        <table:table-row table:style-name="ro1">
          <table:table-cell office:value-type="float" office:value="201" calcext:value-type="float">
            <text:p>201</text:p>
          </table:table-cell>
          <table:table-cell office:value-type="float" office:value="132" calcext:value-type="float">
            <text:p>132</text:p>
          </table:table-cell>
          <table:table-cell office:value-type="float" office:value="207" calcext:value-type="float">
            <text:p>207</text:p>
          </table:table-cell>
          <table:table-cell office:value-type="float" office:value="685" calcext:value-type="float">
            <text:p>685</text:p>
          </table:table-cell>
          <table:table-cell office:value-type="float" office:value="328" calcext:value-type="float">
            <text:p>328</text:p>
          </table:table-cell>
          <table:table-cell office:value-type="float" office:value="107" calcext:value-type="float">
            <text:p>107</text:p>
          </table:table-cell>
          <table:table-cell office:value-type="float" office:value="3" calcext:value-type="float">
            <text:p>3</text:p>
          </table:table-cell>
          <table:table-cell/>
          <table:table-cell table:formula="of:=CONCATENATE(&quot;new Route(&quot;; ([.A202]-1)*3+1 ; &quot;,&quot; ; [.B202] ; &quot;,&quot; ; [.C202] ; &quot;, [new RouteSpace(&quot;; [.D202] ; &quot;,&quot; ; [.E202] ; &quot;,&quot; ; [.F202] ;  &quot;,&quot; ;[.G202] ;  &quot;)], BLUE),&quot; ; &quot;new Route(&quot;; ([.A202]-1)*3+2 ; &quot;,&quot; ; [.B202] ; &quot;,&quot; ; [.C202] ; &quot;, [new RouteSpace(&quot;; [.D202] ; &quot;,&quot; ; [.E202] ; &quot;,&quot; ; [.F202] ;  &quot;,&quot; ;[.G202] ;  &quot;)], YELLOW),&quot; ; &quot;new Route(&quot;; ([.A202]-1)*3+3 ; &quot;,&quot; ; [.B202] ; &quot;,&quot; ; [.C202] ; &quot;, [new RouteSpace(&quot;; [.D202] ; &quot;,&quot; ; [.E202] ; &quot;,&quot; ; [.F202] ;  &quot;,&quot; ;[.G202] ;  &quot;)], RED),&quot;)" office:value-type="string" office:string-value="new Route(601,132,207, [new RouteSpace(685,328,107,3)], BLUE),new Route(602,132,207, [new RouteSpace(685,328,107,3)], YELLOW),new Route(603,132,207, [new RouteSpace(685,328,107,3)], RED)," calcext:value-type="string">
            <text:p>new Route(601,132,207, [new RouteSpace(685,328,107,3)], BLUE),new Route(602,132,207, [new RouteSpace(685,328,107,3)], YELLOW),new Route(603,132,207, [new RouteSpace(685,328,107,3)], RED),</text:p>
          </table:table-cell>
          <table:table-cell table:formula="of:=CONCATENATE(([.A202]-1)*3+1;&quot;=&gt;new Route(&quot;; [.B202] ; &quot;,&quot; ; [.C202]  ;  &quot;,BLUE),&quot; ;  ([.A202]-1)*3+2;&quot;=&gt;new Route(&quot;; [.B202] ; &quot;,&quot; ; [.C202]  ;  &quot;,YELLOW),&quot; ; ([.A202]-1)*3+3;&quot;=&gt;new Route(&quot;; [.B202] ; &quot;,&quot; ; [.C202]  ;  &quot;,RED),&quot;)" office:value-type="string" office:string-value="601=&gt;new Route(132,207,BLUE),602=&gt;new Route(132,207,YELLOW),603=&gt;new Route(132,207,RED)," calcext:value-type="string">
            <text:p>601=&gt;new Route(132,207,BLUE),602=&gt;new Route(132,207,YELLOW),603=&gt;new Route(132,207,RED),</text:p>
          </table:table-cell>
          <table:table-cell table:number-columns-repeated="1014"/>
        </table:table-row>
        <table:table-row table:style-name="ro1">
          <table:table-cell office:value-type="float" office:value="202" calcext:value-type="float">
            <text:p>202</text:p>
          </table:table-cell>
          <table:table-cell office:value-type="float" office:value="102" calcext:value-type="float">
            <text:p>102</text:p>
          </table:table-cell>
          <table:table-cell office:value-type="float" office:value="203" calcext:value-type="float">
            <text:p>203</text:p>
          </table:table-cell>
          <table:table-cell office:value-type="float" office:value="262" calcext:value-type="float">
            <text:p>262</text:p>
          </table:table-cell>
          <table:table-cell office:value-type="float" office:value="35" calcext:value-type="float">
            <text:p>35</text:p>
          </table:table-cell>
          <table:table-cell office:value-type="float" office:value="103" calcext:value-type="float">
            <text:p>103</text:p>
          </table:table-cell>
          <table:table-cell office:value-type="float" office:value="-3" calcext:value-type="float">
            <text:p>-3</text:p>
          </table:table-cell>
          <table:table-cell/>
          <table:table-cell table:formula="of:=CONCATENATE(&quot;new Route(&quot;; ([.A203]-1)*3+1 ; &quot;,&quot; ; [.B203] ; &quot;,&quot; ; [.C203] ; &quot;, [new RouteSpace(&quot;; [.D203] ; &quot;,&quot; ; [.E203] ; &quot;,&quot; ; [.F203] ;  &quot;,&quot; ;[.G203] ;  &quot;)], BLUE),&quot; ; &quot;new Route(&quot;; ([.A203]-1)*3+2 ; &quot;,&quot; ; [.B203] ; &quot;,&quot; ; [.C203] ; &quot;, [new RouteSpace(&quot;; [.D203] ; &quot;,&quot; ; [.E203] ; &quot;,&quot; ; [.F203] ;  &quot;,&quot; ;[.G203] ;  &quot;)], YELLOW),&quot; ; &quot;new Route(&quot;; ([.A203]-1)*3+3 ; &quot;,&quot; ; [.B203] ; &quot;,&quot; ; [.C203] ; &quot;, [new RouteSpace(&quot;; [.D203] ; &quot;,&quot; ; [.E203] ; &quot;,&quot; ; [.F203] ;  &quot;,&quot; ;[.G203] ;  &quot;)], RED),&quot;)" office:value-type="string" office:string-value="new Route(604,102,203, [new RouteSpace(262,35,103,-3)], BLUE),new Route(605,102,203, [new RouteSpace(262,35,103,-3)], YELLOW),new Route(606,102,203, [new RouteSpace(262,35,103,-3)], RED)," calcext:value-type="string">
            <text:p>new Route(604,102,203, [new RouteSpace(262,35,103,-3)], BLUE),new Route(605,102,203, [new RouteSpace(262,35,103,-3)], YELLOW),new Route(606,102,203, [new RouteSpace(262,35,103,-3)], RED),</text:p>
          </table:table-cell>
          <table:table-cell table:formula="of:=CONCATENATE(([.A203]-1)*3+1;&quot;=&gt;new Route(&quot;; [.B203] ; &quot;,&quot; ; [.C203]  ;  &quot;,BLUE),&quot; ;  ([.A203]-1)*3+2;&quot;=&gt;new Route(&quot;; [.B203] ; &quot;,&quot; ; [.C203]  ;  &quot;,YELLOW),&quot; ; ([.A203]-1)*3+3;&quot;=&gt;new Route(&quot;; [.B203] ; &quot;,&quot; ; [.C203]  ;  &quot;,RED),&quot;)" office:value-type="string" office:string-value="604=&gt;new Route(102,203,BLUE),605=&gt;new Route(102,203,YELLOW),606=&gt;new Route(102,203,RED)," calcext:value-type="string">
            <text:p>604=&gt;new Route(102,203,BLUE),605=&gt;new Route(102,203,YELLOW),606=&gt;new Route(102,203,RED),</text:p>
          </table:table-cell>
          <table:table-cell table:number-columns-repeated="1014"/>
        </table:table-row>
        <table:table-row table:style-name="ro1">
          <table:table-cell office:value-type="float" office:value="203" calcext:value-type="float">
            <text:p>203</text:p>
          </table:table-cell>
          <table:table-cell office:value-type="float" office:value="159" calcext:value-type="float">
            <text:p>159</text:p>
          </table:table-cell>
          <table:table-cell office:value-type="float" office:value="216" calcext:value-type="float">
            <text:p>216</text:p>
          </table:table-cell>
          <table:table-cell office:value-type="float" office:value="1328" calcext:value-type="float">
            <text:p>1328</text:p>
          </table:table-cell>
          <table:table-cell office:value-type="float" office:value="264" calcext:value-type="float">
            <text:p>264</text:p>
          </table:table-cell>
          <table:table-cell office:value-type="float" office:value="109" calcext:value-type="float">
            <text:p>109</text:p>
          </table:table-cell>
          <table:table-cell office:value-type="float" office:value="-40" calcext:value-type="float">
            <text:p>-40</text:p>
          </table:table-cell>
          <table:table-cell/>
          <table:table-cell table:formula="of:=CONCATENATE(&quot;new Route(&quot;; ([.A204]-1)*3+1 ; &quot;,&quot; ; [.B204] ; &quot;,&quot; ; [.C204] ; &quot;, [new RouteSpace(&quot;; [.D204] ; &quot;,&quot; ; [.E204] ; &quot;,&quot; ; [.F204] ;  &quot;,&quot; ;[.G204] ;  &quot;)], BLUE),&quot; ; &quot;new Route(&quot;; ([.A204]-1)*3+2 ; &quot;,&quot; ; [.B204] ; &quot;,&quot; ; [.C204] ; &quot;, [new RouteSpace(&quot;; [.D204] ; &quot;,&quot; ; [.E204] ; &quot;,&quot; ; [.F204] ;  &quot;,&quot; ;[.G204] ;  &quot;)], YELLOW),&quot; ; &quot;new Route(&quot;; ([.A204]-1)*3+3 ; &quot;,&quot; ; [.B204] ; &quot;,&quot; ; [.C204] ; &quot;, [new RouteSpace(&quot;; [.D204] ; &quot;,&quot; ; [.E204] ; &quot;,&quot; ; [.F204] ;  &quot;,&quot; ;[.G204] ;  &quot;)], RED),&quot;)" office:value-type="string" office:string-value="new Route(607,159,216, [new RouteSpace(1328,264,109,-40)], BLUE),new Route(608,159,216, [new RouteSpace(1328,264,109,-40)], YELLOW),new Route(609,159,216, [new RouteSpace(1328,264,109,-40)], RED)," calcext:value-type="string">
            <text:p>new Route(607,159,216, [new RouteSpace(1328,264,109,-40)], BLUE),new Route(608,159,216, [new RouteSpace(1328,264,109,-40)], YELLOW),new Route(609,159,216, [new RouteSpace(1328,264,109,-40)], RED),</text:p>
          </table:table-cell>
          <table:table-cell table:formula="of:=CONCATENATE(([.A204]-1)*3+1;&quot;=&gt;new Route(&quot;; [.B204] ; &quot;,&quot; ; [.C204]  ;  &quot;,BLUE),&quot; ;  ([.A204]-1)*3+2;&quot;=&gt;new Route(&quot;; [.B204] ; &quot;,&quot; ; [.C204]  ;  &quot;,YELLOW),&quot; ; ([.A204]-1)*3+3;&quot;=&gt;new Route(&quot;; [.B204] ; &quot;,&quot; ; [.C204]  ;  &quot;,RED),&quot;)" office:value-type="string" office:string-value="607=&gt;new Route(159,216,BLUE),608=&gt;new Route(159,216,YELLOW),609=&gt;new Route(159,216,RED)," calcext:value-type="string">
            <text:p>607=&gt;new Route(159,216,BLUE),608=&gt;new Route(159,216,YELLOW),609=&gt;new Route(159,216,RED),</text:p>
          </table:table-cell>
          <table:table-cell table:number-columns-repeated="1014"/>
        </table:table-row>
        <table:table-row table:style-name="ro1">
          <table:table-cell office:value-type="float" office:value="204" calcext:value-type="float">
            <text:p>204</text:p>
          </table:table-cell>
          <table:table-cell office:value-type="float" office:value="118" calcext:value-type="float">
            <text:p>118</text:p>
          </table:table-cell>
          <table:table-cell office:value-type="float" office:value="184" calcext:value-type="float">
            <text:p>184</text:p>
          </table:table-cell>
          <table:table-cell office:value-type="float" office:value="255" calcext:value-type="float">
            <text:p>255</text:p>
          </table:table-cell>
          <table:table-cell office:value-type="float" office:value="705" calcext:value-type="float">
            <text:p>705</text:p>
          </table:table-cell>
          <table:table-cell office:value-type="float" office:value="104" calcext:value-type="float">
            <text:p>104</text:p>
          </table:table-cell>
          <table:table-cell office:value-type="float" office:value="80" calcext:value-type="float">
            <text:p>80</text:p>
          </table:table-cell>
          <table:table-cell/>
          <table:table-cell table:formula="of:=CONCATENATE(&quot;new Route(&quot;; ([.A205]-1)*3+1 ; &quot;,&quot; ; [.B205] ; &quot;,&quot; ; [.C205] ; &quot;, [new RouteSpace(&quot;; [.D205] ; &quot;,&quot; ; [.E205] ; &quot;,&quot; ; [.F205] ;  &quot;,&quot; ;[.G205] ;  &quot;)], BLUE),&quot; ; &quot;new Route(&quot;; ([.A205]-1)*3+2 ; &quot;,&quot; ; [.B205] ; &quot;,&quot; ; [.C205] ; &quot;, [new RouteSpace(&quot;; [.D205] ; &quot;,&quot; ; [.E205] ; &quot;,&quot; ; [.F205] ;  &quot;,&quot; ;[.G205] ;  &quot;)], YELLOW),&quot; ; &quot;new Route(&quot;; ([.A205]-1)*3+3 ; &quot;,&quot; ; [.B205] ; &quot;,&quot; ; [.C205] ; &quot;, [new RouteSpace(&quot;; [.D205] ; &quot;,&quot; ; [.E205] ; &quot;,&quot; ; [.F205] ;  &quot;,&quot; ;[.G205] ;  &quot;)], RED),&quot;)" office:value-type="string" office:string-value="new Route(610,118,184, [new RouteSpace(255,705,104,80)], BLUE),new Route(611,118,184, [new RouteSpace(255,705,104,80)], YELLOW),new Route(612,118,184, [new RouteSpace(255,705,104,80)], RED)," calcext:value-type="string">
            <text:p>new Route(610,118,184, [new RouteSpace(255,705,104,80)], BLUE),new Route(611,118,184, [new RouteSpace(255,705,104,80)], YELLOW),new Route(612,118,184, [new RouteSpace(255,705,104,80)], RED),</text:p>
          </table:table-cell>
          <table:table-cell table:formula="of:=CONCATENATE(([.A205]-1)*3+1;&quot;=&gt;new Route(&quot;; [.B205] ; &quot;,&quot; ; [.C205]  ;  &quot;,BLUE),&quot; ;  ([.A205]-1)*3+2;&quot;=&gt;new Route(&quot;; [.B205] ; &quot;,&quot; ; [.C205]  ;  &quot;,YELLOW),&quot; ; ([.A205]-1)*3+3;&quot;=&gt;new Route(&quot;; [.B205] ; &quot;,&quot; ; [.C205]  ;  &quot;,RED),&quot;)" office:value-type="string" office:string-value="610=&gt;new Route(118,184,BLUE),611=&gt;new Route(118,184,YELLOW),612=&gt;new Route(118,184,RED)," calcext:value-type="string">
            <text:p>610=&gt;new Route(118,184,BLUE),611=&gt;new Route(118,184,YELLOW),612=&gt;new Route(118,184,RED),</text:p>
          </table:table-cell>
          <table:table-cell table:number-columns-repeated="1014"/>
        </table:table-row>
        <table:table-row table:style-name="ro1">
          <table:table-cell office:value-type="float" office:value="205" calcext:value-type="float">
            <text:p>205</text:p>
          </table:table-cell>
          <table:table-cell office:value-type="float" office:value="103" calcext:value-type="float">
            <text:p>103</text:p>
          </table:table-cell>
          <table:table-cell office:value-type="float" office:value="187" calcext:value-type="float">
            <text:p>187</text:p>
          </table:table-cell>
          <table:table-cell office:value-type="float" office:value="411" calcext:value-type="float">
            <text:p>411</text:p>
          </table:table-cell>
          <table:table-cell office:value-type="float" office:value="170" calcext:value-type="float">
            <text:p>170</text:p>
          </table:table-cell>
          <table:table-cell office:value-type="float" office:value="93" calcext:value-type="float">
            <text:p>93</text:p>
          </table:table-cell>
          <table:table-cell office:value-type="float" office:value="-45" calcext:value-type="float">
            <text:p>-45</text:p>
          </table:table-cell>
          <table:table-cell/>
          <table:table-cell table:formula="of:=CONCATENATE(&quot;new Route(&quot;; ([.A206]-1)*3+1 ; &quot;,&quot; ; [.B206] ; &quot;,&quot; ; [.C206] ; &quot;, [new RouteSpace(&quot;; [.D206] ; &quot;,&quot; ; [.E206] ; &quot;,&quot; ; [.F206] ;  &quot;,&quot; ;[.G206] ;  &quot;)], BLUE),&quot; ; &quot;new Route(&quot;; ([.A206]-1)*3+2 ; &quot;,&quot; ; [.B206] ; &quot;,&quot; ; [.C206] ; &quot;, [new RouteSpace(&quot;; [.D206] ; &quot;,&quot; ; [.E206] ; &quot;,&quot; ; [.F206] ;  &quot;,&quot; ;[.G206] ;  &quot;)], YELLOW),&quot; ; &quot;new Route(&quot;; ([.A206]-1)*3+3 ; &quot;,&quot; ; [.B206] ; &quot;,&quot; ; [.C206] ; &quot;, [new RouteSpace(&quot;; [.D206] ; &quot;,&quot; ; [.E206] ; &quot;,&quot; ; [.F206] ;  &quot;,&quot; ;[.G206] ;  &quot;)], RED),&quot;)" office:value-type="string" office:string-value="new Route(613,103,187, [new RouteSpace(411,170,93,-45)], BLUE),new Route(614,103,187, [new RouteSpace(411,170,93,-45)], YELLOW),new Route(615,103,187, [new RouteSpace(411,170,93,-45)], RED)," calcext:value-type="string">
            <text:p>new Route(613,103,187, [new RouteSpace(411,170,93,-45)], BLUE),new Route(614,103,187, [new RouteSpace(411,170,93,-45)], YELLOW),new Route(615,103,187, [new RouteSpace(411,170,93,-45)], RED),</text:p>
          </table:table-cell>
          <table:table-cell table:formula="of:=CONCATENATE(([.A206]-1)*3+1;&quot;=&gt;new Route(&quot;; [.B206] ; &quot;,&quot; ; [.C206]  ;  &quot;,BLUE),&quot; ;  ([.A206]-1)*3+2;&quot;=&gt;new Route(&quot;; [.B206] ; &quot;,&quot; ; [.C206]  ;  &quot;,YELLOW),&quot; ; ([.A206]-1)*3+3;&quot;=&gt;new Route(&quot;; [.B206] ; &quot;,&quot; ; [.C206]  ;  &quot;,RED),&quot;)" office:value-type="string" office:string-value="613=&gt;new Route(103,187,BLUE),614=&gt;new Route(103,187,YELLOW),615=&gt;new Route(103,187,RED)," calcext:value-type="string">
            <text:p>613=&gt;new Route(103,187,BLUE),614=&gt;new Route(103,187,YELLOW),615=&gt;new Route(103,187,RED),</text:p>
          </table:table-cell>
          <table:table-cell table:number-columns-repeated="1014"/>
        </table:table-row>
      </table:table>
      <table:named-expressions/>
      <table:database-ranges>
        <table:database-range table:name="__Anonymous_Sheet_DB__1" table:target-range-address="routes.A1:routes.J20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27T17:40:28.062205463</dc:date>
    <meta:editing-duration>P8DT18H29M7S</meta:editing-duration>
    <meta:editing-cycles>40</meta:editing-cycles>
    <meta:generator>LibreOffice/7.3.7.2$Linux_X86_64 LibreOffice_project/30$Build-2</meta:generator>
    <meta:document-statistic meta:table-count="2" meta:cell-count="3762" meta:object-count="0"/>
  </office:meta>
</office:document-meta>
</file>